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236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גיליון1">
      <style:table-properties table:display="true" style:writing-mode="lr-tb"/>
    </style:style>
    <style:style style:name="ta2" style:family="table" style:master-page-name="PageStyle_5f_גיליון2">
      <style:table-properties table:display="true" style:writing-mode="rl-tb"/>
    </style:style>
    <style:style style:name="ta3" style:family="table" style:master-page-name="PageStyle_5f_גיליון3">
      <style:table-properties table:display="true" style:writing-mode="rl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גיליון1" table:style-name="ta1">
        <office:forms form:automatic-focus="false" form:apply-design-mode="false"/>
        <table:shapes>
          <draw:frame draw:z-index="0" draw:style-name="gr1" draw:text-style-name="P1" svg:width="9.6795in" svg:height="6.5783in" svg:x="5.0087in" svg:y="0.6031in">
            <draw:object draw:notify-on-update-of-ranges="גיליון1.D2:גיליון1.D1139 גיליון1.E2:גיליון1.E113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me[sec]</text:p>
          </table:table-cell>
          <table:table-cell office:value-type="string" calcext:value-type="string">
            <text:p>velocity[sec]</text:p>
          </table:table-cell>
          <table:table-cell office:value-type="string" calcext:value-type="string">
            <text:p>angle[rad]</text:p>
          </table:table-cell>
          <table:table-cell office:value-type="string" calcext:value-type="string">
            <text:p>x[m]</text:p>
          </table:table-cell>
          <table:table-cell office:value-type="string" calcext:value-type="string">
            <text:p>y[m]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37709" calcext:value-type="float">
            <text:p>0.0377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8334" calcext:value-type="float">
            <text:p>0.08334</text:p>
          </table:table-cell>
          <table:table-cell office:value-type="float" office:value="0.037172" calcext:value-type="float">
            <text:p>0.037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16668" calcext:value-type="float">
            <text:p>0.16668</text:p>
          </table:table-cell>
          <table:table-cell office:value-type="float" office:value="0.036679" calcext:value-type="float">
            <text:p>0.036679</text:p>
          </table:table-cell>
          <table:table-cell office:value-type="float" office:value="0" calcext:value-type="float">
            <text:p>0</text:p>
          </table:table-cell>
          <table:table-cell office:value-type="float" office:value="0.025026" calcext:value-type="float">
            <text:p>0.025026</text:p>
          </table:table-cell>
          <table:table-cell table:number-columns-repeated="1019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25002" calcext:value-type="float">
            <text:p>0.25002</text:p>
          </table:table-cell>
          <table:table-cell office:value-type="float" office:value="0.036226" calcext:value-type="float">
            <text:p>0.036226</text:p>
          </table:table-cell>
          <table:table-cell office:value-type="float" office:value="0" calcext:value-type="float">
            <text:p>0</text:p>
          </table:table-cell>
          <table:table-cell office:value-type="float" office:value="0.050053" calcext:value-type="float">
            <text:p>0.050053</text:p>
          </table:table-cell>
          <table:table-cell table:number-columns-repeated="101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33336" calcext:value-type="float">
            <text:p>0.33336</text:p>
          </table:table-cell>
          <table:table-cell office:value-type="float" office:value="0.035808" calcext:value-type="float">
            <text:p>0.035808</text:p>
          </table:table-cell>
          <table:table-cell office:value-type="float" office:value="0" calcext:value-type="float">
            <text:p>0</text:p>
          </table:table-cell>
          <table:table-cell office:value-type="float" office:value="0.075079" calcext:value-type="float">
            <text:p>0.075079</text:p>
          </table:table-cell>
          <table:table-cell table:number-columns-repeated="1019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035424" calcext:value-type="float">
            <text:p>0.035424</text:p>
          </table:table-cell>
          <table:table-cell office:value-type="float" office:value="0" calcext:value-type="float">
            <text:p>0</text:p>
          </table:table-cell>
          <table:table-cell office:value-type="float" office:value="0.100105" calcext:value-type="float">
            <text:p>0.100105</text:p>
          </table:table-cell>
          <table:table-cell table:number-columns-repeated="101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50004" calcext:value-type="float">
            <text:p>0.50004</text:p>
          </table:table-cell>
          <table:table-cell office:value-type="float" office:value="0.035071" calcext:value-type="float">
            <text:p>0.035071</text:p>
          </table:table-cell>
          <table:table-cell office:value-type="float" office:value="0" calcext:value-type="float">
            <text:p>0</text:p>
          </table:table-cell>
          <table:table-cell office:value-type="float" office:value="0.125132" calcext:value-type="float">
            <text:p>0.125132</text:p>
          </table:table-cell>
          <table:table-cell table:number-columns-repeated="1019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58338" calcext:value-type="float">
            <text:p>0.58338</text:p>
          </table:table-cell>
          <table:table-cell office:value-type="float" office:value="0.034746" calcext:value-type="float">
            <text:p>0.034746</text:p>
          </table:table-cell>
          <table:table-cell office:value-type="float" office:value="0" calcext:value-type="float">
            <text:p>0</text:p>
          </table:table-cell>
          <table:table-cell office:value-type="float" office:value="0.150158" calcext:value-type="float">
            <text:p>0.150158</text:p>
          </table:table-cell>
          <table:table-cell table:number-columns-repeated="101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66672" calcext:value-type="float">
            <text:p>0.66672</text:p>
          </table:table-cell>
          <table:table-cell office:value-type="float" office:value="0.03424" calcext:value-type="float">
            <text:p>0.03424</text:p>
          </table:table-cell>
          <table:table-cell office:value-type="float" office:value="0" calcext:value-type="float">
            <text:p>0</text:p>
          </table:table-cell>
          <table:table-cell office:value-type="float" office:value="0.175184" calcext:value-type="float">
            <text:p>0.175184</text:p>
          </table:table-cell>
          <table:table-cell table:number-columns-repeated="1019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75006" calcext:value-type="float">
            <text:p>0.75006</text:p>
          </table:table-cell>
          <table:table-cell office:value-type="float" office:value="0.033775" calcext:value-type="float">
            <text:p>0.033775</text:p>
          </table:table-cell>
          <table:table-cell office:value-type="float" office:value="0" calcext:value-type="float">
            <text:p>0</text:p>
          </table:table-cell>
          <table:table-cell office:value-type="float" office:value="0.200211" calcext:value-type="float">
            <text:p>0.200211</text:p>
          </table:table-cell>
          <table:table-cell table:number-columns-repeated="101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033346" calcext:value-type="float">
            <text:p>0.033346</text:p>
          </table:table-cell>
          <table:table-cell office:value-type="float" office:value="0" calcext:value-type="float">
            <text:p>0</text:p>
          </table:table-cell>
          <table:table-cell office:value-type="float" office:value="0.225237" calcext:value-type="float">
            <text:p>0.225237</text:p>
          </table:table-cell>
          <table:table-cell table:number-columns-repeated="1019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91674" calcext:value-type="float">
            <text:p>0.91674</text:p>
          </table:table-cell>
          <table:table-cell office:value-type="float" office:value="0.032953" calcext:value-type="float">
            <text:p>0.032953</text:p>
          </table:table-cell>
          <table:table-cell office:value-type="float" office:value="0" calcext:value-type="float">
            <text:p>0</text:p>
          </table:table-cell>
          <table:table-cell office:value-type="float" office:value="0.250263" calcext:value-type="float">
            <text:p>0.250263</text:p>
          </table:table-cell>
          <table:table-cell table:number-columns-repeated="101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.00008" calcext:value-type="float">
            <text:p>1.00008</text:p>
          </table:table-cell>
          <table:table-cell office:value-type="float" office:value="0.032592" calcext:value-type="float">
            <text:p>0.032592</text:p>
          </table:table-cell>
          <table:table-cell office:value-type="float" office:value="0" calcext:value-type="float">
            <text:p>0</text:p>
          </table:table-cell>
          <table:table-cell office:value-type="float" office:value="0.27529" calcext:value-type="float">
            <text:p>0.27529</text:p>
          </table:table-cell>
          <table:table-cell table:number-columns-repeated="1019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.08342" calcext:value-type="float">
            <text:p>1.08342</text:p>
          </table:table-cell>
          <table:table-cell office:value-type="float" office:value="0.032259" calcext:value-type="float">
            <text:p>0.032259</text:p>
          </table:table-cell>
          <table:table-cell office:value-type="float" office:value="0" calcext:value-type="float">
            <text:p>0</text:p>
          </table:table-cell>
          <table:table-cell office:value-type="float" office:value="0.300316" calcext:value-type="float">
            <text:p>0.300316</text:p>
          </table:table-cell>
          <table:table-cell table:number-columns-repeated="1019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.16676" calcext:value-type="float">
            <text:p>1.16676</text:p>
          </table:table-cell>
          <table:table-cell office:value-type="float" office:value="0.031786" calcext:value-type="float">
            <text:p>0.031786</text:p>
          </table:table-cell>
          <table:table-cell office:value-type="float" office:value="0" calcext:value-type="float">
            <text:p>0</text:p>
          </table:table-cell>
          <table:table-cell office:value-type="float" office:value="0.325342" calcext:value-type="float">
            <text:p>0.325342</text:p>
          </table:table-cell>
          <table:table-cell table:number-columns-repeated="1019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2501" calcext:value-type="float">
            <text:p>1.2501</text:p>
          </table:table-cell>
          <table:table-cell office:value-type="float" office:value="0.031351" calcext:value-type="float">
            <text:p>0.031351</text:p>
          </table:table-cell>
          <table:table-cell office:value-type="float" office:value="0" calcext:value-type="float">
            <text:p>0</text:p>
          </table:table-cell>
          <table:table-cell office:value-type="float" office:value="0.350367" calcext:value-type="float">
            <text:p>0.350367</text:p>
          </table:table-cell>
          <table:table-cell table:number-columns-repeated="1019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.33344" calcext:value-type="float">
            <text:p>1.33344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" calcext:value-type="float">
            <text:p>0</text:p>
          </table:table-cell>
          <table:table-cell office:value-type="float" office:value="0.375393" calcext:value-type="float">
            <text:p>0.375393</text:p>
          </table:table-cell>
          <table:table-cell table:number-columns-repeated="1019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.41678" calcext:value-type="float">
            <text:p>1.41678</text:p>
          </table:table-cell>
          <table:table-cell office:value-type="float" office:value="0.030582" calcext:value-type="float">
            <text:p>0.030582</text:p>
          </table:table-cell>
          <table:table-cell office:value-type="float" office:value="0" calcext:value-type="float">
            <text:p>0</text:p>
          </table:table-cell>
          <table:table-cell office:value-type="float" office:value="0.400417" calcext:value-type="float">
            <text:p>0.400417</text:p>
          </table:table-cell>
          <table:table-cell table:number-columns-repeated="1019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.50012" calcext:value-type="float">
            <text:p>1.50012</text:p>
          </table:table-cell>
          <table:table-cell office:value-type="float" office:value="0.030243" calcext:value-type="float">
            <text:p>0.030243</text:p>
          </table:table-cell>
          <table:table-cell office:value-type="float" office:value="0" calcext:value-type="float">
            <text:p>0</text:p>
          </table:table-cell>
          <table:table-cell office:value-type="float" office:value="0.425444" calcext:value-type="float">
            <text:p>0.425444</text:p>
          </table:table-cell>
          <table:table-cell table:number-columns-repeated="1019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.58346" calcext:value-type="float">
            <text:p>1.58346</text:p>
          </table:table-cell>
          <table:table-cell office:value-type="float" office:value="0.029931" calcext:value-type="float">
            <text:p>0.029931</text:p>
          </table:table-cell>
          <table:table-cell office:value-type="float" office:value="0" calcext:value-type="float">
            <text:p>0</text:p>
          </table:table-cell>
          <table:table-cell office:value-type="float" office:value="0.450468" calcext:value-type="float">
            <text:p>0.450468</text:p>
          </table:table-cell>
          <table:table-cell table:number-columns-repeated="1019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6668" calcext:value-type="float">
            <text:p>1.6668</text:p>
          </table:table-cell>
          <table:table-cell office:value-type="float" office:value="0.029483" calcext:value-type="float">
            <text:p>0.029483</text:p>
          </table:table-cell>
          <table:table-cell office:value-type="float" office:value="0" calcext:value-type="float">
            <text:p>0</text:p>
          </table:table-cell>
          <table:table-cell office:value-type="float" office:value="0.475494" calcext:value-type="float">
            <text:p>0.475494</text:p>
          </table:table-cell>
          <table:table-cell table:number-columns-repeated="1019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.75014" calcext:value-type="float">
            <text:p>1.75014</text:p>
          </table:table-cell>
          <table:table-cell office:value-type="float" office:value="0.029072" calcext:value-type="float">
            <text:p>0.029072</text:p>
          </table:table-cell>
          <table:table-cell office:value-type="float" office:value="0" calcext:value-type="float">
            <text:p>0</text:p>
          </table:table-cell>
          <table:table-cell office:value-type="float" office:value="0.535831" calcext:value-type="float">
            <text:p>0.535831</text:p>
          </table:table-cell>
          <table:table-cell table:number-columns-repeated="1019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.83348" calcext:value-type="float">
            <text:p>1.83348</text:p>
          </table:table-cell>
          <table:table-cell office:value-type="float" office:value="0.028693" calcext:value-type="float">
            <text:p>0.028693</text:p>
          </table:table-cell>
          <table:table-cell office:value-type="float" office:value="0" calcext:value-type="float">
            <text:p>0</text:p>
          </table:table-cell>
          <table:table-cell office:value-type="float" office:value="0.596169" calcext:value-type="float">
            <text:p>0.596169</text:p>
          </table:table-cell>
          <table:table-cell table:number-columns-repeated="1019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.91682" calcext:value-type="float">
            <text:p>1.91682</text:p>
          </table:table-cell>
          <table:table-cell office:value-type="float" office:value="0.028345" calcext:value-type="float">
            <text:p>0.028345</text:p>
          </table:table-cell>
          <table:table-cell office:value-type="float" office:value="0" calcext:value-type="float">
            <text:p>0</text:p>
          </table:table-cell>
          <table:table-cell office:value-type="float" office:value="0.656504" calcext:value-type="float">
            <text:p>0.656504</text:p>
          </table:table-cell>
          <table:table-cell table:number-columns-repeated="1019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.00016" calcext:value-type="float">
            <text:p>2.00016</text:p>
          </table:table-cell>
          <table:table-cell office:value-type="float" office:value="0.028025" calcext:value-type="float">
            <text:p>0.028025</text:p>
          </table:table-cell>
          <table:table-cell office:value-type="float" office:value="0" calcext:value-type="float">
            <text:p>0</text:p>
          </table:table-cell>
          <table:table-cell office:value-type="float" office:value="0.716841" calcext:value-type="float">
            <text:p>0.716841</text:p>
          </table:table-cell>
          <table:table-cell table:number-columns-repeated="101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.083499" calcext:value-type="float">
            <text:p>2.083499</text:p>
          </table:table-cell>
          <table:table-cell office:value-type="float" office:value="0.027729" calcext:value-type="float">
            <text:p>0.027729</text:p>
          </table:table-cell>
          <table:table-cell office:value-type="float" office:value="0" calcext:value-type="float">
            <text:p>0</text:p>
          </table:table-cell>
          <table:table-cell office:value-type="float" office:value="0.777176" calcext:value-type="float">
            <text:p>0.777176</text:p>
          </table:table-cell>
          <table:table-cell table:number-columns-repeated="1019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.166839" calcext:value-type="float">
            <text:p>2.166839</text:p>
          </table:table-cell>
          <table:table-cell office:value-type="float" office:value="0.027458" calcext:value-type="float">
            <text:p>0.027458</text:p>
          </table:table-cell>
          <table:table-cell office:value-type="float" office:value="0" calcext:value-type="float">
            <text:p>0</text:p>
          </table:table-cell>
          <table:table-cell office:value-type="float" office:value="0.837513" calcext:value-type="float">
            <text:p>0.837513</text:p>
          </table:table-cell>
          <table:table-cell table:number-columns-repeated="1019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.250179" calcext:value-type="float">
            <text:p>2.250179</text:p>
          </table:table-cell>
          <table:table-cell office:value-type="float" office:value="0.027033" calcext:value-type="float">
            <text:p>0.027033</text:p>
          </table:table-cell>
          <table:table-cell office:value-type="float" office:value="0" calcext:value-type="float">
            <text:p>0</text:p>
          </table:table-cell>
          <table:table-cell office:value-type="float" office:value="0.897848" calcext:value-type="float">
            <text:p>0.897848</text:p>
          </table:table-cell>
          <table:table-cell table:number-columns-repeated="1019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.333519" calcext:value-type="float">
            <text:p>2.333519</text:p>
          </table:table-cell>
          <table:table-cell office:value-type="float" office:value="0.026642" calcext:value-type="float">
            <text:p>0.026642</text:p>
          </table:table-cell>
          <table:table-cell office:value-type="float" office:value="0" calcext:value-type="float">
            <text:p>0</text:p>
          </table:table-cell>
          <table:table-cell office:value-type="float" office:value="0.958185" calcext:value-type="float">
            <text:p>0.958185</text:p>
          </table:table-cell>
          <table:table-cell table:number-columns-repeated="1019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.416859" calcext:value-type="float">
            <text:p>2.416859</text:p>
          </table:table-cell>
          <table:table-cell office:value-type="float" office:value="0.026281" calcext:value-type="float">
            <text:p>0.026281</text:p>
          </table:table-cell>
          <table:table-cell office:value-type="float" office:value="0" calcext:value-type="float">
            <text:p>0</text:p>
          </table:table-cell>
          <table:table-cell office:value-type="float" office:value="1.036064" calcext:value-type="float">
            <text:p>1.036064</text:p>
          </table:table-cell>
          <table:table-cell table:number-columns-repeated="1019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500199" calcext:value-type="float">
            <text:p>2.500199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" calcext:value-type="float">
            <text:p>0</text:p>
          </table:table-cell>
          <table:table-cell office:value-type="float" office:value="1.113943" calcext:value-type="float">
            <text:p>1.113943</text:p>
          </table:table-cell>
          <table:table-cell table:number-columns-repeated="1019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.583539" calcext:value-type="float">
            <text:p>2.583539</text:p>
          </table:table-cell>
          <table:table-cell office:value-type="float" office:value="0.025646" calcext:value-type="float">
            <text:p>0.025646</text:p>
          </table:table-cell>
          <table:table-cell office:value-type="float" office:value="0" calcext:value-type="float">
            <text:p>0</text:p>
          </table:table-cell>
          <table:table-cell office:value-type="float" office:value="1.191822" calcext:value-type="float">
            <text:p>1.191822</text:p>
          </table:table-cell>
          <table:table-cell table:number-columns-repeated="1019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.666879" calcext:value-type="float">
            <text:p>2.666879</text:p>
          </table:table-cell>
          <table:table-cell office:value-type="float" office:value="0.025366" calcext:value-type="float">
            <text:p>0.025366</text:p>
          </table:table-cell>
          <table:table-cell office:value-type="float" office:value="0" calcext:value-type="float">
            <text:p>0</text:p>
          </table:table-cell>
          <table:table-cell office:value-type="float" office:value="1.269703" calcext:value-type="float">
            <text:p>1.269703</text:p>
          </table:table-cell>
          <table:table-cell table:number-columns-repeated="1019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.750219" calcext:value-type="float">
            <text:p>2.750219</text:p>
          </table:table-cell>
          <table:table-cell office:value-type="float" office:value="0.024967" calcext:value-type="float">
            <text:p>0.024967</text:p>
          </table:table-cell>
          <table:table-cell office:value-type="float" office:value="0" calcext:value-type="float">
            <text:p>0</text:p>
          </table:table-cell>
          <table:table-cell office:value-type="float" office:value="1.347582" calcext:value-type="float">
            <text:p>1.347582</text:p>
          </table:table-cell>
          <table:table-cell table:number-columns-repeated="1019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2.833559" calcext:value-type="float">
            <text:p>2.833559</text:p>
          </table:table-cell>
          <table:table-cell office:value-type="float" office:value="0.024601" calcext:value-type="float">
            <text:p>0.024601</text:p>
          </table:table-cell>
          <table:table-cell office:value-type="float" office:value="0" calcext:value-type="float">
            <text:p>0</text:p>
          </table:table-cell>
          <table:table-cell office:value-type="float" office:value="1.425463" calcext:value-type="float">
            <text:p>1.425463</text:p>
          </table:table-cell>
          <table:table-cell table:number-columns-repeated="1019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.916898" calcext:value-type="float">
            <text:p>2.916898</text:p>
          </table:table-cell>
          <table:table-cell office:value-type="float" office:value="0.024264" calcext:value-type="float">
            <text:p>0.024264</text:p>
          </table:table-cell>
          <table:table-cell office:value-type="float" office:value="0" calcext:value-type="float">
            <text:p>0</text:p>
          </table:table-cell>
          <table:table-cell office:value-type="float" office:value="1.517128" calcext:value-type="float">
            <text:p>1.517128</text:p>
          </table:table-cell>
          <table:table-cell table:number-columns-repeated="1019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3.000238" calcext:value-type="float">
            <text:p>3.000238</text:p>
          </table:table-cell>
          <table:table-cell office:value-type="float" office:value="0.023954" calcext:value-type="float">
            <text:p>0.023954</text:p>
          </table:table-cell>
          <table:table-cell office:value-type="float" office:value="0" calcext:value-type="float">
            <text:p>0</text:p>
          </table:table-cell>
          <table:table-cell office:value-type="float" office:value="1.608793" calcext:value-type="float">
            <text:p>1.608793</text:p>
          </table:table-cell>
          <table:table-cell table:number-columns-repeated="1019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3.083578" calcext:value-type="float">
            <text:p>3.083578</text:p>
          </table:table-cell>
          <table:table-cell office:value-type="float" office:value="0.02367" calcext:value-type="float">
            <text:p>0.02367</text:p>
          </table:table-cell>
          <table:table-cell office:value-type="float" office:value="0" calcext:value-type="float">
            <text:p>0</text:p>
          </table:table-cell>
          <table:table-cell office:value-type="float" office:value="1.700459" calcext:value-type="float">
            <text:p>1.700459</text:p>
          </table:table-cell>
          <table:table-cell table:number-columns-repeated="1019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3.166918" calcext:value-type="float">
            <text:p>3.166918</text:p>
          </table:table-cell>
          <table:table-cell office:value-type="float" office:value="0.023408" calcext:value-type="float">
            <text:p>0.023408</text:p>
          </table:table-cell>
          <table:table-cell office:value-type="float" office:value="0" calcext:value-type="float">
            <text:p>0</text:p>
          </table:table-cell>
          <table:table-cell office:value-type="float" office:value="1.792124" calcext:value-type="float">
            <text:p>1.792124</text:p>
          </table:table-cell>
          <table:table-cell table:number-columns-repeated="1019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3.250258" calcext:value-type="float">
            <text:p>3.250258</text:p>
          </table:table-cell>
          <table:table-cell office:value-type="float" office:value="0.023026" calcext:value-type="float">
            <text:p>0.023026</text:p>
          </table:table-cell>
          <table:table-cell office:value-type="float" office:value="0" calcext:value-type="float">
            <text:p>0</text:p>
          </table:table-cell>
          <table:table-cell office:value-type="float" office:value="1.883789" calcext:value-type="float">
            <text:p>1.883789</text:p>
          </table:table-cell>
          <table:table-cell table:number-columns-repeated="1019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.333598" calcext:value-type="float">
            <text:p>3.333598</text:p>
          </table:table-cell>
          <table:table-cell office:value-type="float" office:value="0.022675" calcext:value-type="float">
            <text:p>0.022675</text:p>
          </table:table-cell>
          <table:table-cell office:value-type="float" office:value="0" calcext:value-type="float">
            <text:p>0</text:p>
          </table:table-cell>
          <table:table-cell office:value-type="float" office:value="1.975454" calcext:value-type="float">
            <text:p>1.975454</text:p>
          </table:table-cell>
          <table:table-cell table:number-columns-repeated="1019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3.416938" calcext:value-type="float">
            <text:p>3.416938</text:p>
          </table:table-cell>
          <table:table-cell office:value-type="float" office:value="0.022352" calcext:value-type="float">
            <text:p>0.022352</text:p>
          </table:table-cell>
          <table:table-cell office:value-type="float" office:value="0" calcext:value-type="float">
            <text:p>0</text:p>
          </table:table-cell>
          <table:table-cell office:value-type="float" office:value="2.08135" calcext:value-type="float">
            <text:p>2.08135</text:p>
          </table:table-cell>
          <table:table-cell table:number-columns-repeated="1019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3.500278" calcext:value-type="float">
            <text:p>3.500278</text:p>
          </table:table-cell>
          <table:table-cell office:value-type="float" office:value="0.022054" calcext:value-type="float">
            <text:p>0.022054</text:p>
          </table:table-cell>
          <table:table-cell office:value-type="float" office:value="0" calcext:value-type="float">
            <text:p>0</text:p>
          </table:table-cell>
          <table:table-cell office:value-type="float" office:value="2.187246" calcext:value-type="float">
            <text:p>2.187246</text:p>
          </table:table-cell>
          <table:table-cell table:number-columns-repeated="1019"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3.583618" calcext:value-type="float">
            <text:p>3.583618</text:p>
          </table:table-cell>
          <table:table-cell office:value-type="float" office:value="0.021781" calcext:value-type="float">
            <text:p>0.021781</text:p>
          </table:table-cell>
          <table:table-cell office:value-type="float" office:value="0" calcext:value-type="float">
            <text:p>0</text:p>
          </table:table-cell>
          <table:table-cell office:value-type="float" office:value="2.293142" calcext:value-type="float">
            <text:p>2.293142</text:p>
          </table:table-cell>
          <table:table-cell table:number-columns-repeated="1019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3.666958" calcext:value-type="float">
            <text:p>3.666958</text:p>
          </table:table-cell>
          <table:table-cell office:value-type="float" office:value="0.02153" calcext:value-type="float">
            <text:p>0.02153</text:p>
          </table:table-cell>
          <table:table-cell office:value-type="float" office:value="0" calcext:value-type="float">
            <text:p>0</text:p>
          </table:table-cell>
          <table:table-cell office:value-type="float" office:value="2.399038" calcext:value-type="float">
            <text:p>2.399038</text:p>
          </table:table-cell>
          <table:table-cell table:number-columns-repeated="1019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3.750298" calcext:value-type="float">
            <text:p>3.750298</text:p>
          </table:table-cell>
          <table:table-cell office:value-type="float" office:value="0.021299" calcext:value-type="float">
            <text:p>0.021299</text:p>
          </table:table-cell>
          <table:table-cell office:value-type="float" office:value="0" calcext:value-type="float">
            <text:p>0</text:p>
          </table:table-cell>
          <table:table-cell office:value-type="float" office:value="2.514574" calcext:value-type="float">
            <text:p>2.514574</text:p>
          </table:table-cell>
          <table:table-cell table:number-columns-repeated="1019"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3.833638" calcext:value-type="float">
            <text:p>3.833638</text:p>
          </table:table-cell>
          <table:table-cell office:value-type="float" office:value="0.020938" calcext:value-type="float">
            <text:p>0.020938</text:p>
          </table:table-cell>
          <table:table-cell office:value-type="float" office:value="0" calcext:value-type="float">
            <text:p>0</text:p>
          </table:table-cell>
          <table:table-cell office:value-type="float" office:value="2.63011" calcext:value-type="float">
            <text:p>2.63011</text:p>
          </table:table-cell>
          <table:table-cell table:number-columns-repeated="1019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3.916978" calcext:value-type="float">
            <text:p>3.916978</text:p>
          </table:table-cell>
          <table:table-cell office:value-type="float" office:value="0.020605" calcext:value-type="float">
            <text:p>0.020605</text:p>
          </table:table-cell>
          <table:table-cell office:value-type="float" office:value="0" calcext:value-type="float">
            <text:p>0</text:p>
          </table:table-cell>
          <table:table-cell office:value-type="float" office:value="2.745646" calcext:value-type="float">
            <text:p>2.745646</text:p>
          </table:table-cell>
          <table:table-cell table:number-columns-repeated="1019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4.000318" calcext:value-type="float">
            <text:p>4.000318</text:p>
          </table:table-cell>
          <table:table-cell office:value-type="float" office:value="0.020299" calcext:value-type="float">
            <text:p>0.020299</text:p>
          </table:table-cell>
          <table:table-cell office:value-type="float" office:value="0" calcext:value-type="float">
            <text:p>0</text:p>
          </table:table-cell>
          <table:table-cell office:value-type="float" office:value="2.861183" calcext:value-type="float">
            <text:p>2.861183</text:p>
          </table:table-cell>
          <table:table-cell table:number-columns-repeated="1019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4.083658" calcext:value-type="float">
            <text:p>4.083658</text:p>
          </table:table-cell>
          <table:table-cell office:value-type="float" office:value="0.020019" calcext:value-type="float">
            <text:p>0.020019</text:p>
          </table:table-cell>
          <table:table-cell office:value-type="float" office:value="0" calcext:value-type="float">
            <text:p>0</text:p>
          </table:table-cell>
          <table:table-cell office:value-type="float" office:value="2.976719" calcext:value-type="float">
            <text:p>2.976719</text:p>
          </table:table-cell>
          <table:table-cell table:number-columns-repeated="1019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.166998" calcext:value-type="float">
            <text:p>4.166998</text:p>
          </table:table-cell>
          <table:table-cell office:value-type="float" office:value="0.019761" calcext:value-type="float">
            <text:p>0.019761</text:p>
          </table:table-cell>
          <table:table-cell office:value-type="float" office:value="0" calcext:value-type="float">
            <text:p>0</text:p>
          </table:table-cell>
          <table:table-cell office:value-type="float" office:value="3.10412" calcext:value-type="float">
            <text:p>3.10412</text:p>
          </table:table-cell>
          <table:table-cell table:number-columns-repeated="1019"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4.250338" calcext:value-type="float">
            <text:p>4.250338</text:p>
          </table:table-cell>
          <table:table-cell office:value-type="float" office:value="0.019524" calcext:value-type="float">
            <text:p>0.019524</text:p>
          </table:table-cell>
          <table:table-cell office:value-type="float" office:value="0" calcext:value-type="float">
            <text:p>0</text:p>
          </table:table-cell>
          <table:table-cell office:value-type="float" office:value="3.231524" calcext:value-type="float">
            <text:p>3.231524</text:p>
          </table:table-cell>
          <table:table-cell table:number-columns-repeated="1019"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4.333678" calcext:value-type="float">
            <text:p>4.333678</text:p>
          </table:table-cell>
          <table:table-cell office:value-type="float" office:value="0.019179" calcext:value-type="float">
            <text:p>0.019179</text:p>
          </table:table-cell>
          <table:table-cell office:value-type="float" office:value="0" calcext:value-type="float">
            <text:p>0</text:p>
          </table:table-cell>
          <table:table-cell office:value-type="float" office:value="3.358925" calcext:value-type="float">
            <text:p>3.358925</text:p>
          </table:table-cell>
          <table:table-cell table:number-columns-repeated="1019"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4.417017" calcext:value-type="float">
            <text:p>4.417017</text:p>
          </table:table-cell>
          <table:table-cell office:value-type="float" office:value="0.018862" calcext:value-type="float">
            <text:p>0.018862</text:p>
          </table:table-cell>
          <table:table-cell office:value-type="float" office:value="0" calcext:value-type="float">
            <text:p>0</text:p>
          </table:table-cell>
          <table:table-cell office:value-type="float" office:value="3.493917" calcext:value-type="float">
            <text:p>3.493917</text:p>
          </table:table-cell>
          <table:table-cell table:number-columns-repeated="1019"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4.500358" calcext:value-type="float">
            <text:p>4.500358</text:p>
          </table:table-cell>
          <table:table-cell office:value-type="float" office:value="0.01857" calcext:value-type="float">
            <text:p>0.01857</text:p>
          </table:table-cell>
          <table:table-cell office:value-type="float" office:value="0" calcext:value-type="float">
            <text:p>0</text:p>
          </table:table-cell>
          <table:table-cell office:value-type="float" office:value="3.62891" calcext:value-type="float">
            <text:p>3.62891</text:p>
          </table:table-cell>
          <table:table-cell table:number-columns-repeated="1019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4.583697" calcext:value-type="float">
            <text:p>4.583697</text:p>
          </table:table-cell>
          <table:table-cell office:value-type="float" office:value="0.018301" calcext:value-type="float">
            <text:p>0.018301</text:p>
          </table:table-cell>
          <table:table-cell office:value-type="float" office:value="0" calcext:value-type="float">
            <text:p>0</text:p>
          </table:table-cell>
          <table:table-cell office:value-type="float" office:value="3.763903" calcext:value-type="float">
            <text:p>3.763903</text:p>
          </table:table-cell>
          <table:table-cell table:number-columns-repeated="1019"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4.667037" calcext:value-type="float">
            <text:p>4.667037</text:p>
          </table:table-cell>
          <table:table-cell office:value-type="float" office:value="0.018054" calcext:value-type="float">
            <text:p>0.018054</text:p>
          </table:table-cell>
          <table:table-cell office:value-type="float" office:value="0" calcext:value-type="float">
            <text:p>0</text:p>
          </table:table-cell>
          <table:table-cell office:value-type="float" office:value="3.898895" calcext:value-type="float">
            <text:p>3.898895</text:p>
          </table:table-cell>
          <table:table-cell table:number-columns-repeated="1019"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4.749056" calcext:value-type="float">
            <text:p>4.749056</text:p>
          </table:table-cell>
          <table:table-cell office:value-type="float" office:value="0.017826" calcext:value-type="float">
            <text:p>0.017826</text:p>
          </table:table-cell>
          <table:table-cell office:value-type="float" office:value="0" calcext:value-type="float">
            <text:p>0</text:p>
          </table:table-cell>
          <table:table-cell office:value-type="float" office:value="4.043024" calcext:value-type="float">
            <text:p>4.043024</text:p>
          </table:table-cell>
          <table:table-cell table:number-columns-repeated="1019"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4.831075" calcext:value-type="float">
            <text:p>4.831075</text:p>
          </table:table-cell>
          <table:table-cell office:value-type="float" office:value="0.017618" calcext:value-type="float">
            <text:p>0.017618</text:p>
          </table:table-cell>
          <table:table-cell office:value-type="float" office:value="0" calcext:value-type="float">
            <text:p>0</text:p>
          </table:table-cell>
          <table:table-cell office:value-type="float" office:value="4.187151" calcext:value-type="float">
            <text:p>4.187151</text:p>
          </table:table-cell>
          <table:table-cell table:number-columns-repeated="1019"/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4.913095" calcext:value-type="float">
            <text:p>4.913095</text:p>
          </table:table-cell>
          <table:table-cell office:value-type="float" office:value="0.017286" calcext:value-type="float">
            <text:p>0.017286</text:p>
          </table:table-cell>
          <table:table-cell office:value-type="float" office:value="0" calcext:value-type="float">
            <text:p>0</text:p>
          </table:table-cell>
          <table:table-cell office:value-type="float" office:value="4.331278" calcext:value-type="float">
            <text:p>4.331278</text:p>
          </table:table-cell>
          <table:table-cell table:number-columns-repeated="1019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.995113" calcext:value-type="float">
            <text:p>4.995113</text:p>
          </table:table-cell>
          <table:table-cell office:value-type="float" office:value="0.016981" calcext:value-type="float">
            <text:p>0.016981</text:p>
          </table:table-cell>
          <table:table-cell office:value-type="float" office:value="0" calcext:value-type="float">
            <text:p>0</text:p>
          </table:table-cell>
          <table:table-cell office:value-type="float" office:value="4.475407" calcext:value-type="float">
            <text:p>4.475407</text:p>
          </table:table-cell>
          <table:table-cell table:number-columns-repeated="1019"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4.996551" calcext:value-type="float">
            <text:p>4.996551</text:p>
          </table:table-cell>
          <table:table-cell office:value-type="float" office:value="0.016701" calcext:value-type="float">
            <text:p>0.016701</text:p>
          </table:table-cell>
          <table:table-cell office:value-type="float" office:value="0" calcext:value-type="float">
            <text:p>0</text:p>
          </table:table-cell>
          <table:table-cell office:value-type="float" office:value="4.625303" calcext:value-type="float">
            <text:p>4.625303</text:p>
          </table:table-cell>
          <table:table-cell table:number-columns-repeated="1019"/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4.997988" calcext:value-type="float">
            <text:p>4.997988</text:p>
          </table:table-cell>
          <table:table-cell office:value-type="float" office:value="0.016443" calcext:value-type="float">
            <text:p>0.016443</text:p>
          </table:table-cell>
          <table:table-cell office:value-type="float" office:value="0" calcext:value-type="float">
            <text:p>0</text:p>
          </table:table-cell>
          <table:table-cell office:value-type="float" office:value="4.7752" calcext:value-type="float">
            <text:p>4.7752</text:p>
          </table:table-cell>
          <table:table-cell table:number-columns-repeated="1019"/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4.999425" calcext:value-type="float">
            <text:p>4.999425</text:p>
          </table:table-cell>
          <table:table-cell office:value-type="float" office:value="0.016206" calcext:value-type="float">
            <text:p>0.016206</text:p>
          </table:table-cell>
          <table:table-cell office:value-type="float" office:value="0" calcext:value-type="float">
            <text:p>0</text:p>
          </table:table-cell>
          <table:table-cell office:value-type="float" office:value="4.925097" calcext:value-type="float">
            <text:p>4.925097</text:p>
          </table:table-cell>
          <table:table-cell table:number-columns-repeated="1019"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4.999579" calcext:value-type="float">
            <text:p>4.999579</text:p>
          </table:table-cell>
          <table:table-cell office:value-type="float" office:value="0.015987" calcext:value-type="float">
            <text:p>0.015987</text:p>
          </table:table-cell>
          <table:table-cell office:value-type="float" office:value="0" calcext:value-type="float">
            <text:p>0</text:p>
          </table:table-cell>
          <table:table-cell office:value-type="float" office:value="5.075085" calcext:value-type="float">
            <text:p>5.075085</text:p>
          </table:table-cell>
          <table:table-cell table:number-columns-repeated="1019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4.999732" calcext:value-type="float">
            <text:p>4.999732</text:p>
          </table:table-cell>
          <table:table-cell office:value-type="float" office:value="0.015668" calcext:value-type="float">
            <text:p>0.015668</text:p>
          </table:table-cell>
          <table:table-cell office:value-type="float" office:value="0" calcext:value-type="float">
            <text:p>0</text:p>
          </table:table-cell>
          <table:table-cell office:value-type="float" office:value="5.225075" calcext:value-type="float">
            <text:p>5.225075</text:p>
          </table:table-cell>
          <table:table-cell table:number-columns-repeated="1019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4.999886" calcext:value-type="float">
            <text:p>4.999886</text:p>
          </table:table-cell>
          <table:table-cell office:value-type="float" office:value="0.015375" calcext:value-type="float">
            <text:p>0.015375</text:p>
          </table:table-cell>
          <table:table-cell office:value-type="float" office:value="0" calcext:value-type="float">
            <text:p>0</text:p>
          </table:table-cell>
          <table:table-cell office:value-type="float" office:value="5.375063" calcext:value-type="float">
            <text:p>5.375063</text:p>
          </table:table-cell>
          <table:table-cell table:number-columns-repeated="1019"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4.999914" calcext:value-type="float">
            <text:p>4.999914</text:p>
          </table:table-cell>
          <table:table-cell office:value-type="float" office:value="0.015105" calcext:value-type="float">
            <text:p>0.015105</text:p>
          </table:table-cell>
          <table:table-cell office:value-type="float" office:value="0" calcext:value-type="float">
            <text:p>0</text:p>
          </table:table-cell>
          <table:table-cell office:value-type="float" office:value="5.525061" calcext:value-type="float">
            <text:p>5.525061</text:p>
          </table:table-cell>
          <table:table-cell table:number-columns-repeated="1019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999942" calcext:value-type="float">
            <text:p>4.999942</text:p>
          </table:table-cell>
          <table:table-cell office:value-type="float" office:value="0.014857" calcext:value-type="float">
            <text:p>0.014857</text:p>
          </table:table-cell>
          <table:table-cell office:value-type="float" office:value="0" calcext:value-type="float">
            <text:p>0</text:p>
          </table:table-cell>
          <table:table-cell office:value-type="float" office:value="5.675058" calcext:value-type="float">
            <text:p>5.675058</text:p>
          </table:table-cell>
          <table:table-cell table:number-columns-repeated="1019"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99997" calcext:value-type="float">
            <text:p>4.99997</text:p>
          </table:table-cell>
          <table:table-cell office:value-type="float" office:value="0.014629" calcext:value-type="float">
            <text:p>0.014629</text:p>
          </table:table-cell>
          <table:table-cell office:value-type="float" office:value="0" calcext:value-type="float">
            <text:p>0</text:p>
          </table:table-cell>
          <table:table-cell office:value-type="float" office:value="5.825056" calcext:value-type="float">
            <text:p>5.825056</text:p>
          </table:table-cell>
          <table:table-cell table:number-columns-repeated="1019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" calcext:value-type="float">
            <text:p>0</text:p>
          </table:table-cell>
          <table:table-cell office:value-type="float" office:value="5.975056" calcext:value-type="float">
            <text:p>5.975056</text:p>
          </table:table-cell>
          <table:table-cell table:number-columns-repeated="1019"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014228" calcext:value-type="float">
            <text:p>0.014228</text:p>
          </table:table-cell>
          <table:table-cell office:value-type="float" office:value="0" calcext:value-type="float">
            <text:p>0</text:p>
          </table:table-cell>
          <table:table-cell office:value-type="float" office:value="6.125055" calcext:value-type="float">
            <text:p>6.125055</text:p>
          </table:table-cell>
          <table:table-cell table:number-columns-repeated="1019"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4.999999" calcext:value-type="float">
            <text:p>4.999999</text:p>
          </table:table-cell>
          <table:table-cell office:value-type="float" office:value="0.013921" calcext:value-type="float">
            <text:p>0.013921</text:p>
          </table:table-cell>
          <table:table-cell office:value-type="float" office:value="0" calcext:value-type="float">
            <text:p>0</text:p>
          </table:table-cell>
          <table:table-cell office:value-type="float" office:value="6.275055" calcext:value-type="float">
            <text:p>6.275055</text:p>
          </table:table-cell>
          <table:table-cell table:number-columns-repeated="101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5" calcext:value-type="float">
            <text:p>5</text:p>
          </table:table-cell>
          <table:table-cell office:value-type="float" office:value="0.013638" calcext:value-type="float">
            <text:p>0.013638</text:p>
          </table:table-cell>
          <table:table-cell office:value-type="float" office:value="0" calcext:value-type="float">
            <text:p>0</text:p>
          </table:table-cell>
          <table:table-cell office:value-type="float" office:value="6.425055" calcext:value-type="float">
            <text:p>6.425055</text:p>
          </table:table-cell>
          <table:table-cell table:number-columns-repeated="1019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0.013379" calcext:value-type="float">
            <text:p>0.013379</text:p>
          </table:table-cell>
          <table:table-cell office:value-type="float" office:value="0" calcext:value-type="float">
            <text:p>0</text:p>
          </table:table-cell>
          <table:table-cell office:value-type="float" office:value="6.575054" calcext:value-type="float">
            <text:p>6.575054</text:p>
          </table:table-cell>
          <table:table-cell table:number-columns-repeated="1019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5" calcext:value-type="float">
            <text:p>5</text:p>
          </table:table-cell>
          <table:table-cell office:value-type="float" office:value="0.013139" calcext:value-type="float">
            <text:p>0.013139</text:p>
          </table:table-cell>
          <table:table-cell office:value-type="float" office:value="0" calcext:value-type="float">
            <text:p>0</text:p>
          </table:table-cell>
          <table:table-cell office:value-type="float" office:value="6.725054" calcext:value-type="float">
            <text:p>6.725054</text:p>
          </table:table-cell>
          <table:table-cell table:number-columns-repeated="1019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5" calcext:value-type="float">
            <text:p>5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" calcext:value-type="float">
            <text:p>0</text:p>
          </table:table-cell>
          <table:table-cell office:value-type="float" office:value="6.875053" calcext:value-type="float">
            <text:p>6.875053</text:p>
          </table:table-cell>
          <table:table-cell table:number-columns-repeated="1019"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5" calcext:value-type="float">
            <text:p>5</text:p>
          </table:table-cell>
          <table:table-cell office:value-type="float" office:value="0.012718" calcext:value-type="float">
            <text:p>0.012718</text:p>
          </table:table-cell>
          <table:table-cell office:value-type="float" office:value="0" calcext:value-type="float">
            <text:p>0</text:p>
          </table:table-cell>
          <table:table-cell office:value-type="float" office:value="7.025053" calcext:value-type="float">
            <text:p>7.025053</text:p>
          </table:table-cell>
          <table:table-cell table:number-columns-repeated="1019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5" calcext:value-type="float">
            <text:p>5</text:p>
          </table:table-cell>
          <table:table-cell office:value-type="float" office:value="0.012532" calcext:value-type="float">
            <text:p>0.012532</text:p>
          </table:table-cell>
          <table:table-cell office:value-type="float" office:value="0" calcext:value-type="float">
            <text:p>0</text:p>
          </table:table-cell>
          <table:table-cell office:value-type="float" office:value="7.175055" calcext:value-type="float">
            <text:p>7.175055</text:p>
          </table:table-cell>
          <table:table-cell table:number-columns-repeated="1019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5" calcext:value-type="float">
            <text:p>5</text:p>
          </table:table-cell>
          <table:table-cell office:value-type="float" office:value="0.012233" calcext:value-type="float">
            <text:p>0.012233</text:p>
          </table:table-cell>
          <table:table-cell office:value-type="float" office:value="0" calcext:value-type="float">
            <text:p>0</text:p>
          </table:table-cell>
          <table:table-cell office:value-type="float" office:value="7.325056" calcext:value-type="float">
            <text:p>7.325056</text:p>
          </table:table-cell>
          <table:table-cell table:number-columns-repeated="1019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0" calcext:value-type="float">
            <text:p>0</text:p>
          </table:table-cell>
          <table:table-cell office:value-type="float" office:value="7.475054" calcext:value-type="float">
            <text:p>7.475054</text:p>
          </table:table-cell>
          <table:table-cell table:number-columns-repeated="1019"/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5" calcext:value-type="float">
            <text:p>5</text:p>
          </table:table-cell>
          <table:table-cell office:value-type="float" office:value="0.011705" calcext:value-type="float">
            <text:p>0.011705</text:p>
          </table:table-cell>
          <table:table-cell office:value-type="float" office:value="0" calcext:value-type="float">
            <text:p>0</text:p>
          </table:table-cell>
          <table:table-cell office:value-type="float" office:value="7.625055" calcext:value-type="float">
            <text:p>7.625055</text:p>
          </table:table-cell>
          <table:table-cell table:number-columns-repeated="1019"/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5" calcext:value-type="float">
            <text:p>5</text:p>
          </table:table-cell>
          <table:table-cell office:value-type="float" office:value="0.011474" calcext:value-type="float">
            <text:p>0.011474</text:p>
          </table:table-cell>
          <table:table-cell office:value-type="float" office:value="0" calcext:value-type="float">
            <text:p>0</text:p>
          </table:table-cell>
          <table:table-cell office:value-type="float" office:value="7.775053" calcext:value-type="float">
            <text:p>7.775053</text:p>
          </table:table-cell>
          <table:table-cell table:number-columns-repeated="1019"/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5" calcext:value-type="float">
            <text:p>5</text:p>
          </table:table-cell>
          <table:table-cell office:value-type="float" office:value="0.011259" calcext:value-type="float">
            <text:p>0.011259</text:p>
          </table:table-cell>
          <table:table-cell office:value-type="float" office:value="0" calcext:value-type="float">
            <text:p>0</text:p>
          </table:table-cell>
          <table:table-cell office:value-type="float" office:value="7.925055" calcext:value-type="float">
            <text:p>7.925055</text:p>
          </table:table-cell>
          <table:table-cell table:number-columns-repeated="1019"/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5" calcext:value-type="float">
            <text:p>5</text:p>
          </table:table-cell>
          <table:table-cell office:value-type="float" office:value="0.011062" calcext:value-type="float">
            <text:p>0.011062</text:p>
          </table:table-cell>
          <table:table-cell office:value-type="float" office:value="0" calcext:value-type="float">
            <text:p>0</text:p>
          </table:table-cell>
          <table:table-cell office:value-type="float" office:value="8.075052" calcext:value-type="float">
            <text:p>8.075052</text:p>
          </table:table-cell>
          <table:table-cell table:number-columns-repeated="1019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5" calcext:value-type="float">
            <text:p>5</text:p>
          </table:table-cell>
          <table:table-cell office:value-type="float" office:value="0.010774" calcext:value-type="float">
            <text:p>0.010774</text:p>
          </table:table-cell>
          <table:table-cell office:value-type="float" office:value="0" calcext:value-type="float">
            <text:p>0</text:p>
          </table:table-cell>
          <table:table-cell office:value-type="float" office:value="8.225054" calcext:value-type="float">
            <text:p>8.225054</text:p>
          </table:table-cell>
          <table:table-cell table:number-columns-repeated="1019"/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5" calcext:value-type="float">
            <text:p>5</text:p>
          </table:table-cell>
          <table:table-cell office:value-type="float" office:value="0.010509" calcext:value-type="float">
            <text:p>0.010509</text:p>
          </table:table-cell>
          <table:table-cell office:value-type="float" office:value="0" calcext:value-type="float">
            <text:p>0</text:p>
          </table:table-cell>
          <table:table-cell office:value-type="float" office:value="8.375051" calcext:value-type="float">
            <text:p>8.375051</text:p>
          </table:table-cell>
          <table:table-cell table:number-columns-repeated="1019"/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5" calcext:value-type="float">
            <text:p>5</text:p>
          </table:table-cell>
          <table:table-cell office:value-type="float" office:value="0.010266" calcext:value-type="float">
            <text:p>0.010266</text:p>
          </table:table-cell>
          <table:table-cell office:value-type="float" office:value="0" calcext:value-type="float">
            <text:p>0</text:p>
          </table:table-cell>
          <table:table-cell office:value-type="float" office:value="8.525053" calcext:value-type="float">
            <text:p>8.525053</text:p>
          </table:table-cell>
          <table:table-cell table:number-columns-repeated="1019"/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5" calcext:value-type="float">
            <text:p>5</text:p>
          </table:table-cell>
          <table:table-cell office:value-type="float" office:value="0.010041" calcext:value-type="float">
            <text:p>0.010041</text:p>
          </table:table-cell>
          <table:table-cell office:value-type="float" office:value="0" calcext:value-type="float">
            <text:p>0</text:p>
          </table:table-cell>
          <table:table-cell office:value-type="float" office:value="8.675055" calcext:value-type="float">
            <text:p>8.675055</text:p>
          </table:table-cell>
          <table:table-cell table:number-columns-repeated="1019"/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5" calcext:value-type="float">
            <text:p>5</text:p>
          </table:table-cell>
          <table:table-cell office:value-type="float" office:value="0.009836" calcext:value-type="float">
            <text:p>0.009836</text:p>
          </table:table-cell>
          <table:table-cell office:value-type="float" office:value="0" calcext:value-type="float">
            <text:p>0</text:p>
          </table:table-cell>
          <table:table-cell office:value-type="float" office:value="8.825052" calcext:value-type="float">
            <text:p>8.825052</text:p>
          </table:table-cell>
          <table:table-cell table:number-columns-repeated="1019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office:value-type="float" office:value="0.009647" calcext:value-type="float">
            <text:p>0.009647</text:p>
          </table:table-cell>
          <table:table-cell office:value-type="float" office:value="0" calcext:value-type="float">
            <text:p>0</text:p>
          </table:table-cell>
          <table:table-cell office:value-type="float" office:value="8.97505" calcext:value-type="float">
            <text:p>8.97505</text:p>
          </table:table-cell>
          <table:table-cell table:number-columns-repeated="1019"/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5" calcext:value-type="float">
            <text:p>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" calcext:value-type="float">
            <text:p>0</text:p>
          </table:table-cell>
          <table:table-cell office:value-type="float" office:value="9.125051" calcext:value-type="float">
            <text:p>9.125051</text:p>
          </table:table-cell>
          <table:table-cell table:number-columns-repeated="1019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5" calcext:value-type="float">
            <text:p>5</text:p>
          </table:table-cell>
          <table:table-cell office:value-type="float" office:value="0.009191" calcext:value-type="float">
            <text:p>0.009191</text:p>
          </table:table-cell>
          <table:table-cell office:value-type="float" office:value="0" calcext:value-type="float">
            <text:p>0</text:p>
          </table:table-cell>
          <table:table-cell office:value-type="float" office:value="9.275053" calcext:value-type="float">
            <text:p>9.275053</text:p>
          </table:table-cell>
          <table:table-cell table:number-columns-repeated="1019"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" calcext:value-type="float">
            <text:p>5</text:p>
          </table:table-cell>
          <table:table-cell office:value-type="float" office:value="0.008933" calcext:value-type="float">
            <text:p>0.008933</text:p>
          </table:table-cell>
          <table:table-cell office:value-type="float" office:value="0" calcext:value-type="float">
            <text:p>0</text:p>
          </table:table-cell>
          <table:table-cell office:value-type="float" office:value="9.425051" calcext:value-type="float">
            <text:p>9.425051</text:p>
          </table:table-cell>
          <table:table-cell table:number-columns-repeated="1019"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" calcext:value-type="float">
            <text:p>5</text:p>
          </table:table-cell>
          <table:table-cell office:value-type="float" office:value="0.008696" calcext:value-type="float">
            <text:p>0.008696</text:p>
          </table:table-cell>
          <table:table-cell office:value-type="float" office:value="0" calcext:value-type="float">
            <text:p>0</text:p>
          </table:table-cell>
          <table:table-cell office:value-type="float" office:value="9.575052" calcext:value-type="float">
            <text:p>9.575052</text:p>
          </table:table-cell>
          <table:table-cell table:number-columns-repeated="1019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5" calcext:value-type="float">
            <text:p>5</text:p>
          </table:table-cell>
          <table:table-cell office:value-type="float" office:value="0.008478" calcext:value-type="float">
            <text:p>0.008478</text:p>
          </table:table-cell>
          <table:table-cell office:value-type="float" office:value="0" calcext:value-type="float">
            <text:p>0</text:p>
          </table:table-cell>
          <table:table-cell office:value-type="float" office:value="9.72505" calcext:value-type="float">
            <text:p>9.72505</text:p>
          </table:table-cell>
          <table:table-cell table:number-columns-repeated="1019"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5" calcext:value-type="float">
            <text:p>5</text:p>
          </table:table-cell>
          <table:table-cell office:value-type="float" office:value="0.008277" calcext:value-type="float">
            <text:p>0.008277</text:p>
          </table:table-cell>
          <table:table-cell office:value-type="float" office:value="0" calcext:value-type="float">
            <text:p>0</text:p>
          </table:table-cell>
          <table:table-cell office:value-type="float" office:value="9.875051" calcext:value-type="float">
            <text:p>9.875051</text:p>
          </table:table-cell>
          <table:table-cell table:number-columns-repeated="1019"/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5" calcext:value-type="float">
            <text:p>5</text:p>
          </table:table-cell>
          <table:table-cell office:value-type="float" office:value="0.008093" calcext:value-type="float">
            <text:p>0.008093</text:p>
          </table:table-cell>
          <table:table-cell office:value-type="float" office:value="0" calcext:value-type="float">
            <text:p>0</text:p>
          </table:table-cell>
          <table:table-cell office:value-type="float" office:value="10.025053" calcext:value-type="float">
            <text:p>10.025053</text:p>
          </table:table-cell>
          <table:table-cell table:number-columns-repeated="1019"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5" calcext:value-type="float">
            <text:p>5</text:p>
          </table:table-cell>
          <table:table-cell office:value-type="float" office:value="0.007922" calcext:value-type="float">
            <text:p>0.007922</text:p>
          </table:table-cell>
          <table:table-cell office:value-type="float" office:value="0" calcext:value-type="float">
            <text:p>0</text:p>
          </table:table-cell>
          <table:table-cell office:value-type="float" office:value="10.175051" calcext:value-type="float">
            <text:p>10.175051</text:p>
          </table:table-cell>
          <table:table-cell table:number-columns-repeated="1019"/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5" calcext:value-type="float">
            <text:p>5</text:p>
          </table:table-cell>
          <table:table-cell office:value-type="float" office:value="0.007609" calcext:value-type="float">
            <text:p>0.007609</text:p>
          </table:table-cell>
          <table:table-cell office:value-type="float" office:value="0" calcext:value-type="float">
            <text:p>0</text:p>
          </table:table-cell>
          <table:table-cell office:value-type="float" office:value="10.325048" calcext:value-type="float">
            <text:p>10.32504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7322" calcext:value-type="float">
            <text:p>0.007322</text:p>
          </table:table-cell>
          <table:table-cell office:value-type="float" office:value="0" calcext:value-type="float">
            <text:p>0</text:p>
          </table:table-cell>
          <table:table-cell office:value-type="float" office:value="10.47505" calcext:value-type="float">
            <text:p>10.47505</text:p>
          </table:table-cell>
          <table:table-cell table:number-columns-repeated="1019"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5" calcext:value-type="float">
            <text:p>5</text:p>
          </table:table-cell>
          <table:table-cell office:value-type="float" office:value="0.007057" calcext:value-type="float">
            <text:p>0.007057</text:p>
          </table:table-cell>
          <table:table-cell office:value-type="float" office:value="0" calcext:value-type="float">
            <text:p>0</text:p>
          </table:table-cell>
          <table:table-cell office:value-type="float" office:value="10.625051" calcext:value-type="float">
            <text:p>10.625051</text:p>
          </table:table-cell>
          <table:table-cell table:number-columns-repeated="1019"/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5" calcext:value-type="float">
            <text:p>5</text:p>
          </table:table-cell>
          <table:table-cell office:value-type="float" office:value="0.006814" calcext:value-type="float">
            <text:p>0.006814</text:p>
          </table:table-cell>
          <table:table-cell office:value-type="float" office:value="0" calcext:value-type="float">
            <text:p>0</text:p>
          </table:table-cell>
          <table:table-cell office:value-type="float" office:value="10.775049" calcext:value-type="float">
            <text:p>10.775049</text:p>
          </table:table-cell>
          <table:table-cell table:number-columns-repeated="1019"/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5" calcext:value-type="float">
            <text:p>5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" calcext:value-type="float">
            <text:p>0</text:p>
          </table:table-cell>
          <table:table-cell office:value-type="float" office:value="10.925051" calcext:value-type="float">
            <text:p>10.925051</text:p>
          </table:table-cell>
          <table:table-cell table:number-columns-repeated="1019"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5" calcext:value-type="float">
            <text:p>5</text:p>
          </table:table-cell>
          <table:table-cell office:value-type="float" office:value="0.006385" calcext:value-type="float">
            <text:p>0.006385</text:p>
          </table:table-cell>
          <table:table-cell office:value-type="float" office:value="0" calcext:value-type="float">
            <text:p>0</text:p>
          </table:table-cell>
          <table:table-cell office:value-type="float" office:value="11.075048" calcext:value-type="float">
            <text:p>11.075048</text:p>
          </table:table-cell>
          <table:table-cell table:number-columns-repeated="1019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5" calcext:value-type="float">
            <text:p>5</text:p>
          </table:table-cell>
          <table:table-cell office:value-type="float" office:value="0.006154" calcext:value-type="float">
            <text:p>0.006154</text:p>
          </table:table-cell>
          <table:table-cell office:value-type="float" office:value="0" calcext:value-type="float">
            <text:p>0</text:p>
          </table:table-cell>
          <table:table-cell office:value-type="float" office:value="11.22505" calcext:value-type="float">
            <text:p>11.22505</text:p>
          </table:table-cell>
          <table:table-cell table:number-columns-repeated="1019"/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5" calcext:value-type="float">
            <text:p>5</text:p>
          </table:table-cell>
          <table:table-cell office:value-type="float" office:value="0.005943" calcext:value-type="float">
            <text:p>0.005943</text:p>
          </table:table-cell>
          <table:table-cell office:value-type="float" office:value="0" calcext:value-type="float">
            <text:p>0</text:p>
          </table:table-cell>
          <table:table-cell office:value-type="float" office:value="11.375048" calcext:value-type="float">
            <text:p>11.375048</text:p>
          </table:table-cell>
          <table:table-cell table:number-columns-repeated="1019"/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5" calcext:value-type="float">
            <text:p>5</text:p>
          </table:table-cell>
          <table:table-cell office:value-type="float" office:value="0.005747" calcext:value-type="float">
            <text:p>0.005747</text:p>
          </table:table-cell>
          <table:table-cell office:value-type="float" office:value="0" calcext:value-type="float">
            <text:p>0</text:p>
          </table:table-cell>
          <table:table-cell office:value-type="float" office:value="11.525049" calcext:value-type="float">
            <text:p>11.525049</text:p>
          </table:table-cell>
          <table:table-cell table:number-columns-repeated="1019"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5" calcext:value-type="float">
            <text:p>5</text:p>
          </table:table-cell>
          <table:table-cell office:value-type="float" office:value="0.005568" calcext:value-type="float">
            <text:p>0.005568</text:p>
          </table:table-cell>
          <table:table-cell office:value-type="float" office:value="0" calcext:value-type="float">
            <text:p>0</text:p>
          </table:table-cell>
          <table:table-cell office:value-type="float" office:value="11.675051" calcext:value-type="float">
            <text:p>11.675051</text:p>
          </table:table-cell>
          <table:table-cell table:number-columns-repeated="1019"/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5" calcext:value-type="float">
            <text:p>5</text:p>
          </table:table-cell>
          <table:table-cell office:value-type="float" office:value="0.005407" calcext:value-type="float">
            <text:p>0.005407</text:p>
          </table:table-cell>
          <table:table-cell office:value-type="float" office:value="0" calcext:value-type="float">
            <text:p>0</text:p>
          </table:table-cell>
          <table:table-cell office:value-type="float" office:value="11.825048" calcext:value-type="float">
            <text:p>11.825048</text:p>
          </table:table-cell>
          <table:table-cell table:number-columns-repeated="1019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0.005176" calcext:value-type="float">
            <text:p>0.005176</text:p>
          </table:table-cell>
          <table:table-cell office:value-type="float" office:value="0" calcext:value-type="float">
            <text:p>0</text:p>
          </table:table-cell>
          <table:table-cell office:value-type="float" office:value="11.975046" calcext:value-type="float">
            <text:p>11.975046</text:p>
          </table:table-cell>
          <table:table-cell table:number-columns-repeated="1019"/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5" calcext:value-type="float">
            <text:p>5</text:p>
          </table:table-cell>
          <table:table-cell office:value-type="float" office:value="0.004966" calcext:value-type="float">
            <text:p>0.004966</text:p>
          </table:table-cell>
          <table:table-cell office:value-type="float" office:value="0" calcext:value-type="float">
            <text:p>0</text:p>
          </table:table-cell>
          <table:table-cell office:value-type="float" office:value="12.125048" calcext:value-type="float">
            <text:p>12.125048</text:p>
          </table:table-cell>
          <table:table-cell table:number-columns-repeated="1019"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5" calcext:value-type="float">
            <text:p>5</text:p>
          </table:table-cell>
          <table:table-cell office:value-type="float" office:value="0.004773" calcext:value-type="float">
            <text:p>0.004773</text:p>
          </table:table-cell>
          <table:table-cell office:value-type="float" office:value="0" calcext:value-type="float">
            <text:p>0</text:p>
          </table:table-cell>
          <table:table-cell office:value-type="float" office:value="12.275049" calcext:value-type="float">
            <text:p>12.275049</text:p>
          </table:table-cell>
          <table:table-cell table:number-columns-repeated="1019"/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5" calcext:value-type="float">
            <text:p>5</text:p>
          </table:table-cell>
          <table:table-cell office:value-type="float" office:value="0.004598" calcext:value-type="float">
            <text:p>0.004598</text:p>
          </table:table-cell>
          <table:table-cell office:value-type="float" office:value="0" calcext:value-type="float">
            <text:p>0</text:p>
          </table:table-cell>
          <table:table-cell office:value-type="float" office:value="12.425047" calcext:value-type="float">
            <text:p>12.425047</text:p>
          </table:table-cell>
          <table:table-cell table:number-columns-repeated="1019"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5" calcext:value-type="float">
            <text:p>5</text:p>
          </table:table-cell>
          <table:table-cell office:value-type="float" office:value="0.004484" calcext:value-type="float">
            <text:p>0.004484</text:p>
          </table:table-cell>
          <table:table-cell office:value-type="float" office:value="0" calcext:value-type="float">
            <text:p>0</text:p>
          </table:table-cell>
          <table:table-cell office:value-type="float" office:value="12.575048" calcext:value-type="float">
            <text:p>12.575048</text:p>
          </table:table-cell>
          <table:table-cell table:number-columns-repeated="1019"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5" calcext:value-type="float">
            <text:p>5</text:p>
          </table:table-cell>
          <table:table-cell office:value-type="float" office:value="0.004247" calcext:value-type="float">
            <text:p>0.004247</text:p>
          </table:table-cell>
          <table:table-cell office:value-type="float" office:value="0" calcext:value-type="float">
            <text:p>0</text:p>
          </table:table-cell>
          <table:table-cell office:value-type="float" office:value="12.725046" calcext:value-type="float">
            <text:p>12.725046</text:p>
          </table:table-cell>
          <table:table-cell table:number-columns-repeated="1019"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5" calcext:value-type="float">
            <text:p>5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" calcext:value-type="float">
            <text:p>0</text:p>
          </table:table-cell>
          <table:table-cell office:value-type="float" office:value="12.875048" calcext:value-type="float">
            <text:p>12.875048</text:p>
          </table:table-cell>
          <table:table-cell table:number-columns-repeated="1019"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5" calcext:value-type="float">
            <text:p>5</text:p>
          </table:table-cell>
          <table:table-cell office:value-type="float" office:value="0.003861" calcext:value-type="float">
            <text:p>0.003861</text:p>
          </table:table-cell>
          <table:table-cell office:value-type="float" office:value="0" calcext:value-type="float">
            <text:p>0</text:p>
          </table:table-cell>
          <table:table-cell office:value-type="float" office:value="13.025049" calcext:value-type="float">
            <text:p>13.025049</text:p>
          </table:table-cell>
          <table:table-cell table:number-columns-repeated="1019"/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5" calcext:value-type="float">
            <text:p>5</text:p>
          </table:table-cell>
          <table:table-cell office:value-type="float" office:value="0.003707" calcext:value-type="float">
            <text:p>0.003707</text:p>
          </table:table-cell>
          <table:table-cell office:value-type="float" office:value="0" calcext:value-type="float">
            <text:p>0</text:p>
          </table:table-cell>
          <table:table-cell office:value-type="float" office:value="13.175047" calcext:value-type="float">
            <text:p>13.175047</text:p>
          </table:table-cell>
          <table:table-cell table:number-columns-repeated="1019"/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5" calcext:value-type="float">
            <text:p>5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" calcext:value-type="float">
            <text:p>0</text:p>
          </table:table-cell>
          <table:table-cell office:value-type="float" office:value="13.325048" calcext:value-type="float">
            <text:p>13.325048</text:p>
          </table:table-cell>
          <table:table-cell table:number-columns-repeated="1019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" calcext:value-type="float">
            <text:p>0</text:p>
          </table:table-cell>
          <table:table-cell office:value-type="float" office:value="13.475046" calcext:value-type="float">
            <text:p>13.475046</text:p>
          </table:table-cell>
          <table:table-cell table:number-columns-repeated="1019"/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5" calcext:value-type="float">
            <text:p>5</text:p>
          </table:table-cell>
          <table:table-cell office:value-type="float" office:value="0.003364" calcext:value-type="float">
            <text:p>0.003364</text:p>
          </table:table-cell>
          <table:table-cell office:value-type="float" office:value="0" calcext:value-type="float">
            <text:p>0</text:p>
          </table:table-cell>
          <table:table-cell office:value-type="float" office:value="13.625048" calcext:value-type="float">
            <text:p>13.625048</text:p>
          </table:table-cell>
          <table:table-cell table:number-columns-repeated="1019"/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5" calcext:value-type="float">
            <text:p>5</text:p>
          </table:table-cell>
          <table:table-cell office:value-type="float" office:value="0.003196" calcext:value-type="float">
            <text:p>0.003196</text:p>
          </table:table-cell>
          <table:table-cell office:value-type="float" office:value="0" calcext:value-type="float">
            <text:p>0</text:p>
          </table:table-cell>
          <table:table-cell office:value-type="float" office:value="13.775045" calcext:value-type="float">
            <text:p>13.775045</text:p>
          </table:table-cell>
          <table:table-cell table:number-columns-repeated="1019"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5" calcext:value-type="float">
            <text:p>5</text:p>
          </table:table-cell>
          <table:table-cell office:value-type="float" office:value="0.003047" calcext:value-type="float">
            <text:p>0.003047</text:p>
          </table:table-cell>
          <table:table-cell office:value-type="float" office:value="0" calcext:value-type="float">
            <text:p>0</text:p>
          </table:table-cell>
          <table:table-cell office:value-type="float" office:value="13.925047" calcext:value-type="float">
            <text:p>13.925047</text:p>
          </table:table-cell>
          <table:table-cell table:number-columns-repeated="1019"/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5" calcext:value-type="float">
            <text:p>5</text:p>
          </table:table-cell>
          <table:table-cell office:value-type="float" office:value="0.002919" calcext:value-type="float">
            <text:p>0.002919</text:p>
          </table:table-cell>
          <table:table-cell office:value-type="float" office:value="0" calcext:value-type="float">
            <text:p>0</text:p>
          </table:table-cell>
          <table:table-cell office:value-type="float" office:value="14.075045" calcext:value-type="float">
            <text:p>14.075045</text:p>
          </table:table-cell>
          <table:table-cell table:number-columns-repeated="1019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</text:p>
          </table:table-cell>
          <table:table-cell office:value-type="float" office:value="0.002805" calcext:value-type="float">
            <text:p>0.002805</text:p>
          </table:table-cell>
          <table:table-cell office:value-type="float" office:value="0" calcext:value-type="float">
            <text:p>0</text:p>
          </table:table-cell>
          <table:table-cell office:value-type="float" office:value="14.225046" calcext:value-type="float">
            <text:p>14.225046</text:p>
          </table:table-cell>
          <table:table-cell table:number-columns-repeated="1019"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5" calcext:value-type="float">
            <text:p>5</text:p>
          </table:table-cell>
          <table:table-cell office:value-type="float" office:value="0.002707" calcext:value-type="float">
            <text:p>0.002707</text:p>
          </table:table-cell>
          <table:table-cell office:value-type="float" office:value="0" calcext:value-type="float">
            <text:p>0</text:p>
          </table:table-cell>
          <table:table-cell office:value-type="float" office:value="14.375044" calcext:value-type="float">
            <text:p>14.375044</text:p>
          </table:table-cell>
          <table:table-cell table:number-columns-repeated="1019"/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5" calcext:value-type="float">
            <text:p>5</text:p>
          </table:table-cell>
          <table:table-cell office:value-type="float" office:value="0.002622" calcext:value-type="float">
            <text:p>0.002622</text:p>
          </table:table-cell>
          <table:table-cell office:value-type="float" office:value="0" calcext:value-type="float">
            <text:p>0</text:p>
          </table:table-cell>
          <table:table-cell office:value-type="float" office:value="14.525045" calcext:value-type="float">
            <text:p>14.525045</text:p>
          </table:table-cell>
          <table:table-cell table:number-columns-repeated="1019"/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5" calcext:value-type="float">
            <text:p>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" calcext:value-type="float">
            <text:p>0</text:p>
          </table:table-cell>
          <table:table-cell office:value-type="float" office:value="14.675047" calcext:value-type="float">
            <text:p>14.675047</text:p>
          </table:table-cell>
          <table:table-cell table:number-columns-repeated="1019"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5" calcext:value-type="float">
            <text:p>5</text:p>
          </table:table-cell>
          <table:table-cell office:value-type="float" office:value="0.002569" calcext:value-type="float">
            <text:p>0.002569</text:p>
          </table:table-cell>
          <table:table-cell office:value-type="float" office:value="0" calcext:value-type="float">
            <text:p>0</text:p>
          </table:table-cell>
          <table:table-cell office:value-type="float" office:value="14.825045" calcext:value-type="float">
            <text:p>14.825045</text:p>
          </table:table-cell>
          <table:table-cell table:number-columns-repeated="1019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5" calcext:value-type="float">
            <text:p>5</text:p>
          </table:table-cell>
          <table:table-cell office:value-type="float" office:value="0.002491" calcext:value-type="float">
            <text:p>0.002491</text:p>
          </table:table-cell>
          <table:table-cell office:value-type="float" office:value="0" calcext:value-type="float">
            <text:p>0</text:p>
          </table:table-cell>
          <table:table-cell office:value-type="float" office:value="14.975046" calcext:value-type="float">
            <text:p>14.975046</text:p>
          </table:table-cell>
          <table:table-cell table:number-columns-repeated="1019"/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5" calcext:value-type="float">
            <text:p>5</text:p>
          </table:table-cell>
          <table:table-cell office:value-type="float" office:value="0.002426" calcext:value-type="float">
            <text:p>0.002426</text:p>
          </table:table-cell>
          <table:table-cell office:value-type="float" office:value="0" calcext:value-type="float">
            <text:p>0</text:p>
          </table:table-cell>
          <table:table-cell office:value-type="float" office:value="15.125048" calcext:value-type="float">
            <text:p>15.125048</text:p>
          </table:table-cell>
          <table:table-cell table:number-columns-repeated="1019"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5" calcext:value-type="float">
            <text:p>5</text:p>
          </table:table-cell>
          <table:table-cell office:value-type="float" office:value="0.002372" calcext:value-type="float">
            <text:p>0.002372</text:p>
          </table:table-cell>
          <table:table-cell office:value-type="float" office:value="0" calcext:value-type="float">
            <text:p>0</text:p>
          </table:table-cell>
          <table:table-cell office:value-type="float" office:value="15.275045" calcext:value-type="float">
            <text:p>15.275045</text:p>
          </table:table-cell>
          <table:table-cell table:number-columns-repeated="1019"/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5" calcext:value-type="float">
            <text:p>5</text:p>
          </table:table-cell>
          <table:table-cell office:value-type="float" office:value="0.002326" calcext:value-type="float">
            <text:p>0.002326</text:p>
          </table:table-cell>
          <table:table-cell office:value-type="float" office:value="0" calcext:value-type="float">
            <text:p>0</text:p>
          </table:table-cell>
          <table:table-cell office:value-type="float" office:value="15.425047" calcext:value-type="float">
            <text:p>15.425047</text:p>
          </table:table-cell>
          <table:table-cell table:number-columns-repeated="1019"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5" calcext:value-type="float">
            <text:p>5</text:p>
          </table:table-cell>
          <table:table-cell office:value-type="float" office:value="0.002288" calcext:value-type="float">
            <text:p>0.002288</text:p>
          </table:table-cell>
          <table:table-cell office:value-type="float" office:value="0" calcext:value-type="float">
            <text:p>0</text:p>
          </table:table-cell>
          <table:table-cell office:value-type="float" office:value="15.575045" calcext:value-type="float">
            <text:p>15.575045</text:p>
          </table:table-cell>
          <table:table-cell table:number-columns-repeated="1019"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5" calcext:value-type="float">
            <text:p>5</text:p>
          </table:table-cell>
          <table:table-cell office:value-type="float" office:value="0.002262" calcext:value-type="float">
            <text:p>0.002262</text:p>
          </table:table-cell>
          <table:table-cell office:value-type="float" office:value="0" calcext:value-type="float">
            <text:p>0</text:p>
          </table:table-cell>
          <table:table-cell office:value-type="float" office:value="15.725046" calcext:value-type="float">
            <text:p>15.725046</text:p>
          </table:table-cell>
          <table:table-cell table:number-columns-repeated="1019"/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5" calcext:value-type="float">
            <text:p>5</text:p>
          </table:table-cell>
          <table:table-cell office:value-type="float" office:value="0.002242" calcext:value-type="float">
            <text:p>0.002242</text:p>
          </table:table-cell>
          <table:table-cell office:value-type="float" office:value="0" calcext:value-type="float">
            <text:p>0</text:p>
          </table:table-cell>
          <table:table-cell office:value-type="float" office:value="15.875048" calcext:value-type="float">
            <text:p>15.875048</text:p>
          </table:table-cell>
          <table:table-cell table:number-columns-repeated="1019"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5" calcext:value-type="float">
            <text:p>5</text:p>
          </table:table-cell>
          <table:table-cell office:value-type="float" office:value="0.002232" calcext:value-type="float">
            <text:p>0.002232</text:p>
          </table:table-cell>
          <table:table-cell office:value-type="float" office:value="0" calcext:value-type="float">
            <text:p>0</text:p>
          </table:table-cell>
          <table:table-cell office:value-type="float" office:value="16.025049" calcext:value-type="float">
            <text:p>16.025049</text:p>
          </table:table-cell>
          <table:table-cell table:number-columns-repeated="1019"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5" calcext:value-type="float">
            <text:p>5</text:p>
          </table:table-cell>
          <table:table-cell office:value-type="float" office:value="0.207414" calcext:value-type="float">
            <text:p>0.207414</text:p>
          </table:table-cell>
          <table:table-cell office:value-type="float" office:value="0" calcext:value-type="float">
            <text:p>0</text:p>
          </table:table-cell>
          <table:table-cell office:value-type="float" office:value="16.175051" calcext:value-type="float">
            <text:p>16.175051</text:p>
          </table:table-cell>
          <table:table-cell table:number-columns-repeated="1019"/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25048" calcext:value-type="float">
            <text:p>16.325048</text:p>
          </table:table-cell>
          <table:table-cell table:number-columns-repeated="1019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7505" calcext:value-type="float">
            <text:p>16.47505</text:p>
          </table:table-cell>
          <table:table-cell table:number-columns-repeated="1019"/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25051" calcext:value-type="float">
            <text:p>16.625051</text:p>
          </table:table-cell>
          <table:table-cell table:number-columns-repeated="1019"/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75053" calcext:value-type="float">
            <text:p>16.775053</text:p>
          </table:table-cell>
          <table:table-cell table:number-columns-repeated="1019"/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25055" calcext:value-type="float">
            <text:p>16.925055</text:p>
          </table:table-cell>
          <table:table-cell table:number-columns-repeated="1019"/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75056" calcext:value-type="float">
            <text:p>17.075056</text:p>
          </table:table-cell>
          <table:table-cell table:number-columns-repeated="1019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25058" calcext:value-type="float">
            <text:p>17.225058</text:p>
          </table:table-cell>
          <table:table-cell table:number-columns-repeated="1019"/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75059" calcext:value-type="float">
            <text:p>17.375059</text:p>
          </table:table-cell>
          <table:table-cell table:number-columns-repeated="1019"/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25061" calcext:value-type="float">
            <text:p>17.525061</text:p>
          </table:table-cell>
          <table:table-cell table:number-columns-repeated="1019"/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75062" calcext:value-type="float">
            <text:p>17.675062</text:p>
          </table:table-cell>
          <table:table-cell table:number-columns-repeated="1019"/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2506" calcext:value-type="float">
            <text:p>17.82506</text:p>
          </table:table-cell>
          <table:table-cell table:number-columns-repeated="1019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75061" calcext:value-type="float">
            <text:p>17.975061</text:p>
          </table:table-cell>
          <table:table-cell table:number-columns-repeated="1019"/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25063" calcext:value-type="float">
            <text:p>18.125063</text:p>
          </table:table-cell>
          <table:table-cell table:number-columns-repeated="1019"/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75064" calcext:value-type="float">
            <text:p>18.275064</text:p>
          </table:table-cell>
          <table:table-cell table:number-columns-repeated="1019"/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25066" calcext:value-type="float">
            <text:p>18.425066</text:p>
          </table:table-cell>
          <table:table-cell table:number-columns-repeated="1019"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75068" calcext:value-type="float">
            <text:p>18.575068</text:p>
          </table:table-cell>
          <table:table-cell table:number-columns-repeated="1019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25069" calcext:value-type="float">
            <text:p>18.725069</text:p>
          </table:table-cell>
          <table:table-cell table:number-columns-repeated="1019"/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75071" calcext:value-type="float">
            <text:p>18.875071</text:p>
          </table:table-cell>
          <table:table-cell table:number-columns-repeated="1019"/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25072" calcext:value-type="float">
            <text:p>19.025072</text:p>
          </table:table-cell>
          <table:table-cell table:number-columns-repeated="1019"/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75074" calcext:value-type="float">
            <text:p>19.175074</text:p>
          </table:table-cell>
          <table:table-cell table:number-columns-repeated="1019"/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25075" calcext:value-type="float">
            <text:p>19.325075</text:p>
          </table:table-cell>
          <table:table-cell table:number-columns-repeated="1019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75073" calcext:value-type="float">
            <text:p>19.475073</text:p>
          </table:table-cell>
          <table:table-cell table:number-columns-repeated="1019"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25074" calcext:value-type="float">
            <text:p>19.625074</text:p>
          </table:table-cell>
          <table:table-cell table:number-columns-repeated="1019"/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75076" calcext:value-type="float">
            <text:p>19.775076</text:p>
          </table:table-cell>
          <table:table-cell table:number-columns-repeated="1019"/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25077" calcext:value-type="float">
            <text:p>19.925077</text:p>
          </table:table-cell>
          <table:table-cell table:number-columns-repeated="1019"/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75079" calcext:value-type="float">
            <text:p>20.075079</text:p>
          </table:table-cell>
          <table:table-cell table:number-columns-repeated="1019"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2508" calcext:value-type="float">
            <text:p>20.22508</text:p>
          </table:table-cell>
          <table:table-cell table:number-columns-repeated="1019"/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75082" calcext:value-type="float">
            <text:p>20.375082</text:p>
          </table:table-cell>
          <table:table-cell table:number-columns-repeated="1019"/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25084" calcext:value-type="float">
            <text:p>20.525084</text:p>
          </table:table-cell>
          <table:table-cell table:number-columns-repeated="1019"/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75085" calcext:value-type="float">
            <text:p>20.675085</text:p>
          </table:table-cell>
          <table:table-cell table:number-columns-repeated="1019"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25087" calcext:value-type="float">
            <text:p>20.825087</text:p>
          </table:table-cell>
          <table:table-cell table:number-columns-repeated="1019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75084" calcext:value-type="float">
            <text:p>20.975084</text:p>
          </table:table-cell>
          <table:table-cell table:number-columns-repeated="1019"/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25086" calcext:value-type="float">
            <text:p>21.125086</text:p>
          </table:table-cell>
          <table:table-cell table:number-columns-repeated="1019"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75087" calcext:value-type="float">
            <text:p>21.275087</text:p>
          </table:table-cell>
          <table:table-cell table:number-columns-repeated="1019"/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25089" calcext:value-type="float">
            <text:p>21.425089</text:p>
          </table:table-cell>
          <table:table-cell table:number-columns-repeated="1019"/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7509" calcext:value-type="float">
            <text:p>21.57509</text:p>
          </table:table-cell>
          <table:table-cell table:number-columns-repeated="1019"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25092" calcext:value-type="float">
            <text:p>21.725092</text:p>
          </table:table-cell>
          <table:table-cell table:number-columns-repeated="1019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75093" calcext:value-type="float">
            <text:p>21.875093</text:p>
          </table:table-cell>
          <table:table-cell table:number-columns-repeated="1019"/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25095" calcext:value-type="float">
            <text:p>22.025095</text:p>
          </table:table-cell>
          <table:table-cell table:number-columns-repeated="1019"/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75097" calcext:value-type="float">
            <text:p>22.175097</text:p>
          </table:table-cell>
          <table:table-cell table:number-columns-repeated="1019"/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25098" calcext:value-type="float">
            <text:p>22.325098</text:p>
          </table:table-cell>
          <table:table-cell table:number-columns-repeated="1019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75096" calcext:value-type="float">
            <text:p>22.475096</text:p>
          </table:table-cell>
          <table:table-cell table:number-columns-repeated="1019"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25097" calcext:value-type="float">
            <text:p>22.625097</text:p>
          </table:table-cell>
          <table:table-cell table:number-columns-repeated="1019"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75099" calcext:value-type="float">
            <text:p>22.775099</text:p>
          </table:table-cell>
          <table:table-cell table:number-columns-repeated="1019"/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251" calcext:value-type="float">
            <text:p>22.9251</text:p>
          </table:table-cell>
          <table:table-cell table:number-columns-repeated="1019"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75102" calcext:value-type="float">
            <text:p>23.075102</text:p>
          </table:table-cell>
          <table:table-cell table:number-columns-repeated="1019"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25103" calcext:value-type="float">
            <text:p>23.225103</text:p>
          </table:table-cell>
          <table:table-cell table:number-columns-repeated="1019"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75105" calcext:value-type="float">
            <text:p>23.375105</text:p>
          </table:table-cell>
          <table:table-cell table:number-columns-repeated="1019"/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25106" calcext:value-type="float">
            <text:p>23.525106</text:p>
          </table:table-cell>
          <table:table-cell table:number-columns-repeated="1019"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75108" calcext:value-type="float">
            <text:p>23.675108</text:p>
          </table:table-cell>
          <table:table-cell table:number-columns-repeated="1019"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25106" calcext:value-type="float">
            <text:p>23.825106</text:p>
          </table:table-cell>
          <table:table-cell table:number-columns-repeated="1019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975107" calcext:value-type="float">
            <text:p>23.975107</text:p>
          </table:table-cell>
          <table:table-cell table:number-columns-repeated="1019"/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25109" calcext:value-type="float">
            <text:p>24.125109</text:p>
          </table:table-cell>
          <table:table-cell table:number-columns-repeated="1019"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7511" calcext:value-type="float">
            <text:p>24.27511</text:p>
          </table:table-cell>
          <table:table-cell table:number-columns-repeated="1019"/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25112" calcext:value-type="float">
            <text:p>24.425112</text:p>
          </table:table-cell>
          <table:table-cell table:number-columns-repeated="1019"/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75113" calcext:value-type="float">
            <text:p>24.575113</text:p>
          </table:table-cell>
          <table:table-cell table:number-columns-repeated="1019"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5" calcext:value-type="float">
            <text:p>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" calcext:value-type="float">
            <text:p>0</text:p>
          </table:table-cell>
          <table:table-cell office:value-type="float" office:value="24.725115" calcext:value-type="float">
            <text:p>24.725115</text:p>
          </table:table-cell>
          <table:table-cell table:number-columns-repeated="1019"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5" calcext:value-type="float">
            <text:p>5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24.875113" calcext:value-type="float">
            <text:p>24.875113</text:p>
          </table:table-cell>
          <table:table-cell table:number-columns-repeated="1019"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5" calcext:value-type="float">
            <text:p>5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25.025114" calcext:value-type="float">
            <text:p>25.025114</text:p>
          </table:table-cell>
          <table:table-cell table:number-columns-repeated="1019"/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5" calcext:value-type="float">
            <text:p>5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25.175116" calcext:value-type="float">
            <text:p>25.175116</text:p>
          </table:table-cell>
          <table:table-cell table:number-columns-repeated="1019"/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5" calcext:value-type="float">
            <text:p>5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5.325117" calcext:value-type="float">
            <text:p>25.32511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1267" calcext:value-type="float">
            <text:p>0.00126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25.475119" calcext:value-type="float">
            <text:p>25.475119</text:p>
          </table:table-cell>
          <table:table-cell table:number-columns-repeated="1019"/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5" calcext:value-type="float">
            <text:p>5</text:p>
          </table:table-cell>
          <table:table-cell office:value-type="float" office:value="0.001564" calcext:value-type="float">
            <text:p>0.001564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25.62512" calcext:value-type="float">
            <text:p>25.62512</text:p>
          </table:table-cell>
          <table:table-cell table:number-columns-repeated="1019"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5" calcext:value-type="float">
            <text:p>5</text:p>
          </table:table-cell>
          <table:table-cell office:value-type="float" office:value="0.002326" calcext:value-type="float">
            <text:p>0.002326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25.775122" calcext:value-type="float">
            <text:p>25.775122</text:p>
          </table:table-cell>
          <table:table-cell table:number-columns-repeated="1019"/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5" calcext:value-type="float">
            <text:p>5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25.925123" calcext:value-type="float">
            <text:p>25.925123</text:p>
          </table:table-cell>
          <table:table-cell table:number-columns-repeated="1019"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5" calcext:value-type="float">
            <text:p>5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0889" calcext:value-type="float">
            <text:p>0.000889</text:p>
          </table:table-cell>
          <table:table-cell office:value-type="float" office:value="26.075121" calcext:value-type="float">
            <text:p>26.075121</text:p>
          </table:table-cell>
          <table:table-cell table:number-columns-repeated="1019"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5" calcext:value-type="float">
            <text:p>5</text:p>
          </table:table-cell>
          <table:table-cell office:value-type="float" office:value="0.004867" calcext:value-type="float">
            <text:p>0.004867</text:p>
          </table:table-cell>
          <table:table-cell office:value-type="float" office:value="0.001257" calcext:value-type="float">
            <text:p>0.001257</text:p>
          </table:table-cell>
          <table:table-cell office:value-type="float" office:value="26.225122" calcext:value-type="float">
            <text:p>26.225122</text:p>
          </table:table-cell>
          <table:table-cell table:number-columns-repeated="1019"/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5" calcext:value-type="float">
            <text:p>5</text:p>
          </table:table-cell>
          <table:table-cell office:value-type="float" office:value="0.005964" calcext:value-type="float">
            <text:p>0.005964</text:p>
          </table:table-cell>
          <table:table-cell office:value-type="float" office:value="0.001625" calcext:value-type="float">
            <text:p>0.001625</text:p>
          </table:table-cell>
          <table:table-cell office:value-type="float" office:value="26.37512" calcext:value-type="float">
            <text:p>26.37512</text:p>
          </table:table-cell>
          <table:table-cell table:number-columns-repeated="1019"/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5" calcext:value-type="float">
            <text:p>5</text:p>
          </table:table-cell>
          <table:table-cell office:value-type="float" office:value="0.006977" calcext:value-type="float">
            <text:p>0.006977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26.525122" calcext:value-type="float">
            <text:p>26.525122</text:p>
          </table:table-cell>
          <table:table-cell table:number-columns-repeated="1019"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5" calcext:value-type="float">
            <text:p>5</text:p>
          </table:table-cell>
          <table:table-cell office:value-type="float" office:value="0.007914" calcext:value-type="float">
            <text:p>0.007914</text:p>
          </table:table-cell>
          <table:table-cell office:value-type="float" office:value="0.00284" calcext:value-type="float">
            <text:p>0.00284</text:p>
          </table:table-cell>
          <table:table-cell office:value-type="float" office:value="26.675119" calcext:value-type="float">
            <text:p>26.675119</text:p>
          </table:table-cell>
          <table:table-cell table:number-columns-repeated="1019"/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5" calcext:value-type="float">
            <text:p>5</text:p>
          </table:table-cell>
          <table:table-cell office:value-type="float" office:value="0.009254" calcext:value-type="float">
            <text:p>0.009254</text:p>
          </table:table-cell>
          <table:table-cell office:value-type="float" office:value="0.003683" calcext:value-type="float">
            <text:p>0.003683</text:p>
          </table:table-cell>
          <table:table-cell office:value-type="float" office:value="26.825117" calcext:value-type="float">
            <text:p>26.825117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5" calcext:value-type="float">
            <text:p>5</text:p>
          </table:table-cell>
          <table:table-cell office:value-type="float" office:value="0.010493" calcext:value-type="float">
            <text:p>0.010493</text:p>
          </table:table-cell>
          <table:table-cell office:value-type="float" office:value="0.004528" calcext:value-type="float">
            <text:p>0.004528</text:p>
          </table:table-cell>
          <table:table-cell office:value-type="float" office:value="26.975115" calcext:value-type="float">
            <text:p>26.975115</text:p>
          </table:table-cell>
          <table:table-cell table:number-columns-repeated="1019"/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5" calcext:value-type="float">
            <text:p>5</text:p>
          </table:table-cell>
          <table:table-cell office:value-type="float" office:value="0.011638" calcext:value-type="float">
            <text:p>0.011638</text:p>
          </table:table-cell>
          <table:table-cell office:value-type="float" office:value="0.005371" calcext:value-type="float">
            <text:p>0.005371</text:p>
          </table:table-cell>
          <table:table-cell office:value-type="float" office:value="27.125116" calcext:value-type="float">
            <text:p>27.125116</text:p>
          </table:table-cell>
          <table:table-cell table:number-columns-repeated="1019"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5" calcext:value-type="float">
            <text:p>5</text:p>
          </table:table-cell>
          <table:table-cell office:value-type="float" office:value="0.012696" calcext:value-type="float">
            <text:p>0.012696</text:p>
          </table:table-cell>
          <table:table-cell office:value-type="float" office:value="0.006851" calcext:value-type="float">
            <text:p>0.006851</text:p>
          </table:table-cell>
          <table:table-cell office:value-type="float" office:value="27.27511" calcext:value-type="float">
            <text:p>27.27511</text:p>
          </table:table-cell>
          <table:table-cell table:number-columns-repeated="1019"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5" calcext:value-type="float">
            <text:p>5</text:p>
          </table:table-cell>
          <table:table-cell office:value-type="float" office:value="0.014227" calcext:value-type="float">
            <text:p>0.014227</text:p>
          </table:table-cell>
          <table:table-cell office:value-type="float" office:value="0.008331" calcext:value-type="float">
            <text:p>0.008331</text:p>
          </table:table-cell>
          <table:table-cell office:value-type="float" office:value="27.425104" calcext:value-type="float">
            <text:p>27.425104</text:p>
          </table:table-cell>
          <table:table-cell table:number-columns-repeated="1019"/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5" calcext:value-type="float">
            <text:p>5</text:p>
          </table:table-cell>
          <table:table-cell office:value-type="float" office:value="0.015642" calcext:value-type="float">
            <text:p>0.015642</text:p>
          </table:table-cell>
          <table:table-cell office:value-type="float" office:value="0.009809" calcext:value-type="float">
            <text:p>0.009809</text:p>
          </table:table-cell>
          <table:table-cell office:value-type="float" office:value="27.575098" calcext:value-type="float">
            <text:p>27.575098</text:p>
          </table:table-cell>
          <table:table-cell table:number-columns-repeated="1019"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5" calcext:value-type="float">
            <text:p>5</text:p>
          </table:table-cell>
          <table:table-cell office:value-type="float" office:value="0.016951" calcext:value-type="float">
            <text:p>0.016951</text:p>
          </table:table-cell>
          <table:table-cell office:value-type="float" office:value="0.01129" calcext:value-type="float">
            <text:p>0.01129</text:p>
          </table:table-cell>
          <table:table-cell office:value-type="float" office:value="27.725092" calcext:value-type="float">
            <text:p>27.725092</text:p>
          </table:table-cell>
          <table:table-cell table:number-columns-repeated="1019"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5" calcext:value-type="float">
            <text:p>5</text:p>
          </table:table-cell>
          <table:table-cell office:value-type="float" office:value="0.018161" calcext:value-type="float">
            <text:p>0.018161</text:p>
          </table:table-cell>
          <table:table-cell office:value-type="float" office:value="0.013584" calcext:value-type="float">
            <text:p>0.013584</text:p>
          </table:table-cell>
          <table:table-cell office:value-type="float" office:value="27.875074" calcext:value-type="float">
            <text:p>27.875074</text:p>
          </table:table-cell>
          <table:table-cell table:number-columns-repeated="1019"/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5" calcext:value-type="float">
            <text:p>5</text:p>
          </table:table-cell>
          <table:table-cell office:value-type="float" office:value="0.019853" calcext:value-type="float">
            <text:p>0.019853</text:p>
          </table:table-cell>
          <table:table-cell office:value-type="float" office:value="0.015879" calcext:value-type="float">
            <text:p>0.015879</text:p>
          </table:table-cell>
          <table:table-cell office:value-type="float" office:value="28.025057" calcext:value-type="float">
            <text:p>28.025057</text:p>
          </table:table-cell>
          <table:table-cell table:number-columns-repeated="1019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5" calcext:value-type="float">
            <text:p>5</text:p>
          </table:table-cell>
          <table:table-cell office:value-type="float" office:value="0.021418" calcext:value-type="float">
            <text:p>0.021418</text:p>
          </table:table-cell>
          <table:table-cell office:value-type="float" office:value="0.018173" calcext:value-type="float">
            <text:p>0.018173</text:p>
          </table:table-cell>
          <table:table-cell office:value-type="float" office:value="28.175039" calcext:value-type="float">
            <text:p>28.175039</text:p>
          </table:table-cell>
          <table:table-cell table:number-columns-repeated="1019"/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5" calcext:value-type="float">
            <text:p>5</text:p>
          </table:table-cell>
          <table:table-cell office:value-type="float" office:value="0.022864" calcext:value-type="float">
            <text:p>0.022864</text:p>
          </table:table-cell>
          <table:table-cell office:value-type="float" office:value="0.020468" calcext:value-type="float">
            <text:p>0.020468</text:p>
          </table:table-cell>
          <table:table-cell office:value-type="float" office:value="28.325022" calcext:value-type="float">
            <text:p>28.325022</text:p>
          </table:table-cell>
          <table:table-cell table:number-columns-repeated="1019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23764" calcext:value-type="float">
            <text:p>0.023764</text:p>
          </table:table-cell>
          <table:table-cell office:value-type="float" office:value="28.474985" calcext:value-type="float">
            <text:p>28.474985</text:p>
          </table:table-cell>
          <table:table-cell table:number-columns-repeated="1019"/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5" calcext:value-type="float">
            <text:p>5</text:p>
          </table:table-cell>
          <table:table-cell office:value-type="float" office:value="0.026025" calcext:value-type="float">
            <text:p>0.026025</text:p>
          </table:table-cell>
          <table:table-cell office:value-type="float" office:value="0.027061" calcext:value-type="float">
            <text:p>0.027061</text:p>
          </table:table-cell>
          <table:table-cell office:value-type="float" office:value="28.624949" calcext:value-type="float">
            <text:p>28.624949</text:p>
          </table:table-cell>
          <table:table-cell table:number-columns-repeated="1019"/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5" calcext:value-type="float">
            <text:p>5</text:p>
          </table:table-cell>
          <table:table-cell office:value-type="float" office:value="0.027713" calcext:value-type="float">
            <text:p>0.027713</text:p>
          </table:table-cell>
          <table:table-cell office:value-type="float" office:value="0.030357" calcext:value-type="float">
            <text:p>0.030357</text:p>
          </table:table-cell>
          <table:table-cell office:value-type="float" office:value="28.774916" calcext:value-type="float">
            <text:p>28.774916</text:p>
          </table:table-cell>
          <table:table-cell table:number-columns-repeated="1019"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5" calcext:value-type="float">
            <text:p>5</text:p>
          </table:table-cell>
          <table:table-cell office:value-type="float" office:value="0.029272" calcext:value-type="float">
            <text:p>0.029272</text:p>
          </table:table-cell>
          <table:table-cell office:value-type="float" office:value="0.033655" calcext:value-type="float">
            <text:p>0.033655</text:p>
          </table:table-cell>
          <table:table-cell office:value-type="float" office:value="28.924879" calcext:value-type="float">
            <text:p>28.924879</text:p>
          </table:table-cell>
          <table:table-cell table:number-columns-repeated="1019"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5" calcext:value-type="float">
            <text:p>5</text:p>
          </table:table-cell>
          <table:table-cell office:value-type="float" office:value="0.030713" calcext:value-type="float">
            <text:p>0.030713</text:p>
          </table:table-cell>
          <table:table-cell office:value-type="float" office:value="0.038143" calcext:value-type="float">
            <text:p>0.038143</text:p>
          </table:table-cell>
          <table:table-cell office:value-type="float" office:value="29.074812" calcext:value-type="float">
            <text:p>29.074812</text:p>
          </table:table-cell>
          <table:table-cell table:number-columns-repeated="1019"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5" calcext:value-type="float">
            <text:p>5</text:p>
          </table:table-cell>
          <table:table-cell office:value-type="float" office:value="0.032661" calcext:value-type="float">
            <text:p>0.032661</text:p>
          </table:table-cell>
          <table:table-cell office:value-type="float" office:value="0.042631" calcext:value-type="float">
            <text:p>0.042631</text:p>
          </table:table-cell>
          <table:table-cell office:value-type="float" office:value="29.224745" calcext:value-type="float">
            <text:p>29.224745</text:p>
          </table:table-cell>
          <table:table-cell table:number-columns-repeated="1019"/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5" calcext:value-type="float">
            <text:p>5</text:p>
          </table:table-cell>
          <table:table-cell office:value-type="float" office:value="0.03446" calcext:value-type="float">
            <text:p>0.03446</text:p>
          </table:table-cell>
          <table:table-cell office:value-type="float" office:value="0.047119" calcext:value-type="float">
            <text:p>0.047119</text:p>
          </table:table-cell>
          <table:table-cell office:value-type="float" office:value="29.374678" calcext:value-type="float">
            <text:p>29.374678</text:p>
          </table:table-cell>
          <table:table-cell table:number-columns-repeated="1019"/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5" calcext:value-type="float">
            <text:p>5</text:p>
          </table:table-cell>
          <table:table-cell office:value-type="float" office:value="0.036124" calcext:value-type="float">
            <text:p>0.036124</text:p>
          </table:table-cell>
          <table:table-cell office:value-type="float" office:value="0.051607" calcext:value-type="float">
            <text:p>0.051607</text:p>
          </table:table-cell>
          <table:table-cell office:value-type="float" office:value="29.524611" calcext:value-type="float">
            <text:p>29.524611</text:p>
          </table:table-cell>
          <table:table-cell table:number-columns-repeated="1019"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5" calcext:value-type="float">
            <text:p>5</text:p>
          </table:table-cell>
          <table:table-cell office:value-type="float" office:value="0.037662" calcext:value-type="float">
            <text:p>0.037662</text:p>
          </table:table-cell>
          <table:table-cell office:value-type="float" office:value="0.057484" calcext:value-type="float">
            <text:p>0.057484</text:p>
          </table:table-cell>
          <table:table-cell office:value-type="float" office:value="29.674494" calcext:value-type="float">
            <text:p>29.674494</text:p>
          </table:table-cell>
          <table:table-cell table:number-columns-repeated="1019"/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5" calcext:value-type="float">
            <text:p>5</text:p>
          </table:table-cell>
          <table:table-cell office:value-type="float" office:value="0.03972" calcext:value-type="float">
            <text:p>0.03972</text:p>
          </table:table-cell>
          <table:table-cell office:value-type="float" office:value="0.06336" calcext:value-type="float">
            <text:p>0.06336</text:p>
          </table:table-cell>
          <table:table-cell office:value-type="float" office:value="29.824381" calcext:value-type="float">
            <text:p>29.824381</text:p>
          </table:table-cell>
          <table:table-cell table:number-columns-repeated="1019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5" calcext:value-type="float">
            <text:p>5</text:p>
          </table:table-cell>
          <table:table-cell office:value-type="float" office:value="0.041623" calcext:value-type="float">
            <text:p>0.041623</text:p>
          </table:table-cell>
          <table:table-cell office:value-type="float" office:value="0.069237" calcext:value-type="float">
            <text:p>0.069237</text:p>
          </table:table-cell>
          <table:table-cell office:value-type="float" office:value="29.974268" calcext:value-type="float">
            <text:p>29.974268</text:p>
          </table:table-cell>
          <table:table-cell table:number-columns-repeated="1019"/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5" calcext:value-type="float">
            <text:p>5</text:p>
          </table:table-cell>
          <table:table-cell office:value-type="float" office:value="0.043382" calcext:value-type="float">
            <text:p>0.043382</text:p>
          </table:table-cell>
          <table:table-cell office:value-type="float" office:value="0.075115" calcext:value-type="float">
            <text:p>0.075115</text:p>
          </table:table-cell>
          <table:table-cell office:value-type="float" office:value="30.124151" calcext:value-type="float">
            <text:p>30.124151</text:p>
          </table:table-cell>
          <table:table-cell table:number-columns-repeated="1019"/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5" calcext:value-type="float">
            <text:p>5</text:p>
          </table:table-cell>
          <table:table-cell office:value-type="float" office:value="0.045007" calcext:value-type="float">
            <text:p>0.045007</text:p>
          </table:table-cell>
          <table:table-cell office:value-type="float" office:value="0.082584" calcext:value-type="float">
            <text:p>0.082584</text:p>
          </table:table-cell>
          <table:table-cell office:value-type="float" office:value="30.273962" calcext:value-type="float">
            <text:p>30.273962</text:p>
          </table:table-cell>
          <table:table-cell table:number-columns-repeated="1019"/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5" calcext:value-type="float">
            <text:p>5</text:p>
          </table:table-cell>
          <table:table-cell office:value-type="float" office:value="0.047181" calcext:value-type="float">
            <text:p>0.047181</text:p>
          </table:table-cell>
          <table:table-cell office:value-type="float" office:value="0.090052" calcext:value-type="float">
            <text:p>0.090052</text:p>
          </table:table-cell>
          <table:table-cell office:value-type="float" office:value="30.423777" calcext:value-type="float">
            <text:p>30.423777</text:p>
          </table:table-cell>
          <table:table-cell table:number-columns-repeated="1019"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5" calcext:value-type="float">
            <text:p>5</text:p>
          </table:table-cell>
          <table:table-cell office:value-type="float" office:value="0.04919" calcext:value-type="float">
            <text:p>0.04919</text:p>
          </table:table-cell>
          <table:table-cell office:value-type="float" office:value="0.097521" calcext:value-type="float">
            <text:p>0.097521</text:p>
          </table:table-cell>
          <table:table-cell office:value-type="float" office:value="30.573591" calcext:value-type="float">
            <text:p>30.573591</text:p>
          </table:table-cell>
          <table:table-cell table:number-columns-repeated="1019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5" calcext:value-type="float">
            <text:p>5</text:p>
          </table:table-cell>
          <table:table-cell office:value-type="float" office:value="0.051048" calcext:value-type="float">
            <text:p>0.051048</text:p>
          </table:table-cell>
          <table:table-cell office:value-type="float" office:value="0.104988" calcext:value-type="float">
            <text:p>0.104988</text:p>
          </table:table-cell>
          <table:table-cell office:value-type="float" office:value="30.723406" calcext:value-type="float">
            <text:p>30.723406</text:p>
          </table:table-cell>
          <table:table-cell table:number-columns-repeated="1019"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5" calcext:value-type="float">
            <text:p>5</text:p>
          </table:table-cell>
          <table:table-cell office:value-type="float" office:value="0.052764" calcext:value-type="float">
            <text:p>0.052764</text:p>
          </table:table-cell>
          <table:table-cell office:value-type="float" office:value="0.11426" calcext:value-type="float">
            <text:p>0.11426</text:p>
          </table:table-cell>
          <table:table-cell office:value-type="float" office:value="30.873117" calcext:value-type="float">
            <text:p>30.873117</text:p>
          </table:table-cell>
          <table:table-cell table:number-columns-repeated="1019"/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5" calcext:value-type="float">
            <text:p>5</text:p>
          </table:table-cell>
          <table:table-cell office:value-type="float" office:value="0.05505" calcext:value-type="float">
            <text:p>0.05505</text:p>
          </table:table-cell>
          <table:table-cell office:value-type="float" office:value="0.123531" calcext:value-type="float">
            <text:p>0.123531</text:p>
          </table:table-cell>
          <table:table-cell office:value-type="float" office:value="31.022829" calcext:value-type="float">
            <text:p>31.022829</text:p>
          </table:table-cell>
          <table:table-cell table:number-columns-repeated="1019"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5" calcext:value-type="float">
            <text:p>5</text:p>
          </table:table-cell>
          <table:table-cell office:value-type="float" office:value="0.057166" calcext:value-type="float">
            <text:p>0.057166</text:p>
          </table:table-cell>
          <table:table-cell office:value-type="float" office:value="0.132803" calcext:value-type="float">
            <text:p>0.132803</text:p>
          </table:table-cell>
          <table:table-cell office:value-type="float" office:value="31.172541" calcext:value-type="float">
            <text:p>31.172541</text:p>
          </table:table-cell>
          <table:table-cell table:number-columns-repeated="1019"/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5" calcext:value-type="float">
            <text:p>5</text:p>
          </table:table-cell>
          <table:table-cell office:value-type="float" office:value="0.059121" calcext:value-type="float">
            <text:p>0.059121</text:p>
          </table:table-cell>
          <table:table-cell office:value-type="float" office:value="0.142075" calcext:value-type="float">
            <text:p>0.142075</text:p>
          </table:table-cell>
          <table:table-cell office:value-type="float" office:value="31.322252" calcext:value-type="float">
            <text:p>31.322252</text:p>
          </table:table-cell>
          <table:table-cell table:number-columns-repeated="1019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5" calcext:value-type="float">
            <text:p>5</text:p>
          </table:table-cell>
          <table:table-cell office:value-type="float" office:value="0.060927" calcext:value-type="float">
            <text:p>0.060927</text:p>
          </table:table-cell>
          <table:table-cell office:value-type="float" office:value="0.15337" calcext:value-type="float">
            <text:p>0.15337</text:p>
          </table:table-cell>
          <table:table-cell office:value-type="float" office:value="31.471823" calcext:value-type="float">
            <text:p>31.471823</text:p>
          </table:table-cell>
          <table:table-cell table:number-columns-repeated="1019"/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5" calcext:value-type="float">
            <text:p>5</text:p>
          </table:table-cell>
          <table:table-cell office:value-type="float" office:value="0.063334" calcext:value-type="float">
            <text:p>0.063334</text:p>
          </table:table-cell>
          <table:table-cell office:value-type="float" office:value="0.164665" calcext:value-type="float">
            <text:p>0.164665</text:p>
          </table:table-cell>
          <table:table-cell office:value-type="float" office:value="31.621393" calcext:value-type="float">
            <text:p>31.621393</text:p>
          </table:table-cell>
          <table:table-cell table:number-columns-repeated="1019"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5" calcext:value-type="float">
            <text:p>5</text:p>
          </table:table-cell>
          <table:table-cell office:value-type="float" office:value="0.065561" calcext:value-type="float">
            <text:p>0.065561</text:p>
          </table:table-cell>
          <table:table-cell office:value-type="float" office:value="0.175961" calcext:value-type="float">
            <text:p>0.175961</text:p>
          </table:table-cell>
          <table:table-cell office:value-type="float" office:value="31.770964" calcext:value-type="float">
            <text:p>31.770964</text:p>
          </table:table-cell>
          <table:table-cell table:number-columns-repeated="1019"/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5" calcext:value-type="float">
            <text:p>5</text:p>
          </table:table-cell>
          <table:table-cell office:value-type="float" office:value="0.067619" calcext:value-type="float">
            <text:p>0.067619</text:p>
          </table:table-cell>
          <table:table-cell office:value-type="float" office:value="0.187256" calcext:value-type="float">
            <text:p>0.187256</text:p>
          </table:table-cell>
          <table:table-cell office:value-type="float" office:value="31.920538" calcext:value-type="float">
            <text:p>31.920538</text:p>
          </table:table-cell>
          <table:table-cell table:number-columns-repeated="1019"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5" calcext:value-type="float">
            <text:p>5</text:p>
          </table:table-cell>
          <table:table-cell office:value-type="float" office:value="0.069522" calcext:value-type="float">
            <text:p>0.069522</text:p>
          </table:table-cell>
          <table:table-cell office:value-type="float" office:value="0.200804" calcext:value-type="float">
            <text:p>0.200804</text:p>
          </table:table-cell>
          <table:table-cell office:value-type="float" office:value="32.069923" calcext:value-type="float">
            <text:p>32.069923</text:p>
          </table:table-cell>
          <table:table-cell table:number-columns-repeated="1019"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5" calcext:value-type="float">
            <text:p>5</text:p>
          </table:table-cell>
          <table:table-cell office:value-type="float" office:value="0.072055" calcext:value-type="float">
            <text:p>0.072055</text:p>
          </table:table-cell>
          <table:table-cell office:value-type="float" office:value="0.214352" calcext:value-type="float">
            <text:p>0.214352</text:p>
          </table:table-cell>
          <table:table-cell office:value-type="float" office:value="32.219307" calcext:value-type="float">
            <text:p>32.219307</text:p>
          </table:table-cell>
          <table:table-cell table:number-columns-repeated="1019"/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5" calcext:value-type="float">
            <text:p>5</text:p>
          </table:table-cell>
          <table:table-cell office:value-type="float" office:value="0.074399" calcext:value-type="float">
            <text:p>0.074399</text:p>
          </table:table-cell>
          <table:table-cell office:value-type="float" office:value="0.2279" calcext:value-type="float">
            <text:p>0.2279</text:p>
          </table:table-cell>
          <table:table-cell office:value-type="float" office:value="32.36869" calcext:value-type="float">
            <text:p>32.36869</text:p>
          </table:table-cell>
          <table:table-cell table:number-columns-repeated="1019"/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5" calcext:value-type="float">
            <text:p>5</text:p>
          </table:table-cell>
          <table:table-cell office:value-type="float" office:value="0.076566" calcext:value-type="float">
            <text:p>0.076566</text:p>
          </table:table-cell>
          <table:table-cell office:value-type="float" office:value="0.241447" calcext:value-type="float">
            <text:p>0.241447</text:p>
          </table:table-cell>
          <table:table-cell office:value-type="float" office:value="32.518074" calcext:value-type="float">
            <text:p>32.518074</text:p>
          </table:table-cell>
          <table:table-cell table:number-columns-repeated="1019"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5" calcext:value-type="float">
            <text:p>5</text:p>
          </table:table-cell>
          <table:table-cell office:value-type="float" office:value="0.078569" calcext:value-type="float">
            <text:p>0.078569</text:p>
          </table:table-cell>
          <table:table-cell office:value-type="float" office:value="0.257488" calcext:value-type="float">
            <text:p>0.257488</text:p>
          </table:table-cell>
          <table:table-cell office:value-type="float" office:value="32.667206" calcext:value-type="float">
            <text:p>32.667206</text:p>
          </table:table-cell>
          <table:table-cell table:number-columns-repeated="1019"/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5" calcext:value-type="float">
            <text:p>5</text:p>
          </table:table-cell>
          <table:table-cell office:value-type="float" office:value="0.081238" calcext:value-type="float">
            <text:p>0.081238</text:p>
          </table:table-cell>
          <table:table-cell office:value-type="float" office:value="0.273527" calcext:value-type="float">
            <text:p>0.273527</text:p>
          </table:table-cell>
          <table:table-cell office:value-type="float" office:value="32.816345" calcext:value-type="float">
            <text:p>32.816345</text:p>
          </table:table-cell>
          <table:table-cell table:number-columns-repeated="1019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0.083706" calcext:value-type="float">
            <text:p>0.083706</text:p>
          </table:table-cell>
          <table:table-cell office:value-type="float" office:value="0.289568" calcext:value-type="float">
            <text:p>0.289568</text:p>
          </table:table-cell>
          <table:table-cell office:value-type="float" office:value="32.965477" calcext:value-type="float">
            <text:p>32.965477</text:p>
          </table:table-cell>
          <table:table-cell table:number-columns-repeated="1019"/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5" calcext:value-type="float">
            <text:p>5</text:p>
          </table:table-cell>
          <table:table-cell office:value-type="float" office:value="0.085988" calcext:value-type="float">
            <text:p>0.085988</text:p>
          </table:table-cell>
          <table:table-cell office:value-type="float" office:value="0.305607" calcext:value-type="float">
            <text:p>0.305607</text:p>
          </table:table-cell>
          <table:table-cell office:value-type="float" office:value="33.114609" calcext:value-type="float">
            <text:p>33.114609</text:p>
          </table:table-cell>
          <table:table-cell table:number-columns-repeated="1019"/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5" calcext:value-type="float">
            <text:p>5</text:p>
          </table:table-cell>
          <table:table-cell office:value-type="float" office:value="0.088096" calcext:value-type="float">
            <text:p>0.088096</text:p>
          </table:table-cell>
          <table:table-cell office:value-type="float" office:value="0.324389" calcext:value-type="float">
            <text:p>0.324389</text:p>
          </table:table-cell>
          <table:table-cell office:value-type="float" office:value="33.26342" calcext:value-type="float">
            <text:p>33.26342</text:p>
          </table:table-cell>
          <table:table-cell table:number-columns-repeated="1019"/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5" calcext:value-type="float">
            <text:p>5</text:p>
          </table:table-cell>
          <table:table-cell office:value-type="float" office:value="0.09091" calcext:value-type="float">
            <text:p>0.09091</text:p>
          </table:table-cell>
          <table:table-cell office:value-type="float" office:value="0.34317" calcext:value-type="float">
            <text:p>0.34317</text:p>
          </table:table-cell>
          <table:table-cell office:value-type="float" office:value="33.412231" calcext:value-type="float">
            <text:p>33.412231</text:p>
          </table:table-cell>
          <table:table-cell table:number-columns-repeated="1019"/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5" calcext:value-type="float">
            <text:p>5</text:p>
          </table:table-cell>
          <table:table-cell office:value-type="float" office:value="0.093511" calcext:value-type="float">
            <text:p>0.093511</text:p>
          </table:table-cell>
          <table:table-cell office:value-type="float" office:value="0.361952" calcext:value-type="float">
            <text:p>0.361952</text:p>
          </table:table-cell>
          <table:table-cell office:value-type="float" office:value="33.56105" calcext:value-type="float">
            <text:p>33.56105</text:p>
          </table:table-cell>
          <table:table-cell table:number-columns-repeated="1019"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5" calcext:value-type="float">
            <text:p>5</text:p>
          </table:table-cell>
          <table:table-cell office:value-type="float" office:value="0.095916" calcext:value-type="float">
            <text:p>0.095916</text:p>
          </table:table-cell>
          <table:table-cell office:value-type="float" office:value="0.380733" calcext:value-type="float">
            <text:p>0.380733</text:p>
          </table:table-cell>
          <table:table-cell office:value-type="float" office:value="33.709862" calcext:value-type="float">
            <text:p>33.709862</text:p>
          </table:table-cell>
          <table:table-cell table:number-columns-repeated="1019"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5" calcext:value-type="float">
            <text:p>5</text:p>
          </table:table-cell>
          <table:table-cell office:value-type="float" office:value="0.098138" calcext:value-type="float">
            <text:p>0.098138</text:p>
          </table:table-cell>
          <table:table-cell office:value-type="float" office:value="0.402517" calcext:value-type="float">
            <text:p>0.402517</text:p>
          </table:table-cell>
          <table:table-cell office:value-type="float" office:value="33.858269" calcext:value-type="float">
            <text:p>33.858269</text:p>
          </table:table-cell>
          <table:table-cell table:number-columns-repeated="1019"/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5" calcext:value-type="float">
            <text:p>5</text:p>
          </table:table-cell>
          <table:table-cell office:value-type="float" office:value="0.101098" calcext:value-type="float">
            <text:p>0.101098</text:p>
          </table:table-cell>
          <table:table-cell office:value-type="float" office:value="0.424301" calcext:value-type="float">
            <text:p>0.424301</text:p>
          </table:table-cell>
          <table:table-cell office:value-type="float" office:value="34.006668" calcext:value-type="float">
            <text:p>34.006668</text:p>
          </table:table-cell>
          <table:table-cell table:number-columns-repeated="1019"/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5" calcext:value-type="float">
            <text:p>5</text:p>
          </table:table-cell>
          <table:table-cell office:value-type="float" office:value="0.103836" calcext:value-type="float">
            <text:p>0.103836</text:p>
          </table:table-cell>
          <table:table-cell office:value-type="float" office:value="0.446085" calcext:value-type="float">
            <text:p>0.446085</text:p>
          </table:table-cell>
          <table:table-cell office:value-type="float" office:value="34.155067" calcext:value-type="float">
            <text:p>34.155067</text:p>
          </table:table-cell>
          <table:table-cell table:number-columns-repeated="1019"/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5" calcext:value-type="float">
            <text:p>5</text:p>
          </table:table-cell>
          <table:table-cell office:value-type="float" office:value="0.106367" calcext:value-type="float">
            <text:p>0.106367</text:p>
          </table:table-cell>
          <table:table-cell office:value-type="float" office:value="0.467869" calcext:value-type="float">
            <text:p>0.467869</text:p>
          </table:table-cell>
          <table:table-cell office:value-type="float" office:value="34.303474" calcext:value-type="float">
            <text:p>34.303474</text:p>
          </table:table-cell>
          <table:table-cell table:number-columns-repeated="1019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5" calcext:value-type="float">
            <text:p>5</text:p>
          </table:table-cell>
          <table:table-cell office:value-type="float" office:value="0.108706" calcext:value-type="float">
            <text:p>0.108706</text:p>
          </table:table-cell>
          <table:table-cell office:value-type="float" office:value="0.492924" calcext:value-type="float">
            <text:p>0.492924</text:p>
          </table:table-cell>
          <table:table-cell office:value-type="float" office:value="34.451355" calcext:value-type="float">
            <text:p>34.451355</text:p>
          </table:table-cell>
          <table:table-cell table:number-columns-repeated="1019"/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5" calcext:value-type="float">
            <text:p>5</text:p>
          </table:table-cell>
          <table:table-cell office:value-type="float" office:value="0.111823" calcext:value-type="float">
            <text:p>0.111823</text:p>
          </table:table-cell>
          <table:table-cell office:value-type="float" office:value="0.517979" calcext:value-type="float">
            <text:p>0.517979</text:p>
          </table:table-cell>
          <table:table-cell office:value-type="float" office:value="34.599243" calcext:value-type="float">
            <text:p>34.599243</text:p>
          </table:table-cell>
          <table:table-cell table:number-columns-repeated="1019"/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5" calcext:value-type="float">
            <text:p>5</text:p>
          </table:table-cell>
          <table:table-cell office:value-type="float" office:value="0.114706" calcext:value-type="float">
            <text:p>0.114706</text:p>
          </table:table-cell>
          <table:table-cell office:value-type="float" office:value="0.543036" calcext:value-type="float">
            <text:p>0.543036</text:p>
          </table:table-cell>
          <table:table-cell office:value-type="float" office:value="34.747124" calcext:value-type="float">
            <text:p>34.747124</text:p>
          </table:table-cell>
          <table:table-cell table:number-columns-repeated="1019"/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5" calcext:value-type="float">
            <text:p>5</text:p>
          </table:table-cell>
          <table:table-cell office:value-type="float" office:value="0.117371" calcext:value-type="float">
            <text:p>0.117371</text:p>
          </table:table-cell>
          <table:table-cell office:value-type="float" office:value="0.568092" calcext:value-type="float">
            <text:p>0.568092</text:p>
          </table:table-cell>
          <table:table-cell office:value-type="float" office:value="34.895012" calcext:value-type="float">
            <text:p>34.895012</text:p>
          </table:table-cell>
          <table:table-cell table:number-columns-repeated="1019"/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5" calcext:value-type="float">
            <text:p>5</text:p>
          </table:table-cell>
          <table:table-cell office:value-type="float" office:value="0.119834" calcext:value-type="float">
            <text:p>0.119834</text:p>
          </table:table-cell>
          <table:table-cell office:value-type="float" office:value="0.596699" calcext:value-type="float">
            <text:p>0.596699</text:p>
          </table:table-cell>
          <table:table-cell office:value-type="float" office:value="35.042244" calcext:value-type="float">
            <text:p>35.042244</text:p>
          </table:table-cell>
          <table:table-cell table:number-columns-repeated="1019"/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5" calcext:value-type="float">
            <text:p>5</text:p>
          </table:table-cell>
          <table:table-cell office:value-type="float" office:value="0.123107" calcext:value-type="float">
            <text:p>0.123107</text:p>
          </table:table-cell>
          <table:table-cell office:value-type="float" office:value="0.625305" calcext:value-type="float">
            <text:p>0.625305</text:p>
          </table:table-cell>
          <table:table-cell office:value-type="float" office:value="35.189484" calcext:value-type="float">
            <text:p>35.189484</text:p>
          </table:table-cell>
          <table:table-cell table:number-columns-repeated="1019"/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5" calcext:value-type="float">
            <text:p>5</text:p>
          </table:table-cell>
          <table:table-cell office:value-type="float" office:value="0.126134" calcext:value-type="float">
            <text:p>0.126134</text:p>
          </table:table-cell>
          <table:table-cell office:value-type="float" office:value="0.653912" calcext:value-type="float">
            <text:p>0.653912</text:p>
          </table:table-cell>
          <table:table-cell office:value-type="float" office:value="35.336723" calcext:value-type="float">
            <text:p>35.336723</text:p>
          </table:table-cell>
          <table:table-cell table:number-columns-repeated="1019"/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5" calcext:value-type="float">
            <text:p>5</text:p>
          </table:table-cell>
          <table:table-cell office:value-type="float" office:value="0.128933" calcext:value-type="float">
            <text:p>0.128933</text:p>
          </table:table-cell>
          <table:table-cell office:value-type="float" office:value="0.68252" calcext:value-type="float">
            <text:p>0.68252</text:p>
          </table:table-cell>
          <table:table-cell office:value-type="float" office:value="35.483963" calcext:value-type="float">
            <text:p>35.483963</text:p>
          </table:table-cell>
          <table:table-cell table:number-columns-repeated="1019"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5" calcext:value-type="float">
            <text:p>5</text:p>
          </table:table-cell>
          <table:table-cell office:value-type="float" office:value="0.131519" calcext:value-type="float">
            <text:p>0.131519</text:p>
          </table:table-cell>
          <table:table-cell office:value-type="float" office:value="0.714964" calcext:value-type="float">
            <text:p>0.714964</text:p>
          </table:table-cell>
          <table:table-cell office:value-type="float" office:value="35.630402" calcext:value-type="float">
            <text:p>35.630402</text:p>
          </table:table-cell>
          <table:table-cell table:number-columns-repeated="1019"/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5" calcext:value-type="float">
            <text:p>5</text:p>
          </table:table-cell>
          <table:table-cell office:value-type="float" office:value="0.134954" calcext:value-type="float">
            <text:p>0.134954</text:p>
          </table:table-cell>
          <table:table-cell office:value-type="float" office:value="0.747408" calcext:value-type="float">
            <text:p>0.747408</text:p>
          </table:table-cell>
          <table:table-cell office:value-type="float" office:value="35.77684" calcext:value-type="float">
            <text:p>35.77684</text:p>
          </table:table-cell>
          <table:table-cell table:number-columns-repeated="1019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5" calcext:value-type="float">
            <text:p>5</text:p>
          </table:table-cell>
          <table:table-cell office:value-type="float" office:value="0.138132" calcext:value-type="float">
            <text:p>0.138132</text:p>
          </table:table-cell>
          <table:table-cell office:value-type="float" office:value="0.779852" calcext:value-type="float">
            <text:p>0.779852</text:p>
          </table:table-cell>
          <table:table-cell office:value-type="float" office:value="35.923279" calcext:value-type="float">
            <text:p>35.923279</text:p>
          </table:table-cell>
          <table:table-cell table:number-columns-repeated="1019"/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5" calcext:value-type="float">
            <text:p>5</text:p>
          </table:table-cell>
          <table:table-cell office:value-type="float" office:value="0.14107" calcext:value-type="float">
            <text:p>0.14107</text:p>
          </table:table-cell>
          <table:table-cell office:value-type="float" office:value="0.812296" calcext:value-type="float">
            <text:p>0.812296</text:p>
          </table:table-cell>
          <table:table-cell office:value-type="float" office:value="36.069717" calcext:value-type="float">
            <text:p>36.069717</text:p>
          </table:table-cell>
          <table:table-cell table:number-columns-repeated="1019"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5" calcext:value-type="float">
            <text:p>5</text:p>
          </table:table-cell>
          <table:table-cell office:value-type="float" office:value="0.143784" calcext:value-type="float">
            <text:p>0.143784</text:p>
          </table:table-cell>
          <table:table-cell office:value-type="float" office:value="0.848869" calcext:value-type="float">
            <text:p>0.848869</text:p>
          </table:table-cell>
          <table:table-cell office:value-type="float" office:value="36.215179" calcext:value-type="float">
            <text:p>36.215179</text:p>
          </table:table-cell>
          <table:table-cell table:number-columns-repeated="1019"/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5" calcext:value-type="float">
            <text:p>5</text:p>
          </table:table-cell>
          <table:table-cell office:value-type="float" office:value="0.147361" calcext:value-type="float">
            <text:p>0.147361</text:p>
          </table:table-cell>
          <table:table-cell office:value-type="float" office:value="0.885445" calcext:value-type="float">
            <text:p>0.885445</text:p>
          </table:table-cell>
          <table:table-cell office:value-type="float" office:value="36.360641" calcext:value-type="float">
            <text:p>36.360641</text:p>
          </table:table-cell>
          <table:table-cell table:number-columns-repeated="1019"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5" calcext:value-type="float">
            <text:p>5</text:p>
          </table:table-cell>
          <table:table-cell office:value-type="float" office:value="0.150669" calcext:value-type="float">
            <text:p>0.150669</text:p>
          </table:table-cell>
          <table:table-cell office:value-type="float" office:value="0.922018" calcext:value-type="float">
            <text:p>0.922018</text:p>
          </table:table-cell>
          <table:table-cell office:value-type="float" office:value="36.506104" calcext:value-type="float">
            <text:p>36.506104</text:p>
          </table:table-cell>
          <table:table-cell table:number-columns-repeated="1019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5" calcext:value-type="float">
            <text:p>5</text:p>
          </table:table-cell>
          <table:table-cell office:value-type="float" office:value="0.153726" calcext:value-type="float">
            <text:p>0.153726</text:p>
          </table:table-cell>
          <table:table-cell office:value-type="float" office:value="0.958591" calcext:value-type="float">
            <text:p>0.958591</text:p>
          </table:table-cell>
          <table:table-cell office:value-type="float" office:value="36.651573" calcext:value-type="float">
            <text:p>36.651573</text:p>
          </table:table-cell>
          <table:table-cell table:number-columns-repeated="1019"/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5" calcext:value-type="float">
            <text:p>5</text:p>
          </table:table-cell>
          <table:table-cell office:value-type="float" office:value="0.15655" calcext:value-type="float">
            <text:p>0.15655</text:p>
          </table:table-cell>
          <table:table-cell office:value-type="float" office:value="0.999586" calcext:value-type="float">
            <text:p>0.999586</text:p>
          </table:table-cell>
          <table:table-cell office:value-type="float" office:value="36.795853" calcext:value-type="float">
            <text:p>36.795853</text:p>
          </table:table-cell>
          <table:table-cell table:number-columns-repeated="1019"/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5" calcext:value-type="float">
            <text:p>5</text:p>
          </table:table-cell>
          <table:table-cell office:value-type="float" office:value="0.160265" calcext:value-type="float">
            <text:p>0.160265</text:p>
          </table:table-cell>
          <table:table-cell office:value-type="float" office:value="1.040581" calcext:value-type="float">
            <text:p>1.040581</text:p>
          </table:table-cell>
          <table:table-cell office:value-type="float" office:value="36.94014" calcext:value-type="float">
            <text:p>36.94014</text:p>
          </table:table-cell>
          <table:table-cell table:number-columns-repeated="1019"/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5" calcext:value-type="float">
            <text:p>5</text:p>
          </table:table-cell>
          <table:table-cell office:value-type="float" office:value="0.1637" calcext:value-type="float">
            <text:p>0.1637</text:p>
          </table:table-cell>
          <table:table-cell office:value-type="float" office:value="1.081575" calcext:value-type="float">
            <text:p>1.081575</text:p>
          </table:table-cell>
          <table:table-cell office:value-type="float" office:value="37.084419" calcext:value-type="float">
            <text:p>37.084419</text:p>
          </table:table-cell>
          <table:table-cell table:number-columns-repeated="1019"/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5" calcext:value-type="float">
            <text:p>5</text:p>
          </table:table-cell>
          <table:table-cell office:value-type="float" office:value="0.166874" calcext:value-type="float">
            <text:p>0.166874</text:p>
          </table:table-cell>
          <table:table-cell office:value-type="float" office:value="1.122572" calcext:value-type="float">
            <text:p>1.122572</text:p>
          </table:table-cell>
          <table:table-cell office:value-type="float" office:value="37.228699" calcext:value-type="float">
            <text:p>37.228699</text:p>
          </table:table-cell>
          <table:table-cell table:number-columns-repeated="1019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5" calcext:value-type="float">
            <text:p>5</text:p>
          </table:table-cell>
          <table:table-cell office:value-type="float" office:value="0.169807" calcext:value-type="float">
            <text:p>0.169807</text:p>
          </table:table-cell>
          <table:table-cell office:value-type="float" office:value="1.168276" calcext:value-type="float">
            <text:p>1.168276</text:p>
          </table:table-cell>
          <table:table-cell office:value-type="float" office:value="37.371567" calcext:value-type="float">
            <text:p>37.371567</text:p>
          </table:table-cell>
          <table:table-cell table:number-columns-repeated="1019"/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5" calcext:value-type="float">
            <text:p>5</text:p>
          </table:table-cell>
          <table:table-cell office:value-type="float" office:value="0.173631" calcext:value-type="float">
            <text:p>0.173631</text:p>
          </table:table-cell>
          <table:table-cell office:value-type="float" office:value="1.21398" calcext:value-type="float">
            <text:p>1.21398</text:p>
          </table:table-cell>
          <table:table-cell office:value-type="float" office:value="37.514427" calcext:value-type="float">
            <text:p>37.514427</text:p>
          </table:table-cell>
          <table:table-cell table:number-columns-repeated="1019"/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5" calcext:value-type="float">
            <text:p>5</text:p>
          </table:table-cell>
          <table:table-cell office:value-type="float" office:value="0.177168" calcext:value-type="float">
            <text:p>0.177168</text:p>
          </table:table-cell>
          <table:table-cell office:value-type="float" office:value="1.259684" calcext:value-type="float">
            <text:p>1.259684</text:p>
          </table:table-cell>
          <table:table-cell office:value-type="float" office:value="37.657295" calcext:value-type="float">
            <text:p>37.657295</text:p>
          </table:table-cell>
          <table:table-cell table:number-columns-repeated="1019"/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5" calcext:value-type="float">
            <text:p>5</text:p>
          </table:table-cell>
          <table:table-cell office:value-type="float" office:value="0.180436" calcext:value-type="float">
            <text:p>0.180436</text:p>
          </table:table-cell>
          <table:table-cell office:value-type="float" office:value="1.30929" calcext:value-type="float">
            <text:p>1.30929</text:p>
          </table:table-cell>
          <table:table-cell office:value-type="float" office:value="37.798836" calcext:value-type="float">
            <text:p>37.798836</text:p>
          </table:table-cell>
          <table:table-cell table:number-columns-repeated="1019"/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5" calcext:value-type="float">
            <text:p>5</text:p>
          </table:table-cell>
          <table:table-cell office:value-type="float" office:value="0.184317" calcext:value-type="float">
            <text:p>0.184317</text:p>
          </table:table-cell>
          <table:table-cell office:value-type="float" office:value="1.358896" calcext:value-type="float">
            <text:p>1.358896</text:p>
          </table:table-cell>
          <table:table-cell office:value-type="float" office:value="37.940384" calcext:value-type="float">
            <text:p>37.940384</text:p>
          </table:table-cell>
          <table:table-cell table:number-columns-repeated="1019"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5" calcext:value-type="float">
            <text:p>5</text:p>
          </table:table-cell>
          <table:table-cell office:value-type="float" office:value="0.187907" calcext:value-type="float">
            <text:p>0.187907</text:p>
          </table:table-cell>
          <table:table-cell office:value-type="float" office:value="1.408503" calcext:value-type="float">
            <text:p>1.408503</text:p>
          </table:table-cell>
          <table:table-cell office:value-type="float" office:value="38.081924" calcext:value-type="float">
            <text:p>38.081924</text:p>
          </table:table-cell>
          <table:table-cell table:number-columns-repeated="1019"/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5" calcext:value-type="float">
            <text:p>5</text:p>
          </table:table-cell>
          <table:table-cell office:value-type="float" office:value="0.191226" calcext:value-type="float">
            <text:p>0.191226</text:p>
          </table:table-cell>
          <table:table-cell office:value-type="float" office:value="1.458111" calcext:value-type="float">
            <text:p>1.458111</text:p>
          </table:table-cell>
          <table:table-cell office:value-type="float" office:value="38.223473" calcext:value-type="float">
            <text:p>38.223473</text:p>
          </table:table-cell>
          <table:table-cell table:number-columns-repeated="1019"/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5" calcext:value-type="float">
            <text:p>5</text:p>
          </table:table-cell>
          <table:table-cell office:value-type="float" office:value="0.194287" calcext:value-type="float">
            <text:p>0.194287</text:p>
          </table:table-cell>
          <table:table-cell office:value-type="float" office:value="1.512688" calcext:value-type="float">
            <text:p>1.512688</text:p>
          </table:table-cell>
          <table:table-cell office:value-type="float" office:value="38.363174" calcext:value-type="float">
            <text:p>38.363174</text:p>
          </table:table-cell>
          <table:table-cell table:number-columns-repeated="1019"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5" calcext:value-type="float">
            <text:p>5</text:p>
          </table:table-cell>
          <table:table-cell office:value-type="float" office:value="0.198157" calcext:value-type="float">
            <text:p>0.198157</text:p>
          </table:table-cell>
          <table:table-cell office:value-type="float" office:value="1.567263" calcext:value-type="float">
            <text:p>1.567263</text:p>
          </table:table-cell>
          <table:table-cell office:value-type="float" office:value="38.502869" calcext:value-type="float">
            <text:p>38.502869</text:p>
          </table:table-cell>
          <table:table-cell table:number-columns-repeated="1019"/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5" calcext:value-type="float">
            <text:p>5</text:p>
          </table:table-cell>
          <table:table-cell office:value-type="float" office:value="0.201736" calcext:value-type="float">
            <text:p>0.201736</text:p>
          </table:table-cell>
          <table:table-cell office:value-type="float" office:value="1.621838" calcext:value-type="float">
            <text:p>1.621838</text:p>
          </table:table-cell>
          <table:table-cell office:value-type="float" office:value="38.64257" calcext:value-type="float">
            <text:p>38.64257</text:p>
          </table:table-cell>
          <table:table-cell table:number-columns-repeated="1019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5" calcext:value-type="float">
            <text:p>5</text:p>
          </table:table-cell>
          <table:table-cell office:value-type="float" office:value="0.205043" calcext:value-type="float">
            <text:p>0.205043</text:p>
          </table:table-cell>
          <table:table-cell office:value-type="float" office:value="1.676413" calcext:value-type="float">
            <text:p>1.676413</text:p>
          </table:table-cell>
          <table:table-cell office:value-type="float" office:value="38.782272" calcext:value-type="float">
            <text:p>38.782272</text:p>
          </table:table-cell>
          <table:table-cell table:number-columns-repeated="1019"/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5" calcext:value-type="float">
            <text:p>5</text:p>
          </table:table-cell>
          <table:table-cell office:value-type="float" office:value="0.208093" calcext:value-type="float">
            <text:p>0.208093</text:p>
          </table:table-cell>
          <table:table-cell office:value-type="float" office:value="1.736357" calcext:value-type="float">
            <text:p>1.736357</text:p>
          </table:table-cell>
          <table:table-cell office:value-type="float" office:value="38.919754" calcext:value-type="float">
            <text:p>38.919754</text:p>
          </table:table-cell>
          <table:table-cell table:number-columns-repeated="1019"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5" calcext:value-type="float">
            <text:p>5</text:p>
          </table:table-cell>
          <table:table-cell office:value-type="float" office:value="0.211939" calcext:value-type="float">
            <text:p>0.211939</text:p>
          </table:table-cell>
          <table:table-cell office:value-type="float" office:value="1.796301" calcext:value-type="float">
            <text:p>1.796301</text:p>
          </table:table-cell>
          <table:table-cell office:value-type="float" office:value="39.057243" calcext:value-type="float">
            <text:p>39.057243</text:p>
          </table:table-cell>
          <table:table-cell table:number-columns-repeated="1019"/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5" calcext:value-type="float">
            <text:p>5</text:p>
          </table:table-cell>
          <table:table-cell office:value-type="float" office:value="0.215496" calcext:value-type="float">
            <text:p>0.215496</text:p>
          </table:table-cell>
          <table:table-cell office:value-type="float" office:value="1.856247" calcext:value-type="float">
            <text:p>1.856247</text:p>
          </table:table-cell>
          <table:table-cell office:value-type="float" office:value="39.194725" calcext:value-type="float">
            <text:p>39.194725</text:p>
          </table:table-cell>
          <table:table-cell table:number-columns-repeated="1019"/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5" calcext:value-type="float">
            <text:p>5</text:p>
          </table:table-cell>
          <table:table-cell office:value-type="float" office:value="0.218779" calcext:value-type="float">
            <text:p>0.218779</text:p>
          </table:table-cell>
          <table:table-cell office:value-type="float" office:value="1.916191" calcext:value-type="float">
            <text:p>1.916191</text:p>
          </table:table-cell>
          <table:table-cell office:value-type="float" office:value="39.332214" calcext:value-type="float">
            <text:p>39.332214</text:p>
          </table:table-cell>
          <table:table-cell table:number-columns-repeated="1019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5" calcext:value-type="float">
            <text:p>5</text:p>
          </table:table-cell>
          <table:table-cell office:value-type="float" office:value="0.221807" calcext:value-type="float">
            <text:p>0.221807</text:p>
          </table:table-cell>
          <table:table-cell office:value-type="float" office:value="1.981728" calcext:value-type="float">
            <text:p>1.981728</text:p>
          </table:table-cell>
          <table:table-cell office:value-type="float" office:value="39.467133" calcext:value-type="float">
            <text:p>39.467133</text:p>
          </table:table-cell>
          <table:table-cell table:number-columns-repeated="1019"/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5" calcext:value-type="float">
            <text:p>5</text:p>
          </table:table-cell>
          <table:table-cell office:value-type="float" office:value="0.225558" calcext:value-type="float">
            <text:p>0.225558</text:p>
          </table:table-cell>
          <table:table-cell office:value-type="float" office:value="2.047262" calcext:value-type="float">
            <text:p>2.047262</text:p>
          </table:table-cell>
          <table:table-cell office:value-type="float" office:value="39.602058" calcext:value-type="float">
            <text:p>39.602058</text:p>
          </table:table-cell>
          <table:table-cell table:number-columns-repeated="1019"/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5" calcext:value-type="float">
            <text:p>5</text:p>
          </table:table-cell>
          <table:table-cell office:value-type="float" office:value="0.229026" calcext:value-type="float">
            <text:p>0.229026</text:p>
          </table:table-cell>
          <table:table-cell office:value-type="float" office:value="2.112797" calcext:value-type="float">
            <text:p>2.112797</text:p>
          </table:table-cell>
          <table:table-cell office:value-type="float" office:value="39.736977" calcext:value-type="float">
            <text:p>39.736977</text:p>
          </table:table-cell>
          <table:table-cell table:number-columns-repeated="1019"/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5" calcext:value-type="float">
            <text:p>5</text:p>
          </table:table-cell>
          <table:table-cell office:value-type="float" office:value="0.232227" calcext:value-type="float">
            <text:p>0.232227</text:p>
          </table:table-cell>
          <table:table-cell office:value-type="float" office:value="2.182814" calcext:value-type="float">
            <text:p>2.182814</text:p>
          </table:table-cell>
          <table:table-cell office:value-type="float" office:value="39.869614" calcext:value-type="float">
            <text:p>39.869614</text:p>
          </table:table-cell>
          <table:table-cell table:number-columns-repeated="1019"/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5" calcext:value-type="float">
            <text:p>5</text:p>
          </table:table-cell>
          <table:table-cell office:value-type="float" office:value="0.23584" calcext:value-type="float">
            <text:p>0.23584</text:p>
          </table:table-cell>
          <table:table-cell office:value-type="float" office:value="2.252831" calcext:value-type="float">
            <text:p>2.252831</text:p>
          </table:table-cell>
          <table:table-cell office:value-type="float" office:value="40.002243" calcext:value-type="float">
            <text:p>40.00224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239181" calcext:value-type="float">
            <text:p>0.239181</text:p>
          </table:table-cell>
          <table:table-cell office:value-type="float" office:value="2.322847" calcext:value-type="float">
            <text:p>2.322847</text:p>
          </table:table-cell>
          <table:table-cell office:value-type="float" office:value="40.13488" calcext:value-type="float">
            <text:p>40.13488</text:p>
          </table:table-cell>
          <table:table-cell table:number-columns-repeated="1019"/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5" calcext:value-type="float">
            <text:p>5</text:p>
          </table:table-cell>
          <table:table-cell office:value-type="float" office:value="0.242269" calcext:value-type="float">
            <text:p>0.242269</text:p>
          </table:table-cell>
          <table:table-cell office:value-type="float" office:value="2.392864" calcext:value-type="float">
            <text:p>2.392864</text:p>
          </table:table-cell>
          <table:table-cell office:value-type="float" office:value="40.267509" calcext:value-type="float">
            <text:p>40.267509</text:p>
          </table:table-cell>
          <table:table-cell table:number-columns-repeated="1019"/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5" calcext:value-type="float">
            <text:p>5</text:p>
          </table:table-cell>
          <table:table-cell office:value-type="float" office:value="0.245112" calcext:value-type="float">
            <text:p>0.245112</text:p>
          </table:table-cell>
          <table:table-cell office:value-type="float" office:value="2.468449" calcext:value-type="float">
            <text:p>2.468449</text:p>
          </table:table-cell>
          <table:table-cell office:value-type="float" office:value="40.397049" calcext:value-type="float">
            <text:p>40.397049</text:p>
          </table:table-cell>
          <table:table-cell table:number-columns-repeated="1019"/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5" calcext:value-type="float">
            <text:p>5</text:p>
          </table:table-cell>
          <table:table-cell office:value-type="float" office:value="0.248437" calcext:value-type="float">
            <text:p>0.248437</text:p>
          </table:table-cell>
          <table:table-cell office:value-type="float" office:value="2.544031" calcext:value-type="float">
            <text:p>2.544031</text:p>
          </table:table-cell>
          <table:table-cell office:value-type="float" office:value="40.526588" calcext:value-type="float">
            <text:p>40.526588</text:p>
          </table:table-cell>
          <table:table-cell table:number-columns-repeated="1019"/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5" calcext:value-type="float">
            <text:p>5</text:p>
          </table:table-cell>
          <table:table-cell office:value-type="float" office:value="0.251511" calcext:value-type="float">
            <text:p>0.251511</text:p>
          </table:table-cell>
          <table:table-cell office:value-type="float" office:value="2.619614" calcext:value-type="float">
            <text:p>2.619614</text:p>
          </table:table-cell>
          <table:table-cell office:value-type="float" office:value="40.65612" calcext:value-type="float">
            <text:p>40.65612</text:p>
          </table:table-cell>
          <table:table-cell table:number-columns-repeated="1019"/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5" calcext:value-type="float">
            <text:p>5</text:p>
          </table:table-cell>
          <table:table-cell office:value-type="float" office:value="0.254349" calcext:value-type="float">
            <text:p>0.254349</text:p>
          </table:table-cell>
          <table:table-cell office:value-type="float" office:value="2.695196" calcext:value-type="float">
            <text:p>2.695196</text:p>
          </table:table-cell>
          <table:table-cell office:value-type="float" office:value="40.78566" calcext:value-type="float">
            <text:p>40.78566</text:p>
          </table:table-cell>
          <table:table-cell table:number-columns-repeated="1019"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5" calcext:value-type="float">
            <text:p>5</text:p>
          </table:table-cell>
          <table:table-cell office:value-type="float" office:value="0.256959" calcext:value-type="float">
            <text:p>0.256959</text:p>
          </table:table-cell>
          <table:table-cell office:value-type="float" office:value="2.776588" calcext:value-type="float">
            <text:p>2.776588</text:p>
          </table:table-cell>
          <table:table-cell office:value-type="float" office:value="40.911636" calcext:value-type="float">
            <text:p>40.911636</text:p>
          </table:table-cell>
          <table:table-cell table:number-columns-repeated="1019"/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5" calcext:value-type="float">
            <text:p>5</text:p>
          </table:table-cell>
          <table:table-cell office:value-type="float" office:value="0.259933" calcext:value-type="float">
            <text:p>0.259933</text:p>
          </table:table-cell>
          <table:table-cell office:value-type="float" office:value="2.857981" calcext:value-type="float">
            <text:p>2.857981</text:p>
          </table:table-cell>
          <table:table-cell office:value-type="float" office:value="41.037613" calcext:value-type="float">
            <text:p>41.037613</text:p>
          </table:table-cell>
          <table:table-cell table:number-columns-repeated="1019"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5" calcext:value-type="float">
            <text:p>5</text:p>
          </table:table-cell>
          <table:table-cell office:value-type="float" office:value="0.262683" calcext:value-type="float">
            <text:p>0.262683</text:p>
          </table:table-cell>
          <table:table-cell office:value-type="float" office:value="2.939373" calcext:value-type="float">
            <text:p>2.939373</text:p>
          </table:table-cell>
          <table:table-cell office:value-type="float" office:value="41.163589" calcext:value-type="float">
            <text:p>41.163589</text:p>
          </table:table-cell>
          <table:table-cell table:number-columns-repeated="1019"/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5" calcext:value-type="float">
            <text:p>5</text:p>
          </table:table-cell>
          <table:table-cell office:value-type="float" office:value="0.265219" calcext:value-type="float">
            <text:p>0.265219</text:p>
          </table:table-cell>
          <table:table-cell office:value-type="float" office:value="3.020763" calcext:value-type="float">
            <text:p>3.020763</text:p>
          </table:table-cell>
          <table:table-cell office:value-type="float" office:value="41.289574" calcext:value-type="float">
            <text:p>41.289574</text:p>
          </table:table-cell>
          <table:table-cell table:number-columns-repeated="1019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5" calcext:value-type="float">
            <text:p>5</text:p>
          </table:table-cell>
          <table:table-cell office:value-type="float" office:value="0.267551" calcext:value-type="float">
            <text:p>0.267551</text:p>
          </table:table-cell>
          <table:table-cell office:value-type="float" office:value="3.107962" calcext:value-type="float">
            <text:p>3.107962</text:p>
          </table:table-cell>
          <table:table-cell office:value-type="float" office:value="41.411621" calcext:value-type="float">
            <text:p>41.411621</text:p>
          </table:table-cell>
          <table:table-cell table:number-columns-repeated="1019"/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5" calcext:value-type="float">
            <text:p>5</text:p>
          </table:table-cell>
          <table:table-cell office:value-type="float" office:value="0.270098" calcext:value-type="float">
            <text:p>0.270098</text:p>
          </table:table-cell>
          <table:table-cell office:value-type="float" office:value="3.195158" calcext:value-type="float">
            <text:p>3.195158</text:p>
          </table:table-cell>
          <table:table-cell office:value-type="float" office:value="41.533669" calcext:value-type="float">
            <text:p>41.533669</text:p>
          </table:table-cell>
          <table:table-cell table:number-columns-repeated="1019"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5" calcext:value-type="float">
            <text:p>5</text:p>
          </table:table-cell>
          <table:table-cell office:value-type="float" office:value="0.272452" calcext:value-type="float">
            <text:p>0.272452</text:p>
          </table:table-cell>
          <table:table-cell office:value-type="float" office:value="3.282354" calcext:value-type="float">
            <text:p>3.282354</text:p>
          </table:table-cell>
          <table:table-cell office:value-type="float" office:value="41.655716" calcext:value-type="float">
            <text:p>41.655716</text:p>
          </table:table-cell>
          <table:table-cell table:number-columns-repeated="1019"/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5" calcext:value-type="float">
            <text:p>5</text:p>
          </table:table-cell>
          <table:table-cell office:value-type="float" office:value="0.27462" calcext:value-type="float">
            <text:p>0.27462</text:p>
          </table:table-cell>
          <table:table-cell office:value-type="float" office:value="3.374029" calcext:value-type="float">
            <text:p>3.374029</text:p>
          </table:table-cell>
          <table:table-cell office:value-type="float" office:value="41.774406" calcext:value-type="float">
            <text:p>41.774406</text:p>
          </table:table-cell>
          <table:table-cell table:number-columns-repeated="1019"/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5" calcext:value-type="float">
            <text:p>5</text:p>
          </table:table-cell>
          <table:table-cell office:value-type="float" office:value="0.27674" calcext:value-type="float">
            <text:p>0.27674</text:p>
          </table:table-cell>
          <table:table-cell office:value-type="float" office:value="3.465704" calcext:value-type="float">
            <text:p>3.465704</text:p>
          </table:table-cell>
          <table:table-cell office:value-type="float" office:value="41.893105" calcext:value-type="float">
            <text:p>41.893105</text:p>
          </table:table-cell>
          <table:table-cell table:number-columns-repeated="1019"/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5" calcext:value-type="float">
            <text:p>5</text:p>
          </table:table-cell>
          <table:table-cell office:value-type="float" office:value="0.278704" calcext:value-type="float">
            <text:p>0.278704</text:p>
          </table:table-cell>
          <table:table-cell office:value-type="float" office:value="3.557379" calcext:value-type="float">
            <text:p>3.557379</text:p>
          </table:table-cell>
          <table:table-cell office:value-type="float" office:value="42.011795" calcext:value-type="float">
            <text:p>42.011795</text:p>
          </table:table-cell>
          <table:table-cell table:number-columns-repeated="1019"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5" calcext:value-type="float">
            <text:p>5</text:p>
          </table:table-cell>
          <table:table-cell office:value-type="float" office:value="0.280513" calcext:value-type="float">
            <text:p>0.280513</text:p>
          </table:table-cell>
          <table:table-cell office:value-type="float" office:value="3.649052" calcext:value-type="float">
            <text:p>3.649052</text:p>
          </table:table-cell>
          <table:table-cell office:value-type="float" office:value="42.130493" calcext:value-type="float">
            <text:p>42.130493</text:p>
          </table:table-cell>
          <table:table-cell table:number-columns-repeated="1019"/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5" calcext:value-type="float">
            <text:p>5</text:p>
          </table:table-cell>
          <table:table-cell office:value-type="float" office:value="0.282171" calcext:value-type="float">
            <text:p>0.282171</text:p>
          </table:table-cell>
          <table:table-cell office:value-type="float" office:value="3.746067" calcext:value-type="float">
            <text:p>3.746067</text:p>
          </table:table-cell>
          <table:table-cell office:value-type="float" office:value="42.244858" calcext:value-type="float">
            <text:p>42.244858</text:p>
          </table:table-cell>
          <table:table-cell table:number-columns-repeated="1019"/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5" calcext:value-type="float">
            <text:p>5</text:p>
          </table:table-cell>
          <table:table-cell office:value-type="float" office:value="0.283701" calcext:value-type="float">
            <text:p>0.283701</text:p>
          </table:table-cell>
          <table:table-cell office:value-type="float" office:value="3.843082" calcext:value-type="float">
            <text:p>3.843082</text:p>
          </table:table-cell>
          <table:table-cell office:value-type="float" office:value="42.359215" calcext:value-type="float">
            <text:p>42.359215</text:p>
          </table:table-cell>
          <table:table-cell table:number-columns-repeated="1019"/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5" calcext:value-type="float">
            <text:p>5</text:p>
          </table:table-cell>
          <table:table-cell office:value-type="float" office:value="0.285116" calcext:value-type="float">
            <text:p>0.285116</text:p>
          </table:table-cell>
          <table:table-cell office:value-type="float" office:value="3.940098" calcext:value-type="float">
            <text:p>3.940098</text:p>
          </table:table-cell>
          <table:table-cell office:value-type="float" office:value="42.473579" calcext:value-type="float">
            <text:p>42.473579</text:p>
          </table:table-cell>
          <table:table-cell table:number-columns-repeated="1019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5" calcext:value-type="float">
            <text:p>5</text:p>
          </table:table-cell>
          <table:table-cell office:value-type="float" office:value="0.286419" calcext:value-type="float">
            <text:p>0.286419</text:p>
          </table:table-cell>
          <table:table-cell office:value-type="float" office:value="4.037113" calcext:value-type="float">
            <text:p>4.037113</text:p>
          </table:table-cell>
          <table:table-cell office:value-type="float" office:value="42.587936" calcext:value-type="float">
            <text:p>42.587936</text:p>
          </table:table-cell>
          <table:table-cell table:number-columns-repeated="1019"/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5" calcext:value-type="float">
            <text:p>5</text:p>
          </table:table-cell>
          <table:table-cell office:value-type="float" office:value="0.28761" calcext:value-type="float">
            <text:p>0.28761</text:p>
          </table:table-cell>
          <table:table-cell office:value-type="float" office:value="4.13945" calcext:value-type="float">
            <text:p>4.13945</text:p>
          </table:table-cell>
          <table:table-cell office:value-type="float" office:value="42.697571" calcext:value-type="float">
            <text:p>42.697571</text:p>
          </table:table-cell>
          <table:table-cell table:number-columns-repeated="1019"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5" calcext:value-type="float">
            <text:p>5</text:p>
          </table:table-cell>
          <table:table-cell office:value-type="float" office:value="0.288511" calcext:value-type="float">
            <text:p>0.288511</text:p>
          </table:table-cell>
          <table:table-cell office:value-type="float" office:value="4.241787" calcext:value-type="float">
            <text:p>4.241787</text:p>
          </table:table-cell>
          <table:table-cell office:value-type="float" office:value="42.807205" calcext:value-type="float">
            <text:p>42.807205</text:p>
          </table:table-cell>
          <table:table-cell table:number-columns-repeated="1019"/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5" calcext:value-type="float">
            <text:p>5</text:p>
          </table:table-cell>
          <table:table-cell office:value-type="float" office:value="0.289346" calcext:value-type="float">
            <text:p>0.289346</text:p>
          </table:table-cell>
          <table:table-cell office:value-type="float" office:value="4.344124" calcext:value-type="float">
            <text:p>4.344124</text:p>
          </table:table-cell>
          <table:table-cell office:value-type="float" office:value="42.91684" calcext:value-type="float">
            <text:p>42.91684</text:p>
          </table:table-cell>
          <table:table-cell table:number-columns-repeated="1019"/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5" calcext:value-type="float">
            <text:p>5</text:p>
          </table:table-cell>
          <table:table-cell office:value-type="float" office:value="0.29011" calcext:value-type="float">
            <text:p>0.29011</text:p>
          </table:table-cell>
          <table:table-cell office:value-type="float" office:value="4.446461" calcext:value-type="float">
            <text:p>4.446461</text:p>
          </table:table-cell>
          <table:table-cell office:value-type="float" office:value="43.026466" calcext:value-type="float">
            <text:p>43.026466</text:p>
          </table:table-cell>
          <table:table-cell table:number-columns-repeated="1019"/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5" calcext:value-type="float">
            <text:p>5</text:p>
          </table:table-cell>
          <table:table-cell office:value-type="float" office:value="0.290805" calcext:value-type="float">
            <text:p>0.290805</text:p>
          </table:table-cell>
          <table:table-cell office:value-type="float" office:value="4.553871" calcext:value-type="float">
            <text:p>4.553871</text:p>
          </table:table-cell>
          <table:table-cell office:value-type="float" office:value="43.131142" calcext:value-type="float">
            <text:p>43.131142</text:p>
          </table:table-cell>
          <table:table-cell table:number-columns-repeated="1019"/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5" calcext:value-type="float">
            <text:p>5</text:p>
          </table:table-cell>
          <table:table-cell office:value-type="float" office:value="0.29105" calcext:value-type="float">
            <text:p>0.29105</text:p>
          </table:table-cell>
          <table:table-cell office:value-type="float" office:value="4.661282" calcext:value-type="float">
            <text:p>4.661282</text:p>
          </table:table-cell>
          <table:table-cell office:value-type="float" office:value="43.235817" calcext:value-type="float">
            <text:p>43.235817</text:p>
          </table:table-cell>
          <table:table-cell table:number-columns-repeated="1019"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5" calcext:value-type="float">
            <text:p>5</text:p>
          </table:table-cell>
          <table:table-cell office:value-type="float" office:value="0.291276" calcext:value-type="float">
            <text:p>0.291276</text:p>
          </table:table-cell>
          <table:table-cell office:value-type="float" office:value="4.768692" calcext:value-type="float">
            <text:p>4.768692</text:p>
          </table:table-cell>
          <table:table-cell office:value-type="float" office:value="43.340492" calcext:value-type="float">
            <text:p>43.340492</text:p>
          </table:table-cell>
          <table:table-cell table:number-columns-repeated="1019"/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5" calcext:value-type="float">
            <text:p>5</text:p>
          </table:table-cell>
          <table:table-cell office:value-type="float" office:value="0.291481" calcext:value-type="float">
            <text:p>0.291481</text:p>
          </table:table-cell>
          <table:table-cell office:value-type="float" office:value="4.876101" calcext:value-type="float">
            <text:p>4.876101</text:p>
          </table:table-cell>
          <table:table-cell office:value-type="float" office:value="43.445168" calcext:value-type="float">
            <text:p>43.445168</text:p>
          </table:table-cell>
          <table:table-cell table:number-columns-repeated="1019"/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5" calcext:value-type="float">
            <text:p>5</text:p>
          </table:table-cell>
          <table:table-cell office:value-type="float" office:value="0.291657" calcext:value-type="float">
            <text:p>0.291657</text:p>
          </table:table-cell>
          <table:table-cell office:value-type="float" office:value="4.988266" calcext:value-type="float">
            <text:p>4.988266</text:p>
          </table:table-cell>
          <table:table-cell office:value-type="float" office:value="43.544731" calcext:value-type="float">
            <text:p>43.544731</text:p>
          </table:table-cell>
          <table:table-cell table:number-columns-repeated="1019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5" calcext:value-type="float">
            <text:p>5</text:p>
          </table:table-cell>
          <table:table-cell office:value-type="float" office:value="0.291244" calcext:value-type="float">
            <text:p>0.291244</text:p>
          </table:table-cell>
          <table:table-cell office:value-type="float" office:value="5.100431" calcext:value-type="float">
            <text:p>5.100431</text:p>
          </table:table-cell>
          <table:table-cell office:value-type="float" office:value="43.644302" calcext:value-type="float">
            <text:p>43.644302</text:p>
          </table:table-cell>
          <table:table-cell table:number-columns-repeated="1019"/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5" calcext:value-type="float">
            <text:p>5</text:p>
          </table:table-cell>
          <table:table-cell office:value-type="float" office:value="0.290866" calcext:value-type="float">
            <text:p>0.290866</text:p>
          </table:table-cell>
          <table:table-cell office:value-type="float" office:value="5.212595" calcext:value-type="float">
            <text:p>5.212595</text:p>
          </table:table-cell>
          <table:table-cell office:value-type="float" office:value="43.743866" calcext:value-type="float">
            <text:p>43.743866</text:p>
          </table:table-cell>
          <table:table-cell table:number-columns-repeated="1019"/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5" calcext:value-type="float">
            <text:p>5</text:p>
          </table:table-cell>
          <table:table-cell office:value-type="float" office:value="0.29051" calcext:value-type="float">
            <text:p>0.29051</text:p>
          </table:table-cell>
          <table:table-cell office:value-type="float" office:value="5.324759" calcext:value-type="float">
            <text:p>5.324759</text:p>
          </table:table-cell>
          <table:table-cell office:value-type="float" office:value="43.84343" calcext:value-type="float">
            <text:p>43.84343</text:p>
          </table:table-cell>
          <table:table-cell table:number-columns-repeated="1019"/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5" calcext:value-type="float">
            <text:p>5</text:p>
          </table:table-cell>
          <table:table-cell office:value-type="float" office:value="0.290172" calcext:value-type="float">
            <text:p>0.290172</text:p>
          </table:table-cell>
          <table:table-cell office:value-type="float" office:value="5.441328" calcext:value-type="float">
            <text:p>5.441328</text:p>
          </table:table-cell>
          <table:table-cell office:value-type="float" office:value="43.937805" calcext:value-type="float">
            <text:p>43.937805</text:p>
          </table:table-cell>
          <table:table-cell table:number-columns-repeated="1019"/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5" calcext:value-type="float">
            <text:p>5</text:p>
          </table:table-cell>
          <table:table-cell office:value-type="float" office:value="0.287116" calcext:value-type="float">
            <text:p>0.287116</text:p>
          </table:table-cell>
          <table:table-cell office:value-type="float" office:value="5.557896" calcext:value-type="float">
            <text:p>5.557896</text:p>
          </table:table-cell>
          <table:table-cell office:value-type="float" office:value="44.032181" calcext:value-type="float">
            <text:p>44.032181</text:p>
          </table:table-cell>
          <table:table-cell table:number-columns-repeated="1019"/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5" calcext:value-type="float">
            <text:p>5</text:p>
          </table:table-cell>
          <table:table-cell office:value-type="float" office:value="0.284295" calcext:value-type="float">
            <text:p>0.284295</text:p>
          </table:table-cell>
          <table:table-cell office:value-type="float" office:value="5.674463" calcext:value-type="float">
            <text:p>5.674463</text:p>
          </table:table-cell>
          <table:table-cell office:value-type="float" office:value="44.126556" calcext:value-type="float">
            <text:p>44.126556</text:p>
          </table:table-cell>
          <table:table-cell table:number-columns-repeated="1019"/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5" calcext:value-type="float">
            <text:p>5</text:p>
          </table:table-cell>
          <table:table-cell office:value-type="float" office:value="0.281687" calcext:value-type="float">
            <text:p>0.281687</text:p>
          </table:table-cell>
          <table:table-cell office:value-type="float" office:value="5.791031" calcext:value-type="float">
            <text:p>5.791031</text:p>
          </table:table-cell>
          <table:table-cell office:value-type="float" office:value="44.220924" calcext:value-type="float">
            <text:p>44.220924</text:p>
          </table:table-cell>
          <table:table-cell table:number-columns-repeated="1019"/>
        </table:table-row>
        <table:table-row table:style-name="ro1">
          <table:table-cell office:value-type="float" office:value="10.11" calcext:value-type="float">
            <text:p>10.11</text:p>
          </table:table-cell>
          <table:table-cell office:value-type="float" office:value="5" calcext:value-type="float">
            <text:p>5</text:p>
          </table:table-cell>
          <table:table-cell office:value-type="float" office:value="0.27927" calcext:value-type="float">
            <text:p>0.27927</text:p>
          </table:table-cell>
          <table:table-cell office:value-type="float" office:value="5.911184" calcext:value-type="float">
            <text:p>5.911184</text:p>
          </table:table-cell>
          <table:table-cell office:value-type="float" office:value="44.310684" calcext:value-type="float">
            <text:p>44.310684</text:p>
          </table:table-cell>
          <table:table-cell table:number-columns-repeated="1019"/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5" calcext:value-type="float">
            <text:p>5</text:p>
          </table:table-cell>
          <table:table-cell office:value-type="float" office:value="0.278098" calcext:value-type="float">
            <text:p>0.278098</text:p>
          </table:table-cell>
          <table:table-cell office:value-type="float" office:value="6.031338" calcext:value-type="float">
            <text:p>6.031338</text:p>
          </table:table-cell>
          <table:table-cell office:value-type="float" office:value="44.400444" calcext:value-type="float">
            <text:p>44.400444</text:p>
          </table:table-cell>
          <table:table-cell table:number-columns-repeated="1019"/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5" calcext:value-type="float">
            <text:p>5</text:p>
          </table:table-cell>
          <table:table-cell office:value-type="float" office:value="0.277018" calcext:value-type="float">
            <text:p>0.277018</text:p>
          </table:table-cell>
          <table:table-cell office:value-type="float" office:value="6.151491" calcext:value-type="float">
            <text:p>6.151491</text:p>
          </table:table-cell>
          <table:table-cell office:value-type="float" office:value="44.490204" calcext:value-type="float">
            <text:p>44.490204</text:p>
          </table:table-cell>
          <table:table-cell table:number-columns-repeated="1019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5" calcext:value-type="float">
            <text:p>5</text:p>
          </table:table-cell>
          <table:table-cell office:value-type="float" office:value="0.276012" calcext:value-type="float">
            <text:p>0.276012</text:p>
          </table:table-cell>
          <table:table-cell office:value-type="float" office:value="6.274542" calcext:value-type="float">
            <text:p>6.274542</text:p>
          </table:table-cell>
          <table:table-cell office:value-type="float" office:value="44.575943" calcext:value-type="float">
            <text:p>44.575943</text:p>
          </table:table-cell>
          <table:table-cell table:number-columns-repeated="1019"/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5" calcext:value-type="float">
            <text:p>5</text:p>
          </table:table-cell>
          <table:table-cell office:value-type="float" office:value="0.274591" calcext:value-type="float">
            <text:p>0.274591</text:p>
          </table:table-cell>
          <table:table-cell office:value-type="float" office:value="6.397593" calcext:value-type="float">
            <text:p>6.397593</text:p>
          </table:table-cell>
          <table:table-cell office:value-type="float" office:value="44.661682" calcext:value-type="float">
            <text:p>44.661682</text:p>
          </table:table-cell>
          <table:table-cell table:number-columns-repeated="1019"/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5" calcext:value-type="float">
            <text:p>5</text:p>
          </table:table-cell>
          <table:table-cell office:value-type="float" office:value="0.273281" calcext:value-type="float">
            <text:p>0.273281</text:p>
          </table:table-cell>
          <table:table-cell office:value-type="float" office:value="6.520643" calcext:value-type="float">
            <text:p>6.520643</text:p>
          </table:table-cell>
          <table:table-cell office:value-type="float" office:value="44.747414" calcext:value-type="float">
            <text:p>44.747414</text:p>
          </table:table-cell>
          <table:table-cell table:number-columns-repeated="1019"/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5" calcext:value-type="float">
            <text:p>5</text:p>
          </table:table-cell>
          <table:table-cell office:value-type="float" office:value="0.272065" calcext:value-type="float">
            <text:p>0.272065</text:p>
          </table:table-cell>
          <table:table-cell office:value-type="float" office:value="6.643694" calcext:value-type="float">
            <text:p>6.643694</text:p>
          </table:table-cell>
          <table:table-cell office:value-type="float" office:value="44.833145" calcext:value-type="float">
            <text:p>44.833145</text:p>
          </table:table-cell>
          <table:table-cell table:number-columns-repeated="1019"/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5" calcext:value-type="float">
            <text:p>5</text:p>
          </table:table-cell>
          <table:table-cell office:value-type="float" office:value="0.270936" calcext:value-type="float">
            <text:p>0.270936</text:p>
          </table:table-cell>
          <table:table-cell office:value-type="float" office:value="6.770086" calcext:value-type="float">
            <text:p>6.770086</text:p>
          </table:table-cell>
          <table:table-cell office:value-type="float" office:value="44.913902" calcext:value-type="float">
            <text:p>44.913902</text:p>
          </table:table-cell>
          <table:table-cell table:number-columns-repeated="1019"/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5" calcext:value-type="float">
            <text:p>5</text:p>
          </table:table-cell>
          <table:table-cell office:value-type="float" office:value="0.269032" calcext:value-type="float">
            <text:p>0.269032</text:p>
          </table:table-cell>
          <table:table-cell office:value-type="float" office:value="6.896477" calcext:value-type="float">
            <text:p>6.896477</text:p>
          </table:table-cell>
          <table:table-cell office:value-type="float" office:value="44.994659" calcext:value-type="float">
            <text:p>44.994659</text:p>
          </table:table-cell>
          <table:table-cell table:number-columns-repeated="1019"/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5" calcext:value-type="float">
            <text:p>5</text:p>
          </table:table-cell>
          <table:table-cell office:value-type="float" office:value="0.267271" calcext:value-type="float">
            <text:p>0.267271</text:p>
          </table:table-cell>
          <table:table-cell office:value-type="float" office:value="7.022869" calcext:value-type="float">
            <text:p>7.022869</text:p>
          </table:table-cell>
          <table:table-cell office:value-type="float" office:value="45.075417" calcext:value-type="float">
            <text:p>45.075417</text:p>
          </table:table-cell>
          <table:table-cell table:number-columns-repeated="1019"/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5" calcext:value-type="float">
            <text:p>5</text:p>
          </table:table-cell>
          <table:table-cell office:value-type="float" office:value="0.265643" calcext:value-type="float">
            <text:p>0.265643</text:p>
          </table:table-cell>
          <table:table-cell office:value-type="float" office:value="7.15168" calcext:value-type="float">
            <text:p>7.15168</text:p>
          </table:table-cell>
          <table:table-cell office:value-type="float" office:value="45.152245" calcext:value-type="float">
            <text:p>45.152245</text:p>
          </table:table-cell>
          <table:table-cell table:number-columns-repeated="1019"/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5" calcext:value-type="float">
            <text:p>5</text:p>
          </table:table-cell>
          <table:table-cell office:value-type="float" office:value="0.263365" calcext:value-type="float">
            <text:p>0.263365</text:p>
          </table:table-cell>
          <table:table-cell office:value-type="float" office:value="7.280491" calcext:value-type="float">
            <text:p>7.280491</text:p>
          </table:table-cell>
          <table:table-cell office:value-type="float" office:value="45.229073" calcext:value-type="float">
            <text:p>45.229073</text:p>
          </table:table-cell>
          <table:table-cell table:number-columns-repeated="1019"/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5" calcext:value-type="float">
            <text:p>5</text:p>
          </table:table-cell>
          <table:table-cell office:value-type="float" office:value="0.261263" calcext:value-type="float">
            <text:p>0.261263</text:p>
          </table:table-cell>
          <table:table-cell office:value-type="float" office:value="7.409302" calcext:value-type="float">
            <text:p>7.409302</text:p>
          </table:table-cell>
          <table:table-cell office:value-type="float" office:value="45.305901" calcext:value-type="float">
            <text:p>45.305901</text:p>
          </table:table-cell>
          <table:table-cell table:number-columns-repeated="1019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5" calcext:value-type="float">
            <text:p>5</text:p>
          </table:table-cell>
          <table:table-cell office:value-type="float" office:value="0.25932" calcext:value-type="float">
            <text:p>0.25932</text:p>
          </table:table-cell>
          <table:table-cell office:value-type="float" office:value="7.538109" calcext:value-type="float">
            <text:p>7.538109</text:p>
          </table:table-cell>
          <table:table-cell office:value-type="float" office:value="45.382721" calcext:value-type="float">
            <text:p>45.382721</text:p>
          </table:table-cell>
          <table:table-cell table:number-columns-repeated="1019"/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5" calcext:value-type="float">
            <text:p>5</text:p>
          </table:table-cell>
          <table:table-cell office:value-type="float" office:value="0.257521" calcext:value-type="float">
            <text:p>0.257521</text:p>
          </table:table-cell>
          <table:table-cell office:value-type="float" office:value="7.669659" calcext:value-type="float">
            <text:p>7.669659</text:p>
          </table:table-cell>
          <table:table-cell office:value-type="float" office:value="45.454773" calcext:value-type="float">
            <text:p>45.454773</text:p>
          </table:table-cell>
          <table:table-cell table:number-columns-repeated="1019"/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5" calcext:value-type="float">
            <text:p>5</text:p>
          </table:table-cell>
          <table:table-cell office:value-type="float" office:value="0.254886" calcext:value-type="float">
            <text:p>0.254886</text:p>
          </table:table-cell>
          <table:table-cell office:value-type="float" office:value="7.801205" calcext:value-type="float">
            <text:p>7.801205</text:p>
          </table:table-cell>
          <table:table-cell office:value-type="float" office:value="45.526825" calcext:value-type="float">
            <text:p>45.526825</text:p>
          </table:table-cell>
          <table:table-cell table:number-columns-repeated="1019"/>
        </table:table-row>
        <table:table-row table:style-name="ro1">
          <table:table-cell office:value-type="float" office:value="10.59" calcext:value-type="float">
            <text:p>10.59</text:p>
          </table:table-cell>
          <table:table-cell office:value-type="float" office:value="5" calcext:value-type="float">
            <text:p>5</text:p>
          </table:table-cell>
          <table:table-cell office:value-type="float" office:value="0.25245" calcext:value-type="float">
            <text:p>0.25245</text:p>
          </table:table-cell>
          <table:table-cell office:value-type="float" office:value="7.932751" calcext:value-type="float">
            <text:p>7.932751</text:p>
          </table:table-cell>
          <table:table-cell office:value-type="float" office:value="45.598877" calcext:value-type="float">
            <text:p>45.598877</text:p>
          </table:table-cell>
          <table:table-cell table:number-columns-repeated="1019"/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5" calcext:value-type="float">
            <text:p>5</text:p>
          </table:table-cell>
          <table:table-cell office:value-type="float" office:value="0.250202" calcext:value-type="float">
            <text:p>0.250202</text:p>
          </table:table-cell>
          <table:table-cell office:value-type="float" office:value="8.066288" calcext:value-type="float">
            <text:p>8.066288</text:p>
          </table:table-cell>
          <table:table-cell office:value-type="float" office:value="45.66716" calcext:value-type="float">
            <text:p>45.66716</text:p>
          </table:table-cell>
          <table:table-cell table:number-columns-repeated="1019"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5" calcext:value-type="float">
            <text:p>5</text:p>
          </table:table-cell>
          <table:table-cell office:value-type="float" office:value="0.247173" calcext:value-type="float">
            <text:p>0.247173</text:p>
          </table:table-cell>
          <table:table-cell office:value-type="float" office:value="8.199825" calcext:value-type="float">
            <text:p>8.199825</text:p>
          </table:table-cell>
          <table:table-cell office:value-type="float" office:value="45.735443" calcext:value-type="float">
            <text:p>45.735443</text:p>
          </table:table-cell>
          <table:table-cell table:number-columns-repeated="1019"/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5" calcext:value-type="float">
            <text:p>5</text:p>
          </table:table-cell>
          <table:table-cell office:value-type="float" office:value="0.244382" calcext:value-type="float">
            <text:p>0.244382</text:p>
          </table:table-cell>
          <table:table-cell office:value-type="float" office:value="8.333363" calcext:value-type="float">
            <text:p>8.333363</text:p>
          </table:table-cell>
          <table:table-cell office:value-type="float" office:value="45.803719" calcext:value-type="float">
            <text:p>45.803719</text:p>
          </table:table-cell>
          <table:table-cell table:number-columns-repeated="1019"/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5" calcext:value-type="float">
            <text:p>5</text:p>
          </table:table-cell>
          <table:table-cell office:value-type="float" office:value="0.2418" calcext:value-type="float">
            <text:p>0.2418</text:p>
          </table:table-cell>
          <table:table-cell office:value-type="float" office:value="8.4669" calcext:value-type="float">
            <text:p>8.4669</text:p>
          </table:table-cell>
          <table:table-cell office:value-type="float" office:value="45.872002" calcext:value-type="float">
            <text:p>45.872002</text:p>
          </table:table-cell>
          <table:table-cell table:number-columns-repeated="1019"/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5" calcext:value-type="float">
            <text:p>5</text:p>
          </table:table-cell>
          <table:table-cell office:value-type="float" office:value="0.239414" calcext:value-type="float">
            <text:p>0.239414</text:p>
          </table:table-cell>
          <table:table-cell office:value-type="float" office:value="8.602596" calcext:value-type="float">
            <text:p>8.602596</text:p>
          </table:table-cell>
          <table:table-cell office:value-type="float" office:value="45.935883" calcext:value-type="float">
            <text:p>45.935883</text:p>
          </table:table-cell>
          <table:table-cell table:number-columns-repeated="1019"/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5" calcext:value-type="float">
            <text:p>5</text:p>
          </table:table-cell>
          <table:table-cell office:value-type="float" office:value="0.235925" calcext:value-type="float">
            <text:p>0.235925</text:p>
          </table:table-cell>
          <table:table-cell office:value-type="float" office:value="8.738293" calcext:value-type="float">
            <text:p>8.738293</text:p>
          </table:table-cell>
          <table:table-cell office:value-type="float" office:value="45.999771" calcext:value-type="float">
            <text:p>45.999771</text:p>
          </table:table-cell>
          <table:table-cell table:number-columns-repeated="1019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5" calcext:value-type="float">
            <text:p>5</text:p>
          </table:table-cell>
          <table:table-cell office:value-type="float" office:value="0.232707" calcext:value-type="float">
            <text:p>0.232707</text:p>
          </table:table-cell>
          <table:table-cell office:value-type="float" office:value="8.873985" calcext:value-type="float">
            <text:p>8.873985</text:p>
          </table:table-cell>
          <table:table-cell office:value-type="float" office:value="46.063652" calcext:value-type="float">
            <text:p>46.063652</text:p>
          </table:table-cell>
          <table:table-cell table:number-columns-repeated="1019"/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5" calcext:value-type="float">
            <text:p>5</text:p>
          </table:table-cell>
          <table:table-cell office:value-type="float" office:value="0.229736" calcext:value-type="float">
            <text:p>0.229736</text:p>
          </table:table-cell>
          <table:table-cell office:value-type="float" office:value="9.009678" calcext:value-type="float">
            <text:p>9.009678</text:p>
          </table:table-cell>
          <table:table-cell office:value-type="float" office:value="46.127541" calcext:value-type="float">
            <text:p>46.127541</text:p>
          </table:table-cell>
          <table:table-cell table:number-columns-repeated="1019"/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5" calcext:value-type="float">
            <text:p>5</text:p>
          </table:table-cell>
          <table:table-cell office:value-type="float" office:value="0.226991" calcext:value-type="float">
            <text:p>0.226991</text:p>
          </table:table-cell>
          <table:table-cell office:value-type="float" office:value="9.147316" calcext:value-type="float">
            <text:p>9.147316</text:p>
          </table:table-cell>
          <table:table-cell office:value-type="float" office:value="46.187141" calcext:value-type="float">
            <text:p>46.187141</text:p>
          </table:table-cell>
          <table:table-cell table:number-columns-repeated="1019"/>
        </table:table-row>
        <table:table-row table:style-name="ro1">
          <table:table-cell office:value-type="float" office:value="10.89" calcext:value-type="float">
            <text:p>10.89</text:p>
          </table:table-cell>
          <table:table-cell office:value-type="float" office:value="5" calcext:value-type="float">
            <text:p>5</text:p>
          </table:table-cell>
          <table:table-cell office:value-type="float" office:value="0.223283" calcext:value-type="float">
            <text:p>0.223283</text:p>
          </table:table-cell>
          <table:table-cell office:value-type="float" office:value="9.284954" calcext:value-type="float">
            <text:p>9.284954</text:p>
          </table:table-cell>
          <table:table-cell office:value-type="float" office:value="46.246735" calcext:value-type="float">
            <text:p>46.246735</text:p>
          </table:table-cell>
          <table:table-cell table:number-columns-repeated="1019"/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5" calcext:value-type="float">
            <text:p>5</text:p>
          </table:table-cell>
          <table:table-cell office:value-type="float" office:value="0.219865" calcext:value-type="float">
            <text:p>0.219865</text:p>
          </table:table-cell>
          <table:table-cell office:value-type="float" office:value="9.422592" calcext:value-type="float">
            <text:p>9.422592</text:p>
          </table:table-cell>
          <table:table-cell office:value-type="float" office:value="46.306335" calcext:value-type="float">
            <text:p>46.306335</text:p>
          </table:table-cell>
          <table:table-cell table:number-columns-repeated="1019"/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5" calcext:value-type="float">
            <text:p>5</text:p>
          </table:table-cell>
          <table:table-cell office:value-type="float" office:value="0.21671" calcext:value-type="float">
            <text:p>0.21671</text:p>
          </table:table-cell>
          <table:table-cell office:value-type="float" office:value="9.560226" calcext:value-type="float">
            <text:p>9.560226</text:p>
          </table:table-cell>
          <table:table-cell office:value-type="float" office:value="46.365929" calcext:value-type="float">
            <text:p>46.365929</text:p>
          </table:table-cell>
          <table:table-cell table:number-columns-repeated="1019"/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5" calcext:value-type="float">
            <text:p>5</text:p>
          </table:table-cell>
          <table:table-cell office:value-type="float" office:value="0.213795" calcext:value-type="float">
            <text:p>0.213795</text:p>
          </table:table-cell>
          <table:table-cell office:value-type="float" office:value="9.699547" calcext:value-type="float">
            <text:p>9.699547</text:p>
          </table:table-cell>
          <table:table-cell office:value-type="float" office:value="46.421486" calcext:value-type="float">
            <text:p>46.421486</text:p>
          </table:table-cell>
          <table:table-cell table:number-columns-repeated="1019"/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5" calcext:value-type="float">
            <text:p>5</text:p>
          </table:table-cell>
          <table:table-cell office:value-type="float" office:value="0.210083" calcext:value-type="float">
            <text:p>0.210083</text:p>
          </table:table-cell>
          <table:table-cell office:value-type="float" office:value="9.838867" calcext:value-type="float">
            <text:p>9.838867</text:p>
          </table:table-cell>
          <table:table-cell office:value-type="float" office:value="46.477051" calcext:value-type="float">
            <text:p>46.477051</text:p>
          </table:table-cell>
          <table:table-cell table:number-columns-repeated="1019"/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5" calcext:value-type="float">
            <text:p>5</text:p>
          </table:table-cell>
          <table:table-cell office:value-type="float" office:value="0.20666" calcext:value-type="float">
            <text:p>0.20666</text:p>
          </table:table-cell>
          <table:table-cell office:value-type="float" office:value="9.978188" calcext:value-type="float">
            <text:p>9.978188</text:p>
          </table:table-cell>
          <table:table-cell office:value-type="float" office:value="46.532608" calcext:value-type="float">
            <text:p>46.532608</text:p>
          </table:table-cell>
          <table:table-cell table:number-columns-repeated="1019"/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5" calcext:value-type="float">
            <text:p>5</text:p>
          </table:table-cell>
          <table:table-cell office:value-type="float" office:value="0.203499" calcext:value-type="float">
            <text:p>0.203499</text:p>
          </table:table-cell>
          <table:table-cell office:value-type="float" office:value="10.117508" calcext:value-type="float">
            <text:p>10.117508</text:p>
          </table:table-cell>
          <table:table-cell office:value-type="float" office:value="46.588173" calcext:value-type="float">
            <text:p>46.588173</text:p>
          </table:table-cell>
          <table:table-cell table:number-columns-repeated="1019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5" calcext:value-type="float">
            <text:p>5</text:p>
          </table:table-cell>
          <table:table-cell office:value-type="float" office:value="0.200588" calcext:value-type="float">
            <text:p>0.200588</text:p>
          </table:table-cell>
          <table:table-cell office:value-type="float" office:value="10.258286" calcext:value-type="float">
            <text:p>10.258286</text:p>
          </table:table-cell>
          <table:table-cell office:value-type="float" office:value="46.639938" calcext:value-type="float">
            <text:p>46.639938</text:p>
          </table:table-cell>
          <table:table-cell table:number-columns-repeated="1019"/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5" calcext:value-type="float">
            <text:p>5</text:p>
          </table:table-cell>
          <table:table-cell office:value-type="float" office:value="0.197026" calcext:value-type="float">
            <text:p>0.197026</text:p>
          </table:table-cell>
          <table:table-cell office:value-type="float" office:value="10.399063" calcext:value-type="float">
            <text:p>10.399063</text:p>
          </table:table-cell>
          <table:table-cell office:value-type="float" office:value="46.691704" calcext:value-type="float">
            <text:p>46.691704</text:p>
          </table:table-cell>
          <table:table-cell table:number-columns-repeated="1019"/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5" calcext:value-type="float">
            <text:p>5</text:p>
          </table:table-cell>
          <table:table-cell office:value-type="float" office:value="0.193743" calcext:value-type="float">
            <text:p>0.193743</text:p>
          </table:table-cell>
          <table:table-cell office:value-type="float" office:value="10.539841" calcext:value-type="float">
            <text:p>10.539841</text:p>
          </table:table-cell>
          <table:table-cell office:value-type="float" office:value="46.743469" calcext:value-type="float">
            <text:p>46.743469</text:p>
          </table:table-cell>
          <table:table-cell table:number-columns-repeated="1019"/>
        </table:table-row>
        <table:table-row table:style-name="ro1">
          <table:table-cell office:value-type="float" office:value="11.19" calcext:value-type="float">
            <text:p>11.19</text:p>
          </table:table-cell>
          <table:table-cell office:value-type="float" office:value="5" calcext:value-type="float">
            <text:p>5</text:p>
          </table:table-cell>
          <table:table-cell office:value-type="float" office:value="0.190716" calcext:value-type="float">
            <text:p>0.190716</text:p>
          </table:table-cell>
          <table:table-cell office:value-type="float" office:value="10.680614" calcext:value-type="float">
            <text:p>10.680614</text:p>
          </table:table-cell>
          <table:table-cell office:value-type="float" office:value="46.795235" calcext:value-type="float">
            <text:p>46.795235</text:p>
          </table:table-cell>
          <table:table-cell table:number-columns-repeated="1019"/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5" calcext:value-type="float">
            <text:p>5</text:p>
          </table:table-cell>
          <table:table-cell office:value-type="float" office:value="0.187921" calcext:value-type="float">
            <text:p>0.187921</text:p>
          </table:table-cell>
          <table:table-cell office:value-type="float" office:value="10.822659" calcext:value-type="float">
            <text:p>10.822659</text:p>
          </table:table-cell>
          <table:table-cell office:value-type="float" office:value="46.843414" calcext:value-type="float">
            <text:p>46.843414</text:p>
          </table:table-cell>
          <table:table-cell table:number-columns-repeated="1019"/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5" calcext:value-type="float">
            <text:p>5</text:p>
          </table:table-cell>
          <table:table-cell office:value-type="float" office:value="0.184611" calcext:value-type="float">
            <text:p>0.184611</text:p>
          </table:table-cell>
          <table:table-cell office:value-type="float" office:value="10.964703" calcext:value-type="float">
            <text:p>10.964703</text:p>
          </table:table-cell>
          <table:table-cell office:value-type="float" office:value="46.891602" calcext:value-type="float">
            <text:p>46.891602</text:p>
          </table:table-cell>
          <table:table-cell table:number-columns-repeated="1019"/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5" calcext:value-type="float">
            <text:p>5</text:p>
          </table:table-cell>
          <table:table-cell office:value-type="float" office:value="0.18156" calcext:value-type="float">
            <text:p>0.18156</text:p>
          </table:table-cell>
          <table:table-cell office:value-type="float" office:value="11.106747" calcext:value-type="float">
            <text:p>11.106747</text:p>
          </table:table-cell>
          <table:table-cell office:value-type="float" office:value="46.939781" calcext:value-type="float">
            <text:p>46.939781</text:p>
          </table:table-cell>
          <table:table-cell table:number-columns-repeated="1019"/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5" calcext:value-type="float">
            <text:p>5</text:p>
          </table:table-cell>
          <table:table-cell office:value-type="float" office:value="0.178751" calcext:value-type="float">
            <text:p>0.178751</text:p>
          </table:table-cell>
          <table:table-cell office:value-type="float" office:value="11.248791" calcext:value-type="float">
            <text:p>11.248791</text:p>
          </table:table-cell>
          <table:table-cell office:value-type="float" office:value="46.987968" calcext:value-type="float">
            <text:p>46.987968</text:p>
          </table:table-cell>
          <table:table-cell table:number-columns-repeated="1019"/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5" calcext:value-type="float">
            <text:p>5</text:p>
          </table:table-cell>
          <table:table-cell office:value-type="float" office:value="0.176158" calcext:value-type="float">
            <text:p>0.176158</text:p>
          </table:table-cell>
          <table:table-cell office:value-type="float" office:value="11.391945" calcext:value-type="float">
            <text:p>11.391945</text:p>
          </table:table-cell>
          <table:table-cell office:value-type="float" office:value="47.032745" calcext:value-type="float">
            <text:p>47.032745</text:p>
          </table:table-cell>
          <table:table-cell table:number-columns-repeated="1019"/>
        </table:table-row>
        <table:table-row table:style-name="ro1">
          <table:table-cell office:value-type="float" office:value="11.37" calcext:value-type="float">
            <text:p>11.37</text:p>
          </table:table-cell>
          <table:table-cell office:value-type="float" office:value="5" calcext:value-type="float">
            <text:p>5</text:p>
          </table:table-cell>
          <table:table-cell office:value-type="float" office:value="0.173124" calcext:value-type="float">
            <text:p>0.173124</text:p>
          </table:table-cell>
          <table:table-cell office:value-type="float" office:value="11.535099" calcext:value-type="float">
            <text:p>11.535099</text:p>
          </table:table-cell>
          <table:table-cell office:value-type="float" office:value="47.077522" calcext:value-type="float">
            <text:p>47.077522</text:p>
          </table:table-cell>
          <table:table-cell table:number-columns-repeated="1019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5" calcext:value-type="float">
            <text:p>5</text:p>
          </table:table-cell>
          <table:table-cell office:value-type="float" office:value="0.170326" calcext:value-type="float">
            <text:p>0.170326</text:p>
          </table:table-cell>
          <table:table-cell office:value-type="float" office:value="11.678249" calcext:value-type="float">
            <text:p>11.678249</text:p>
          </table:table-cell>
          <table:table-cell office:value-type="float" office:value="47.122299" calcext:value-type="float">
            <text:p>47.122299</text:p>
          </table:table-cell>
          <table:table-cell table:number-columns-repeated="1019"/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5" calcext:value-type="float">
            <text:p>5</text:p>
          </table:table-cell>
          <table:table-cell office:value-type="float" office:value="0.167749" calcext:value-type="float">
            <text:p>0.167749</text:p>
          </table:table-cell>
          <table:table-cell office:value-type="float" office:value="11.8214" calcext:value-type="float">
            <text:p>11.8214</text:p>
          </table:table-cell>
          <table:table-cell office:value-type="float" office:value="47.167068" calcext:value-type="float">
            <text:p>47.167068</text:p>
          </table:table-cell>
          <table:table-cell table:number-columns-repeated="1019"/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5" calcext:value-type="float">
            <text:p>5</text:p>
          </table:table-cell>
          <table:table-cell office:value-type="float" office:value="0.165368" calcext:value-type="float">
            <text:p>0.165368</text:p>
          </table:table-cell>
          <table:table-cell office:value-type="float" office:value="11.965527" calcext:value-type="float">
            <text:p>11.965527</text:p>
          </table:table-cell>
          <table:table-cell office:value-type="float" office:value="47.208595" calcext:value-type="float">
            <text:p>47.208595</text:p>
          </table:table-cell>
          <table:table-cell table:number-columns-repeated="1019"/>
        </table:table-row>
        <table:table-row table:style-name="ro1">
          <table:table-cell office:value-type="float" office:value="11.49" calcext:value-type="float">
            <text:p>11.49</text:p>
          </table:table-cell>
          <table:table-cell office:value-type="float" office:value="5" calcext:value-type="float">
            <text:p>5</text:p>
          </table:table-cell>
          <table:table-cell office:value-type="float" office:value="0.162624" calcext:value-type="float">
            <text:p>0.162624</text:p>
          </table:table-cell>
          <table:table-cell office:value-type="float" office:value="12.109653" calcext:value-type="float">
            <text:p>12.109653</text:p>
          </table:table-cell>
          <table:table-cell office:value-type="float" office:value="47.250122" calcext:value-type="float">
            <text:p>47.250122</text:p>
          </table:table-cell>
          <table:table-cell table:number-columns-repeated="1019"/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5" calcext:value-type="float">
            <text:p>5</text:p>
          </table:table-cell>
          <table:table-cell office:value-type="float" office:value="0.160096" calcext:value-type="float">
            <text:p>0.160096</text:p>
          </table:table-cell>
          <table:table-cell office:value-type="float" office:value="12.25378" calcext:value-type="float">
            <text:p>12.25378</text:p>
          </table:table-cell>
          <table:table-cell office:value-type="float" office:value="47.291641" calcext:value-type="float">
            <text:p>47.291641</text:p>
          </table:table-cell>
          <table:table-cell table:number-columns-repeated="1019"/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5" calcext:value-type="float">
            <text:p>5</text:p>
          </table:table-cell>
          <table:table-cell office:value-type="float" office:value="0.157766" calcext:value-type="float">
            <text:p>0.157766</text:p>
          </table:table-cell>
          <table:table-cell office:value-type="float" office:value="12.397907" calcext:value-type="float">
            <text:p>12.397907</text:p>
          </table:table-cell>
          <table:table-cell office:value-type="float" office:value="47.333168" calcext:value-type="float">
            <text:p>47.333168</text:p>
          </table:table-cell>
          <table:table-cell table:number-columns-repeated="1019"/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5" calcext:value-type="float">
            <text:p>5</text:p>
          </table:table-cell>
          <table:table-cell office:value-type="float" office:value="0.155619" calcext:value-type="float">
            <text:p>0.155619</text:p>
          </table:table-cell>
          <table:table-cell office:value-type="float" office:value="12.542034" calcext:value-type="float">
            <text:p>12.542034</text:p>
          </table:table-cell>
          <table:table-cell office:value-type="float" office:value="47.374687" calcext:value-type="float">
            <text:p>47.374687</text:p>
          </table:table-cell>
          <table:table-cell table:number-columns-repeated="1019"/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5" calcext:value-type="float">
            <text:p>5</text:p>
          </table:table-cell>
          <table:table-cell office:value-type="float" office:value="0.153638" calcext:value-type="float">
            <text:p>0.153638</text:p>
          </table:table-cell>
          <table:table-cell office:value-type="float" office:value="12.68721" calcext:value-type="float">
            <text:p>12.68721</text:p>
          </table:table-cell>
          <table:table-cell office:value-type="float" office:value="47.412407" calcext:value-type="float">
            <text:p>47.412407</text:p>
          </table:table-cell>
          <table:table-cell table:number-columns-repeated="1019"/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5" calcext:value-type="float">
            <text:p>5</text:p>
          </table:table-cell>
          <table:table-cell office:value-type="float" office:value="0.151234" calcext:value-type="float">
            <text:p>0.151234</text:p>
          </table:table-cell>
          <table:table-cell office:value-type="float" office:value="12.832386" calcext:value-type="float">
            <text:p>12.832386</text:p>
          </table:table-cell>
          <table:table-cell office:value-type="float" office:value="47.450127" calcext:value-type="float">
            <text:p>47.450127</text:p>
          </table:table-cell>
          <table:table-cell table:number-columns-repeated="1019"/>
        </table:table-row>
        <table:table-row table:style-name="ro1">
          <table:table-cell office:value-type="float" office:value="11.67" calcext:value-type="float">
            <text:p>11.67</text:p>
          </table:table-cell>
          <table:table-cell office:value-type="float" office:value="5" calcext:value-type="float">
            <text:p>5</text:p>
          </table:table-cell>
          <table:table-cell office:value-type="float" office:value="0.149024" calcext:value-type="float">
            <text:p>0.149024</text:p>
          </table:table-cell>
          <table:table-cell office:value-type="float" office:value="12.977562" calcext:value-type="float">
            <text:p>12.977562</text:p>
          </table:table-cell>
          <table:table-cell office:value-type="float" office:value="47.487846" calcext:value-type="float">
            <text:p>47.487846</text:p>
          </table:table-cell>
          <table:table-cell table:number-columns-repeated="1019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5" calcext:value-type="float">
            <text:p>5</text:p>
          </table:table-cell>
          <table:table-cell office:value-type="float" office:value="0.146985" calcext:value-type="float">
            <text:p>0.146985</text:p>
          </table:table-cell>
          <table:table-cell office:value-type="float" office:value="13.122734" calcext:value-type="float">
            <text:p>13.122734</text:p>
          </table:table-cell>
          <table:table-cell office:value-type="float" office:value="47.525574" calcext:value-type="float">
            <text:p>47.525574</text:p>
          </table:table-cell>
          <table:table-cell table:number-columns-repeated="1019"/>
        </table:table-row>
        <table:table-row table:style-name="ro1">
          <table:table-cell office:value-type="float" office:value="11.73" calcext:value-type="float">
            <text:p>11.73</text:p>
          </table:table-cell>
          <table:table-cell office:value-type="float" office:value="5" calcext:value-type="float">
            <text:p>5</text:p>
          </table:table-cell>
          <table:table-cell office:value-type="float" office:value="0.145102" calcext:value-type="float">
            <text:p>0.145102</text:p>
          </table:table-cell>
          <table:table-cell office:value-type="float" office:value="13.268654" calcext:value-type="float">
            <text:p>13.268654</text:p>
          </table:table-cell>
          <table:table-cell office:value-type="float" office:value="47.560303" calcext:value-type="float">
            <text:p>47.560303</text:p>
          </table:table-cell>
          <table:table-cell table:number-columns-repeated="1019"/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5" calcext:value-type="float">
            <text:p>5</text:p>
          </table:table-cell>
          <table:table-cell office:value-type="float" office:value="0.142973" calcext:value-type="float">
            <text:p>0.142973</text:p>
          </table:table-cell>
          <table:table-cell office:value-type="float" office:value="13.414574" calcext:value-type="float">
            <text:p>13.414574</text:p>
          </table:table-cell>
          <table:table-cell office:value-type="float" office:value="47.595032" calcext:value-type="float">
            <text:p>47.595032</text:p>
          </table:table-cell>
          <table:table-cell table:number-columns-repeated="1019"/>
        </table:table-row>
        <table:table-row table:style-name="ro1">
          <table:table-cell office:value-type="float" office:value="11.79" calcext:value-type="float">
            <text:p>11.79</text:p>
          </table:table-cell>
          <table:table-cell office:value-type="float" office:value="5" calcext:value-type="float">
            <text:p>5</text:p>
          </table:table-cell>
          <table:table-cell office:value-type="float" office:value="0.141008" calcext:value-type="float">
            <text:p>0.141008</text:p>
          </table:table-cell>
          <table:table-cell office:value-type="float" office:value="13.560493" calcext:value-type="float">
            <text:p>13.560493</text:p>
          </table:table-cell>
          <table:table-cell office:value-type="float" office:value="47.629761" calcext:value-type="float">
            <text:p>47.629761</text:p>
          </table:table-cell>
          <table:table-cell table:number-columns-repeated="1019"/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5" calcext:value-type="float">
            <text:p>5</text:p>
          </table:table-cell>
          <table:table-cell office:value-type="float" office:value="0.139195" calcext:value-type="float">
            <text:p>0.139195</text:p>
          </table:table-cell>
          <table:table-cell office:value-type="float" office:value="13.706413" calcext:value-type="float">
            <text:p>13.706413</text:p>
          </table:table-cell>
          <table:table-cell office:value-type="float" office:value="47.664482" calcext:value-type="float">
            <text:p>47.664482</text:p>
          </table:table-cell>
          <table:table-cell table:number-columns-repeated="1019"/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5" calcext:value-type="float">
            <text:p>5</text:p>
          </table:table-cell>
          <table:table-cell office:value-type="float" office:value="0.137524" calcext:value-type="float">
            <text:p>0.137524</text:p>
          </table:table-cell>
          <table:table-cell office:value-type="float" office:value="13.852985" calcext:value-type="float">
            <text:p>13.852985</text:p>
          </table:table-cell>
          <table:table-cell office:value-type="float" office:value="47.696335" calcext:value-type="float">
            <text:p>47.696335</text:p>
          </table:table-cell>
          <table:table-cell table:number-columns-repeated="1019"/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5" calcext:value-type="float">
            <text:p>5</text:p>
          </table:table-cell>
          <table:table-cell office:value-type="float" office:value="0.135635" calcext:value-type="float">
            <text:p>0.135635</text:p>
          </table:table-cell>
          <table:table-cell office:value-type="float" office:value="13.999557" calcext:value-type="float">
            <text:p>13.999557</text:p>
          </table:table-cell>
          <table:table-cell office:value-type="float" office:value="47.728188" calcext:value-type="float">
            <text:p>47.728188</text:p>
          </table:table-cell>
          <table:table-cell table:number-columns-repeated="1019"/>
        </table:table-row>
        <table:table-row table:style-name="ro1">
          <table:table-cell office:value-type="float" office:value="11.91" calcext:value-type="float">
            <text:p>11.91</text:p>
          </table:table-cell>
          <table:table-cell office:value-type="float" office:value="5" calcext:value-type="float">
            <text:p>5</text:p>
          </table:table-cell>
          <table:table-cell office:value-type="float" office:value="0.133896" calcext:value-type="float">
            <text:p>0.133896</text:p>
          </table:table-cell>
          <table:table-cell office:value-type="float" office:value="14.146126" calcext:value-type="float">
            <text:p>14.146126</text:p>
          </table:table-cell>
          <table:table-cell office:value-type="float" office:value="47.76004" calcext:value-type="float">
            <text:p>47.76004</text:p>
          </table:table-cell>
          <table:table-cell table:number-columns-repeated="1019"/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5" calcext:value-type="float">
            <text:p>5</text:p>
          </table:table-cell>
          <table:table-cell office:value-type="float" office:value="0.132291" calcext:value-type="float">
            <text:p>0.132291</text:p>
          </table:table-cell>
          <table:table-cell office:value-type="float" office:value="14.292694" calcext:value-type="float">
            <text:p>14.292694</text:p>
          </table:table-cell>
          <table:table-cell office:value-type="float" office:value="47.791885" calcext:value-type="float">
            <text:p>47.791885</text:p>
          </table:table-cell>
          <table:table-cell table:number-columns-repeated="1019"/>
        </table:table-row>
        <table:table-row table:style-name="ro1">
          <table:table-cell office:value-type="float" office:value="11.97" calcext:value-type="float">
            <text:p>11.97</text:p>
          </table:table-cell>
          <table:table-cell office:value-type="float" office:value="5" calcext:value-type="float">
            <text:p>5</text:p>
          </table:table-cell>
          <table:table-cell office:value-type="float" office:value="0.130811" calcext:value-type="float">
            <text:p>0.130811</text:p>
          </table:table-cell>
          <table:table-cell office:value-type="float" office:value="14.439262" calcext:value-type="float">
            <text:p>14.439262</text:p>
          </table:table-cell>
          <table:table-cell office:value-type="float" office:value="47.823738" calcext:value-type="float">
            <text:p>47.82373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129446" calcext:value-type="float">
            <text:p>0.129446</text:p>
          </table:table-cell>
          <table:table-cell office:value-type="float" office:value="14.586521" calcext:value-type="float">
            <text:p>14.586521</text:p>
          </table:table-cell>
          <table:table-cell office:value-type="float" office:value="47.852249" calcext:value-type="float">
            <text:p>47.852249</text:p>
          </table:table-cell>
          <table:table-cell table:number-columns-repeated="1019"/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5" calcext:value-type="float">
            <text:p>5</text:p>
          </table:table-cell>
          <table:table-cell office:value-type="float" office:value="0.127837" calcext:value-type="float">
            <text:p>0.127837</text:p>
          </table:table-cell>
          <table:table-cell office:value-type="float" office:value="14.73378" calcext:value-type="float">
            <text:p>14.73378</text:p>
          </table:table-cell>
          <table:table-cell office:value-type="float" office:value="47.88076" calcext:value-type="float">
            <text:p>47.88076</text:p>
          </table:table-cell>
          <table:table-cell table:number-columns-repeated="1019"/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5" calcext:value-type="float">
            <text:p>5</text:p>
          </table:table-cell>
          <table:table-cell office:value-type="float" office:value="0.126355" calcext:value-type="float">
            <text:p>0.126355</text:p>
          </table:table-cell>
          <table:table-cell office:value-type="float" office:value="14.881039" calcext:value-type="float">
            <text:p>14.881039</text:p>
          </table:table-cell>
          <table:table-cell office:value-type="float" office:value="47.909271" calcext:value-type="float">
            <text:p>47.909271</text:p>
          </table:table-cell>
          <table:table-cell table:number-columns-repeated="1019"/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5" calcext:value-type="float">
            <text:p>5</text:p>
          </table:table-cell>
          <table:table-cell office:value-type="float" office:value="0.124989" calcext:value-type="float">
            <text:p>0.124989</text:p>
          </table:table-cell>
          <table:table-cell office:value-type="float" office:value="15.028297" calcext:value-type="float">
            <text:p>15.028297</text:p>
          </table:table-cell>
          <table:table-cell office:value-type="float" office:value="47.937782" calcext:value-type="float">
            <text:p>47.937782</text:p>
          </table:table-cell>
          <table:table-cell table:number-columns-repeated="1019"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5" calcext:value-type="float">
            <text:p>5</text:p>
          </table:table-cell>
          <table:table-cell office:value-type="float" office:value="0.123732" calcext:value-type="float">
            <text:p>0.123732</text:p>
          </table:table-cell>
          <table:table-cell office:value-type="float" office:value="15.175556" calcext:value-type="float">
            <text:p>15.175556</text:p>
          </table:table-cell>
          <table:table-cell office:value-type="float" office:value="47.966286" calcext:value-type="float">
            <text:p>47.966286</text:p>
          </table:table-cell>
          <table:table-cell table:number-columns-repeated="1019"/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5" calcext:value-type="float">
            <text:p>5</text:p>
          </table:table-cell>
          <table:table-cell office:value-type="float" office:value="0.122571" calcext:value-type="float">
            <text:p>0.122571</text:p>
          </table:table-cell>
          <table:table-cell office:value-type="float" office:value="15.323429" calcext:value-type="float">
            <text:p>15.323429</text:p>
          </table:table-cell>
          <table:table-cell office:value-type="float" office:value="47.991463" calcext:value-type="float">
            <text:p>47.991463</text:p>
          </table:table-cell>
          <table:table-cell table:number-columns-repeated="1019"/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5" calcext:value-type="float">
            <text:p>5</text:p>
          </table:table-cell>
          <table:table-cell office:value-type="float" office:value="0.121199" calcext:value-type="float">
            <text:p>0.121199</text:p>
          </table:table-cell>
          <table:table-cell office:value-type="float" office:value="15.471298" calcext:value-type="float">
            <text:p>15.471298</text:p>
          </table:table-cell>
          <table:table-cell office:value-type="float" office:value="48.01664" calcext:value-type="float">
            <text:p>48.01664</text:p>
          </table:table-cell>
          <table:table-cell table:number-columns-repeated="1019"/>
        </table:table-row>
        <table:table-row table:style-name="ro1">
          <table:table-cell office:value-type="float" office:value="12.21" calcext:value-type="float">
            <text:p>12.21</text:p>
          </table:table-cell>
          <table:table-cell office:value-type="float" office:value="5" calcext:value-type="float">
            <text:p>5</text:p>
          </table:table-cell>
          <table:table-cell office:value-type="float" office:value="0.119933" calcext:value-type="float">
            <text:p>0.119933</text:p>
          </table:table-cell>
          <table:table-cell office:value-type="float" office:value="15.619167" calcext:value-type="float">
            <text:p>15.619167</text:p>
          </table:table-cell>
          <table:table-cell office:value-type="float" office:value="48.041817" calcext:value-type="float">
            <text:p>48.041817</text:p>
          </table:table-cell>
          <table:table-cell table:number-columns-repeated="1019"/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5" calcext:value-type="float">
            <text:p>5</text:p>
          </table:table-cell>
          <table:table-cell office:value-type="float" office:value="0.118769" calcext:value-type="float">
            <text:p>0.118769</text:p>
          </table:table-cell>
          <table:table-cell office:value-type="float" office:value="15.76704" calcext:value-type="float">
            <text:p>15.76704</text:p>
          </table:table-cell>
          <table:table-cell office:value-type="float" office:value="48.066994" calcext:value-type="float">
            <text:p>48.066994</text:p>
          </table:table-cell>
          <table:table-cell table:number-columns-repeated="1019"/>
        </table:table-row>
        <table:table-row table:style-name="ro1">
          <table:table-cell office:value-type="float" office:value="12.27" calcext:value-type="float">
            <text:p>12.27</text:p>
          </table:table-cell>
          <table:table-cell office:value-type="float" office:value="5" calcext:value-type="float">
            <text:p>5</text:p>
          </table:table-cell>
          <table:table-cell office:value-type="float" office:value="0.117695" calcext:value-type="float">
            <text:p>0.117695</text:p>
          </table:table-cell>
          <table:table-cell office:value-type="float" office:value="15.915333" calcext:value-type="float">
            <text:p>15.915333</text:p>
          </table:table-cell>
          <table:table-cell office:value-type="float" office:value="48.089539" calcext:value-type="float">
            <text:p>48.089539</text:p>
          </table:table-cell>
          <table:table-cell table:number-columns-repeated="1019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5" calcext:value-type="float">
            <text:p>5</text:p>
          </table:table-cell>
          <table:table-cell office:value-type="float" office:value="0.116496" calcext:value-type="float">
            <text:p>0.116496</text:p>
          </table:table-cell>
          <table:table-cell office:value-type="float" office:value="16.063625" calcext:value-type="float">
            <text:p>16.063625</text:p>
          </table:table-cell>
          <table:table-cell office:value-type="float" office:value="48.112083" calcext:value-type="float">
            <text:p>48.112083</text:p>
          </table:table-cell>
          <table:table-cell table:number-columns-repeated="1019"/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5" calcext:value-type="float">
            <text:p>5</text:p>
          </table:table-cell>
          <table:table-cell office:value-type="float" office:value="0.115387" calcext:value-type="float">
            <text:p>0.115387</text:p>
          </table:table-cell>
          <table:table-cell office:value-type="float" office:value="16.211918" calcext:value-type="float">
            <text:p>16.211918</text:p>
          </table:table-cell>
          <table:table-cell office:value-type="float" office:value="48.134628" calcext:value-type="float">
            <text:p>48.134628</text:p>
          </table:table-cell>
          <table:table-cell table:number-columns-repeated="1019"/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5" calcext:value-type="float">
            <text:p>5</text:p>
          </table:table-cell>
          <table:table-cell office:value-type="float" office:value="0.114365" calcext:value-type="float">
            <text:p>0.114365</text:p>
          </table:table-cell>
          <table:table-cell office:value-type="float" office:value="16.360207" calcext:value-type="float">
            <text:p>16.360207</text:p>
          </table:table-cell>
          <table:table-cell office:value-type="float" office:value="48.157173" calcext:value-type="float">
            <text:p>48.157173</text:p>
          </table:table-cell>
          <table:table-cell table:number-columns-repeated="1019"/>
        </table:table-row>
        <table:table-row table:style-name="ro1">
          <table:table-cell office:value-type="float" office:value="12.39" calcext:value-type="float">
            <text:p>12.39</text:p>
          </table:table-cell>
          <table:table-cell office:value-type="float" office:value="5" calcext:value-type="float">
            <text:p>5</text:p>
          </table:table-cell>
          <table:table-cell office:value-type="float" office:value="0.113423" calcext:value-type="float">
            <text:p>0.113423</text:p>
          </table:table-cell>
          <table:table-cell office:value-type="float" office:value="16.508495" calcext:value-type="float">
            <text:p>16.508495</text:p>
          </table:table-cell>
          <table:table-cell office:value-type="float" office:value="48.179718" calcext:value-type="float">
            <text:p>48.179718</text:p>
          </table:table-cell>
          <table:table-cell table:number-columns-repeated="1019"/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5" calcext:value-type="float">
            <text:p>5</text:p>
          </table:table-cell>
          <table:table-cell office:value-type="float" office:value="0.112553" calcext:value-type="float">
            <text:p>0.112553</text:p>
          </table:table-cell>
          <table:table-cell office:value-type="float" office:value="16.657223" calcext:value-type="float">
            <text:p>16.657223</text:p>
          </table:table-cell>
          <table:table-cell office:value-type="float" office:value="48.199188" calcext:value-type="float">
            <text:p>48.199188</text:p>
          </table:table-cell>
          <table:table-cell table:number-columns-repeated="1019"/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5" calcext:value-type="float">
            <text:p>5</text:p>
          </table:table-cell>
          <table:table-cell office:value-type="float" office:value="0.111551" calcext:value-type="float">
            <text:p>0.111551</text:p>
          </table:table-cell>
          <table:table-cell office:value-type="float" office:value="16.80595" calcext:value-type="float">
            <text:p>16.80595</text:p>
          </table:table-cell>
          <table:table-cell office:value-type="float" office:value="48.218651" calcext:value-type="float">
            <text:p>48.218651</text:p>
          </table:table-cell>
          <table:table-cell table:number-columns-repeated="1019"/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5" calcext:value-type="float">
            <text:p>5</text:p>
          </table:table-cell>
          <table:table-cell office:value-type="float" office:value="0.110625" calcext:value-type="float">
            <text:p>0.110625</text:p>
          </table:table-cell>
          <table:table-cell office:value-type="float" office:value="16.954678" calcext:value-type="float">
            <text:p>16.954678</text:p>
          </table:table-cell>
          <table:table-cell office:value-type="float" office:value="48.238121" calcext:value-type="float">
            <text:p>48.238121</text:p>
          </table:table-cell>
          <table:table-cell table:number-columns-repeated="1019"/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5" calcext:value-type="float">
            <text:p>5</text:p>
          </table:table-cell>
          <table:table-cell office:value-type="float" office:value="0.10977" calcext:value-type="float">
            <text:p>0.10977</text:p>
          </table:table-cell>
          <table:table-cell office:value-type="float" office:value="17.103405" calcext:value-type="float">
            <text:p>17.103405</text:p>
          </table:table-cell>
          <table:table-cell office:value-type="float" office:value="48.257584" calcext:value-type="float">
            <text:p>48.257584</text:p>
          </table:table-cell>
          <table:table-cell table:number-columns-repeated="1019"/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5" calcext:value-type="float">
            <text:p>5</text:p>
          </table:table-cell>
          <table:table-cell office:value-type="float" office:value="0.108981" calcext:value-type="float">
            <text:p>0.108981</text:p>
          </table:table-cell>
          <table:table-cell office:value-type="float" office:value="17.252132" calcext:value-type="float">
            <text:p>17.252132</text:p>
          </table:table-cell>
          <table:table-cell office:value-type="float" office:value="48.277046" calcext:value-type="float">
            <text:p>48.277046</text:p>
          </table:table-cell>
          <table:table-cell table:number-columns-repeated="1019"/>
        </table:table-row>
        <table:table-row table:style-name="ro1">
          <table:table-cell office:value-type="float" office:value="12.57" calcext:value-type="float">
            <text:p>12.57</text:p>
          </table:table-cell>
          <table:table-cell office:value-type="float" office:value="5" calcext:value-type="float">
            <text:p>5</text:p>
          </table:table-cell>
          <table:table-cell office:value-type="float" office:value="0.108257" calcext:value-type="float">
            <text:p>0.108257</text:p>
          </table:table-cell>
          <table:table-cell office:value-type="float" office:value="17.401234" calcext:value-type="float">
            <text:p>17.401234</text:p>
          </table:table-cell>
          <table:table-cell office:value-type="float" office:value="48.293434" calcext:value-type="float">
            <text:p>48.293434</text:p>
          </table:table-cell>
          <table:table-cell table:number-columns-repeated="1019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5" calcext:value-type="float">
            <text:p>5</text:p>
          </table:table-cell>
          <table:table-cell office:value-type="float" office:value="0.107429" calcext:value-type="float">
            <text:p>0.107429</text:p>
          </table:table-cell>
          <table:table-cell office:value-type="float" office:value="17.550335" calcext:value-type="float">
            <text:p>17.550335</text:p>
          </table:table-cell>
          <table:table-cell office:value-type="float" office:value="48.309822" calcext:value-type="float">
            <text:p>48.309822</text:p>
          </table:table-cell>
          <table:table-cell table:number-columns-repeated="1019"/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5" calcext:value-type="float">
            <text:p>5</text:p>
          </table:table-cell>
          <table:table-cell office:value-type="float" office:value="0.106661" calcext:value-type="float">
            <text:p>0.106661</text:p>
          </table:table-cell>
          <table:table-cell office:value-type="float" office:value="17.699436" calcext:value-type="float">
            <text:p>17.699436</text:p>
          </table:table-cell>
          <table:table-cell office:value-type="float" office:value="48.32621" calcext:value-type="float">
            <text:p>48.32621</text:p>
          </table:table-cell>
          <table:table-cell table:number-columns-repeated="1019"/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5" calcext:value-type="float">
            <text:p>5</text:p>
          </table:table-cell>
          <table:table-cell office:value-type="float" office:value="0.105954" calcext:value-type="float">
            <text:p>0.105954</text:p>
          </table:table-cell>
          <table:table-cell office:value-type="float" office:value="17.848537" calcext:value-type="float">
            <text:p>17.848537</text:p>
          </table:table-cell>
          <table:table-cell office:value-type="float" office:value="48.342598" calcext:value-type="float">
            <text:p>48.342598</text:p>
          </table:table-cell>
          <table:table-cell table:number-columns-repeated="1019"/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5" calcext:value-type="float">
            <text:p>5</text:p>
          </table:table-cell>
          <table:table-cell office:value-type="float" office:value="0.105299" calcext:value-type="float">
            <text:p>0.105299</text:p>
          </table:table-cell>
          <table:table-cell office:value-type="float" office:value="17.997887" calcext:value-type="float">
            <text:p>17.997887</text:p>
          </table:table-cell>
          <table:table-cell office:value-type="float" office:value="48.356499" calcext:value-type="float">
            <text:p>48.356499</text:p>
          </table:table-cell>
          <table:table-cell table:number-columns-repeated="1019"/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5" calcext:value-type="float">
            <text:p>5</text:p>
          </table:table-cell>
          <table:table-cell office:value-type="float" office:value="0.104574" calcext:value-type="float">
            <text:p>0.104574</text:p>
          </table:table-cell>
          <table:table-cell office:value-type="float" office:value="18.147236" calcext:value-type="float">
            <text:p>18.147236</text:p>
          </table:table-cell>
          <table:table-cell office:value-type="float" office:value="48.370399" calcext:value-type="float">
            <text:p>48.370399</text:p>
          </table:table-cell>
          <table:table-cell table:number-columns-repeated="1019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5" calcext:value-type="float">
            <text:p>5</text:p>
          </table:table-cell>
          <table:table-cell office:value-type="float" office:value="0.103909" calcext:value-type="float">
            <text:p>0.103909</text:p>
          </table:table-cell>
          <table:table-cell office:value-type="float" office:value="18.296585" calcext:value-type="float">
            <text:p>18.296585</text:p>
          </table:table-cell>
          <table:table-cell office:value-type="float" office:value="48.384293" calcext:value-type="float">
            <text:p>48.384293</text:p>
          </table:table-cell>
          <table:table-cell table:number-columns-repeated="1019"/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5" calcext:value-type="float">
            <text:p>5</text:p>
          </table:table-cell>
          <table:table-cell office:value-type="float" office:value="0.103292" calcext:value-type="float">
            <text:p>0.103292</text:p>
          </table:table-cell>
          <table:table-cell office:value-type="float" office:value="18.445934" calcext:value-type="float">
            <text:p>18.445934</text:p>
          </table:table-cell>
          <table:table-cell office:value-type="float" office:value="48.398193" calcext:value-type="float">
            <text:p>48.398193</text:p>
          </table:table-cell>
          <table:table-cell table:number-columns-repeated="1019"/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5" calcext:value-type="float">
            <text:p>5</text:p>
          </table:table-cell>
          <table:table-cell office:value-type="float" office:value="0.102725" calcext:value-type="float">
            <text:p>0.102725</text:p>
          </table:table-cell>
          <table:table-cell office:value-type="float" office:value="18.595284" calcext:value-type="float">
            <text:p>18.595284</text:p>
          </table:table-cell>
          <table:table-cell office:value-type="float" office:value="48.412086" calcext:value-type="float">
            <text:p>48.412086</text:p>
          </table:table-cell>
          <table:table-cell table:number-columns-repeated="1019"/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5" calcext:value-type="float">
            <text:p>5</text:p>
          </table:table-cell>
          <table:table-cell office:value-type="float" office:value="0.102199" calcext:value-type="float">
            <text:p>0.102199</text:p>
          </table:table-cell>
          <table:table-cell office:value-type="float" office:value="18.744877" calcext:value-type="float">
            <text:p>18.744877</text:p>
          </table:table-cell>
          <table:table-cell office:value-type="float" office:value="48.423088" calcext:value-type="float">
            <text:p>48.423088</text:p>
          </table:table-cell>
          <table:table-cell table:number-columns-repeated="1019"/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5" calcext:value-type="float">
            <text:p>5</text:p>
          </table:table-cell>
          <table:table-cell office:value-type="float" office:value="0.10163" calcext:value-type="float">
            <text:p>0.10163</text:p>
          </table:table-cell>
          <table:table-cell office:value-type="float" office:value="18.894466" calcext:value-type="float">
            <text:p>18.894466</text:p>
          </table:table-cell>
          <table:table-cell office:value-type="float" office:value="48.43409" calcext:value-type="float">
            <text:p>48.43409</text:p>
          </table:table-cell>
          <table:table-cell table:number-columns-repeated="1019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" calcext:value-type="float">
            <text:p>5</text:p>
          </table:table-cell>
          <table:table-cell office:value-type="float" office:value="0.101103" calcext:value-type="float">
            <text:p>0.101103</text:p>
          </table:table-cell>
          <table:table-cell office:value-type="float" office:value="19.044056" calcext:value-type="float">
            <text:p>19.044056</text:p>
          </table:table-cell>
          <table:table-cell office:value-type="float" office:value="48.445084" calcext:value-type="float">
            <text:p>48.445084</text:p>
          </table:table-cell>
          <table:table-cell table:number-columns-repeated="1019"/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5" calcext:value-type="float">
            <text:p>5</text:p>
          </table:table-cell>
          <table:table-cell office:value-type="float" office:value="0.100613" calcext:value-type="float">
            <text:p>0.100613</text:p>
          </table:table-cell>
          <table:table-cell office:value-type="float" office:value="19.193645" calcext:value-type="float">
            <text:p>19.193645</text:p>
          </table:table-cell>
          <table:table-cell office:value-type="float" office:value="48.456078" calcext:value-type="float">
            <text:p>48.456078</text:p>
          </table:table-cell>
          <table:table-cell table:number-columns-repeated="1019"/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5" calcext:value-type="float">
            <text:p>5</text:p>
          </table:table-cell>
          <table:table-cell office:value-type="float" office:value="0.100164" calcext:value-type="float">
            <text:p>0.100164</text:p>
          </table:table-cell>
          <table:table-cell office:value-type="float" office:value="19.343235" calcext:value-type="float">
            <text:p>19.343235</text:p>
          </table:table-cell>
          <table:table-cell office:value-type="float" office:value="48.467079" calcext:value-type="float">
            <text:p>48.467079</text:p>
          </table:table-cell>
          <table:table-cell table:number-columns-repeated="1019"/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5" calcext:value-type="float">
            <text:p>5</text:p>
          </table:table-cell>
          <table:table-cell office:value-type="float" office:value="0.099752" calcext:value-type="float">
            <text:p>0.099752</text:p>
          </table:table-cell>
          <table:table-cell office:value-type="float" office:value="19.493015" calcext:value-type="float">
            <text:p>19.493015</text:p>
          </table:table-cell>
          <table:table-cell office:value-type="float" office:value="48.475136" calcext:value-type="float">
            <text:p>48.475136</text:p>
          </table:table-cell>
          <table:table-cell table:number-columns-repeated="1019"/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5" calcext:value-type="float">
            <text:p>5</text:p>
          </table:table-cell>
          <table:table-cell office:value-type="float" office:value="0.099283" calcext:value-type="float">
            <text:p>0.099283</text:p>
          </table:table-cell>
          <table:table-cell office:value-type="float" office:value="19.642796" calcext:value-type="float">
            <text:p>19.642796</text:p>
          </table:table-cell>
          <table:table-cell office:value-type="float" office:value="48.483192" calcext:value-type="float">
            <text:p>48.483192</text:p>
          </table:table-cell>
          <table:table-cell table:number-columns-repeated="1019"/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5" calcext:value-type="float">
            <text:p>5</text:p>
          </table:table-cell>
          <table:table-cell office:value-type="float" office:value="0.09885" calcext:value-type="float">
            <text:p>0.09885</text:p>
          </table:table-cell>
          <table:table-cell office:value-type="float" office:value="19.792576" calcext:value-type="float">
            <text:p>19.792576</text:p>
          </table:table-cell>
          <table:table-cell office:value-type="float" office:value="48.491249" calcext:value-type="float">
            <text:p>48.491249</text:p>
          </table:table-cell>
          <table:table-cell table:number-columns-repeated="1019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5" calcext:value-type="float">
            <text:p>5</text:p>
          </table:table-cell>
          <table:table-cell office:value-type="float" office:value="0.098454" calcext:value-type="float">
            <text:p>0.098454</text:p>
          </table:table-cell>
          <table:table-cell office:value-type="float" office:value="19.942356" calcext:value-type="float">
            <text:p>19.942356</text:p>
          </table:table-cell>
          <table:table-cell office:value-type="float" office:value="48.499313" calcext:value-type="float">
            <text:p>48.499313</text:p>
          </table:table-cell>
          <table:table-cell table:number-columns-repeated="1019"/>
        </table:table-row>
        <table:table-row table:style-name="ro1">
          <table:table-cell office:value-type="float" office:value="13.11" calcext:value-type="float">
            <text:p>13.11</text:p>
          </table:table-cell>
          <table:table-cell office:value-type="float" office:value="5" calcext:value-type="float">
            <text:p>5</text:p>
          </table:table-cell>
          <table:table-cell office:value-type="float" office:value="0.09809" calcext:value-type="float">
            <text:p>0.09809</text:p>
          </table:table-cell>
          <table:table-cell office:value-type="float" office:value="20.092133" calcext:value-type="float">
            <text:p>20.092133</text:p>
          </table:table-cell>
          <table:table-cell office:value-type="float" office:value="48.50737" calcext:value-type="float">
            <text:p>48.50737</text:p>
          </table:table-cell>
          <table:table-cell table:number-columns-repeated="1019"/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5" calcext:value-type="float">
            <text:p>5</text:p>
          </table:table-cell>
          <table:table-cell office:value-type="float" office:value="0.097749" calcext:value-type="float">
            <text:p>0.097749</text:p>
          </table:table-cell>
          <table:table-cell office:value-type="float" office:value="20.242043" calcext:value-type="float">
            <text:p>20.242043</text:p>
          </table:table-cell>
          <table:table-cell office:value-type="float" office:value="48.512512" calcext:value-type="float">
            <text:p>48.512512</text:p>
          </table:table-cell>
          <table:table-cell table:number-columns-repeated="1019"/>
        </table:table-row>
        <table:table-row table:style-name="ro1">
          <table:table-cell office:value-type="float" office:value="13.17" calcext:value-type="float">
            <text:p>13.17</text:p>
          </table:table-cell>
          <table:table-cell office:value-type="float" office:value="5" calcext:value-type="float">
            <text:p>5</text:p>
          </table:table-cell>
          <table:table-cell office:value-type="float" office:value="0.097397" calcext:value-type="float">
            <text:p>0.097397</text:p>
          </table:table-cell>
          <table:table-cell office:value-type="float" office:value="20.391953" calcext:value-type="float">
            <text:p>20.391953</text:p>
          </table:table-cell>
          <table:table-cell office:value-type="float" office:value="48.517654" calcext:value-type="float">
            <text:p>48.517654</text:p>
          </table:table-cell>
          <table:table-cell table:number-columns-repeated="1019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5" calcext:value-type="float">
            <text:p>5</text:p>
          </table:table-cell>
          <table:table-cell office:value-type="float" office:value="0.097074" calcext:value-type="float">
            <text:p>0.097074</text:p>
          </table:table-cell>
          <table:table-cell office:value-type="float" office:value="20.541862" calcext:value-type="float">
            <text:p>20.541862</text:p>
          </table:table-cell>
          <table:table-cell office:value-type="float" office:value="48.522797" calcext:value-type="float">
            <text:p>48.522797</text:p>
          </table:table-cell>
          <table:table-cell table:number-columns-repeated="1019"/>
        </table:table-row>
        <table:table-row table:style-name="ro1">
          <table:table-cell office:value-type="float" office:value="13.23" calcext:value-type="float">
            <text:p>13.23</text:p>
          </table:table-cell>
          <table:table-cell office:value-type="float" office:value="5" calcext:value-type="float">
            <text:p>5</text:p>
          </table:table-cell>
          <table:table-cell office:value-type="float" office:value="0.096777" calcext:value-type="float">
            <text:p>0.096777</text:p>
          </table:table-cell>
          <table:table-cell office:value-type="float" office:value="20.691769" calcext:value-type="float">
            <text:p>20.691769</text:p>
          </table:table-cell>
          <table:table-cell office:value-type="float" office:value="48.527939" calcext:value-type="float">
            <text:p>48.527939</text:p>
          </table:table-cell>
          <table:table-cell table:number-columns-repeated="1019"/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5" calcext:value-type="float">
            <text:p>5</text:p>
          </table:table-cell>
          <table:table-cell office:value-type="float" office:value="0.096499" calcext:value-type="float">
            <text:p>0.096499</text:p>
          </table:table-cell>
          <table:table-cell office:value-type="float" office:value="20.841675" calcext:value-type="float">
            <text:p>20.841675</text:p>
          </table:table-cell>
          <table:table-cell office:value-type="float" office:value="48.533081" calcext:value-type="float">
            <text:p>48.533081</text:p>
          </table:table-cell>
          <table:table-cell table:number-columns-repeated="1019"/>
        </table:table-row>
        <table:table-row table:style-name="ro1">
          <table:table-cell office:value-type="float" office:value="13.29" calcext:value-type="float">
            <text:p>13.29</text:p>
          </table:table-cell>
          <table:table-cell office:value-type="float" office:value="5" calcext:value-type="float">
            <text:p>5</text:p>
          </table:table-cell>
          <table:table-cell office:value-type="float" office:value="0.096243" calcext:value-type="float">
            <text:p>0.096243</text:p>
          </table:table-cell>
          <table:table-cell office:value-type="float" office:value="20.991657" calcext:value-type="float">
            <text:p>20.991657</text:p>
          </table:table-cell>
          <table:table-cell office:value-type="float" office:value="48.535324" calcext:value-type="float">
            <text:p>48.535324</text:p>
          </table:table-cell>
          <table:table-cell table:number-columns-repeated="1019"/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5" calcext:value-type="float">
            <text:p>5</text:p>
          </table:table-cell>
          <table:table-cell office:value-type="float" office:value="0.095985" calcext:value-type="float">
            <text:p>0.095985</text:p>
          </table:table-cell>
          <table:table-cell office:value-type="float" office:value="21.14164" calcext:value-type="float">
            <text:p>21.14164</text:p>
          </table:table-cell>
          <table:table-cell office:value-type="float" office:value="48.53756" calcext:value-type="float">
            <text:p>48.53756</text:p>
          </table:table-cell>
          <table:table-cell table:number-columns-repeated="1019"/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5" calcext:value-type="float">
            <text:p>5</text:p>
          </table:table-cell>
          <table:table-cell office:value-type="float" office:value="0.095745" calcext:value-type="float">
            <text:p>0.095745</text:p>
          </table:table-cell>
          <table:table-cell office:value-type="float" office:value="21.291618" calcext:value-type="float">
            <text:p>21.291618</text:p>
          </table:table-cell>
          <table:table-cell office:value-type="float" office:value="48.539803" calcext:value-type="float">
            <text:p>48.539803</text:p>
          </table:table-cell>
          <table:table-cell table:number-columns-repeated="1019"/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5" calcext:value-type="float">
            <text:p>5</text:p>
          </table:table-cell>
          <table:table-cell office:value-type="float" office:value="0.095524" calcext:value-type="float">
            <text:p>0.095524</text:p>
          </table:table-cell>
          <table:table-cell office:value-type="float" office:value="21.441597" calcext:value-type="float">
            <text:p>21.441597</text:p>
          </table:table-cell>
          <table:table-cell office:value-type="float" office:value="48.542038" calcext:value-type="float">
            <text:p>48.542038</text:p>
          </table:table-cell>
          <table:table-cell table:number-columns-repeated="1019"/>
        </table:table-row>
        <table:table-row table:style-name="ro1">
          <table:table-cell office:value-type="float" office:value="13.41" calcext:value-type="float">
            <text:p>13.41</text:p>
          </table:table-cell>
          <table:table-cell office:value-type="float" office:value="5" calcext:value-type="float">
            <text:p>5</text:p>
          </table:table-cell>
          <table:table-cell office:value-type="float" office:value="0.09532" calcext:value-type="float">
            <text:p>0.09532</text:p>
          </table:table-cell>
          <table:table-cell office:value-type="float" office:value="21.591576" calcext:value-type="float">
            <text:p>21.591576</text:p>
          </table:table-cell>
          <table:table-cell office:value-type="float" office:value="48.544281" calcext:value-type="float">
            <text:p>48.544281</text:p>
          </table:table-cell>
          <table:table-cell table:number-columns-repeated="1019"/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5" calcext:value-type="float">
            <text:p>5</text:p>
          </table:table-cell>
          <table:table-cell office:value-type="float" office:value="0.09513" calcext:value-type="float">
            <text:p>0.09513</text:p>
          </table:table-cell>
          <table:table-cell office:value-type="float" office:value="21.741573" calcext:value-type="float">
            <text:p>21.741573</text:p>
          </table:table-cell>
          <table:table-cell office:value-type="float" office:value="48.543625" calcext:value-type="float">
            <text:p>48.543625</text:p>
          </table:table-cell>
          <table:table-cell table:number-columns-repeated="1019"/>
        </table:table-row>
        <table:table-row table:style-name="ro1">
          <table:table-cell office:value-type="float" office:value="13.47" calcext:value-type="float">
            <text:p>13.47</text:p>
          </table:table-cell>
          <table:table-cell office:value-type="float" office:value="5" calcext:value-type="float">
            <text:p>5</text:p>
          </table:table-cell>
          <table:table-cell office:value-type="float" office:value="0.094964" calcext:value-type="float">
            <text:p>0.094964</text:p>
          </table:table-cell>
          <table:table-cell office:value-type="float" office:value="21.891567" calcext:value-type="float">
            <text:p>21.891567</text:p>
          </table:table-cell>
          <table:table-cell office:value-type="float" office:value="48.542969" calcext:value-type="float">
            <text:p>48.542969</text:p>
          </table:table-cell>
          <table:table-cell table:number-columns-repeated="1019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5" calcext:value-type="float">
            <text:p>5</text:p>
          </table:table-cell>
          <table:table-cell office:value-type="float" office:value="0.094811" calcext:value-type="float">
            <text:p>0.094811</text:p>
          </table:table-cell>
          <table:table-cell office:value-type="float" office:value="22.041565" calcext:value-type="float">
            <text:p>22.041565</text:p>
          </table:table-cell>
          <table:table-cell office:value-type="float" office:value="48.542313" calcext:value-type="float">
            <text:p>48.542313</text:p>
          </table:table-cell>
          <table:table-cell table:number-columns-repeated="1019"/>
        </table:table-row>
        <table:table-row table:style-name="ro1">
          <table:table-cell office:value-type="float" office:value="13.53" calcext:value-type="float">
            <text:p>13.53</text:p>
          </table:table-cell>
          <table:table-cell office:value-type="float" office:value="5" calcext:value-type="float">
            <text:p>5</text:p>
          </table:table-cell>
          <table:table-cell office:value-type="float" office:value="0.094668" calcext:value-type="float">
            <text:p>0.094668</text:p>
          </table:table-cell>
          <table:table-cell office:value-type="float" office:value="22.191559" calcext:value-type="float">
            <text:p>22.191559</text:p>
          </table:table-cell>
          <table:table-cell office:value-type="float" office:value="48.541656" calcext:value-type="float">
            <text:p>48.541656</text:p>
          </table:table-cell>
          <table:table-cell table:number-columns-repeated="1019"/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5" calcext:value-type="float">
            <text:p>5</text:p>
          </table:table-cell>
          <table:table-cell office:value-type="float" office:value="0.094534" calcext:value-type="float">
            <text:p>0.094534</text:p>
          </table:table-cell>
          <table:table-cell office:value-type="float" office:value="22.341553" calcext:value-type="float">
            <text:p>22.341553</text:p>
          </table:table-cell>
          <table:table-cell office:value-type="float" office:value="48.541" calcext:value-type="float">
            <text:p>48.541</text:p>
          </table:table-cell>
          <table:table-cell table:number-columns-repeated="1019"/>
        </table:table-row>
        <table:table-row table:style-name="ro1">
          <table:table-cell office:value-type="float" office:value="13.59" calcext:value-type="float">
            <text:p>13.59</text:p>
          </table:table-cell>
          <table:table-cell office:value-type="float" office:value="5" calcext:value-type="float">
            <text:p>5</text:p>
          </table:table-cell>
          <table:table-cell office:value-type="float" office:value="0.094412" calcext:value-type="float">
            <text:p>0.094412</text:p>
          </table:table-cell>
          <table:table-cell office:value-type="float" office:value="22.491508" calcext:value-type="float">
            <text:p>22.491508</text:p>
          </table:table-cell>
          <table:table-cell office:value-type="float" office:value="48.537453" calcext:value-type="float">
            <text:p>48.537453</text:p>
          </table:table-cell>
          <table:table-cell table:number-columns-repeated="1019"/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5" calcext:value-type="float">
            <text:p>5</text:p>
          </table:table-cell>
          <table:table-cell office:value-type="float" office:value="0.094326" calcext:value-type="float">
            <text:p>0.094326</text:p>
          </table:table-cell>
          <table:table-cell office:value-type="float" office:value="22.641464" calcext:value-type="float">
            <text:p>22.641464</text:p>
          </table:table-cell>
          <table:table-cell office:value-type="float" office:value="48.533905" calcext:value-type="float">
            <text:p>48.533905</text:p>
          </table:table-cell>
          <table:table-cell table:number-columns-repeated="1019"/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5" calcext:value-type="float">
            <text:p>5</text:p>
          </table:table-cell>
          <table:table-cell office:value-type="float" office:value="0.094249" calcext:value-type="float">
            <text:p>0.094249</text:p>
          </table:table-cell>
          <table:table-cell office:value-type="float" office:value="22.79142" calcext:value-type="float">
            <text:p>22.79142</text:p>
          </table:table-cell>
          <table:table-cell office:value-type="float" office:value="48.530357" calcext:value-type="float">
            <text:p>48.530357</text:p>
          </table:table-cell>
          <table:table-cell table:number-columns-repeated="1019"/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5" calcext:value-type="float">
            <text:p>5</text:p>
          </table:table-cell>
          <table:table-cell office:value-type="float" office:value="0.094176" calcext:value-type="float">
            <text:p>0.094176</text:p>
          </table:table-cell>
          <table:table-cell office:value-type="float" office:value="22.941376" calcext:value-type="float">
            <text:p>22.941376</text:p>
          </table:table-cell>
          <table:table-cell office:value-type="float" office:value="48.52681" calcext:value-type="float">
            <text:p>48.52681</text:p>
          </table:table-cell>
          <table:table-cell table:number-columns-repeated="1019"/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5" calcext:value-type="float">
            <text:p>5</text:p>
          </table:table-cell>
          <table:table-cell office:value-type="float" office:value="0.094106" calcext:value-type="float">
            <text:p>0.094106</text:p>
          </table:table-cell>
          <table:table-cell office:value-type="float" office:value="23.091328" calcext:value-type="float">
            <text:p>23.091328</text:p>
          </table:table-cell>
          <table:table-cell office:value-type="float" office:value="48.523254" calcext:value-type="float">
            <text:p>48.523254</text:p>
          </table:table-cell>
          <table:table-cell table:number-columns-repeated="1019"/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5" calcext:value-type="float">
            <text:p>5</text:p>
          </table:table-cell>
          <table:table-cell office:value-type="float" office:value="0.094045" calcext:value-type="float">
            <text:p>0.094045</text:p>
          </table:table-cell>
          <table:table-cell office:value-type="float" office:value="23.241188" calcext:value-type="float">
            <text:p>23.241188</text:p>
          </table:table-cell>
          <table:table-cell office:value-type="float" office:value="48.5168" calcext:value-type="float">
            <text:p>48.5168</text:p>
          </table:table-cell>
          <table:table-cell table:number-columns-repeated="1019"/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5" calcext:value-type="float">
            <text:p>5</text:p>
          </table:table-cell>
          <table:table-cell office:value-type="float" office:value="0.094038" calcext:value-type="float">
            <text:p>0.094038</text:p>
          </table:table-cell>
          <table:table-cell office:value-type="float" office:value="23.391048" calcext:value-type="float">
            <text:p>23.391048</text:p>
          </table:table-cell>
          <table:table-cell office:value-type="float" office:value="48.510345" calcext:value-type="float">
            <text:p>48.510345</text:p>
          </table:table-cell>
          <table:table-cell table:number-columns-repeated="1019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5" calcext:value-type="float">
            <text:p>5</text:p>
          </table:table-cell>
          <table:table-cell office:value-type="float" office:value="0.094031" calcext:value-type="float">
            <text:p>0.094031</text:p>
          </table:table-cell>
          <table:table-cell office:value-type="float" office:value="23.540905" calcext:value-type="float">
            <text:p>23.540905</text:p>
          </table:table-cell>
          <table:table-cell office:value-type="float" office:value="48.503891" calcext:value-type="float">
            <text:p>48.503891</text:p>
          </table:table-cell>
          <table:table-cell table:number-columns-repeated="1019"/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5" calcext:value-type="float">
            <text:p>5</text:p>
          </table:table-cell>
          <table:table-cell office:value-type="float" office:value="0.094023" calcext:value-type="float">
            <text:p>0.094023</text:p>
          </table:table-cell>
          <table:table-cell office:value-type="float" office:value="23.690762" calcext:value-type="float">
            <text:p>23.690762</text:p>
          </table:table-cell>
          <table:table-cell office:value-type="float" office:value="48.497437" calcext:value-type="float">
            <text:p>48.497437</text:p>
          </table:table-cell>
          <table:table-cell table:number-columns-repeated="1019"/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5" calcext:value-type="float">
            <text:p>5</text:p>
          </table:table-cell>
          <table:table-cell office:value-type="float" office:value="0.094014" calcext:value-type="float">
            <text:p>0.094014</text:p>
          </table:table-cell>
          <table:table-cell office:value-type="float" office:value="23.840618" calcext:value-type="float">
            <text:p>23.840618</text:p>
          </table:table-cell>
          <table:table-cell office:value-type="float" office:value="48.490982" calcext:value-type="float">
            <text:p>48.490982</text:p>
          </table:table-cell>
          <table:table-cell table:number-columns-repeated="1019"/>
        </table:table-row>
        <table:table-row table:style-name="ro1">
          <table:table-cell office:value-type="float" office:value="13.89" calcext:value-type="float">
            <text:p>13.89</text:p>
          </table:table-cell>
          <table:table-cell office:value-type="float" office:value="5" calcext:value-type="float">
            <text:p>5</text:p>
          </table:table-cell>
          <table:table-cell office:value-type="float" office:value="0.094009" calcext:value-type="float">
            <text:p>0.094009</text:p>
          </table:table-cell>
          <table:table-cell office:value-type="float" office:value="23.990322" calcext:value-type="float">
            <text:p>23.990322</text:p>
          </table:table-cell>
          <table:table-cell office:value-type="float" office:value="48.481606" calcext:value-type="float">
            <text:p>48.481606</text:p>
          </table:table-cell>
          <table:table-cell table:number-columns-repeated="1019"/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5" calcext:value-type="float">
            <text:p>5</text:p>
          </table:table-cell>
          <table:table-cell office:value-type="float" office:value="0.094077" calcext:value-type="float">
            <text:p>0.094077</text:p>
          </table:table-cell>
          <table:table-cell office:value-type="float" office:value="24.140026" calcext:value-type="float">
            <text:p>24.140026</text:p>
          </table:table-cell>
          <table:table-cell office:value-type="float" office:value="48.472229" calcext:value-type="float">
            <text:p>48.472229</text:p>
          </table:table-cell>
          <table:table-cell table:number-columns-repeated="1019"/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5" calcext:value-type="float">
            <text:p>5</text:p>
          </table:table-cell>
          <table:table-cell office:value-type="float" office:value="0.094141" calcext:value-type="float">
            <text:p>0.094141</text:p>
          </table:table-cell>
          <table:table-cell office:value-type="float" office:value="24.28973" calcext:value-type="float">
            <text:p>24.28973</text:p>
          </table:table-cell>
          <table:table-cell office:value-type="float" office:value="48.462852" calcext:value-type="float">
            <text:p>48.462852</text:p>
          </table:table-cell>
          <table:table-cell table:number-columns-repeated="1019"/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5" calcext:value-type="float">
            <text:p>5</text:p>
          </table:table-cell>
          <table:table-cell office:value-type="float" office:value="0.0942" calcext:value-type="float">
            <text:p>0.0942</text:p>
          </table:table-cell>
          <table:table-cell office:value-type="float" office:value="24.439434" calcext:value-type="float">
            <text:p>24.439434</text:p>
          </table:table-cell>
          <table:table-cell office:value-type="float" office:value="48.453484" calcext:value-type="float">
            <text:p>48.453484</text:p>
          </table:table-cell>
          <table:table-cell table:number-columns-repeated="1019"/>
        </table:table-row>
        <table:table-row table:style-name="ro1">
          <table:table-cell office:value-type="float" office:value="14.01" calcext:value-type="float">
            <text:p>14.01</text:p>
          </table:table-cell>
          <table:table-cell office:value-type="float" office:value="5" calcext:value-type="float">
            <text:p>5</text:p>
          </table:table-cell>
          <table:table-cell office:value-type="float" office:value="0.094249" calcext:value-type="float">
            <text:p>0.094249</text:p>
          </table:table-cell>
          <table:table-cell office:value-type="float" office:value="24.589138" calcext:value-type="float">
            <text:p>24.589138</text:p>
          </table:table-cell>
          <table:table-cell office:value-type="float" office:value="48.444107" calcext:value-type="float">
            <text:p>48.444107</text:p>
          </table:table-cell>
          <table:table-cell table:number-columns-repeated="1019"/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5" calcext:value-type="float">
            <text:p>5</text:p>
          </table:table-cell>
          <table:table-cell office:value-type="float" office:value="0.094297" calcext:value-type="float">
            <text:p>0.094297</text:p>
          </table:table-cell>
          <table:table-cell office:value-type="float" office:value="24.738628" calcext:value-type="float">
            <text:p>24.738628</text:p>
          </table:table-cell>
          <table:table-cell office:value-type="float" office:value="48.431786" calcext:value-type="float">
            <text:p>48.431786</text:p>
          </table:table-cell>
          <table:table-cell table:number-columns-repeated="1019"/>
        </table:table-row>
        <table:table-row table:style-name="ro1">
          <table:table-cell office:value-type="float" office:value="14.07" calcext:value-type="float">
            <text:p>14.07</text:p>
          </table:table-cell>
          <table:table-cell office:value-type="float" office:value="5" calcext:value-type="float">
            <text:p>5</text:p>
          </table:table-cell>
          <table:table-cell office:value-type="float" office:value="0.094435" calcext:value-type="float">
            <text:p>0.094435</text:p>
          </table:table-cell>
          <table:table-cell office:value-type="float" office:value="24.888119" calcext:value-type="float">
            <text:p>24.888119</text:p>
          </table:table-cell>
          <table:table-cell office:value-type="float" office:value="48.419464" calcext:value-type="float">
            <text:p>48.419464</text:p>
          </table:table-cell>
          <table:table-cell table:number-columns-repeated="1019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5" calcext:value-type="float">
            <text:p>5</text:p>
          </table:table-cell>
          <table:table-cell office:value-type="float" office:value="0.094565" calcext:value-type="float">
            <text:p>0.094565</text:p>
          </table:table-cell>
          <table:table-cell office:value-type="float" office:value="25.037609" calcext:value-type="float">
            <text:p>25.037609</text:p>
          </table:table-cell>
          <table:table-cell office:value-type="float" office:value="48.407143" calcext:value-type="float">
            <text:p>48.407143</text:p>
          </table:table-cell>
          <table:table-cell table:number-columns-repeated="1019"/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5" calcext:value-type="float">
            <text:p>5</text:p>
          </table:table-cell>
          <table:table-cell office:value-type="float" office:value="0.094684" calcext:value-type="float">
            <text:p>0.094684</text:p>
          </table:table-cell>
          <table:table-cell office:value-type="float" office:value="25.187099" calcext:value-type="float">
            <text:p>25.187099</text:p>
          </table:table-cell>
          <table:table-cell office:value-type="float" office:value="48.394821" calcext:value-type="float">
            <text:p>48.394821</text:p>
          </table:table-cell>
          <table:table-cell table:number-columns-repeated="1019"/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5" calcext:value-type="float">
            <text:p>5</text:p>
          </table:table-cell>
          <table:table-cell office:value-type="float" office:value="0.094794" calcext:value-type="float">
            <text:p>0.094794</text:p>
          </table:table-cell>
          <table:table-cell office:value-type="float" office:value="25.336586" calcext:value-type="float">
            <text:p>25.336586</text:p>
          </table:table-cell>
          <table:table-cell office:value-type="float" office:value="48.382507" calcext:value-type="float">
            <text:p>48.382507</text:p>
          </table:table-cell>
          <table:table-cell table:number-columns-repeated="1019"/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5" calcext:value-type="float">
            <text:p>5</text:p>
          </table:table-cell>
          <table:table-cell office:value-type="float" office:value="0.094892" calcext:value-type="float">
            <text:p>0.094892</text:p>
          </table:table-cell>
          <table:table-cell office:value-type="float" office:value="25.485802" calcext:value-type="float">
            <text:p>25.485802</text:p>
          </table:table-cell>
          <table:table-cell office:value-type="float" office:value="48.36721" calcext:value-type="float">
            <text:p>48.36721</text:p>
          </table:table-cell>
          <table:table-cell table:number-columns-repeated="1019"/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5" calcext:value-type="float">
            <text:p>5</text:p>
          </table:table-cell>
          <table:table-cell office:value-type="float" office:value="0.095099" calcext:value-type="float">
            <text:p>0.095099</text:p>
          </table:table-cell>
          <table:table-cell office:value-type="float" office:value="25.635017" calcext:value-type="float">
            <text:p>25.635017</text:p>
          </table:table-cell>
          <table:table-cell office:value-type="float" office:value="48.351913" calcext:value-type="float">
            <text:p>48.351913</text:p>
          </table:table-cell>
          <table:table-cell table:number-columns-repeated="1019"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5" calcext:value-type="float">
            <text:p>5</text:p>
          </table:table-cell>
          <table:table-cell office:value-type="float" office:value="0.095289" calcext:value-type="float">
            <text:p>0.095289</text:p>
          </table:table-cell>
          <table:table-cell office:value-type="float" office:value="25.784233" calcext:value-type="float">
            <text:p>25.784233</text:p>
          </table:table-cell>
          <table:table-cell office:value-type="float" office:value="48.336609" calcext:value-type="float">
            <text:p>48.336609</text:p>
          </table:table-cell>
          <table:table-cell table:number-columns-repeated="1019"/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5" calcext:value-type="float">
            <text:p>5</text:p>
          </table:table-cell>
          <table:table-cell office:value-type="float" office:value="0.095467" calcext:value-type="float">
            <text:p>0.095467</text:p>
          </table:table-cell>
          <table:table-cell office:value-type="float" office:value="25.933449" calcext:value-type="float">
            <text:p>25.933449</text:p>
          </table:table-cell>
          <table:table-cell office:value-type="float" office:value="48.321312" calcext:value-type="float">
            <text:p>48.321312</text:p>
          </table:table-cell>
          <table:table-cell table:number-columns-repeated="1019"/>
        </table:table-row>
        <table:table-row table:style-name="ro1">
          <table:table-cell office:value-type="float" office:value="14.31" calcext:value-type="float">
            <text:p>14.31</text:p>
          </table:table-cell>
          <table:table-cell office:value-type="float" office:value="5" calcext:value-type="float">
            <text:p>5</text:p>
          </table:table-cell>
          <table:table-cell office:value-type="float" office:value="0.095627" calcext:value-type="float">
            <text:p>0.095627</text:p>
          </table:table-cell>
          <table:table-cell office:value-type="float" office:value="26.082661" calcext:value-type="float">
            <text:p>26.082661</text:p>
          </table:table-cell>
          <table:table-cell office:value-type="float" office:value="48.306007" calcext:value-type="float">
            <text:p>48.306007</text:p>
          </table:table-cell>
          <table:table-cell table:number-columns-repeated="1019"/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5" calcext:value-type="float">
            <text:p>5</text:p>
          </table:table-cell>
          <table:table-cell office:value-type="float" office:value="0.095775" calcext:value-type="float">
            <text:p>0.095775</text:p>
          </table:table-cell>
          <table:table-cell office:value-type="float" office:value="26.231537" calcext:value-type="float">
            <text:p>26.231537</text:p>
          </table:table-cell>
          <table:table-cell office:value-type="float" office:value="48.287689" calcext:value-type="float">
            <text:p>48.287689</text:p>
          </table:table-cell>
          <table:table-cell table:number-columns-repeated="1019"/>
        </table:table-row>
        <table:table-row table:style-name="ro1">
          <table:table-cell office:value-type="float" office:value="14.37" calcext:value-type="float">
            <text:p>14.37</text:p>
          </table:table-cell>
          <table:table-cell office:value-type="float" office:value="5" calcext:value-type="float">
            <text:p>5</text:p>
          </table:table-cell>
          <table:table-cell office:value-type="float" office:value="0.096041" calcext:value-type="float">
            <text:p>0.096041</text:p>
          </table:table-cell>
          <table:table-cell office:value-type="float" office:value="26.380413" calcext:value-type="float">
            <text:p>26.380413</text:p>
          </table:table-cell>
          <table:table-cell office:value-type="float" office:value="48.269371" calcext:value-type="float">
            <text:p>48.269371</text:p>
          </table:table-cell>
          <table:table-cell table:number-columns-repeated="1019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5" calcext:value-type="float">
            <text:p>5</text:p>
          </table:table-cell>
          <table:table-cell office:value-type="float" office:value="0.096288" calcext:value-type="float">
            <text:p>0.096288</text:p>
          </table:table-cell>
          <table:table-cell office:value-type="float" office:value="26.529285" calcext:value-type="float">
            <text:p>26.529285</text:p>
          </table:table-cell>
          <table:table-cell office:value-type="float" office:value="48.251053" calcext:value-type="float">
            <text:p>48.251053</text:p>
          </table:table-cell>
          <table:table-cell table:number-columns-repeated="1019"/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5" calcext:value-type="float">
            <text:p>5</text:p>
          </table:table-cell>
          <table:table-cell office:value-type="float" office:value="0.096515" calcext:value-type="float">
            <text:p>0.096515</text:p>
          </table:table-cell>
          <table:table-cell office:value-type="float" office:value="26.678158" calcext:value-type="float">
            <text:p>26.678158</text:p>
          </table:table-cell>
          <table:table-cell office:value-type="float" office:value="48.232742" calcext:value-type="float">
            <text:p>48.232742</text:p>
          </table:table-cell>
          <table:table-cell table:number-columns-repeated="1019"/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5" calcext:value-type="float">
            <text:p>5</text:p>
          </table:table-cell>
          <table:table-cell office:value-type="float" office:value="0.096724" calcext:value-type="float">
            <text:p>0.096724</text:p>
          </table:table-cell>
          <table:table-cell office:value-type="float" office:value="26.827034" calcext:value-type="float">
            <text:p>26.827034</text:p>
          </table:table-cell>
          <table:table-cell office:value-type="float" office:value="48.214424" calcext:value-type="float">
            <text:p>48.214424</text:p>
          </table:table-cell>
          <table:table-cell table:number-columns-repeated="1019"/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5" calcext:value-type="float">
            <text:p>5</text:p>
          </table:table-cell>
          <table:table-cell office:value-type="float" office:value="0.096915" calcext:value-type="float">
            <text:p>0.096915</text:p>
          </table:table-cell>
          <table:table-cell office:value-type="float" office:value="26.975502" calcext:value-type="float">
            <text:p>26.975502</text:p>
          </table:table-cell>
          <table:table-cell office:value-type="float" office:value="48.193047" calcext:value-type="float">
            <text:p>48.193047</text:p>
          </table:table-cell>
          <table:table-cell table:number-columns-repeated="1019"/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5" calcext:value-type="float">
            <text:p>5</text:p>
          </table:table-cell>
          <table:table-cell office:value-type="float" office:value="0.097265" calcext:value-type="float">
            <text:p>0.097265</text:p>
          </table:table-cell>
          <table:table-cell office:value-type="float" office:value="27.123966" calcext:value-type="float">
            <text:p>27.123966</text:p>
          </table:table-cell>
          <table:table-cell office:value-type="float" office:value="48.171669" calcext:value-type="float">
            <text:p>48.171669</text:p>
          </table:table-cell>
          <table:table-cell table:number-columns-repeated="1019"/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5" calcext:value-type="float">
            <text:p>5</text:p>
          </table:table-cell>
          <table:table-cell office:value-type="float" office:value="0.097591" calcext:value-type="float">
            <text:p>0.097591</text:p>
          </table:table-cell>
          <table:table-cell office:value-type="float" office:value="27.27243" calcext:value-type="float">
            <text:p>27.27243</text:p>
          </table:table-cell>
          <table:table-cell office:value-type="float" office:value="48.150291" calcext:value-type="float">
            <text:p>48.150291</text:p>
          </table:table-cell>
          <table:table-cell table:number-columns-repeated="1019"/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5" calcext:value-type="float">
            <text:p>5</text:p>
          </table:table-cell>
          <table:table-cell office:value-type="float" office:value="0.097888" calcext:value-type="float">
            <text:p>0.097888</text:p>
          </table:table-cell>
          <table:table-cell office:value-type="float" office:value="27.420898" calcext:value-type="float">
            <text:p>27.420898</text:p>
          </table:table-cell>
          <table:table-cell office:value-type="float" office:value="48.128922" calcext:value-type="float">
            <text:p>48.128922</text:p>
          </table:table-cell>
          <table:table-cell table:number-columns-repeated="1019"/>
        </table:table-row>
        <table:table-row table:style-name="ro1">
          <table:table-cell office:value-type="float" office:value="14.61" calcext:value-type="float">
            <text:p>14.61</text:p>
          </table:table-cell>
          <table:table-cell office:value-type="float" office:value="5" calcext:value-type="float">
            <text:p>5</text:p>
          </table:table-cell>
          <table:table-cell office:value-type="float" office:value="0.098162" calcext:value-type="float">
            <text:p>0.098162</text:p>
          </table:table-cell>
          <table:table-cell office:value-type="float" office:value="27.569363" calcext:value-type="float">
            <text:p>27.569363</text:p>
          </table:table-cell>
          <table:table-cell office:value-type="float" office:value="48.107544" calcext:value-type="float">
            <text:p>48.107544</text:p>
          </table:table-cell>
          <table:table-cell table:number-columns-repeated="1019"/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5" calcext:value-type="float">
            <text:p>5</text:p>
          </table:table-cell>
          <table:table-cell office:value-type="float" office:value="0.098413" calcext:value-type="float">
            <text:p>0.098413</text:p>
          </table:table-cell>
          <table:table-cell office:value-type="float" office:value="27.717346" calcext:value-type="float">
            <text:p>27.717346</text:p>
          </table:table-cell>
          <table:table-cell office:value-type="float" office:value="48.083054" calcext:value-type="float">
            <text:p>48.083054</text:p>
          </table:table-cell>
          <table:table-cell table:number-columns-repeated="1019"/>
        </table:table-row>
        <table:table-row table:style-name="ro1">
          <table:table-cell office:value-type="float" office:value="14.67" calcext:value-type="float">
            <text:p>14.67</text:p>
          </table:table-cell>
          <table:table-cell office:value-type="float" office:value="5" calcext:value-type="float">
            <text:p>5</text:p>
          </table:table-cell>
          <table:table-cell office:value-type="float" office:value="0.09881" calcext:value-type="float">
            <text:p>0.09881</text:p>
          </table:table-cell>
          <table:table-cell office:value-type="float" office:value="27.86533" calcext:value-type="float">
            <text:p>27.86533</text:p>
          </table:table-cell>
          <table:table-cell office:value-type="float" office:value="48.058563" calcext:value-type="float">
            <text:p>48.058563</text:p>
          </table:table-cell>
          <table:table-cell table:number-columns-repeated="1019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5" calcext:value-type="float">
            <text:p>5</text:p>
          </table:table-cell>
          <table:table-cell office:value-type="float" office:value="0.099178" calcext:value-type="float">
            <text:p>0.099178</text:p>
          </table:table-cell>
          <table:table-cell office:value-type="float" office:value="28.013313" calcext:value-type="float">
            <text:p>28.013313</text:p>
          </table:table-cell>
          <table:table-cell office:value-type="float" office:value="48.034073" calcext:value-type="float">
            <text:p>48.034073</text:p>
          </table:table-cell>
          <table:table-cell table:number-columns-repeated="1019"/>
        </table:table-row>
        <table:table-row table:style-name="ro1">
          <table:table-cell office:value-type="float" office:value="14.73" calcext:value-type="float">
            <text:p>14.73</text:p>
          </table:table-cell>
          <table:table-cell office:value-type="float" office:value="5" calcext:value-type="float">
            <text:p>5</text:p>
          </table:table-cell>
          <table:table-cell office:value-type="float" office:value="0.099517" calcext:value-type="float">
            <text:p>0.099517</text:p>
          </table:table-cell>
          <table:table-cell office:value-type="float" office:value="28.161297" calcext:value-type="float">
            <text:p>28.161297</text:p>
          </table:table-cell>
          <table:table-cell office:value-type="float" office:value="48.009583" calcext:value-type="float">
            <text:p>48.009583</text:p>
          </table:table-cell>
          <table:table-cell table:number-columns-repeated="1019"/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5" calcext:value-type="float">
            <text:p>5</text:p>
          </table:table-cell>
          <table:table-cell office:value-type="float" office:value="0.09983" calcext:value-type="float">
            <text:p>0.09983</text:p>
          </table:table-cell>
          <table:table-cell office:value-type="float" office:value="28.309277" calcext:value-type="float">
            <text:p>28.309277</text:p>
          </table:table-cell>
          <table:table-cell office:value-type="float" office:value="47.985085" calcext:value-type="float">
            <text:p>47.985085</text:p>
          </table:table-cell>
          <table:table-cell table:number-columns-repeated="1019"/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5" calcext:value-type="float">
            <text:p>5</text:p>
          </table:table-cell>
          <table:table-cell office:value-type="float" office:value="0.100117" calcext:value-type="float">
            <text:p>0.100117</text:p>
          </table:table-cell>
          <table:table-cell office:value-type="float" office:value="28.456699" calcext:value-type="float">
            <text:p>28.456699</text:p>
          </table:table-cell>
          <table:table-cell office:value-type="float" office:value="47.95742" calcext:value-type="float">
            <text:p>47.95742</text:p>
          </table:table-cell>
          <table:table-cell table:number-columns-repeated="1019"/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5" calcext:value-type="float">
            <text:p>5</text:p>
          </table:table-cell>
          <table:table-cell office:value-type="float" office:value="0.10059" calcext:value-type="float">
            <text:p>0.10059</text:p>
          </table:table-cell>
          <table:table-cell office:value-type="float" office:value="28.604122" calcext:value-type="float">
            <text:p>28.604122</text:p>
          </table:table-cell>
          <table:table-cell office:value-type="float" office:value="47.929756" calcext:value-type="float">
            <text:p>47.929756</text:p>
          </table:table-cell>
          <table:table-cell table:number-columns-repeated="1019"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5" calcext:value-type="float">
            <text:p>5</text:p>
          </table:table-cell>
          <table:table-cell office:value-type="float" office:value="0.101024" calcext:value-type="float">
            <text:p>0.101024</text:p>
          </table:table-cell>
          <table:table-cell office:value-type="float" office:value="28.751545" calcext:value-type="float">
            <text:p>28.751545</text:p>
          </table:table-cell>
          <table:table-cell office:value-type="float" office:value="47.9021" calcext:value-type="float">
            <text:p>47.9021</text:p>
          </table:table-cell>
          <table:table-cell table:number-columns-repeated="1019"/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5" calcext:value-type="float">
            <text:p>5</text:p>
          </table:table-cell>
          <table:table-cell office:value-type="float" office:value="0.101429" calcext:value-type="float">
            <text:p>0.101429</text:p>
          </table:table-cell>
          <table:table-cell office:value-type="float" office:value="28.898968" calcext:value-type="float">
            <text:p>28.898968</text:p>
          </table:table-cell>
          <table:table-cell office:value-type="float" office:value="47.874435" calcext:value-type="float">
            <text:p>47.874435</text:p>
          </table:table-cell>
          <table:table-cell table:number-columns-repeated="1019"/>
        </table:table-row>
        <table:table-row table:style-name="ro1">
          <table:table-cell office:value-type="float" office:value="14.91" calcext:value-type="float">
            <text:p>14.91</text:p>
          </table:table-cell>
          <table:table-cell office:value-type="float" office:value="5" calcext:value-type="float">
            <text:p>5</text:p>
          </table:table-cell>
          <table:table-cell office:value-type="float" office:value="0.101802" calcext:value-type="float">
            <text:p>0.101802</text:p>
          </table:table-cell>
          <table:table-cell office:value-type="float" office:value="29.046394" calcext:value-type="float">
            <text:p>29.046394</text:p>
          </table:table-cell>
          <table:table-cell office:value-type="float" office:value="47.846779" calcext:value-type="float">
            <text:p>47.846779</text:p>
          </table:table-cell>
          <table:table-cell table:number-columns-repeated="1019"/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5" calcext:value-type="float">
            <text:p>5</text:p>
          </table:table-cell>
          <table:table-cell office:value-type="float" office:value="0.10214" calcext:value-type="float">
            <text:p>0.10214</text:p>
          </table:table-cell>
          <table:table-cell office:value-type="float" office:value="29.193172" calcext:value-type="float">
            <text:p>29.193172</text:p>
          </table:table-cell>
          <table:table-cell office:value-type="float" office:value="47.81588" calcext:value-type="float">
            <text:p>47.81588</text:p>
          </table:table-cell>
          <table:table-cell table:number-columns-repeated="1019"/>
        </table:table-row>
        <table:table-row table:style-name="ro1">
          <table:table-cell office:value-type="float" office:value="14.97" calcext:value-type="float">
            <text:p>14.97</text:p>
          </table:table-cell>
          <table:table-cell office:value-type="float" office:value="5" calcext:value-type="float">
            <text:p>5</text:p>
          </table:table-cell>
          <table:table-cell office:value-type="float" office:value="0.102683" calcext:value-type="float">
            <text:p>0.102683</text:p>
          </table:table-cell>
          <table:table-cell office:value-type="float" office:value="29.339951" calcext:value-type="float">
            <text:p>29.339951</text:p>
          </table:table-cell>
          <table:table-cell office:value-type="float" office:value="47.784981" calcext:value-type="float">
            <text:p>47.78498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103184" calcext:value-type="float">
            <text:p>0.103184</text:p>
          </table:table-cell>
          <table:table-cell office:value-type="float" office:value="29.486732" calcext:value-type="float">
            <text:p>29.486732</text:p>
          </table:table-cell>
          <table:table-cell office:value-type="float" office:value="47.754082" calcext:value-type="float">
            <text:p>47.754082</text:p>
          </table:table-cell>
          <table:table-cell table:number-columns-repeated="1019"/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5" calcext:value-type="float">
            <text:p>5</text:p>
          </table:table-cell>
          <table:table-cell office:value-type="float" office:value="0.103645" calcext:value-type="float">
            <text:p>0.103645</text:p>
          </table:table-cell>
          <table:table-cell office:value-type="float" office:value="29.633511" calcext:value-type="float">
            <text:p>29.633511</text:p>
          </table:table-cell>
          <table:table-cell office:value-type="float" office:value="47.72319" calcext:value-type="float">
            <text:p>47.72319</text:p>
          </table:table-cell>
          <table:table-cell table:number-columns-repeated="1019"/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5" calcext:value-type="float">
            <text:p>5</text:p>
          </table:table-cell>
          <table:table-cell office:value-type="float" office:value="0.104069" calcext:value-type="float">
            <text:p>0.104069</text:p>
          </table:table-cell>
          <table:table-cell office:value-type="float" office:value="29.780289" calcext:value-type="float">
            <text:p>29.780289</text:p>
          </table:table-cell>
          <table:table-cell office:value-type="float" office:value="47.692291" calcext:value-type="float">
            <text:p>47.692291</text:p>
          </table:table-cell>
          <table:table-cell table:number-columns-repeated="1019"/>
        </table:table-row>
        <table:table-row table:style-name="ro1">
          <table:table-cell office:value-type="float" office:value="15.09" calcext:value-type="float">
            <text:p>15.09</text:p>
          </table:table-cell>
          <table:table-cell office:value-type="float" office:value="5" calcext:value-type="float">
            <text:p>5</text:p>
          </table:table-cell>
          <table:table-cell office:value-type="float" office:value="0.104464" calcext:value-type="float">
            <text:p>0.104464</text:p>
          </table:table-cell>
          <table:table-cell office:value-type="float" office:value="29.926331" calcext:value-type="float">
            <text:p>29.926331</text:p>
          </table:table-cell>
          <table:table-cell office:value-type="float" office:value="47.658089" calcext:value-type="float">
            <text:p>47.658089</text:p>
          </table:table-cell>
          <table:table-cell table:number-columns-repeated="1019"/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5" calcext:value-type="float">
            <text:p>5</text:p>
          </table:table-cell>
          <table:table-cell office:value-type="float" office:value="0.105076" calcext:value-type="float">
            <text:p>0.105076</text:p>
          </table:table-cell>
          <table:table-cell office:value-type="float" office:value="30.072372" calcext:value-type="float">
            <text:p>30.072372</text:p>
          </table:table-cell>
          <table:table-cell office:value-type="float" office:value="47.623886" calcext:value-type="float">
            <text:p>47.623886</text:p>
          </table:table-cell>
          <table:table-cell table:number-columns-repeated="1019"/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5" calcext:value-type="float">
            <text:p>5</text:p>
          </table:table-cell>
          <table:table-cell office:value-type="float" office:value="0.105639" calcext:value-type="float">
            <text:p>0.105639</text:p>
          </table:table-cell>
          <table:table-cell office:value-type="float" office:value="30.218414" calcext:value-type="float">
            <text:p>30.218414</text:p>
          </table:table-cell>
          <table:table-cell office:value-type="float" office:value="47.589684" calcext:value-type="float">
            <text:p>47.589684</text:p>
          </table:table-cell>
          <table:table-cell table:number-columns-repeated="1019"/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5" calcext:value-type="float">
            <text:p>5</text:p>
          </table:table-cell>
          <table:table-cell office:value-type="float" office:value="0.106157" calcext:value-type="float">
            <text:p>0.106157</text:p>
          </table:table-cell>
          <table:table-cell office:value-type="float" office:value="30.36446" calcext:value-type="float">
            <text:p>30.36446</text:p>
          </table:table-cell>
          <table:table-cell office:value-type="float" office:value="47.555481" calcext:value-type="float">
            <text:p>47.555481</text:p>
          </table:table-cell>
          <table:table-cell table:number-columns-repeated="1019"/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5" calcext:value-type="float">
            <text:p>5</text:p>
          </table:table-cell>
          <table:table-cell office:value-type="float" office:value="0.106636" calcext:value-type="float">
            <text:p>0.106636</text:p>
          </table:table-cell>
          <table:table-cell office:value-type="float" office:value="30.510502" calcext:value-type="float">
            <text:p>30.510502</text:p>
          </table:table-cell>
          <table:table-cell office:value-type="float" office:value="47.521271" calcext:value-type="float">
            <text:p>47.521271</text:p>
          </table:table-cell>
          <table:table-cell table:number-columns-repeated="1019"/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5" calcext:value-type="float">
            <text:p>5</text:p>
          </table:table-cell>
          <table:table-cell office:value-type="float" office:value="0.107078" calcext:value-type="float">
            <text:p>0.107078</text:p>
          </table:table-cell>
          <table:table-cell office:value-type="float" office:value="30.655712" calcext:value-type="float">
            <text:p>30.655712</text:p>
          </table:table-cell>
          <table:table-cell office:value-type="float" office:value="47.483681" calcext:value-type="float">
            <text:p>47.483681</text:p>
          </table:table-cell>
          <table:table-cell table:number-columns-repeated="1019"/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5" calcext:value-type="float">
            <text:p>5</text:p>
          </table:table-cell>
          <table:table-cell office:value-type="float" office:value="0.107753" calcext:value-type="float">
            <text:p>0.107753</text:p>
          </table:table-cell>
          <table:table-cell office:value-type="float" office:value="30.800922" calcext:value-type="float">
            <text:p>30.800922</text:p>
          </table:table-cell>
          <table:table-cell office:value-type="float" office:value="47.446091" calcext:value-type="float">
            <text:p>47.446091</text:p>
          </table:table-cell>
          <table:table-cell table:number-columns-repeated="1019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5" calcext:value-type="float">
            <text:p>5</text:p>
          </table:table-cell>
          <table:table-cell office:value-type="float" office:value="0.108378" calcext:value-type="float">
            <text:p>0.108378</text:p>
          </table:table-cell>
          <table:table-cell office:value-type="float" office:value="30.946133" calcext:value-type="float">
            <text:p>30.946133</text:p>
          </table:table-cell>
          <table:table-cell office:value-type="float" office:value="47.408508" calcext:value-type="float">
            <text:p>47.408508</text:p>
          </table:table-cell>
          <table:table-cell table:number-columns-repeated="1019"/>
        </table:table-row>
        <table:table-row table:style-name="ro1">
          <table:table-cell office:value-type="float" office:value="15.33" calcext:value-type="float">
            <text:p>15.33</text:p>
          </table:table-cell>
          <table:table-cell office:value-type="float" office:value="5" calcext:value-type="float">
            <text:p>5</text:p>
          </table:table-cell>
          <table:table-cell office:value-type="float" office:value="0.108955" calcext:value-type="float">
            <text:p>0.108955</text:p>
          </table:table-cell>
          <table:table-cell office:value-type="float" office:value="31.091339" calcext:value-type="float">
            <text:p>31.091339</text:p>
          </table:table-cell>
          <table:table-cell office:value-type="float" office:value="47.370918" calcext:value-type="float">
            <text:p>47.370918</text:p>
          </table:table-cell>
          <table:table-cell table:number-columns-repeated="1019"/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5" calcext:value-type="float">
            <text:p>5</text:p>
          </table:table-cell>
          <table:table-cell office:value-type="float" office:value="0.109485" calcext:value-type="float">
            <text:p>0.109485</text:p>
          </table:table-cell>
          <table:table-cell office:value-type="float" office:value="31.236549" calcext:value-type="float">
            <text:p>31.236549</text:p>
          </table:table-cell>
          <table:table-cell office:value-type="float" office:value="47.333336" calcext:value-type="float">
            <text:p>47.333336</text:p>
          </table:table-cell>
          <table:table-cell table:number-columns-repeated="1019"/>
        </table:table-row>
        <table:table-row table:style-name="ro1">
          <table:table-cell office:value-type="float" office:value="15.39" calcext:value-type="float">
            <text:p>15.39</text:p>
          </table:table-cell>
          <table:table-cell office:value-type="float" office:value="5" calcext:value-type="float">
            <text:p>5</text:p>
          </table:table-cell>
          <table:table-cell office:value-type="float" office:value="0.109971" calcext:value-type="float">
            <text:p>0.109971</text:p>
          </table:table-cell>
          <table:table-cell office:value-type="float" office:value="31.380817" calcext:value-type="float">
            <text:p>31.380817</text:p>
          </table:table-cell>
          <table:table-cell office:value-type="float" office:value="47.292282" calcext:value-type="float">
            <text:p>47.292282</text:p>
          </table:table-cell>
          <table:table-cell table:number-columns-repeated="1019"/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5" calcext:value-type="float">
            <text:p>5</text:p>
          </table:table-cell>
          <table:table-cell office:value-type="float" office:value="0.110723" calcext:value-type="float">
            <text:p>0.110723</text:p>
          </table:table-cell>
          <table:table-cell office:value-type="float" office:value="31.525085" calcext:value-type="float">
            <text:p>31.525085</text:p>
          </table:table-cell>
          <table:table-cell office:value-type="float" office:value="47.251228" calcext:value-type="float">
            <text:p>47.251228</text:p>
          </table:table-cell>
          <table:table-cell table:number-columns-repeated="1019"/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5" calcext:value-type="float">
            <text:p>5</text:p>
          </table:table-cell>
          <table:table-cell office:value-type="float" office:value="0.111418" calcext:value-type="float">
            <text:p>0.111418</text:p>
          </table:table-cell>
          <table:table-cell office:value-type="float" office:value="31.669353" calcext:value-type="float">
            <text:p>31.669353</text:p>
          </table:table-cell>
          <table:table-cell office:value-type="float" office:value="47.210182" calcext:value-type="float">
            <text:p>47.210182</text:p>
          </table:table-cell>
          <table:table-cell table:number-columns-repeated="1019"/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5" calcext:value-type="float">
            <text:p>5</text:p>
          </table:table-cell>
          <table:table-cell office:value-type="float" office:value="0.112055" calcext:value-type="float">
            <text:p>0.112055</text:p>
          </table:table-cell>
          <table:table-cell office:value-type="float" office:value="31.813622" calcext:value-type="float">
            <text:p>31.813622</text:p>
          </table:table-cell>
          <table:table-cell office:value-type="float" office:value="47.169128" calcext:value-type="float">
            <text:p>47.169128</text:p>
          </table:table-cell>
          <table:table-cell table:number-columns-repeated="1019"/>
        </table:table-row>
        <table:table-row table:style-name="ro1">
          <table:table-cell office:value-type="float" office:value="15.51" calcext:value-type="float">
            <text:p>15.51</text:p>
          </table:table-cell>
          <table:table-cell office:value-type="float" office:value="5" calcext:value-type="float">
            <text:p>5</text:p>
          </table:table-cell>
          <table:table-cell office:value-type="float" office:value="0.112644" calcext:value-type="float">
            <text:p>0.112644</text:p>
          </table:table-cell>
          <table:table-cell office:value-type="float" office:value="31.95789" calcext:value-type="float">
            <text:p>31.95789</text:p>
          </table:table-cell>
          <table:table-cell office:value-type="float" office:value="47.128082" calcext:value-type="float">
            <text:p>47.128082</text:p>
          </table:table-cell>
          <table:table-cell table:number-columns-repeated="1019"/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5" calcext:value-type="float">
            <text:p>5</text:p>
          </table:table-cell>
          <table:table-cell office:value-type="float" office:value="0.113186" calcext:value-type="float">
            <text:p>0.113186</text:p>
          </table:table-cell>
          <table:table-cell office:value-type="float" office:value="32.101097" calcext:value-type="float">
            <text:p>32.101097</text:p>
          </table:table-cell>
          <table:table-cell office:value-type="float" office:value="47.083481" calcext:value-type="float">
            <text:p>47.083481</text:p>
          </table:table-cell>
          <table:table-cell table:number-columns-repeated="1019"/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5" calcext:value-type="float">
            <text:p>5</text:p>
          </table:table-cell>
          <table:table-cell office:value-type="float" office:value="0.114004" calcext:value-type="float">
            <text:p>0.114004</text:p>
          </table:table-cell>
          <table:table-cell office:value-type="float" office:value="32.244305" calcext:value-type="float">
            <text:p>32.244305</text:p>
          </table:table-cell>
          <table:table-cell office:value-type="float" office:value="47.038879" calcext:value-type="float">
            <text:p>47.038879</text:p>
          </table:table-cell>
          <table:table-cell table:number-columns-repeated="1019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" calcext:value-type="float">
            <text:p>5</text:p>
          </table:table-cell>
          <table:table-cell office:value-type="float" office:value="0.114764" calcext:value-type="float">
            <text:p>0.114764</text:p>
          </table:table-cell>
          <table:table-cell office:value-type="float" office:value="32.387512" calcext:value-type="float">
            <text:p>32.387512</text:p>
          </table:table-cell>
          <table:table-cell office:value-type="float" office:value="46.994278" calcext:value-type="float">
            <text:p>46.994278</text:p>
          </table:table-cell>
          <table:table-cell table:number-columns-repeated="1019"/>
        </table:table-row>
        <table:table-row table:style-name="ro1">
          <table:table-cell office:value-type="float" office:value="15.63" calcext:value-type="float">
            <text:p>15.63</text:p>
          </table:table-cell>
          <table:table-cell office:value-type="float" office:value="5" calcext:value-type="float">
            <text:p>5</text:p>
          </table:table-cell>
          <table:table-cell office:value-type="float" office:value="0.115464" calcext:value-type="float">
            <text:p>0.115464</text:p>
          </table:table-cell>
          <table:table-cell office:value-type="float" office:value="32.53072" calcext:value-type="float">
            <text:p>32.53072</text:p>
          </table:table-cell>
          <table:table-cell office:value-type="float" office:value="46.949677" calcext:value-type="float">
            <text:p>46.949677</text:p>
          </table:table-cell>
          <table:table-cell table:number-columns-repeated="1019"/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5" calcext:value-type="float">
            <text:p>5</text:p>
          </table:table-cell>
          <table:table-cell office:value-type="float" office:value="0.116108" calcext:value-type="float">
            <text:p>0.116108</text:p>
          </table:table-cell>
          <table:table-cell office:value-type="float" office:value="32.673927" calcext:value-type="float">
            <text:p>32.673927</text:p>
          </table:table-cell>
          <table:table-cell office:value-type="float" office:value="46.905067" calcext:value-type="float">
            <text:p>46.905067</text:p>
          </table:table-cell>
          <table:table-cell table:number-columns-repeated="1019"/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5" calcext:value-type="float">
            <text:p>5</text:p>
          </table:table-cell>
          <table:table-cell office:value-type="float" office:value="0.1167" calcext:value-type="float">
            <text:p>0.1167</text:p>
          </table:table-cell>
          <table:table-cell office:value-type="float" office:value="32.815952" calcext:value-type="float">
            <text:p>32.815952</text:p>
          </table:table-cell>
          <table:table-cell office:value-type="float" office:value="46.856819" calcext:value-type="float">
            <text:p>46.856819</text:p>
          </table:table-cell>
          <table:table-cell table:number-columns-repeated="1019"/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5" calcext:value-type="float">
            <text:p>5</text:p>
          </table:table-cell>
          <table:table-cell office:value-type="float" office:value="0.117597" calcext:value-type="float">
            <text:p>0.117597</text:p>
          </table:table-cell>
          <table:table-cell office:value-type="float" office:value="32.957977" calcext:value-type="float">
            <text:p>32.957977</text:p>
          </table:table-cell>
          <table:table-cell office:value-type="float" office:value="46.808578" calcext:value-type="float">
            <text:p>46.808578</text:p>
          </table:table-cell>
          <table:table-cell table:number-columns-repeated="1019"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5" calcext:value-type="float">
            <text:p>5</text:p>
          </table:table-cell>
          <table:table-cell office:value-type="float" office:value="0.118425" calcext:value-type="float">
            <text:p>0.118425</text:p>
          </table:table-cell>
          <table:table-cell office:value-type="float" office:value="33.099998" calcext:value-type="float">
            <text:p>33.099998</text:p>
          </table:table-cell>
          <table:table-cell office:value-type="float" office:value="46.76033" calcext:value-type="float">
            <text:p>46.76033</text:p>
          </table:table-cell>
          <table:table-cell table:number-columns-repeated="1019"/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5" calcext:value-type="float">
            <text:p>5</text:p>
          </table:table-cell>
          <table:table-cell office:value-type="float" office:value="0.119187" calcext:value-type="float">
            <text:p>0.119187</text:p>
          </table:table-cell>
          <table:table-cell office:value-type="float" office:value="33.24202" calcext:value-type="float">
            <text:p>33.24202</text:p>
          </table:table-cell>
          <table:table-cell office:value-type="float" office:value="46.71209" calcext:value-type="float">
            <text:p>46.71209</text:p>
          </table:table-cell>
          <table:table-cell table:number-columns-repeated="1019"/>
        </table:table-row>
        <table:table-row table:style-name="ro1">
          <table:table-cell office:value-type="float" office:value="15.81" calcext:value-type="float">
            <text:p>15.81</text:p>
          </table:table-cell>
          <table:table-cell office:value-type="float" office:value="5" calcext:value-type="float">
            <text:p>5</text:p>
          </table:table-cell>
          <table:table-cell office:value-type="float" office:value="0.11989" calcext:value-type="float">
            <text:p>0.11989</text:p>
          </table:table-cell>
          <table:table-cell office:value-type="float" office:value="33.384045" calcext:value-type="float">
            <text:p>33.384045</text:p>
          </table:table-cell>
          <table:table-cell office:value-type="float" office:value="46.663841" calcext:value-type="float">
            <text:p>46.663841</text:p>
          </table:table-cell>
          <table:table-cell table:number-columns-repeated="1019"/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5" calcext:value-type="float">
            <text:p>5</text:p>
          </table:table-cell>
          <table:table-cell office:value-type="float" office:value="0.120537" calcext:value-type="float">
            <text:p>0.120537</text:p>
          </table:table-cell>
          <table:table-cell office:value-type="float" office:value="33.524742" calcext:value-type="float">
            <text:p>33.524742</text:p>
          </table:table-cell>
          <table:table-cell office:value-type="float" office:value="46.611862" calcext:value-type="float">
            <text:p>46.611862</text:p>
          </table:table-cell>
          <table:table-cell table:number-columns-repeated="1019"/>
        </table:table-row>
        <table:table-row table:style-name="ro1">
          <table:table-cell office:value-type="float" office:value="15.87" calcext:value-type="float">
            <text:p>15.87</text:p>
          </table:table-cell>
          <table:table-cell office:value-type="float" office:value="5" calcext:value-type="float">
            <text:p>5</text:p>
          </table:table-cell>
          <table:table-cell office:value-type="float" office:value="0.121511" calcext:value-type="float">
            <text:p>0.121511</text:p>
          </table:table-cell>
          <table:table-cell office:value-type="float" office:value="33.66544" calcext:value-type="float">
            <text:p>33.66544</text:p>
          </table:table-cell>
          <table:table-cell office:value-type="float" office:value="46.559875" calcext:value-type="float">
            <text:p>46.559875</text:p>
          </table:table-cell>
          <table:table-cell table:number-columns-repeated="1019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5" calcext:value-type="float">
            <text:p>5</text:p>
          </table:table-cell>
          <table:table-cell office:value-type="float" office:value="0.122407" calcext:value-type="float">
            <text:p>0.122407</text:p>
          </table:table-cell>
          <table:table-cell office:value-type="float" office:value="33.806137" calcext:value-type="float">
            <text:p>33.806137</text:p>
          </table:table-cell>
          <table:table-cell office:value-type="float" office:value="46.507896" calcext:value-type="float">
            <text:p>46.507896</text:p>
          </table:table-cell>
          <table:table-cell table:number-columns-repeated="1019"/>
        </table:table-row>
        <table:table-row table:style-name="ro1">
          <table:table-cell office:value-type="float" office:value="15.93" calcext:value-type="float">
            <text:p>15.93</text:p>
          </table:table-cell>
          <table:table-cell office:value-type="float" office:value="5" calcext:value-type="float">
            <text:p>5</text:p>
          </table:table-cell>
          <table:table-cell office:value-type="float" office:value="0.123231" calcext:value-type="float">
            <text:p>0.123231</text:p>
          </table:table-cell>
          <table:table-cell office:value-type="float" office:value="33.946838" calcext:value-type="float">
            <text:p>33.946838</text:p>
          </table:table-cell>
          <table:table-cell office:value-type="float" office:value="46.455917" calcext:value-type="float">
            <text:p>46.455917</text:p>
          </table:table-cell>
          <table:table-cell table:number-columns-repeated="1019"/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5" calcext:value-type="float">
            <text:p>5</text:p>
          </table:table-cell>
          <table:table-cell office:value-type="float" office:value="0.123994" calcext:value-type="float">
            <text:p>0.123994</text:p>
          </table:table-cell>
          <table:table-cell office:value-type="float" office:value="34.087536" calcext:value-type="float">
            <text:p>34.087536</text:p>
          </table:table-cell>
          <table:table-cell office:value-type="float" office:value="46.403931" calcext:value-type="float">
            <text:p>46.403931</text:p>
          </table:table-cell>
          <table:table-cell table:number-columns-repeated="1019"/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5" calcext:value-type="float">
            <text:p>5</text:p>
          </table:table-cell>
          <table:table-cell office:value-type="float" office:value="0.124693" calcext:value-type="float">
            <text:p>0.124693</text:p>
          </table:table-cell>
          <table:table-cell office:value-type="float" office:value="34.226757" calcext:value-type="float">
            <text:p>34.226757</text:p>
          </table:table-cell>
          <table:table-cell office:value-type="float" office:value="46.348114" calcext:value-type="float">
            <text:p>46.348114</text:p>
          </table:table-cell>
          <table:table-cell table:number-columns-repeated="1019"/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5" calcext:value-type="float">
            <text:p>5</text:p>
          </table:table-cell>
          <table:table-cell office:value-type="float" office:value="0.12574" calcext:value-type="float">
            <text:p>0.12574</text:p>
          </table:table-cell>
          <table:table-cell office:value-type="float" office:value="34.365978" calcext:value-type="float">
            <text:p>34.365978</text:p>
          </table:table-cell>
          <table:table-cell office:value-type="float" office:value="46.292297" calcext:value-type="float">
            <text:p>46.292297</text:p>
          </table:table-cell>
          <table:table-cell table:number-columns-repeated="1019"/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5" calcext:value-type="float">
            <text:p>5</text:p>
          </table:table-cell>
          <table:table-cell office:value-type="float" office:value="0.126704" calcext:value-type="float">
            <text:p>0.126704</text:p>
          </table:table-cell>
          <table:table-cell office:value-type="float" office:value="34.505199" calcext:value-type="float">
            <text:p>34.505199</text:p>
          </table:table-cell>
          <table:table-cell office:value-type="float" office:value="46.236473" calcext:value-type="float">
            <text:p>46.236473</text:p>
          </table:table-cell>
          <table:table-cell table:number-columns-repeated="1019"/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5" calcext:value-type="float">
            <text:p>5</text:p>
          </table:table-cell>
          <table:table-cell office:value-type="float" office:value="0.127595" calcext:value-type="float">
            <text:p>0.127595</text:p>
          </table:table-cell>
          <table:table-cell office:value-type="float" office:value="34.644424" calcext:value-type="float">
            <text:p>34.644424</text:p>
          </table:table-cell>
          <table:table-cell office:value-type="float" office:value="46.180656" calcext:value-type="float">
            <text:p>46.180656</text:p>
          </table:table-cell>
          <table:table-cell table:number-columns-repeated="1019"/>
        </table:table-row>
        <table:table-row table:style-name="ro1">
          <table:table-cell office:value-type="float" office:value="16.11" calcext:value-type="float">
            <text:p>16.11</text:p>
          </table:table-cell>
          <table:table-cell office:value-type="float" office:value="5" calcext:value-type="float">
            <text:p>5</text:p>
          </table:table-cell>
          <table:table-cell office:value-type="float" office:value="0.128418" calcext:value-type="float">
            <text:p>0.128418</text:p>
          </table:table-cell>
          <table:table-cell office:value-type="float" office:value="34.783649" calcext:value-type="float">
            <text:p>34.783649</text:p>
          </table:table-cell>
          <table:table-cell office:value-type="float" office:value="46.124832" calcext:value-type="float">
            <text:p>46.124832</text:p>
          </table:table-cell>
          <table:table-cell table:number-columns-repeated="1019"/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5" calcext:value-type="float">
            <text:p>5</text:p>
          </table:table-cell>
          <table:table-cell office:value-type="float" office:value="0.129171" calcext:value-type="float">
            <text:p>0.129171</text:p>
          </table:table-cell>
          <table:table-cell office:value-type="float" office:value="34.92123" calcext:value-type="float">
            <text:p>34.92123</text:p>
          </table:table-cell>
          <table:table-cell office:value-type="float" office:value="46.065079" calcext:value-type="float">
            <text:p>46.065079</text:p>
          </table:table-cell>
          <table:table-cell table:number-columns-repeated="1019"/>
        </table:table-row>
        <table:table-row table:style-name="ro1">
          <table:table-cell office:value-type="float" office:value="16.17" calcext:value-type="float">
            <text:p>16.17</text:p>
          </table:table-cell>
          <table:table-cell office:value-type="float" office:value="5" calcext:value-type="float">
            <text:p>5</text:p>
          </table:table-cell>
          <table:table-cell office:value-type="float" office:value="0.130295" calcext:value-type="float">
            <text:p>0.130295</text:p>
          </table:table-cell>
          <table:table-cell office:value-type="float" office:value="35.058811" calcext:value-type="float">
            <text:p>35.058811</text:p>
          </table:table-cell>
          <table:table-cell office:value-type="float" office:value="46.005318" calcext:value-type="float">
            <text:p>46.005318</text:p>
          </table:table-cell>
          <table:table-cell table:number-columns-repeated="1019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5" calcext:value-type="float">
            <text:p>5</text:p>
          </table:table-cell>
          <table:table-cell office:value-type="float" office:value="0.131328" calcext:value-type="float">
            <text:p>0.131328</text:p>
          </table:table-cell>
          <table:table-cell office:value-type="float" office:value="35.196392" calcext:value-type="float">
            <text:p>35.196392</text:p>
          </table:table-cell>
          <table:table-cell office:value-type="float" office:value="45.945557" calcext:value-type="float">
            <text:p>45.945557</text:p>
          </table:table-cell>
          <table:table-cell table:number-columns-repeated="1019"/>
        </table:table-row>
        <table:table-row table:style-name="ro1">
          <table:table-cell office:value-type="float" office:value="16.23" calcext:value-type="float">
            <text:p>16.23</text:p>
          </table:table-cell>
          <table:table-cell office:value-type="float" office:value="5" calcext:value-type="float">
            <text:p>5</text:p>
          </table:table-cell>
          <table:table-cell office:value-type="float" office:value="0.132285" calcext:value-type="float">
            <text:p>0.132285</text:p>
          </table:table-cell>
          <table:table-cell office:value-type="float" office:value="35.333977" calcext:value-type="float">
            <text:p>35.333977</text:p>
          </table:table-cell>
          <table:table-cell office:value-type="float" office:value="45.885796" calcext:value-type="float">
            <text:p>45.885796</text:p>
          </table:table-cell>
          <table:table-cell table:number-columns-repeated="1019"/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5" calcext:value-type="float">
            <text:p>5</text:p>
          </table:table-cell>
          <table:table-cell office:value-type="float" office:value="0.133161" calcext:value-type="float">
            <text:p>0.133161</text:p>
          </table:table-cell>
          <table:table-cell office:value-type="float" office:value="35.471561" calcext:value-type="float">
            <text:p>35.471561</text:p>
          </table:table-cell>
          <table:table-cell office:value-type="float" office:value="45.826042" calcext:value-type="float">
            <text:p>45.826042</text:p>
          </table:table-cell>
          <table:table-cell table:number-columns-repeated="1019"/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5" calcext:value-type="float">
            <text:p>5</text:p>
          </table:table-cell>
          <table:table-cell office:value-type="float" office:value="0.133971" calcext:value-type="float">
            <text:p>0.133971</text:p>
          </table:table-cell>
          <table:table-cell office:value-type="float" office:value="35.607319" calcext:value-type="float">
            <text:p>35.607319</text:p>
          </table:table-cell>
          <table:table-cell office:value-type="float" office:value="45.762245" calcext:value-type="float">
            <text:p>45.762245</text:p>
          </table:table-cell>
          <table:table-cell table:number-columns-repeated="1019"/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5" calcext:value-type="float">
            <text:p>5</text:p>
          </table:table-cell>
          <table:table-cell office:value-type="float" office:value="0.135173" calcext:value-type="float">
            <text:p>0.135173</text:p>
          </table:table-cell>
          <table:table-cell office:value-type="float" office:value="35.743076" calcext:value-type="float">
            <text:p>35.743076</text:p>
          </table:table-cell>
          <table:table-cell office:value-type="float" office:value="45.698448" calcext:value-type="float">
            <text:p>45.698448</text:p>
          </table:table-cell>
          <table:table-cell table:number-columns-repeated="1019"/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5" calcext:value-type="float">
            <text:p>5</text:p>
          </table:table-cell>
          <table:table-cell office:value-type="float" office:value="0.136284" calcext:value-type="float">
            <text:p>0.136284</text:p>
          </table:table-cell>
          <table:table-cell office:value-type="float" office:value="35.878834" calcext:value-type="float">
            <text:p>35.878834</text:p>
          </table:table-cell>
          <table:table-cell office:value-type="float" office:value="45.634651" calcext:value-type="float">
            <text:p>45.634651</text:p>
          </table:table-cell>
          <table:table-cell table:number-columns-repeated="1019"/>
        </table:table-row>
        <table:table-row table:style-name="ro1">
          <table:table-cell office:value-type="float" office:value="16.38" calcext:value-type="float">
            <text:p>16.38</text:p>
          </table:table-cell>
          <table:table-cell office:value-type="float" office:value="5" calcext:value-type="float">
            <text:p>5</text:p>
          </table:table-cell>
          <table:table-cell office:value-type="float" office:value="0.137306" calcext:value-type="float">
            <text:p>0.137306</text:p>
          </table:table-cell>
          <table:table-cell office:value-type="float" office:value="36.014591" calcext:value-type="float">
            <text:p>36.014591</text:p>
          </table:table-cell>
          <table:table-cell office:value-type="float" office:value="45.570854" calcext:value-type="float">
            <text:p>45.570854</text:p>
          </table:table-cell>
          <table:table-cell table:number-columns-repeated="1019"/>
        </table:table-row>
        <table:table-row table:style-name="ro1">
          <table:table-cell office:value-type="float" office:value="16.41" calcext:value-type="float">
            <text:p>16.41</text:p>
          </table:table-cell>
          <table:table-cell office:value-type="float" office:value="5" calcext:value-type="float">
            <text:p>5</text:p>
          </table:table-cell>
          <table:table-cell office:value-type="float" office:value="0.13825" calcext:value-type="float">
            <text:p>0.13825</text:p>
          </table:table-cell>
          <table:table-cell office:value-type="float" office:value="36.148674" calcext:value-type="float">
            <text:p>36.148674</text:p>
          </table:table-cell>
          <table:table-cell office:value-type="float" office:value="45.503624" calcext:value-type="float">
            <text:p>45.503624</text:p>
          </table:table-cell>
          <table:table-cell table:number-columns-repeated="1019"/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5" calcext:value-type="float">
            <text:p>5</text:p>
          </table:table-cell>
          <table:table-cell office:value-type="float" office:value="0.139503" calcext:value-type="float">
            <text:p>0.139503</text:p>
          </table:table-cell>
          <table:table-cell office:value-type="float" office:value="36.282757" calcext:value-type="float">
            <text:p>36.282757</text:p>
          </table:table-cell>
          <table:table-cell office:value-type="float" office:value="45.436394" calcext:value-type="float">
            <text:p>45.436394</text:p>
          </table:table-cell>
          <table:table-cell table:number-columns-repeated="1019"/>
        </table:table-row>
        <table:table-row table:style-name="ro1">
          <table:table-cell office:value-type="float" office:value="16.47" calcext:value-type="float">
            <text:p>16.47</text:p>
          </table:table-cell>
          <table:table-cell office:value-type="float" office:value="5" calcext:value-type="float">
            <text:p>5</text:p>
          </table:table-cell>
          <table:table-cell office:value-type="float" office:value="0.140656" calcext:value-type="float">
            <text:p>0.140656</text:p>
          </table:table-cell>
          <table:table-cell office:value-type="float" office:value="36.41684" calcext:value-type="float">
            <text:p>36.41684</text:p>
          </table:table-cell>
          <table:table-cell office:value-type="float" office:value="45.369164" calcext:value-type="float">
            <text:p>45.369164</text:p>
          </table:table-cell>
          <table:table-cell table:number-columns-repeated="1019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5" calcext:value-type="float">
            <text:p>5</text:p>
          </table:table-cell>
          <table:table-cell office:value-type="float" office:value="0.141721" calcext:value-type="float">
            <text:p>0.141721</text:p>
          </table:table-cell>
          <table:table-cell office:value-type="float" office:value="36.550922" calcext:value-type="float">
            <text:p>36.550922</text:p>
          </table:table-cell>
          <table:table-cell office:value-type="float" office:value="45.301933" calcext:value-type="float">
            <text:p>45.301933</text:p>
          </table:table-cell>
          <table:table-cell table:number-columns-repeated="1019"/>
        </table:table-row>
        <table:table-row table:style-name="ro1">
          <table:table-cell office:value-type="float" office:value="16.53" calcext:value-type="float">
            <text:p>16.53</text:p>
          </table:table-cell>
          <table:table-cell office:value-type="float" office:value="5" calcext:value-type="float">
            <text:p>5</text:p>
          </table:table-cell>
          <table:table-cell office:value-type="float" office:value="0.142706" calcext:value-type="float">
            <text:p>0.142706</text:p>
          </table:table-cell>
          <table:table-cell office:value-type="float" office:value="36.685005" calcext:value-type="float">
            <text:p>36.685005</text:p>
          </table:table-cell>
          <table:table-cell office:value-type="float" office:value="45.234703" calcext:value-type="float">
            <text:p>45.234703</text:p>
          </table:table-cell>
          <table:table-cell table:number-columns-repeated="1019"/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5" calcext:value-type="float">
            <text:p>5</text:p>
          </table:table-cell>
          <table:table-cell office:value-type="float" office:value="0.143611" calcext:value-type="float">
            <text:p>0.143611</text:p>
          </table:table-cell>
          <table:table-cell office:value-type="float" office:value="36.816952" calcext:value-type="float">
            <text:p>36.816952</text:p>
          </table:table-cell>
          <table:table-cell office:value-type="float" office:value="45.163383" calcext:value-type="float">
            <text:p>45.163383</text:p>
          </table:table-cell>
          <table:table-cell table:number-columns-repeated="1019"/>
        </table:table-row>
        <table:table-row table:style-name="ro1">
          <table:table-cell office:value-type="float" office:value="16.59" calcext:value-type="float">
            <text:p>16.59</text:p>
          </table:table-cell>
          <table:table-cell office:value-type="float" office:value="5" calcext:value-type="float">
            <text:p>5</text:p>
          </table:table-cell>
          <table:table-cell office:value-type="float" office:value="0.144932" calcext:value-type="float">
            <text:p>0.144932</text:p>
          </table:table-cell>
          <table:table-cell office:value-type="float" office:value="36.948898" calcext:value-type="float">
            <text:p>36.948898</text:p>
          </table:table-cell>
          <table:table-cell office:value-type="float" office:value="45.092064" calcext:value-type="float">
            <text:p>45.092064</text:p>
          </table:table-cell>
          <table:table-cell table:number-columns-repeated="1019"/>
        </table:table-row>
        <table:table-row table:style-name="ro1">
          <table:table-cell office:value-type="float" office:value="16.62" calcext:value-type="float">
            <text:p>16.62</text:p>
          </table:table-cell>
          <table:table-cell office:value-type="float" office:value="5" calcext:value-type="float">
            <text:p>5</text:p>
          </table:table-cell>
          <table:table-cell office:value-type="float" office:value="0.146152" calcext:value-type="float">
            <text:p>0.146152</text:p>
          </table:table-cell>
          <table:table-cell office:value-type="float" office:value="37.080845" calcext:value-type="float">
            <text:p>37.080845</text:p>
          </table:table-cell>
          <table:table-cell office:value-type="float" office:value="45.020744" calcext:value-type="float">
            <text:p>45.020744</text:p>
          </table:table-cell>
          <table:table-cell table:number-columns-repeated="1019"/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5" calcext:value-type="float">
            <text:p>5</text:p>
          </table:table-cell>
          <table:table-cell office:value-type="float" office:value="0.147272" calcext:value-type="float">
            <text:p>0.147272</text:p>
          </table:table-cell>
          <table:table-cell office:value-type="float" office:value="37.212791" calcext:value-type="float">
            <text:p>37.212791</text:p>
          </table:table-cell>
          <table:table-cell office:value-type="float" office:value="44.949425" calcext:value-type="float">
            <text:p>44.949425</text:p>
          </table:table-cell>
          <table:table-cell table:number-columns-repeated="1019"/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5" calcext:value-type="float">
            <text:p>5</text:p>
          </table:table-cell>
          <table:table-cell office:value-type="float" office:value="0.148306" calcext:value-type="float">
            <text:p>0.148306</text:p>
          </table:table-cell>
          <table:table-cell office:value-type="float" office:value="37.344742" calcext:value-type="float">
            <text:p>37.344742</text:p>
          </table:table-cell>
          <table:table-cell office:value-type="float" office:value="44.878098" calcext:value-type="float">
            <text:p>44.878098</text:p>
          </table:table-cell>
          <table:table-cell table:number-columns-repeated="1019"/>
        </table:table-row>
        <table:table-row table:style-name="ro1">
          <table:table-cell office:value-type="float" office:value="16.71" calcext:value-type="float">
            <text:p>16.71</text:p>
          </table:table-cell>
          <table:table-cell office:value-type="float" office:value="5" calcext:value-type="float">
            <text:p>5</text:p>
          </table:table-cell>
          <table:table-cell office:value-type="float" office:value="0.149259" calcext:value-type="float">
            <text:p>0.149259</text:p>
          </table:table-cell>
          <table:table-cell office:value-type="float" office:value="37.474277" calcext:value-type="float">
            <text:p>37.474277</text:p>
          </table:table-cell>
          <table:table-cell office:value-type="float" office:value="44.80249" calcext:value-type="float">
            <text:p>44.80249</text:p>
          </table:table-cell>
          <table:table-cell table:number-columns-repeated="1019"/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5" calcext:value-type="float">
            <text:p>5</text:p>
          </table:table-cell>
          <table:table-cell office:value-type="float" office:value="0.15064" calcext:value-type="float">
            <text:p>0.15064</text:p>
          </table:table-cell>
          <table:table-cell office:value-type="float" office:value="37.603813" calcext:value-type="float">
            <text:p>37.603813</text:p>
          </table:table-cell>
          <table:table-cell office:value-type="float" office:value="44.726875" calcext:value-type="float">
            <text:p>44.726875</text:p>
          </table:table-cell>
          <table:table-cell table:number-columns-repeated="1019"/>
        </table:table-row>
        <table:table-row table:style-name="ro1">
          <table:table-cell office:value-type="float" office:value="16.77" calcext:value-type="float">
            <text:p>16.77</text:p>
          </table:table-cell>
          <table:table-cell office:value-type="float" office:value="5" calcext:value-type="float">
            <text:p>5</text:p>
          </table:table-cell>
          <table:table-cell office:value-type="float" office:value="0.151914" calcext:value-type="float">
            <text:p>0.151914</text:p>
          </table:table-cell>
          <table:table-cell office:value-type="float" office:value="37.733349" calcext:value-type="float">
            <text:p>37.733349</text:p>
          </table:table-cell>
          <table:table-cell office:value-type="float" office:value="44.65126" calcext:value-type="float">
            <text:p>44.65126</text:p>
          </table:table-cell>
          <table:table-cell table:number-columns-repeated="1019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" calcext:value-type="float">
            <text:p>5</text:p>
          </table:table-cell>
          <table:table-cell office:value-type="float" office:value="0.153087" calcext:value-type="float">
            <text:p>0.153087</text:p>
          </table:table-cell>
          <table:table-cell office:value-type="float" office:value="37.862888" calcext:value-type="float">
            <text:p>37.862888</text:p>
          </table:table-cell>
          <table:table-cell office:value-type="float" office:value="44.575645" calcext:value-type="float">
            <text:p>44.575645</text:p>
          </table:table-cell>
          <table:table-cell table:number-columns-repeated="1019"/>
        </table:table-row>
        <table:table-row table:style-name="ro1">
          <table:table-cell office:value-type="float" office:value="16.83" calcext:value-type="float">
            <text:p>16.83</text:p>
          </table:table-cell>
          <table:table-cell office:value-type="float" office:value="5" calcext:value-type="float">
            <text:p>5</text:p>
          </table:table-cell>
          <table:table-cell office:value-type="float" office:value="0.154171" calcext:value-type="float">
            <text:p>0.154171</text:p>
          </table:table-cell>
          <table:table-cell office:value-type="float" office:value="37.992428" calcext:value-type="float">
            <text:p>37.992428</text:p>
          </table:table-cell>
          <table:table-cell office:value-type="float" office:value="44.500038" calcext:value-type="float">
            <text:p>44.500038</text:p>
          </table:table-cell>
          <table:table-cell table:number-columns-repeated="1019"/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5" calcext:value-type="float">
            <text:p>5</text:p>
          </table:table-cell>
          <table:table-cell office:value-type="float" office:value="0.155163" calcext:value-type="float">
            <text:p>0.155163</text:p>
          </table:table-cell>
          <table:table-cell office:value-type="float" office:value="38.119305" calcext:value-type="float">
            <text:p>38.119305</text:p>
          </table:table-cell>
          <table:table-cell office:value-type="float" office:value="44.420036" calcext:value-type="float">
            <text:p>44.420036</text:p>
          </table:table-cell>
          <table:table-cell table:number-columns-repeated="1019"/>
        </table:table-row>
        <table:table-row table:style-name="ro1">
          <table:table-cell office:value-type="float" office:value="16.89" calcext:value-type="float">
            <text:p>16.89</text:p>
          </table:table-cell>
          <table:table-cell office:value-type="float" office:value="5" calcext:value-type="float">
            <text:p>5</text:p>
          </table:table-cell>
          <table:table-cell office:value-type="float" office:value="0.156602" calcext:value-type="float">
            <text:p>0.156602</text:p>
          </table:table-cell>
          <table:table-cell office:value-type="float" office:value="38.246181" calcext:value-type="float">
            <text:p>38.246181</text:p>
          </table:table-cell>
          <table:table-cell office:value-type="float" office:value="44.340034" calcext:value-type="float">
            <text:p>44.340034</text:p>
          </table:table-cell>
          <table:table-cell table:number-columns-repeated="1019"/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5" calcext:value-type="float">
            <text:p>5</text:p>
          </table:table-cell>
          <table:table-cell office:value-type="float" office:value="0.157927" calcext:value-type="float">
            <text:p>0.157927</text:p>
          </table:table-cell>
          <table:table-cell office:value-type="float" office:value="38.373058" calcext:value-type="float">
            <text:p>38.373058</text:p>
          </table:table-cell>
          <table:table-cell office:value-type="float" office:value="44.260033" calcext:value-type="float">
            <text:p>44.260033</text:p>
          </table:table-cell>
          <table:table-cell table:number-columns-repeated="1019"/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5" calcext:value-type="float">
            <text:p>5</text:p>
          </table:table-cell>
          <table:table-cell office:value-type="float" office:value="0.159153" calcext:value-type="float">
            <text:p>0.159153</text:p>
          </table:table-cell>
          <table:table-cell office:value-type="float" office:value="38.499935" calcext:value-type="float">
            <text:p>38.499935</text:p>
          </table:table-cell>
          <table:table-cell office:value-type="float" office:value="44.180031" calcext:value-type="float">
            <text:p>44.180031</text:p>
          </table:table-cell>
          <table:table-cell table:number-columns-repeated="1019"/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5" calcext:value-type="float">
            <text:p>5</text:p>
          </table:table-cell>
          <table:table-cell office:value-type="float" office:value="0.160281" calcext:value-type="float">
            <text:p>0.160281</text:p>
          </table:table-cell>
          <table:table-cell office:value-type="float" office:value="38.626816" calcext:value-type="float">
            <text:p>38.626816</text:p>
          </table:table-cell>
          <table:table-cell office:value-type="float" office:value="44.100029" calcext:value-type="float">
            <text:p>44.100029</text:p>
          </table:table-cell>
          <table:table-cell table:number-columns-repeated="1019"/>
        </table:table-row>
        <table:table-row table:style-name="ro1">
          <table:table-cell office:value-type="float" office:value="17.01" calcext:value-type="float">
            <text:p>17.01</text:p>
          </table:table-cell>
          <table:table-cell office:value-type="float" office:value="5" calcext:value-type="float">
            <text:p>5</text:p>
          </table:table-cell>
          <table:table-cell office:value-type="float" office:value="0.161316" calcext:value-type="float">
            <text:p>0.161316</text:p>
          </table:table-cell>
          <table:table-cell office:value-type="float" office:value="38.750767" calcext:value-type="float">
            <text:p>38.750767</text:p>
          </table:table-cell>
          <table:table-cell office:value-type="float" office:value="44.015564" calcext:value-type="float">
            <text:p>44.015564</text:p>
          </table:table-cell>
          <table:table-cell table:number-columns-repeated="1019"/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5" calcext:value-type="float">
            <text:p>5</text:p>
          </table:table-cell>
          <table:table-cell office:value-type="float" office:value="0.162812" calcext:value-type="float">
            <text:p>0.162812</text:p>
          </table:table-cell>
          <table:table-cell office:value-type="float" office:value="38.874718" calcext:value-type="float">
            <text:p>38.874718</text:p>
          </table:table-cell>
          <table:table-cell office:value-type="float" office:value="43.931099" calcext:value-type="float">
            <text:p>43.931099</text:p>
          </table:table-cell>
          <table:table-cell table:number-columns-repeated="1019"/>
        </table:table-row>
        <table:table-row table:style-name="ro1">
          <table:table-cell office:value-type="float" office:value="17.07" calcext:value-type="float">
            <text:p>17.07</text:p>
          </table:table-cell>
          <table:table-cell office:value-type="float" office:value="5" calcext:value-type="float">
            <text:p>5</text:p>
          </table:table-cell>
          <table:table-cell office:value-type="float" office:value="0.164189" calcext:value-type="float">
            <text:p>0.164189</text:p>
          </table:table-cell>
          <table:table-cell office:value-type="float" office:value="38.998672" calcext:value-type="float">
            <text:p>38.998672</text:p>
          </table:table-cell>
          <table:table-cell office:value-type="float" office:value="43.846626" calcext:value-type="float">
            <text:p>43.846626</text:p>
          </table:table-cell>
          <table:table-cell table:number-columns-repeated="1019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5" calcext:value-type="float">
            <text:p>5</text:p>
          </table:table-cell>
          <table:table-cell office:value-type="float" office:value="0.165459" calcext:value-type="float">
            <text:p>0.165459</text:p>
          </table:table-cell>
          <table:table-cell office:value-type="float" office:value="39.122623" calcext:value-type="float">
            <text:p>39.122623</text:p>
          </table:table-cell>
          <table:table-cell office:value-type="float" office:value="43.762161" calcext:value-type="float">
            <text:p>43.762161</text:p>
          </table:table-cell>
          <table:table-cell table:number-columns-repeated="1019"/>
        </table:table-row>
        <table:table-row table:style-name="ro1">
          <table:table-cell office:value-type="float" office:value="17.13" calcext:value-type="float">
            <text:p>17.13</text:p>
          </table:table-cell>
          <table:table-cell office:value-type="float" office:value="5" calcext:value-type="float">
            <text:p>5</text:p>
          </table:table-cell>
          <table:table-cell office:value-type="float" office:value="0.16663" calcext:value-type="float">
            <text:p>0.16663</text:p>
          </table:table-cell>
          <table:table-cell office:value-type="float" office:value="39.246586" calcext:value-type="float">
            <text:p>39.246586</text:p>
          </table:table-cell>
          <table:table-cell office:value-type="float" office:value="43.677689" calcext:value-type="float">
            <text:p>43.677689</text:p>
          </table:table-cell>
          <table:table-cell table:number-columns-repeated="1019"/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5" calcext:value-type="float">
            <text:p>5</text:p>
          </table:table-cell>
          <table:table-cell office:value-type="float" office:value="0.16771" calcext:value-type="float">
            <text:p>0.16771</text:p>
          </table:table-cell>
          <table:table-cell office:value-type="float" office:value="39.367329" calcext:value-type="float">
            <text:p>39.367329</text:p>
          </table:table-cell>
          <table:table-cell office:value-type="float" office:value="43.588692" calcext:value-type="float">
            <text:p>43.588692</text:p>
          </table:table-cell>
          <table:table-cell table:number-columns-repeated="1019"/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5" calcext:value-type="float">
            <text:p>5</text:p>
          </table:table-cell>
          <table:table-cell office:value-type="float" office:value="0.169228" calcext:value-type="float">
            <text:p>0.169228</text:p>
          </table:table-cell>
          <table:table-cell office:value-type="float" office:value="39.488079" calcext:value-type="float">
            <text:p>39.488079</text:p>
          </table:table-cell>
          <table:table-cell office:value-type="float" office:value="43.499695" calcext:value-type="float">
            <text:p>43.499695</text:p>
          </table:table-cell>
          <table:table-cell table:number-columns-repeated="1019"/>
        </table:table-row>
        <table:table-row table:style-name="ro1">
          <table:table-cell office:value-type="float" office:value="17.22" calcext:value-type="float">
            <text:p>17.22</text:p>
          </table:table-cell>
          <table:table-cell office:value-type="float" office:value="5" calcext:value-type="float">
            <text:p>5</text:p>
          </table:table-cell>
          <table:table-cell office:value-type="float" office:value="0.170628" calcext:value-type="float">
            <text:p>0.170628</text:p>
          </table:table-cell>
          <table:table-cell office:value-type="float" office:value="39.608829" calcext:value-type="float">
            <text:p>39.608829</text:p>
          </table:table-cell>
          <table:table-cell office:value-type="float" office:value="43.410698" calcext:value-type="float">
            <text:p>43.410698</text:p>
          </table:table-cell>
          <table:table-cell table:number-columns-repeated="1019"/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5" calcext:value-type="float">
            <text:p>5</text:p>
          </table:table-cell>
          <table:table-cell office:value-type="float" office:value="0.17192" calcext:value-type="float">
            <text:p>0.17192</text:p>
          </table:table-cell>
          <table:table-cell office:value-type="float" office:value="39.72958" calcext:value-type="float">
            <text:p>39.72958</text:p>
          </table:table-cell>
          <table:table-cell office:value-type="float" office:value="43.321701" calcext:value-type="float">
            <text:p>43.321701</text:p>
          </table:table-cell>
          <table:table-cell table:number-columns-repeated="1019"/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5" calcext:value-type="float">
            <text:p>5</text:p>
          </table:table-cell>
          <table:table-cell office:value-type="float" office:value="0.173107" calcext:value-type="float">
            <text:p>0.173107</text:p>
          </table:table-cell>
          <table:table-cell office:value-type="float" office:value="39.847462" calcext:value-type="float">
            <text:p>39.847462</text:p>
          </table:table-cell>
          <table:table-cell office:value-type="float" office:value="43.228966" calcext:value-type="float">
            <text:p>43.228966</text:p>
          </table:table-cell>
          <table:table-cell table:number-columns-repeated="1019"/>
        </table:table-row>
        <table:table-row table:style-name="ro1">
          <table:table-cell office:value-type="float" office:value="17.31" calcext:value-type="float">
            <text:p>17.31</text:p>
          </table:table-cell>
          <table:table-cell office:value-type="float" office:value="5" calcext:value-type="float">
            <text:p>5</text:p>
          </table:table-cell>
          <table:table-cell office:value-type="float" office:value="0.17465" calcext:value-type="float">
            <text:p>0.17465</text:p>
          </table:table-cell>
          <table:table-cell office:value-type="float" office:value="39.965343" calcext:value-type="float">
            <text:p>39.965343</text:p>
          </table:table-cell>
          <table:table-cell office:value-type="float" office:value="43.13623" calcext:value-type="float">
            <text:p>43.13623</text:p>
          </table:table-cell>
          <table:table-cell table:number-columns-repeated="1019"/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5" calcext:value-type="float">
            <text:p>5</text:p>
          </table:table-cell>
          <table:table-cell office:value-type="float" office:value="0.176073" calcext:value-type="float">
            <text:p>0.176073</text:p>
          </table:table-cell>
          <table:table-cell office:value-type="float" office:value="40.083233" calcext:value-type="float">
            <text:p>40.083233</text:p>
          </table:table-cell>
          <table:table-cell office:value-type="float" office:value="43.043495" calcext:value-type="float">
            <text:p>43.043495</text:p>
          </table:table-cell>
          <table:table-cell table:number-columns-repeated="1019"/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5" calcext:value-type="float">
            <text:p>5</text:p>
          </table:table-cell>
          <table:table-cell office:value-type="float" office:value="0.177383" calcext:value-type="float">
            <text:p>0.177383</text:p>
          </table:table-cell>
          <table:table-cell office:value-type="float" office:value="40.201115" calcext:value-type="float">
            <text:p>40.201115</text:p>
          </table:table-cell>
          <table:table-cell office:value-type="float" office:value="42.95076" calcext:value-type="float">
            <text:p>42.95076</text:p>
          </table:table-cell>
          <table:table-cell table:number-columns-repeated="1019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5" calcext:value-type="float">
            <text:p>5</text:p>
          </table:table-cell>
          <table:table-cell office:value-type="float" office:value="0.178595" calcext:value-type="float">
            <text:p>0.178595</text:p>
          </table:table-cell>
          <table:table-cell office:value-type="float" office:value="40.319004" calcext:value-type="float">
            <text:p>40.319004</text:p>
          </table:table-cell>
          <table:table-cell office:value-type="float" office:value="42.858017" calcext:value-type="float">
            <text:p>42.858017</text:p>
          </table:table-cell>
          <table:table-cell table:number-columns-repeated="1019"/>
        </table:table-row>
        <table:table-row table:style-name="ro1">
          <table:table-cell office:value-type="float" office:value="17.43" calcext:value-type="float">
            <text:p>17.43</text:p>
          </table:table-cell>
          <table:table-cell office:value-type="float" office:value="5" calcext:value-type="float">
            <text:p>5</text:p>
          </table:table-cell>
          <table:table-cell office:value-type="float" office:value="0.179708" calcext:value-type="float">
            <text:p>0.179708</text:p>
          </table:table-cell>
          <table:table-cell office:value-type="float" office:value="40.433239" calcext:value-type="float">
            <text:p>40.433239</text:p>
          </table:table-cell>
          <table:table-cell office:value-type="float" office:value="42.760818" calcext:value-type="float">
            <text:p>42.760818</text:p>
          </table:table-cell>
          <table:table-cell table:number-columns-repeated="1019"/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5" calcext:value-type="float">
            <text:p>5</text:p>
          </table:table-cell>
          <table:table-cell office:value-type="float" office:value="0.181219" calcext:value-type="float">
            <text:p>0.181219</text:p>
          </table:table-cell>
          <table:table-cell office:value-type="float" office:value="40.547474" calcext:value-type="float">
            <text:p>40.547474</text:p>
          </table:table-cell>
          <table:table-cell office:value-type="float" office:value="42.66362" calcext:value-type="float">
            <text:p>42.66362</text:p>
          </table:table-cell>
          <table:table-cell table:number-columns-repeated="1019"/>
        </table:table-row>
        <table:table-row table:style-name="ro1">
          <table:table-cell office:value-type="float" office:value="17.49" calcext:value-type="float">
            <text:p>17.49</text:p>
          </table:table-cell>
          <table:table-cell office:value-type="float" office:value="5" calcext:value-type="float">
            <text:p>5</text:p>
          </table:table-cell>
          <table:table-cell office:value-type="float" office:value="0.182616" calcext:value-type="float">
            <text:p>0.182616</text:p>
          </table:table-cell>
          <table:table-cell office:value-type="float" office:value="40.661709" calcext:value-type="float">
            <text:p>40.661709</text:p>
          </table:table-cell>
          <table:table-cell office:value-type="float" office:value="42.566422" calcext:value-type="float">
            <text:p>42.566422</text:p>
          </table:table-cell>
          <table:table-cell table:number-columns-repeated="1019"/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5" calcext:value-type="float">
            <text:p>5</text:p>
          </table:table-cell>
          <table:table-cell office:value-type="float" office:value="0.183903" calcext:value-type="float">
            <text:p>0.183903</text:p>
          </table:table-cell>
          <table:table-cell office:value-type="float" office:value="40.775944" calcext:value-type="float">
            <text:p>40.775944</text:p>
          </table:table-cell>
          <table:table-cell office:value-type="float" office:value="42.469223" calcext:value-type="float">
            <text:p>42.469223</text:p>
          </table:table-cell>
          <table:table-cell table:number-columns-repeated="1019"/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5" calcext:value-type="float">
            <text:p>5</text:p>
          </table:table-cell>
          <table:table-cell office:value-type="float" office:value="0.185085" calcext:value-type="float">
            <text:p>0.185085</text:p>
          </table:table-cell>
          <table:table-cell office:value-type="float" office:value="40.890179" calcext:value-type="float">
            <text:p>40.890179</text:p>
          </table:table-cell>
          <table:table-cell office:value-type="float" office:value="42.372025" calcext:value-type="float">
            <text:p>42.372025</text:p>
          </table:table-cell>
          <table:table-cell table:number-columns-repeated="1019"/>
        </table:table-row>
        <table:table-row table:style-name="ro1">
          <table:table-cell office:value-type="float" office:value="17.58" calcext:value-type="float">
            <text:p>17.58</text:p>
          </table:table-cell>
          <table:table-cell office:value-type="float" office:value="5" calcext:value-type="float">
            <text:p>5</text:p>
          </table:table-cell>
          <table:table-cell office:value-type="float" office:value="0.186172" calcext:value-type="float">
            <text:p>0.186172</text:p>
          </table:table-cell>
          <table:table-cell office:value-type="float" office:value="41.000378" calcext:value-type="float">
            <text:p>41.000378</text:p>
          </table:table-cell>
          <table:table-cell office:value-type="float" office:value="42.270264" calcext:value-type="float">
            <text:p>42.270264</text:p>
          </table:table-cell>
          <table:table-cell table:number-columns-repeated="1019"/>
        </table:table-row>
        <table:table-row table:style-name="ro1">
          <table:table-cell office:value-type="float" office:value="17.61" calcext:value-type="float">
            <text:p>17.61</text:p>
          </table:table-cell>
          <table:table-cell office:value-type="float" office:value="5" calcext:value-type="float">
            <text:p>5</text:p>
          </table:table-cell>
          <table:table-cell office:value-type="float" office:value="0.187651" calcext:value-type="float">
            <text:p>0.187651</text:p>
          </table:table-cell>
          <table:table-cell office:value-type="float" office:value="41.110569" calcext:value-type="float">
            <text:p>41.110569</text:p>
          </table:table-cell>
          <table:table-cell office:value-type="float" office:value="42.168503" calcext:value-type="float">
            <text:p>42.168503</text:p>
          </table:table-cell>
          <table:table-cell table:number-columns-repeated="1019"/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5" calcext:value-type="float">
            <text:p>5</text:p>
          </table:table-cell>
          <table:table-cell office:value-type="float" office:value="0.189021" calcext:value-type="float">
            <text:p>0.189021</text:p>
          </table:table-cell>
          <table:table-cell office:value-type="float" office:value="41.220768" calcext:value-type="float">
            <text:p>41.220768</text:p>
          </table:table-cell>
          <table:table-cell office:value-type="float" office:value="42.066742" calcext:value-type="float">
            <text:p>42.066742</text:p>
          </table:table-cell>
          <table:table-cell table:number-columns-repeated="1019"/>
        </table:table-row>
        <table:table-row table:style-name="ro1">
          <table:table-cell office:value-type="float" office:value="17.67" calcext:value-type="float">
            <text:p>17.67</text:p>
          </table:table-cell>
          <table:table-cell office:value-type="float" office:value="5" calcext:value-type="float">
            <text:p>5</text:p>
          </table:table-cell>
          <table:table-cell office:value-type="float" office:value="0.190283" calcext:value-type="float">
            <text:p>0.190283</text:p>
          </table:table-cell>
          <table:table-cell office:value-type="float" office:value="41.330967" calcext:value-type="float">
            <text:p>41.330967</text:p>
          </table:table-cell>
          <table:table-cell office:value-type="float" office:value="41.964981" calcext:value-type="float">
            <text:p>41.964981</text:p>
          </table:table-cell>
          <table:table-cell table:number-columns-repeated="1019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5" calcext:value-type="float">
            <text:p>5</text:p>
          </table:table-cell>
          <table:table-cell office:value-type="float" office:value="0.191444" calcext:value-type="float">
            <text:p>0.191444</text:p>
          </table:table-cell>
          <table:table-cell office:value-type="float" office:value="41.437565" calcext:value-type="float">
            <text:p>41.437565</text:p>
          </table:table-cell>
          <table:table-cell office:value-type="float" office:value="41.859482" calcext:value-type="float">
            <text:p>41.859482</text:p>
          </table:table-cell>
          <table:table-cell table:number-columns-repeated="1019"/>
        </table:table-row>
        <table:table-row table:style-name="ro1">
          <table:table-cell office:value-type="float" office:value="17.73" calcext:value-type="float">
            <text:p>17.73</text:p>
          </table:table-cell>
          <table:table-cell office:value-type="float" office:value="5" calcext:value-type="float">
            <text:p>5</text:p>
          </table:table-cell>
          <table:table-cell office:value-type="float" office:value="0.19254" calcext:value-type="float">
            <text:p>0.19254</text:p>
          </table:table-cell>
          <table:table-cell office:value-type="float" office:value="41.544163" calcext:value-type="float">
            <text:p>41.544163</text:p>
          </table:table-cell>
          <table:table-cell office:value-type="float" office:value="41.753983" calcext:value-type="float">
            <text:p>41.753983</text:p>
          </table:table-cell>
          <table:table-cell table:number-columns-repeated="1019"/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5" calcext:value-type="float">
            <text:p>5</text:p>
          </table:table-cell>
          <table:table-cell office:value-type="float" office:value="0.19355" calcext:value-type="float">
            <text:p>0.19355</text:p>
          </table:table-cell>
          <table:table-cell office:value-type="float" office:value="41.650768" calcext:value-type="float">
            <text:p>41.650768</text:p>
          </table:table-cell>
          <table:table-cell office:value-type="float" office:value="41.648483" calcext:value-type="float">
            <text:p>41.648483</text:p>
          </table:table-cell>
          <table:table-cell table:number-columns-repeated="1019"/>
        </table:table-row>
        <table:table-row table:style-name="ro1">
          <table:table-cell office:value-type="float" office:value="17.79" calcext:value-type="float">
            <text:p>17.79</text:p>
          </table:table-cell>
          <table:table-cell office:value-type="float" office:value="5" calcext:value-type="float">
            <text:p>5</text:p>
          </table:table-cell>
          <table:table-cell office:value-type="float" office:value="0.194485" calcext:value-type="float">
            <text:p>0.194485</text:p>
          </table:table-cell>
          <table:table-cell office:value-type="float" office:value="41.757374" calcext:value-type="float">
            <text:p>41.757374</text:p>
          </table:table-cell>
          <table:table-cell office:value-type="float" office:value="41.542976" calcext:value-type="float">
            <text:p>41.542976</text:p>
          </table:table-cell>
          <table:table-cell table:number-columns-repeated="1019"/>
        </table:table-row>
        <table:table-row table:style-name="ro1">
          <table:table-cell office:value-type="float" office:value="17.82" calcext:value-type="float">
            <text:p>17.82</text:p>
          </table:table-cell>
          <table:table-cell office:value-type="float" office:value="5" calcext:value-type="float">
            <text:p>5</text:p>
          </table:table-cell>
          <table:table-cell office:value-type="float" office:value="0.195341" calcext:value-type="float">
            <text:p>0.195341</text:p>
          </table:table-cell>
          <table:table-cell office:value-type="float" office:value="41.863979" calcext:value-type="float">
            <text:p>41.863979</text:p>
          </table:table-cell>
          <table:table-cell office:value-type="float" office:value="41.437469" calcext:value-type="float">
            <text:p>41.437469</text:p>
          </table:table-cell>
          <table:table-cell table:number-columns-repeated="1019"/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5" calcext:value-type="float">
            <text:p>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41.966198" calcext:value-type="float">
            <text:p>41.966198</text:p>
          </table:table-cell>
          <table:table-cell office:value-type="float" office:value="41.327721" calcext:value-type="float">
            <text:p>41.327721</text:p>
          </table:table-cell>
          <table:table-cell table:number-columns-repeated="1019"/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5" calcext:value-type="float">
            <text:p>5</text:p>
          </table:table-cell>
          <table:table-cell office:value-type="float" office:value="0.196568" calcext:value-type="float">
            <text:p>0.196568</text:p>
          </table:table-cell>
          <table:table-cell office:value-type="float" office:value="42.068417" calcext:value-type="float">
            <text:p>42.068417</text:p>
          </table:table-cell>
          <table:table-cell office:value-type="float" office:value="41.217972" calcext:value-type="float">
            <text:p>41.217972</text:p>
          </table:table-cell>
          <table:table-cell table:number-columns-repeated="1019"/>
        </table:table-row>
        <table:table-row table:style-name="ro1">
          <table:table-cell office:value-type="float" office:value="17.91" calcext:value-type="float">
            <text:p>17.91</text:p>
          </table:table-cell>
          <table:table-cell office:value-type="float" office:value="5" calcext:value-type="float">
            <text:p>5</text:p>
          </table:table-cell>
          <table:table-cell office:value-type="float" office:value="0.196975" calcext:value-type="float">
            <text:p>0.196975</text:p>
          </table:table-cell>
          <table:table-cell office:value-type="float" office:value="42.170635" calcext:value-type="float">
            <text:p>42.170635</text:p>
          </table:table-cell>
          <table:table-cell office:value-type="float" office:value="41.108215" calcext:value-type="float">
            <text:p>41.108215</text:p>
          </table:table-cell>
          <table:table-cell table:number-columns-repeated="1019"/>
        </table:table-row>
        <table:table-row table:style-name="ro1">
          <table:table-cell office:value-type="float" office:value="17.94" calcext:value-type="float">
            <text:p>17.94</text:p>
          </table:table-cell>
          <table:table-cell office:value-type="float" office:value="5" calcext:value-type="float">
            <text:p>5</text:p>
          </table:table-cell>
          <table:table-cell office:value-type="float" office:value="0.197348" calcext:value-type="float">
            <text:p>0.197348</text:p>
          </table:table-cell>
          <table:table-cell office:value-type="float" office:value="42.272854" calcext:value-type="float">
            <text:p>42.272854</text:p>
          </table:table-cell>
          <table:table-cell office:value-type="float" office:value="40.998459" calcext:value-type="float">
            <text:p>40.998459</text:p>
          </table:table-cell>
          <table:table-cell table:number-columns-repeated="1019"/>
        </table:table-row>
        <table:table-row table:style-name="ro1">
          <table:table-cell office:value-type="float" office:value="17.97" calcext:value-type="float">
            <text:p>17.97</text:p>
          </table:table-cell>
          <table:table-cell office:value-type="float" office:value="5" calcext:value-type="float">
            <text:p>5</text:p>
          </table:table-cell>
          <table:table-cell office:value-type="float" office:value="0.19769" calcext:value-type="float">
            <text:p>0.19769</text:p>
          </table:table-cell>
          <table:table-cell office:value-type="float" office:value="42.37508" calcext:value-type="float">
            <text:p>42.37508</text:p>
          </table:table-cell>
          <table:table-cell office:value-type="float" office:value="40.888702" calcext:value-type="float">
            <text:p>40.88870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198001" calcext:value-type="float">
            <text:p>0.198001</text:p>
          </table:table-cell>
          <table:table-cell office:value-type="float" office:value="42.472706" calcext:value-type="float">
            <text:p>42.472706</text:p>
          </table:table-cell>
          <table:table-cell office:value-type="float" office:value="40.774834" calcext:value-type="float">
            <text:p>40.774834</text:p>
          </table:table-cell>
          <table:table-cell table:number-columns-repeated="1019"/>
        </table:table-row>
        <table:table-row table:style-name="ro1">
          <table:table-cell office:value-type="float" office:value="18.03" calcext:value-type="float">
            <text:p>18.03</text:p>
          </table:table-cell>
          <table:table-cell office:value-type="float" office:value="5" calcext:value-type="float">
            <text:p>5</text:p>
          </table:table-cell>
          <table:table-cell office:value-type="float" office:value="0.197898" calcext:value-type="float">
            <text:p>0.197898</text:p>
          </table:table-cell>
          <table:table-cell office:value-type="float" office:value="42.570332" calcext:value-type="float">
            <text:p>42.570332</text:p>
          </table:table-cell>
          <table:table-cell office:value-type="float" office:value="40.660965" calcext:value-type="float">
            <text:p>40.660965</text:p>
          </table:table-cell>
          <table:table-cell table:number-columns-repeated="1019"/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5" calcext:value-type="float">
            <text:p>5</text:p>
          </table:table-cell>
          <table:table-cell office:value-type="float" office:value="0.197802" calcext:value-type="float">
            <text:p>0.197802</text:p>
          </table:table-cell>
          <table:table-cell office:value-type="float" office:value="42.66795" calcext:value-type="float">
            <text:p>42.66795</text:p>
          </table:table-cell>
          <table:table-cell office:value-type="float" office:value="40.547096" calcext:value-type="float">
            <text:p>40.547096</text:p>
          </table:table-cell>
          <table:table-cell table:number-columns-repeated="1019"/>
        </table:table-row>
        <table:table-row table:style-name="ro1">
          <table:table-cell office:value-type="float" office:value="18.09" calcext:value-type="float">
            <text:p>18.09</text:p>
          </table:table-cell>
          <table:table-cell office:value-type="float" office:value="5" calcext:value-type="float">
            <text:p>5</text:p>
          </table:table-cell>
          <table:table-cell office:value-type="float" office:value="0.197712" calcext:value-type="float">
            <text:p>0.197712</text:p>
          </table:table-cell>
          <table:table-cell office:value-type="float" office:value="42.765575" calcext:value-type="float">
            <text:p>42.765575</text:p>
          </table:table-cell>
          <table:table-cell office:value-type="float" office:value="40.43322" calcext:value-type="float">
            <text:p>40.43322</text:p>
          </table:table-cell>
          <table:table-cell table:number-columns-repeated="1019"/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5" calcext:value-type="float">
            <text:p>5</text:p>
          </table:table-cell>
          <table:table-cell office:value-type="float" office:value="0.197628" calcext:value-type="float">
            <text:p>0.197628</text:p>
          </table:table-cell>
          <table:table-cell office:value-type="float" office:value="42.863201" calcext:value-type="float">
            <text:p>42.863201</text:p>
          </table:table-cell>
          <table:table-cell office:value-type="float" office:value="40.319344" calcext:value-type="float">
            <text:p>40.319344</text:p>
          </table:table-cell>
          <table:table-cell table:number-columns-repeated="1019"/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5" calcext:value-type="float">
            <text:p>5</text:p>
          </table:table-cell>
          <table:table-cell office:value-type="float" office:value="0.197547" calcext:value-type="float">
            <text:p>0.197547</text:p>
          </table:table-cell>
          <table:table-cell office:value-type="float" office:value="42.956158" calcext:value-type="float">
            <text:p>42.956158</text:p>
          </table:table-cell>
          <table:table-cell office:value-type="float" office:value="40.201622" calcext:value-type="float">
            <text:p>40.201622</text:p>
          </table:table-cell>
          <table:table-cell table:number-columns-repeated="1019"/>
        </table:table-row>
        <table:table-row table:style-name="ro1">
          <table:table-cell office:value-type="float" office:value="18.18" calcext:value-type="float">
            <text:p>18.18</text:p>
          </table:table-cell>
          <table:table-cell office:value-type="float" office:value="5" calcext:value-type="float">
            <text:p>5</text:p>
          </table:table-cell>
          <table:table-cell office:value-type="float" office:value="0.197063" calcext:value-type="float">
            <text:p>0.197063</text:p>
          </table:table-cell>
          <table:table-cell office:value-type="float" office:value="43.049114" calcext:value-type="float">
            <text:p>43.049114</text:p>
          </table:table-cell>
          <table:table-cell office:value-type="float" office:value="40.083908" calcext:value-type="float">
            <text:p>40.083908</text:p>
          </table:table-cell>
          <table:table-cell table:number-columns-repeated="1019"/>
        </table:table-row>
        <table:table-row table:style-name="ro1">
          <table:table-cell office:value-type="float" office:value="18.21" calcext:value-type="float">
            <text:p>18.21</text:p>
          </table:table-cell>
          <table:table-cell office:value-type="float" office:value="5" calcext:value-type="float">
            <text:p>5</text:p>
          </table:table-cell>
          <table:table-cell office:value-type="float" office:value="0.196619" calcext:value-type="float">
            <text:p>0.196619</text:p>
          </table:table-cell>
          <table:table-cell office:value-type="float" office:value="43.142071" calcext:value-type="float">
            <text:p>43.142071</text:p>
          </table:table-cell>
          <table:table-cell office:value-type="float" office:value="39.966187" calcext:value-type="float">
            <text:p>39.966187</text:p>
          </table:table-cell>
          <table:table-cell table:number-columns-repeated="1019"/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5" calcext:value-type="float">
            <text:p>5</text:p>
          </table:table-cell>
          <table:table-cell office:value-type="float" office:value="0.196208" calcext:value-type="float">
            <text:p>0.196208</text:p>
          </table:table-cell>
          <table:table-cell office:value-type="float" office:value="43.235035" calcext:value-type="float">
            <text:p>43.235035</text:p>
          </table:table-cell>
          <table:table-cell office:value-type="float" office:value="39.848465" calcext:value-type="float">
            <text:p>39.848465</text:p>
          </table:table-cell>
          <table:table-cell table:number-columns-repeated="1019"/>
        </table:table-row>
        <table:table-row table:style-name="ro1">
          <table:table-cell office:value-type="float" office:value="18.27" calcext:value-type="float">
            <text:p>18.27</text:p>
          </table:table-cell>
          <table:table-cell office:value-type="float" office:value="5" calcext:value-type="float">
            <text:p>5</text:p>
          </table:table-cell>
          <table:table-cell office:value-type="float" office:value="0.195827" calcext:value-type="float">
            <text:p>0.195827</text:p>
          </table:table-cell>
          <table:table-cell office:value-type="float" office:value="43.324131" calcext:value-type="float">
            <text:p>43.324131</text:p>
          </table:table-cell>
          <table:table-cell office:value-type="float" office:value="39.727814" calcext:value-type="float">
            <text:p>39.727814</text:p>
          </table:table-cell>
          <table:table-cell table:number-columns-repeated="1019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5" calcext:value-type="float">
            <text:p>5</text:p>
          </table:table-cell>
          <table:table-cell office:value-type="float" office:value="0.195135" calcext:value-type="float">
            <text:p>0.195135</text:p>
          </table:table-cell>
          <table:table-cell office:value-type="float" office:value="43.413227" calcext:value-type="float">
            <text:p>43.413227</text:p>
          </table:table-cell>
          <table:table-cell office:value-type="float" office:value="39.607155" calcext:value-type="float">
            <text:p>39.607155</text:p>
          </table:table-cell>
          <table:table-cell table:number-columns-repeated="1019"/>
        </table:table-row>
        <table:table-row table:style-name="ro1">
          <table:table-cell office:value-type="float" office:value="18.33" calcext:value-type="float">
            <text:p>18.33</text:p>
          </table:table-cell>
          <table:table-cell office:value-type="float" office:value="5" calcext:value-type="float">
            <text:p>5</text:p>
          </table:table-cell>
          <table:table-cell office:value-type="float" office:value="0.1945" calcext:value-type="float">
            <text:p>0.1945</text:p>
          </table:table-cell>
          <table:table-cell office:value-type="float" office:value="43.502323" calcext:value-type="float">
            <text:p>43.502323</text:p>
          </table:table-cell>
          <table:table-cell office:value-type="float" office:value="39.486496" calcext:value-type="float">
            <text:p>39.486496</text:p>
          </table:table-cell>
          <table:table-cell table:number-columns-repeated="1019"/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5" calcext:value-type="float">
            <text:p>5</text:p>
          </table:table-cell>
          <table:table-cell office:value-type="float" office:value="0.193915" calcext:value-type="float">
            <text:p>0.193915</text:p>
          </table:table-cell>
          <table:table-cell office:value-type="float" office:value="43.591419" calcext:value-type="float">
            <text:p>43.591419</text:p>
          </table:table-cell>
          <table:table-cell office:value-type="float" office:value="39.365837" calcext:value-type="float">
            <text:p>39.365837</text:p>
          </table:table-cell>
          <table:table-cell table:number-columns-repeated="1019"/>
        </table:table-row>
        <table:table-row table:style-name="ro1">
          <table:table-cell office:value-type="float" office:value="18.39" calcext:value-type="float">
            <text:p>18.39</text:p>
          </table:table-cell>
          <table:table-cell office:value-type="float" office:value="5" calcext:value-type="float">
            <text:p>5</text:p>
          </table:table-cell>
          <table:table-cell office:value-type="float" office:value="0.193369" calcext:value-type="float">
            <text:p>0.193369</text:p>
          </table:table-cell>
          <table:table-cell office:value-type="float" office:value="43.680515" calcext:value-type="float">
            <text:p>43.680515</text:p>
          </table:table-cell>
          <table:table-cell office:value-type="float" office:value="39.245186" calcext:value-type="float">
            <text:p>39.245186</text:p>
          </table:table-cell>
          <table:table-cell table:number-columns-repeated="1019"/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5" calcext:value-type="float">
            <text:p>5</text:p>
          </table:table-cell>
          <table:table-cell office:value-type="float" office:value="0.192865" calcext:value-type="float">
            <text:p>0.192865</text:p>
          </table:table-cell>
          <table:table-cell office:value-type="float" office:value="43.765049" calcext:value-type="float">
            <text:p>43.765049</text:p>
          </table:table-cell>
          <table:table-cell office:value-type="float" office:value="39.121292" calcext:value-type="float">
            <text:p>39.121292</text:p>
          </table:table-cell>
          <table:table-cell table:number-columns-repeated="1019"/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5" calcext:value-type="float">
            <text:p>5</text:p>
          </table:table-cell>
          <table:table-cell office:value-type="float" office:value="0.192" calcext:value-type="float">
            <text:p>0.192</text:p>
          </table:table-cell>
          <table:table-cell office:value-type="float" office:value="43.849583" calcext:value-type="float">
            <text:p>43.849583</text:p>
          </table:table-cell>
          <table:table-cell office:value-type="float" office:value="38.997398" calcext:value-type="float">
            <text:p>38.997398</text:p>
          </table:table-cell>
          <table:table-cell table:number-columns-repeated="1019"/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5" calcext:value-type="float">
            <text:p>5</text:p>
          </table:table-cell>
          <table:table-cell office:value-type="float" office:value="0.191203" calcext:value-type="float">
            <text:p>0.191203</text:p>
          </table:table-cell>
          <table:table-cell office:value-type="float" office:value="43.934116" calcext:value-type="float">
            <text:p>43.934116</text:p>
          </table:table-cell>
          <table:table-cell office:value-type="float" office:value="38.873505" calcext:value-type="float">
            <text:p>38.873505</text:p>
          </table:table-cell>
          <table:table-cell table:number-columns-repeated="1019"/>
        </table:table-row>
        <table:table-row table:style-name="ro1">
          <table:table-cell office:value-type="float" office:value="18.51" calcext:value-type="float">
            <text:p>18.51</text:p>
          </table:table-cell>
          <table:table-cell office:value-type="float" office:value="5" calcext:value-type="float">
            <text:p>5</text:p>
          </table:table-cell>
          <table:table-cell office:value-type="float" office:value="0.190469" calcext:value-type="float">
            <text:p>0.190469</text:p>
          </table:table-cell>
          <table:table-cell office:value-type="float" office:value="44.01865" calcext:value-type="float">
            <text:p>44.01865</text:p>
          </table:table-cell>
          <table:table-cell office:value-type="float" office:value="38.749611" calcext:value-type="float">
            <text:p>38.749611</text:p>
          </table:table-cell>
          <table:table-cell table:number-columns-repeated="1019"/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5" calcext:value-type="float">
            <text:p>5</text:p>
          </table:table-cell>
          <table:table-cell office:value-type="float" office:value="0.189789" calcext:value-type="float">
            <text:p>0.189789</text:p>
          </table:table-cell>
          <table:table-cell office:value-type="float" office:value="44.103176" calcext:value-type="float">
            <text:p>44.103176</text:p>
          </table:table-cell>
          <table:table-cell office:value-type="float" office:value="38.62571" calcext:value-type="float">
            <text:p>38.62571</text:p>
          </table:table-cell>
          <table:table-cell table:number-columns-repeated="1019"/>
        </table:table-row>
        <table:table-row table:style-name="ro1">
          <table:table-cell office:value-type="float" office:value="18.57" calcext:value-type="float">
            <text:p>18.57</text:p>
          </table:table-cell>
          <table:table-cell office:value-type="float" office:value="5" calcext:value-type="float">
            <text:p>5</text:p>
          </table:table-cell>
          <table:table-cell office:value-type="float" office:value="0.189164" calcext:value-type="float">
            <text:p>0.189164</text:p>
          </table:table-cell>
          <table:table-cell office:value-type="float" office:value="44.183033" calcext:value-type="float">
            <text:p>44.183033</text:p>
          </table:table-cell>
          <table:table-cell office:value-type="float" office:value="38.498749" calcext:value-type="float">
            <text:p>38.498749</text:p>
          </table:table-cell>
          <table:table-cell table:number-columns-repeated="1019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" calcext:value-type="float">
            <text:p>5</text:p>
          </table:table-cell>
          <table:table-cell office:value-type="float" office:value="0.188178" calcext:value-type="float">
            <text:p>0.188178</text:p>
          </table:table-cell>
          <table:table-cell office:value-type="float" office:value="44.26289" calcext:value-type="float">
            <text:p>44.26289</text:p>
          </table:table-cell>
          <table:table-cell office:value-type="float" office:value="38.37178" calcext:value-type="float">
            <text:p>38.37178</text:p>
          </table:table-cell>
          <table:table-cell table:number-columns-repeated="1019"/>
        </table:table-row>
        <table:table-row table:style-name="ro1">
          <table:table-cell office:value-type="float" office:value="18.63" calcext:value-type="float">
            <text:p>18.63</text:p>
          </table:table-cell>
          <table:table-cell office:value-type="float" office:value="5" calcext:value-type="float">
            <text:p>5</text:p>
          </table:table-cell>
          <table:table-cell office:value-type="float" office:value="0.187269" calcext:value-type="float">
            <text:p>0.187269</text:p>
          </table:table-cell>
          <table:table-cell office:value-type="float" office:value="44.342747" calcext:value-type="float">
            <text:p>44.342747</text:p>
          </table:table-cell>
          <table:table-cell office:value-type="float" office:value="38.244812" calcext:value-type="float">
            <text:p>38.244812</text:p>
          </table:table-cell>
          <table:table-cell table:number-columns-repeated="1019"/>
        </table:table-row>
        <table:table-row table:style-name="ro1">
          <table:table-cell office:value-type="float" office:value="18.66" calcext:value-type="float">
            <text:p>18.66</text:p>
          </table:table-cell>
          <table:table-cell office:value-type="float" office:value="5" calcext:value-type="float">
            <text:p>5</text:p>
          </table:table-cell>
          <table:table-cell office:value-type="float" office:value="0.186432" calcext:value-type="float">
            <text:p>0.186432</text:p>
          </table:table-cell>
          <table:table-cell office:value-type="float" office:value="44.422604" calcext:value-type="float">
            <text:p>44.422604</text:p>
          </table:table-cell>
          <table:table-cell office:value-type="float" office:value="38.117844" calcext:value-type="float">
            <text:p>38.117844</text:p>
          </table:table-cell>
          <table:table-cell table:number-columns-repeated="1019"/>
        </table:table-row>
        <table:table-row table:style-name="ro1">
          <table:table-cell office:value-type="float" office:value="18.69" calcext:value-type="float">
            <text:p>18.69</text:p>
          </table:table-cell>
          <table:table-cell office:value-type="float" office:value="5" calcext:value-type="float">
            <text:p>5</text:p>
          </table:table-cell>
          <table:table-cell office:value-type="float" office:value="0.185659" calcext:value-type="float">
            <text:p>0.185659</text:p>
          </table:table-cell>
          <table:table-cell office:value-type="float" office:value="44.502468" calcext:value-type="float">
            <text:p>44.502468</text:p>
          </table:table-cell>
          <table:table-cell office:value-type="float" office:value="37.990868" calcext:value-type="float">
            <text:p>37.990868</text:p>
          </table:table-cell>
          <table:table-cell table:number-columns-repeated="1019"/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5" calcext:value-type="float">
            <text:p>5</text:p>
          </table:table-cell>
          <table:table-cell office:value-type="float" office:value="0.184941" calcext:value-type="float">
            <text:p>0.184941</text:p>
          </table:table-cell>
          <table:table-cell office:value-type="float" office:value="44.577656" calcext:value-type="float">
            <text:p>44.577656</text:p>
          </table:table-cell>
          <table:table-cell office:value-type="float" office:value="37.861076" calcext:value-type="float">
            <text:p>37.861076</text:p>
          </table:table-cell>
          <table:table-cell table:number-columns-repeated="1019"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5" calcext:value-type="float">
            <text:p>5</text:p>
          </table:table-cell>
          <table:table-cell office:value-type="float" office:value="0.183884" calcext:value-type="float">
            <text:p>0.183884</text:p>
          </table:table-cell>
          <table:table-cell office:value-type="float" office:value="44.652843" calcext:value-type="float">
            <text:p>44.652843</text:p>
          </table:table-cell>
          <table:table-cell office:value-type="float" office:value="37.731277" calcext:value-type="float">
            <text:p>37.731277</text:p>
          </table:table-cell>
          <table:table-cell table:number-columns-repeated="1019"/>
        </table:table-row>
        <table:table-row table:style-name="ro1">
          <table:table-cell office:value-type="float" office:value="18.78" calcext:value-type="float">
            <text:p>18.78</text:p>
          </table:table-cell>
          <table:table-cell office:value-type="float" office:value="5" calcext:value-type="float">
            <text:p>5</text:p>
          </table:table-cell>
          <table:table-cell office:value-type="float" office:value="0.182908" calcext:value-type="float">
            <text:p>0.182908</text:p>
          </table:table-cell>
          <table:table-cell office:value-type="float" office:value="44.728031" calcext:value-type="float">
            <text:p>44.728031</text:p>
          </table:table-cell>
          <table:table-cell office:value-type="float" office:value="37.601486" calcext:value-type="float">
            <text:p>37.601486</text:p>
          </table:table-cell>
          <table:table-cell table:number-columns-repeated="1019"/>
        </table:table-row>
        <table:table-row table:style-name="ro1">
          <table:table-cell office:value-type="float" office:value="18.81" calcext:value-type="float">
            <text:p>18.81</text:p>
          </table:table-cell>
          <table:table-cell office:value-type="float" office:value="5" calcext:value-type="float">
            <text:p>5</text:p>
          </table:table-cell>
          <table:table-cell office:value-type="float" office:value="0.182011" calcext:value-type="float">
            <text:p>0.182011</text:p>
          </table:table-cell>
          <table:table-cell office:value-type="float" office:value="44.803219" calcext:value-type="float">
            <text:p>44.803219</text:p>
          </table:table-cell>
          <table:table-cell office:value-type="float" office:value="37.471687" calcext:value-type="float">
            <text:p>37.471687</text:p>
          </table:table-cell>
          <table:table-cell table:number-columns-repeated="1019"/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5" calcext:value-type="float">
            <text:p>5</text:p>
          </table:table-cell>
          <table:table-cell office:value-type="float" office:value="0.181184" calcext:value-type="float">
            <text:p>0.181184</text:p>
          </table:table-cell>
          <table:table-cell office:value-type="float" office:value="44.874569" calcext:value-type="float">
            <text:p>44.874569</text:p>
          </table:table-cell>
          <table:table-cell office:value-type="float" office:value="37.33976" calcext:value-type="float">
            <text:p>37.33976</text:p>
          </table:table-cell>
          <table:table-cell table:number-columns-repeated="1019"/>
        </table:table-row>
        <table:table-row table:style-name="ro1">
          <table:table-cell office:value-type="float" office:value="18.87" calcext:value-type="float">
            <text:p>18.87</text:p>
          </table:table-cell>
          <table:table-cell office:value-type="float" office:value="5" calcext:value-type="float">
            <text:p>5</text:p>
          </table:table-cell>
          <table:table-cell office:value-type="float" office:value="0.180107" calcext:value-type="float">
            <text:p>0.180107</text:p>
          </table:table-cell>
          <table:table-cell office:value-type="float" office:value="44.945919" calcext:value-type="float">
            <text:p>44.945919</text:p>
          </table:table-cell>
          <table:table-cell office:value-type="float" office:value="37.207832" calcext:value-type="float">
            <text:p>37.207832</text:p>
          </table:table-cell>
          <table:table-cell table:number-columns-repeated="1019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5" calcext:value-type="float">
            <text:p>5</text:p>
          </table:table-cell>
          <table:table-cell office:value-type="float" office:value="0.179117" calcext:value-type="float">
            <text:p>0.179117</text:p>
          </table:table-cell>
          <table:table-cell office:value-type="float" office:value="45.017269" calcext:value-type="float">
            <text:p>45.017269</text:p>
          </table:table-cell>
          <table:table-cell office:value-type="float" office:value="37.075897" calcext:value-type="float">
            <text:p>37.075897</text:p>
          </table:table-cell>
          <table:table-cell table:number-columns-repeated="1019"/>
        </table:table-row>
        <table:table-row table:style-name="ro1">
          <table:table-cell office:value-type="float" office:value="18.93" calcext:value-type="float">
            <text:p>18.93</text:p>
          </table:table-cell>
          <table:table-cell office:value-type="float" office:value="5" calcext:value-type="float">
            <text:p>5</text:p>
          </table:table-cell>
          <table:table-cell office:value-type="float" office:value="0.178201" calcext:value-type="float">
            <text:p>0.178201</text:p>
          </table:table-cell>
          <table:table-cell office:value-type="float" office:value="45.088619" calcext:value-type="float">
            <text:p>45.088619</text:p>
          </table:table-cell>
          <table:table-cell office:value-type="float" office:value="36.94397" calcext:value-type="float">
            <text:p>36.94397</text:p>
          </table:table-cell>
          <table:table-cell table:number-columns-repeated="1019"/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5" calcext:value-type="float">
            <text:p>5</text:p>
          </table:table-cell>
          <table:table-cell office:value-type="float" office:value="0.17736" calcext:value-type="float">
            <text:p>0.17736</text:p>
          </table:table-cell>
          <table:table-cell office:value-type="float" office:value="45.159969" calcext:value-type="float">
            <text:p>45.159969</text:p>
          </table:table-cell>
          <table:table-cell office:value-type="float" office:value="36.812035" calcext:value-type="float">
            <text:p>36.812035</text:p>
          </table:table-cell>
          <table:table-cell table:number-columns-repeated="1019"/>
        </table:table-row>
        <table:table-row table:style-name="ro1">
          <table:table-cell office:value-type="float" office:value="18.99" calcext:value-type="float">
            <text:p>18.99</text:p>
          </table:table-cell>
          <table:table-cell office:value-type="float" office:value="5" calcext:value-type="float">
            <text:p>5</text:p>
          </table:table-cell>
          <table:table-cell office:value-type="float" office:value="0.176581" calcext:value-type="float">
            <text:p>0.176581</text:p>
          </table:table-cell>
          <table:table-cell office:value-type="float" office:value="45.226849" calcext:value-type="float">
            <text:p>45.226849</text:p>
          </table:table-cell>
          <table:table-cell office:value-type="float" office:value="36.677788" calcext:value-type="float">
            <text:p>36.677788</text:p>
          </table:table-cell>
          <table:table-cell table:number-columns-repeated="1019"/>
        </table:table-row>
        <table:table-row table:style-name="ro1">
          <table:table-cell office:value-type="float" office:value="19.02" calcext:value-type="float">
            <text:p>19.02</text:p>
          </table:table-cell>
          <table:table-cell office:value-type="float" office:value="5" calcext:value-type="float">
            <text:p>5</text:p>
          </table:table-cell>
          <table:table-cell office:value-type="float" office:value="0.17551" calcext:value-type="float">
            <text:p>0.17551</text:p>
          </table:table-cell>
          <table:table-cell office:value-type="float" office:value="45.293736" calcext:value-type="float">
            <text:p>45.293736</text:p>
          </table:table-cell>
          <table:table-cell office:value-type="float" office:value="36.543541" calcext:value-type="float">
            <text:p>36.543541</text:p>
          </table:table-cell>
          <table:table-cell table:number-columns-repeated="1019"/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5" calcext:value-type="float">
            <text:p>5</text:p>
          </table:table-cell>
          <table:table-cell office:value-type="float" office:value="0.174523" calcext:value-type="float">
            <text:p>0.174523</text:p>
          </table:table-cell>
          <table:table-cell office:value-type="float" office:value="45.360622" calcext:value-type="float">
            <text:p>45.360622</text:p>
          </table:table-cell>
          <table:table-cell office:value-type="float" office:value="36.409294" calcext:value-type="float">
            <text:p>36.409294</text:p>
          </table:table-cell>
          <table:table-cell table:number-columns-repeated="1019"/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5" calcext:value-type="float">
            <text:p>5</text:p>
          </table:table-cell>
          <table:table-cell office:value-type="float" office:value="0.17361" calcext:value-type="float">
            <text:p>0.17361</text:p>
          </table:table-cell>
          <table:table-cell office:value-type="float" office:value="45.427502" calcext:value-type="float">
            <text:p>45.427502</text:p>
          </table:table-cell>
          <table:table-cell office:value-type="float" office:value="36.275047" calcext:value-type="float">
            <text:p>36.275047</text:p>
          </table:table-cell>
          <table:table-cell table:number-columns-repeated="1019"/>
        </table:table-row>
        <table:table-row table:style-name="ro1">
          <table:table-cell office:value-type="float" office:value="19.11" calcext:value-type="float">
            <text:p>19.11</text:p>
          </table:table-cell>
          <table:table-cell office:value-type="float" office:value="5" calcext:value-type="float">
            <text:p>5</text:p>
          </table:table-cell>
          <table:table-cell office:value-type="float" office:value="0.172769" calcext:value-type="float">
            <text:p>0.172769</text:p>
          </table:table-cell>
          <table:table-cell office:value-type="float" office:value="45.494389" calcext:value-type="float">
            <text:p>45.494389</text:p>
          </table:table-cell>
          <table:table-cell office:value-type="float" office:value="36.140793" calcext:value-type="float">
            <text:p>36.140793</text:p>
          </table:table-cell>
          <table:table-cell table:number-columns-repeated="1019"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float" office:value="5" calcext:value-type="float">
            <text:p>5</text:p>
          </table:table-cell>
          <table:table-cell office:value-type="float" office:value="0.171996" calcext:value-type="float">
            <text:p>0.171996</text:p>
          </table:table-cell>
          <table:table-cell office:value-type="float" office:value="45.556728" calcext:value-type="float">
            <text:p>45.556728</text:p>
          </table:table-cell>
          <table:table-cell office:value-type="float" office:value="36.004379" calcext:value-type="float">
            <text:p>36.004379</text:p>
          </table:table-cell>
          <table:table-cell table:number-columns-repeated="1019"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float" office:value="5" calcext:value-type="float">
            <text:p>5</text:p>
          </table:table-cell>
          <table:table-cell office:value-type="float" office:value="0.170934" calcext:value-type="float">
            <text:p>0.170934</text:p>
          </table:table-cell>
          <table:table-cell office:value-type="float" office:value="45.619076" calcext:value-type="float">
            <text:p>45.619076</text:p>
          </table:table-cell>
          <table:table-cell office:value-type="float" office:value="35.867958" calcext:value-type="float">
            <text:p>35.867958</text:p>
          </table:table-cell>
          <table:table-cell table:number-columns-repeated="1019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" calcext:value-type="float">
            <text:p>5</text:p>
          </table:table-cell>
          <table:table-cell office:value-type="float" office:value="0.169954" calcext:value-type="float">
            <text:p>0.169954</text:p>
          </table:table-cell>
          <table:table-cell office:value-type="float" office:value="45.681423" calcext:value-type="float">
            <text:p>45.681423</text:p>
          </table:table-cell>
          <table:table-cell office:value-type="float" office:value="35.731537" calcext:value-type="float">
            <text:p>35.731537</text:p>
          </table:table-cell>
          <table:table-cell table:number-columns-repeated="1019"/>
        </table:table-row>
        <table:table-row table:style-name="ro1">
          <table:table-cell office:value-type="float" office:value="19.23" calcext:value-type="float">
            <text:p>19.23</text:p>
          </table:table-cell>
          <table:table-cell office:value-type="float" office:value="5" calcext:value-type="float">
            <text:p>5</text:p>
          </table:table-cell>
          <table:table-cell office:value-type="float" office:value="0.169053" calcext:value-type="float">
            <text:p>0.169053</text:p>
          </table:table-cell>
          <table:table-cell office:value-type="float" office:value="45.743763" calcext:value-type="float">
            <text:p>45.743763</text:p>
          </table:table-cell>
          <table:table-cell office:value-type="float" office:value="35.595116" calcext:value-type="float">
            <text:p>35.595116</text:p>
          </table:table-cell>
          <table:table-cell table:number-columns-repeated="1019"/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5" calcext:value-type="float">
            <text:p>5</text:p>
          </table:table-cell>
          <table:table-cell office:value-type="float" office:value="0.168218" calcext:value-type="float">
            <text:p>0.168218</text:p>
          </table:table-cell>
          <table:table-cell office:value-type="float" office:value="45.80611" calcext:value-type="float">
            <text:p>45.80611</text:p>
          </table:table-cell>
          <table:table-cell office:value-type="float" office:value="35.458694" calcext:value-type="float">
            <text:p>35.458694</text:p>
          </table:table-cell>
          <table:table-cell table:number-columns-repeated="1019"/>
        </table:table-row>
        <table:table-row table:style-name="ro1">
          <table:table-cell office:value-type="float" office:value="19.29" calcext:value-type="float">
            <text:p>19.29</text:p>
          </table:table-cell>
          <table:table-cell office:value-type="float" office:value="5" calcext:value-type="float">
            <text:p>5</text:p>
          </table:table-cell>
          <table:table-cell office:value-type="float" office:value="0.167449" calcext:value-type="float">
            <text:p>0.167449</text:p>
          </table:table-cell>
          <table:table-cell office:value-type="float" office:value="45.863949" calcext:value-type="float">
            <text:p>45.863949</text:p>
          </table:table-cell>
          <table:table-cell office:value-type="float" office:value="35.320305" calcext:value-type="float">
            <text:p>35.320305</text:p>
          </table:table-cell>
          <table:table-cell table:number-columns-repeated="1019"/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5" calcext:value-type="float">
            <text:p>5</text:p>
          </table:table-cell>
          <table:table-cell office:value-type="float" office:value="0.166416" calcext:value-type="float">
            <text:p>0.166416</text:p>
          </table:table-cell>
          <table:table-cell office:value-type="float" office:value="45.921787" calcext:value-type="float">
            <text:p>45.921787</text:p>
          </table:table-cell>
          <table:table-cell office:value-type="float" office:value="35.181908" calcext:value-type="float">
            <text:p>35.181908</text:p>
          </table:table-cell>
          <table:table-cell table:number-columns-repeated="1019"/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5" calcext:value-type="float">
            <text:p>5</text:p>
          </table:table-cell>
          <table:table-cell office:value-type="float" office:value="0.165468" calcext:value-type="float">
            <text:p>0.165468</text:p>
          </table:table-cell>
          <table:table-cell office:value-type="float" office:value="45.979626" calcext:value-type="float">
            <text:p>45.979626</text:p>
          </table:table-cell>
          <table:table-cell office:value-type="float" office:value="35.043518" calcext:value-type="float">
            <text:p>35.043518</text:p>
          </table:table-cell>
          <table:table-cell table:number-columns-repeated="1019"/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5" calcext:value-type="float">
            <text:p>5</text:p>
          </table:table-cell>
          <table:table-cell office:value-type="float" office:value="0.164594" calcext:value-type="float">
            <text:p>0.164594</text:p>
          </table:table-cell>
          <table:table-cell office:value-type="float" office:value="46.037464" calcext:value-type="float">
            <text:p>46.037464</text:p>
          </table:table-cell>
          <table:table-cell office:value-type="float" office:value="34.905121" calcext:value-type="float">
            <text:p>34.905121</text:p>
          </table:table-cell>
          <table:table-cell table:number-columns-repeated="1019"/>
        </table:table-row>
        <table:table-row table:style-name="ro1">
          <table:table-cell office:value-type="float" office:value="19.41" calcext:value-type="float">
            <text:p>19.41</text:p>
          </table:table-cell>
          <table:table-cell office:value-type="float" office:value="5" calcext:value-type="float">
            <text:p>5</text:p>
          </table:table-cell>
          <table:table-cell office:value-type="float" office:value="0.163787" calcext:value-type="float">
            <text:p>0.163787</text:p>
          </table:table-cell>
          <table:table-cell office:value-type="float" office:value="46.095303" calcext:value-type="float">
            <text:p>46.095303</text:p>
          </table:table-cell>
          <table:table-cell office:value-type="float" office:value="34.766724" calcext:value-type="float">
            <text:p>34.766724</text:p>
          </table:table-cell>
          <table:table-cell table:number-columns-repeated="1019"/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5" calcext:value-type="float">
            <text:p>5</text:p>
          </table:table-cell>
          <table:table-cell office:value-type="float" office:value="0.163042" calcext:value-type="float">
            <text:p>0.163042</text:p>
          </table:table-cell>
          <table:table-cell office:value-type="float" office:value="46.148685" calcext:value-type="float">
            <text:p>46.148685</text:p>
          </table:table-cell>
          <table:table-cell office:value-type="float" office:value="34.626549" calcext:value-type="float">
            <text:p>34.626549</text:p>
          </table:table-cell>
          <table:table-cell table:number-columns-repeated="1019"/>
        </table:table-row>
        <table:table-row table:style-name="ro1">
          <table:table-cell office:value-type="float" office:value="19.47" calcext:value-type="float">
            <text:p>19.47</text:p>
          </table:table-cell>
          <table:table-cell office:value-type="float" office:value="5" calcext:value-type="float">
            <text:p>5</text:p>
          </table:table-cell>
          <table:table-cell office:value-type="float" office:value="0.162052" calcext:value-type="float">
            <text:p>0.162052</text:p>
          </table:table-cell>
          <table:table-cell office:value-type="float" office:value="46.202068" calcext:value-type="float">
            <text:p>46.202068</text:p>
          </table:table-cell>
          <table:table-cell office:value-type="float" office:value="34.486374" calcext:value-type="float">
            <text:p>34.486374</text:p>
          </table:table-cell>
          <table:table-cell table:number-columns-repeated="1019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5" calcext:value-type="float">
            <text:p>5</text:p>
          </table:table-cell>
          <table:table-cell office:value-type="float" office:value="0.161143" calcext:value-type="float">
            <text:p>0.161143</text:p>
          </table:table-cell>
          <table:table-cell office:value-type="float" office:value="46.255451" calcext:value-type="float">
            <text:p>46.255451</text:p>
          </table:table-cell>
          <table:table-cell office:value-type="float" office:value="34.346199" calcext:value-type="float">
            <text:p>34.346199</text:p>
          </table:table-cell>
          <table:table-cell table:number-columns-repeated="1019"/>
        </table:table-row>
        <table:table-row table:style-name="ro1">
          <table:table-cell office:value-type="float" office:value="19.53" calcext:value-type="float">
            <text:p>19.53</text:p>
          </table:table-cell>
          <table:table-cell office:value-type="float" office:value="5" calcext:value-type="float">
            <text:p>5</text:p>
          </table:table-cell>
          <table:table-cell office:value-type="float" office:value="0.160301" calcext:value-type="float">
            <text:p>0.160301</text:p>
          </table:table-cell>
          <table:table-cell office:value-type="float" office:value="46.308834" calcext:value-type="float">
            <text:p>46.308834</text:p>
          </table:table-cell>
          <table:table-cell office:value-type="float" office:value="34.206017" calcext:value-type="float">
            <text:p>34.206017</text:p>
          </table:table-cell>
          <table:table-cell table:number-columns-repeated="1019"/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5" calcext:value-type="float">
            <text:p>5</text:p>
          </table:table-cell>
          <table:table-cell office:value-type="float" office:value="0.159526" calcext:value-type="float">
            <text:p>0.159526</text:p>
          </table:table-cell>
          <table:table-cell office:value-type="float" office:value="46.362225" calcext:value-type="float">
            <text:p>46.362225</text:p>
          </table:table-cell>
          <table:table-cell office:value-type="float" office:value="34.065842" calcext:value-type="float">
            <text:p>34.065842</text:p>
          </table:table-cell>
          <table:table-cell table:number-columns-repeated="1019"/>
        </table:table-row>
        <table:table-row table:style-name="ro1">
          <table:table-cell office:value-type="float" office:value="19.59" calcext:value-type="float">
            <text:p>19.59</text:p>
          </table:table-cell>
          <table:table-cell office:value-type="float" office:value="5" calcext:value-type="float">
            <text:p>5</text:p>
          </table:table-cell>
          <table:table-cell office:value-type="float" office:value="0.15881" calcext:value-type="float">
            <text:p>0.15881</text:p>
          </table:table-cell>
          <table:table-cell office:value-type="float" office:value="46.411205" calcext:value-type="float">
            <text:p>46.411205</text:p>
          </table:table-cell>
          <table:table-cell office:value-type="float" office:value="33.924065" calcext:value-type="float">
            <text:p>33.924065</text:p>
          </table:table-cell>
          <table:table-cell table:number-columns-repeated="1019"/>
        </table:table-row>
        <table:table-row table:style-name="ro1">
          <table:table-cell office:value-type="float" office:value="19.62" calcext:value-type="float">
            <text:p>19.62</text:p>
          </table:table-cell>
          <table:table-cell office:value-type="float" office:value="5" calcext:value-type="float">
            <text:p>5</text:p>
          </table:table-cell>
          <table:table-cell office:value-type="float" office:value="0.157878" calcext:value-type="float">
            <text:p>0.157878</text:p>
          </table:table-cell>
          <table:table-cell office:value-type="float" office:value="46.460186" calcext:value-type="float">
            <text:p>46.460186</text:p>
          </table:table-cell>
          <table:table-cell office:value-type="float" office:value="33.782288" calcext:value-type="float">
            <text:p>33.782288</text:p>
          </table:table-cell>
          <table:table-cell table:number-columns-repeated="1019"/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5" calcext:value-type="float">
            <text:p>5</text:p>
          </table:table-cell>
          <table:table-cell office:value-type="float" office:value="0.157017" calcext:value-type="float">
            <text:p>0.157017</text:p>
          </table:table-cell>
          <table:table-cell office:value-type="float" office:value="46.509174" calcext:value-type="float">
            <text:p>46.509174</text:p>
          </table:table-cell>
          <table:table-cell office:value-type="float" office:value="33.640511" calcext:value-type="float">
            <text:p>33.640511</text:p>
          </table:table-cell>
          <table:table-cell table:number-columns-repeated="1019"/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5" calcext:value-type="float">
            <text:p>5</text:p>
          </table:table-cell>
          <table:table-cell office:value-type="float" office:value="0.156227" calcext:value-type="float">
            <text:p>0.156227</text:p>
          </table:table-cell>
          <table:table-cell office:value-type="float" office:value="46.558155" calcext:value-type="float">
            <text:p>46.558155</text:p>
          </table:table-cell>
          <table:table-cell office:value-type="float" office:value="33.498734" calcext:value-type="float">
            <text:p>33.498734</text:p>
          </table:table-cell>
          <table:table-cell table:number-columns-repeated="1019"/>
        </table:table-row>
        <table:table-row table:style-name="ro1">
          <table:table-cell office:value-type="float" office:value="19.71" calcext:value-type="float">
            <text:p>19.71</text:p>
          </table:table-cell>
          <table:table-cell office:value-type="float" office:value="5" calcext:value-type="float">
            <text:p>5</text:p>
          </table:table-cell>
          <table:table-cell office:value-type="float" office:value="0.155497" calcext:value-type="float">
            <text:p>0.155497</text:p>
          </table:table-cell>
          <table:table-cell office:value-type="float" office:value="46.607143" calcext:value-type="float">
            <text:p>46.607143</text:p>
          </table:table-cell>
          <table:table-cell office:value-type="float" office:value="33.356956" calcext:value-type="float">
            <text:p>33.356956</text:p>
          </table:table-cell>
          <table:table-cell table:number-columns-repeated="1019"/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5" calcext:value-type="float">
            <text:p>5</text:p>
          </table:table-cell>
          <table:table-cell office:value-type="float" office:value="0.154822" calcext:value-type="float">
            <text:p>0.154822</text:p>
          </table:table-cell>
          <table:table-cell office:value-type="float" office:value="46.651783" calcext:value-type="float">
            <text:p>46.651783</text:p>
          </table:table-cell>
          <table:table-cell office:value-type="float" office:value="33.213753" calcext:value-type="float">
            <text:p>33.213753</text:p>
          </table:table-cell>
          <table:table-cell table:number-columns-repeated="1019"/>
        </table:table-row>
        <table:table-row table:style-name="ro1">
          <table:table-cell office:value-type="float" office:value="19.77" calcext:value-type="float">
            <text:p>19.77</text:p>
          </table:table-cell>
          <table:table-cell office:value-type="float" office:value="5" calcext:value-type="float">
            <text:p>5</text:p>
          </table:table-cell>
          <table:table-cell office:value-type="float" office:value="0.153939" calcext:value-type="float">
            <text:p>0.153939</text:p>
          </table:table-cell>
          <table:table-cell office:value-type="float" office:value="46.696415" calcext:value-type="float">
            <text:p>46.696415</text:p>
          </table:table-cell>
          <table:table-cell office:value-type="float" office:value="33.070549" calcext:value-type="float">
            <text:p>33.070549</text:p>
          </table:table-cell>
          <table:table-cell table:number-columns-repeated="1019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" calcext:value-type="float">
            <text:p>5</text:p>
          </table:table-cell>
          <table:table-cell office:value-type="float" office:value="0.153125" calcext:value-type="float">
            <text:p>0.153125</text:p>
          </table:table-cell>
          <table:table-cell office:value-type="float" office:value="46.741055" calcext:value-type="float">
            <text:p>46.741055</text:p>
          </table:table-cell>
          <table:table-cell office:value-type="float" office:value="32.927345" calcext:value-type="float">
            <text:p>32.927345</text:p>
          </table:table-cell>
          <table:table-cell table:number-columns-repeated="1019"/>
        </table:table-row>
        <table:table-row table:style-name="ro1">
          <table:table-cell office:value-type="float" office:value="19.83" calcext:value-type="float">
            <text:p>19.83</text:p>
          </table:table-cell>
          <table:table-cell office:value-type="float" office:value="5" calcext:value-type="float">
            <text:p>5</text:p>
          </table:table-cell>
          <table:table-cell office:value-type="float" office:value="0.152372" calcext:value-type="float">
            <text:p>0.152372</text:p>
          </table:table-cell>
          <table:table-cell office:value-type="float" office:value="46.785694" calcext:value-type="float">
            <text:p>46.785694</text:p>
          </table:table-cell>
          <table:table-cell office:value-type="float" office:value="32.784142" calcext:value-type="float">
            <text:p>32.784142</text:p>
          </table:table-cell>
          <table:table-cell table:number-columns-repeated="1019"/>
        </table:table-row>
        <table:table-row table:style-name="ro1">
          <table:table-cell office:value-type="float" office:value="19.86" calcext:value-type="float">
            <text:p>19.86</text:p>
          </table:table-cell>
          <table:table-cell office:value-type="float" office:value="5" calcext:value-type="float">
            <text:p>5</text:p>
          </table:table-cell>
          <table:table-cell office:value-type="float" office:value="0.15168" calcext:value-type="float">
            <text:p>0.15168</text:p>
          </table:table-cell>
          <table:table-cell office:value-type="float" office:value="46.830326" calcext:value-type="float">
            <text:p>46.830326</text:p>
          </table:table-cell>
          <table:table-cell office:value-type="float" office:value="32.64093" calcext:value-type="float">
            <text:p>32.64093</text:p>
          </table:table-cell>
          <table:table-cell table:number-columns-repeated="1019"/>
        </table:table-row>
        <table:table-row table:style-name="ro1">
          <table:table-cell office:value-type="float" office:value="19.89" calcext:value-type="float">
            <text:p>19.89</text:p>
          </table:table-cell>
          <table:table-cell office:value-type="float" office:value="5" calcext:value-type="float">
            <text:p>5</text:p>
          </table:table-cell>
          <table:table-cell office:value-type="float" office:value="0.151042" calcext:value-type="float">
            <text:p>0.151042</text:p>
          </table:table-cell>
          <table:table-cell office:value-type="float" office:value="46.87067" calcext:value-type="float">
            <text:p>46.87067</text:p>
          </table:table-cell>
          <table:table-cell office:value-type="float" office:value="32.496452" calcext:value-type="float">
            <text:p>32.496452</text:p>
          </table:table-cell>
          <table:table-cell table:number-columns-repeated="1019"/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5" calcext:value-type="float">
            <text:p>5</text:p>
          </table:table-cell>
          <table:table-cell office:value-type="float" office:value="0.150227" calcext:value-type="float">
            <text:p>0.150227</text:p>
          </table:table-cell>
          <table:table-cell office:value-type="float" office:value="46.911015" calcext:value-type="float">
            <text:p>46.911015</text:p>
          </table:table-cell>
          <table:table-cell office:value-type="float" office:value="32.351982" calcext:value-type="float">
            <text:p>32.351982</text:p>
          </table:table-cell>
          <table:table-cell table:number-columns-repeated="1019"/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5" calcext:value-type="float">
            <text:p>5</text:p>
          </table:table-cell>
          <table:table-cell office:value-type="float" office:value="0.14948" calcext:value-type="float">
            <text:p>0.14948</text:p>
          </table:table-cell>
          <table:table-cell office:value-type="float" office:value="46.951359" calcext:value-type="float">
            <text:p>46.951359</text:p>
          </table:table-cell>
          <table:table-cell office:value-type="float" office:value="32.207504" calcext:value-type="float">
            <text:p>32.207504</text:p>
          </table:table-cell>
          <table:table-cell table:number-columns-repeated="1019"/>
        </table:table-row>
        <table:table-row table:style-name="ro1">
          <table:table-cell office:value-type="float" office:value="19.98" calcext:value-type="float">
            <text:p>19.98</text:p>
          </table:table-cell>
          <table:table-cell office:value-type="float" office:value="5" calcext:value-type="float">
            <text:p>5</text:p>
          </table:table-cell>
          <table:table-cell office:value-type="float" office:value="0.148789" calcext:value-type="float">
            <text:p>0.148789</text:p>
          </table:table-cell>
          <table:table-cell office:value-type="float" office:value="46.991703" calcext:value-type="float">
            <text:p>46.991703</text:p>
          </table:table-cell>
          <table:table-cell office:value-type="float" office:value="32.063026" calcext:value-type="float">
            <text:p>32.063026</text:p>
          </table:table-cell>
          <table:table-cell table:number-columns-repeated="1019"/>
        </table:table-row>
        <table:table-row table:style-name="ro1">
          <table:table-cell office:value-type="float" office:value="20.01" calcext:value-type="float">
            <text:p>20.01</text:p>
          </table:table-cell>
          <table:table-cell office:value-type="float" office:value="5" calcext:value-type="float">
            <text:p>5</text:p>
          </table:table-cell>
          <table:table-cell office:value-type="float" office:value="0.148152" calcext:value-type="float">
            <text:p>0.148152</text:p>
          </table:table-cell>
          <table:table-cell office:value-type="float" office:value="47.028522" calcext:value-type="float">
            <text:p>47.028522</text:p>
          </table:table-cell>
          <table:table-cell office:value-type="float" office:value="31.917627" calcext:value-type="float">
            <text:p>31.917627</text:p>
          </table:table-cell>
          <table:table-cell table:number-columns-repeated="1019"/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5" calcext:value-type="float">
            <text:p>5</text:p>
          </table:table-cell>
          <table:table-cell office:value-type="float" office:value="0.147393" calcext:value-type="float">
            <text:p>0.147393</text:p>
          </table:table-cell>
          <table:table-cell office:value-type="float" office:value="47.06535" calcext:value-type="float">
            <text:p>47.06535</text:p>
          </table:table-cell>
          <table:table-cell office:value-type="float" office:value="31.772226" calcext:value-type="float">
            <text:p>31.772226</text:p>
          </table:table-cell>
          <table:table-cell table:number-columns-repeated="1019"/>
        </table:table-row>
        <table:table-row table:style-name="ro1">
          <table:table-cell office:value-type="float" office:value="20.07" calcext:value-type="float">
            <text:p>20.07</text:p>
          </table:table-cell>
          <table:table-cell office:value-type="float" office:value="5" calcext:value-type="float">
            <text:p>5</text:p>
          </table:table-cell>
          <table:table-cell office:value-type="float" office:value="0.146693" calcext:value-type="float">
            <text:p>0.146693</text:p>
          </table:table-cell>
          <table:table-cell office:value-type="float" office:value="47.102169" calcext:value-type="float">
            <text:p>47.102169</text:p>
          </table:table-cell>
          <table:table-cell office:value-type="float" office:value="31.626822" calcext:value-type="float">
            <text:p>31.626822</text:p>
          </table:table-cell>
          <table:table-cell table:number-columns-repeated="1019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5" calcext:value-type="float">
            <text:p>5</text:p>
          </table:table-cell>
          <table:table-cell office:value-type="float" office:value="0.146049" calcext:value-type="float">
            <text:p>0.146049</text:p>
          </table:table-cell>
          <table:table-cell office:value-type="float" office:value="47.138996" calcext:value-type="float">
            <text:p>47.138996</text:p>
          </table:table-cell>
          <table:table-cell office:value-type="float" office:value="31.481417" calcext:value-type="float">
            <text:p>31.481417</text:p>
          </table:table-cell>
          <table:table-cell table:number-columns-repeated="1019"/>
        </table:table-row>
        <table:table-row table:style-name="ro1">
          <table:table-cell office:value-type="float" office:value="20.13" calcext:value-type="float">
            <text:p>20.13</text:p>
          </table:table-cell>
          <table:table-cell office:value-type="float" office:value="5" calcext:value-type="float">
            <text:p>5</text:p>
          </table:table-cell>
          <table:table-cell office:value-type="float" office:value="0.145457" calcext:value-type="float">
            <text:p>0.145457</text:p>
          </table:table-cell>
          <table:table-cell office:value-type="float" office:value="47.175816" calcext:value-type="float">
            <text:p>47.175816</text:p>
          </table:table-cell>
          <table:table-cell office:value-type="float" office:value="31.336012" calcext:value-type="float">
            <text:p>31.336012</text:p>
          </table:table-cell>
          <table:table-cell table:number-columns-repeated="1019"/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5" calcext:value-type="float">
            <text:p>5</text:p>
          </table:table-cell>
          <table:table-cell office:value-type="float" office:value="0.144909" calcext:value-type="float">
            <text:p>0.144909</text:p>
          </table:table-cell>
          <table:table-cell office:value-type="float" office:value="47.208546" calcext:value-type="float">
            <text:p>47.208546</text:p>
          </table:table-cell>
          <table:table-cell office:value-type="float" office:value="31.189638" calcext:value-type="float">
            <text:p>31.189638</text:p>
          </table:table-cell>
          <table:table-cell table:number-columns-repeated="1019"/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5" calcext:value-type="float">
            <text:p>5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47.241276" calcext:value-type="float">
            <text:p>47.241276</text:p>
          </table:table-cell>
          <table:table-cell office:value-type="float" office:value="31.043264" calcext:value-type="float">
            <text:p>31.043264</text:p>
          </table:table-cell>
          <table:table-cell table:number-columns-repeated="1019"/>
        </table:table-row>
        <table:table-row table:style-name="ro1">
          <table:table-cell office:value-type="float" office:value="20.22" calcext:value-type="float">
            <text:p>20.22</text:p>
          </table:table-cell>
          <table:table-cell office:value-type="float" office:value="5" calcext:value-type="float">
            <text:p>5</text:p>
          </table:table-cell>
          <table:table-cell office:value-type="float" office:value="0.143584" calcext:value-type="float">
            <text:p>0.143584</text:p>
          </table:table-cell>
          <table:table-cell office:value-type="float" office:value="47.274014" calcext:value-type="float">
            <text:p>47.274014</text:p>
          </table:table-cell>
          <table:table-cell office:value-type="float" office:value="30.896887" calcext:value-type="float">
            <text:p>30.896887</text:p>
          </table:table-cell>
          <table:table-cell table:number-columns-repeated="1019"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5" calcext:value-type="float">
            <text:p>5</text:p>
          </table:table-cell>
          <table:table-cell office:value-type="float" office:value="0.143002" calcext:value-type="float">
            <text:p>0.143002</text:p>
          </table:table-cell>
          <table:table-cell office:value-type="float" office:value="47.306744" calcext:value-type="float">
            <text:p>47.306744</text:p>
          </table:table-cell>
          <table:table-cell office:value-type="float" office:value="30.750509" calcext:value-type="float">
            <text:p>30.750509</text:p>
          </table:table-cell>
          <table:table-cell table:number-columns-repeated="1019"/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5" calcext:value-type="float">
            <text:p>5</text:p>
          </table:table-cell>
          <table:table-cell office:value-type="float" office:value="0.142461" calcext:value-type="float">
            <text:p>0.142461</text:p>
          </table:table-cell>
          <table:table-cell office:value-type="float" office:value="47.339481" calcext:value-type="float">
            <text:p>47.339481</text:p>
          </table:table-cell>
          <table:table-cell office:value-type="float" office:value="30.604132" calcext:value-type="float">
            <text:p>30.604132</text:p>
          </table:table-cell>
          <table:table-cell table:number-columns-repeated="1019"/>
        </table:table-row>
        <table:table-row table:style-name="ro1">
          <table:table-cell office:value-type="float" office:value="20.31" calcext:value-type="float">
            <text:p>20.31</text:p>
          </table:table-cell>
          <table:table-cell office:value-type="float" office:value="5" calcext:value-type="float">
            <text:p>5</text:p>
          </table:table-cell>
          <table:table-cell office:value-type="float" office:value="0.141965" calcext:value-type="float">
            <text:p>0.141965</text:p>
          </table:table-cell>
          <table:table-cell office:value-type="float" office:value="47.368069" calcext:value-type="float">
            <text:p>47.368069</text:p>
          </table:table-cell>
          <table:table-cell office:value-type="float" office:value="30.456892" calcext:value-type="float">
            <text:p>30.456892</text:p>
          </table:table-cell>
          <table:table-cell table:number-columns-repeated="1019"/>
        </table:table-row>
        <table:table-row table:style-name="ro1">
          <table:table-cell office:value-type="float" office:value="20.34" calcext:value-type="float">
            <text:p>20.34</text:p>
          </table:table-cell>
          <table:table-cell office:value-type="float" office:value="5" calcext:value-type="float">
            <text:p>5</text:p>
          </table:table-cell>
          <table:table-cell office:value-type="float" office:value="0.141354" calcext:value-type="float">
            <text:p>0.141354</text:p>
          </table:table-cell>
          <table:table-cell office:value-type="float" office:value="47.396656" calcext:value-type="float">
            <text:p>47.396656</text:p>
          </table:table-cell>
          <table:table-cell office:value-type="float" office:value="30.309652" calcext:value-type="float">
            <text:p>30.309652</text:p>
          </table:table-cell>
          <table:table-cell table:number-columns-repeated="1019"/>
        </table:table-row>
        <table:table-row table:style-name="ro1">
          <table:table-cell office:value-type="float" office:value="20.37" calcext:value-type="float">
            <text:p>20.37</text:p>
          </table:table-cell>
          <table:table-cell office:value-type="float" office:value="5" calcext:value-type="float">
            <text:p>5</text:p>
          </table:table-cell>
          <table:table-cell office:value-type="float" office:value="0.140788" calcext:value-type="float">
            <text:p>0.140788</text:p>
          </table:table-cell>
          <table:table-cell office:value-type="float" office:value="47.425243" calcext:value-type="float">
            <text:p>47.425243</text:p>
          </table:table-cell>
          <table:table-cell office:value-type="float" office:value="30.162413" calcext:value-type="float">
            <text:p>30.162413</text:p>
          </table:table-cell>
          <table:table-cell table:number-columns-repeated="1019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5" calcext:value-type="float">
            <text:p>5</text:p>
          </table:table-cell>
          <table:table-cell office:value-type="float" office:value="0.140269" calcext:value-type="float">
            <text:p>0.140269</text:p>
          </table:table-cell>
          <table:table-cell office:value-type="float" office:value="47.453823" calcext:value-type="float">
            <text:p>47.453823</text:p>
          </table:table-cell>
          <table:table-cell office:value-type="float" office:value="30.015169" calcext:value-type="float">
            <text:p>30.015169</text:p>
          </table:table-cell>
          <table:table-cell table:number-columns-repeated="1019"/>
        </table:table-row>
        <table:table-row table:style-name="ro1">
          <table:table-cell office:value-type="float" office:value="20.43" calcext:value-type="float">
            <text:p>20.43</text:p>
          </table:table-cell>
          <table:table-cell office:value-type="float" office:value="5" calcext:value-type="float">
            <text:p>5</text:p>
          </table:table-cell>
          <table:table-cell office:value-type="float" office:value="0.139793" calcext:value-type="float">
            <text:p>0.139793</text:p>
          </table:table-cell>
          <table:table-cell office:value-type="float" office:value="47.48241" calcext:value-type="float">
            <text:p>47.48241</text:p>
          </table:table-cell>
          <table:table-cell office:value-type="float" office:value="29.867926" calcext:value-type="float">
            <text:p>29.867926</text:p>
          </table:table-cell>
          <table:table-cell table:number-columns-repeated="1019"/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5" calcext:value-type="float">
            <text:p>5</text:p>
          </table:table-cell>
          <table:table-cell office:value-type="float" office:value="0.139353" calcext:value-type="float">
            <text:p>0.139353</text:p>
          </table:table-cell>
          <table:table-cell office:value-type="float" office:value="47.50687" calcext:value-type="float">
            <text:p>47.50687</text:p>
          </table:table-cell>
          <table:table-cell office:value-type="float" office:value="29.719942" calcext:value-type="float">
            <text:p>29.719942</text:p>
          </table:table-cell>
          <table:table-cell table:number-columns-repeated="1019"/>
        </table:table-row>
        <table:table-row table:style-name="ro1">
          <table:table-cell office:value-type="float" office:value="20.49" calcext:value-type="float">
            <text:p>20.49</text:p>
          </table:table-cell>
          <table:table-cell office:value-type="float" office:value="5" calcext:value-type="float">
            <text:p>5</text:p>
          </table:table-cell>
          <table:table-cell office:value-type="float" office:value="0.1388" calcext:value-type="float">
            <text:p>0.1388</text:p>
          </table:table-cell>
          <table:table-cell office:value-type="float" office:value="47.53133" calcext:value-type="float">
            <text:p>47.53133</text:p>
          </table:table-cell>
          <table:table-cell office:value-type="float" office:value="29.571959" calcext:value-type="float">
            <text:p>29.571959</text:p>
          </table:table-cell>
          <table:table-cell table:number-columns-repeated="1019"/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5" calcext:value-type="float">
            <text:p>5</text:p>
          </table:table-cell>
          <table:table-cell office:value-type="float" office:value="0.138289" calcext:value-type="float">
            <text:p>0.138289</text:p>
          </table:table-cell>
          <table:table-cell office:value-type="float" office:value="47.55579" calcext:value-type="float">
            <text:p>47.55579</text:p>
          </table:table-cell>
          <table:table-cell office:value-type="float" office:value="29.423975" calcext:value-type="float">
            <text:p>29.423975</text:p>
          </table:table-cell>
          <table:table-cell table:number-columns-repeated="1019"/>
        </table:table-row>
        <table:table-row table:style-name="ro1">
          <table:table-cell office:value-type="float" office:value="20.55" calcext:value-type="float">
            <text:p>20.55</text:p>
          </table:table-cell>
          <table:table-cell office:value-type="float" office:value="5" calcext:value-type="float">
            <text:p>5</text:p>
          </table:table-cell>
          <table:table-cell office:value-type="float" office:value="0.137823" calcext:value-type="float">
            <text:p>0.137823</text:p>
          </table:table-cell>
          <table:table-cell office:value-type="float" office:value="47.58025" calcext:value-type="float">
            <text:p>47.58025</text:p>
          </table:table-cell>
          <table:table-cell office:value-type="float" office:value="29.275988" calcext:value-type="float">
            <text:p>29.275988</text:p>
          </table:table-cell>
          <table:table-cell table:number-columns-repeated="1019"/>
        </table:table-row>
        <table:table-row table:style-name="ro1">
          <table:table-cell office:value-type="float" office:value="20.58" calcext:value-type="float">
            <text:p>20.58</text:p>
          </table:table-cell>
          <table:table-cell office:value-type="float" office:value="5" calcext:value-type="float">
            <text:p>5</text:p>
          </table:table-cell>
          <table:table-cell office:value-type="float" office:value="0.137392" calcext:value-type="float">
            <text:p>0.137392</text:p>
          </table:table-cell>
          <table:table-cell office:value-type="float" office:value="47.60471" calcext:value-type="float">
            <text:p>47.60471</text:p>
          </table:table-cell>
          <table:table-cell office:value-type="float" office:value="29.128" calcext:value-type="float">
            <text:p>29.128</text:p>
          </table:table-cell>
          <table:table-cell table:number-columns-repeated="1019"/>
        </table:table-row>
        <table:table-row table:style-name="ro1">
          <table:table-cell office:value-type="float" office:value="20.61" calcext:value-type="float">
            <text:p>20.61</text:p>
          </table:table-cell>
          <table:table-cell office:value-type="float" office:value="5" calcext:value-type="float">
            <text:p>5</text:p>
          </table:table-cell>
          <table:table-cell office:value-type="float" office:value="0.136991" calcext:value-type="float">
            <text:p>0.136991</text:p>
          </table:table-cell>
          <table:table-cell office:value-type="float" office:value="47.625072" calcext:value-type="float">
            <text:p>47.625072</text:p>
          </table:table-cell>
          <table:table-cell office:value-type="float" office:value="28.979399" calcext:value-type="float">
            <text:p>28.979399</text:p>
          </table:table-cell>
          <table:table-cell table:number-columns-repeated="1019"/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5" calcext:value-type="float">
            <text:p>5</text:p>
          </table:table-cell>
          <table:table-cell office:value-type="float" office:value="0.136504" calcext:value-type="float">
            <text:p>0.136504</text:p>
          </table:table-cell>
          <table:table-cell office:value-type="float" office:value="47.645435" calcext:value-type="float">
            <text:p>47.645435</text:p>
          </table:table-cell>
          <table:table-cell office:value-type="float" office:value="28.830797" calcext:value-type="float">
            <text:p>28.830797</text:p>
          </table:table-cell>
          <table:table-cell table:number-columns-repeated="1019"/>
        </table:table-row>
        <table:table-row table:style-name="ro1">
          <table:table-cell office:value-type="float" office:value="20.67" calcext:value-type="float">
            <text:p>20.67</text:p>
          </table:table-cell>
          <table:table-cell office:value-type="float" office:value="5" calcext:value-type="float">
            <text:p>5</text:p>
          </table:table-cell>
          <table:table-cell office:value-type="float" office:value="0.136052" calcext:value-type="float">
            <text:p>0.136052</text:p>
          </table:table-cell>
          <table:table-cell office:value-type="float" office:value="47.665806" calcext:value-type="float">
            <text:p>47.665806</text:p>
          </table:table-cell>
          <table:table-cell office:value-type="float" office:value="28.682196" calcext:value-type="float">
            <text:p>28.682196</text:p>
          </table:table-cell>
          <table:table-cell table:number-columns-repeated="1019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5" calcext:value-type="float">
            <text:p>5</text:p>
          </table:table-cell>
          <table:table-cell office:value-type="float" office:value="0.135637" calcext:value-type="float">
            <text:p>0.135637</text:p>
          </table:table-cell>
          <table:table-cell office:value-type="float" office:value="47.686169" calcext:value-type="float">
            <text:p>47.686169</text:p>
          </table:table-cell>
          <table:table-cell office:value-type="float" office:value="28.53359" calcext:value-type="float">
            <text:p>28.53359</text:p>
          </table:table-cell>
          <table:table-cell table:number-columns-repeated="1019"/>
        </table:table-row>
        <table:table-row table:style-name="ro1">
          <table:table-cell office:value-type="float" office:value="20.73" calcext:value-type="float">
            <text:p>20.73</text:p>
          </table:table-cell>
          <table:table-cell office:value-type="float" office:value="5" calcext:value-type="float">
            <text:p>5</text:p>
          </table:table-cell>
          <table:table-cell office:value-type="float" office:value="0.135256" calcext:value-type="float">
            <text:p>0.135256</text:p>
          </table:table-cell>
          <table:table-cell office:value-type="float" office:value="47.706539" calcext:value-type="float">
            <text:p>47.706539</text:p>
          </table:table-cell>
          <table:table-cell office:value-type="float" office:value="28.384985" calcext:value-type="float">
            <text:p>28.384985</text:p>
          </table:table-cell>
          <table:table-cell table:number-columns-repeated="1019"/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5" calcext:value-type="float">
            <text:p>5</text:p>
          </table:table-cell>
          <table:table-cell office:value-type="float" office:value="0.134902" calcext:value-type="float">
            <text:p>0.134902</text:p>
          </table:table-cell>
          <table:table-cell office:value-type="float" office:value="47.722843" calcext:value-type="float">
            <text:p>47.722843</text:p>
          </table:table-cell>
          <table:table-cell office:value-type="float" office:value="28.235884" calcext:value-type="float">
            <text:p>28.235884</text:p>
          </table:table-cell>
          <table:table-cell table:number-columns-repeated="1019"/>
        </table:table-row>
        <table:table-row table:style-name="ro1">
          <table:table-cell office:value-type="float" office:value="20.79" calcext:value-type="float">
            <text:p>20.79</text:p>
          </table:table-cell>
          <table:table-cell office:value-type="float" office:value="5" calcext:value-type="float">
            <text:p>5</text:p>
          </table:table-cell>
          <table:table-cell office:value-type="float" office:value="0.134488" calcext:value-type="float">
            <text:p>0.134488</text:p>
          </table:table-cell>
          <table:table-cell office:value-type="float" office:value="47.739147" calcext:value-type="float">
            <text:p>47.739147</text:p>
          </table:table-cell>
          <table:table-cell office:value-type="float" office:value="28.086779" calcext:value-type="float">
            <text:p>28.086779</text:p>
          </table:table-cell>
          <table:table-cell table:number-columns-repeated="1019"/>
        </table:table-row>
        <table:table-row table:style-name="ro1">
          <table:table-cell office:value-type="float" office:value="20.82" calcext:value-type="float">
            <text:p>20.82</text:p>
          </table:table-cell>
          <table:table-cell office:value-type="float" office:value="5" calcext:value-type="float">
            <text:p>5</text:p>
          </table:table-cell>
          <table:table-cell office:value-type="float" office:value="0.134107" calcext:value-type="float">
            <text:p>0.134107</text:p>
          </table:table-cell>
          <table:table-cell office:value-type="float" office:value="47.755451" calcext:value-type="float">
            <text:p>47.755451</text:p>
          </table:table-cell>
          <table:table-cell office:value-type="float" office:value="27.937674" calcext:value-type="float">
            <text:p>27.937674</text:p>
          </table:table-cell>
          <table:table-cell table:number-columns-repeated="1019"/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5" calcext:value-type="float">
            <text:p>5</text:p>
          </table:table-cell>
          <table:table-cell office:value-type="float" office:value="0.133757" calcext:value-type="float">
            <text:p>0.133757</text:p>
          </table:table-cell>
          <table:table-cell office:value-type="float" office:value="47.771755" calcext:value-type="float">
            <text:p>47.771755</text:p>
          </table:table-cell>
          <table:table-cell office:value-type="float" office:value="27.788568" calcext:value-type="float">
            <text:p>27.788568</text:p>
          </table:table-cell>
          <table:table-cell table:number-columns-repeated="1019"/>
        </table:table-row>
        <table:table-row table:style-name="ro1">
          <table:table-cell office:value-type="float" office:value="20.88" calcext:value-type="float">
            <text:p>20.88</text:p>
          </table:table-cell>
          <table:table-cell office:value-type="float" office:value="5" calcext:value-type="float">
            <text:p>5</text:p>
          </table:table-cell>
          <table:table-cell office:value-type="float" office:value="0.133432" calcext:value-type="float">
            <text:p>0.133432</text:p>
          </table:table-cell>
          <table:table-cell office:value-type="float" office:value="47.788059" calcext:value-type="float">
            <text:p>47.788059</text:p>
          </table:table-cell>
          <table:table-cell office:value-type="float" office:value="27.63946" calcext:value-type="float">
            <text:p>27.63946</text:p>
          </table:table-cell>
          <table:table-cell table:number-columns-repeated="1019"/>
        </table:table-row>
        <table:table-row table:style-name="ro1">
          <table:table-cell office:value-type="float" office:value="20.91" calcext:value-type="float">
            <text:p>20.91</text:p>
          </table:table-cell>
          <table:table-cell office:value-type="float" office:value="5" calcext:value-type="float">
            <text:p>5</text:p>
          </table:table-cell>
          <table:table-cell office:value-type="float" office:value="0.133134" calcext:value-type="float">
            <text:p>0.133134</text:p>
          </table:table-cell>
          <table:table-cell office:value-type="float" office:value="47.80032" calcext:value-type="float">
            <text:p>47.80032</text:p>
          </table:table-cell>
          <table:table-cell office:value-type="float" office:value="27.489969" calcext:value-type="float">
            <text:p>27.489969</text:p>
          </table:table-cell>
          <table:table-cell table:number-columns-repeated="1019"/>
        </table:table-row>
        <table:table-row table:style-name="ro1">
          <table:table-cell office:value-type="float" office:value="20.94" calcext:value-type="float">
            <text:p>20.94</text:p>
          </table:table-cell>
          <table:table-cell office:value-type="float" office:value="5" calcext:value-type="float">
            <text:p>5</text:p>
          </table:table-cell>
          <table:table-cell office:value-type="float" office:value="0.132783" calcext:value-type="float">
            <text:p>0.132783</text:p>
          </table:table-cell>
          <table:table-cell office:value-type="float" office:value="47.81258" calcext:value-type="float">
            <text:p>47.81258</text:p>
          </table:table-cell>
          <table:table-cell office:value-type="float" office:value="27.340479" calcext:value-type="float">
            <text:p>27.340479</text:p>
          </table:table-cell>
          <table:table-cell table:number-columns-repeated="1019"/>
        </table:table-row>
        <table:table-row table:style-name="ro1">
          <table:table-cell office:value-type="float" office:value="20.97" calcext:value-type="float">
            <text:p>20.97</text:p>
          </table:table-cell>
          <table:table-cell office:value-type="float" office:value="5" calcext:value-type="float">
            <text:p>5</text:p>
          </table:table-cell>
          <table:table-cell office:value-type="float" office:value="0.132463" calcext:value-type="float">
            <text:p>0.132463</text:p>
          </table:table-cell>
          <table:table-cell office:value-type="float" office:value="47.824841" calcext:value-type="float">
            <text:p>47.824841</text:p>
          </table:table-cell>
          <table:table-cell office:value-type="float" office:value="27.190989" calcext:value-type="float">
            <text:p>27.19098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.132164" calcext:value-type="float">
            <text:p>0.132164</text:p>
          </table:table-cell>
          <table:table-cell office:value-type="float" office:value="47.837101" calcext:value-type="float">
            <text:p>47.837101</text:p>
          </table:table-cell>
          <table:table-cell office:value-type="float" office:value="27.041498" calcext:value-type="float">
            <text:p>27.041498</text:p>
          </table:table-cell>
          <table:table-cell table:number-columns-repeated="1019"/>
        </table:table-row>
        <table:table-row table:style-name="ro1">
          <table:table-cell office:value-type="float" office:value="21.03" calcext:value-type="float">
            <text:p>21.03</text:p>
          </table:table-cell>
          <table:table-cell office:value-type="float" office:value="5" calcext:value-type="float">
            <text:p>5</text:p>
          </table:table-cell>
          <table:table-cell office:value-type="float" office:value="0.131893" calcext:value-type="float">
            <text:p>0.131893</text:p>
          </table:table-cell>
          <table:table-cell office:value-type="float" office:value="47.849361" calcext:value-type="float">
            <text:p>47.849361</text:p>
          </table:table-cell>
          <table:table-cell office:value-type="float" office:value="26.892004" calcext:value-type="float">
            <text:p>26.892004</text:p>
          </table:table-cell>
          <table:table-cell table:number-columns-repeated="1019"/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5" calcext:value-type="float">
            <text:p>5</text:p>
          </table:table-cell>
          <table:table-cell office:value-type="float" office:value="0.131642" calcext:value-type="float">
            <text:p>0.131642</text:p>
          </table:table-cell>
          <table:table-cell office:value-type="float" office:value="47.857601" calcext:value-type="float">
            <text:p>47.857601</text:p>
          </table:table-cell>
          <table:table-cell office:value-type="float" office:value="26.742239" calcext:value-type="float">
            <text:p>26.742239</text:p>
          </table:table-cell>
          <table:table-cell table:number-columns-repeated="1019"/>
        </table:table-row>
        <table:table-row table:style-name="ro1">
          <table:table-cell office:value-type="float" office:value="21.09" calcext:value-type="float">
            <text:p>21.09</text:p>
          </table:table-cell>
          <table:table-cell office:value-type="float" office:value="5" calcext:value-type="float">
            <text:p>5</text:p>
          </table:table-cell>
          <table:table-cell office:value-type="float" office:value="0.131357" calcext:value-type="float">
            <text:p>0.131357</text:p>
          </table:table-cell>
          <table:table-cell office:value-type="float" office:value="47.865841" calcext:value-type="float">
            <text:p>47.865841</text:p>
          </table:table-cell>
          <table:table-cell office:value-type="float" office:value="26.592474" calcext:value-type="float">
            <text:p>26.592474</text:p>
          </table:table-cell>
          <table:table-cell table:number-columns-repeated="1019"/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5" calcext:value-type="float">
            <text:p>5</text:p>
          </table:table-cell>
          <table:table-cell office:value-type="float" office:value="0.131096" calcext:value-type="float">
            <text:p>0.131096</text:p>
          </table:table-cell>
          <table:table-cell office:value-type="float" office:value="47.874081" calcext:value-type="float">
            <text:p>47.874081</text:p>
          </table:table-cell>
          <table:table-cell office:value-type="float" office:value="26.442705" calcext:value-type="float">
            <text:p>26.442705</text:p>
          </table:table-cell>
          <table:table-cell table:number-columns-repeated="1019"/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5" calcext:value-type="float">
            <text:p>5</text:p>
          </table:table-cell>
          <table:table-cell office:value-type="float" office:value="0.130858" calcext:value-type="float">
            <text:p>0.130858</text:p>
          </table:table-cell>
          <table:table-cell office:value-type="float" office:value="47.88232" calcext:value-type="float">
            <text:p>47.88232</text:p>
          </table:table-cell>
          <table:table-cell office:value-type="float" office:value="26.292936" calcext:value-type="float">
            <text:p>26.292936</text:p>
          </table:table-cell>
          <table:table-cell table:number-columns-repeated="1019"/>
        </table:table-row>
        <table:table-row table:style-name="ro1">
          <table:table-cell office:value-type="float" office:value="21.18" calcext:value-type="float">
            <text:p>21.18</text:p>
          </table:table-cell>
          <table:table-cell office:value-type="float" office:value="5" calcext:value-type="float">
            <text:p>5</text:p>
          </table:table-cell>
          <table:table-cell office:value-type="float" office:value="0.130638" calcext:value-type="float">
            <text:p>0.130638</text:p>
          </table:table-cell>
          <table:table-cell office:value-type="float" office:value="47.89056" calcext:value-type="float">
            <text:p>47.89056</text:p>
          </table:table-cell>
          <table:table-cell office:value-type="float" office:value="26.143164" calcext:value-type="float">
            <text:p>26.143164</text:p>
          </table:table-cell>
          <table:table-cell table:number-columns-repeated="1019"/>
        </table:table-row>
        <table:table-row table:style-name="ro1">
          <table:table-cell office:value-type="float" office:value="21.21" calcext:value-type="float">
            <text:p>21.21</text:p>
          </table:table-cell>
          <table:table-cell office:value-type="float" office:value="5" calcext:value-type="float">
            <text:p>5</text:p>
          </table:table-cell>
          <table:table-cell office:value-type="float" office:value="0.130432" calcext:value-type="float">
            <text:p>0.130432</text:p>
          </table:table-cell>
          <table:table-cell office:value-type="float" office:value="47.894794" calcext:value-type="float">
            <text:p>47.894794</text:p>
          </table:table-cell>
          <table:table-cell office:value-type="float" office:value="25.993231" calcext:value-type="float">
            <text:p>25.993231</text:p>
          </table:table-cell>
          <table:table-cell table:number-columns-repeated="1019"/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5" calcext:value-type="float">
            <text:p>5</text:p>
          </table:table-cell>
          <table:table-cell office:value-type="float" office:value="0.130218" calcext:value-type="float">
            <text:p>0.130218</text:p>
          </table:table-cell>
          <table:table-cell office:value-type="float" office:value="47.899021" calcext:value-type="float">
            <text:p>47.899021</text:p>
          </table:table-cell>
          <table:table-cell office:value-type="float" office:value="25.843298" calcext:value-type="float">
            <text:p>25.843298</text:p>
          </table:table-cell>
          <table:table-cell table:number-columns-repeated="1019"/>
        </table:table-row>
        <table:table-row table:style-name="ro1">
          <table:table-cell office:value-type="float" office:value="21.27" calcext:value-type="float">
            <text:p>21.27</text:p>
          </table:table-cell>
          <table:table-cell office:value-type="float" office:value="5" calcext:value-type="float">
            <text:p>5</text:p>
          </table:table-cell>
          <table:table-cell office:value-type="float" office:value="0.130017" calcext:value-type="float">
            <text:p>0.130017</text:p>
          </table:table-cell>
          <table:table-cell office:value-type="float" office:value="47.903255" calcext:value-type="float">
            <text:p>47.903255</text:p>
          </table:table-cell>
          <table:table-cell office:value-type="float" office:value="25.693365" calcext:value-type="float">
            <text:p>25.693365</text:p>
          </table:table-cell>
          <table:table-cell table:number-columns-repeated="1019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5" calcext:value-type="float">
            <text:p>5</text:p>
          </table:table-cell>
          <table:table-cell office:value-type="float" office:value="0.129834" calcext:value-type="float">
            <text:p>0.129834</text:p>
          </table:table-cell>
          <table:table-cell office:value-type="float" office:value="47.907482" calcext:value-type="float">
            <text:p>47.907482</text:p>
          </table:table-cell>
          <table:table-cell office:value-type="float" office:value="25.543428" calcext:value-type="float">
            <text:p>25.543428</text:p>
          </table:table-cell>
          <table:table-cell table:number-columns-repeated="1019"/>
        </table:table-row>
        <table:table-row table:style-name="ro1">
          <table:table-cell office:value-type="float" office:value="21.33" calcext:value-type="float">
            <text:p>21.33</text:p>
          </table:table-cell>
          <table:table-cell office:value-type="float" office:value="5" calcext:value-type="float">
            <text:p>5</text:p>
          </table:table-cell>
          <table:table-cell office:value-type="float" office:value="0.129663" calcext:value-type="float">
            <text:p>0.129663</text:p>
          </table:table-cell>
          <table:table-cell office:value-type="float" office:value="47.911716" calcext:value-type="float">
            <text:p>47.911716</text:p>
          </table:table-cell>
          <table:table-cell office:value-type="float" office:value="25.393492" calcext:value-type="float">
            <text:p>25.393492</text:p>
          </table:table-cell>
          <table:table-cell table:number-columns-repeated="1019"/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5" calcext:value-type="float">
            <text:p>5</text:p>
          </table:table-cell>
          <table:table-cell office:value-type="float" office:value="0.129504" calcext:value-type="float">
            <text:p>0.129504</text:p>
          </table:table-cell>
          <table:table-cell office:value-type="float" office:value="47.911945" calcext:value-type="float">
            <text:p>47.911945</text:p>
          </table:table-cell>
          <table:table-cell office:value-type="float" office:value="25.243498" calcext:value-type="float">
            <text:p>25.243498</text:p>
          </table:table-cell>
          <table:table-cell table:number-columns-repeated="1019"/>
        </table:table-row>
        <table:table-row table:style-name="ro1">
          <table:table-cell office:value-type="float" office:value="21.39" calcext:value-type="float">
            <text:p>21.39</text:p>
          </table:table-cell>
          <table:table-cell office:value-type="float" office:value="5" calcext:value-type="float">
            <text:p>5</text:p>
          </table:table-cell>
          <table:table-cell office:value-type="float" office:value="0.129363" calcext:value-type="float">
            <text:p>0.129363</text:p>
          </table:table-cell>
          <table:table-cell office:value-type="float" office:value="47.912174" calcext:value-type="float">
            <text:p>47.912174</text:p>
          </table:table-cell>
          <table:table-cell office:value-type="float" office:value="25.093504" calcext:value-type="float">
            <text:p>25.093504</text:p>
          </table:table-cell>
          <table:table-cell table:number-columns-repeated="1019"/>
        </table:table-row>
        <table:table-row table:style-name="ro1">
          <table:table-cell office:value-type="float" office:value="21.42" calcext:value-type="float">
            <text:p>21.42</text:p>
          </table:table-cell>
          <table:table-cell office:value-type="float" office:value="5" calcext:value-type="float">
            <text:p>5</text:p>
          </table:table-cell>
          <table:table-cell office:value-type="float" office:value="0.129233" calcext:value-type="float">
            <text:p>0.129233</text:p>
          </table:table-cell>
          <table:table-cell office:value-type="float" office:value="47.912403" calcext:value-type="float">
            <text:p>47.912403</text:p>
          </table:table-cell>
          <table:table-cell office:value-type="float" office:value="24.94351" calcext:value-type="float">
            <text:p>24.94351</text:p>
          </table:table-cell>
          <table:table-cell table:number-columns-repeated="1019"/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5" calcext:value-type="float">
            <text:p>5</text:p>
          </table:table-cell>
          <table:table-cell office:value-type="float" office:value="0.129115" calcext:value-type="float">
            <text:p>0.129115</text:p>
          </table:table-cell>
          <table:table-cell office:value-type="float" office:value="47.912632" calcext:value-type="float">
            <text:p>47.912632</text:p>
          </table:table-cell>
          <table:table-cell office:value-type="float" office:value="24.793512" calcext:value-type="float">
            <text:p>24.793512</text:p>
          </table:table-cell>
          <table:table-cell table:number-columns-repeated="1019"/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5" calcext:value-type="float">
            <text:p>5</text:p>
          </table:table-cell>
          <table:table-cell office:value-type="float" office:value="0.129008" calcext:value-type="float">
            <text:p>0.129008</text:p>
          </table:table-cell>
          <table:table-cell office:value-type="float" office:value="47.912861" calcext:value-type="float">
            <text:p>47.912861</text:p>
          </table:table-cell>
          <table:table-cell office:value-type="float" office:value="24.643515" calcext:value-type="float">
            <text:p>24.643515</text:p>
          </table:table-cell>
          <table:table-cell table:number-columns-repeated="1019"/>
        </table:table-row>
        <table:table-row table:style-name="ro1">
          <table:table-cell office:value-type="float" office:value="21.51" calcext:value-type="float">
            <text:p>21.51</text:p>
          </table:table-cell>
          <table:table-cell office:value-type="float" office:value="5" calcext:value-type="float">
            <text:p>5</text:p>
          </table:table-cell>
          <table:table-cell office:value-type="float" office:value="0.128905" calcext:value-type="float">
            <text:p>0.128905</text:p>
          </table:table-cell>
          <table:table-cell office:value-type="float" office:value="47.909084" calcext:value-type="float">
            <text:p>47.909084</text:p>
          </table:table-cell>
          <table:table-cell office:value-type="float" office:value="24.49357" calcext:value-type="float">
            <text:p>24.49357</text:p>
          </table:table-cell>
          <table:table-cell table:number-columns-repeated="1019"/>
        </table:table-row>
        <table:table-row table:style-name="ro1">
          <table:table-cell office:value-type="float" office:value="21.54" calcext:value-type="float">
            <text:p>21.54</text:p>
          </table:table-cell>
          <table:table-cell office:value-type="float" office:value="5" calcext:value-type="float">
            <text:p>5</text:p>
          </table:table-cell>
          <table:table-cell office:value-type="float" office:value="0.128819" calcext:value-type="float">
            <text:p>0.128819</text:p>
          </table:table-cell>
          <table:table-cell office:value-type="float" office:value="47.905308" calcext:value-type="float">
            <text:p>47.905308</text:p>
          </table:table-cell>
          <table:table-cell office:value-type="float" office:value="24.343626" calcext:value-type="float">
            <text:p>24.343626</text:p>
          </table:table-cell>
          <table:table-cell table:number-columns-repeated="1019"/>
        </table:table-row>
        <table:table-row table:style-name="ro1">
          <table:table-cell office:value-type="float" office:value="21.57" calcext:value-type="float">
            <text:p>21.57</text:p>
          </table:table-cell>
          <table:table-cell office:value-type="float" office:value="5" calcext:value-type="float">
            <text:p>5</text:p>
          </table:table-cell>
          <table:table-cell office:value-type="float" office:value="0.128742" calcext:value-type="float">
            <text:p>0.128742</text:p>
          </table:table-cell>
          <table:table-cell office:value-type="float" office:value="47.901531" calcext:value-type="float">
            <text:p>47.901531</text:p>
          </table:table-cell>
          <table:table-cell office:value-type="float" office:value="24.193682" calcext:value-type="float">
            <text:p>24.193682</text:p>
          </table:table-cell>
          <table:table-cell table:number-columns-repeated="1019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5" calcext:value-type="float">
            <text:p>5</text:p>
          </table:table-cell>
          <table:table-cell office:value-type="float" office:value="0.128672" calcext:value-type="float">
            <text:p>0.128672</text:p>
          </table:table-cell>
          <table:table-cell office:value-type="float" office:value="47.897755" calcext:value-type="float">
            <text:p>47.897755</text:p>
          </table:table-cell>
          <table:table-cell office:value-type="float" office:value="24.043734" calcext:value-type="float">
            <text:p>24.043734</text:p>
          </table:table-cell>
          <table:table-cell table:number-columns-repeated="1019"/>
        </table:table-row>
        <table:table-row table:style-name="ro1">
          <table:table-cell office:value-type="float" office:value="21.63" calcext:value-type="float">
            <text:p>21.63</text:p>
          </table:table-cell>
          <table:table-cell office:value-type="float" office:value="5" calcext:value-type="float">
            <text:p>5</text:p>
          </table:table-cell>
          <table:table-cell office:value-type="float" office:value="0.128606" calcext:value-type="float">
            <text:p>0.128606</text:p>
          </table:table-cell>
          <table:table-cell office:value-type="float" office:value="47.893986" calcext:value-type="float">
            <text:p>47.893986</text:p>
          </table:table-cell>
          <table:table-cell office:value-type="float" office:value="23.893785" calcext:value-type="float">
            <text:p>23.893785</text:p>
          </table:table-cell>
          <table:table-cell table:number-columns-repeated="1019"/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5" calcext:value-type="float">
            <text:p>5</text:p>
          </table:table-cell>
          <table:table-cell office:value-type="float" office:value="0.128544" calcext:value-type="float">
            <text:p>0.128544</text:p>
          </table:table-cell>
          <table:table-cell office:value-type="float" office:value="47.886204" calcext:value-type="float">
            <text:p>47.886204</text:p>
          </table:table-cell>
          <table:table-cell office:value-type="float" office:value="23.743998" calcext:value-type="float">
            <text:p>23.743998</text:p>
          </table:table-cell>
          <table:table-cell table:number-columns-repeated="1019"/>
        </table:table-row>
        <table:table-row table:style-name="ro1">
          <table:table-cell office:value-type="float" office:value="21.69" calcext:value-type="float">
            <text:p>21.69</text:p>
          </table:table-cell>
          <table:table-cell office:value-type="float" office:value="5" calcext:value-type="float">
            <text:p>5</text:p>
          </table:table-cell>
          <table:table-cell office:value-type="float" office:value="0.128529" calcext:value-type="float">
            <text:p>0.128529</text:p>
          </table:table-cell>
          <table:table-cell office:value-type="float" office:value="47.878422" calcext:value-type="float">
            <text:p>47.878422</text:p>
          </table:table-cell>
          <table:table-cell office:value-type="float" office:value="23.59421" calcext:value-type="float">
            <text:p>23.59421</text:p>
          </table:table-cell>
          <table:table-cell table:number-columns-repeated="1019"/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5" calcext:value-type="float">
            <text:p>5</text:p>
          </table:table-cell>
          <table:table-cell office:value-type="float" office:value="0.128514" calcext:value-type="float">
            <text:p>0.128514</text:p>
          </table:table-cell>
          <table:table-cell office:value-type="float" office:value="47.87064" calcext:value-type="float">
            <text:p>47.87064</text:p>
          </table:table-cell>
          <table:table-cell office:value-type="float" office:value="23.444422" calcext:value-type="float">
            <text:p>23.444422</text:p>
          </table:table-cell>
          <table:table-cell table:number-columns-repeated="1019"/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5" calcext:value-type="float">
            <text:p>5</text:p>
          </table:table-cell>
          <table:table-cell office:value-type="float" office:value="0.128504" calcext:value-type="float">
            <text:p>0.128504</text:p>
          </table:table-cell>
          <table:table-cell office:value-type="float" office:value="47.862858" calcext:value-type="float">
            <text:p>47.862858</text:p>
          </table:table-cell>
          <table:table-cell office:value-type="float" office:value="23.29463" calcext:value-type="float">
            <text:p>23.29463</text:p>
          </table:table-cell>
          <table:table-cell table:number-columns-repeated="1019"/>
        </table:table-row>
        <table:table-row table:style-name="ro1">
          <table:table-cell office:value-type="float" office:value="21.78" calcext:value-type="float">
            <text:p>21.78</text:p>
          </table:table-cell>
          <table:table-cell office:value-type="float" office:value="5" calcext:value-type="float">
            <text:p>5</text:p>
          </table:table-cell>
          <table:table-cell office:value-type="float" office:value="0.128492" calcext:value-type="float">
            <text:p>0.128492</text:p>
          </table:table-cell>
          <table:table-cell office:value-type="float" office:value="47.855083" calcext:value-type="float">
            <text:p>47.855083</text:p>
          </table:table-cell>
          <table:table-cell office:value-type="float" office:value="23.144838" calcext:value-type="float">
            <text:p>23.144838</text:p>
          </table:table-cell>
          <table:table-cell table:number-columns-repeated="1019"/>
        </table:table-row>
        <table:table-row table:style-name="ro1">
          <table:table-cell office:value-type="float" office:value="21.81" calcext:value-type="float">
            <text:p>21.81</text:p>
          </table:table-cell>
          <table:table-cell office:value-type="float" office:value="5" calcext:value-type="float">
            <text:p>5</text:p>
          </table:table-cell>
          <table:table-cell office:value-type="float" office:value="0.128479" calcext:value-type="float">
            <text:p>0.128479</text:p>
          </table:table-cell>
          <table:table-cell office:value-type="float" office:value="47.843288" calcext:value-type="float">
            <text:p>47.843288</text:p>
          </table:table-cell>
          <table:table-cell office:value-type="float" office:value="22.99531" calcext:value-type="float">
            <text:p>22.99531</text:p>
          </table:table-cell>
          <table:table-cell table:number-columns-repeated="1019"/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5" calcext:value-type="float">
            <text:p>5</text:p>
          </table:table-cell>
          <table:table-cell office:value-type="float" office:value="0.128532" calcext:value-type="float">
            <text:p>0.128532</text:p>
          </table:table-cell>
          <table:table-cell office:value-type="float" office:value="47.831493" calcext:value-type="float">
            <text:p>47.831493</text:p>
          </table:table-cell>
          <table:table-cell office:value-type="float" office:value="22.845781" calcext:value-type="float">
            <text:p>22.845781</text:p>
          </table:table-cell>
          <table:table-cell table:number-columns-repeated="1019"/>
        </table:table-row>
        <table:table-row table:style-name="ro1">
          <table:table-cell office:value-type="float" office:value="21.87" calcext:value-type="float">
            <text:p>21.87</text:p>
          </table:table-cell>
          <table:table-cell office:value-type="float" office:value="5" calcext:value-type="float">
            <text:p>5</text:p>
          </table:table-cell>
          <table:table-cell office:value-type="float" office:value="0.12858" calcext:value-type="float">
            <text:p>0.12858</text:p>
          </table:table-cell>
          <table:table-cell office:value-type="float" office:value="47.819698" calcext:value-type="float">
            <text:p>47.819698</text:p>
          </table:table-cell>
          <table:table-cell office:value-type="float" office:value="22.696253" calcext:value-type="float">
            <text:p>22.696253</text:p>
          </table:table-cell>
          <table:table-cell table:number-columns-repeated="1019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5" calcext:value-type="float">
            <text:p>5</text:p>
          </table:table-cell>
          <table:table-cell office:value-type="float" office:value="0.128621" calcext:value-type="float">
            <text:p>0.128621</text:p>
          </table:table-cell>
          <table:table-cell office:value-type="float" office:value="47.807903" calcext:value-type="float">
            <text:p>47.807903</text:p>
          </table:table-cell>
          <table:table-cell office:value-type="float" office:value="22.546724" calcext:value-type="float">
            <text:p>22.546724</text:p>
          </table:table-cell>
          <table:table-cell table:number-columns-repeated="1019"/>
        </table:table-row>
        <table:table-row table:style-name="ro1">
          <table:table-cell office:value-type="float" office:value="21.93" calcext:value-type="float">
            <text:p>21.93</text:p>
          </table:table-cell>
          <table:table-cell office:value-type="float" office:value="5" calcext:value-type="float">
            <text:p>5</text:p>
          </table:table-cell>
          <table:table-cell office:value-type="float" office:value="0.12866" calcext:value-type="float">
            <text:p>0.12866</text:p>
          </table:table-cell>
          <table:table-cell office:value-type="float" office:value="47.796108" calcext:value-type="float">
            <text:p>47.796108</text:p>
          </table:table-cell>
          <table:table-cell office:value-type="float" office:value="22.397192" calcext:value-type="float">
            <text:p>22.397192</text:p>
          </table:table-cell>
          <table:table-cell table:number-columns-repeated="1019"/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5" calcext:value-type="float">
            <text:p>5</text:p>
          </table:table-cell>
          <table:table-cell office:value-type="float" office:value="0.1287" calcext:value-type="float">
            <text:p>0.1287</text:p>
          </table:table-cell>
          <table:table-cell office:value-type="float" office:value="47.780277" calcext:value-type="float">
            <text:p>47.780277</text:p>
          </table:table-cell>
          <table:table-cell office:value-type="float" office:value="22.248041" calcext:value-type="float">
            <text:p>22.248041</text:p>
          </table:table-cell>
          <table:table-cell table:number-columns-repeated="1019"/>
        </table:table-row>
        <table:table-row table:style-name="ro1">
          <table:table-cell office:value-type="float" office:value="21.99" calcext:value-type="float">
            <text:p>21.99</text:p>
          </table:table-cell>
          <table:table-cell office:value-type="float" office:value="5" calcext:value-type="float">
            <text:p>5</text:p>
          </table:table-cell>
          <table:table-cell office:value-type="float" office:value="0.128821" calcext:value-type="float">
            <text:p>0.128821</text:p>
          </table:table-cell>
          <table:table-cell office:value-type="float" office:value="47.764454" calcext:value-type="float">
            <text:p>47.764454</text:p>
          </table:table-cell>
          <table:table-cell office:value-type="float" office:value="22.098886" calcext:value-type="float">
            <text:p>22.098886</text:p>
          </table:table-cell>
          <table:table-cell table:number-columns-repeated="1019"/>
        </table:table-row>
        <table:table-row table:style-name="ro1">
          <table:table-cell office:value-type="float" office:value="22.02" calcext:value-type="float">
            <text:p>22.02</text:p>
          </table:table-cell>
          <table:table-cell office:value-type="float" office:value="5" calcext:value-type="float">
            <text:p>5</text:p>
          </table:table-cell>
          <table:table-cell office:value-type="float" office:value="0.128935" calcext:value-type="float">
            <text:p>0.128935</text:p>
          </table:table-cell>
          <table:table-cell office:value-type="float" office:value="47.748623" calcext:value-type="float">
            <text:p>47.748623</text:p>
          </table:table-cell>
          <table:table-cell office:value-type="float" office:value="21.949732" calcext:value-type="float">
            <text:p>21.949732</text:p>
          </table:table-cell>
          <table:table-cell table:number-columns-repeated="1019"/>
        </table:table-row>
        <table:table-row table:style-name="ro1">
          <table:table-cell office:value-type="float" office:value="22.05" calcext:value-type="float">
            <text:p>22.05</text:p>
          </table:table-cell>
          <table:table-cell office:value-type="float" office:value="5" calcext:value-type="float">
            <text:p>5</text:p>
          </table:table-cell>
          <table:table-cell office:value-type="float" office:value="0.129038" calcext:value-type="float">
            <text:p>0.129038</text:p>
          </table:table-cell>
          <table:table-cell office:value-type="float" office:value="47.732792" calcext:value-type="float">
            <text:p>47.732792</text:p>
          </table:table-cell>
          <table:table-cell office:value-type="float" office:value="21.800577" calcext:value-type="float">
            <text:p>21.800577</text:p>
          </table:table-cell>
          <table:table-cell table:number-columns-repeated="1019"/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5" calcext:value-type="float">
            <text:p>5</text:p>
          </table:table-cell>
          <table:table-cell office:value-type="float" office:value="0.129131" calcext:value-type="float">
            <text:p>0.129131</text:p>
          </table:table-cell>
          <table:table-cell office:value-type="float" office:value="47.716969" calcext:value-type="float">
            <text:p>47.716969</text:p>
          </table:table-cell>
          <table:table-cell office:value-type="float" office:value="21.651419" calcext:value-type="float">
            <text:p>21.651419</text:p>
          </table:table-cell>
          <table:table-cell table:number-columns-repeated="1019"/>
        </table:table-row>
        <table:table-row table:style-name="ro1">
          <table:table-cell office:value-type="float" office:value="22.11" calcext:value-type="float">
            <text:p>22.11</text:p>
          </table:table-cell>
          <table:table-cell office:value-type="float" office:value="5" calcext:value-type="float">
            <text:p>5</text:p>
          </table:table-cell>
          <table:table-cell office:value-type="float" office:value="0.12922" calcext:value-type="float">
            <text:p>0.12922</text:p>
          </table:table-cell>
          <table:table-cell office:value-type="float" office:value="47.697086" calcext:value-type="float">
            <text:p>47.697086</text:p>
          </table:table-cell>
          <table:table-cell office:value-type="float" office:value="21.502752" calcext:value-type="float">
            <text:p>21.502752</text:p>
          </table:table-cell>
          <table:table-cell table:number-columns-repeated="1019"/>
        </table:table-row>
        <table:table-row table:style-name="ro1">
          <table:table-cell office:value-type="float" office:value="22.14" calcext:value-type="float">
            <text:p>22.14</text:p>
          </table:table-cell>
          <table:table-cell office:value-type="float" office:value="5" calcext:value-type="float">
            <text:p>5</text:p>
          </table:table-cell>
          <table:table-cell office:value-type="float" office:value="0.129401" calcext:value-type="float">
            <text:p>0.129401</text:p>
          </table:table-cell>
          <table:table-cell office:value-type="float" office:value="47.677204" calcext:value-type="float">
            <text:p>47.677204</text:p>
          </table:table-cell>
          <table:table-cell office:value-type="float" office:value="21.354082" calcext:value-type="float">
            <text:p>21.354082</text:p>
          </table:table-cell>
          <table:table-cell table:number-columns-repeated="1019"/>
        </table:table-row>
        <table:table-row table:style-name="ro1">
          <table:table-cell office:value-type="float" office:value="22.17" calcext:value-type="float">
            <text:p>22.17</text:p>
          </table:table-cell>
          <table:table-cell office:value-type="float" office:value="5" calcext:value-type="float">
            <text:p>5</text:p>
          </table:table-cell>
          <table:table-cell office:value-type="float" office:value="0.12957" calcext:value-type="float">
            <text:p>0.12957</text:p>
          </table:table-cell>
          <table:table-cell office:value-type="float" office:value="47.657322" calcext:value-type="float">
            <text:p>47.657322</text:p>
          </table:table-cell>
          <table:table-cell office:value-type="float" office:value="21.205412" calcext:value-type="float">
            <text:p>21.205412</text:p>
          </table:table-cell>
          <table:table-cell table:number-columns-repeated="1019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5" calcext:value-type="float">
            <text:p>5</text:p>
          </table:table-cell>
          <table:table-cell office:value-type="float" office:value="0.129725" calcext:value-type="float">
            <text:p>0.129725</text:p>
          </table:table-cell>
          <table:table-cell office:value-type="float" office:value="47.63744" calcext:value-type="float">
            <text:p>47.63744</text:p>
          </table:table-cell>
          <table:table-cell office:value-type="float" office:value="21.056742" calcext:value-type="float">
            <text:p>21.056742</text:p>
          </table:table-cell>
          <table:table-cell table:number-columns-repeated="1019"/>
        </table:table-row>
        <table:table-row table:style-name="ro1">
          <table:table-cell office:value-type="float" office:value="22.23" calcext:value-type="float">
            <text:p>22.23</text:p>
          </table:table-cell>
          <table:table-cell office:value-type="float" office:value="5" calcext:value-type="float">
            <text:p>5</text:p>
          </table:table-cell>
          <table:table-cell office:value-type="float" office:value="0.129869" calcext:value-type="float">
            <text:p>0.129869</text:p>
          </table:table-cell>
          <table:table-cell office:value-type="float" office:value="47.617558" calcext:value-type="float">
            <text:p>47.617558</text:p>
          </table:table-cell>
          <table:table-cell office:value-type="float" office:value="20.908072" calcext:value-type="float">
            <text:p>20.908072</text:p>
          </table:table-cell>
          <table:table-cell table:number-columns-repeated="1019"/>
        </table:table-row>
        <table:table-row table:style-name="ro1">
          <table:table-cell office:value-type="float" office:value="22.26" calcext:value-type="float">
            <text:p>22.26</text:p>
          </table:table-cell>
          <table:table-cell office:value-type="float" office:value="5" calcext:value-type="float">
            <text:p>5</text:p>
          </table:table-cell>
          <table:table-cell office:value-type="float" office:value="0.130003" calcext:value-type="float">
            <text:p>0.130003</text:p>
          </table:table-cell>
          <table:table-cell office:value-type="float" office:value="47.593601" calcext:value-type="float">
            <text:p>47.593601</text:p>
          </table:table-cell>
          <table:table-cell office:value-type="float" office:value="20.760008" calcext:value-type="float">
            <text:p>20.760008</text:p>
          </table:table-cell>
          <table:table-cell table:number-columns-repeated="1019"/>
        </table:table-row>
        <table:table-row table:style-name="ro1">
          <table:table-cell office:value-type="float" office:value="22.29" calcext:value-type="float">
            <text:p>22.29</text:p>
          </table:table-cell>
          <table:table-cell office:value-type="float" office:value="5" calcext:value-type="float">
            <text:p>5</text:p>
          </table:table-cell>
          <table:table-cell office:value-type="float" office:value="0.130249" calcext:value-type="float">
            <text:p>0.130249</text:p>
          </table:table-cell>
          <table:table-cell office:value-type="float" office:value="47.569645" calcext:value-type="float">
            <text:p>47.569645</text:p>
          </table:table-cell>
          <table:table-cell office:value-type="float" office:value="20.611944" calcext:value-type="float">
            <text:p>20.611944</text:p>
          </table:table-cell>
          <table:table-cell table:number-columns-repeated="1019"/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5" calcext:value-type="float">
            <text:p>5</text:p>
          </table:table-cell>
          <table:table-cell office:value-type="float" office:value="0.130476" calcext:value-type="float">
            <text:p>0.130476</text:p>
          </table:table-cell>
          <table:table-cell office:value-type="float" office:value="47.545681" calcext:value-type="float">
            <text:p>47.545681</text:p>
          </table:table-cell>
          <table:table-cell office:value-type="float" office:value="20.463877" calcext:value-type="float">
            <text:p>20.463877</text:p>
          </table:table-cell>
          <table:table-cell table:number-columns-repeated="1019"/>
        </table:table-row>
        <table:table-row table:style-name="ro1">
          <table:table-cell office:value-type="float" office:value="22.35" calcext:value-type="float">
            <text:p>22.35</text:p>
          </table:table-cell>
          <table:table-cell office:value-type="float" office:value="5" calcext:value-type="float">
            <text:p>5</text:p>
          </table:table-cell>
          <table:table-cell office:value-type="float" office:value="0.130688" calcext:value-type="float">
            <text:p>0.130688</text:p>
          </table:table-cell>
          <table:table-cell office:value-type="float" office:value="47.521725" calcext:value-type="float">
            <text:p>47.521725</text:p>
          </table:table-cell>
          <table:table-cell office:value-type="float" office:value="20.315809" calcext:value-type="float">
            <text:p>20.315809</text:p>
          </table:table-cell>
          <table:table-cell table:number-columns-repeated="1019"/>
        </table:table-row>
        <table:table-row table:style-name="ro1">
          <table:table-cell office:value-type="float" office:value="22.38" calcext:value-type="float">
            <text:p>22.38</text:p>
          </table:table-cell>
          <table:table-cell office:value-type="float" office:value="5" calcext:value-type="float">
            <text:p>5</text:p>
          </table:table-cell>
          <table:table-cell office:value-type="float" office:value="0.130878" calcext:value-type="float">
            <text:p>0.130878</text:p>
          </table:table-cell>
          <table:table-cell office:value-type="float" office:value="47.497761" calcext:value-type="float">
            <text:p>47.497761</text:p>
          </table:table-cell>
          <table:table-cell office:value-type="float" office:value="20.167742" calcext:value-type="float">
            <text:p>20.167742</text:p>
          </table:table-cell>
          <table:table-cell table:number-columns-repeated="1019"/>
        </table:table-row>
        <table:table-row table:style-name="ro1">
          <table:table-cell office:value-type="float" office:value="22.41" calcext:value-type="float">
            <text:p>22.41</text:p>
          </table:table-cell>
          <table:table-cell office:value-type="float" office:value="5" calcext:value-type="float">
            <text:p>5</text:p>
          </table:table-cell>
          <table:table-cell office:value-type="float" office:value="0.131057" calcext:value-type="float">
            <text:p>0.131057</text:p>
          </table:table-cell>
          <table:table-cell office:value-type="float" office:value="47.469692" calcext:value-type="float">
            <text:p>47.469692</text:p>
          </table:table-cell>
          <table:table-cell office:value-type="float" office:value="20.020403" calcext:value-type="float">
            <text:p>20.020403</text:p>
          </table:table-cell>
          <table:table-cell table:number-columns-repeated="1019"/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5" calcext:value-type="float">
            <text:p>5</text:p>
          </table:table-cell>
          <table:table-cell office:value-type="float" office:value="0.13138" calcext:value-type="float">
            <text:p>0.13138</text:p>
          </table:table-cell>
          <table:table-cell office:value-type="float" office:value="47.441624" calcext:value-type="float">
            <text:p>47.441624</text:p>
          </table:table-cell>
          <table:table-cell office:value-type="float" office:value="19.87306" calcext:value-type="float">
            <text:p>19.87306</text:p>
          </table:table-cell>
          <table:table-cell table:number-columns-repeated="1019"/>
        </table:table-row>
        <table:table-row table:style-name="ro1">
          <table:table-cell office:value-type="float" office:value="22.47" calcext:value-type="float">
            <text:p>22.47</text:p>
          </table:table-cell>
          <table:table-cell office:value-type="float" office:value="5" calcext:value-type="float">
            <text:p>5</text:p>
          </table:table-cell>
          <table:table-cell office:value-type="float" office:value="0.131679" calcext:value-type="float">
            <text:p>0.131679</text:p>
          </table:table-cell>
          <table:table-cell office:value-type="float" office:value="47.413555" calcext:value-type="float">
            <text:p>47.413555</text:p>
          </table:table-cell>
          <table:table-cell office:value-type="float" office:value="19.725718" calcext:value-type="float">
            <text:p>19.725718</text:p>
          </table:table-cell>
          <table:table-cell table:number-columns-repeated="1019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5" calcext:value-type="float">
            <text:p>5</text:p>
          </table:table-cell>
          <table:table-cell office:value-type="float" office:value="0.131951" calcext:value-type="float">
            <text:p>0.131951</text:p>
          </table:table-cell>
          <table:table-cell office:value-type="float" office:value="47.385487" calcext:value-type="float">
            <text:p>47.385487</text:p>
          </table:table-cell>
          <table:table-cell office:value-type="float" office:value="19.578375" calcext:value-type="float">
            <text:p>19.578375</text:p>
          </table:table-cell>
          <table:table-cell table:number-columns-repeated="1019"/>
        </table:table-row>
        <table:table-row table:style-name="ro1">
          <table:table-cell office:value-type="float" office:value="22.53" calcext:value-type="float">
            <text:p>22.53</text:p>
          </table:table-cell>
          <table:table-cell office:value-type="float" office:value="5" calcext:value-type="float">
            <text:p>5</text:p>
          </table:table-cell>
          <table:table-cell office:value-type="float" office:value="0.132201" calcext:value-type="float">
            <text:p>0.132201</text:p>
          </table:table-cell>
          <table:table-cell office:value-type="float" office:value="47.357418" calcext:value-type="float">
            <text:p>47.357418</text:p>
          </table:table-cell>
          <table:table-cell office:value-type="float" office:value="19.431028" calcext:value-type="float">
            <text:p>19.431028</text:p>
          </table:table-cell>
          <table:table-cell table:number-columns-repeated="1019"/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5" calcext:value-type="float">
            <text:p>5</text:p>
          </table:table-cell>
          <table:table-cell office:value-type="float" office:value="0.132432" calcext:value-type="float">
            <text:p>0.132432</text:p>
          </table:table-cell>
          <table:table-cell office:value-type="float" office:value="47.325199" calcext:value-type="float">
            <text:p>47.325199</text:p>
          </table:table-cell>
          <table:table-cell office:value-type="float" office:value="19.28454" calcext:value-type="float">
            <text:p>19.28454</text:p>
          </table:table-cell>
          <table:table-cell table:number-columns-repeated="1019"/>
        </table:table-row>
        <table:table-row table:style-name="ro1">
          <table:table-cell office:value-type="float" office:value="22.59" calcext:value-type="float">
            <text:p>22.59</text:p>
          </table:table-cell>
          <table:table-cell office:value-type="float" office:value="5" calcext:value-type="float">
            <text:p>5</text:p>
          </table:table-cell>
          <table:table-cell office:value-type="float" office:value="0.132818" calcext:value-type="float">
            <text:p>0.132818</text:p>
          </table:table-cell>
          <table:table-cell office:value-type="float" office:value="47.29298" calcext:value-type="float">
            <text:p>47.29298</text:p>
          </table:table-cell>
          <table:table-cell office:value-type="float" office:value="19.138048" calcext:value-type="float">
            <text:p>19.138048</text:p>
          </table:table-cell>
          <table:table-cell table:number-columns-repeated="1019"/>
        </table:table-row>
        <table:table-row table:style-name="ro1">
          <table:table-cell office:value-type="float" office:value="22.62" calcext:value-type="float">
            <text:p>22.62</text:p>
          </table:table-cell>
          <table:table-cell office:value-type="float" office:value="5" calcext:value-type="float">
            <text:p>5</text:p>
          </table:table-cell>
          <table:table-cell office:value-type="float" office:value="0.133172" calcext:value-type="float">
            <text:p>0.133172</text:p>
          </table:table-cell>
          <table:table-cell office:value-type="float" office:value="47.260761" calcext:value-type="float">
            <text:p>47.260761</text:p>
          </table:table-cell>
          <table:table-cell office:value-type="float" office:value="18.991556" calcext:value-type="float">
            <text:p>18.991556</text:p>
          </table:table-cell>
          <table:table-cell table:number-columns-repeated="1019"/>
        </table:table-row>
        <table:table-row table:style-name="ro1">
          <table:table-cell office:value-type="float" office:value="22.65" calcext:value-type="float">
            <text:p>22.65</text:p>
          </table:table-cell>
          <table:table-cell office:value-type="float" office:value="5" calcext:value-type="float">
            <text:p>5</text:p>
          </table:table-cell>
          <table:table-cell office:value-type="float" office:value="0.133498" calcext:value-type="float">
            <text:p>0.133498</text:p>
          </table:table-cell>
          <table:table-cell office:value-type="float" office:value="47.228542" calcext:value-type="float">
            <text:p>47.228542</text:p>
          </table:table-cell>
          <table:table-cell office:value-type="float" office:value="18.845064" calcext:value-type="float">
            <text:p>18.845064</text:p>
          </table:table-cell>
          <table:table-cell table:number-columns-repeated="1019"/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5" calcext:value-type="float">
            <text:p>5</text:p>
          </table:table-cell>
          <table:table-cell office:value-type="float" office:value="0.1338" calcext:value-type="float">
            <text:p>0.1338</text:p>
          </table:table-cell>
          <table:table-cell office:value-type="float" office:value="47.196323" calcext:value-type="float">
            <text:p>47.196323</text:p>
          </table:table-cell>
          <table:table-cell office:value-type="float" office:value="18.698568" calcext:value-type="float">
            <text:p>18.698568</text:p>
          </table:table-cell>
          <table:table-cell table:number-columns-repeated="1019"/>
        </table:table-row>
        <table:table-row table:style-name="ro1">
          <table:table-cell office:value-type="float" office:value="22.71" calcext:value-type="float">
            <text:p>22.71</text:p>
          </table:table-cell>
          <table:table-cell office:value-type="float" office:value="5" calcext:value-type="float">
            <text:p>5</text:p>
          </table:table-cell>
          <table:table-cell office:value-type="float" office:value="0.134077" calcext:value-type="float">
            <text:p>0.134077</text:p>
          </table:table-cell>
          <table:table-cell office:value-type="float" office:value="47.159924" calcext:value-type="float">
            <text:p>47.159924</text:p>
          </table:table-cell>
          <table:table-cell office:value-type="float" office:value="18.553064" calcext:value-type="float">
            <text:p>18.553064</text:p>
          </table:table-cell>
          <table:table-cell table:number-columns-repeated="1019"/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5" calcext:value-type="float">
            <text:p>5</text:p>
          </table:table-cell>
          <table:table-cell office:value-type="float" office:value="0.134528" calcext:value-type="float">
            <text:p>0.134528</text:p>
          </table:table-cell>
          <table:table-cell office:value-type="float" office:value="47.123524" calcext:value-type="float">
            <text:p>47.123524</text:p>
          </table:table-cell>
          <table:table-cell office:value-type="float" office:value="18.407557" calcext:value-type="float">
            <text:p>18.407557</text:p>
          </table:table-cell>
          <table:table-cell table:number-columns-repeated="1019"/>
        </table:table-row>
        <table:table-row table:style-name="ro1">
          <table:table-cell office:value-type="float" office:value="22.77" calcext:value-type="float">
            <text:p>22.77</text:p>
          </table:table-cell>
          <table:table-cell office:value-type="float" office:value="5" calcext:value-type="float">
            <text:p>5</text:p>
          </table:table-cell>
          <table:table-cell office:value-type="float" office:value="0.134945" calcext:value-type="float">
            <text:p>0.134945</text:p>
          </table:table-cell>
          <table:table-cell office:value-type="float" office:value="47.087116" calcext:value-type="float">
            <text:p>47.087116</text:p>
          </table:table-cell>
          <table:table-cell office:value-type="float" office:value="18.262049" calcext:value-type="float">
            <text:p>18.262049</text:p>
          </table:table-cell>
          <table:table-cell table:number-columns-repeated="1019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5" calcext:value-type="float">
            <text:p>5</text:p>
          </table:table-cell>
          <table:table-cell office:value-type="float" office:value="0.135328" calcext:value-type="float">
            <text:p>0.135328</text:p>
          </table:table-cell>
          <table:table-cell office:value-type="float" office:value="47.050716" calcext:value-type="float">
            <text:p>47.050716</text:p>
          </table:table-cell>
          <table:table-cell office:value-type="float" office:value="18.116541" calcext:value-type="float">
            <text:p>18.116541</text:p>
          </table:table-cell>
          <table:table-cell table:number-columns-repeated="1019"/>
        </table:table-row>
        <table:table-row table:style-name="ro1">
          <table:table-cell office:value-type="float" office:value="22.83" calcext:value-type="float">
            <text:p>22.83</text:p>
          </table:table-cell>
          <table:table-cell office:value-type="float" office:value="5" calcext:value-type="float">
            <text:p>5</text:p>
          </table:table-cell>
          <table:table-cell office:value-type="float" office:value="0.135678" calcext:value-type="float">
            <text:p>0.135678</text:p>
          </table:table-cell>
          <table:table-cell office:value-type="float" office:value="47.014309" calcext:value-type="float">
            <text:p>47.014309</text:p>
          </table:table-cell>
          <table:table-cell office:value-type="float" office:value="17.971029" calcext:value-type="float">
            <text:p>17.971029</text:p>
          </table:table-cell>
          <table:table-cell table:number-columns-repeated="1019"/>
        </table:table-row>
        <table:table-row table:style-name="ro1">
          <table:table-cell office:value-type="float" office:value="22.86" calcext:value-type="float">
            <text:p>22.86</text:p>
          </table:table-cell>
          <table:table-cell office:value-type="float" office:value="5" calcext:value-type="float">
            <text:p>5</text:p>
          </table:table-cell>
          <table:table-cell office:value-type="float" office:value="0.136003" calcext:value-type="float">
            <text:p>0.136003</text:p>
          </table:table-cell>
          <table:table-cell office:value-type="float" office:value="46.973675" calcext:value-type="float">
            <text:p>46.973675</text:p>
          </table:table-cell>
          <table:table-cell office:value-type="float" office:value="17.826647" calcext:value-type="float">
            <text:p>17.826647</text:p>
          </table:table-cell>
          <table:table-cell table:number-columns-repeated="1019"/>
        </table:table-row>
        <table:table-row table:style-name="ro1">
          <table:table-cell office:value-type="float" office:value="22.89" calcext:value-type="float">
            <text:p>22.89</text:p>
          </table:table-cell>
          <table:table-cell office:value-type="float" office:value="5" calcext:value-type="float">
            <text:p>5</text:p>
          </table:table-cell>
          <table:table-cell office:value-type="float" office:value="0.13653" calcext:value-type="float">
            <text:p>0.13653</text:p>
          </table:table-cell>
          <table:table-cell office:value-type="float" office:value="46.933041" calcext:value-type="float">
            <text:p>46.933041</text:p>
          </table:table-cell>
          <table:table-cell office:value-type="float" office:value="17.682264" calcext:value-type="float">
            <text:p>17.682264</text:p>
          </table:table-cell>
          <table:table-cell table:number-columns-repeated="1019"/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5" calcext:value-type="float">
            <text:p>5</text:p>
          </table:table-cell>
          <table:table-cell office:value-type="float" office:value="0.137012" calcext:value-type="float">
            <text:p>0.137012</text:p>
          </table:table-cell>
          <table:table-cell office:value-type="float" office:value="46.892406" calcext:value-type="float">
            <text:p>46.892406</text:p>
          </table:table-cell>
          <table:table-cell office:value-type="float" office:value="17.537878" calcext:value-type="float">
            <text:p>17.537878</text:p>
          </table:table-cell>
          <table:table-cell table:number-columns-repeated="1019"/>
        </table:table-row>
        <table:table-row table:style-name="ro1">
          <table:table-cell office:value-type="float" office:value="22.95" calcext:value-type="float">
            <text:p>22.95</text:p>
          </table:table-cell>
          <table:table-cell office:value-type="float" office:value="5" calcext:value-type="float">
            <text:p>5</text:p>
          </table:table-cell>
          <table:table-cell office:value-type="float" office:value="0.137458" calcext:value-type="float">
            <text:p>0.137458</text:p>
          </table:table-cell>
          <table:table-cell office:value-type="float" office:value="46.851772" calcext:value-type="float">
            <text:p>46.851772</text:p>
          </table:table-cell>
          <table:table-cell office:value-type="float" office:value="17.393492" calcext:value-type="float">
            <text:p>17.393492</text:p>
          </table:table-cell>
          <table:table-cell table:number-columns-repeated="1019"/>
        </table:table-row>
        <table:table-row table:style-name="ro1">
          <table:table-cell office:value-type="float" office:value="22.98" calcext:value-type="float">
            <text:p>22.98</text:p>
          </table:table-cell>
          <table:table-cell office:value-type="float" office:value="5" calcext:value-type="float">
            <text:p>5</text:p>
          </table:table-cell>
          <table:table-cell office:value-type="float" office:value="0.137871" calcext:value-type="float">
            <text:p>0.137871</text:p>
          </table:table-cell>
          <table:table-cell office:value-type="float" office:value="46.811138" calcext:value-type="float">
            <text:p>46.811138</text:p>
          </table:table-cell>
          <table:table-cell office:value-type="float" office:value="17.249105" calcext:value-type="float">
            <text:p>17.249105</text:p>
          </table:table-cell>
          <table:table-cell table:number-columns-repeated="1019"/>
        </table:table-row>
        <table:table-row table:style-name="ro1">
          <table:table-cell office:value-type="float" office:value="23.01" calcext:value-type="float">
            <text:p>23.01</text:p>
          </table:table-cell>
          <table:table-cell office:value-type="float" office:value="5" calcext:value-type="float">
            <text:p>5</text:p>
          </table:table-cell>
          <table:table-cell office:value-type="float" office:value="0.138248" calcext:value-type="float">
            <text:p>0.138248</text:p>
          </table:table-cell>
          <table:table-cell office:value-type="float" office:value="46.766224" calcext:value-type="float">
            <text:p>46.766224</text:p>
          </table:table-cell>
          <table:table-cell office:value-type="float" office:value="17.105997" calcext:value-type="float">
            <text:p>17.105997</text:p>
          </table:table-cell>
          <table:table-cell table:number-columns-repeated="1019"/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5" calcext:value-type="float">
            <text:p>5</text:p>
          </table:table-cell>
          <table:table-cell office:value-type="float" office:value="0.138836" calcext:value-type="float">
            <text:p>0.138836</text:p>
          </table:table-cell>
          <table:table-cell office:value-type="float" office:value="46.72131" calcext:value-type="float">
            <text:p>46.72131</text:p>
          </table:table-cell>
          <table:table-cell office:value-type="float" office:value="16.962885" calcext:value-type="float">
            <text:p>16.962885</text:p>
          </table:table-cell>
          <table:table-cell table:number-columns-repeated="1019"/>
        </table:table-row>
        <table:table-row table:style-name="ro1">
          <table:table-cell office:value-type="float" office:value="23.07" calcext:value-type="float">
            <text:p>23.07</text:p>
          </table:table-cell>
          <table:table-cell office:value-type="float" office:value="5" calcext:value-type="float">
            <text:p>5</text:p>
          </table:table-cell>
          <table:table-cell office:value-type="float" office:value="0.139377" calcext:value-type="float">
            <text:p>0.139377</text:p>
          </table:table-cell>
          <table:table-cell office:value-type="float" office:value="46.676388" calcext:value-type="float">
            <text:p>46.676388</text:p>
          </table:table-cell>
          <table:table-cell office:value-type="float" office:value="16.819773" calcext:value-type="float">
            <text:p>16.819773</text:p>
          </table:table-cell>
          <table:table-cell table:number-columns-repeated="1019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5" calcext:value-type="float">
            <text:p>5</text:p>
          </table:table-cell>
          <table:table-cell office:value-type="float" office:value="0.139875" calcext:value-type="float">
            <text:p>0.139875</text:p>
          </table:table-cell>
          <table:table-cell office:value-type="float" office:value="46.631474" calcext:value-type="float">
            <text:p>46.631474</text:p>
          </table:table-cell>
          <table:table-cell office:value-type="float" office:value="16.676661" calcext:value-type="float">
            <text:p>16.676661</text:p>
          </table:table-cell>
          <table:table-cell table:number-columns-repeated="1019"/>
        </table:table-row>
        <table:table-row table:style-name="ro1">
          <table:table-cell office:value-type="float" office:value="23.13" calcext:value-type="float">
            <text:p>23.13</text:p>
          </table:table-cell>
          <table:table-cell office:value-type="float" office:value="5" calcext:value-type="float">
            <text:p>5</text:p>
          </table:table-cell>
          <table:table-cell office:value-type="float" office:value="0.140332" calcext:value-type="float">
            <text:p>0.140332</text:p>
          </table:table-cell>
          <table:table-cell office:value-type="float" office:value="46.586552" calcext:value-type="float">
            <text:p>46.586552</text:p>
          </table:table-cell>
          <table:table-cell office:value-type="float" office:value="16.533545" calcext:value-type="float">
            <text:p>16.533545</text:p>
          </table:table-cell>
          <table:table-cell table:number-columns-repeated="1019"/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5" calcext:value-type="float">
            <text:p>5</text:p>
          </table:table-cell>
          <table:table-cell office:value-type="float" office:value="0.140751" calcext:value-type="float">
            <text:p>0.140751</text:p>
          </table:table-cell>
          <table:table-cell office:value-type="float" office:value="46.537304" calcext:value-type="float">
            <text:p>46.537304</text:p>
          </table:table-cell>
          <table:table-cell office:value-type="float" office:value="16.391867" calcext:value-type="float">
            <text:p>16.391867</text:p>
          </table:table-cell>
          <table:table-cell table:number-columns-repeated="1019"/>
        </table:table-row>
        <table:table-row table:style-name="ro1">
          <table:table-cell office:value-type="float" office:value="23.19" calcext:value-type="float">
            <text:p>23.19</text:p>
          </table:table-cell>
          <table:table-cell office:value-type="float" office:value="5" calcext:value-type="float">
            <text:p>5</text:p>
          </table:table-cell>
          <table:table-cell office:value-type="float" office:value="0.141419" calcext:value-type="float">
            <text:p>0.141419</text:p>
          </table:table-cell>
          <table:table-cell office:value-type="float" office:value="46.488056" calcext:value-type="float">
            <text:p>46.488056</text:p>
          </table:table-cell>
          <table:table-cell office:value-type="float" office:value="16.250185" calcext:value-type="float">
            <text:p>16.250185</text:p>
          </table:table-cell>
          <table:table-cell table:number-columns-repeated="1019"/>
        </table:table-row>
        <table:table-row table:style-name="ro1">
          <table:table-cell office:value-type="float" office:value="23.22" calcext:value-type="float">
            <text:p>23.22</text:p>
          </table:table-cell>
          <table:table-cell office:value-type="float" office:value="5" calcext:value-type="float">
            <text:p>5</text:p>
          </table:table-cell>
          <table:table-cell office:value-type="float" office:value="0.142033" calcext:value-type="float">
            <text:p>0.142033</text:p>
          </table:table-cell>
          <table:table-cell office:value-type="float" office:value="46.438816" calcext:value-type="float">
            <text:p>46.438816</text:p>
          </table:table-cell>
          <table:table-cell office:value-type="float" office:value="16.108503" calcext:value-type="float">
            <text:p>16.108503</text:p>
          </table:table-cell>
          <table:table-cell table:number-columns-repeated="1019"/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5" calcext:value-type="float">
            <text:p>5</text:p>
          </table:table-cell>
          <table:table-cell office:value-type="float" office:value="0.142598" calcext:value-type="float">
            <text:p>0.142598</text:p>
          </table:table-cell>
          <table:table-cell office:value-type="float" office:value="46.389568" calcext:value-type="float">
            <text:p>46.389568</text:p>
          </table:table-cell>
          <table:table-cell office:value-type="float" office:value="15.966822" calcext:value-type="float">
            <text:p>15.966822</text:p>
          </table:table-cell>
          <table:table-cell table:number-columns-repeated="1019"/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5" calcext:value-type="float">
            <text:p>5</text:p>
          </table:table-cell>
          <table:table-cell office:value-type="float" office:value="0.14312" calcext:value-type="float">
            <text:p>0.14312</text:p>
          </table:table-cell>
          <table:table-cell office:value-type="float" office:value="46.340321" calcext:value-type="float">
            <text:p>46.340321</text:p>
          </table:table-cell>
          <table:table-cell office:value-type="float" office:value="15.82514" calcext:value-type="float">
            <text:p>15.82514</text:p>
          </table:table-cell>
          <table:table-cell table:number-columns-repeated="1019"/>
        </table:table-row>
        <table:table-row table:style-name="ro1">
          <table:table-cell office:value-type="float" office:value="23.31" calcext:value-type="float">
            <text:p>23.31</text:p>
          </table:table-cell>
          <table:table-cell office:value-type="float" office:value="5" calcext:value-type="float">
            <text:p>5</text:p>
          </table:table-cell>
          <table:table-cell office:value-type="float" office:value="0.143598" calcext:value-type="float">
            <text:p>0.143598</text:p>
          </table:table-cell>
          <table:table-cell office:value-type="float" office:value="46.286694" calcext:value-type="float">
            <text:p>46.286694</text:p>
          </table:table-cell>
          <table:table-cell office:value-type="float" office:value="15.685061" calcext:value-type="float">
            <text:p>15.685061</text:p>
          </table:table-cell>
          <table:table-cell table:number-columns-repeated="1019"/>
        </table:table-row>
        <table:table-row table:style-name="ro1">
          <table:table-cell office:value-type="float" office:value="23.34" calcext:value-type="float">
            <text:p>23.34</text:p>
          </table:table-cell>
          <table:table-cell office:value-type="float" office:value="5" calcext:value-type="float">
            <text:p>5</text:p>
          </table:table-cell>
          <table:table-cell office:value-type="float" office:value="0.144318" calcext:value-type="float">
            <text:p>0.144318</text:p>
          </table:table-cell>
          <table:table-cell office:value-type="float" office:value="46.233059" calcext:value-type="float">
            <text:p>46.233059</text:p>
          </table:table-cell>
          <table:table-cell office:value-type="float" office:value="15.544981" calcext:value-type="float">
            <text:p>15.544981</text:p>
          </table:table-cell>
          <table:table-cell table:number-columns-repeated="1019"/>
        </table:table-row>
        <table:table-row table:style-name="ro1">
          <table:table-cell office:value-type="float" office:value="23.37" calcext:value-type="float">
            <text:p>23.37</text:p>
          </table:table-cell>
          <table:table-cell office:value-type="float" office:value="5" calcext:value-type="float">
            <text:p>5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46.179432" calcext:value-type="float">
            <text:p>46.179432</text:p>
          </table:table-cell>
          <table:table-cell office:value-type="float" office:value="15.404902" calcext:value-type="float">
            <text:p>15.404902</text:p>
          </table:table-cell>
          <table:table-cell table:number-columns-repeated="1019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5" calcext:value-type="float">
            <text:p>5</text:p>
          </table:table-cell>
          <table:table-cell office:value-type="float" office:value="0.145592" calcext:value-type="float">
            <text:p>0.145592</text:p>
          </table:table-cell>
          <table:table-cell office:value-type="float" office:value="46.125797" calcext:value-type="float">
            <text:p>46.125797</text:p>
          </table:table-cell>
          <table:table-cell office:value-type="float" office:value="15.264818" calcext:value-type="float">
            <text:p>15.264818</text:p>
          </table:table-cell>
          <table:table-cell table:number-columns-repeated="1019"/>
        </table:table-row>
        <table:table-row table:style-name="ro1">
          <table:table-cell office:value-type="float" office:value="23.43" calcext:value-type="float">
            <text:p>23.43</text:p>
          </table:table-cell>
          <table:table-cell office:value-type="float" office:value="5" calcext:value-type="float">
            <text:p>5</text:p>
          </table:table-cell>
          <table:table-cell office:value-type="float" office:value="0.146151" calcext:value-type="float">
            <text:p>0.146151</text:p>
          </table:table-cell>
          <table:table-cell office:value-type="float" office:value="46.072163" calcext:value-type="float">
            <text:p>46.072163</text:p>
          </table:table-cell>
          <table:table-cell office:value-type="float" office:value="15.124735" calcext:value-type="float">
            <text:p>15.124735</text:p>
          </table:table-cell>
          <table:table-cell table:number-columns-repeated="1019"/>
        </table:table-row>
        <table:table-row table:style-name="ro1">
          <table:table-cell office:value-type="float" office:value="23.46" calcext:value-type="float">
            <text:p>23.46</text:p>
          </table:table-cell>
          <table:table-cell office:value-type="float" office:value="5" calcext:value-type="float">
            <text:p>5</text:p>
          </table:table-cell>
          <table:table-cell office:value-type="float" office:value="0.146671" calcext:value-type="float">
            <text:p>0.146671</text:p>
          </table:table-cell>
          <table:table-cell office:value-type="float" office:value="46.014095" calcext:value-type="float">
            <text:p>46.014095</text:p>
          </table:table-cell>
          <table:table-cell office:value-type="float" office:value="14.986433" calcext:value-type="float">
            <text:p>14.986433</text:p>
          </table:table-cell>
          <table:table-cell table:number-columns-repeated="1019"/>
        </table:table-row>
        <table:table-row table:style-name="ro1">
          <table:table-cell office:value-type="float" office:value="23.49" calcext:value-type="float">
            <text:p>23.49</text:p>
          </table:table-cell>
          <table:table-cell office:value-type="float" office:value="5" calcext:value-type="float">
            <text:p>5</text:p>
          </table:table-cell>
          <table:table-cell office:value-type="float" office:value="0.147479" calcext:value-type="float">
            <text:p>0.147479</text:p>
          </table:table-cell>
          <table:table-cell office:value-type="float" office:value="45.956028" calcext:value-type="float">
            <text:p>45.956028</text:p>
          </table:table-cell>
          <table:table-cell office:value-type="float" office:value="14.848131" calcext:value-type="float">
            <text:p>14.848131</text:p>
          </table:table-cell>
          <table:table-cell table:number-columns-repeated="1019"/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5" calcext:value-type="float">
            <text:p>5</text:p>
          </table:table-cell>
          <table:table-cell office:value-type="float" office:value="0.148222" calcext:value-type="float">
            <text:p>0.148222</text:p>
          </table:table-cell>
          <table:table-cell office:value-type="float" office:value="45.897968" calcext:value-type="float">
            <text:p>45.897968</text:p>
          </table:table-cell>
          <table:table-cell office:value-type="float" office:value="14.709826" calcext:value-type="float">
            <text:p>14.709826</text:p>
          </table:table-cell>
          <table:table-cell table:number-columns-repeated="1019"/>
        </table:table-row>
        <table:table-row table:style-name="ro1">
          <table:table-cell office:value-type="float" office:value="23.55" calcext:value-type="float">
            <text:p>23.55</text:p>
          </table:table-cell>
          <table:table-cell office:value-type="float" office:value="5" calcext:value-type="float">
            <text:p>5</text:p>
          </table:table-cell>
          <table:table-cell office:value-type="float" office:value="0.148906" calcext:value-type="float">
            <text:p>0.148906</text:p>
          </table:table-cell>
          <table:table-cell office:value-type="float" office:value="45.839901" calcext:value-type="float">
            <text:p>45.839901</text:p>
          </table:table-cell>
          <table:table-cell office:value-type="float" office:value="14.57152" calcext:value-type="float">
            <text:p>14.57152</text:p>
          </table:table-cell>
          <table:table-cell table:number-columns-repeated="1019"/>
        </table:table-row>
        <table:table-row table:style-name="ro1">
          <table:table-cell office:value-type="float" office:value="23.58" calcext:value-type="float">
            <text:p>23.58</text:p>
          </table:table-cell>
          <table:table-cell office:value-type="float" office:value="5" calcext:value-type="float">
            <text:p>5</text:p>
          </table:table-cell>
          <table:table-cell office:value-type="float" office:value="0.149537" calcext:value-type="float">
            <text:p>0.149537</text:p>
          </table:table-cell>
          <table:table-cell office:value-type="float" office:value="45.781834" calcext:value-type="float">
            <text:p>45.781834</text:p>
          </table:table-cell>
          <table:table-cell office:value-type="float" office:value="14.43321" calcext:value-type="float">
            <text:p>14.43321</text:p>
          </table:table-cell>
          <table:table-cell table:number-columns-repeated="1019"/>
        </table:table-row>
        <table:table-row table:style-name="ro1">
          <table:table-cell office:value-type="float" office:value="23.61" calcext:value-type="float">
            <text:p>23.61</text:p>
          </table:table-cell>
          <table:table-cell office:value-type="float" office:value="5" calcext:value-type="float">
            <text:p>5</text:p>
          </table:table-cell>
          <table:table-cell office:value-type="float" office:value="0.150116" calcext:value-type="float">
            <text:p>0.150116</text:p>
          </table:table-cell>
          <table:table-cell office:value-type="float" office:value="45.719273" calcext:value-type="float">
            <text:p>45.719273</text:p>
          </table:table-cell>
          <table:table-cell office:value-type="float" office:value="14.296877" calcext:value-type="float">
            <text:p>14.296877</text:p>
          </table:table-cell>
          <table:table-cell table:number-columns-repeated="1019"/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5" calcext:value-type="float">
            <text:p>5</text:p>
          </table:table-cell>
          <table:table-cell office:value-type="float" office:value="0.150971" calcext:value-type="float">
            <text:p>0.150971</text:p>
          </table:table-cell>
          <table:table-cell office:value-type="float" office:value="45.656712" calcext:value-type="float">
            <text:p>45.656712</text:p>
          </table:table-cell>
          <table:table-cell office:value-type="float" office:value="14.160543" calcext:value-type="float">
            <text:p>14.160543</text:p>
          </table:table-cell>
          <table:table-cell table:number-columns-repeated="1019"/>
        </table:table-row>
        <table:table-row table:style-name="ro1">
          <table:table-cell office:value-type="float" office:value="23.67" calcext:value-type="float">
            <text:p>23.67</text:p>
          </table:table-cell>
          <table:table-cell office:value-type="float" office:value="5" calcext:value-type="float">
            <text:p>5</text:p>
          </table:table-cell>
          <table:table-cell office:value-type="float" office:value="0.151761" calcext:value-type="float">
            <text:p>0.151761</text:p>
          </table:table-cell>
          <table:table-cell office:value-type="float" office:value="45.594158" calcext:value-type="float">
            <text:p>45.594158</text:p>
          </table:table-cell>
          <table:table-cell office:value-type="float" office:value="14.02421" calcext:value-type="float">
            <text:p>14.02421</text:p>
          </table:table-cell>
          <table:table-cell table:number-columns-repeated="1019"/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5" calcext:value-type="float">
            <text:p>5</text:p>
          </table:table-cell>
          <table:table-cell office:value-type="float" office:value="0.152489" calcext:value-type="float">
            <text:p>0.152489</text:p>
          </table:table-cell>
          <table:table-cell office:value-type="float" office:value="45.531597" calcext:value-type="float">
            <text:p>45.531597</text:p>
          </table:table-cell>
          <table:table-cell office:value-type="float" office:value="13.887877" calcext:value-type="float">
            <text:p>13.887877</text:p>
          </table:table-cell>
          <table:table-cell table:number-columns-repeated="1019"/>
        </table:table-row>
        <table:table-row table:style-name="ro1">
          <table:table-cell office:value-type="float" office:value="23.73" calcext:value-type="float">
            <text:p>23.73</text:p>
          </table:table-cell>
          <table:table-cell office:value-type="float" office:value="5" calcext:value-type="float">
            <text:p>5</text:p>
          </table:table-cell>
          <table:table-cell office:value-type="float" office:value="0.153163" calcext:value-type="float">
            <text:p>0.153163</text:p>
          </table:table-cell>
          <table:table-cell office:value-type="float" office:value="45.46529" calcext:value-type="float">
            <text:p>45.46529</text:p>
          </table:table-cell>
          <table:table-cell office:value-type="float" office:value="13.75334" calcext:value-type="float">
            <text:p>13.75334</text:p>
          </table:table-cell>
          <table:table-cell table:number-columns-repeated="1019"/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5" calcext:value-type="float">
            <text:p>5</text:p>
          </table:table-cell>
          <table:table-cell office:value-type="float" office:value="0.154077" calcext:value-type="float">
            <text:p>0.154077</text:p>
          </table:table-cell>
          <table:table-cell office:value-type="float" office:value="45.398975" calcext:value-type="float">
            <text:p>45.398975</text:p>
          </table:table-cell>
          <table:table-cell office:value-type="float" office:value="13.618803" calcext:value-type="float">
            <text:p>13.618803</text:p>
          </table:table-cell>
          <table:table-cell table:number-columns-repeated="1019"/>
        </table:table-row>
        <table:table-row table:style-name="ro1">
          <table:table-cell office:value-type="float" office:value="23.79" calcext:value-type="float">
            <text:p>23.79</text:p>
          </table:table-cell>
          <table:table-cell office:value-type="float" office:value="5" calcext:value-type="float">
            <text:p>5</text:p>
          </table:table-cell>
          <table:table-cell office:value-type="float" office:value="0.154917" calcext:value-type="float">
            <text:p>0.154917</text:p>
          </table:table-cell>
          <table:table-cell office:value-type="float" office:value="45.332668" calcext:value-type="float">
            <text:p>45.332668</text:p>
          </table:table-cell>
          <table:table-cell office:value-type="float" office:value="13.484266" calcext:value-type="float">
            <text:p>13.484266</text:p>
          </table:table-cell>
          <table:table-cell table:number-columns-repeated="1019"/>
        </table:table-row>
        <table:table-row table:style-name="ro1">
          <table:table-cell office:value-type="float" office:value="23.82" calcext:value-type="float">
            <text:p>23.82</text:p>
          </table:table-cell>
          <table:table-cell office:value-type="float" office:value="5" calcext:value-type="float">
            <text:p>5</text:p>
          </table:table-cell>
          <table:table-cell office:value-type="float" office:value="0.155693" calcext:value-type="float">
            <text:p>0.155693</text:p>
          </table:table-cell>
          <table:table-cell office:value-type="float" office:value="45.266354" calcext:value-type="float">
            <text:p>45.266354</text:p>
          </table:table-cell>
          <table:table-cell office:value-type="float" office:value="13.34973" calcext:value-type="float">
            <text:p>13.34973</text:p>
          </table:table-cell>
          <table:table-cell table:number-columns-repeated="1019"/>
        </table:table-row>
        <table:table-row table:style-name="ro1">
          <table:table-cell office:value-type="float" office:value="23.85" calcext:value-type="float">
            <text:p>23.85</text:p>
          </table:table-cell>
          <table:table-cell office:value-type="float" office:value="5" calcext:value-type="float">
            <text:p>5</text:p>
          </table:table-cell>
          <table:table-cell office:value-type="float" office:value="0.156407" calcext:value-type="float">
            <text:p>0.156407</text:p>
          </table:table-cell>
          <table:table-cell office:value-type="float" office:value="45.200039" calcext:value-type="float">
            <text:p>45.200039</text:p>
          </table:table-cell>
          <table:table-cell office:value-type="float" office:value="13.215189" calcext:value-type="float">
            <text:p>13.215189</text:p>
          </table:table-cell>
          <table:table-cell table:number-columns-repeated="1019"/>
        </table:table-row>
        <table:table-row table:style-name="ro1">
          <table:table-cell office:value-type="float" office:value="23.88" calcext:value-type="float">
            <text:p>23.88</text:p>
          </table:table-cell>
          <table:table-cell office:value-type="float" office:value="5" calcext:value-type="float">
            <text:p>5</text:p>
          </table:table-cell>
          <table:table-cell office:value-type="float" office:value="0.157062" calcext:value-type="float">
            <text:p>0.157062</text:p>
          </table:table-cell>
          <table:table-cell office:value-type="float" office:value="45.129284" calcext:value-type="float">
            <text:p>45.129284</text:p>
          </table:table-cell>
          <table:table-cell office:value-type="float" office:value="13.082937" calcext:value-type="float">
            <text:p>13.082937</text:p>
          </table:table-cell>
          <table:table-cell table:number-columns-repeated="1019"/>
        </table:table-row>
        <table:table-row table:style-name="ro1">
          <table:table-cell office:value-type="float" office:value="23.91" calcext:value-type="float">
            <text:p>23.91</text:p>
          </table:table-cell>
          <table:table-cell office:value-type="float" office:value="5" calcext:value-type="float">
            <text:p>5</text:p>
          </table:table-cell>
          <table:table-cell office:value-type="float" office:value="0.158026" calcext:value-type="float">
            <text:p>0.158026</text:p>
          </table:table-cell>
          <table:table-cell office:value-type="float" office:value="45.058529" calcext:value-type="float">
            <text:p>45.058529</text:p>
          </table:table-cell>
          <table:table-cell office:value-type="float" office:value="12.950686" calcext:value-type="float">
            <text:p>12.950686</text:p>
          </table:table-cell>
          <table:table-cell table:number-columns-repeated="1019"/>
        </table:table-row>
        <table:table-row table:style-name="ro1">
          <table:table-cell office:value-type="float" office:value="23.94" calcext:value-type="float">
            <text:p>23.94</text:p>
          </table:table-cell>
          <table:table-cell office:value-type="float" office:value="5" calcext:value-type="float">
            <text:p>5</text:p>
          </table:table-cell>
          <table:table-cell office:value-type="float" office:value="0.158916" calcext:value-type="float">
            <text:p>0.158916</text:p>
          </table:table-cell>
          <table:table-cell office:value-type="float" office:value="44.987774" calcext:value-type="float">
            <text:p>44.987774</text:p>
          </table:table-cell>
          <table:table-cell office:value-type="float" office:value="12.818434" calcext:value-type="float">
            <text:p>12.818434</text:p>
          </table:table-cell>
          <table:table-cell table:number-columns-repeated="1019"/>
        </table:table-row>
        <table:table-row table:style-name="ro1">
          <table:table-cell office:value-type="float" office:value="23.97" calcext:value-type="float">
            <text:p>23.97</text:p>
          </table:table-cell>
          <table:table-cell office:value-type="float" office:value="5" calcext:value-type="float">
            <text:p>5</text:p>
          </table:table-cell>
          <table:table-cell office:value-type="float" office:value="0.159736" calcext:value-type="float">
            <text:p>0.159736</text:p>
          </table:table-cell>
          <table:table-cell office:value-type="float" office:value="44.917019" calcext:value-type="float">
            <text:p>44.917019</text:p>
          </table:table-cell>
          <table:table-cell office:value-type="float" office:value="12.686182" calcext:value-type="float">
            <text:p>12.68618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.16049" calcext:value-type="float">
            <text:p>0.16049</text:p>
          </table:table-cell>
          <table:table-cell office:value-type="float" office:value="44.846264" calcext:value-type="float">
            <text:p>44.846264</text:p>
          </table:table-cell>
          <table:table-cell office:value-type="float" office:value="12.55393" calcext:value-type="float">
            <text:p>12.55393</text:p>
          </table:table-cell>
          <table:table-cell table:number-columns-repeated="1019"/>
        </table:table-row>
        <table:table-row table:style-name="ro1">
          <table:table-cell office:value-type="float" office:value="24.03" calcext:value-type="float">
            <text:p>24.03</text:p>
          </table:table-cell>
          <table:table-cell office:value-type="float" office:value="5" calcext:value-type="float">
            <text:p>5</text:p>
          </table:table-cell>
          <table:table-cell office:value-type="float" office:value="0.161181" calcext:value-type="float">
            <text:p>0.161181</text:p>
          </table:table-cell>
          <table:table-cell office:value-type="float" office:value="44.770908" calcext:value-type="float">
            <text:p>44.770908</text:p>
          </table:table-cell>
          <table:table-cell office:value-type="float" office:value="12.424246" calcext:value-type="float">
            <text:p>12.424246</text:p>
          </table:table-cell>
          <table:table-cell table:number-columns-repeated="1019"/>
        </table:table-row>
        <table:table-row table:style-name="ro1">
          <table:table-cell office:value-type="float" office:value="24.06" calcext:value-type="float">
            <text:p>24.06</text:p>
          </table:table-cell>
          <table:table-cell office:value-type="float" office:value="5" calcext:value-type="float">
            <text:p>5</text:p>
          </table:table-cell>
          <table:table-cell office:value-type="float" office:value="0.162206" calcext:value-type="float">
            <text:p>0.162206</text:p>
          </table:table-cell>
          <table:table-cell office:value-type="float" office:value="44.695553" calcext:value-type="float">
            <text:p>44.695553</text:p>
          </table:table-cell>
          <table:table-cell office:value-type="float" office:value="12.294558" calcext:value-type="float">
            <text:p>12.294558</text:p>
          </table:table-cell>
          <table:table-cell table:number-columns-repeated="1019"/>
        </table:table-row>
        <table:table-row table:style-name="ro1">
          <table:table-cell office:value-type="float" office:value="24.09" calcext:value-type="float">
            <text:p>24.09</text:p>
          </table:table-cell>
          <table:table-cell office:value-type="float" office:value="5" calcext:value-type="float">
            <text:p>5</text:p>
          </table:table-cell>
          <table:table-cell office:value-type="float" office:value="0.163149" calcext:value-type="float">
            <text:p>0.163149</text:p>
          </table:table-cell>
          <table:table-cell office:value-type="float" office:value="44.620197" calcext:value-type="float">
            <text:p>44.620197</text:p>
          </table:table-cell>
          <table:table-cell office:value-type="float" office:value="12.164869" calcext:value-type="float">
            <text:p>12.164869</text:p>
          </table:table-cell>
          <table:table-cell table:number-columns-repeated="1019"/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5" calcext:value-type="float">
            <text:p>5</text:p>
          </table:table-cell>
          <table:table-cell office:value-type="float" office:value="0.164017" calcext:value-type="float">
            <text:p>0.164017</text:p>
          </table:table-cell>
          <table:table-cell office:value-type="float" office:value="44.544842" calcext:value-type="float">
            <text:p>44.544842</text:p>
          </table:table-cell>
          <table:table-cell office:value-type="float" office:value="12.035181" calcext:value-type="float">
            <text:p>12.035181</text:p>
          </table:table-cell>
          <table:table-cell table:number-columns-repeated="1019"/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5" calcext:value-type="float">
            <text:p>5</text:p>
          </table:table-cell>
          <table:table-cell office:value-type="float" office:value="0.164816" calcext:value-type="float">
            <text:p>0.164816</text:p>
          </table:table-cell>
          <table:table-cell office:value-type="float" office:value="44.469486" calcext:value-type="float">
            <text:p>44.469486</text:p>
          </table:table-cell>
          <table:table-cell office:value-type="float" office:value="11.905489" calcext:value-type="float">
            <text:p>11.905489</text:p>
          </table:table-cell>
          <table:table-cell table:number-columns-repeated="1019"/>
        </table:table-row>
        <table:table-row table:style-name="ro1">
          <table:table-cell office:value-type="float" office:value="24.18" calcext:value-type="float">
            <text:p>24.18</text:p>
          </table:table-cell>
          <table:table-cell office:value-type="float" office:value="5" calcext:value-type="float">
            <text:p>5</text:p>
          </table:table-cell>
          <table:table-cell office:value-type="float" office:value="0.165549" calcext:value-type="float">
            <text:p>0.165549</text:p>
          </table:table-cell>
          <table:table-cell office:value-type="float" office:value="44.389484" calcext:value-type="float">
            <text:p>44.389484</text:p>
          </table:table-cell>
          <table:table-cell office:value-type="float" office:value="11.778616" calcext:value-type="float">
            <text:p>11.778616</text:p>
          </table:table-cell>
          <table:table-cell table:number-columns-repeated="1019"/>
        </table:table-row>
        <table:table-row table:style-name="ro1">
          <table:table-cell office:value-type="float" office:value="24.21" calcext:value-type="float">
            <text:p>24.21</text:p>
          </table:table-cell>
          <table:table-cell office:value-type="float" office:value="5" calcext:value-type="float">
            <text:p>5</text:p>
          </table:table-cell>
          <table:table-cell office:value-type="float" office:value="0.16662" calcext:value-type="float">
            <text:p>0.16662</text:p>
          </table:table-cell>
          <table:table-cell office:value-type="float" office:value="44.309475" calcext:value-type="float">
            <text:p>44.309475</text:p>
          </table:table-cell>
          <table:table-cell office:value-type="float" office:value="11.651739" calcext:value-type="float">
            <text:p>11.651739</text:p>
          </table:table-cell>
          <table:table-cell table:number-columns-repeated="1019"/>
        </table:table-row>
        <table:table-row table:style-name="ro1">
          <table:table-cell office:value-type="float" office:value="24.24" calcext:value-type="float">
            <text:p>24.24</text:p>
          </table:table-cell>
          <table:table-cell office:value-type="float" office:value="5" calcext:value-type="float">
            <text:p>5</text:p>
          </table:table-cell>
          <table:table-cell office:value-type="float" office:value="0.167603" calcext:value-type="float">
            <text:p>0.167603</text:p>
          </table:table-cell>
          <table:table-cell office:value-type="float" office:value="44.229465" calcext:value-type="float">
            <text:p>44.229465</text:p>
          </table:table-cell>
          <table:table-cell office:value-type="float" office:value="11.524862" calcext:value-type="float">
            <text:p>11.524862</text:p>
          </table:table-cell>
          <table:table-cell table:number-columns-repeated="1019"/>
        </table:table-row>
        <table:table-row table:style-name="ro1">
          <table:table-cell office:value-type="float" office:value="24.27" calcext:value-type="float">
            <text:p>24.27</text:p>
          </table:table-cell>
          <table:table-cell office:value-type="float" office:value="5" calcext:value-type="float">
            <text:p>5</text:p>
          </table:table-cell>
          <table:table-cell office:value-type="float" office:value="0.168513" calcext:value-type="float">
            <text:p>0.168513</text:p>
          </table:table-cell>
          <table:table-cell office:value-type="float" office:value="44.149464" calcext:value-type="float">
            <text:p>44.149464</text:p>
          </table:table-cell>
          <table:table-cell office:value-type="float" office:value="11.397985" calcext:value-type="float">
            <text:p>11.397985</text:p>
          </table:table-cell>
          <table:table-cell table:number-columns-repeated="1019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5" calcext:value-type="float">
            <text:p>5</text:p>
          </table:table-cell>
          <table:table-cell office:value-type="float" office:value="0.169347" calcext:value-type="float">
            <text:p>0.169347</text:p>
          </table:table-cell>
          <table:table-cell office:value-type="float" office:value="44.069454" calcext:value-type="float">
            <text:p>44.069454</text:p>
          </table:table-cell>
          <table:table-cell office:value-type="float" office:value="11.271105" calcext:value-type="float">
            <text:p>11.271105</text:p>
          </table:table-cell>
          <table:table-cell table:number-columns-repeated="1019"/>
        </table:table-row>
        <table:table-row table:style-name="ro1">
          <table:table-cell office:value-type="float" office:value="24.33" calcext:value-type="float">
            <text:p>24.33</text:p>
          </table:table-cell>
          <table:table-cell office:value-type="float" office:value="5" calcext:value-type="float">
            <text:p>5</text:p>
          </table:table-cell>
          <table:table-cell office:value-type="float" office:value="0.170113" calcext:value-type="float">
            <text:p>0.170113</text:p>
          </table:table-cell>
          <table:table-cell office:value-type="float" office:value="43.984776" calcext:value-type="float">
            <text:p>43.984776</text:p>
          </table:table-cell>
          <table:table-cell office:value-type="float" office:value="11.147295" calcext:value-type="float">
            <text:p>11.147295</text:p>
          </table:table-cell>
          <table:table-cell table:number-columns-repeated="1019"/>
        </table:table-row>
        <table:table-row table:style-name="ro1">
          <table:table-cell office:value-type="float" office:value="24.36" calcext:value-type="float">
            <text:p>24.36</text:p>
          </table:table-cell>
          <table:table-cell office:value-type="float" office:value="5" calcext:value-type="float">
            <text:p>5</text:p>
          </table:table-cell>
          <table:table-cell office:value-type="float" office:value="0.171228" calcext:value-type="float">
            <text:p>0.171228</text:p>
          </table:table-cell>
          <table:table-cell office:value-type="float" office:value="43.900097" calcext:value-type="float">
            <text:p>43.900097</text:p>
          </table:table-cell>
          <table:table-cell office:value-type="float" office:value="11.023485" calcext:value-type="float">
            <text:p>11.023485</text:p>
          </table:table-cell>
          <table:table-cell table:number-columns-repeated="1019"/>
        </table:table-row>
        <table:table-row table:style-name="ro1">
          <table:table-cell office:value-type="float" office:value="24.39" calcext:value-type="float">
            <text:p>24.39</text:p>
          </table:table-cell>
          <table:table-cell office:value-type="float" office:value="5" calcext:value-type="float">
            <text:p>5</text:p>
          </table:table-cell>
          <table:table-cell office:value-type="float" office:value="0.172259" calcext:value-type="float">
            <text:p>0.172259</text:p>
          </table:table-cell>
          <table:table-cell office:value-type="float" office:value="43.815418" calcext:value-type="float">
            <text:p>43.815418</text:p>
          </table:table-cell>
          <table:table-cell office:value-type="float" office:value="10.899675" calcext:value-type="float">
            <text:p>10.899675</text:p>
          </table:table-cell>
          <table:table-cell table:number-columns-repeated="1019"/>
        </table:table-row>
        <table:table-row table:style-name="ro1">
          <table:table-cell office:value-type="float" office:value="24.42" calcext:value-type="float">
            <text:p>24.42</text:p>
          </table:table-cell>
          <table:table-cell office:value-type="float" office:value="5" calcext:value-type="float">
            <text:p>5</text:p>
          </table:table-cell>
          <table:table-cell office:value-type="float" office:value="0.173206" calcext:value-type="float">
            <text:p>0.173206</text:p>
          </table:table-cell>
          <table:table-cell office:value-type="float" office:value="43.730732" calcext:value-type="float">
            <text:p>43.730732</text:p>
          </table:table-cell>
          <table:table-cell office:value-type="float" office:value="10.775862" calcext:value-type="float">
            <text:p>10.775862</text:p>
          </table:table-cell>
          <table:table-cell table:number-columns-repeated="1019"/>
        </table:table-row>
        <table:table-row table:style-name="ro1">
          <table:table-cell office:value-type="float" office:value="24.45" calcext:value-type="float">
            <text:p>24.45</text:p>
          </table:table-cell>
          <table:table-cell office:value-type="float" office:value="5" calcext:value-type="float">
            <text:p>5</text:p>
          </table:table-cell>
          <table:table-cell office:value-type="float" office:value="0.174074" calcext:value-type="float">
            <text:p>0.174074</text:p>
          </table:table-cell>
          <table:table-cell office:value-type="float" office:value="43.642193" calcext:value-type="float">
            <text:p>43.642193</text:p>
          </table:table-cell>
          <table:table-cell office:value-type="float" office:value="10.654795" calcext:value-type="float">
            <text:p>10.654795</text:p>
          </table:table-cell>
          <table:table-cell table:number-columns-repeated="1019"/>
        </table:table-row>
        <table:table-row table:style-name="ro1">
          <table:table-cell office:value-type="float" office:value="24.48" calcext:value-type="float">
            <text:p>24.48</text:p>
          </table:table-cell>
          <table:table-cell office:value-type="float" office:value="5" calcext:value-type="float">
            <text:p>5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43.553654" calcext:value-type="float">
            <text:p>43.553654</text:p>
          </table:table-cell>
          <table:table-cell office:value-type="float" office:value="10.533728" calcext:value-type="float">
            <text:p>10.533728</text:p>
          </table:table-cell>
          <table:table-cell table:number-columns-repeated="1019"/>
        </table:table-row>
        <table:table-row table:style-name="ro1">
          <table:table-cell office:value-type="float" office:value="24.51" calcext:value-type="float">
            <text:p>24.51</text:p>
          </table:table-cell>
          <table:table-cell office:value-type="float" office:value="5" calcext:value-type="float">
            <text:p>5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43.465115" calcext:value-type="float">
            <text:p>43.465115</text:p>
          </table:table-cell>
          <table:table-cell office:value-type="float" office:value="10.412657" calcext:value-type="float">
            <text:p>10.412657</text:p>
          </table:table-cell>
          <table:table-cell table:number-columns-repeated="1019"/>
        </table:table-row>
        <table:table-row table:style-name="ro1">
          <table:table-cell office:value-type="float" office:value="24.54" calcext:value-type="float">
            <text:p>24.54</text:p>
          </table:table-cell>
          <table:table-cell office:value-type="float" office:value="5" calcext:value-type="float">
            <text:p>5</text:p>
          </table:table-cell>
          <table:table-cell office:value-type="float" office:value="0.177242" calcext:value-type="float">
            <text:p>0.177242</text:p>
          </table:table-cell>
          <table:table-cell office:value-type="float" office:value="43.376575" calcext:value-type="float">
            <text:p>43.376575</text:p>
          </table:table-cell>
          <table:table-cell office:value-type="float" office:value="10.291586" calcext:value-type="float">
            <text:p>10.291586</text:p>
          </table:table-cell>
          <table:table-cell table:number-columns-repeated="1019"/>
        </table:table-row>
        <table:table-row table:style-name="ro1">
          <table:table-cell office:value-type="float" office:value="24.57" calcext:value-type="float">
            <text:p>24.57</text:p>
          </table:table-cell>
          <table:table-cell office:value-type="float" office:value="5" calcext:value-type="float">
            <text:p>5</text:p>
          </table:table-cell>
          <table:table-cell office:value-type="float" office:value="0.17813" calcext:value-type="float">
            <text:p>0.17813</text:p>
          </table:table-cell>
          <table:table-cell office:value-type="float" office:value="43.288044" calcext:value-type="float">
            <text:p>43.288044</text:p>
          </table:table-cell>
          <table:table-cell office:value-type="float" office:value="10.170515" calcext:value-type="float">
            <text:p>10.170515</text:p>
          </table:table-cell>
          <table:table-cell table:number-columns-repeated="1019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5" calcext:value-type="float">
            <text:p>5</text:p>
          </table:table-cell>
          <table:table-cell office:value-type="float" office:value="0.178944" calcext:value-type="float">
            <text:p>0.178944</text:p>
          </table:table-cell>
          <table:table-cell office:value-type="float" office:value="43.194965" calcext:value-type="float">
            <text:p>43.194965</text:p>
          </table:table-cell>
          <table:table-cell office:value-type="float" office:value="10.052908" calcext:value-type="float">
            <text:p>10.052908</text:p>
          </table:table-cell>
          <table:table-cell table:number-columns-repeated="1019"/>
        </table:table-row>
        <table:table-row table:style-name="ro1">
          <table:table-cell office:value-type="float" office:value="24.63" calcext:value-type="float">
            <text:p>24.63</text:p>
          </table:table-cell>
          <table:table-cell office:value-type="float" office:value="5" calcext:value-type="float">
            <text:p>5</text:p>
          </table:table-cell>
          <table:table-cell office:value-type="float" office:value="0.180085" calcext:value-type="float">
            <text:p>0.180085</text:p>
          </table:table-cell>
          <table:table-cell office:value-type="float" office:value="43.101887" calcext:value-type="float">
            <text:p>43.101887</text:p>
          </table:table-cell>
          <table:table-cell office:value-type="float" office:value="9.935301" calcext:value-type="float">
            <text:p>9.935301</text:p>
          </table:table-cell>
          <table:table-cell table:number-columns-repeated="1019"/>
        </table:table-row>
        <table:table-row table:style-name="ro1">
          <table:table-cell office:value-type="float" office:value="24.66" calcext:value-type="float">
            <text:p>24.66</text:p>
          </table:table-cell>
          <table:table-cell office:value-type="float" office:value="5" calcext:value-type="float">
            <text:p>5</text:p>
          </table:table-cell>
          <table:table-cell office:value-type="float" office:value="0.181137" calcext:value-type="float">
            <text:p>0.181137</text:p>
          </table:table-cell>
          <table:table-cell office:value-type="float" office:value="43.008808" calcext:value-type="float">
            <text:p>43.008808</text:p>
          </table:table-cell>
          <table:table-cell office:value-type="float" office:value="9.81769" calcext:value-type="float">
            <text:p>9.81769</text:p>
          </table:table-cell>
          <table:table-cell table:number-columns-repeated="1019"/>
        </table:table-row>
        <table:table-row table:style-name="ro1">
          <table:table-cell office:value-type="float" office:value="24.69" calcext:value-type="float">
            <text:p>24.69</text:p>
          </table:table-cell>
          <table:table-cell office:value-type="float" office:value="5" calcext:value-type="float">
            <text:p>5</text:p>
          </table:table-cell>
          <table:table-cell office:value-type="float" office:value="0.182105" calcext:value-type="float">
            <text:p>0.182105</text:p>
          </table:table-cell>
          <table:table-cell office:value-type="float" office:value="42.915722" calcext:value-type="float">
            <text:p>42.915722</text:p>
          </table:table-cell>
          <table:table-cell office:value-type="float" office:value="9.700079" calcext:value-type="float">
            <text:p>9.700079</text:p>
          </table:table-cell>
          <table:table-cell table:number-columns-repeated="1019"/>
        </table:table-row>
        <table:table-row table:style-name="ro1">
          <table:table-cell office:value-type="float" office:value="24.72" calcext:value-type="float">
            <text:p>24.72</text:p>
          </table:table-cell>
          <table:table-cell office:value-type="float" office:value="5" calcext:value-type="float">
            <text:p>5</text:p>
          </table:table-cell>
          <table:table-cell office:value-type="float" office:value="0.182992" calcext:value-type="float">
            <text:p>0.182992</text:p>
          </table:table-cell>
          <table:table-cell office:value-type="float" office:value="42.822636" calcext:value-type="float">
            <text:p>42.822636</text:p>
          </table:table-cell>
          <table:table-cell office:value-type="float" office:value="9.582468" calcext:value-type="float">
            <text:p>9.582468</text:p>
          </table:table-cell>
          <table:table-cell table:number-columns-repeated="1019"/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5" calcext:value-type="float">
            <text:p>5</text:p>
          </table:table-cell>
          <table:table-cell office:value-type="float" office:value="0.18381" calcext:value-type="float">
            <text:p>0.18381</text:p>
          </table:table-cell>
          <table:table-cell office:value-type="float" office:value="42.724918" calcext:value-type="float">
            <text:p>42.724918</text:p>
          </table:table-cell>
          <table:table-cell office:value-type="float" office:value="9.468676" calcext:value-type="float">
            <text:p>9.468676</text:p>
          </table:table-cell>
          <table:table-cell table:number-columns-repeated="1019"/>
        </table:table-row>
        <table:table-row table:style-name="ro1">
          <table:table-cell office:value-type="float" office:value="24.78" calcext:value-type="float">
            <text:p>24.78</text:p>
          </table:table-cell>
          <table:table-cell office:value-type="float" office:value="5" calcext:value-type="float">
            <text:p>5</text:p>
          </table:table-cell>
          <table:table-cell office:value-type="float" office:value="0.184971" calcext:value-type="float">
            <text:p>0.184971</text:p>
          </table:table-cell>
          <table:table-cell office:value-type="float" office:value="42.627193" calcext:value-type="float">
            <text:p>42.627193</text:p>
          </table:table-cell>
          <table:table-cell office:value-type="float" office:value="9.354883" calcext:value-type="float">
            <text:p>9.354883</text:p>
          </table:table-cell>
          <table:table-cell table:number-columns-repeated="1019"/>
        </table:table-row>
        <table:table-row table:style-name="ro1">
          <table:table-cell office:value-type="float" office:value="24.81" calcext:value-type="float">
            <text:p>24.81</text:p>
          </table:table-cell>
          <table:table-cell office:value-type="float" office:value="5" calcext:value-type="float">
            <text:p>5</text:p>
          </table:table-cell>
          <table:table-cell office:value-type="float" office:value="0.186043" calcext:value-type="float">
            <text:p>0.186043</text:p>
          </table:table-cell>
          <table:table-cell office:value-type="float" office:value="42.529476" calcext:value-type="float">
            <text:p>42.529476</text:p>
          </table:table-cell>
          <table:table-cell office:value-type="float" office:value="9.241091" calcext:value-type="float">
            <text:p>9.241091</text:p>
          </table:table-cell>
          <table:table-cell table:number-columns-repeated="1019"/>
        </table:table-row>
        <table:table-row table:style-name="ro1">
          <table:table-cell office:value-type="float" office:value="24.84" calcext:value-type="float">
            <text:p>24.84</text:p>
          </table:table-cell>
          <table:table-cell office:value-type="float" office:value="5" calcext:value-type="float">
            <text:p>5</text:p>
          </table:table-cell>
          <table:table-cell office:value-type="float" office:value="0.187027" calcext:value-type="float">
            <text:p>0.187027</text:p>
          </table:table-cell>
          <table:table-cell office:value-type="float" office:value="42.431751" calcext:value-type="float">
            <text:p>42.431751</text:p>
          </table:table-cell>
          <table:table-cell office:value-type="float" office:value="9.127298" calcext:value-type="float">
            <text:p>9.127298</text:p>
          </table:table-cell>
          <table:table-cell table:number-columns-repeated="1019"/>
        </table:table-row>
        <table:table-row table:style-name="ro1">
          <table:table-cell office:value-type="float" office:value="24.87" calcext:value-type="float">
            <text:p>24.87</text:p>
          </table:table-cell>
          <table:table-cell office:value-type="float" office:value="5" calcext:value-type="float">
            <text:p>5</text:p>
          </table:table-cell>
          <table:table-cell office:value-type="float" office:value="0.187934" calcext:value-type="float">
            <text:p>0.187934</text:p>
          </table:table-cell>
          <table:table-cell office:value-type="float" office:value="42.334026" calcext:value-type="float">
            <text:p>42.334026</text:p>
          </table:table-cell>
          <table:table-cell office:value-type="float" office:value="9.013506" calcext:value-type="float">
            <text:p>9.013506</text:p>
          </table:table-cell>
          <table:table-cell table:number-columns-repeated="1019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5" calcext:value-type="float">
            <text:p>5</text:p>
          </table:table-cell>
          <table:table-cell office:value-type="float" office:value="0.188764" calcext:value-type="float">
            <text:p>0.188764</text:p>
          </table:table-cell>
          <table:table-cell office:value-type="float" office:value="42.231693" calcext:value-type="float">
            <text:p>42.231693</text:p>
          </table:table-cell>
          <table:table-cell office:value-type="float" office:value="8.903837" calcext:value-type="float">
            <text:p>8.903837</text:p>
          </table:table-cell>
          <table:table-cell table:number-columns-repeated="1019"/>
        </table:table-row>
        <table:table-row table:style-name="ro1">
          <table:table-cell office:value-type="float" office:value="24.93" calcext:value-type="float">
            <text:p>24.93</text:p>
          </table:table-cell>
          <table:table-cell office:value-type="float" office:value="5" calcext:value-type="float">
            <text:p>5</text:p>
          </table:table-cell>
          <table:table-cell office:value-type="float" office:value="0.189873" calcext:value-type="float">
            <text:p>0.189873</text:p>
          </table:table-cell>
          <table:table-cell office:value-type="float" office:value="42.12936" calcext:value-type="float">
            <text:p>42.12936</text:p>
          </table:table-cell>
          <table:table-cell office:value-type="float" office:value="8.794168" calcext:value-type="float">
            <text:p>8.794168</text:p>
          </table:table-cell>
          <table:table-cell table:number-columns-repeated="1019"/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5" calcext:value-type="float">
            <text:p>5</text:p>
          </table:table-cell>
          <table:table-cell office:value-type="float" office:value="0.190894" calcext:value-type="float">
            <text:p>0.190894</text:p>
          </table:table-cell>
          <table:table-cell office:value-type="float" office:value="42.02702" calcext:value-type="float">
            <text:p>42.02702</text:p>
          </table:table-cell>
          <table:table-cell office:value-type="float" office:value="8.6845" calcext:value-type="float">
            <text:p>8.6845</text:p>
          </table:table-cell>
          <table:table-cell table:number-columns-repeated="1019"/>
        </table:table-row>
        <table:table-row table:style-name="ro1">
          <table:table-cell office:value-type="float" office:value="24.99" calcext:value-type="float">
            <text:p>24.99</text:p>
          </table:table-cell>
          <table:table-cell office:value-type="float" office:value="5" calcext:value-type="float">
            <text:p>5</text:p>
          </table:table-cell>
          <table:table-cell office:value-type="float" office:value="0.191835" calcext:value-type="float">
            <text:p>0.191835</text:p>
          </table:table-cell>
          <table:table-cell office:value-type="float" office:value="41.924686" calcext:value-type="float">
            <text:p>41.924686</text:p>
          </table:table-cell>
          <table:table-cell office:value-type="float" office:value="8.574827" calcext:value-type="float">
            <text:p>8.574827</text:p>
          </table:table-cell>
          <table:table-cell table:number-columns-repeated="1019"/>
        </table:table-row>
        <table:table-row table:style-name="ro1">
          <table:table-cell office:value-type="float" office:value="25.02" calcext:value-type="float">
            <text:p>25.02</text:p>
          </table:table-cell>
          <table:table-cell office:value-type="float" office:value="5" calcext:value-type="float">
            <text:p>5</text:p>
          </table:table-cell>
          <table:table-cell office:value-type="float" office:value="0.1927" calcext:value-type="float">
            <text:p>0.1927</text:p>
          </table:table-cell>
          <table:table-cell office:value-type="float" office:value="41.81863" calcext:value-type="float">
            <text:p>41.81863</text:p>
          </table:table-cell>
          <table:table-cell office:value-type="float" office:value="8.468771" calcext:value-type="float">
            <text:p>8.468771</text:p>
          </table:table-cell>
          <table:table-cell table:number-columns-repeated="1019"/>
        </table:table-row>
        <table:table-row table:style-name="ro1">
          <table:table-cell office:value-type="float" office:value="25.05" calcext:value-type="float">
            <text:p>25.05</text:p>
          </table:table-cell>
          <table:table-cell office:value-type="float" office:value="5" calcext:value-type="float">
            <text:p>5</text:p>
          </table:table-cell>
          <table:table-cell office:value-type="float" office:value="0.19343" calcext:value-type="float">
            <text:p>0.19343</text:p>
          </table:table-cell>
          <table:table-cell office:value-type="float" office:value="41.712574" calcext:value-type="float">
            <text:p>41.712574</text:p>
          </table:table-cell>
          <table:table-cell office:value-type="float" office:value="8.362715" calcext:value-type="float">
            <text:p>8.362715</text:p>
          </table:table-cell>
          <table:table-cell table:number-columns-repeated="1019"/>
        </table:table-row>
        <table:table-row table:style-name="ro1">
          <table:table-cell office:value-type="float" office:value="25.08" calcext:value-type="float">
            <text:p>25.08</text:p>
          </table:table-cell>
          <table:table-cell office:value-type="float" office:value="5" calcext:value-type="float">
            <text:p>5</text:p>
          </table:table-cell>
          <table:table-cell office:value-type="float" office:value="0.194104" calcext:value-type="float">
            <text:p>0.194104</text:p>
          </table:table-cell>
          <table:table-cell office:value-type="float" office:value="41.606518" calcext:value-type="float">
            <text:p>41.606518</text:p>
          </table:table-cell>
          <table:table-cell office:value-type="float" office:value="8.256655" calcext:value-type="float">
            <text:p>8.256655</text:p>
          </table:table-cell>
          <table:table-cell table:number-columns-repeated="1019"/>
        </table:table-row>
        <table:table-row table:style-name="ro1">
          <table:table-cell office:value-type="float" office:value="25.11" calcext:value-type="float">
            <text:p>25.11</text:p>
          </table:table-cell>
          <table:table-cell office:value-type="float" office:value="5" calcext:value-type="float">
            <text:p>5</text:p>
          </table:table-cell>
          <table:table-cell office:value-type="float" office:value="0.194724" calcext:value-type="float">
            <text:p>0.194724</text:p>
          </table:table-cell>
          <table:table-cell office:value-type="float" office:value="41.500462" calcext:value-type="float">
            <text:p>41.500462</text:p>
          </table:table-cell>
          <table:table-cell office:value-type="float" office:value="8.150595" calcext:value-type="float">
            <text:p>8.150595</text:p>
          </table:table-cell>
          <table:table-cell table:number-columns-repeated="1019"/>
        </table:table-row>
        <table:table-row table:style-name="ro1">
          <table:table-cell office:value-type="float" office:value="25.14" calcext:value-type="float">
            <text:p>25.14</text:p>
          </table:table-cell>
          <table:table-cell office:value-type="float" office:value="5" calcext:value-type="float">
            <text:p>5</text:p>
          </table:table-cell>
          <table:table-cell office:value-type="float" office:value="0.195292" calcext:value-type="float">
            <text:p>0.195292</text:p>
          </table:table-cell>
          <table:table-cell office:value-type="float" office:value="41.394405" calcext:value-type="float">
            <text:p>41.394405</text:p>
          </table:table-cell>
          <table:table-cell office:value-type="float" office:value="8.044535" calcext:value-type="float">
            <text:p>8.044535</text:p>
          </table:table-cell>
          <table:table-cell table:number-columns-repeated="1019"/>
        </table:table-row>
        <table:table-row table:style-name="ro1">
          <table:table-cell office:value-type="float" office:value="25.17" calcext:value-type="float">
            <text:p>25.17</text:p>
          </table:table-cell>
          <table:table-cell office:value-type="float" office:value="5" calcext:value-type="float">
            <text:p>5</text:p>
          </table:table-cell>
          <table:table-cell office:value-type="float" office:value="0.195814" calcext:value-type="float">
            <text:p>0.195814</text:p>
          </table:table-cell>
          <table:table-cell office:value-type="float" office:value="41.284107" calcext:value-type="float">
            <text:p>41.284107</text:p>
          </table:table-cell>
          <table:table-cell office:value-type="float" office:value="7.942896" calcext:value-type="float">
            <text:p>7.942896</text:p>
          </table:table-cell>
          <table:table-cell table:number-columns-repeated="1019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5" calcext:value-type="float">
            <text:p>5</text:p>
          </table:table-cell>
          <table:table-cell office:value-type="float" office:value="0.195908" calcext:value-type="float">
            <text:p>0.195908</text:p>
          </table:table-cell>
          <table:table-cell office:value-type="float" office:value="41.173809" calcext:value-type="float">
            <text:p>41.173809</text:p>
          </table:table-cell>
          <table:table-cell office:value-type="float" office:value="7.841253" calcext:value-type="float">
            <text:p>7.841253</text:p>
          </table:table-cell>
          <table:table-cell table:number-columns-repeated="1019"/>
        </table:table-row>
        <table:table-row table:style-name="ro1">
          <table:table-cell office:value-type="float" office:value="25.23" calcext:value-type="float">
            <text:p>25.23</text:p>
          </table:table-cell>
          <table:table-cell office:value-type="float" office:value="5" calcext:value-type="float">
            <text:p>5</text:p>
          </table:table-cell>
          <table:table-cell office:value-type="float" office:value="0.195995" calcext:value-type="float">
            <text:p>0.195995</text:p>
          </table:table-cell>
          <table:table-cell office:value-type="float" office:value="41.063519" calcext:value-type="float">
            <text:p>41.063519</text:p>
          </table:table-cell>
          <table:table-cell office:value-type="float" office:value="7.739611" calcext:value-type="float">
            <text:p>7.739611</text:p>
          </table:table-cell>
          <table:table-cell table:number-columns-repeated="1019"/>
        </table:table-row>
        <table:table-row table:style-name="ro1">
          <table:table-cell office:value-type="float" office:value="25.26" calcext:value-type="float">
            <text:p>25.26</text:p>
          </table:table-cell>
          <table:table-cell office:value-type="float" office:value="5" calcext:value-type="float">
            <text:p>5</text:p>
          </table:table-cell>
          <table:table-cell office:value-type="float" office:value="0.196073" calcext:value-type="float">
            <text:p>0.196073</text:p>
          </table:table-cell>
          <table:table-cell office:value-type="float" office:value="40.95322" calcext:value-type="float">
            <text:p>40.95322</text:p>
          </table:table-cell>
          <table:table-cell office:value-type="float" office:value="7.637968" calcext:value-type="float">
            <text:p>7.637968</text:p>
          </table:table-cell>
          <table:table-cell table:number-columns-repeated="1019"/>
        </table:table-row>
        <table:table-row table:style-name="ro1">
          <table:table-cell office:value-type="float" office:value="25.29" calcext:value-type="float">
            <text:p>25.29</text:p>
          </table:table-cell>
          <table:table-cell office:value-type="float" office:value="5" calcext:value-type="float">
            <text:p>5</text:p>
          </table:table-cell>
          <table:table-cell office:value-type="float" office:value="0.196143" calcext:value-type="float">
            <text:p>0.196143</text:p>
          </table:table-cell>
          <table:table-cell office:value-type="float" office:value="40.842922" calcext:value-type="float">
            <text:p>40.842922</text:p>
          </table:table-cell>
          <table:table-cell office:value-type="float" office:value="7.536325" calcext:value-type="float">
            <text:p>7.536325</text:p>
          </table:table-cell>
          <table:table-cell table:number-columns-repeated="1019"/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5" calcext:value-type="float">
            <text:p>5</text:p>
          </table:table-cell>
          <table:table-cell office:value-type="float" office:value="0.196204" calcext:value-type="float">
            <text:p>0.196204</text:p>
          </table:table-cell>
          <table:table-cell office:value-type="float" office:value="40.728558" calcext:value-type="float">
            <text:p>40.728558</text:p>
          </table:table-cell>
          <table:table-cell office:value-type="float" office:value="7.439276" calcext:value-type="float">
            <text:p>7.439276</text:p>
          </table:table-cell>
          <table:table-cell table:number-columns-repeated="1019"/>
        </table:table-row>
        <table:table-row table:style-name="ro1">
          <table:table-cell office:value-type="float" office:value="25.35" calcext:value-type="float">
            <text:p>25.35</text:p>
          </table:table-cell>
          <table:table-cell office:value-type="float" office:value="5" calcext:value-type="float">
            <text:p>5</text:p>
          </table:table-cell>
          <table:table-cell office:value-type="float" office:value="0.195773" calcext:value-type="float">
            <text:p>0.195773</text:p>
          </table:table-cell>
          <table:table-cell office:value-type="float" office:value="40.614193" calcext:value-type="float">
            <text:p>40.614193</text:p>
          </table:table-cell>
          <table:table-cell office:value-type="float" office:value="7.342226" calcext:value-type="float">
            <text:p>7.342226</text:p>
          </table:table-cell>
          <table:table-cell table:number-columns-repeated="1019"/>
        </table:table-row>
        <table:table-row table:style-name="ro1">
          <table:table-cell office:value-type="float" office:value="25.38" calcext:value-type="float">
            <text:p>25.38</text:p>
          </table:table-cell>
          <table:table-cell office:value-type="float" office:value="5" calcext:value-type="float">
            <text:p>5</text:p>
          </table:table-cell>
          <table:table-cell office:value-type="float" office:value="0.195374" calcext:value-type="float">
            <text:p>0.195374</text:p>
          </table:table-cell>
          <table:table-cell office:value-type="float" office:value="40.499821" calcext:value-type="float">
            <text:p>40.499821</text:p>
          </table:table-cell>
          <table:table-cell office:value-type="float" office:value="7.245176" calcext:value-type="float">
            <text:p>7.245176</text:p>
          </table:table-cell>
          <table:table-cell table:number-columns-repeated="1019"/>
        </table:table-row>
        <table:table-row table:style-name="ro1">
          <table:table-cell office:value-type="float" office:value="25.41" calcext:value-type="float">
            <text:p>25.41</text:p>
          </table:table-cell>
          <table:table-cell office:value-type="float" office:value="5" calcext:value-type="float">
            <text:p>5</text:p>
          </table:table-cell>
          <table:table-cell office:value-type="float" office:value="0.195006" calcext:value-type="float">
            <text:p>0.195006</text:p>
          </table:table-cell>
          <table:table-cell office:value-type="float" office:value="40.385456" calcext:value-type="float">
            <text:p>40.385456</text:p>
          </table:table-cell>
          <table:table-cell office:value-type="float" office:value="7.148127" calcext:value-type="float">
            <text:p>7.148127</text:p>
          </table:table-cell>
          <table:table-cell table:number-columns-repeated="1019"/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5" calcext:value-type="float">
            <text:p>5</text:p>
          </table:table-cell>
          <table:table-cell office:value-type="float" office:value="0.194668" calcext:value-type="float">
            <text:p>0.194668</text:p>
          </table:table-cell>
          <table:table-cell office:value-type="float" office:value="40.271084" calcext:value-type="float">
            <text:p>40.271084</text:p>
          </table:table-cell>
          <table:table-cell office:value-type="float" office:value="7.051077" calcext:value-type="float">
            <text:p>7.051077</text:p>
          </table:table-cell>
          <table:table-cell table:number-columns-repeated="1019"/>
        </table:table-row>
        <table:table-row table:style-name="ro1">
          <table:table-cell office:value-type="float" office:value="25.47" calcext:value-type="float">
            <text:p>25.47</text:p>
          </table:table-cell>
          <table:table-cell office:value-type="float" office:value="5" calcext:value-type="float">
            <text:p>5</text:p>
          </table:table-cell>
          <table:table-cell office:value-type="float" office:value="0.194351" calcext:value-type="float">
            <text:p>0.194351</text:p>
          </table:table-cell>
          <table:table-cell office:value-type="float" office:value="40.152943" calcext:value-type="float">
            <text:p>40.152943</text:p>
          </table:table-cell>
          <table:table-cell office:value-type="float" office:value="6.958652" calcext:value-type="float">
            <text:p>6.958652</text:p>
          </table:table-cell>
          <table:table-cell table:number-columns-repeated="1019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5" calcext:value-type="float">
            <text:p>5</text:p>
          </table:table-cell>
          <table:table-cell office:value-type="float" office:value="0.193501" calcext:value-type="float">
            <text:p>0.193501</text:p>
          </table:table-cell>
          <table:table-cell office:value-type="float" office:value="40.034801" calcext:value-type="float">
            <text:p>40.034801</text:p>
          </table:table-cell>
          <table:table-cell office:value-type="float" office:value="6.866226" calcext:value-type="float">
            <text:p>6.866226</text:p>
          </table:table-cell>
          <table:table-cell table:number-columns-repeated="1019"/>
        </table:table-row>
        <table:table-row table:style-name="ro1">
          <table:table-cell office:value-type="float" office:value="25.53" calcext:value-type="float">
            <text:p>25.53</text:p>
          </table:table-cell>
          <table:table-cell office:value-type="float" office:value="5" calcext:value-type="float">
            <text:p>5</text:p>
          </table:table-cell>
          <table:table-cell office:value-type="float" office:value="0.19272" calcext:value-type="float">
            <text:p>0.19272</text:p>
          </table:table-cell>
          <table:table-cell office:value-type="float" office:value="39.91666" calcext:value-type="float">
            <text:p>39.91666</text:p>
          </table:table-cell>
          <table:table-cell office:value-type="float" office:value="6.7738" calcext:value-type="float">
            <text:p>6.7738</text:p>
          </table:table-cell>
          <table:table-cell table:number-columns-repeated="1019"/>
        </table:table-row>
        <table:table-row table:style-name="ro1">
          <table:table-cell office:value-type="float" office:value="25.56" calcext:value-type="float">
            <text:p>25.56</text:p>
          </table:table-cell>
          <table:table-cell office:value-type="float" office:value="5" calcext:value-type="float">
            <text:p>5</text:p>
          </table:table-cell>
          <table:table-cell office:value-type="float" office:value="0.192" calcext:value-type="float">
            <text:p>0.192</text:p>
          </table:table-cell>
          <table:table-cell office:value-type="float" office:value="39.798512" calcext:value-type="float">
            <text:p>39.798512</text:p>
          </table:table-cell>
          <table:table-cell office:value-type="float" office:value="6.681372" calcext:value-type="float">
            <text:p>6.681372</text:p>
          </table:table-cell>
          <table:table-cell table:number-columns-repeated="1019"/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5" calcext:value-type="float">
            <text:p>5</text:p>
          </table:table-cell>
          <table:table-cell office:value-type="float" office:value="0.191332" calcext:value-type="float">
            <text:p>0.191332</text:p>
          </table:table-cell>
          <table:table-cell office:value-type="float" office:value="39.677525" calcext:value-type="float">
            <text:p>39.677525</text:p>
          </table:table-cell>
          <table:table-cell office:value-type="float" office:value="6.592716" calcext:value-type="float">
            <text:p>6.592716</text:p>
          </table:table-cell>
          <table:table-cell table:number-columns-repeated="1019"/>
        </table:table-row>
        <table:table-row table:style-name="ro1">
          <table:table-cell office:value-type="float" office:value="25.62" calcext:value-type="float">
            <text:p>25.62</text:p>
          </table:table-cell>
          <table:table-cell office:value-type="float" office:value="5" calcext:value-type="float">
            <text:p>5</text:p>
          </table:table-cell>
          <table:table-cell office:value-type="float" office:value="0.190217" calcext:value-type="float">
            <text:p>0.190217</text:p>
          </table:table-cell>
          <table:table-cell office:value-type="float" office:value="39.556545" calcext:value-type="float">
            <text:p>39.556545</text:p>
          </table:table-cell>
          <table:table-cell office:value-type="float" office:value="6.504061" calcext:value-type="float">
            <text:p>6.504061</text:p>
          </table:table-cell>
          <table:table-cell table:number-columns-repeated="1019"/>
        </table:table-row>
        <table:table-row table:style-name="ro1">
          <table:table-cell office:value-type="float" office:value="25.65" calcext:value-type="float">
            <text:p>25.65</text:p>
          </table:table-cell>
          <table:table-cell office:value-type="float" office:value="5" calcext:value-type="float">
            <text:p>5</text:p>
          </table:table-cell>
          <table:table-cell office:value-type="float" office:value="0.189194" calcext:value-type="float">
            <text:p>0.189194</text:p>
          </table:table-cell>
          <table:table-cell office:value-type="float" office:value="39.435558" calcext:value-type="float">
            <text:p>39.435558</text:p>
          </table:table-cell>
          <table:table-cell office:value-type="float" office:value="6.415403" calcext:value-type="float">
            <text:p>6.415403</text:p>
          </table:table-cell>
          <table:table-cell table:number-columns-repeated="1019"/>
        </table:table-row>
        <table:table-row table:style-name="ro1">
          <table:table-cell office:value-type="float" office:value="25.68" calcext:value-type="float">
            <text:p>25.68</text:p>
          </table:table-cell>
          <table:table-cell office:value-type="float" office:value="5" calcext:value-type="float">
            <text:p>5</text:p>
          </table:table-cell>
          <table:table-cell office:value-type="float" office:value="0.18825" calcext:value-type="float">
            <text:p>0.18825</text:p>
          </table:table-cell>
          <table:table-cell office:value-type="float" office:value="39.314571" calcext:value-type="float">
            <text:p>39.314571</text:p>
          </table:table-cell>
          <table:table-cell office:value-type="float" office:value="6.326746" calcext:value-type="float">
            <text:p>6.326746</text:p>
          </table:table-cell>
          <table:table-cell table:number-columns-repeated="1019"/>
        </table:table-row>
        <table:table-row table:style-name="ro1">
          <table:table-cell office:value-type="float" office:value="25.71" calcext:value-type="float">
            <text:p>25.71</text:p>
          </table:table-cell>
          <table:table-cell office:value-type="float" office:value="5" calcext:value-type="float">
            <text:p>5</text:p>
          </table:table-cell>
          <table:table-cell office:value-type="float" office:value="0.187378" calcext:value-type="float">
            <text:p>0.187378</text:p>
          </table:table-cell>
          <table:table-cell office:value-type="float" office:value="39.193584" calcext:value-type="float">
            <text:p>39.193584</text:p>
          </table:table-cell>
          <table:table-cell office:value-type="float" office:value="6.238087" calcext:value-type="float">
            <text:p>6.238087</text:p>
          </table:table-cell>
          <table:table-cell table:number-columns-repeated="1019"/>
        </table:table-row>
        <table:table-row table:style-name="ro1">
          <table:table-cell office:value-type="float" office:value="25.74" calcext:value-type="float">
            <text:p>25.74</text:p>
          </table:table-cell>
          <table:table-cell office:value-type="float" office:value="5" calcext:value-type="float">
            <text:p>5</text:p>
          </table:table-cell>
          <table:table-cell office:value-type="float" office:value="0.186574" calcext:value-type="float">
            <text:p>0.186574</text:p>
          </table:table-cell>
          <table:table-cell office:value-type="float" office:value="39.069477" calcext:value-type="float">
            <text:p>39.069477</text:p>
          </table:table-cell>
          <table:table-cell office:value-type="float" office:value="6.153858" calcext:value-type="float">
            <text:p>6.153858</text:p>
          </table:table-cell>
          <table:table-cell table:number-columns-repeated="1019"/>
        </table:table-row>
        <table:table-row table:style-name="ro1">
          <table:table-cell office:value-type="float" office:value="25.77" calcext:value-type="float">
            <text:p>25.77</text:p>
          </table:table-cell>
          <table:table-cell office:value-type="float" office:value="5" calcext:value-type="float">
            <text:p>5</text:p>
          </table:table-cell>
          <table:table-cell office:value-type="float" office:value="0.185224" calcext:value-type="float">
            <text:p>0.185224</text:p>
          </table:table-cell>
          <table:table-cell office:value-type="float" office:value="38.94537" calcext:value-type="float">
            <text:p>38.94537</text:p>
          </table:table-cell>
          <table:table-cell office:value-type="float" office:value="6.06963" calcext:value-type="float">
            <text:p>6.06963</text:p>
          </table:table-cell>
          <table:table-cell table:number-columns-repeated="1019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5" calcext:value-type="float">
            <text:p>5</text:p>
          </table:table-cell>
          <table:table-cell office:value-type="float" office:value="0.183981" calcext:value-type="float">
            <text:p>0.183981</text:p>
          </table:table-cell>
          <table:table-cell office:value-type="float" office:value="38.821262" calcext:value-type="float">
            <text:p>38.821262</text:p>
          </table:table-cell>
          <table:table-cell office:value-type="float" office:value="5.985401" calcext:value-type="float">
            <text:p>5.985401</text:p>
          </table:table-cell>
          <table:table-cell table:number-columns-repeated="1019"/>
        </table:table-row>
        <table:table-row table:style-name="ro1">
          <table:table-cell office:value-type="float" office:value="25.83" calcext:value-type="float">
            <text:p>25.83</text:p>
          </table:table-cell>
          <table:table-cell office:value-type="float" office:value="5" calcext:value-type="float">
            <text:p>5</text:p>
          </table:table-cell>
          <table:table-cell office:value-type="float" office:value="0.182837" calcext:value-type="float">
            <text:p>0.182837</text:p>
          </table:table-cell>
          <table:table-cell office:value-type="float" office:value="38.697155" calcext:value-type="float">
            <text:p>38.697155</text:p>
          </table:table-cell>
          <table:table-cell office:value-type="float" office:value="5.901171" calcext:value-type="float">
            <text:p>5.901171</text:p>
          </table:table-cell>
          <table:table-cell table:number-columns-repeated="1019"/>
        </table:table-row>
        <table:table-row table:style-name="ro1">
          <table:table-cell office:value-type="float" office:value="25.86" calcext:value-type="float">
            <text:p>25.86</text:p>
          </table:table-cell>
          <table:table-cell office:value-type="float" office:value="5" calcext:value-type="float">
            <text:p>5</text:p>
          </table:table-cell>
          <table:table-cell office:value-type="float" office:value="0.181782" calcext:value-type="float">
            <text:p>0.181782</text:p>
          </table:table-cell>
          <table:table-cell office:value-type="float" office:value="38.573044" calcext:value-type="float">
            <text:p>38.573044</text:p>
          </table:table-cell>
          <table:table-cell office:value-type="float" office:value="5.81694" calcext:value-type="float">
            <text:p>5.81694</text:p>
          </table:table-cell>
          <table:table-cell table:number-columns-repeated="1019"/>
        </table:table-row>
        <table:table-row table:style-name="ro1">
          <table:table-cell office:value-type="float" office:value="25.89" calcext:value-type="float">
            <text:p>25.89</text:p>
          </table:table-cell>
          <table:table-cell office:value-type="float" office:value="5" calcext:value-type="float">
            <text:p>5</text:p>
          </table:table-cell>
          <table:table-cell office:value-type="float" office:value="0.18081" calcext:value-type="float">
            <text:p>0.18081</text:p>
          </table:table-cell>
          <table:table-cell office:value-type="float" office:value="38.446026" calcext:value-type="float">
            <text:p>38.446026</text:p>
          </table:table-cell>
          <table:table-cell office:value-type="float" office:value="5.737164" calcext:value-type="float">
            <text:p>5.737164</text:p>
          </table:table-cell>
          <table:table-cell table:number-columns-repeated="1019"/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5" calcext:value-type="float">
            <text:p>5</text:p>
          </table:table-cell>
          <table:table-cell office:value-type="float" office:value="0.179271" calcext:value-type="float">
            <text:p>0.179271</text:p>
          </table:table-cell>
          <table:table-cell office:value-type="float" office:value="38.319008" calcext:value-type="float">
            <text:p>38.319008</text:p>
          </table:table-cell>
          <table:table-cell office:value-type="float" office:value="5.657387" calcext:value-type="float">
            <text:p>5.657387</text:p>
          </table:table-cell>
          <table:table-cell table:number-columns-repeated="1019"/>
        </table:table-row>
        <table:table-row table:style-name="ro1">
          <table:table-cell office:value-type="float" office:value="25.95" calcext:value-type="float">
            <text:p>25.95</text:p>
          </table:table-cell>
          <table:table-cell office:value-type="float" office:value="5" calcext:value-type="float">
            <text:p>5</text:p>
          </table:table-cell>
          <table:table-cell office:value-type="float" office:value="0.177852" calcext:value-type="float">
            <text:p>0.177852</text:p>
          </table:table-cell>
          <table:table-cell office:value-type="float" office:value="38.19199" calcext:value-type="float">
            <text:p>38.19199</text:p>
          </table:table-cell>
          <table:table-cell office:value-type="float" office:value="5.577608" calcext:value-type="float">
            <text:p>5.577608</text:p>
          </table:table-cell>
          <table:table-cell table:number-columns-repeated="1019"/>
        </table:table-row>
        <table:table-row table:style-name="ro1">
          <table:table-cell office:value-type="float" office:value="25.98" calcext:value-type="float">
            <text:p>25.98</text:p>
          </table:table-cell>
          <table:table-cell office:value-type="float" office:value="5" calcext:value-type="float">
            <text:p>5</text:p>
          </table:table-cell>
          <table:table-cell office:value-type="float" office:value="0.17655" calcext:value-type="float">
            <text:p>0.17655</text:p>
          </table:table-cell>
          <table:table-cell office:value-type="float" office:value="38.064968" calcext:value-type="float">
            <text:p>38.064968</text:p>
          </table:table-cell>
          <table:table-cell office:value-type="float" office:value="5.497829" calcext:value-type="float">
            <text:p>5.497829</text:p>
          </table:table-cell>
          <table:table-cell table:number-columns-repeated="1019"/>
        </table:table-row>
        <table:table-row table:style-name="ro1">
          <table:table-cell office:value-type="float" office:value="26.01" calcext:value-type="float">
            <text:p>26.01</text:p>
          </table:table-cell>
          <table:table-cell office:value-type="float" office:value="5" calcext:value-type="float">
            <text:p>5</text:p>
          </table:table-cell>
          <table:table-cell office:value-type="float" office:value="0.175347" calcext:value-type="float">
            <text:p>0.175347</text:p>
          </table:table-cell>
          <table:table-cell office:value-type="float" office:value="37.937943" calcext:value-type="float">
            <text:p>37.937943</text:p>
          </table:table-cell>
          <table:table-cell office:value-type="float" office:value="5.418049" calcext:value-type="float">
            <text:p>5.418049</text:p>
          </table:table-cell>
          <table:table-cell table:number-columns-repeated="1019"/>
        </table:table-row>
        <table:table-row table:style-name="ro1">
          <table:table-cell office:value-type="float" office:value="26.04" calcext:value-type="float">
            <text:p>26.04</text:p>
          </table:table-cell>
          <table:table-cell office:value-type="float" office:value="5" calcext:value-type="float">
            <text:p>5</text:p>
          </table:table-cell>
          <table:table-cell office:value-type="float" office:value="0.17424" calcext:value-type="float">
            <text:p>0.17424</text:p>
          </table:table-cell>
          <table:table-cell office:value-type="float" office:value="37.808289" calcext:value-type="float">
            <text:p>37.808289</text:p>
          </table:table-cell>
          <table:table-cell office:value-type="float" office:value="5.342621" calcext:value-type="float">
            <text:p>5.342621</text:p>
          </table:table-cell>
          <table:table-cell table:number-columns-repeated="1019"/>
        </table:table-row>
        <table:table-row table:style-name="ro1">
          <table:table-cell office:value-type="float" office:value="26.07" calcext:value-type="float">
            <text:p>26.07</text:p>
          </table:table-cell>
          <table:table-cell office:value-type="float" office:value="5" calcext:value-type="float">
            <text:p>5</text:p>
          </table:table-cell>
          <table:table-cell office:value-type="float" office:value="0.172566" calcext:value-type="float">
            <text:p>0.172566</text:p>
          </table:table-cell>
          <table:table-cell office:value-type="float" office:value="37.678635" calcext:value-type="float">
            <text:p>37.678635</text:p>
          </table:table-cell>
          <table:table-cell office:value-type="float" office:value="5.267193" calcext:value-type="float">
            <text:p>5.267193</text:p>
          </table:table-cell>
          <table:table-cell table:number-columns-repeated="1019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5" calcext:value-type="float">
            <text:p>5</text:p>
          </table:table-cell>
          <table:table-cell office:value-type="float" office:value="0.171027" calcext:value-type="float">
            <text:p>0.171027</text:p>
          </table:table-cell>
          <table:table-cell office:value-type="float" office:value="37.548981" calcext:value-type="float">
            <text:p>37.548981</text:p>
          </table:table-cell>
          <table:table-cell office:value-type="float" office:value="5.191765" calcext:value-type="float">
            <text:p>5.191765</text:p>
          </table:table-cell>
          <table:table-cell table:number-columns-repeated="1019"/>
        </table:table-row>
        <table:table-row table:style-name="ro1">
          <table:table-cell office:value-type="float" office:value="26.13" calcext:value-type="float">
            <text:p>26.13</text:p>
          </table:table-cell>
          <table:table-cell office:value-type="float" office:value="5" calcext:value-type="float">
            <text:p>5</text:p>
          </table:table-cell>
          <table:table-cell office:value-type="float" office:value="0.169612" calcext:value-type="float">
            <text:p>0.169612</text:p>
          </table:table-cell>
          <table:table-cell office:value-type="float" office:value="37.419323" calcext:value-type="float">
            <text:p>37.419323</text:p>
          </table:table-cell>
          <table:table-cell office:value-type="float" office:value="5.116337" calcext:value-type="float">
            <text:p>5.116337</text:p>
          </table:table-cell>
          <table:table-cell table:number-columns-repeated="1019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5" calcext:value-type="float">
            <text:p>5</text:p>
          </table:table-cell>
          <table:table-cell office:value-type="float" office:value="0.168309" calcext:value-type="float">
            <text:p>0.168309</text:p>
          </table:table-cell>
          <table:table-cell office:value-type="float" office:value="37.289665" calcext:value-type="float">
            <text:p>37.289665</text:p>
          </table:table-cell>
          <table:table-cell office:value-type="float" office:value="5.040907" calcext:value-type="float">
            <text:p>5.040907</text:p>
          </table:table-cell>
          <table:table-cell table:number-columns-repeated="1019"/>
        </table:table-row>
        <table:table-row table:style-name="ro1">
          <table:table-cell office:value-type="float" office:value="26.19" calcext:value-type="float">
            <text:p>26.19</text:p>
          </table:table-cell>
          <table:table-cell office:value-type="float" office:value="5" calcext:value-type="float">
            <text:p>5</text:p>
          </table:table-cell>
          <table:table-cell office:value-type="float" office:value="0.167109" calcext:value-type="float">
            <text:p>0.167109</text:p>
          </table:table-cell>
          <table:table-cell office:value-type="float" office:value="37.157646" calcext:value-type="float">
            <text:p>37.157646</text:p>
          </table:table-cell>
          <table:table-cell office:value-type="float" office:value="4.969698" calcext:value-type="float">
            <text:p>4.969698</text:p>
          </table:table-cell>
          <table:table-cell table:number-columns-repeated="1019"/>
        </table:table-row>
        <table:table-row table:style-name="ro1">
          <table:table-cell office:value-type="float" office:value="26.22" calcext:value-type="float">
            <text:p>26.22</text:p>
          </table:table-cell>
          <table:table-cell office:value-type="float" office:value="5" calcext:value-type="float">
            <text:p>5</text:p>
          </table:table-cell>
          <table:table-cell office:value-type="float" office:value="0.165355" calcext:value-type="float">
            <text:p>0.165355</text:p>
          </table:table-cell>
          <table:table-cell office:value-type="float" office:value="37.025627" calcext:value-type="float">
            <text:p>37.025627</text:p>
          </table:table-cell>
          <table:table-cell office:value-type="float" office:value="4.898487" calcext:value-type="float">
            <text:p>4.898487</text:p>
          </table:table-cell>
          <table:table-cell table:number-columns-repeated="1019"/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5" calcext:value-type="float">
            <text:p>5</text:p>
          </table:table-cell>
          <table:table-cell office:value-type="float" office:value="0.163742" calcext:value-type="float">
            <text:p>0.163742</text:p>
          </table:table-cell>
          <table:table-cell office:value-type="float" office:value="36.893608" calcext:value-type="float">
            <text:p>36.893608</text:p>
          </table:table-cell>
          <table:table-cell office:value-type="float" office:value="4.827276" calcext:value-type="float">
            <text:p>4.827276</text:p>
          </table:table-cell>
          <table:table-cell table:number-columns-repeated="1019"/>
        </table:table-row>
        <table:table-row table:style-name="ro1">
          <table:table-cell office:value-type="float" office:value="26.28" calcext:value-type="float">
            <text:p>26.28</text:p>
          </table:table-cell>
          <table:table-cell office:value-type="float" office:value="5" calcext:value-type="float">
            <text:p>5</text:p>
          </table:table-cell>
          <table:table-cell office:value-type="float" office:value="0.162258" calcext:value-type="float">
            <text:p>0.162258</text:p>
          </table:table-cell>
          <table:table-cell office:value-type="float" office:value="36.761585" calcext:value-type="float">
            <text:p>36.761585</text:p>
          </table:table-cell>
          <table:table-cell office:value-type="float" office:value="4.756065" calcext:value-type="float">
            <text:p>4.756065</text:p>
          </table:table-cell>
          <table:table-cell table:number-columns-repeated="1019"/>
        </table:table-row>
        <table:table-row table:style-name="ro1">
          <table:table-cell office:value-type="float" office:value="26.31" calcext:value-type="float">
            <text:p>26.31</text:p>
          </table:table-cell>
          <table:table-cell office:value-type="float" office:value="5" calcext:value-type="float">
            <text:p>5</text:p>
          </table:table-cell>
          <table:table-cell office:value-type="float" office:value="0.16089" calcext:value-type="float">
            <text:p>0.16089</text:p>
          </table:table-cell>
          <table:table-cell office:value-type="float" office:value="36.629562" calcext:value-type="float">
            <text:p>36.629562</text:p>
          </table:table-cell>
          <table:table-cell office:value-type="float" office:value="4.684851" calcext:value-type="float">
            <text:p>4.684851</text:p>
          </table:table-cell>
          <table:table-cell table:number-columns-repeated="1019"/>
        </table:table-row>
        <table:table-row table:style-name="ro1">
          <table:table-cell office:value-type="float" office:value="26.34" calcext:value-type="float">
            <text:p>26.34</text:p>
          </table:table-cell>
          <table:table-cell office:value-type="float" office:value="5" calcext:value-type="float">
            <text:p>5</text:p>
          </table:table-cell>
          <table:table-cell office:value-type="float" office:value="0.159633" calcext:value-type="float">
            <text:p>0.159633</text:p>
          </table:table-cell>
          <table:table-cell office:value-type="float" office:value="36.495426" calcext:value-type="float">
            <text:p>36.495426</text:p>
          </table:table-cell>
          <table:table-cell office:value-type="float" office:value="4.61771" calcext:value-type="float">
            <text:p>4.61771</text:p>
          </table:table-cell>
          <table:table-cell table:number-columns-repeated="1019"/>
        </table:table-row>
        <table:table-row table:style-name="ro1">
          <table:table-cell office:value-type="float" office:value="26.37" calcext:value-type="float">
            <text:p>26.37</text:p>
          </table:table-cell>
          <table:table-cell office:value-type="float" office:value="5" calcext:value-type="float">
            <text:p>5</text:p>
          </table:table-cell>
          <table:table-cell office:value-type="float" office:value="0.157836" calcext:value-type="float">
            <text:p>0.157836</text:p>
          </table:table-cell>
          <table:table-cell office:value-type="float" office:value="36.36129" calcext:value-type="float">
            <text:p>36.36129</text:p>
          </table:table-cell>
          <table:table-cell office:value-type="float" office:value="4.55057" calcext:value-type="float">
            <text:p>4.55057</text:p>
          </table:table-cell>
          <table:table-cell table:number-columns-repeated="1019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" calcext:value-type="float">
            <text:p>5</text:p>
          </table:table-cell>
          <table:table-cell office:value-type="float" office:value="0.156184" calcext:value-type="float">
            <text:p>0.156184</text:p>
          </table:table-cell>
          <table:table-cell office:value-type="float" office:value="36.227154" calcext:value-type="float">
            <text:p>36.227154</text:p>
          </table:table-cell>
          <table:table-cell office:value-type="float" office:value="4.483427" calcext:value-type="float">
            <text:p>4.483427</text:p>
          </table:table-cell>
          <table:table-cell table:number-columns-repeated="1019"/>
        </table:table-row>
        <table:table-row table:style-name="ro1">
          <table:table-cell office:value-type="float" office:value="26.43" calcext:value-type="float">
            <text:p>26.43</text:p>
          </table:table-cell>
          <table:table-cell office:value-type="float" office:value="5" calcext:value-type="float">
            <text:p>5</text:p>
          </table:table-cell>
          <table:table-cell office:value-type="float" office:value="0.154664" calcext:value-type="float">
            <text:p>0.154664</text:p>
          </table:table-cell>
          <table:table-cell office:value-type="float" office:value="36.093014" calcext:value-type="float">
            <text:p>36.093014</text:p>
          </table:table-cell>
          <table:table-cell office:value-type="float" office:value="4.416285" calcext:value-type="float">
            <text:p>4.416285</text:p>
          </table:table-cell>
          <table:table-cell table:number-columns-repeated="1019"/>
        </table:table-row>
        <table:table-row table:style-name="ro1">
          <table:table-cell office:value-type="float" office:value="26.46" calcext:value-type="float">
            <text:p>26.46</text:p>
          </table:table-cell>
          <table:table-cell office:value-type="float" office:value="5" calcext:value-type="float">
            <text:p>5</text:p>
          </table:table-cell>
          <table:table-cell office:value-type="float" office:value="0.153264" calcext:value-type="float">
            <text:p>0.153264</text:p>
          </table:table-cell>
          <table:table-cell office:value-type="float" office:value="35.95887" calcext:value-type="float">
            <text:p>35.95887</text:p>
          </table:table-cell>
          <table:table-cell office:value-type="float" office:value="4.34914" calcext:value-type="float">
            <text:p>4.34914</text:p>
          </table:table-cell>
          <table:table-cell table:number-columns-repeated="1019"/>
        </table:table-row>
        <table:table-row table:style-name="ro1">
          <table:table-cell office:value-type="float" office:value="26.49" calcext:value-type="float">
            <text:p>26.49</text:p>
          </table:table-cell>
          <table:table-cell office:value-type="float" office:value="5" calcext:value-type="float">
            <text:p>5</text:p>
          </table:table-cell>
          <table:table-cell office:value-type="float" office:value="0.151977" calcext:value-type="float">
            <text:p>0.151977</text:p>
          </table:table-cell>
          <table:table-cell office:value-type="float" office:value="35.822845" calcext:value-type="float">
            <text:p>35.822845</text:p>
          </table:table-cell>
          <table:table-cell office:value-type="float" office:value="4.28591" calcext:value-type="float">
            <text:p>4.28591</text:p>
          </table:table-cell>
          <table:table-cell table:number-columns-repeated="1019"/>
        </table:table-row>
        <table:table-row table:style-name="ro1">
          <table:table-cell office:value-type="float" office:value="26.52" calcext:value-type="float">
            <text:p>26.52</text:p>
          </table:table-cell>
          <table:table-cell office:value-type="float" office:value="5" calcext:value-type="float">
            <text:p>5</text:p>
          </table:table-cell>
          <table:table-cell office:value-type="float" office:value="0.150167" calcext:value-type="float">
            <text:p>0.150167</text:p>
          </table:table-cell>
          <table:table-cell office:value-type="float" office:value="35.686821" calcext:value-type="float">
            <text:p>35.686821</text:p>
          </table:table-cell>
          <table:table-cell office:value-type="float" office:value="4.222679" calcext:value-type="float">
            <text:p>4.222679</text:p>
          </table:table-cell>
          <table:table-cell table:number-columns-repeated="1019"/>
        </table:table-row>
        <table:table-row table:style-name="ro1">
          <table:table-cell office:value-type="float" office:value="26.55" calcext:value-type="float">
            <text:p>26.55</text:p>
          </table:table-cell>
          <table:table-cell office:value-type="float" office:value="5" calcext:value-type="float">
            <text:p>5</text:p>
          </table:table-cell>
          <table:table-cell office:value-type="float" office:value="0.148507" calcext:value-type="float">
            <text:p>0.148507</text:p>
          </table:table-cell>
          <table:table-cell office:value-type="float" office:value="35.550797" calcext:value-type="float">
            <text:p>35.550797</text:p>
          </table:table-cell>
          <table:table-cell office:value-type="float" office:value="4.159449" calcext:value-type="float">
            <text:p>4.159449</text:p>
          </table:table-cell>
          <table:table-cell table:number-columns-repeated="1019"/>
        </table:table-row>
        <table:table-row table:style-name="ro1">
          <table:table-cell office:value-type="float" office:value="26.58" calcext:value-type="float">
            <text:p>26.58</text:p>
          </table:table-cell>
          <table:table-cell office:value-type="float" office:value="5" calcext:value-type="float">
            <text:p>5</text:p>
          </table:table-cell>
          <table:table-cell office:value-type="float" office:value="0.146977" calcext:value-type="float">
            <text:p>0.146977</text:p>
          </table:table-cell>
          <table:table-cell office:value-type="float" office:value="35.414772" calcext:value-type="float">
            <text:p>35.414772</text:p>
          </table:table-cell>
          <table:table-cell office:value-type="float" office:value="4.096216" calcext:value-type="float">
            <text:p>4.096216</text:p>
          </table:table-cell>
          <table:table-cell table:number-columns-repeated="1019"/>
        </table:table-row>
        <table:table-row table:style-name="ro1">
          <table:table-cell office:value-type="float" office:value="26.61" calcext:value-type="float">
            <text:p>26.61</text:p>
          </table:table-cell>
          <table:table-cell office:value-type="float" office:value="5" calcext:value-type="float">
            <text:p>5</text:p>
          </table:table-cell>
          <table:table-cell office:value-type="float" office:value="0.145571" calcext:value-type="float">
            <text:p>0.145571</text:p>
          </table:table-cell>
          <table:table-cell office:value-type="float" office:value="35.27874" calcext:value-type="float">
            <text:p>35.27874</text:p>
          </table:table-cell>
          <table:table-cell office:value-type="float" office:value="4.032984" calcext:value-type="float">
            <text:p>4.032984</text:p>
          </table:table-cell>
          <table:table-cell table:number-columns-repeated="1019"/>
        </table:table-row>
        <table:table-row table:style-name="ro1">
          <table:table-cell office:value-type="float" office:value="26.64" calcext:value-type="float">
            <text:p>26.64</text:p>
          </table:table-cell>
          <table:table-cell office:value-type="float" office:value="5" calcext:value-type="float">
            <text:p>5</text:p>
          </table:table-cell>
          <table:table-cell office:value-type="float" office:value="0.144279" calcext:value-type="float">
            <text:p>0.144279</text:p>
          </table:table-cell>
          <table:table-cell office:value-type="float" office:value="35.141041" calcext:value-type="float">
            <text:p>35.141041</text:p>
          </table:table-cell>
          <table:table-cell office:value-type="float" office:value="3.973501" calcext:value-type="float">
            <text:p>3.973501</text:p>
          </table:table-cell>
          <table:table-cell table:number-columns-repeated="1019"/>
        </table:table-row>
        <table:table-row table:style-name="ro1">
          <table:table-cell office:value-type="float" office:value="26.67" calcext:value-type="float">
            <text:p>26.67</text:p>
          </table:table-cell>
          <table:table-cell office:value-type="float" office:value="5" calcext:value-type="float">
            <text:p>5</text:p>
          </table:table-cell>
          <table:table-cell office:value-type="float" office:value="0.142494" calcext:value-type="float">
            <text:p>0.142494</text:p>
          </table:table-cell>
          <table:table-cell office:value-type="float" office:value="35.003338" calcext:value-type="float">
            <text:p>35.003338</text:p>
          </table:table-cell>
          <table:table-cell office:value-type="float" office:value="3.914017" calcext:value-type="float">
            <text:p>3.914017</text:p>
          </table:table-cell>
          <table:table-cell table:number-columns-repeated="1019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5" calcext:value-type="float">
            <text:p>5</text:p>
          </table:table-cell>
          <table:table-cell office:value-type="float" office:value="0.140855" calcext:value-type="float">
            <text:p>0.140855</text:p>
          </table:table-cell>
          <table:table-cell office:value-type="float" office:value="34.865635" calcext:value-type="float">
            <text:p>34.865635</text:p>
          </table:table-cell>
          <table:table-cell office:value-type="float" office:value="3.854532" calcext:value-type="float">
            <text:p>3.854532</text:p>
          </table:table-cell>
          <table:table-cell table:number-columns-repeated="1019"/>
        </table:table-row>
        <table:table-row table:style-name="ro1">
          <table:table-cell office:value-type="float" office:value="26.73" calcext:value-type="float">
            <text:p>26.73</text:p>
          </table:table-cell>
          <table:table-cell office:value-type="float" office:value="5" calcext:value-type="float">
            <text:p>5</text:p>
          </table:table-cell>
          <table:table-cell office:value-type="float" office:value="0.139348" calcext:value-type="float">
            <text:p>0.139348</text:p>
          </table:table-cell>
          <table:table-cell office:value-type="float" office:value="34.727932" calcext:value-type="float">
            <text:p>34.727932</text:p>
          </table:table-cell>
          <table:table-cell office:value-type="float" office:value="3.795048" calcext:value-type="float">
            <text:p>3.795048</text:p>
          </table:table-cell>
          <table:table-cell table:number-columns-repeated="1019"/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5" calcext:value-type="float">
            <text:p>5</text:p>
          </table:table-cell>
          <table:table-cell office:value-type="float" office:value="0.13796" calcext:value-type="float">
            <text:p>0.13796</text:p>
          </table:table-cell>
          <table:table-cell office:value-type="float" office:value="34.590225" calcext:value-type="float">
            <text:p>34.590225</text:p>
          </table:table-cell>
          <table:table-cell office:value-type="float" office:value="3.735563" calcext:value-type="float">
            <text:p>3.735563</text:p>
          </table:table-cell>
          <table:table-cell table:number-columns-repeated="1019"/>
        </table:table-row>
        <table:table-row table:style-name="ro1">
          <table:table-cell office:value-type="float" office:value="26.79" calcext:value-type="float">
            <text:p>26.79</text:p>
          </table:table-cell>
          <table:table-cell office:value-type="float" office:value="5" calcext:value-type="float">
            <text:p>5</text:p>
          </table:table-cell>
          <table:table-cell office:value-type="float" office:value="0.136685" calcext:value-type="float">
            <text:p>0.136685</text:p>
          </table:table-cell>
          <table:table-cell office:value-type="float" office:value="34.451031" calcext:value-type="float">
            <text:p>34.451031</text:p>
          </table:table-cell>
          <table:table-cell office:value-type="float" office:value="3.679661" calcext:value-type="float">
            <text:p>3.679661</text:p>
          </table:table-cell>
          <table:table-cell table:number-columns-repeated="1019"/>
        </table:table-row>
        <table:table-row table:style-name="ro1">
          <table:table-cell office:value-type="float" office:value="26.82" calcext:value-type="float">
            <text:p>26.82</text:p>
          </table:table-cell>
          <table:table-cell office:value-type="float" office:value="5" calcext:value-type="float">
            <text:p>5</text:p>
          </table:table-cell>
          <table:table-cell office:value-type="float" office:value="0.134934" calcext:value-type="float">
            <text:p>0.134934</text:p>
          </table:table-cell>
          <table:table-cell office:value-type="float" office:value="34.311836" calcext:value-type="float">
            <text:p>34.311836</text:p>
          </table:table-cell>
          <table:table-cell office:value-type="float" office:value="3.623758" calcext:value-type="float">
            <text:p>3.623758</text:p>
          </table:table-cell>
          <table:table-cell table:number-columns-repeated="1019"/>
        </table:table-row>
        <table:table-row table:style-name="ro1">
          <table:table-cell office:value-type="float" office:value="26.85" calcext:value-type="float">
            <text:p>26.85</text:p>
          </table:table-cell>
          <table:table-cell office:value-type="float" office:value="5" calcext:value-type="float">
            <text:p>5</text:p>
          </table:table-cell>
          <table:table-cell office:value-type="float" office:value="0.133325" calcext:value-type="float">
            <text:p>0.133325</text:p>
          </table:table-cell>
          <table:table-cell office:value-type="float" office:value="34.172638" calcext:value-type="float">
            <text:p>34.172638</text:p>
          </table:table-cell>
          <table:table-cell office:value-type="float" office:value="3.567856" calcext:value-type="float">
            <text:p>3.567856</text:p>
          </table:table-cell>
          <table:table-cell table:number-columns-repeated="1019"/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5" calcext:value-type="float">
            <text:p>5</text:p>
          </table:table-cell>
          <table:table-cell office:value-type="float" office:value="0.131847" calcext:value-type="float">
            <text:p>0.131847</text:p>
          </table:table-cell>
          <table:table-cell office:value-type="float" office:value="34.03344" calcext:value-type="float">
            <text:p>34.03344</text:p>
          </table:table-cell>
          <table:table-cell office:value-type="float" office:value="3.511951" calcext:value-type="float">
            <text:p>3.511951</text:p>
          </table:table-cell>
          <table:table-cell table:number-columns-repeated="1019"/>
        </table:table-row>
        <table:table-row table:style-name="ro1">
          <table:table-cell office:value-type="float" office:value="26.91" calcext:value-type="float">
            <text:p>26.91</text:p>
          </table:table-cell>
          <table:table-cell office:value-type="float" office:value="5" calcext:value-type="float">
            <text:p>5</text:p>
          </table:table-cell>
          <table:table-cell office:value-type="float" office:value="0.130488" calcext:value-type="float">
            <text:p>0.130488</text:p>
          </table:table-cell>
          <table:table-cell office:value-type="float" office:value="33.894241" calcext:value-type="float">
            <text:p>33.894241</text:p>
          </table:table-cell>
          <table:table-cell office:value-type="float" office:value="3.456047" calcext:value-type="float">
            <text:p>3.456047</text:p>
          </table:table-cell>
          <table:table-cell table:number-columns-repeated="1019"/>
        </table:table-row>
        <table:table-row table:style-name="ro1">
          <table:table-cell office:value-type="float" office:value="26.94" calcext:value-type="float">
            <text:p>26.94</text:p>
          </table:table-cell>
          <table:table-cell office:value-type="float" office:value="5" calcext:value-type="float">
            <text:p>5</text:p>
          </table:table-cell>
          <table:table-cell office:value-type="float" office:value="0.129234" calcext:value-type="float">
            <text:p>0.129234</text:p>
          </table:table-cell>
          <table:table-cell office:value-type="float" office:value="33.753727" calcext:value-type="float">
            <text:p>33.753727</text:p>
          </table:table-cell>
          <table:table-cell office:value-type="float" office:value="3.403561" calcext:value-type="float">
            <text:p>3.403561</text:p>
          </table:table-cell>
          <table:table-cell table:number-columns-repeated="1019"/>
        </table:table-row>
        <table:table-row table:style-name="ro1">
          <table:table-cell office:value-type="float" office:value="26.97" calcext:value-type="float">
            <text:p>26.97</text:p>
          </table:table-cell>
          <table:table-cell office:value-type="float" office:value="5" calcext:value-type="float">
            <text:p>5</text:p>
          </table:table-cell>
          <table:table-cell office:value-type="float" office:value="0.127539" calcext:value-type="float">
            <text:p>0.127539</text:p>
          </table:table-cell>
          <table:table-cell office:value-type="float" office:value="33.613209" calcext:value-type="float">
            <text:p>33.613209</text:p>
          </table:table-cell>
          <table:table-cell office:value-type="float" office:value="3.351072" calcext:value-type="float">
            <text:p>3.351072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.125982" calcext:value-type="float">
            <text:p>0.125982</text:p>
          </table:table-cell>
          <table:table-cell office:value-type="float" office:value="33.472691" calcext:value-type="float">
            <text:p>33.472691</text:p>
          </table:table-cell>
          <table:table-cell office:value-type="float" office:value="3.298584" calcext:value-type="float">
            <text:p>3.298584</text:p>
          </table:table-cell>
          <table:table-cell table:number-columns-repeated="1019"/>
        </table:table-row>
        <table:table-row table:style-name="ro1">
          <table:table-cell office:value-type="float" office:value="27.03" calcext:value-type="float">
            <text:p>27.03</text:p>
          </table:table-cell>
          <table:table-cell office:value-type="float" office:value="5" calcext:value-type="float">
            <text:p>5</text:p>
          </table:table-cell>
          <table:table-cell office:value-type="float" office:value="0.124549" calcext:value-type="float">
            <text:p>0.124549</text:p>
          </table:table-cell>
          <table:table-cell office:value-type="float" office:value="33.332172" calcext:value-type="float">
            <text:p>33.332172</text:p>
          </table:table-cell>
          <table:table-cell office:value-type="float" office:value="3.246096" calcext:value-type="float">
            <text:p>3.246096</text:p>
          </table:table-cell>
          <table:table-cell table:number-columns-repeated="1019"/>
        </table:table-row>
        <table:table-row table:style-name="ro1">
          <table:table-cell office:value-type="float" office:value="27.06" calcext:value-type="float">
            <text:p>27.06</text:p>
          </table:table-cell>
          <table:table-cell office:value-type="float" office:value="5" calcext:value-type="float">
            <text:p>5</text:p>
          </table:table-cell>
          <table:table-cell office:value-type="float" office:value="0.123233" calcext:value-type="float">
            <text:p>0.123233</text:p>
          </table:table-cell>
          <table:table-cell office:value-type="float" office:value="33.191654" calcext:value-type="float">
            <text:p>33.191654</text:p>
          </table:table-cell>
          <table:table-cell office:value-type="float" office:value="3.193607" calcext:value-type="float">
            <text:p>3.193607</text:p>
          </table:table-cell>
          <table:table-cell table:number-columns-repeated="1019"/>
        </table:table-row>
        <table:table-row table:style-name="ro1">
          <table:table-cell office:value-type="float" office:value="27.09" calcext:value-type="float">
            <text:p>27.09</text:p>
          </table:table-cell>
          <table:table-cell office:value-type="float" office:value="5" calcext:value-type="float">
            <text:p>5</text:p>
          </table:table-cell>
          <table:table-cell office:value-type="float" office:value="0.12202" calcext:value-type="float">
            <text:p>0.12202</text:p>
          </table:table-cell>
          <table:table-cell office:value-type="float" office:value="33.049965" calcext:value-type="float">
            <text:p>33.049965</text:p>
          </table:table-cell>
          <table:table-cell office:value-type="float" office:value="3.144371" calcext:value-type="float">
            <text:p>3.144371</text:p>
          </table:table-cell>
          <table:table-cell table:number-columns-repeated="1019"/>
        </table:table-row>
        <table:table-row table:style-name="ro1">
          <table:table-cell office:value-type="float" office:value="27.12" calcext:value-type="float">
            <text:p>27.12</text:p>
          </table:table-cell>
          <table:table-cell office:value-type="float" office:value="5" calcext:value-type="float">
            <text:p>5</text:p>
          </table:table-cell>
          <table:table-cell office:value-type="float" office:value="0.120387" calcext:value-type="float">
            <text:p>0.120387</text:p>
          </table:table-cell>
          <table:table-cell office:value-type="float" office:value="32.908276" calcext:value-type="float">
            <text:p>32.908276</text:p>
          </table:table-cell>
          <table:table-cell office:value-type="float" office:value="3.095135" calcext:value-type="float">
            <text:p>3.095135</text:p>
          </table:table-cell>
          <table:table-cell table:number-columns-repeated="1019"/>
        </table:table-row>
        <table:table-row table:style-name="ro1">
          <table:table-cell office:value-type="float" office:value="27.15" calcext:value-type="float">
            <text:p>27.15</text:p>
          </table:table-cell>
          <table:table-cell office:value-type="float" office:value="5" calcext:value-type="float">
            <text:p>5</text:p>
          </table:table-cell>
          <table:table-cell office:value-type="float" office:value="0.118883" calcext:value-type="float">
            <text:p>0.118883</text:p>
          </table:table-cell>
          <table:table-cell office:value-type="float" office:value="32.766586" calcext:value-type="float">
            <text:p>32.766586</text:p>
          </table:table-cell>
          <table:table-cell office:value-type="float" office:value="3.045898" calcext:value-type="float">
            <text:p>3.045898</text:p>
          </table:table-cell>
          <table:table-cell table:number-columns-repeated="1019"/>
        </table:table-row>
        <table:table-row table:style-name="ro1">
          <table:table-cell office:value-type="float" office:value="27.18" calcext:value-type="float">
            <text:p>27.18</text:p>
          </table:table-cell>
          <table:table-cell office:value-type="float" office:value="5" calcext:value-type="float">
            <text:p>5</text:p>
          </table:table-cell>
          <table:table-cell office:value-type="float" office:value="0.117501" calcext:value-type="float">
            <text:p>0.117501</text:p>
          </table:table-cell>
          <table:table-cell office:value-type="float" office:value="32.624897" calcext:value-type="float">
            <text:p>32.624897</text:p>
          </table:table-cell>
          <table:table-cell office:value-type="float" office:value="2.996662" calcext:value-type="float">
            <text:p>2.996662</text:p>
          </table:table-cell>
          <table:table-cell table:number-columns-repeated="1019"/>
        </table:table-row>
        <table:table-row table:style-name="ro1">
          <table:table-cell office:value-type="float" office:value="27.21" calcext:value-type="float">
            <text:p>27.21</text:p>
          </table:table-cell>
          <table:table-cell office:value-type="float" office:value="5" calcext:value-type="float">
            <text:p>5</text:p>
          </table:table-cell>
          <table:table-cell office:value-type="float" office:value="0.11623" calcext:value-type="float">
            <text:p>0.11623</text:p>
          </table:table-cell>
          <table:table-cell office:value-type="float" office:value="32.483204" calcext:value-type="float">
            <text:p>32.483204</text:p>
          </table:table-cell>
          <table:table-cell office:value-type="float" office:value="2.947426" calcext:value-type="float">
            <text:p>2.947426</text:p>
          </table:table-cell>
          <table:table-cell table:number-columns-repeated="1019"/>
        </table:table-row>
        <table:table-row table:style-name="ro1">
          <table:table-cell office:value-type="float" office:value="27.24" calcext:value-type="float">
            <text:p>27.24</text:p>
          </table:table-cell>
          <table:table-cell office:value-type="float" office:value="5" calcext:value-type="float">
            <text:p>5</text:p>
          </table:table-cell>
          <table:table-cell office:value-type="float" office:value="0.115061" calcext:value-type="float">
            <text:p>0.115061</text:p>
          </table:table-cell>
          <table:table-cell office:value-type="float" office:value="32.340481" calcext:value-type="float">
            <text:p>32.340481</text:p>
          </table:table-cell>
          <table:table-cell office:value-type="float" office:value="2.901281" calcext:value-type="float">
            <text:p>2.901281</text:p>
          </table:table-cell>
          <table:table-cell table:number-columns-repeated="1019"/>
        </table:table-row>
        <table:table-row table:style-name="ro1">
          <table:table-cell office:value-type="float" office:value="27.27" calcext:value-type="float">
            <text:p>27.27</text:p>
          </table:table-cell>
          <table:table-cell office:value-type="float" office:value="5" calcext:value-type="float">
            <text:p>5</text:p>
          </table:table-cell>
          <table:table-cell office:value-type="float" office:value="0.113496" calcext:value-type="float">
            <text:p>0.113496</text:p>
          </table:table-cell>
          <table:table-cell office:value-type="float" office:value="32.197758" calcext:value-type="float">
            <text:p>32.197758</text:p>
          </table:table-cell>
          <table:table-cell office:value-type="float" office:value="2.855137" calcext:value-type="float">
            <text:p>2.855137</text:p>
          </table:table-cell>
          <table:table-cell table:number-columns-repeated="1019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5" calcext:value-type="float">
            <text:p>5</text:p>
          </table:table-cell>
          <table:table-cell office:value-type="float" office:value="0.11206" calcext:value-type="float">
            <text:p>0.11206</text:p>
          </table:table-cell>
          <table:table-cell office:value-type="float" office:value="32.055035" calcext:value-type="float">
            <text:p>32.055035</text:p>
          </table:table-cell>
          <table:table-cell office:value-type="float" office:value="2.80899" calcext:value-type="float">
            <text:p>2.80899</text:p>
          </table:table-cell>
          <table:table-cell table:number-columns-repeated="1019"/>
        </table:table-row>
        <table:table-row table:style-name="ro1">
          <table:table-cell office:value-type="float" office:value="27.33" calcext:value-type="float">
            <text:p>27.33</text:p>
          </table:table-cell>
          <table:table-cell office:value-type="float" office:value="5" calcext:value-type="float">
            <text:p>5</text:p>
          </table:table-cell>
          <table:table-cell office:value-type="float" office:value="0.110737" calcext:value-type="float">
            <text:p>0.110737</text:p>
          </table:table-cell>
          <table:table-cell office:value-type="float" office:value="31.912308" calcext:value-type="float">
            <text:p>31.912308</text:p>
          </table:table-cell>
          <table:table-cell office:value-type="float" office:value="2.762844" calcext:value-type="float">
            <text:p>2.762844</text:p>
          </table:table-cell>
          <table:table-cell table:number-columns-repeated="1019"/>
        </table:table-row>
        <table:table-row table:style-name="ro1">
          <table:table-cell office:value-type="float" office:value="27.36" calcext:value-type="float">
            <text:p>27.36</text:p>
          </table:table-cell>
          <table:table-cell office:value-type="float" office:value="5" calcext:value-type="float">
            <text:p>5</text:p>
          </table:table-cell>
          <table:table-cell office:value-type="float" office:value="0.109522" calcext:value-type="float">
            <text:p>0.109522</text:p>
          </table:table-cell>
          <table:table-cell office:value-type="float" office:value="31.769581" calcext:value-type="float">
            <text:p>31.769581</text:p>
          </table:table-cell>
          <table:table-cell office:value-type="float" office:value="2.716698" calcext:value-type="float">
            <text:p>2.716698</text:p>
          </table:table-cell>
          <table:table-cell table:number-columns-repeated="1019"/>
        </table:table-row>
        <table:table-row table:style-name="ro1">
          <table:table-cell office:value-type="float" office:value="27.39" calcext:value-type="float">
            <text:p>27.39</text:p>
          </table:table-cell>
          <table:table-cell office:value-type="float" office:value="5" calcext:value-type="float">
            <text:p>5</text:p>
          </table:table-cell>
          <table:table-cell office:value-type="float" office:value="0.108403" calcext:value-type="float">
            <text:p>0.108403</text:p>
          </table:table-cell>
          <table:table-cell office:value-type="float" office:value="31.626854" calcext:value-type="float">
            <text:p>31.626854</text:p>
          </table:table-cell>
          <table:table-cell office:value-type="float" office:value="2.670551" calcext:value-type="float">
            <text:p>2.670551</text:p>
          </table:table-cell>
          <table:table-cell table:number-columns-repeated="1019"/>
        </table:table-row>
        <table:table-row table:style-name="ro1">
          <table:table-cell office:value-type="float" office:value="27.42" calcext:value-type="float">
            <text:p>27.42</text:p>
          </table:table-cell>
          <table:table-cell office:value-type="float" office:value="5" calcext:value-type="float">
            <text:p>5</text:p>
          </table:table-cell>
          <table:table-cell office:value-type="float" office:value="0.107376" calcext:value-type="float">
            <text:p>0.107376</text:p>
          </table:table-cell>
          <table:table-cell office:value-type="float" office:value="31.483047" calcext:value-type="float">
            <text:p>31.483047</text:p>
          </table:table-cell>
          <table:table-cell office:value-type="float" office:value="2.627884" calcext:value-type="float">
            <text:p>2.627884</text:p>
          </table:table-cell>
          <table:table-cell table:number-columns-repeated="1019"/>
        </table:table-row>
        <table:table-row table:style-name="ro1">
          <table:table-cell office:value-type="float" office:value="27.45" calcext:value-type="float">
            <text:p>27.45</text:p>
          </table:table-cell>
          <table:table-cell office:value-type="float" office:value="5" calcext:value-type="float">
            <text:p>5</text:p>
          </table:table-cell>
          <table:table-cell office:value-type="float" office:value="0.105887" calcext:value-type="float">
            <text:p>0.105887</text:p>
          </table:table-cell>
          <table:table-cell office:value-type="float" office:value="31.339241" calcext:value-type="float">
            <text:p>31.339241</text:p>
          </table:table-cell>
          <table:table-cell office:value-type="float" office:value="2.585217" calcext:value-type="float">
            <text:p>2.585217</text:p>
          </table:table-cell>
          <table:table-cell table:number-columns-repeated="1019"/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5" calcext:value-type="float">
            <text:p>5</text:p>
          </table:table-cell>
          <table:table-cell office:value-type="float" office:value="0.104523" calcext:value-type="float">
            <text:p>0.104523</text:p>
          </table:table-cell>
          <table:table-cell office:value-type="float" office:value="31.195435" calcext:value-type="float">
            <text:p>31.195435</text:p>
          </table:table-cell>
          <table:table-cell office:value-type="float" office:value="2.542549" calcext:value-type="float">
            <text:p>2.542549</text:p>
          </table:table-cell>
          <table:table-cell table:number-columns-repeated="1019"/>
        </table:table-row>
        <table:table-row table:style-name="ro1">
          <table:table-cell office:value-type="float" office:value="27.51" calcext:value-type="float">
            <text:p>27.51</text:p>
          </table:table-cell>
          <table:table-cell office:value-type="float" office:value="5" calcext:value-type="float">
            <text:p>5</text:p>
          </table:table-cell>
          <table:table-cell office:value-type="float" office:value="0.103266" calcext:value-type="float">
            <text:p>0.103266</text:p>
          </table:table-cell>
          <table:table-cell office:value-type="float" office:value="31.051624" calcext:value-type="float">
            <text:p>31.051624</text:p>
          </table:table-cell>
          <table:table-cell office:value-type="float" office:value="2.499882" calcext:value-type="float">
            <text:p>2.499882</text:p>
          </table:table-cell>
          <table:table-cell table:number-columns-repeated="1019"/>
        </table:table-row>
        <table:table-row table:style-name="ro1">
          <table:table-cell office:value-type="float" office:value="27.54" calcext:value-type="float">
            <text:p>27.54</text:p>
          </table:table-cell>
          <table:table-cell office:value-type="float" office:value="5" calcext:value-type="float">
            <text:p>5</text:p>
          </table:table-cell>
          <table:table-cell office:value-type="float" office:value="0.102111" calcext:value-type="float">
            <text:p>0.102111</text:p>
          </table:table-cell>
          <table:table-cell office:value-type="float" office:value="30.907814" calcext:value-type="float">
            <text:p>30.907814</text:p>
          </table:table-cell>
          <table:table-cell office:value-type="float" office:value="2.457214" calcext:value-type="float">
            <text:p>2.457214</text:p>
          </table:table-cell>
          <table:table-cell table:number-columns-repeated="1019"/>
        </table:table-row>
        <table:table-row table:style-name="ro1">
          <table:table-cell office:value-type="float" office:value="27.57" calcext:value-type="float">
            <text:p>27.57</text:p>
          </table:table-cell>
          <table:table-cell office:value-type="float" office:value="5" calcext:value-type="float">
            <text:p>5</text:p>
          </table:table-cell>
          <table:table-cell office:value-type="float" office:value="0.101049" calcext:value-type="float">
            <text:p>0.101049</text:p>
          </table:table-cell>
          <table:table-cell office:value-type="float" office:value="30.763222" calcext:value-type="float">
            <text:p>30.763222</text:p>
          </table:table-cell>
          <table:table-cell office:value-type="float" office:value="2.417307" calcext:value-type="float">
            <text:p>2.417307</text:p>
          </table:table-cell>
          <table:table-cell table:number-columns-repeated="1019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5" calcext:value-type="float">
            <text:p>5</text:p>
          </table:table-cell>
          <table:table-cell office:value-type="float" office:value="0.099639" calcext:value-type="float">
            <text:p>0.099639</text:p>
          </table:table-cell>
          <table:table-cell office:value-type="float" office:value="30.618629" calcext:value-type="float">
            <text:p>30.618629</text:p>
          </table:table-cell>
          <table:table-cell office:value-type="float" office:value="2.377398" calcext:value-type="float">
            <text:p>2.377398</text:p>
          </table:table-cell>
          <table:table-cell table:number-columns-repeated="1019"/>
        </table:table-row>
        <table:table-row table:style-name="ro1">
          <table:table-cell office:value-type="float" office:value="27.63" calcext:value-type="float">
            <text:p>27.63</text:p>
          </table:table-cell>
          <table:table-cell office:value-type="float" office:value="5" calcext:value-type="float">
            <text:p>5</text:p>
          </table:table-cell>
          <table:table-cell office:value-type="float" office:value="0.098344" calcext:value-type="float">
            <text:p>0.098344</text:p>
          </table:table-cell>
          <table:table-cell office:value-type="float" office:value="30.474033" calcext:value-type="float">
            <text:p>30.474033</text:p>
          </table:table-cell>
          <table:table-cell office:value-type="float" office:value="2.337488" calcext:value-type="float">
            <text:p>2.337488</text:p>
          </table:table-cell>
          <table:table-cell table:number-columns-repeated="1019"/>
        </table:table-row>
        <table:table-row table:style-name="ro1">
          <table:table-cell office:value-type="float" office:value="27.66" calcext:value-type="float">
            <text:p>27.66</text:p>
          </table:table-cell>
          <table:table-cell office:value-type="float" office:value="5" calcext:value-type="float">
            <text:p>5</text:p>
          </table:table-cell>
          <table:table-cell office:value-type="float" office:value="0.097155" calcext:value-type="float">
            <text:p>0.097155</text:p>
          </table:table-cell>
          <table:table-cell office:value-type="float" office:value="30.329437" calcext:value-type="float">
            <text:p>30.329437</text:p>
          </table:table-cell>
          <table:table-cell office:value-type="float" office:value="2.297579" calcext:value-type="float">
            <text:p>2.297579</text:p>
          </table:table-cell>
          <table:table-cell table:number-columns-repeated="1019"/>
        </table:table-row>
        <table:table-row table:style-name="ro1">
          <table:table-cell office:value-type="float" office:value="27.69" calcext:value-type="float">
            <text:p>27.69</text:p>
          </table:table-cell>
          <table:table-cell office:value-type="float" office:value="5" calcext:value-type="float">
            <text:p>5</text:p>
          </table:table-cell>
          <table:table-cell office:value-type="float" office:value="0.09606" calcext:value-type="float">
            <text:p>0.09606</text:p>
          </table:table-cell>
          <table:table-cell office:value-type="float" office:value="30.184841" calcext:value-type="float">
            <text:p>30.184841</text:p>
          </table:table-cell>
          <table:table-cell office:value-type="float" office:value="2.257669" calcext:value-type="float">
            <text:p>2.257669</text:p>
          </table:table-cell>
          <table:table-cell table:number-columns-repeated="1019"/>
        </table:table-row>
        <table:table-row table:style-name="ro1">
          <table:table-cell office:value-type="float" office:value="27.72" calcext:value-type="float">
            <text:p>27.72</text:p>
          </table:table-cell>
          <table:table-cell office:value-type="float" office:value="5" calcext:value-type="float">
            <text:p>5</text:p>
          </table:table-cell>
          <table:table-cell office:value-type="float" office:value="0.095053" calcext:value-type="float">
            <text:p>0.095053</text:p>
          </table:table-cell>
          <table:table-cell office:value-type="float" office:value="30.039555" calcext:value-type="float">
            <text:p>30.039555</text:p>
          </table:table-cell>
          <table:table-cell office:value-type="float" office:value="2.220373" calcext:value-type="float">
            <text:p>2.220373</text:p>
          </table:table-cell>
          <table:table-cell table:number-columns-repeated="1019"/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5" calcext:value-type="float">
            <text:p>5</text:p>
          </table:table-cell>
          <table:table-cell office:value-type="float" office:value="0.093724" calcext:value-type="float">
            <text:p>0.093724</text:p>
          </table:table-cell>
          <table:table-cell office:value-type="float" office:value="29.894268" calcext:value-type="float">
            <text:p>29.894268</text:p>
          </table:table-cell>
          <table:table-cell office:value-type="float" office:value="2.183077" calcext:value-type="float">
            <text:p>2.183077</text:p>
          </table:table-cell>
          <table:table-cell table:number-columns-repeated="1019"/>
        </table:table-row>
        <table:table-row table:style-name="ro1">
          <table:table-cell office:value-type="float" office:value="27.78" calcext:value-type="float">
            <text:p>27.78</text:p>
          </table:table-cell>
          <table:table-cell office:value-type="float" office:value="5" calcext:value-type="float">
            <text:p>5</text:p>
          </table:table-cell>
          <table:table-cell office:value-type="float" office:value="0.092504" calcext:value-type="float">
            <text:p>0.092504</text:p>
          </table:table-cell>
          <table:table-cell office:value-type="float" office:value="29.748978" calcext:value-type="float">
            <text:p>29.748978</text:p>
          </table:table-cell>
          <table:table-cell office:value-type="float" office:value="2.145781" calcext:value-type="float">
            <text:p>2.145781</text:p>
          </table:table-cell>
          <table:table-cell table:number-columns-repeated="1019"/>
        </table:table-row>
        <table:table-row table:style-name="ro1">
          <table:table-cell office:value-type="float" office:value="27.81" calcext:value-type="float">
            <text:p>27.81</text:p>
          </table:table-cell>
          <table:table-cell office:value-type="float" office:value="5" calcext:value-type="float">
            <text:p>5</text:p>
          </table:table-cell>
          <table:table-cell office:value-type="float" office:value="0.091381" calcext:value-type="float">
            <text:p>0.091381</text:p>
          </table:table-cell>
          <table:table-cell office:value-type="float" office:value="29.603687" calcext:value-type="float">
            <text:p>29.603687</text:p>
          </table:table-cell>
          <table:table-cell office:value-type="float" office:value="2.108482" calcext:value-type="float">
            <text:p>2.108482</text:p>
          </table:table-cell>
          <table:table-cell table:number-columns-repeated="1019"/>
        </table:table-row>
        <table:table-row table:style-name="ro1">
          <table:table-cell office:value-type="float" office:value="27.84" calcext:value-type="float">
            <text:p>27.84</text:p>
          </table:table-cell>
          <table:table-cell office:value-type="float" office:value="5" calcext:value-type="float">
            <text:p>5</text:p>
          </table:table-cell>
          <table:table-cell office:value-type="float" office:value="0.09035" calcext:value-type="float">
            <text:p>0.09035</text:p>
          </table:table-cell>
          <table:table-cell office:value-type="float" office:value="29.458397" calcext:value-type="float">
            <text:p>29.458397</text:p>
          </table:table-cell>
          <table:table-cell office:value-type="float" office:value="2.071184" calcext:value-type="float">
            <text:p>2.071184</text:p>
          </table:table-cell>
          <table:table-cell table:number-columns-repeated="1019"/>
        </table:table-row>
        <table:table-row table:style-name="ro1">
          <table:table-cell office:value-type="float" office:value="27.87" calcext:value-type="float">
            <text:p>27.87</text:p>
          </table:table-cell>
          <table:table-cell office:value-type="float" office:value="5" calcext:value-type="float">
            <text:p>5</text:p>
          </table:table-cell>
          <table:table-cell office:value-type="float" office:value="0.089399" calcext:value-type="float">
            <text:p>0.089399</text:p>
          </table:table-cell>
          <table:table-cell office:value-type="float" office:value="29.313103" calcext:value-type="float">
            <text:p>29.313103</text:p>
          </table:table-cell>
          <table:table-cell office:value-type="float" office:value="2.033886" calcext:value-type="float">
            <text:p>2.033886</text:p>
          </table:table-cell>
          <table:table-cell table:number-columns-repeated="1019"/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5" calcext:value-type="float">
            <text:p>5</text:p>
          </table:table-cell>
          <table:table-cell office:value-type="float" office:value="0.088526" calcext:value-type="float">
            <text:p>0.088526</text:p>
          </table:table-cell>
          <table:table-cell office:value-type="float" office:value="29.167103" calcext:value-type="float">
            <text:p>29.167103</text:p>
          </table:table-cell>
          <table:table-cell office:value-type="float" office:value="1.999485" calcext:value-type="float">
            <text:p>1.999485</text:p>
          </table:table-cell>
          <table:table-cell table:number-columns-repeated="1019"/>
        </table:table-row>
        <table:table-row table:style-name="ro1">
          <table:table-cell office:value-type="float" office:value="27.93" calcext:value-type="float">
            <text:p>27.93</text:p>
          </table:table-cell>
          <table:table-cell office:value-type="float" office:value="5" calcext:value-type="float">
            <text:p>5</text:p>
          </table:table-cell>
          <table:table-cell office:value-type="float" office:value="0.087283" calcext:value-type="float">
            <text:p>0.087283</text:p>
          </table:table-cell>
          <table:table-cell office:value-type="float" office:value="29.021103" calcext:value-type="float">
            <text:p>29.021103</text:p>
          </table:table-cell>
          <table:table-cell office:value-type="float" office:value="1.965082" calcext:value-type="float">
            <text:p>1.965082</text:p>
          </table:table-cell>
          <table:table-cell table:number-columns-repeated="1019"/>
        </table:table-row>
        <table:table-row table:style-name="ro1">
          <table:table-cell office:value-type="float" office:value="27.96" calcext:value-type="float">
            <text:p>27.96</text:p>
          </table:table-cell>
          <table:table-cell office:value-type="float" office:value="5" calcext:value-type="float">
            <text:p>5</text:p>
          </table:table-cell>
          <table:table-cell office:value-type="float" office:value="0.086142" calcext:value-type="float">
            <text:p>0.086142</text:p>
          </table:table-cell>
          <table:table-cell office:value-type="float" office:value="28.875103" calcext:value-type="float">
            <text:p>28.875103</text:p>
          </table:table-cell>
          <table:table-cell office:value-type="float" office:value="1.930679" calcext:value-type="float">
            <text:p>1.930679</text:p>
          </table:table-cell>
          <table:table-cell table:number-columns-repeated="1019"/>
        </table:table-row>
        <table:table-row table:style-name="ro1">
          <table:table-cell office:value-type="float" office:value="27.99" calcext:value-type="float">
            <text:p>27.99</text:p>
          </table:table-cell>
          <table:table-cell office:value-type="float" office:value="5" calcext:value-type="float">
            <text:p>5</text:p>
          </table:table-cell>
          <table:table-cell office:value-type="float" office:value="0.08509" calcext:value-type="float">
            <text:p>0.08509</text:p>
          </table:table-cell>
          <table:table-cell office:value-type="float" office:value="28.729099" calcext:value-type="float">
            <text:p>28.729099</text:p>
          </table:table-cell>
          <table:table-cell office:value-type="float" office:value="1.896278" calcext:value-type="float">
            <text:p>1.896278</text:p>
          </table:table-cell>
          <table:table-cell table:number-columns-repeated="1019"/>
        </table:table-row>
        <table:table-row table:style-name="ro1">
          <table:table-cell office:value-type="float" office:value="28.02" calcext:value-type="float">
            <text:p>28.02</text:p>
          </table:table-cell>
          <table:table-cell office:value-type="float" office:value="5" calcext:value-type="float">
            <text:p>5</text:p>
          </table:table-cell>
          <table:table-cell office:value-type="float" office:value="0.084123" calcext:value-type="float">
            <text:p>0.084123</text:p>
          </table:table-cell>
          <table:table-cell office:value-type="float" office:value="28.583096" calcext:value-type="float">
            <text:p>28.583096</text:p>
          </table:table-cell>
          <table:table-cell office:value-type="float" office:value="1.861876" calcext:value-type="float">
            <text:p>1.861876</text:p>
          </table:table-cell>
          <table:table-cell table:number-columns-repeated="1019"/>
        </table:table-row>
        <table:table-row table:style-name="ro1">
          <table:table-cell office:value-type="float" office:value="28.05" calcext:value-type="float">
            <text:p>28.05</text:p>
          </table:table-cell>
          <table:table-cell office:value-type="float" office:value="5" calcext:value-type="float">
            <text:p>5</text:p>
          </table:table-cell>
          <table:table-cell office:value-type="float" office:value="0.083236" calcext:value-type="float">
            <text:p>0.083236</text:p>
          </table:table-cell>
          <table:table-cell office:value-type="float" office:value="28.436562" calcext:value-type="float">
            <text:p>28.436562</text:p>
          </table:table-cell>
          <table:table-cell office:value-type="float" office:value="1.829815" calcext:value-type="float">
            <text:p>1.829815</text:p>
          </table:table-cell>
          <table:table-cell table:number-columns-repeated="1019"/>
        </table:table-row>
        <table:table-row table:style-name="ro1">
          <table:table-cell office:value-type="float" office:value="28.08" calcext:value-type="float">
            <text:p>28.08</text:p>
          </table:table-cell>
          <table:table-cell office:value-type="float" office:value="5" calcext:value-type="float">
            <text:p>5</text:p>
          </table:table-cell>
          <table:table-cell office:value-type="float" office:value="0.082062" calcext:value-type="float">
            <text:p>0.082062</text:p>
          </table:table-cell>
          <table:table-cell office:value-type="float" office:value="28.290028" calcext:value-type="float">
            <text:p>28.290028</text:p>
          </table:table-cell>
          <table:table-cell office:value-type="float" office:value="1.797754" calcext:value-type="float">
            <text:p>1.797754</text:p>
          </table:table-cell>
          <table:table-cell table:number-columns-repeated="1019"/>
        </table:table-row>
        <table:table-row table:style-name="ro1">
          <table:table-cell office:value-type="float" office:value="28.11" calcext:value-type="float">
            <text:p>28.11</text:p>
          </table:table-cell>
          <table:table-cell office:value-type="float" office:value="5" calcext:value-type="float">
            <text:p>5</text:p>
          </table:table-cell>
          <table:table-cell office:value-type="float" office:value="0.080983" calcext:value-type="float">
            <text:p>0.080983</text:p>
          </table:table-cell>
          <table:table-cell office:value-type="float" office:value="28.143494" calcext:value-type="float">
            <text:p>28.143494</text:p>
          </table:table-cell>
          <table:table-cell office:value-type="float" office:value="1.765696" calcext:value-type="float">
            <text:p>1.765696</text:p>
          </table:table-cell>
          <table:table-cell table:number-columns-repeated="1019"/>
        </table:table-row>
        <table:table-row table:style-name="ro1">
          <table:table-cell office:value-type="float" office:value="28.14" calcext:value-type="float">
            <text:p>28.14</text:p>
          </table:table-cell>
          <table:table-cell office:value-type="float" office:value="5" calcext:value-type="float">
            <text:p>5</text:p>
          </table:table-cell>
          <table:table-cell office:value-type="float" office:value="0.079993" calcext:value-type="float">
            <text:p>0.079993</text:p>
          </table:table-cell>
          <table:table-cell office:value-type="float" office:value="27.99696" calcext:value-type="float">
            <text:p>27.99696</text:p>
          </table:table-cell>
          <table:table-cell office:value-type="float" office:value="1.733635" calcext:value-type="float">
            <text:p>1.733635</text:p>
          </table:table-cell>
          <table:table-cell table:number-columns-repeated="1019"/>
        </table:table-row>
        <table:table-row table:style-name="ro1">
          <table:table-cell office:value-type="float" office:value="28.17" calcext:value-type="float">
            <text:p>28.17</text:p>
          </table:table-cell>
          <table:table-cell office:value-type="float" office:value="5" calcext:value-type="float">
            <text:p>5</text:p>
          </table:table-cell>
          <table:table-cell office:value-type="float" office:value="0.079081" calcext:value-type="float">
            <text:p>0.079081</text:p>
          </table:table-cell>
          <table:table-cell office:value-type="float" office:value="27.850422" calcext:value-type="float">
            <text:p>27.850422</text:p>
          </table:table-cell>
          <table:table-cell office:value-type="float" office:value="1.701574" calcext:value-type="float">
            <text:p>1.701574</text:p>
          </table:table-cell>
          <table:table-cell table:number-columns-repeated="1019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5" calcext:value-type="float">
            <text:p>5</text:p>
          </table:table-cell>
          <table:table-cell office:value-type="float" office:value="0.078242" calcext:value-type="float">
            <text:p>0.078242</text:p>
          </table:table-cell>
          <table:table-cell office:value-type="float" office:value="27.703884" calcext:value-type="float">
            <text:p>27.703884</text:p>
          </table:table-cell>
          <table:table-cell office:value-type="float" office:value="1.669514" calcext:value-type="float">
            <text:p>1.669514</text:p>
          </table:table-cell>
          <table:table-cell table:number-columns-repeated="1019"/>
        </table:table-row>
        <table:table-row table:style-name="ro1">
          <table:table-cell office:value-type="float" office:value="28.23" calcext:value-type="float">
            <text:p>28.23</text:p>
          </table:table-cell>
          <table:table-cell office:value-type="float" office:value="5" calcext:value-type="float">
            <text:p>5</text:p>
          </table:table-cell>
          <table:table-cell office:value-type="float" office:value="0.077472" calcext:value-type="float">
            <text:p>0.077472</text:p>
          </table:table-cell>
          <table:table-cell office:value-type="float" office:value="27.556816" calcext:value-type="float">
            <text:p>27.556816</text:p>
          </table:table-cell>
          <table:table-cell office:value-type="float" office:value="1.640007" calcext:value-type="float">
            <text:p>1.640007</text:p>
          </table:table-cell>
          <table:table-cell table:number-columns-repeated="1019"/>
        </table:table-row>
        <table:table-row table:style-name="ro1">
          <table:table-cell office:value-type="float" office:value="28.26" calcext:value-type="float">
            <text:p>28.26</text:p>
          </table:table-cell>
          <table:table-cell office:value-type="float" office:value="5" calcext:value-type="float">
            <text:p>5</text:p>
          </table:table-cell>
          <table:table-cell office:value-type="float" office:value="0.076382" calcext:value-type="float">
            <text:p>0.076382</text:p>
          </table:table-cell>
          <table:table-cell office:value-type="float" office:value="27.409748" calcext:value-type="float">
            <text:p>27.409748</text:p>
          </table:table-cell>
          <table:table-cell office:value-type="float" office:value="1.6105" calcext:value-type="float">
            <text:p>1.6105</text:p>
          </table:table-cell>
          <table:table-cell table:number-columns-repeated="1019"/>
        </table:table-row>
        <table:table-row table:style-name="ro1">
          <table:table-cell office:value-type="float" office:value="28.29" calcext:value-type="float">
            <text:p>28.29</text:p>
          </table:table-cell>
          <table:table-cell office:value-type="float" office:value="5" calcext:value-type="float">
            <text:p>5</text:p>
          </table:table-cell>
          <table:table-cell office:value-type="float" office:value="0.07538" calcext:value-type="float">
            <text:p>0.07538</text:p>
          </table:table-cell>
          <table:table-cell office:value-type="float" office:value="27.26268" calcext:value-type="float">
            <text:p>27.26268</text:p>
          </table:table-cell>
          <table:table-cell office:value-type="float" office:value="1.580994" calcext:value-type="float">
            <text:p>1.580994</text:p>
          </table:table-cell>
          <table:table-cell table:number-columns-repeated="1019"/>
        </table:table-row>
        <table:table-row table:style-name="ro1">
          <table:table-cell office:value-type="float" office:value="28.32" calcext:value-type="float">
            <text:p>28.32</text:p>
          </table:table-cell>
          <table:table-cell office:value-type="float" office:value="5" calcext:value-type="float">
            <text:p>5</text:p>
          </table:table-cell>
          <table:table-cell office:value-type="float" office:value="0.074461" calcext:value-type="float">
            <text:p>0.074461</text:p>
          </table:table-cell>
          <table:table-cell office:value-type="float" office:value="27.115608" calcext:value-type="float">
            <text:p>27.115608</text:p>
          </table:table-cell>
          <table:table-cell office:value-type="float" office:value="1.551485" calcext:value-type="float">
            <text:p>1.551485</text:p>
          </table:table-cell>
          <table:table-cell table:number-columns-repeated="1019"/>
        </table:table-row>
        <table:table-row table:style-name="ro1">
          <table:table-cell office:value-type="float" office:value="28.35" calcext:value-type="float">
            <text:p>28.35</text:p>
          </table:table-cell>
          <table:table-cell office:value-type="float" office:value="5" calcext:value-type="float">
            <text:p>5</text:p>
          </table:table-cell>
          <table:table-cell office:value-type="float" office:value="0.073614" calcext:value-type="float">
            <text:p>0.073614</text:p>
          </table:table-cell>
          <table:table-cell office:value-type="float" office:value="26.968536" calcext:value-type="float">
            <text:p>26.968536</text:p>
          </table:table-cell>
          <table:table-cell office:value-type="float" office:value="1.521976" calcext:value-type="float">
            <text:p>1.521976</text:p>
          </table:table-cell>
          <table:table-cell table:number-columns-repeated="1019"/>
        </table:table-row>
        <table:table-row table:style-name="ro1">
          <table:table-cell office:value-type="float" office:value="28.38" calcext:value-type="float">
            <text:p>28.38</text:p>
          </table:table-cell>
          <table:table-cell office:value-type="float" office:value="5" calcext:value-type="float">
            <text:p>5</text:p>
          </table:table-cell>
          <table:table-cell office:value-type="float" office:value="0.072835" calcext:value-type="float">
            <text:p>0.072835</text:p>
          </table:table-cell>
          <table:table-cell office:value-type="float" office:value="26.821465" calcext:value-type="float">
            <text:p>26.821465</text:p>
          </table:table-cell>
          <table:table-cell office:value-type="float" office:value="1.49247" calcext:value-type="float">
            <text:p>1.49247</text:p>
          </table:table-cell>
          <table:table-cell table:number-columns-repeated="1019"/>
        </table:table-row>
        <table:table-row table:style-name="ro1">
          <table:table-cell office:value-type="float" office:value="28.41" calcext:value-type="float">
            <text:p>28.41</text:p>
          </table:table-cell>
          <table:table-cell office:value-type="float" office:value="5" calcext:value-type="float">
            <text:p>5</text:p>
          </table:table-cell>
          <table:table-cell office:value-type="float" office:value="0.072119" calcext:value-type="float">
            <text:p>0.072119</text:p>
          </table:table-cell>
          <table:table-cell office:value-type="float" office:value="26.673927" calcext:value-type="float">
            <text:p>26.673927</text:p>
          </table:table-cell>
          <table:table-cell office:value-type="float" office:value="1.465399" calcext:value-type="float">
            <text:p>1.465399</text:p>
          </table:table-cell>
          <table:table-cell table:number-columns-repeated="1019"/>
        </table:table-row>
        <table:table-row table:style-name="ro1">
          <table:table-cell office:value-type="float" office:value="28.44" calcext:value-type="float">
            <text:p>28.44</text:p>
          </table:table-cell>
          <table:table-cell office:value-type="float" office:value="5" calcext:value-type="float">
            <text:p>5</text:p>
          </table:table-cell>
          <table:table-cell office:value-type="float" office:value="0.071098" calcext:value-type="float">
            <text:p>0.071098</text:p>
          </table:table-cell>
          <table:table-cell office:value-type="float" office:value="26.52639" calcext:value-type="float">
            <text:p>26.52639</text:p>
          </table:table-cell>
          <table:table-cell office:value-type="float" office:value="1.438328" calcext:value-type="float">
            <text:p>1.438328</text:p>
          </table:table-cell>
          <table:table-cell table:number-columns-repeated="1019"/>
        </table:table-row>
        <table:table-row table:style-name="ro1">
          <table:table-cell office:value-type="float" office:value="28.47" calcext:value-type="float">
            <text:p>28.47</text:p>
          </table:table-cell>
          <table:table-cell office:value-type="float" office:value="5" calcext:value-type="float">
            <text:p>5</text:p>
          </table:table-cell>
          <table:table-cell office:value-type="float" office:value="0.07016" calcext:value-type="float">
            <text:p>0.07016</text:p>
          </table:table-cell>
          <table:table-cell office:value-type="float" office:value="26.378853" calcext:value-type="float">
            <text:p>26.378853</text:p>
          </table:table-cell>
          <table:table-cell office:value-type="float" office:value="1.411257" calcext:value-type="float">
            <text:p>1.411257</text:p>
          </table:table-cell>
          <table:table-cell table:number-columns-repeated="1019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5" calcext:value-type="float">
            <text:p>5</text:p>
          </table:table-cell>
          <table:table-cell office:value-type="float" office:value="0.069297" calcext:value-type="float">
            <text:p>0.069297</text:p>
          </table:table-cell>
          <table:table-cell office:value-type="float" office:value="26.231316" calcext:value-type="float">
            <text:p>26.231316</text:p>
          </table:table-cell>
          <table:table-cell office:value-type="float" office:value="1.384186" calcext:value-type="float">
            <text:p>1.384186</text:p>
          </table:table-cell>
          <table:table-cell table:number-columns-repeated="1019"/>
        </table:table-row>
        <table:table-row table:style-name="ro1">
          <table:table-cell office:value-type="float" office:value="28.53" calcext:value-type="float">
            <text:p>28.53</text:p>
          </table:table-cell>
          <table:table-cell office:value-type="float" office:value="5" calcext:value-type="float">
            <text:p>5</text:p>
          </table:table-cell>
          <table:table-cell office:value-type="float" office:value="0.068503" calcext:value-type="float">
            <text:p>0.068503</text:p>
          </table:table-cell>
          <table:table-cell office:value-type="float" office:value="26.083775" calcext:value-type="float">
            <text:p>26.083775</text:p>
          </table:table-cell>
          <table:table-cell office:value-type="float" office:value="1.357115" calcext:value-type="float">
            <text:p>1.357115</text:p>
          </table:table-cell>
          <table:table-cell table:number-columns-repeated="1019"/>
        </table:table-row>
        <table:table-row table:style-name="ro1">
          <table:table-cell office:value-type="float" office:value="28.56" calcext:value-type="float">
            <text:p>28.56</text:p>
          </table:table-cell>
          <table:table-cell office:value-type="float" office:value="5" calcext:value-type="float">
            <text:p>5</text:p>
          </table:table-cell>
          <table:table-cell office:value-type="float" office:value="0.067775" calcext:value-type="float">
            <text:p>0.067775</text:p>
          </table:table-cell>
          <table:table-cell office:value-type="float" office:value="25.935898" calcext:value-type="float">
            <text:p>25.935898</text:p>
          </table:table-cell>
          <table:table-cell office:value-type="float" office:value="1.331982" calcext:value-type="float">
            <text:p>1.331982</text:p>
          </table:table-cell>
          <table:table-cell table:number-columns-repeated="1019"/>
        </table:table-row>
        <table:table-row table:style-name="ro1">
          <table:table-cell office:value-type="float" office:value="28.59" calcext:value-type="float">
            <text:p>28.59</text:p>
          </table:table-cell>
          <table:table-cell office:value-type="float" office:value="5" calcext:value-type="float">
            <text:p>5</text:p>
          </table:table-cell>
          <table:table-cell office:value-type="float" office:value="0.066817" calcext:value-type="float">
            <text:p>0.066817</text:p>
          </table:table-cell>
          <table:table-cell office:value-type="float" office:value="25.788021" calcext:value-type="float">
            <text:p>25.788021</text:p>
          </table:table-cell>
          <table:table-cell office:value-type="float" office:value="1.306847" calcext:value-type="float">
            <text:p>1.306847</text:p>
          </table:table-cell>
          <table:table-cell table:number-columns-repeated="1019"/>
        </table:table-row>
        <table:table-row table:style-name="ro1">
          <table:table-cell office:value-type="float" office:value="28.62" calcext:value-type="float">
            <text:p>28.62</text:p>
          </table:table-cell>
          <table:table-cell office:value-type="float" office:value="5" calcext:value-type="float">
            <text:p>5</text:p>
          </table:table-cell>
          <table:table-cell office:value-type="float" office:value="0.065938" calcext:value-type="float">
            <text:p>0.065938</text:p>
          </table:table-cell>
          <table:table-cell office:value-type="float" office:value="25.640141" calcext:value-type="float">
            <text:p>25.640141</text:p>
          </table:table-cell>
          <table:table-cell office:value-type="float" office:value="1.281712" calcext:value-type="float">
            <text:p>1.281712</text:p>
          </table:table-cell>
          <table:table-cell table:number-columns-repeated="1019"/>
        </table:table-row>
        <table:table-row table:style-name="ro1">
          <table:table-cell office:value-type="float" office:value="28.65" calcext:value-type="float">
            <text:p>28.65</text:p>
          </table:table-cell>
          <table:table-cell office:value-type="float" office:value="5" calcext:value-type="float">
            <text:p>5</text:p>
          </table:table-cell>
          <table:table-cell office:value-type="float" office:value="0.06513" calcext:value-type="float">
            <text:p>0.06513</text:p>
          </table:table-cell>
          <table:table-cell office:value-type="float" office:value="25.49226" calcext:value-type="float">
            <text:p>25.49226</text:p>
          </table:table-cell>
          <table:table-cell office:value-type="float" office:value="1.256577" calcext:value-type="float">
            <text:p>1.256577</text:p>
          </table:table-cell>
          <table:table-cell table:number-columns-repeated="1019"/>
        </table:table-row>
        <table:table-row table:style-name="ro1">
          <table:table-cell office:value-type="float" office:value="28.68" calcext:value-type="float">
            <text:p>28.68</text:p>
          </table:table-cell>
          <table:table-cell office:value-type="float" office:value="5" calcext:value-type="float">
            <text:p>5</text:p>
          </table:table-cell>
          <table:table-cell office:value-type="float" office:value="0.064386" calcext:value-type="float">
            <text:p>0.064386</text:p>
          </table:table-cell>
          <table:table-cell office:value-type="float" office:value="25.344379" calcext:value-type="float">
            <text:p>25.344379</text:p>
          </table:table-cell>
          <table:table-cell office:value-type="float" office:value="1.231441" calcext:value-type="float">
            <text:p>1.231441</text:p>
          </table:table-cell>
          <table:table-cell table:number-columns-repeated="1019"/>
        </table:table-row>
        <table:table-row table:style-name="ro1">
          <table:table-cell office:value-type="float" office:value="28.71" calcext:value-type="float">
            <text:p>28.71</text:p>
          </table:table-cell>
          <table:table-cell office:value-type="float" office:value="5" calcext:value-type="float">
            <text:p>5</text:p>
          </table:table-cell>
          <table:table-cell office:value-type="float" office:value="0.063703" calcext:value-type="float">
            <text:p>0.063703</text:p>
          </table:table-cell>
          <table:table-cell office:value-type="float" office:value="25.196495" calcext:value-type="float">
            <text:p>25.196495</text:p>
          </table:table-cell>
          <table:table-cell office:value-type="float" office:value="1.206308" calcext:value-type="float">
            <text:p>1.206308</text:p>
          </table:table-cell>
          <table:table-cell table:number-columns-repeated="1019"/>
        </table:table-row>
        <table:table-row table:style-name="ro1">
          <table:table-cell office:value-type="float" office:value="28.74" calcext:value-type="float">
            <text:p>28.74</text:p>
          </table:table-cell>
          <table:table-cell office:value-type="float" office:value="5" calcext:value-type="float">
            <text:p>5</text:p>
          </table:table-cell>
          <table:table-cell office:value-type="float" office:value="0.063074" calcext:value-type="float">
            <text:p>0.063074</text:p>
          </table:table-cell>
          <table:table-cell office:value-type="float" office:value="25.048275" calcext:value-type="float">
            <text:p>25.048275</text:p>
          </table:table-cell>
          <table:table-cell office:value-type="float" office:value="1.183273" calcext:value-type="float">
            <text:p>1.183273</text:p>
          </table:table-cell>
          <table:table-cell table:number-columns-repeated="1019"/>
        </table:table-row>
        <table:table-row table:style-name="ro1">
          <table:table-cell office:value-type="float" office:value="28.77" calcext:value-type="float">
            <text:p>28.77</text:p>
          </table:table-cell>
          <table:table-cell office:value-type="float" office:value="5" calcext:value-type="float">
            <text:p>5</text:p>
          </table:table-cell>
          <table:table-cell office:value-type="float" office:value="0.062191" calcext:value-type="float">
            <text:p>0.062191</text:p>
          </table:table-cell>
          <table:table-cell office:value-type="float" office:value="24.900055" calcext:value-type="float">
            <text:p>24.900055</text:p>
          </table:table-cell>
          <table:table-cell office:value-type="float" office:value="1.160238" calcext:value-type="float">
            <text:p>1.160238</text:p>
          </table:table-cell>
          <table:table-cell table:number-columns-repeated="1019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5" calcext:value-type="float">
            <text:p>5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24.751835" calcext:value-type="float">
            <text:p>24.751835</text:p>
          </table:table-cell>
          <table:table-cell office:value-type="float" office:value="1.137203" calcext:value-type="float">
            <text:p>1.137203</text:p>
          </table:table-cell>
          <table:table-cell table:number-columns-repeated="1019"/>
        </table:table-row>
        <table:table-row table:style-name="ro1">
          <table:table-cell office:value-type="float" office:value="28.83" calcext:value-type="float">
            <text:p>28.83</text:p>
          </table:table-cell>
          <table:table-cell office:value-type="float" office:value="5" calcext:value-type="float">
            <text:p>5</text:p>
          </table:table-cell>
          <table:table-cell office:value-type="float" office:value="0.060634" calcext:value-type="float">
            <text:p>0.060634</text:p>
          </table:table-cell>
          <table:table-cell office:value-type="float" office:value="24.603611" calcext:value-type="float">
            <text:p>24.603611</text:p>
          </table:table-cell>
          <table:table-cell office:value-type="float" office:value="1.114166" calcext:value-type="float">
            <text:p>1.114166</text:p>
          </table:table-cell>
          <table:table-cell table:number-columns-repeated="1019"/>
        </table:table-row>
        <table:table-row table:style-name="ro1">
          <table:table-cell office:value-type="float" office:value="28.86" calcext:value-type="float">
            <text:p>28.86</text:p>
          </table:table-cell>
          <table:table-cell office:value-type="float" office:value="5" calcext:value-type="float">
            <text:p>5</text:p>
          </table:table-cell>
          <table:table-cell office:value-type="float" office:value="0.059949" calcext:value-type="float">
            <text:p>0.059949</text:p>
          </table:table-cell>
          <table:table-cell office:value-type="float" office:value="24.455387" calcext:value-type="float">
            <text:p>24.455387</text:p>
          </table:table-cell>
          <table:table-cell office:value-type="float" office:value="1.091129" calcext:value-type="float">
            <text:p>1.091129</text:p>
          </table:table-cell>
          <table:table-cell table:number-columns-repeated="1019"/>
        </table:table-row>
        <table:table-row table:style-name="ro1">
          <table:table-cell office:value-type="float" office:value="28.89" calcext:value-type="float">
            <text:p>28.89</text:p>
          </table:table-cell>
          <table:table-cell office:value-type="float" office:value="5" calcext:value-type="float">
            <text:p>5</text:p>
          </table:table-cell>
          <table:table-cell office:value-type="float" office:value="0.059317" calcext:value-type="float">
            <text:p>0.059317</text:p>
          </table:table-cell>
          <table:table-cell office:value-type="float" office:value="24.307159" calcext:value-type="float">
            <text:p>24.307159</text:p>
          </table:table-cell>
          <table:table-cell office:value-type="float" office:value="1.068092" calcext:value-type="float">
            <text:p>1.068092</text:p>
          </table:table-cell>
          <table:table-cell table:number-columns-repeated="1019"/>
        </table:table-row>
        <table:table-row table:style-name="ro1">
          <table:table-cell office:value-type="float" office:value="28.92" calcext:value-type="float">
            <text:p>28.92</text:p>
          </table:table-cell>
          <table:table-cell office:value-type="float" office:value="5" calcext:value-type="float">
            <text:p>5</text:p>
          </table:table-cell>
          <table:table-cell office:value-type="float" office:value="0.058738" calcext:value-type="float">
            <text:p>0.058738</text:p>
          </table:table-cell>
          <table:table-cell office:value-type="float" office:value="24.158642" calcext:value-type="float">
            <text:p>24.158642</text:p>
          </table:table-cell>
          <table:table-cell office:value-type="float" office:value="1.047058" calcext:value-type="float">
            <text:p>1.047058</text:p>
          </table:table-cell>
          <table:table-cell table:number-columns-repeated="1019"/>
        </table:table-row>
        <table:table-row table:style-name="ro1">
          <table:table-cell office:value-type="float" office:value="28.95" calcext:value-type="float">
            <text:p>28.95</text:p>
          </table:table-cell>
          <table:table-cell office:value-type="float" office:value="5" calcext:value-type="float">
            <text:p>5</text:p>
          </table:table-cell>
          <table:table-cell office:value-type="float" office:value="0.05791" calcext:value-type="float">
            <text:p>0.05791</text:p>
          </table:table-cell>
          <table:table-cell office:value-type="float" office:value="24.010124" calcext:value-type="float">
            <text:p>24.010124</text:p>
          </table:table-cell>
          <table:table-cell office:value-type="float" office:value="1.026024" calcext:value-type="float">
            <text:p>1.026024</text:p>
          </table:table-cell>
          <table:table-cell table:number-columns-repeated="1019"/>
        </table:table-row>
        <table:table-row table:style-name="ro1">
          <table:table-cell office:value-type="float" office:value="28.98" calcext:value-type="float">
            <text:p>28.98</text:p>
          </table:table-cell>
          <table:table-cell office:value-type="float" office:value="5" calcext:value-type="float">
            <text:p>5</text:p>
          </table:table-cell>
          <table:table-cell office:value-type="float" office:value="0.057151" calcext:value-type="float">
            <text:p>0.057151</text:p>
          </table:table-cell>
          <table:table-cell office:value-type="float" office:value="23.861607" calcext:value-type="float">
            <text:p>23.861607</text:p>
          </table:table-cell>
          <table:table-cell office:value-type="float" office:value="1.00499" calcext:value-type="float">
            <text:p>1.00499</text:p>
          </table:table-cell>
          <table:table-cell table:number-columns-repeated="1019"/>
        </table:table-row>
        <table:table-row table:style-name="ro1">
          <table:table-cell office:value-type="float" office:value="29.01" calcext:value-type="float">
            <text:p>29.01</text:p>
          </table:table-cell>
          <table:table-cell office:value-type="float" office:value="5" calcext:value-type="float">
            <text:p>5</text:p>
          </table:table-cell>
          <table:table-cell office:value-type="float" office:value="0.056452" calcext:value-type="float">
            <text:p>0.056452</text:p>
          </table:table-cell>
          <table:table-cell office:value-type="float" office:value="23.713089" calcext:value-type="float">
            <text:p>23.713089</text:p>
          </table:table-cell>
          <table:table-cell office:value-type="float" office:value="0.983955" calcext:value-type="float">
            <text:p>0.983955</text:p>
          </table:table-cell>
          <table:table-cell table:number-columns-repeated="1019"/>
        </table:table-row>
        <table:table-row table:style-name="ro1">
          <table:table-cell office:value-type="float" office:value="29.04" calcext:value-type="float">
            <text:p>29.04</text:p>
          </table:table-cell>
          <table:table-cell office:value-type="float" office:value="5" calcext:value-type="float">
            <text:p>5</text:p>
          </table:table-cell>
          <table:table-cell office:value-type="float" office:value="0.055809" calcext:value-type="float">
            <text:p>0.055809</text:p>
          </table:table-cell>
          <table:table-cell office:value-type="float" office:value="23.564571" calcext:value-type="float">
            <text:p>23.564571</text:p>
          </table:table-cell>
          <table:table-cell office:value-type="float" office:value="0.962921" calcext:value-type="float">
            <text:p>0.962921</text:p>
          </table:table-cell>
          <table:table-cell table:number-columns-repeated="1019"/>
        </table:table-row>
        <table:table-row table:style-name="ro1">
          <table:table-cell office:value-type="float" office:value="29.07" calcext:value-type="float">
            <text:p>29.07</text:p>
          </table:table-cell>
          <table:table-cell office:value-type="float" office:value="5" calcext:value-type="float">
            <text:p>5</text:p>
          </table:table-cell>
          <table:table-cell office:value-type="float" office:value="0.055219" calcext:value-type="float">
            <text:p>0.055219</text:p>
          </table:table-cell>
          <table:table-cell office:value-type="float" office:value="23.41605" calcext:value-type="float">
            <text:p>23.41605</text:p>
          </table:table-cell>
          <table:table-cell office:value-type="float" office:value="0.941885" calcext:value-type="float">
            <text:p>0.941885</text:p>
          </table:table-cell>
          <table:table-cell table:number-columns-repeated="1019"/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5" calcext:value-type="float">
            <text:p>5</text:p>
          </table:table-cell>
          <table:table-cell office:value-type="float" office:value="0.054675" calcext:value-type="float">
            <text:p>0.054675</text:p>
          </table:table-cell>
          <table:table-cell office:value-type="float" office:value="23.267281" calcext:value-type="float">
            <text:p>23.267281</text:p>
          </table:table-cell>
          <table:table-cell office:value-type="float" office:value="0.92272" calcext:value-type="float">
            <text:p>0.92272</text:p>
          </table:table-cell>
          <table:table-cell table:number-columns-repeated="1019"/>
        </table:table-row>
        <table:table-row table:style-name="ro1">
          <table:table-cell office:value-type="float" office:value="29.13" calcext:value-type="float">
            <text:p>29.13</text:p>
          </table:table-cell>
          <table:table-cell office:value-type="float" office:value="5" calcext:value-type="float">
            <text:p>5</text:p>
          </table:table-cell>
          <table:table-cell office:value-type="float" office:value="0.053906" calcext:value-type="float">
            <text:p>0.053906</text:p>
          </table:table-cell>
          <table:table-cell office:value-type="float" office:value="23.118511" calcext:value-type="float">
            <text:p>23.118511</text:p>
          </table:table-cell>
          <table:table-cell office:value-type="float" office:value="0.903555" calcext:value-type="float">
            <text:p>0.903555</text:p>
          </table:table-cell>
          <table:table-cell table:number-columns-repeated="1019"/>
        </table:table-row>
        <table:table-row table:style-name="ro1">
          <table:table-cell office:value-type="float" office:value="29.16" calcext:value-type="float">
            <text:p>29.16</text:p>
          </table:table-cell>
          <table:table-cell office:value-type="float" office:value="5" calcext:value-type="float">
            <text:p>5</text:p>
          </table:table-cell>
          <table:table-cell office:value-type="float" office:value="0.053197" calcext:value-type="float">
            <text:p>0.053197</text:p>
          </table:table-cell>
          <table:table-cell office:value-type="float" office:value="22.969742" calcext:value-type="float">
            <text:p>22.969742</text:p>
          </table:table-cell>
          <table:table-cell office:value-type="float" office:value="0.88439" calcext:value-type="float">
            <text:p>0.88439</text:p>
          </table:table-cell>
          <table:table-cell table:number-columns-repeated="1019"/>
        </table:table-row>
        <table:table-row table:style-name="ro1">
          <table:table-cell office:value-type="float" office:value="29.19" calcext:value-type="float">
            <text:p>29.19</text:p>
          </table:table-cell>
          <table:table-cell office:value-type="float" office:value="5" calcext:value-type="float">
            <text:p>5</text:p>
          </table:table-cell>
          <table:table-cell office:value-type="float" office:value="0.052546" calcext:value-type="float">
            <text:p>0.052546</text:p>
          </table:table-cell>
          <table:table-cell office:value-type="float" office:value="22.820969" calcext:value-type="float">
            <text:p>22.820969</text:p>
          </table:table-cell>
          <table:table-cell office:value-type="float" office:value="0.865225" calcext:value-type="float">
            <text:p>0.865225</text:p>
          </table:table-cell>
          <table:table-cell table:number-columns-repeated="1019"/>
        </table:table-row>
        <table:table-row table:style-name="ro1">
          <table:table-cell office:value-type="float" office:value="29.22" calcext:value-type="float">
            <text:p>29.22</text:p>
          </table:table-cell>
          <table:table-cell office:value-type="float" office:value="5" calcext:value-type="float">
            <text:p>5</text:p>
          </table:table-cell>
          <table:table-cell office:value-type="float" office:value="0.051946" calcext:value-type="float">
            <text:p>0.051946</text:p>
          </table:table-cell>
          <table:table-cell office:value-type="float" office:value="22.672195" calcext:value-type="float">
            <text:p>22.672195</text:p>
          </table:table-cell>
          <table:table-cell office:value-type="float" office:value="0.846062" calcext:value-type="float">
            <text:p>0.846062</text:p>
          </table:table-cell>
          <table:table-cell table:number-columns-repeated="1019"/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5" calcext:value-type="float">
            <text:p>5</text:p>
          </table:table-cell>
          <table:table-cell office:value-type="float" office:value="0.051397" calcext:value-type="float">
            <text:p>0.051397</text:p>
          </table:table-cell>
          <table:table-cell office:value-type="float" office:value="22.523418" calcext:value-type="float">
            <text:p>22.523418</text:p>
          </table:table-cell>
          <table:table-cell office:value-type="float" office:value="0.826897" calcext:value-type="float">
            <text:p>0.826897</text:p>
          </table:table-cell>
          <table:table-cell table:number-columns-repeated="1019"/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5" calcext:value-type="float">
            <text:p>5</text:p>
          </table:table-cell>
          <table:table-cell office:value-type="float" office:value="0.050889" calcext:value-type="float">
            <text:p>0.050889</text:p>
          </table:table-cell>
          <table:table-cell office:value-type="float" office:value="22.374435" calcext:value-type="float">
            <text:p>22.374435</text:p>
          </table:table-cell>
          <table:table-cell office:value-type="float" office:value="0.809477" calcext:value-type="float">
            <text:p>0.809477</text:p>
          </table:table-cell>
          <table:table-cell table:number-columns-repeated="1019"/>
        </table:table-row>
        <table:table-row table:style-name="ro1">
          <table:table-cell office:value-type="float" office:value="29.31" calcext:value-type="float">
            <text:p>29.31</text:p>
          </table:table-cell>
          <table:table-cell office:value-type="float" office:value="5" calcext:value-type="float">
            <text:p>5</text:p>
          </table:table-cell>
          <table:table-cell office:value-type="float" office:value="0.050171" calcext:value-type="float">
            <text:p>0.050171</text:p>
          </table:table-cell>
          <table:table-cell office:value-type="float" office:value="22.225449" calcext:value-type="float">
            <text:p>22.225449</text:p>
          </table:table-cell>
          <table:table-cell office:value-type="float" office:value="0.792057" calcext:value-type="float">
            <text:p>0.792057</text:p>
          </table:table-cell>
          <table:table-cell table:number-columns-repeated="1019"/>
        </table:table-row>
        <table:table-row table:style-name="ro1">
          <table:table-cell office:value-type="float" office:value="29.34" calcext:value-type="float">
            <text:p>29.34</text:p>
          </table:table-cell>
          <table:table-cell office:value-type="float" office:value="5" calcext:value-type="float">
            <text:p>5</text:p>
          </table:table-cell>
          <table:table-cell office:value-type="float" office:value="0.049511" calcext:value-type="float">
            <text:p>0.049511</text:p>
          </table:table-cell>
          <table:table-cell office:value-type="float" office:value="22.076462" calcext:value-type="float">
            <text:p>22.076462</text:p>
          </table:table-cell>
          <table:table-cell office:value-type="float" office:value="0.774635" calcext:value-type="float">
            <text:p>0.774635</text:p>
          </table:table-cell>
          <table:table-cell table:number-columns-repeated="1019"/>
        </table:table-row>
        <table:table-row table:style-name="ro1">
          <table:table-cell office:value-type="float" office:value="29.37" calcext:value-type="float">
            <text:p>29.37</text:p>
          </table:table-cell>
          <table:table-cell office:value-type="float" office:value="5" calcext:value-type="float">
            <text:p>5</text:p>
          </table:table-cell>
          <table:table-cell office:value-type="float" office:value="0.048904" calcext:value-type="float">
            <text:p>0.048904</text:p>
          </table:table-cell>
          <table:table-cell office:value-type="float" office:value="21.927475" calcext:value-type="float">
            <text:p>21.927475</text:p>
          </table:table-cell>
          <table:table-cell office:value-type="float" office:value="0.757215" calcext:value-type="float">
            <text:p>0.757215</text:p>
          </table:table-cell>
          <table:table-cell table:number-columns-repeated="1019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5" calcext:value-type="float">
            <text:p>5</text:p>
          </table:table-cell>
          <table:table-cell office:value-type="float" office:value="0.048347" calcext:value-type="float">
            <text:p>0.048347</text:p>
          </table:table-cell>
          <table:table-cell office:value-type="float" office:value="21.778488" calcext:value-type="float">
            <text:p>21.778488</text:p>
          </table:table-cell>
          <table:table-cell office:value-type="float" office:value="0.739794" calcext:value-type="float">
            <text:p>0.739794</text:p>
          </table:table-cell>
          <table:table-cell table:number-columns-repeated="1019"/>
        </table:table-row>
        <table:table-row table:style-name="ro1">
          <table:table-cell office:value-type="float" office:value="29.43" calcext:value-type="float">
            <text:p>29.43</text:p>
          </table:table-cell>
          <table:table-cell office:value-type="float" office:value="5" calcext:value-type="float">
            <text:p>5</text:p>
          </table:table-cell>
          <table:table-cell office:value-type="float" office:value="0.047832" calcext:value-type="float">
            <text:p>0.047832</text:p>
          </table:table-cell>
          <table:table-cell office:value-type="float" office:value="21.629498" calcext:value-type="float">
            <text:p>21.629498</text:p>
          </table:table-cell>
          <table:table-cell office:value-type="float" office:value="0.722372" calcext:value-type="float">
            <text:p>0.722372</text:p>
          </table:table-cell>
          <table:table-cell table:number-columns-repeated="1019"/>
        </table:table-row>
        <table:table-row table:style-name="ro1">
          <table:table-cell office:value-type="float" office:value="29.46" calcext:value-type="float">
            <text:p>29.46</text:p>
          </table:table-cell>
          <table:table-cell office:value-type="float" office:value="5" calcext:value-type="float">
            <text:p>5</text:p>
          </table:table-cell>
          <table:table-cell office:value-type="float" office:value="0.047359" calcext:value-type="float">
            <text:p>0.047359</text:p>
          </table:table-cell>
          <table:table-cell office:value-type="float" office:value="21.480331" calcext:value-type="float">
            <text:p>21.480331</text:p>
          </table:table-cell>
          <table:table-cell office:value-type="float" office:value="0.706577" calcext:value-type="float">
            <text:p>0.706577</text:p>
          </table:table-cell>
          <table:table-cell table:number-columns-repeated="1019"/>
        </table:table-row>
        <table:table-row table:style-name="ro1">
          <table:table-cell office:value-type="float" office:value="29.49" calcext:value-type="float">
            <text:p>29.49</text:p>
          </table:table-cell>
          <table:table-cell office:value-type="float" office:value="5" calcext:value-type="float">
            <text:p>5</text:p>
          </table:table-cell>
          <table:table-cell office:value-type="float" office:value="0.04669" calcext:value-type="float">
            <text:p>0.04669</text:p>
          </table:table-cell>
          <table:table-cell office:value-type="float" office:value="21.331161" calcext:value-type="float">
            <text:p>21.331161</text:p>
          </table:table-cell>
          <table:table-cell office:value-type="float" office:value="0.690783" calcext:value-type="float">
            <text:p>0.690783</text:p>
          </table:table-cell>
          <table:table-cell table:number-columns-repeated="1019"/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5" calcext:value-type="float">
            <text:p>5</text:p>
          </table:table-cell>
          <table:table-cell office:value-type="float" office:value="0.046075" calcext:value-type="float">
            <text:p>0.046075</text:p>
          </table:table-cell>
          <table:table-cell office:value-type="float" office:value="21.181992" calcext:value-type="float">
            <text:p>21.181992</text:p>
          </table:table-cell>
          <table:table-cell office:value-type="float" office:value="0.674988" calcext:value-type="float">
            <text:p>0.674988</text:p>
          </table:table-cell>
          <table:table-cell table:number-columns-repeated="1019"/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5" calcext:value-type="float">
            <text:p>5</text:p>
          </table:table-cell>
          <table:table-cell office:value-type="float" office:value="0.045509" calcext:value-type="float">
            <text:p>0.045509</text:p>
          </table:table-cell>
          <table:table-cell office:value-type="float" office:value="21.032822" calcext:value-type="float">
            <text:p>21.032822</text:p>
          </table:table-cell>
          <table:table-cell office:value-type="float" office:value="0.659193" calcext:value-type="float">
            <text:p>0.659193</text:p>
          </table:table-cell>
          <table:table-cell table:number-columns-repeated="1019"/>
        </table:table-row>
        <table:table-row table:style-name="ro1">
          <table:table-cell office:value-type="float" office:value="29.58" calcext:value-type="float">
            <text:p>29.58</text:p>
          </table:table-cell>
          <table:table-cell office:value-type="float" office:value="5" calcext:value-type="float">
            <text:p>5</text:p>
          </table:table-cell>
          <table:table-cell office:value-type="float" office:value="0.044991" calcext:value-type="float">
            <text:p>0.044991</text:p>
          </table:table-cell>
          <table:table-cell office:value-type="float" office:value="20.883652" calcext:value-type="float">
            <text:p>20.883652</text:p>
          </table:table-cell>
          <table:table-cell office:value-type="float" office:value="0.643398" calcext:value-type="float">
            <text:p>0.643398</text:p>
          </table:table-cell>
          <table:table-cell table:number-columns-repeated="1019"/>
        </table:table-row>
        <table:table-row table:style-name="ro1">
          <table:table-cell office:value-type="float" office:value="29.61" calcext:value-type="float">
            <text:p>29.61</text:p>
          </table:table-cell>
          <table:table-cell office:value-type="float" office:value="5" calcext:value-type="float">
            <text:p>5</text:p>
          </table:table-cell>
          <table:table-cell office:value-type="float" office:value="0.044511" calcext:value-type="float">
            <text:p>0.044511</text:p>
          </table:table-cell>
          <table:table-cell office:value-type="float" office:value="20.734478" calcext:value-type="float">
            <text:p>20.734478</text:p>
          </table:table-cell>
          <table:table-cell office:value-type="float" office:value="0.627605" calcext:value-type="float">
            <text:p>0.627605</text:p>
          </table:table-cell>
          <table:table-cell table:number-columns-repeated="1019"/>
        </table:table-row>
        <table:table-row table:style-name="ro1">
          <table:table-cell office:value-type="float" office:value="29.64" calcext:value-type="float">
            <text:p>29.64</text:p>
          </table:table-cell>
          <table:table-cell office:value-type="float" office:value="5" calcext:value-type="float">
            <text:p>5</text:p>
          </table:table-cell>
          <table:table-cell office:value-type="float" office:value="0.044072" calcext:value-type="float">
            <text:p>0.044072</text:p>
          </table:table-cell>
          <table:table-cell office:value-type="float" office:value="20.585159" calcext:value-type="float">
            <text:p>20.585159</text:p>
          </table:table-cell>
          <table:table-cell office:value-type="float" office:value="0.613327" calcext:value-type="float">
            <text:p>0.613327</text:p>
          </table:table-cell>
          <table:table-cell table:number-columns-repeated="1019"/>
        </table:table-row>
        <table:table-row table:style-name="ro1">
          <table:table-cell office:value-type="float" office:value="29.67" calcext:value-type="float">
            <text:p>29.67</text:p>
          </table:table-cell>
          <table:table-cell office:value-type="float" office:value="5" calcext:value-type="float">
            <text:p>5</text:p>
          </table:table-cell>
          <table:table-cell office:value-type="float" office:value="0.043447" calcext:value-type="float">
            <text:p>0.043447</text:p>
          </table:table-cell>
          <table:table-cell office:value-type="float" office:value="20.435841" calcext:value-type="float">
            <text:p>20.435841</text:p>
          </table:table-cell>
          <table:table-cell office:value-type="float" office:value="0.599049" calcext:value-type="float">
            <text:p>0.599049</text:p>
          </table:table-cell>
          <table:table-cell table:number-columns-repeated="1019"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5" calcext:value-type="float">
            <text:p>5</text:p>
          </table:table-cell>
          <table:table-cell office:value-type="float" office:value="0.042872" calcext:value-type="float">
            <text:p>0.042872</text:p>
          </table:table-cell>
          <table:table-cell office:value-type="float" office:value="20.286522" calcext:value-type="float">
            <text:p>20.286522</text:p>
          </table:table-cell>
          <table:table-cell office:value-type="float" office:value="0.584772" calcext:value-type="float">
            <text:p>0.584772</text:p>
          </table:table-cell>
          <table:table-cell table:number-columns-repeated="1019"/>
        </table:table-row>
        <table:table-row table:style-name="ro1">
          <table:table-cell office:value-type="float" office:value="29.73" calcext:value-type="float">
            <text:p>29.73</text:p>
          </table:table-cell>
          <table:table-cell office:value-type="float" office:value="5" calcext:value-type="float">
            <text:p>5</text:p>
          </table:table-cell>
          <table:table-cell office:value-type="float" office:value="0.042344" calcext:value-type="float">
            <text:p>0.042344</text:p>
          </table:table-cell>
          <table:table-cell office:value-type="float" office:value="20.137199" calcext:value-type="float">
            <text:p>20.137199</text:p>
          </table:table-cell>
          <table:table-cell office:value-type="float" office:value="0.570494" calcext:value-type="float">
            <text:p>0.570494</text:p>
          </table:table-cell>
          <table:table-cell table:number-columns-repeated="1019"/>
        </table:table-row>
        <table:table-row table:style-name="ro1">
          <table:table-cell office:value-type="float" office:value="29.76" calcext:value-type="float">
            <text:p>29.76</text:p>
          </table:table-cell>
          <table:table-cell office:value-type="float" office:value="5" calcext:value-type="float">
            <text:p>5</text:p>
          </table:table-cell>
          <table:table-cell office:value-type="float" office:value="0.041857" calcext:value-type="float">
            <text:p>0.041857</text:p>
          </table:table-cell>
          <table:table-cell office:value-type="float" office:value="19.987877" calcext:value-type="float">
            <text:p>19.987877</text:p>
          </table:table-cell>
          <table:table-cell office:value-type="float" office:value="0.556215" calcext:value-type="float">
            <text:p>0.556215</text:p>
          </table:table-cell>
          <table:table-cell table:number-columns-repeated="1019"/>
        </table:table-row>
        <table:table-row table:style-name="ro1">
          <table:table-cell office:value-type="float" office:value="29.79" calcext:value-type="float">
            <text:p>29.79</text:p>
          </table:table-cell>
          <table:table-cell office:value-type="float" office:value="5" calcext:value-type="float">
            <text:p>5</text:p>
          </table:table-cell>
          <table:table-cell office:value-type="float" office:value="0.041409" calcext:value-type="float">
            <text:p>0.041409</text:p>
          </table:table-cell>
          <table:table-cell office:value-type="float" office:value="19.838554" calcext:value-type="float">
            <text:p>19.838554</text:p>
          </table:table-cell>
          <table:table-cell office:value-type="float" office:value="0.541939" calcext:value-type="float">
            <text:p>0.541939</text:p>
          </table:table-cell>
          <table:table-cell table:number-columns-repeated="1019"/>
        </table:table-row>
        <table:table-row table:style-name="ro1">
          <table:table-cell office:value-type="float" office:value="29.82" calcext:value-type="float">
            <text:p>29.82</text:p>
          </table:table-cell>
          <table:table-cell office:value-type="float" office:value="5" calcext:value-type="float">
            <text:p>5</text:p>
          </table:table-cell>
          <table:table-cell office:value-type="float" office:value="0.041" calcext:value-type="float">
            <text:p>0.041</text:p>
          </table:table-cell>
          <table:table-cell office:value-type="float" office:value="19.689106" calcext:value-type="float">
            <text:p>19.689106</text:p>
          </table:table-cell>
          <table:table-cell office:value-type="float" office:value="0.529074" calcext:value-type="float">
            <text:p>0.529074</text:p>
          </table:table-cell>
          <table:table-cell table:number-columns-repeated="1019"/>
        </table:table-row>
        <table:table-row table:style-name="ro1">
          <table:table-cell office:value-type="float" office:value="29.85" calcext:value-type="float">
            <text:p>29.85</text:p>
          </table:table-cell>
          <table:table-cell office:value-type="float" office:value="5" calcext:value-type="float">
            <text:p>5</text:p>
          </table:table-cell>
          <table:table-cell office:value-type="float" office:value="0.040414" calcext:value-type="float">
            <text:p>0.040414</text:p>
          </table:table-cell>
          <table:table-cell office:value-type="float" office:value="19.539658" calcext:value-type="float">
            <text:p>19.539658</text:p>
          </table:table-cell>
          <table:table-cell office:value-type="float" office:value="0.516209" calcext:value-type="float">
            <text:p>0.516209</text:p>
          </table:table-cell>
          <table:table-cell table:number-columns-repeated="1019"/>
        </table:table-row>
        <table:table-row table:style-name="ro1">
          <table:table-cell office:value-type="float" office:value="29.88" calcext:value-type="float">
            <text:p>29.88</text:p>
          </table:table-cell>
          <table:table-cell office:value-type="float" office:value="5" calcext:value-type="float">
            <text:p>5</text:p>
          </table:table-cell>
          <table:table-cell office:value-type="float" office:value="0.039876" calcext:value-type="float">
            <text:p>0.039876</text:p>
          </table:table-cell>
          <table:table-cell office:value-type="float" office:value="19.390209" calcext:value-type="float">
            <text:p>19.390209</text:p>
          </table:table-cell>
          <table:table-cell office:value-type="float" office:value="0.503344" calcext:value-type="float">
            <text:p>0.503344</text:p>
          </table:table-cell>
          <table:table-cell table:number-columns-repeated="1019"/>
        </table:table-row>
        <table:table-row table:style-name="ro1">
          <table:table-cell office:value-type="float" office:value="29.91" calcext:value-type="float">
            <text:p>29.91</text:p>
          </table:table-cell>
          <table:table-cell office:value-type="float" office:value="5" calcext:value-type="float">
            <text:p>5</text:p>
          </table:table-cell>
          <table:table-cell office:value-type="float" office:value="0.039382" calcext:value-type="float">
            <text:p>0.039382</text:p>
          </table:table-cell>
          <table:table-cell office:value-type="float" office:value="19.240761" calcext:value-type="float">
            <text:p>19.240761</text:p>
          </table:table-cell>
          <table:table-cell office:value-type="float" office:value="0.490479" calcext:value-type="float">
            <text:p>0.490479</text:p>
          </table:table-cell>
          <table:table-cell table:number-columns-repeated="1019"/>
        </table:table-row>
        <table:table-row table:style-name="ro1">
          <table:table-cell office:value-type="float" office:value="29.94" calcext:value-type="float">
            <text:p>29.94</text:p>
          </table:table-cell>
          <table:table-cell office:value-type="float" office:value="5" calcext:value-type="float">
            <text:p>5</text:p>
          </table:table-cell>
          <table:table-cell office:value-type="float" office:value="0.038927" calcext:value-type="float">
            <text:p>0.038927</text:p>
          </table:table-cell>
          <table:table-cell office:value-type="float" office:value="19.091309" calcext:value-type="float">
            <text:p>19.091309</text:p>
          </table:table-cell>
          <table:table-cell office:value-type="float" office:value="0.477613" calcext:value-type="float">
            <text:p>0.477613</text:p>
          </table:table-cell>
          <table:table-cell table:number-columns-repeated="1019"/>
        </table:table-row>
        <table:table-row table:style-name="ro1">
          <table:table-cell office:value-type="float" office:value="29.97" calcext:value-type="float">
            <text:p>29.97</text:p>
          </table:table-cell>
          <table:table-cell office:value-type="float" office:value="5" calcext:value-type="float">
            <text:p>5</text:p>
          </table:table-cell>
          <table:table-cell office:value-type="float" office:value="0.03851" calcext:value-type="float">
            <text:p>0.03851</text:p>
          </table:table-cell>
          <table:table-cell office:value-type="float" office:value="18.941856" calcext:value-type="float">
            <text:p>18.941856</text:p>
          </table:table-cell>
          <table:table-cell office:value-type="float" office:value="0.464748" calcext:value-type="float">
            <text:p>0.46474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038125" calcext:value-type="float">
            <text:p>0.038125</text:p>
          </table:table-cell>
          <table:table-cell office:value-type="float" office:value="18.792301" calcext:value-type="float">
            <text:p>18.792301</text:p>
          </table:table-cell>
          <table:table-cell office:value-type="float" office:value="0.453197" calcext:value-type="float">
            <text:p>0.453197</text:p>
          </table:table-cell>
          <table:table-cell table:number-columns-repeated="1019"/>
        </table:table-row>
        <table:table-row table:style-name="ro1">
          <table:table-cell office:value-type="float" office:value="30.03" calcext:value-type="float">
            <text:p>30.03</text:p>
          </table:table-cell>
          <table:table-cell office:value-type="float" office:value="5" calcext:value-type="float">
            <text:p>5</text:p>
          </table:table-cell>
          <table:table-cell office:value-type="float" office:value="0.037576" calcext:value-type="float">
            <text:p>0.037576</text:p>
          </table:table-cell>
          <table:table-cell office:value-type="float" office:value="18.642746" calcext:value-type="float">
            <text:p>18.642746</text:p>
          </table:table-cell>
          <table:table-cell office:value-type="float" office:value="0.441648" calcext:value-type="float">
            <text:p>0.441648</text:p>
          </table:table-cell>
          <table:table-cell table:number-columns-repeated="1019"/>
        </table:table-row>
        <table:table-row table:style-name="ro1">
          <table:table-cell office:value-type="float" office:value="30.06" calcext:value-type="float">
            <text:p>30.06</text:p>
          </table:table-cell>
          <table:table-cell office:value-type="float" office:value="5" calcext:value-type="float">
            <text:p>5</text:p>
          </table:table-cell>
          <table:table-cell office:value-type="float" office:value="0.037072" calcext:value-type="float">
            <text:p>0.037072</text:p>
          </table:table-cell>
          <table:table-cell office:value-type="float" office:value="18.493191" calcext:value-type="float">
            <text:p>18.493191</text:p>
          </table:table-cell>
          <table:table-cell office:value-type="float" office:value="0.430098" calcext:value-type="float">
            <text:p>0.430098</text:p>
          </table:table-cell>
          <table:table-cell table:number-columns-repeated="1019"/>
        </table:table-row>
        <table:table-row table:style-name="ro1">
          <table:table-cell office:value-type="float" office:value="30.09" calcext:value-type="float">
            <text:p>30.09</text:p>
          </table:table-cell>
          <table:table-cell office:value-type="float" office:value="5" calcext:value-type="float">
            <text:p>5</text:p>
          </table:table-cell>
          <table:table-cell office:value-type="float" office:value="0.036609" calcext:value-type="float">
            <text:p>0.036609</text:p>
          </table:table-cell>
          <table:table-cell office:value-type="float" office:value="18.343632" calcext:value-type="float">
            <text:p>18.343632</text:p>
          </table:table-cell>
          <table:table-cell office:value-type="float" office:value="0.418547" calcext:value-type="float">
            <text:p>0.418547</text:p>
          </table:table-cell>
          <table:table-cell table:number-columns-repeated="1019"/>
        </table:table-row>
        <table:table-row table:style-name="ro1">
          <table:table-cell office:value-type="float" office:value="30.12" calcext:value-type="float">
            <text:p>30.12</text:p>
          </table:table-cell>
          <table:table-cell office:value-type="float" office:value="5" calcext:value-type="float">
            <text:p>5</text:p>
          </table:table-cell>
          <table:table-cell office:value-type="float" office:value="0.036183" calcext:value-type="float">
            <text:p>0.036183</text:p>
          </table:table-cell>
          <table:table-cell office:value-type="float" office:value="18.194073" calcext:value-type="float">
            <text:p>18.194073</text:p>
          </table:table-cell>
          <table:table-cell office:value-type="float" office:value="0.406998" calcext:value-type="float">
            <text:p>0.406998</text:p>
          </table:table-cell>
          <table:table-cell table:number-columns-repeated="1019"/>
        </table:table-row>
        <table:table-row table:style-name="ro1">
          <table:table-cell office:value-type="float" office:value="30.15" calcext:value-type="float">
            <text:p>30.15</text:p>
          </table:table-cell>
          <table:table-cell office:value-type="float" office:value="5" calcext:value-type="float">
            <text:p>5</text:p>
          </table:table-cell>
          <table:table-cell office:value-type="float" office:value="0.035791" calcext:value-type="float">
            <text:p>0.035791</text:p>
          </table:table-cell>
          <table:table-cell office:value-type="float" office:value="18.044514" calcext:value-type="float">
            <text:p>18.044514</text:p>
          </table:table-cell>
          <table:table-cell office:value-type="float" office:value="0.395447" calcext:value-type="float">
            <text:p>0.395447</text:p>
          </table:table-cell>
          <table:table-cell table:number-columns-repeated="1019"/>
        </table:table-row>
        <table:table-row table:style-name="ro1">
          <table:table-cell office:value-type="float" office:value="30.18" calcext:value-type="float">
            <text:p>30.18</text:p>
          </table:table-cell>
          <table:table-cell office:value-type="float" office:value="5" calcext:value-type="float">
            <text:p>5</text:p>
          </table:table-cell>
          <table:table-cell office:value-type="float" office:value="0.035431" calcext:value-type="float">
            <text:p>0.035431</text:p>
          </table:table-cell>
          <table:table-cell office:value-type="float" office:value="17.894951" calcext:value-type="float">
            <text:p>17.894951</text:p>
          </table:table-cell>
          <table:table-cell office:value-type="float" office:value="0.383896" calcext:value-type="float">
            <text:p>0.383896</text:p>
          </table:table-cell>
          <table:table-cell table:number-columns-repeated="1019"/>
        </table:table-row>
        <table:table-row table:style-name="ro1">
          <table:table-cell office:value-type="float" office:value="30.21" calcext:value-type="float">
            <text:p>30.21</text:p>
          </table:table-cell>
          <table:table-cell office:value-type="float" office:value="5" calcext:value-type="float">
            <text:p>5</text:p>
          </table:table-cell>
          <table:table-cell office:value-type="float" office:value="0.035099" calcext:value-type="float">
            <text:p>0.035099</text:p>
          </table:table-cell>
          <table:table-cell office:value-type="float" office:value="17.745293" calcext:value-type="float">
            <text:p>17.745293</text:p>
          </table:table-cell>
          <table:table-cell office:value-type="float" office:value="0.37376" calcext:value-type="float">
            <text:p>0.37376</text:p>
          </table:table-cell>
          <table:table-cell table:number-columns-repeated="1019"/>
        </table:table-row>
        <table:table-row table:style-name="ro1">
          <table:table-cell office:value-type="float" office:value="30.24" calcext:value-type="float">
            <text:p>30.24</text:p>
          </table:table-cell>
          <table:table-cell office:value-type="float" office:value="5" calcext:value-type="float">
            <text:p>5</text:p>
          </table:table-cell>
          <table:table-cell office:value-type="float" office:value="0.034583" calcext:value-type="float">
            <text:p>0.034583</text:p>
          </table:table-cell>
          <table:table-cell office:value-type="float" office:value="17.595634" calcext:value-type="float">
            <text:p>17.595634</text:p>
          </table:table-cell>
          <table:table-cell office:value-type="float" office:value="0.363625" calcext:value-type="float">
            <text:p>0.363625</text:p>
          </table:table-cell>
          <table:table-cell table:number-columns-repeated="1019"/>
        </table:table-row>
        <table:table-row table:style-name="ro1">
          <table:table-cell office:value-type="float" office:value="30.27" calcext:value-type="float">
            <text:p>30.27</text:p>
          </table:table-cell>
          <table:table-cell office:value-type="float" office:value="5" calcext:value-type="float">
            <text:p>5</text:p>
          </table:table-cell>
          <table:table-cell office:value-type="float" office:value="0.034108" calcext:value-type="float">
            <text:p>0.034108</text:p>
          </table:table-cell>
          <table:table-cell office:value-type="float" office:value="17.445972" calcext:value-type="float">
            <text:p>17.445972</text:p>
          </table:table-cell>
          <table:table-cell office:value-type="float" office:value="0.353489" calcext:value-type="float">
            <text:p>0.353489</text:p>
          </table:table-cell>
          <table:table-cell table:number-columns-repeated="1019"/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5" calcext:value-type="float">
            <text:p>5</text:p>
          </table:table-cell>
          <table:table-cell office:value-type="float" office:value="0.033671" calcext:value-type="float">
            <text:p>0.033671</text:p>
          </table:table-cell>
          <table:table-cell office:value-type="float" office:value="17.29631" calcext:value-type="float">
            <text:p>17.29631</text:p>
          </table:table-cell>
          <table:table-cell office:value-type="float" office:value="0.343353" calcext:value-type="float">
            <text:p>0.343353</text:p>
          </table:table-cell>
          <table:table-cell table:number-columns-repeated="1019"/>
        </table:table-row>
        <table:table-row table:style-name="ro1">
          <table:table-cell office:value-type="float" office:value="30.33" calcext:value-type="float">
            <text:p>30.33</text:p>
          </table:table-cell>
          <table:table-cell office:value-type="float" office:value="5" calcext:value-type="float">
            <text:p>5</text:p>
          </table:table-cell>
          <table:table-cell office:value-type="float" office:value="0.03327" calcext:value-type="float">
            <text:p>0.03327</text:p>
          </table:table-cell>
          <table:table-cell office:value-type="float" office:value="17.146648" calcext:value-type="float">
            <text:p>17.146648</text:p>
          </table:table-cell>
          <table:table-cell office:value-type="float" office:value="0.333218" calcext:value-type="float">
            <text:p>0.333218</text:p>
          </table:table-cell>
          <table:table-cell table:number-columns-repeated="1019"/>
        </table:table-row>
        <table:table-row table:style-name="ro1">
          <table:table-cell office:value-type="float" office:value="30.36" calcext:value-type="float">
            <text:p>30.36</text:p>
          </table:table-cell>
          <table:table-cell office:value-type="float" office:value="5" calcext:value-type="float">
            <text:p>5</text:p>
          </table:table-cell>
          <table:table-cell office:value-type="float" office:value="0.032902" calcext:value-type="float">
            <text:p>0.032902</text:p>
          </table:table-cell>
          <table:table-cell office:value-type="float" office:value="16.996983" calcext:value-type="float">
            <text:p>16.996983</text:p>
          </table:table-cell>
          <table:table-cell office:value-type="float" office:value="0.323082" calcext:value-type="float">
            <text:p>0.323082</text:p>
          </table:table-cell>
          <table:table-cell table:number-columns-repeated="1019"/>
        </table:table-row>
        <table:table-row table:style-name="ro1">
          <table:table-cell office:value-type="float" office:value="30.39" calcext:value-type="float">
            <text:p>30.39</text:p>
          </table:table-cell>
          <table:table-cell office:value-type="float" office:value="5" calcext:value-type="float">
            <text:p>5</text:p>
          </table:table-cell>
          <table:table-cell office:value-type="float" office:value="0.032563" calcext:value-type="float">
            <text:p>0.032563</text:p>
          </table:table-cell>
          <table:table-cell office:value-type="float" office:value="16.847252" calcext:value-type="float">
            <text:p>16.847252</text:p>
          </table:table-cell>
          <table:table-cell office:value-type="float" office:value="0.314072" calcext:value-type="float">
            <text:p>0.314072</text:p>
          </table:table-cell>
          <table:table-cell table:number-columns-repeated="1019"/>
        </table:table-row>
        <table:table-row table:style-name="ro1">
          <table:table-cell office:value-type="float" office:value="30.42" calcext:value-type="float">
            <text:p>30.42</text:p>
          </table:table-cell>
          <table:table-cell office:value-type="float" office:value="5" calcext:value-type="float">
            <text:p>5</text:p>
          </table:table-cell>
          <table:table-cell office:value-type="float" office:value="0.032081" calcext:value-type="float">
            <text:p>0.032081</text:p>
          </table:table-cell>
          <table:table-cell office:value-type="float" office:value="16.697521" calcext:value-type="float">
            <text:p>16.697521</text:p>
          </table:table-cell>
          <table:table-cell office:value-type="float" office:value="0.305061" calcext:value-type="float">
            <text:p>0.305061</text:p>
          </table:table-cell>
          <table:table-cell table:number-columns-repeated="1019"/>
        </table:table-row>
        <table:table-row table:style-name="ro1">
          <table:table-cell office:value-type="float" office:value="30.45" calcext:value-type="float">
            <text:p>30.45</text:p>
          </table:table-cell>
          <table:table-cell office:value-type="float" office:value="5" calcext:value-type="float">
            <text:p>5</text:p>
          </table:table-cell>
          <table:table-cell office:value-type="float" office:value="0.031638" calcext:value-type="float">
            <text:p>0.031638</text:p>
          </table:table-cell>
          <table:table-cell office:value-type="float" office:value="16.547787" calcext:value-type="float">
            <text:p>16.547787</text:p>
          </table:table-cell>
          <table:table-cell office:value-type="float" office:value="0.296051" calcext:value-type="float">
            <text:p>0.296051</text:p>
          </table:table-cell>
          <table:table-cell table:number-columns-repeated="1019"/>
        </table:table-row>
        <table:table-row table:style-name="ro1">
          <table:table-cell office:value-type="float" office:value="30.48" calcext:value-type="float">
            <text:p>30.48</text:p>
          </table:table-cell>
          <table:table-cell office:value-type="float" office:value="5" calcext:value-type="float">
            <text:p>5</text:p>
          </table:table-cell>
          <table:table-cell office:value-type="float" office:value="0.031229" calcext:value-type="float">
            <text:p>0.031229</text:p>
          </table:table-cell>
          <table:table-cell office:value-type="float" office:value="16.398052" calcext:value-type="float">
            <text:p>16.398052</text:p>
          </table:table-cell>
          <table:table-cell office:value-type="float" office:value="0.287041" calcext:value-type="float">
            <text:p>0.287041</text:p>
          </table:table-cell>
          <table:table-cell table:number-columns-repeated="1019"/>
        </table:table-row>
        <table:table-row table:style-name="ro1">
          <table:table-cell office:value-type="float" office:value="30.51" calcext:value-type="float">
            <text:p>30.51</text:p>
          </table:table-cell>
          <table:table-cell office:value-type="float" office:value="5" calcext:value-type="float">
            <text:p>5</text:p>
          </table:table-cell>
          <table:table-cell office:value-type="float" office:value="0.030855" calcext:value-type="float">
            <text:p>0.030855</text:p>
          </table:table-cell>
          <table:table-cell office:value-type="float" office:value="16.248318" calcext:value-type="float">
            <text:p>16.248318</text:p>
          </table:table-cell>
          <table:table-cell office:value-type="float" office:value="0.27803" calcext:value-type="float">
            <text:p>0.27803</text:p>
          </table:table-cell>
          <table:table-cell table:number-columns-repeated="1019"/>
        </table:table-row>
        <table:table-row table:style-name="ro1">
          <table:table-cell office:value-type="float" office:value="30.54" calcext:value-type="float">
            <text:p>30.54</text:p>
          </table:table-cell>
          <table:table-cell office:value-type="float" office:value="5" calcext:value-type="float">
            <text:p>5</text:p>
          </table:table-cell>
          <table:table-cell office:value-type="float" office:value="0.03051" calcext:value-type="float">
            <text:p>0.03051</text:p>
          </table:table-cell>
          <table:table-cell office:value-type="float" office:value="16.098583" calcext:value-type="float">
            <text:p>16.098583</text:p>
          </table:table-cell>
          <table:table-cell office:value-type="float" office:value="0.269022" calcext:value-type="float">
            <text:p>0.269022</text:p>
          </table:table-cell>
          <table:table-cell table:number-columns-repeated="1019"/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5" calcext:value-type="float">
            <text:p>5</text:p>
          </table:table-cell>
          <table:table-cell office:value-type="float" office:value="0.030193" calcext:value-type="float">
            <text:p>0.030193</text:p>
          </table:table-cell>
          <table:table-cell office:value-type="float" office:value="15.948795" calcext:value-type="float">
            <text:p>15.948795</text:p>
          </table:table-cell>
          <table:table-cell office:value-type="float" office:value="0.261053" calcext:value-type="float">
            <text:p>0.261053</text:p>
          </table:table-cell>
          <table:table-cell table:number-columns-repeated="1019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5" calcext:value-type="float">
            <text:p>5</text:p>
          </table:table-cell>
          <table:table-cell office:value-type="float" office:value="0.029737" calcext:value-type="float">
            <text:p>0.029737</text:p>
          </table:table-cell>
          <table:table-cell office:value-type="float" office:value="15.799007" calcext:value-type="float">
            <text:p>15.799007</text:p>
          </table:table-cell>
          <table:table-cell office:value-type="float" office:value="0.253084" calcext:value-type="float">
            <text:p>0.253084</text:p>
          </table:table-cell>
          <table:table-cell table:number-columns-repeated="1019"/>
        </table:table-row>
        <table:table-row table:style-name="ro1">
          <table:table-cell office:value-type="float" office:value="30.63" calcext:value-type="float">
            <text:p>30.63</text:p>
          </table:table-cell>
          <table:table-cell office:value-type="float" office:value="5" calcext:value-type="float">
            <text:p>5</text:p>
          </table:table-cell>
          <table:table-cell office:value-type="float" office:value="0.029319" calcext:value-type="float">
            <text:p>0.029319</text:p>
          </table:table-cell>
          <table:table-cell office:value-type="float" office:value="15.649216" calcext:value-type="float">
            <text:p>15.649216</text:p>
          </table:table-cell>
          <table:table-cell office:value-type="float" office:value="0.245115" calcext:value-type="float">
            <text:p>0.245115</text:p>
          </table:table-cell>
          <table:table-cell table:number-columns-repeated="1019"/>
        </table:table-row>
        <table:table-row table:style-name="ro1">
          <table:table-cell office:value-type="float" office:value="30.66" calcext:value-type="float">
            <text:p>30.66</text:p>
          </table:table-cell>
          <table:table-cell office:value-type="float" office:value="5" calcext:value-type="float">
            <text:p>5</text:p>
          </table:table-cell>
          <table:table-cell office:value-type="float" office:value="0.028933" calcext:value-type="float">
            <text:p>0.028933</text:p>
          </table:table-cell>
          <table:table-cell office:value-type="float" office:value="15.499424" calcext:value-type="float">
            <text:p>15.499424</text:p>
          </table:table-cell>
          <table:table-cell office:value-type="float" office:value="0.237146" calcext:value-type="float">
            <text:p>0.237146</text:p>
          </table:table-cell>
          <table:table-cell table:number-columns-repeated="1019"/>
        </table:table-row>
        <table:table-row table:style-name="ro1">
          <table:table-cell office:value-type="float" office:value="30.69" calcext:value-type="float">
            <text:p>30.69</text:p>
          </table:table-cell>
          <table:table-cell office:value-type="float" office:value="5" calcext:value-type="float">
            <text:p>5</text:p>
          </table:table-cell>
          <table:table-cell office:value-type="float" office:value="0.028579" calcext:value-type="float">
            <text:p>0.028579</text:p>
          </table:table-cell>
          <table:table-cell office:value-type="float" office:value="15.349632" calcext:value-type="float">
            <text:p>15.349632</text:p>
          </table:table-cell>
          <table:table-cell office:value-type="float" office:value="0.229177" calcext:value-type="float">
            <text:p>0.229177</text:p>
          </table:table-cell>
          <table:table-cell table:number-columns-repeated="1019"/>
        </table:table-row>
        <table:table-row table:style-name="ro1">
          <table:table-cell office:value-type="float" office:value="30.72" calcext:value-type="float">
            <text:p>30.72</text:p>
          </table:table-cell>
          <table:table-cell office:value-type="float" office:value="5" calcext:value-type="float">
            <text:p>5</text:p>
          </table:table-cell>
          <table:table-cell office:value-type="float" office:value="0.028254" calcext:value-type="float">
            <text:p>0.028254</text:p>
          </table:table-cell>
          <table:table-cell office:value-type="float" office:value="15.199837" calcext:value-type="float">
            <text:p>15.199837</text:p>
          </table:table-cell>
          <table:table-cell office:value-type="float" office:value="0.221209" calcext:value-type="float">
            <text:p>0.221209</text:p>
          </table:table-cell>
          <table:table-cell table:number-columns-repeated="1019"/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5" calcext:value-type="float">
            <text:p>5</text:p>
          </table:table-cell>
          <table:table-cell office:value-type="float" office:value="0.027953" calcext:value-type="float">
            <text:p>0.027953</text:p>
          </table:table-cell>
          <table:table-cell office:value-type="float" office:value="15.050041" calcext:value-type="float">
            <text:p>15.050041</text:p>
          </table:table-cell>
          <table:table-cell office:value-type="float" office:value="0.213242" calcext:value-type="float">
            <text:p>0.213242</text:p>
          </table:table-cell>
          <table:table-cell table:number-columns-repeated="1019"/>
        </table:table-row>
        <table:table-row table:style-name="ro1">
          <table:table-cell office:value-type="float" office:value="30.78" calcext:value-type="float">
            <text:p>30.78</text:p>
          </table:table-cell>
          <table:table-cell office:value-type="float" office:value="5" calcext:value-type="float">
            <text:p>5</text:p>
          </table:table-cell>
          <table:table-cell office:value-type="float" office:value="0.027678" calcext:value-type="float">
            <text:p>0.027678</text:p>
          </table:table-cell>
          <table:table-cell office:value-type="float" office:value="14.900196" calcext:value-type="float">
            <text:p>14.900196</text:p>
          </table:table-cell>
          <table:table-cell office:value-type="float" office:value="0.206385" calcext:value-type="float">
            <text:p>0.206385</text:p>
          </table:table-cell>
          <table:table-cell table:number-columns-repeated="1019"/>
        </table:table-row>
        <table:table-row table:style-name="ro1">
          <table:table-cell office:value-type="float" office:value="30.81" calcext:value-type="float">
            <text:p>30.81</text:p>
          </table:table-cell>
          <table:table-cell office:value-type="float" office:value="5" calcext:value-type="float">
            <text:p>5</text:p>
          </table:table-cell>
          <table:table-cell office:value-type="float" office:value="0.027246" calcext:value-type="float">
            <text:p>0.027246</text:p>
          </table:table-cell>
          <table:table-cell office:value-type="float" office:value="14.750351" calcext:value-type="float">
            <text:p>14.750351</text:p>
          </table:table-cell>
          <table:table-cell office:value-type="float" office:value="0.199528" calcext:value-type="float">
            <text:p>0.199528</text:p>
          </table:table-cell>
          <table:table-cell table:number-columns-repeated="1019"/>
        </table:table-row>
        <table:table-row table:style-name="ro1">
          <table:table-cell office:value-type="float" office:value="30.84" calcext:value-type="float">
            <text:p>30.84</text:p>
          </table:table-cell>
          <table:table-cell office:value-type="float" office:value="5" calcext:value-type="float">
            <text:p>5</text:p>
          </table:table-cell>
          <table:table-cell office:value-type="float" office:value="0.026849" calcext:value-type="float">
            <text:p>0.026849</text:p>
          </table:table-cell>
          <table:table-cell office:value-type="float" office:value="14.600506" calcext:value-type="float">
            <text:p>14.600506</text:p>
          </table:table-cell>
          <table:table-cell office:value-type="float" office:value="0.192671" calcext:value-type="float">
            <text:p>0.192671</text:p>
          </table:table-cell>
          <table:table-cell table:number-columns-repeated="1019"/>
        </table:table-row>
        <table:table-row table:style-name="ro1">
          <table:table-cell office:value-type="float" office:value="30.87" calcext:value-type="float">
            <text:p>30.87</text:p>
          </table:table-cell>
          <table:table-cell office:value-type="float" office:value="5" calcext:value-type="float">
            <text:p>5</text:p>
          </table:table-cell>
          <table:table-cell office:value-type="float" office:value="0.026482" calcext:value-type="float">
            <text:p>0.026482</text:p>
          </table:table-cell>
          <table:table-cell office:value-type="float" office:value="14.450657" calcext:value-type="float">
            <text:p>14.450657</text:p>
          </table:table-cell>
          <table:table-cell office:value-type="float" office:value="0.185814" calcext:value-type="float">
            <text:p>0.185814</text:p>
          </table:table-cell>
          <table:table-cell table:number-columns-repeated="1019"/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5" calcext:value-type="float">
            <text:p>5</text:p>
          </table:table-cell>
          <table:table-cell office:value-type="float" office:value="0.026147" calcext:value-type="float">
            <text:p>0.026147</text:p>
          </table:table-cell>
          <table:table-cell office:value-type="float" office:value="14.300808" calcext:value-type="float">
            <text:p>14.300808</text:p>
          </table:table-cell>
          <table:table-cell office:value-type="float" office:value="0.178957" calcext:value-type="float">
            <text:p>0.178957</text:p>
          </table:table-cell>
          <table:table-cell table:number-columns-repeated="1019"/>
        </table:table-row>
        <table:table-row table:style-name="ro1">
          <table:table-cell office:value-type="float" office:value="30.93" calcext:value-type="float">
            <text:p>30.93</text:p>
          </table:table-cell>
          <table:table-cell office:value-type="float" office:value="5" calcext:value-type="float">
            <text:p>5</text:p>
          </table:table-cell>
          <table:table-cell office:value-type="float" office:value="0.025838" calcext:value-type="float">
            <text:p>0.025838</text:p>
          </table:table-cell>
          <table:table-cell office:value-type="float" office:value="14.150955" calcext:value-type="float">
            <text:p>14.150955</text:p>
          </table:table-cell>
          <table:table-cell office:value-type="float" office:value="0.1721" calcext:value-type="float">
            <text:p>0.1721</text:p>
          </table:table-cell>
          <table:table-cell table:number-columns-repeated="1019"/>
        </table:table-row>
        <table:table-row table:style-name="ro1">
          <table:table-cell office:value-type="float" office:value="30.96" calcext:value-type="float">
            <text:p>30.96</text:p>
          </table:table-cell>
          <table:table-cell office:value-type="float" office:value="5" calcext:value-type="float">
            <text:p>5</text:p>
          </table:table-cell>
          <table:table-cell office:value-type="float" office:value="0.025554" calcext:value-type="float">
            <text:p>0.025554</text:p>
          </table:table-cell>
          <table:table-cell office:value-type="float" office:value="14.001076" calcext:value-type="float">
            <text:p>14.001076</text:p>
          </table:table-cell>
          <table:table-cell office:value-type="float" office:value="0.166121" calcext:value-type="float">
            <text:p>0.166121</text:p>
          </table:table-cell>
          <table:table-cell table:number-columns-repeated="1019"/>
        </table:table-row>
        <table:table-row table:style-name="ro1">
          <table:table-cell office:value-type="float" office:value="30.99" calcext:value-type="float">
            <text:p>30.99</text:p>
          </table:table-cell>
          <table:table-cell office:value-type="float" office:value="5" calcext:value-type="float">
            <text:p>5</text:p>
          </table:table-cell>
          <table:table-cell office:value-type="float" office:value="0.025149" calcext:value-type="float">
            <text:p>0.025149</text:p>
          </table:table-cell>
          <table:table-cell office:value-type="float" office:value="13.851192" calcext:value-type="float">
            <text:p>13.851192</text:p>
          </table:table-cell>
          <table:table-cell office:value-type="float" office:value="0.160143" calcext:value-type="float">
            <text:p>0.160143</text:p>
          </table:table-cell>
          <table:table-cell table:number-columns-repeated="1019"/>
        </table:table-row>
        <table:table-row table:style-name="ro1">
          <table:table-cell office:value-type="float" office:value="31.02" calcext:value-type="float">
            <text:p>31.02</text:p>
          </table:table-cell>
          <table:table-cell office:value-type="float" office:value="5" calcext:value-type="float">
            <text:p>5</text:p>
          </table:table-cell>
          <table:table-cell office:value-type="float" office:value="0.024778" calcext:value-type="float">
            <text:p>0.024778</text:p>
          </table:table-cell>
          <table:table-cell office:value-type="float" office:value="13.701309" calcext:value-type="float">
            <text:p>13.701309</text:p>
          </table:table-cell>
          <table:table-cell office:value-type="float" office:value="0.154163" calcext:value-type="float">
            <text:p>0.154163</text:p>
          </table:table-cell>
          <table:table-cell table:number-columns-repeated="1019"/>
        </table:table-row>
        <table:table-row table:style-name="ro1">
          <table:table-cell office:value-type="float" office:value="31.05" calcext:value-type="float">
            <text:p>31.05</text:p>
          </table:table-cell>
          <table:table-cell office:value-type="float" office:value="5" calcext:value-type="float">
            <text:p>5</text:p>
          </table:table-cell>
          <table:table-cell office:value-type="float" office:value="0.024435" calcext:value-type="float">
            <text:p>0.024435</text:p>
          </table:table-cell>
          <table:table-cell office:value-type="float" office:value="13.551426" calcext:value-type="float">
            <text:p>13.551426</text:p>
          </table:table-cell>
          <table:table-cell office:value-type="float" office:value="0.148186" calcext:value-type="float">
            <text:p>0.148186</text:p>
          </table:table-cell>
          <table:table-cell table:number-columns-repeated="1019"/>
        </table:table-row>
        <table:table-row table:style-name="ro1">
          <table:table-cell office:value-type="float" office:value="31.08" calcext:value-type="float">
            <text:p>31.08</text:p>
          </table:table-cell>
          <table:table-cell office:value-type="float" office:value="5" calcext:value-type="float">
            <text:p>5</text:p>
          </table:table-cell>
          <table:table-cell office:value-type="float" office:value="0.024121" calcext:value-type="float">
            <text:p>0.024121</text:p>
          </table:table-cell>
          <table:table-cell office:value-type="float" office:value="13.401543" calcext:value-type="float">
            <text:p>13.401543</text:p>
          </table:table-cell>
          <table:table-cell office:value-type="float" office:value="0.142206" calcext:value-type="float">
            <text:p>0.142206</text:p>
          </table:table-cell>
          <table:table-cell table:number-columns-repeated="1019"/>
        </table:table-row>
        <table:table-row table:style-name="ro1">
          <table:table-cell office:value-type="float" office:value="31.11" calcext:value-type="float">
            <text:p>31.11</text:p>
          </table:table-cell>
          <table:table-cell office:value-type="float" office:value="5" calcext:value-type="float">
            <text:p>5</text:p>
          </table:table-cell>
          <table:table-cell office:value-type="float" office:value="0.023833" calcext:value-type="float">
            <text:p>0.023833</text:p>
          </table:table-cell>
          <table:table-cell office:value-type="float" office:value="13.251659" calcext:value-type="float">
            <text:p>13.251659</text:p>
          </table:table-cell>
          <table:table-cell office:value-type="float" office:value="0.136227" calcext:value-type="float">
            <text:p>0.136227</text:p>
          </table:table-cell>
          <table:table-cell table:number-columns-repeated="1019"/>
        </table:table-row>
        <table:table-row table:style-name="ro1">
          <table:table-cell office:value-type="float" office:value="31.14" calcext:value-type="float">
            <text:p>31.14</text:p>
          </table:table-cell>
          <table:table-cell office:value-type="float" office:value="5" calcext:value-type="float">
            <text:p>5</text:p>
          </table:table-cell>
          <table:table-cell office:value-type="float" office:value="0.023567" calcext:value-type="float">
            <text:p>0.023567</text:p>
          </table:table-cell>
          <table:table-cell office:value-type="float" office:value="13.101746" calcext:value-type="float">
            <text:p>13.101746</text:p>
          </table:table-cell>
          <table:table-cell office:value-type="float" office:value="0.131056" calcext:value-type="float">
            <text:p>0.131056</text:p>
          </table:table-cell>
          <table:table-cell table:number-columns-repeated="1019"/>
        </table:table-row>
        <table:table-row table:style-name="ro1">
          <table:table-cell office:value-type="float" office:value="31.17" calcext:value-type="float">
            <text:p>31.17</text:p>
          </table:table-cell>
          <table:table-cell office:value-type="float" office:value="5" calcext:value-type="float">
            <text:p>5</text:p>
          </table:table-cell>
          <table:table-cell office:value-type="float" office:value="0.023181" calcext:value-type="float">
            <text:p>0.023181</text:p>
          </table:table-cell>
          <table:table-cell office:value-type="float" office:value="12.951832" calcext:value-type="float">
            <text:p>12.951832</text:p>
          </table:table-cell>
          <table:table-cell office:value-type="float" office:value="0.125885" calcext:value-type="float">
            <text:p>0.125885</text:p>
          </table:table-cell>
          <table:table-cell table:number-columns-repeated="1019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5" calcext:value-type="float">
            <text:p>5</text:p>
          </table:table-cell>
          <table:table-cell office:value-type="float" office:value="0.022825" calcext:value-type="float">
            <text:p>0.022825</text:p>
          </table:table-cell>
          <table:table-cell office:value-type="float" office:value="12.801918" calcext:value-type="float">
            <text:p>12.801918</text:p>
          </table:table-cell>
          <table:table-cell office:value-type="float" office:value="0.120716" calcext:value-type="float">
            <text:p>0.120716</text:p>
          </table:table-cell>
          <table:table-cell table:number-columns-repeated="1019"/>
        </table:table-row>
        <table:table-row table:style-name="ro1">
          <table:table-cell office:value-type="float" office:value="31.23" calcext:value-type="float">
            <text:p>31.23</text:p>
          </table:table-cell>
          <table:table-cell office:value-type="float" office:value="5" calcext:value-type="float">
            <text:p>5</text:p>
          </table:table-cell>
          <table:table-cell office:value-type="float" office:value="0.022498" calcext:value-type="float">
            <text:p>0.022498</text:p>
          </table:table-cell>
          <table:table-cell office:value-type="float" office:value="12.652004" calcext:value-type="float">
            <text:p>12.652004</text:p>
          </table:table-cell>
          <table:table-cell office:value-type="float" office:value="0.115545" calcext:value-type="float">
            <text:p>0.115545</text:p>
          </table:table-cell>
          <table:table-cell table:number-columns-repeated="1019"/>
        </table:table-row>
        <table:table-row table:style-name="ro1">
          <table:table-cell office:value-type="float" office:value="31.26" calcext:value-type="float">
            <text:p>31.26</text:p>
          </table:table-cell>
          <table:table-cell office:value-type="float" office:value="5" calcext:value-type="float">
            <text:p>5</text:p>
          </table:table-cell>
          <table:table-cell office:value-type="float" office:value="0.022196" calcext:value-type="float">
            <text:p>0.022196</text:p>
          </table:table-cell>
          <table:table-cell office:value-type="float" office:value="12.50209" calcext:value-type="float">
            <text:p>12.50209</text:p>
          </table:table-cell>
          <table:table-cell office:value-type="float" office:value="0.110376" calcext:value-type="float">
            <text:p>0.110376</text:p>
          </table:table-cell>
          <table:table-cell table:number-columns-repeated="1019"/>
        </table:table-row>
        <table:table-row table:style-name="ro1">
          <table:table-cell office:value-type="float" office:value="31.29" calcext:value-type="float">
            <text:p>31.29</text:p>
          </table:table-cell>
          <table:table-cell office:value-type="float" office:value="5" calcext:value-type="float">
            <text:p>5</text:p>
          </table:table-cell>
          <table:table-cell office:value-type="float" office:value="0.021919" calcext:value-type="float">
            <text:p>0.021919</text:p>
          </table:table-cell>
          <table:table-cell office:value-type="float" office:value="12.352173" calcext:value-type="float">
            <text:p>12.352173</text:p>
          </table:table-cell>
          <table:table-cell office:value-type="float" office:value="0.105206" calcext:value-type="float">
            <text:p>0.105206</text:p>
          </table:table-cell>
          <table:table-cell table:number-columns-repeated="1019"/>
        </table:table-row>
        <table:table-row table:style-name="ro1">
          <table:table-cell office:value-type="float" office:value="31.32" calcext:value-type="float">
            <text:p>31.32</text:p>
          </table:table-cell>
          <table:table-cell office:value-type="float" office:value="5" calcext:value-type="float">
            <text:p>5</text:p>
          </table:table-cell>
          <table:table-cell office:value-type="float" office:value="0.021665" calcext:value-type="float">
            <text:p>0.021665</text:p>
          </table:table-cell>
          <table:table-cell office:value-type="float" office:value="12.202255" calcext:value-type="float">
            <text:p>12.202255</text:p>
          </table:table-cell>
          <table:table-cell office:value-type="float" office:value="0.100037" calcext:value-type="float">
            <text:p>0.100037</text:p>
          </table:table-cell>
          <table:table-cell table:number-columns-repeated="1019"/>
        </table:table-row>
        <table:table-row table:style-name="ro1">
          <table:table-cell office:value-type="float" office:value="31.35" calcext:value-type="float">
            <text:p>31.35</text:p>
          </table:table-cell>
          <table:table-cell office:value-type="float" office:value="5" calcext:value-type="float">
            <text:p>5</text:p>
          </table:table-cell>
          <table:table-cell office:value-type="float" office:value="0.021431" calcext:value-type="float">
            <text:p>0.021431</text:p>
          </table:table-cell>
          <table:table-cell office:value-type="float" office:value="12.052319" calcext:value-type="float">
            <text:p>12.052319</text:p>
          </table:table-cell>
          <table:table-cell office:value-type="float" office:value="0.095713" calcext:value-type="float">
            <text:p>0.095713</text:p>
          </table:table-cell>
          <table:table-cell table:number-columns-repeated="1019"/>
        </table:table-row>
        <table:table-row table:style-name="ro1">
          <table:table-cell office:value-type="float" office:value="31.38" calcext:value-type="float">
            <text:p>31.38</text:p>
          </table:table-cell>
          <table:table-cell office:value-type="float" office:value="5" calcext:value-type="float">
            <text:p>5</text:p>
          </table:table-cell>
          <table:table-cell office:value-type="float" office:value="0.021065" calcext:value-type="float">
            <text:p>0.021065</text:p>
          </table:table-cell>
          <table:table-cell office:value-type="float" office:value="11.902378" calcext:value-type="float">
            <text:p>11.902378</text:p>
          </table:table-cell>
          <table:table-cell office:value-type="float" office:value="0.091389" calcext:value-type="float">
            <text:p>0.091389</text:p>
          </table:table-cell>
          <table:table-cell table:number-columns-repeated="1019"/>
        </table:table-row>
        <table:table-row table:style-name="ro1">
          <table:table-cell office:value-type="float" office:value="31.41" calcext:value-type="float">
            <text:p>31.41</text:p>
          </table:table-cell>
          <table:table-cell office:value-type="float" office:value="5" calcext:value-type="float">
            <text:p>5</text:p>
          </table:table-cell>
          <table:table-cell office:value-type="float" office:value="0.020729" calcext:value-type="float">
            <text:p>0.020729</text:p>
          </table:table-cell>
          <table:table-cell office:value-type="float" office:value="11.752438" calcext:value-type="float">
            <text:p>11.752438</text:p>
          </table:table-cell>
          <table:table-cell office:value-type="float" office:value="0.087067" calcext:value-type="float">
            <text:p>0.087067</text:p>
          </table:table-cell>
          <table:table-cell table:number-columns-repeated="1019"/>
        </table:table-row>
        <table:table-row table:style-name="ro1">
          <table:table-cell office:value-type="float" office:value="31.44" calcext:value-type="float">
            <text:p>31.44</text:p>
          </table:table-cell>
          <table:table-cell office:value-type="float" office:value="5" calcext:value-type="float">
            <text:p>5</text:p>
          </table:table-cell>
          <table:table-cell office:value-type="float" office:value="0.020419" calcext:value-type="float">
            <text:p>0.020419</text:p>
          </table:table-cell>
          <table:table-cell office:value-type="float" office:value="11.602497" calcext:value-type="float">
            <text:p>11.602497</text:p>
          </table:table-cell>
          <table:table-cell office:value-type="float" office:value="0.082743" calcext:value-type="float">
            <text:p>0.082743</text:p>
          </table:table-cell>
          <table:table-cell table:number-columns-repeated="1019"/>
        </table:table-row>
        <table:table-row table:style-name="ro1">
          <table:table-cell office:value-type="float" office:value="31.47" calcext:value-type="float">
            <text:p>31.47</text:p>
          </table:table-cell>
          <table:table-cell office:value-type="float" office:value="5" calcext:value-type="float">
            <text:p>5</text:p>
          </table:table-cell>
          <table:table-cell office:value-type="float" office:value="0.020136" calcext:value-type="float">
            <text:p>0.020136</text:p>
          </table:table-cell>
          <table:table-cell office:value-type="float" office:value="11.452557" calcext:value-type="float">
            <text:p>11.452557</text:p>
          </table:table-cell>
          <table:table-cell office:value-type="float" office:value="0.078421" calcext:value-type="float">
            <text:p>0.078421</text:p>
          </table:table-cell>
          <table:table-cell table:number-columns-repeated="1019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5" calcext:value-type="float">
            <text:p>5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11.302612" calcext:value-type="float">
            <text:p>11.302612</text:p>
          </table:table-cell>
          <table:table-cell office:value-type="float" office:value="0.074097" calcext:value-type="float">
            <text:p>0.074097</text:p>
          </table:table-cell>
          <table:table-cell table:number-columns-repeated="1019"/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5" calcext:value-type="float">
            <text:p>5</text:p>
          </table:table-cell>
          <table:table-cell office:value-type="float" office:value="0.019635" calcext:value-type="float">
            <text:p>0.019635</text:p>
          </table:table-cell>
          <table:table-cell office:value-type="float" office:value="11.152657" calcext:value-type="float">
            <text:p>11.152657</text:p>
          </table:table-cell>
          <table:table-cell office:value-type="float" office:value="0.070446" calcext:value-type="float">
            <text:p>0.070446</text:p>
          </table:table-cell>
          <table:table-cell table:number-columns-repeated="1019"/>
        </table:table-row>
        <table:table-row table:style-name="ro1">
          <table:table-cell office:value-type="float" office:value="31.56" calcext:value-type="float">
            <text:p>31.56</text:p>
          </table:table-cell>
          <table:table-cell office:value-type="float" office:value="5" calcext:value-type="float">
            <text:p>5</text:p>
          </table:table-cell>
          <table:table-cell office:value-type="float" office:value="0.019286" calcext:value-type="float">
            <text:p>0.019286</text:p>
          </table:table-cell>
          <table:table-cell office:value-type="float" office:value="11.002701" calcext:value-type="float">
            <text:p>11.002701</text:p>
          </table:table-cell>
          <table:table-cell office:value-type="float" office:value="0.066795" calcext:value-type="float">
            <text:p>0.066795</text:p>
          </table:table-cell>
          <table:table-cell table:number-columns-repeated="1019"/>
        </table:table-row>
        <table:table-row table:style-name="ro1">
          <table:table-cell office:value-type="float" office:value="31.59" calcext:value-type="float">
            <text:p>31.59</text:p>
          </table:table-cell>
          <table:table-cell office:value-type="float" office:value="5" calcext:value-type="float">
            <text:p>5</text:p>
          </table:table-cell>
          <table:table-cell office:value-type="float" office:value="0.018966" calcext:value-type="float">
            <text:p>0.018966</text:p>
          </table:table-cell>
          <table:table-cell office:value-type="float" office:value="10.852745" calcext:value-type="float">
            <text:p>10.852745</text:p>
          </table:table-cell>
          <table:table-cell office:value-type="float" office:value="0.063143" calcext:value-type="float">
            <text:p>0.063143</text:p>
          </table:table-cell>
          <table:table-cell table:number-columns-repeated="1019"/>
        </table:table-row>
        <table:table-row table:style-name="ro1">
          <table:table-cell office:value-type="float" office:value="31.62" calcext:value-type="float">
            <text:p>31.62</text:p>
          </table:table-cell>
          <table:table-cell office:value-type="float" office:value="5" calcext:value-type="float">
            <text:p>5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10.702789" calcext:value-type="float">
            <text:p>10.702789</text:p>
          </table:table-cell>
          <table:table-cell office:value-type="float" office:value="0.059492" calcext:value-type="float">
            <text:p>0.059492</text:p>
          </table:table-cell>
          <table:table-cell table:number-columns-repeated="1019"/>
        </table:table-row>
        <table:table-row table:style-name="ro1">
          <table:table-cell office:value-type="float" office:value="31.65" calcext:value-type="float">
            <text:p>31.65</text:p>
          </table:table-cell>
          <table:table-cell office:value-type="float" office:value="5" calcext:value-type="float">
            <text:p>5</text:p>
          </table:table-cell>
          <table:table-cell office:value-type="float" office:value="0.018398" calcext:value-type="float">
            <text:p>0.018398</text:p>
          </table:table-cell>
          <table:table-cell office:value-type="float" office:value="10.55283" calcext:value-type="float">
            <text:p>10.55283</text:p>
          </table:table-cell>
          <table:table-cell office:value-type="float" office:value="0.05584" calcext:value-type="float">
            <text:p>0.05584</text:p>
          </table:table-cell>
          <table:table-cell table:number-columns-repeated="1019"/>
        </table:table-row>
        <table:table-row table:style-name="ro1">
          <table:table-cell office:value-type="float" office:value="31.68" calcext:value-type="float">
            <text:p>31.68</text:p>
          </table:table-cell>
          <table:table-cell office:value-type="float" office:value="5" calcext:value-type="float">
            <text:p>5</text:p>
          </table:table-cell>
          <table:table-cell office:value-type="float" office:value="0.018149" calcext:value-type="float">
            <text:p>0.018149</text:p>
          </table:table-cell>
          <table:table-cell office:value-type="float" office:value="10.40287" calcext:value-type="float">
            <text:p>10.40287</text:p>
          </table:table-cell>
          <table:table-cell office:value-type="float" office:value="0.052189" calcext:value-type="float">
            <text:p>0.052189</text:p>
          </table:table-cell>
          <table:table-cell table:number-columns-repeated="1019"/>
        </table:table-row>
        <table:table-row table:style-name="ro1">
          <table:table-cell office:value-type="float" office:value="31.71" calcext:value-type="float">
            <text:p>31.71</text:p>
          </table:table-cell>
          <table:table-cell office:value-type="float" office:value="5" calcext:value-type="float">
            <text:p>5</text:p>
          </table:table-cell>
          <table:table-cell office:value-type="float" office:value="0.017919" calcext:value-type="float">
            <text:p>0.017919</text:p>
          </table:table-cell>
          <table:table-cell office:value-type="float" office:value="10.252907" calcext:value-type="float">
            <text:p>10.252907</text:p>
          </table:table-cell>
          <table:table-cell office:value-type="float" office:value="0.048536" calcext:value-type="float">
            <text:p>0.048536</text:p>
          </table:table-cell>
          <table:table-cell table:number-columns-repeated="1019"/>
        </table:table-row>
        <table:table-row table:style-name="ro1">
          <table:table-cell office:value-type="float" office:value="31.74" calcext:value-type="float">
            <text:p>31.74</text:p>
          </table:table-cell>
          <table:table-cell office:value-type="float" office:value="5" calcext:value-type="float">
            <text:p>5</text:p>
          </table:table-cell>
          <table:table-cell office:value-type="float" office:value="0.017709" calcext:value-type="float">
            <text:p>0.017709</text:p>
          </table:table-cell>
          <table:table-cell office:value-type="float" office:value="10.102936" calcext:value-type="float">
            <text:p>10.102936</text:p>
          </table:table-cell>
          <table:table-cell office:value-type="float" office:value="0.045576" calcext:value-type="float">
            <text:p>0.045576</text:p>
          </table:table-cell>
          <table:table-cell table:number-columns-repeated="1019"/>
        </table:table-row>
        <table:table-row table:style-name="ro1">
          <table:table-cell office:value-type="float" office:value="31.77" calcext:value-type="float">
            <text:p>31.77</text:p>
          </table:table-cell>
          <table:table-cell office:value-type="float" office:value="5" calcext:value-type="float">
            <text:p>5</text:p>
          </table:table-cell>
          <table:table-cell office:value-type="float" office:value="0.017373" calcext:value-type="float">
            <text:p>0.017373</text:p>
          </table:table-cell>
          <table:table-cell office:value-type="float" office:value="9.952965" calcext:value-type="float">
            <text:p>9.952965</text:p>
          </table:table-cell>
          <table:table-cell office:value-type="float" office:value="0.042616" calcext:value-type="float">
            <text:p>0.042616</text:p>
          </table:table-cell>
          <table:table-cell table:number-columns-repeated="1019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5" calcext:value-type="float">
            <text:p>5</text:p>
          </table:table-cell>
          <table:table-cell office:value-type="float" office:value="0.017065" calcext:value-type="float">
            <text:p>0.017065</text:p>
          </table:table-cell>
          <table:table-cell office:value-type="float" office:value="9.802994" calcext:value-type="float">
            <text:p>9.802994</text:p>
          </table:table-cell>
          <table:table-cell office:value-type="float" office:value="0.039656" calcext:value-type="float">
            <text:p>0.039656</text:p>
          </table:table-cell>
          <table:table-cell table:number-columns-repeated="1019"/>
        </table:table-row>
        <table:table-row table:style-name="ro1">
          <table:table-cell office:value-type="float" office:value="31.83" calcext:value-type="float">
            <text:p>31.83</text:p>
          </table:table-cell>
          <table:table-cell office:value-type="float" office:value="5" calcext:value-type="float">
            <text:p>5</text:p>
          </table:table-cell>
          <table:table-cell office:value-type="float" office:value="0.016782" calcext:value-type="float">
            <text:p>0.016782</text:p>
          </table:table-cell>
          <table:table-cell office:value-type="float" office:value="9.653019" calcext:value-type="float">
            <text:p>9.653019</text:p>
          </table:table-cell>
          <table:table-cell office:value-type="float" office:value="0.036695" calcext:value-type="float">
            <text:p>0.036695</text:p>
          </table:table-cell>
          <table:table-cell table:number-columns-repeated="1019"/>
        </table:table-row>
        <table:table-row table:style-name="ro1">
          <table:table-cell office:value-type="float" office:value="31.86" calcext:value-type="float">
            <text:p>31.86</text:p>
          </table:table-cell>
          <table:table-cell office:value-type="float" office:value="5" calcext:value-type="float">
            <text:p>5</text:p>
          </table:table-cell>
          <table:table-cell office:value-type="float" office:value="0.016521" calcext:value-type="float">
            <text:p>0.016521</text:p>
          </table:table-cell>
          <table:table-cell office:value-type="float" office:value="9.503044" calcext:value-type="float">
            <text:p>9.503044</text:p>
          </table:table-cell>
          <table:table-cell office:value-type="float" office:value="0.033737" calcext:value-type="float">
            <text:p>0.033737</text:p>
          </table:table-cell>
          <table:table-cell table:number-columns-repeated="1019"/>
        </table:table-row>
        <table:table-row table:style-name="ro1">
          <table:table-cell office:value-type="float" office:value="31.89" calcext:value-type="float">
            <text:p>31.89</text:p>
          </table:table-cell>
          <table:table-cell office:value-type="float" office:value="5" calcext:value-type="float">
            <text:p>5</text:p>
          </table:table-cell>
          <table:table-cell office:value-type="float" office:value="0.016282" calcext:value-type="float">
            <text:p>0.016282</text:p>
          </table:table-cell>
          <table:table-cell office:value-type="float" office:value="9.353069" calcext:value-type="float">
            <text:p>9.353069</text:p>
          </table:table-cell>
          <table:table-cell office:value-type="float" office:value="0.030777" calcext:value-type="float">
            <text:p>0.030777</text:p>
          </table:table-cell>
          <table:table-cell table:number-columns-repeated="1019"/>
        </table:table-row>
        <table:table-row table:style-name="ro1">
          <table:table-cell office:value-type="float" office:value="31.92" calcext:value-type="float">
            <text:p>31.92</text:p>
          </table:table-cell>
          <table:table-cell office:value-type="float" office:value="5" calcext:value-type="float">
            <text:p>5</text:p>
          </table:table-cell>
          <table:table-cell office:value-type="float" office:value="0.016061" calcext:value-type="float">
            <text:p>0.016061</text:p>
          </table:table-cell>
          <table:table-cell office:value-type="float" office:value="9.203087" calcext:value-type="float">
            <text:p>9.203087</text:p>
          </table:table-cell>
          <table:table-cell office:value-type="float" office:value="0.028357" calcext:value-type="float">
            <text:p>0.028357</text:p>
          </table:table-cell>
          <table:table-cell table:number-columns-repeated="1019"/>
        </table:table-row>
        <table:table-row table:style-name="ro1">
          <table:table-cell office:value-type="float" office:value="31.95" calcext:value-type="float">
            <text:p>31.95</text:p>
          </table:table-cell>
          <table:table-cell office:value-type="float" office:value="5" calcext:value-type="float">
            <text:p>5</text:p>
          </table:table-cell>
          <table:table-cell office:value-type="float" office:value="0.015739" calcext:value-type="float">
            <text:p>0.015739</text:p>
          </table:table-cell>
          <table:table-cell office:value-type="float" office:value="9.053104" calcext:value-type="float">
            <text:p>9.053104</text:p>
          </table:table-cell>
          <table:table-cell office:value-type="float" office:value="0.025938" calcext:value-type="float">
            <text:p>0.025938</text:p>
          </table:table-cell>
          <table:table-cell table:number-columns-repeated="1019"/>
        </table:table-row>
        <table:table-row table:style-name="ro1">
          <table:table-cell office:value-type="float" office:value="31.98" calcext:value-type="float">
            <text:p>31.98</text:p>
          </table:table-cell>
          <table:table-cell office:value-type="float" office:value="5" calcext:value-type="float">
            <text:p>5</text:p>
          </table:table-cell>
          <table:table-cell office:value-type="float" office:value="0.015444" calcext:value-type="float">
            <text:p>0.015444</text:p>
          </table:table-cell>
          <table:table-cell office:value-type="float" office:value="8.903122" calcext:value-type="float">
            <text:p>8.903122</text:p>
          </table:table-cell>
          <table:table-cell office:value-type="float" office:value="0.023518" calcext:value-type="float">
            <text:p>0.023518</text:p>
          </table:table-cell>
          <table:table-cell table:number-columns-repeated="1019"/>
        </table:table-row>
        <table:table-row table:style-name="ro1">
          <table:table-cell office:value-type="float" office:value="32.01" calcext:value-type="float">
            <text:p>32.01</text:p>
          </table:table-cell>
          <table:table-cell office:value-type="float" office:value="5" calcext:value-type="float">
            <text:p>5</text:p>
          </table:table-cell>
          <table:table-cell office:value-type="float" office:value="0.015171" calcext:value-type="float">
            <text:p>0.015171</text:p>
          </table:table-cell>
          <table:table-cell office:value-type="float" office:value="8.753139" calcext:value-type="float">
            <text:p>8.753139</text:p>
          </table:table-cell>
          <table:table-cell office:value-type="float" office:value="0.021099" calcext:value-type="float">
            <text:p>0.021099</text:p>
          </table:table-cell>
          <table:table-cell table:number-columns-repeated="1019"/>
        </table:table-row>
        <table:table-row table:style-name="ro1">
          <table:table-cell office:value-type="float" office:value="32.04" calcext:value-type="float">
            <text:p>32.04</text:p>
          </table:table-cell>
          <table:table-cell office:value-type="float" office:value="5" calcext:value-type="float">
            <text:p>5</text:p>
          </table:table-cell>
          <table:table-cell office:value-type="float" office:value="0.014921" calcext:value-type="float">
            <text:p>0.014921</text:p>
          </table:table-cell>
          <table:table-cell office:value-type="float" office:value="8.603157" calcext:value-type="float">
            <text:p>8.603157</text:p>
          </table:table-cell>
          <table:table-cell office:value-type="float" office:value="0.018679" calcext:value-type="float">
            <text:p>0.018679</text:p>
          </table:table-cell>
          <table:table-cell table:number-columns-repeated="1019"/>
        </table:table-row>
        <table:table-row table:style-name="ro1">
          <table:table-cell office:value-type="float" office:value="32.07" calcext:value-type="float">
            <text:p>32.07</text:p>
          </table:table-cell>
          <table:table-cell office:value-type="float" office:value="5" calcext:value-type="float">
            <text:p>5</text:p>
          </table:table-cell>
          <table:table-cell office:value-type="float" office:value="0.014692" calcext:value-type="float">
            <text:p>0.014692</text:p>
          </table:table-cell>
          <table:table-cell office:value-type="float" office:value="8.453175" calcext:value-type="float">
            <text:p>8.453175</text:p>
          </table:table-cell>
          <table:table-cell office:value-type="float" office:value="0.01626" calcext:value-type="float">
            <text:p>0.01626</text:p>
          </table:table-cell>
          <table:table-cell table:number-columns-repeated="1019"/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5" calcext:value-type="float">
            <text:p>5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8.303196" calcext:value-type="float">
            <text:p>8.303196</text:p>
          </table:table-cell>
          <table:table-cell office:value-type="float" office:value="0.01384" calcext:value-type="float">
            <text:p>0.01384</text:p>
          </table:table-cell>
          <table:table-cell table:number-columns-repeated="1019"/>
        </table:table-row>
        <table:table-row table:style-name="ro1">
          <table:table-cell office:value-type="float" office:value="32.13" calcext:value-type="float">
            <text:p>32.13</text:p>
          </table:table-cell>
          <table:table-cell office:value-type="float" office:value="5" calcext:value-type="float">
            <text:p>5</text:p>
          </table:table-cell>
          <table:table-cell office:value-type="float" office:value="0.014287" calcext:value-type="float">
            <text:p>0.014287</text:p>
          </table:table-cell>
          <table:table-cell office:value-type="float" office:value="8.15321" calcext:value-type="float">
            <text:p>8.15321</text:p>
          </table:table-cell>
          <table:table-cell office:value-type="float" office:value="0.011965" calcext:value-type="float">
            <text:p>0.011965</text:p>
          </table:table-cell>
          <table:table-cell table:number-columns-repeated="1019"/>
        </table:table-row>
        <table:table-row table:style-name="ro1">
          <table:table-cell office:value-type="float" office:value="32.16" calcext:value-type="float">
            <text:p>32.16</text:p>
          </table:table-cell>
          <table:table-cell office:value-type="float" office:value="5" calcext:value-type="float">
            <text:p>5</text:p>
          </table:table-cell>
          <table:table-cell office:value-type="float" office:value="0.013977" calcext:value-type="float">
            <text:p>0.013977</text:p>
          </table:table-cell>
          <table:table-cell office:value-type="float" office:value="8.003223" calcext:value-type="float">
            <text:p>8.003223</text:p>
          </table:table-cell>
          <table:table-cell office:value-type="float" office:value="0.01009" calcext:value-type="float">
            <text:p>0.01009</text:p>
          </table:table-cell>
          <table:table-cell table:number-columns-repeated="1019"/>
        </table:table-row>
        <table:table-row table:style-name="ro1">
          <table:table-cell office:value-type="float" office:value="32.19" calcext:value-type="float">
            <text:p>32.19</text:p>
          </table:table-cell>
          <table:table-cell office:value-type="float" office:value="5" calcext:value-type="float">
            <text:p>5</text:p>
          </table:table-cell>
          <table:table-cell office:value-type="float" office:value="0.013692" calcext:value-type="float">
            <text:p>0.013692</text:p>
          </table:table-cell>
          <table:table-cell office:value-type="float" office:value="7.853237" calcext:value-type="float">
            <text:p>7.853237</text:p>
          </table:table-cell>
          <table:table-cell office:value-type="float" office:value="0.008215" calcext:value-type="float">
            <text:p>0.008215</text:p>
          </table:table-cell>
          <table:table-cell table:number-columns-repeated="1019"/>
        </table:table-row>
        <table:table-row table:style-name="ro1">
          <table:table-cell office:value-type="float" office:value="32.22" calcext:value-type="float">
            <text:p>32.22</text:p>
          </table:table-cell>
          <table:table-cell office:value-type="float" office:value="5" calcext:value-type="float">
            <text:p>5</text:p>
          </table:table-cell>
          <table:table-cell office:value-type="float" office:value="0.013431" calcext:value-type="float">
            <text:p>0.013431</text:p>
          </table:table-cell>
          <table:table-cell office:value-type="float" office:value="7.703255" calcext:value-type="float">
            <text:p>7.703255</text:p>
          </table:table-cell>
          <table:table-cell office:value-type="float" office:value="0.00634" calcext:value-type="float">
            <text:p>0.00634</text:p>
          </table:table-cell>
          <table:table-cell table:number-columns-repeated="1019"/>
        </table:table-row>
        <table:table-row table:style-name="ro1">
          <table:table-cell office:value-type="float" office:value="32.25" calcext:value-type="float">
            <text:p>32.25</text:p>
          </table:table-cell>
          <table:table-cell office:value-type="float" office:value="5" calcext:value-type="float">
            <text:p>5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7.553272" calcext:value-type="float">
            <text:p>7.553272</text:p>
          </table:table-cell>
          <table:table-cell office:value-type="float" office:value="0.004467" calcext:value-type="float">
            <text:p>0.004467</text:p>
          </table:table-cell>
          <table:table-cell table:number-columns-repeated="1019"/>
        </table:table-row>
        <table:table-row table:style-name="ro1">
          <table:table-cell office:value-type="float" office:value="32.28" calcext:value-type="float">
            <text:p>32.28</text:p>
          </table:table-cell>
          <table:table-cell office:value-type="float" office:value="5" calcext:value-type="float">
            <text:p>5</text:p>
          </table:table-cell>
          <table:table-cell office:value-type="float" office:value="0.012969" calcext:value-type="float">
            <text:p>0.012969</text:p>
          </table:table-cell>
          <table:table-cell office:value-type="float" office:value="7.403294" calcext:value-type="float">
            <text:p>7.403294</text:p>
          </table:table-cell>
          <table:table-cell office:value-type="float" office:value="0.002592" calcext:value-type="float">
            <text:p>0.002592</text:p>
          </table:table-cell>
          <table:table-cell table:number-columns-repeated="1019"/>
        </table:table-row>
        <table:table-row table:style-name="ro1">
          <table:table-cell office:value-type="float" office:value="32.31" calcext:value-type="float">
            <text:p>32.31</text:p>
          </table:table-cell>
          <table:table-cell office:value-type="float" office:value="5" calcext:value-type="float">
            <text:p>5</text:p>
          </table:table-cell>
          <table:table-cell office:value-type="float" office:value="0.012765" calcext:value-type="float">
            <text:p>0.012765</text:p>
          </table:table-cell>
          <table:table-cell office:value-type="float" office:value="7.253323" calcext:value-type="float">
            <text:p>7.253323</text:p>
          </table:table-cell>
          <table:table-cell office:value-type="float" office:value="0.000719" calcext:value-type="float">
            <text:p>0.000719</text:p>
          </table:table-cell>
          <table:table-cell table:number-columns-repeated="1019"/>
        </table:table-row>
        <table:table-row table:style-name="ro1">
          <table:table-cell office:value-type="float" office:value="32.34" calcext:value-type="float">
            <text:p>32.34</text:p>
          </table:table-cell>
          <table:table-cell office:value-type="float" office:value="5" calcext:value-type="float">
            <text:p>5</text:p>
          </table:table-cell>
          <table:table-cell office:value-type="float" office:value="0.012578" calcext:value-type="float">
            <text:p>0.012578</text:p>
          </table:table-cell>
          <table:table-cell office:value-type="float" office:value="7.103329" calcext:value-type="float">
            <text:p>7.103329</text:p>
          </table:table-cell>
          <table:table-cell office:value-type="float" office:value="-0.000675" calcext:value-type="float">
            <text:p>-0.000675</text:p>
          </table:table-cell>
          <table:table-cell table:number-columns-repeated="1019"/>
        </table:table-row>
        <table:table-row table:style-name="ro1">
          <table:table-cell office:value-type="float" office:value="32.37" calcext:value-type="float">
            <text:p>32.37</text:p>
          </table:table-cell>
          <table:table-cell office:value-type="float" office:value="5" calcext:value-type="float">
            <text:p>5</text:p>
          </table:table-cell>
          <table:table-cell office:value-type="float" office:value="0.012276" calcext:value-type="float">
            <text:p>0.012276</text:p>
          </table:table-cell>
          <table:table-cell office:value-type="float" office:value="6.953337" calcext:value-type="float">
            <text:p>6.953337</text:p>
          </table:table-cell>
          <table:table-cell office:value-type="float" office:value="-0.002069" calcext:value-type="float">
            <text:p>-0.002069</text:p>
          </table:table-cell>
          <table:table-cell table:number-columns-repeated="1019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5" calcext:value-type="float">
            <text:p>5</text:p>
          </table:table-cell>
          <table:table-cell office:value-type="float" office:value="0.012" calcext:value-type="float">
            <text:p>0.012</text:p>
          </table:table-cell>
          <table:table-cell office:value-type="float" office:value="6.803347" calcext:value-type="float">
            <text:p>6.803347</text:p>
          </table:table-cell>
          <table:table-cell office:value-type="float" office:value="-0.003464" calcext:value-type="float">
            <text:p>-0.003464</text:p>
          </table:table-cell>
          <table:table-cell table:number-columns-repeated="1019"/>
        </table:table-row>
        <table:table-row table:style-name="ro1">
          <table:table-cell office:value-type="float" office:value="32.43" calcext:value-type="float">
            <text:p>32.43</text:p>
          </table:table-cell>
          <table:table-cell office:value-type="float" office:value="5" calcext:value-type="float">
            <text:p>5</text:p>
          </table:table-cell>
          <table:table-cell office:value-type="float" office:value="0.011745" calcext:value-type="float">
            <text:p>0.011745</text:p>
          </table:table-cell>
          <table:table-cell office:value-type="float" office:value="6.653357" calcext:value-type="float">
            <text:p>6.653357</text:p>
          </table:table-cell>
          <table:table-cell office:value-type="float" office:value="-0.004858" calcext:value-type="float">
            <text:p>-0.004858</text:p>
          </table:table-cell>
          <table:table-cell table:number-columns-repeated="1019"/>
        </table:table-row>
        <table:table-row table:style-name="ro1">
          <table:table-cell office:value-type="float" office:value="32.46" calcext:value-type="float">
            <text:p>32.46</text:p>
          </table:table-cell>
          <table:table-cell office:value-type="float" office:value="5" calcext:value-type="float">
            <text:p>5</text:p>
          </table:table-cell>
          <table:table-cell office:value-type="float" office:value="0.011512" calcext:value-type="float">
            <text:p>0.011512</text:p>
          </table:table-cell>
          <table:table-cell office:value-type="float" office:value="6.50337" calcext:value-type="float">
            <text:p>6.50337</text:p>
          </table:table-cell>
          <table:table-cell office:value-type="float" office:value="-0.006252" calcext:value-type="float">
            <text:p>-0.006252</text:p>
          </table:table-cell>
          <table:table-cell table:number-columns-repeated="1019"/>
        </table:table-row>
        <table:table-row table:style-name="ro1">
          <table:table-cell office:value-type="float" office:value="32.49" calcext:value-type="float">
            <text:p>32.49</text:p>
          </table:table-cell>
          <table:table-cell office:value-type="float" office:value="5" calcext:value-type="float">
            <text:p>5</text:p>
          </table:table-cell>
          <table:table-cell office:value-type="float" office:value="0.011296" calcext:value-type="float">
            <text:p>0.011296</text:p>
          </table:table-cell>
          <table:table-cell office:value-type="float" office:value="6.353386" calcext:value-type="float">
            <text:p>6.353386</text:p>
          </table:table-cell>
          <table:table-cell office:value-type="float" office:value="-0.007648" calcext:value-type="float">
            <text:p>-0.007648</text:p>
          </table:table-cell>
          <table:table-cell table:number-columns-repeated="1019"/>
        </table:table-row>
        <table:table-row table:style-name="ro1">
          <table:table-cell office:value-type="float" office:value="32.52" calcext:value-type="float">
            <text:p>32.52</text:p>
          </table:table-cell>
          <table:table-cell office:value-type="float" office:value="5" calcext:value-type="float">
            <text:p>5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6.203392" calcext:value-type="float">
            <text:p>6.203392</text:p>
          </table:table-cell>
          <table:table-cell office:value-type="float" office:value="-0.008692" calcext:value-type="float">
            <text:p>-0.008692</text:p>
          </table:table-cell>
          <table:table-cell table:number-columns-repeated="1019"/>
        </table:table-row>
        <table:table-row table:style-name="ro1">
          <table:table-cell office:value-type="float" office:value="32.55" calcext:value-type="float">
            <text:p>32.55</text:p>
          </table:table-cell>
          <table:table-cell office:value-type="float" office:value="5" calcext:value-type="float">
            <text:p>5</text:p>
          </table:table-cell>
          <table:table-cell office:value-type="float" office:value="0.010808" calcext:value-type="float">
            <text:p>0.010808</text:p>
          </table:table-cell>
          <table:table-cell office:value-type="float" office:value="6.053398" calcext:value-type="float">
            <text:p>6.053398</text:p>
          </table:table-cell>
          <table:table-cell office:value-type="float" office:value="-0.009735" calcext:value-type="float">
            <text:p>-0.009735</text:p>
          </table:table-cell>
          <table:table-cell table:number-columns-repeated="1019"/>
        </table:table-row>
        <table:table-row table:style-name="ro1">
          <table:table-cell office:value-type="float" office:value="32.58" calcext:value-type="float">
            <text:p>32.58</text:p>
          </table:table-cell>
          <table:table-cell office:value-type="float" office:value="5" calcext:value-type="float">
            <text:p>5</text:p>
          </table:table-cell>
          <table:table-cell office:value-type="float" office:value="0.010541" calcext:value-type="float">
            <text:p>0.010541</text:p>
          </table:table-cell>
          <table:table-cell office:value-type="float" office:value="5.903406" calcext:value-type="float">
            <text:p>5.903406</text:p>
          </table:table-cell>
          <table:table-cell office:value-type="float" office:value="-0.010778" calcext:value-type="float">
            <text:p>-0.010778</text:p>
          </table:table-cell>
          <table:table-cell table:number-columns-repeated="1019"/>
        </table:table-row>
        <table:table-row table:style-name="ro1">
          <table:table-cell office:value-type="float" office:value="32.61" calcext:value-type="float">
            <text:p>32.61</text:p>
          </table:table-cell>
          <table:table-cell office:value-type="float" office:value="5" calcext:value-type="float">
            <text:p>5</text:p>
          </table:table-cell>
          <table:table-cell office:value-type="float" office:value="0.010297" calcext:value-type="float">
            <text:p>0.010297</text:p>
          </table:table-cell>
          <table:table-cell office:value-type="float" office:value="5.753416" calcext:value-type="float">
            <text:p>5.753416</text:p>
          </table:table-cell>
          <table:table-cell office:value-type="float" office:value="-0.011822" calcext:value-type="float">
            <text:p>-0.011822</text:p>
          </table:table-cell>
          <table:table-cell table:number-columns-repeated="1019"/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5" calcext:value-type="float">
            <text:p>5</text:p>
          </table:table-cell>
          <table:table-cell office:value-type="float" office:value="0.010071" calcext:value-type="float">
            <text:p>0.010071</text:p>
          </table:table-cell>
          <table:table-cell office:value-type="float" office:value="5.603428" calcext:value-type="float">
            <text:p>5.603428</text:p>
          </table:table-cell>
          <table:table-cell office:value-type="float" office:value="-0.012865" calcext:value-type="float">
            <text:p>-0.012865</text:p>
          </table:table-cell>
          <table:table-cell table:number-columns-repeated="1019"/>
        </table:table-row>
        <table:table-row table:style-name="ro1">
          <table:table-cell office:value-type="float" office:value="32.67" calcext:value-type="float">
            <text:p>32.67</text:p>
          </table:table-cell>
          <table:table-cell office:value-type="float" office:value="5" calcext:value-type="float">
            <text:p>5</text:p>
          </table:table-cell>
          <table:table-cell office:value-type="float" office:value="0.009864" calcext:value-type="float">
            <text:p>0.009864</text:p>
          </table:table-cell>
          <table:table-cell office:value-type="float" office:value="5.453442" calcext:value-type="float">
            <text:p>5.453442</text:p>
          </table:table-cell>
          <table:table-cell office:value-type="float" office:value="-0.013906" calcext:value-type="float">
            <text:p>-0.013906</text:p>
          </table:table-cell>
          <table:table-cell table:number-columns-repeated="1019"/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5" calcext:value-type="float">
            <text:p>5</text:p>
          </table:table-cell>
          <table:table-cell office:value-type="float" office:value="0.009674" calcext:value-type="float">
            <text:p>0.009674</text:p>
          </table:table-cell>
          <table:table-cell office:value-type="float" office:value="5.303459" calcext:value-type="float">
            <text:p>5.303459</text:p>
          </table:table-cell>
          <table:table-cell office:value-type="float" office:value="-0.01495" calcext:value-type="float">
            <text:p>-0.01495</text:p>
          </table:table-cell>
          <table:table-cell table:number-columns-repeated="1019"/>
        </table:table-row>
        <table:table-row table:style-name="ro1">
          <table:table-cell office:value-type="float" office:value="32.73" calcext:value-type="float">
            <text:p>32.73</text:p>
          </table:table-cell>
          <table:table-cell office:value-type="float" office:value="5" calcext:value-type="float">
            <text:p>5</text:p>
          </table:table-cell>
          <table:table-cell office:value-type="float" office:value="0.009498" calcext:value-type="float">
            <text:p>0.009498</text:p>
          </table:table-cell>
          <table:table-cell office:value-type="float" office:value="5.153463" calcext:value-type="float">
            <text:p>5.153463</text:p>
          </table:table-cell>
          <table:table-cell office:value-type="float" office:value="-0.015654" calcext:value-type="float">
            <text:p>-0.015654</text:p>
          </table:table-cell>
          <table:table-cell table:number-columns-repeated="1019"/>
        </table:table-row>
        <table:table-row table:style-name="ro1">
          <table:table-cell office:value-type="float" office:value="32.76" calcext:value-type="float">
            <text:p>32.76</text:p>
          </table:table-cell>
          <table:table-cell office:value-type="float" office:value="5" calcext:value-type="float">
            <text:p>5</text:p>
          </table:table-cell>
          <table:table-cell office:value-type="float" office:value="0.009216" calcext:value-type="float">
            <text:p>0.009216</text:p>
          </table:table-cell>
          <table:table-cell office:value-type="float" office:value="5.003468" calcext:value-type="float">
            <text:p>5.003468</text:p>
          </table:table-cell>
          <table:table-cell office:value-type="float" office:value="-0.016357" calcext:value-type="float">
            <text:p>-0.016357</text:p>
          </table:table-cell>
          <table:table-cell table:number-columns-repeated="1019"/>
        </table:table-row>
        <table:table-row table:style-name="ro1">
          <table:table-cell office:value-type="float" office:value="32.79" calcext:value-type="float">
            <text:p>32.79</text:p>
          </table:table-cell>
          <table:table-cell office:value-type="float" office:value="5" calcext:value-type="float">
            <text:p>5</text:p>
          </table:table-cell>
          <table:table-cell office:value-type="float" office:value="0.008956" calcext:value-type="float">
            <text:p>0.008956</text:p>
          </table:table-cell>
          <table:table-cell office:value-type="float" office:value="4.853474" calcext:value-type="float">
            <text:p>4.853474</text:p>
          </table:table-cell>
          <table:table-cell office:value-type="float" office:value="-0.017059" calcext:value-type="float">
            <text:p>-0.017059</text:p>
          </table:table-cell>
          <table:table-cell table:number-columns-repeated="1019"/>
        </table:table-row>
        <table:table-row table:style-name="ro1">
          <table:table-cell office:value-type="float" office:value="32.82" calcext:value-type="float">
            <text:p>32.82</text:p>
          </table:table-cell>
          <table:table-cell office:value-type="float" office:value="5" calcext:value-type="float">
            <text:p>5</text:p>
          </table:table-cell>
          <table:table-cell office:value-type="float" office:value="0.008718" calcext:value-type="float">
            <text:p>0.008718</text:p>
          </table:table-cell>
          <table:table-cell office:value-type="float" office:value="4.703482" calcext:value-type="float">
            <text:p>4.703482</text:p>
          </table:table-cell>
          <table:table-cell office:value-type="float" office:value="-0.017763" calcext:value-type="float">
            <text:p>-0.017763</text:p>
          </table:table-cell>
          <table:table-cell table:number-columns-repeated="1019"/>
        </table:table-row>
        <table:table-row table:style-name="ro1">
          <table:table-cell office:value-type="float" office:value="32.85" calcext:value-type="float">
            <text:p>32.85</text:p>
          </table:table-cell>
          <table:table-cell office:value-type="float" office:value="5" calcext:value-type="float">
            <text:p>5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4.553492" calcext:value-type="float">
            <text:p>4.553492</text:p>
          </table:table-cell>
          <table:table-cell office:value-type="float" office:value="-0.018465" calcext:value-type="float">
            <text:p>-0.018465</text:p>
          </table:table-cell>
          <table:table-cell table:number-columns-repeated="1019"/>
        </table:table-row>
        <table:table-row table:style-name="ro1">
          <table:table-cell office:value-type="float" office:value="32.88" calcext:value-type="float">
            <text:p>32.88</text:p>
          </table:table-cell>
          <table:table-cell office:value-type="float" office:value="5" calcext:value-type="float">
            <text:p>5</text:p>
          </table:table-cell>
          <table:table-cell office:value-type="float" office:value="0.008297" calcext:value-type="float">
            <text:p>0.008297</text:p>
          </table:table-cell>
          <table:table-cell office:value-type="float" office:value="4.403503" calcext:value-type="float">
            <text:p>4.403503</text:p>
          </table:table-cell>
          <table:table-cell office:value-type="float" office:value="-0.019169" calcext:value-type="float">
            <text:p>-0.019169</text:p>
          </table:table-cell>
          <table:table-cell table:number-columns-repeated="1019"/>
        </table:table-row>
        <table:table-row table:style-name="ro1">
          <table:table-cell office:value-type="float" office:value="32.91" calcext:value-type="float">
            <text:p>32.91</text:p>
          </table:table-cell>
          <table:table-cell office:value-type="float" office:value="5" calcext:value-type="float">
            <text:p>5</text:p>
          </table:table-cell>
          <table:table-cell office:value-type="float" office:value="0.008112" calcext:value-type="float">
            <text:p>0.008112</text:p>
          </table:table-cell>
          <table:table-cell office:value-type="float" office:value="4.253523" calcext:value-type="float">
            <text:p>4.253523</text:p>
          </table:table-cell>
          <table:table-cell office:value-type="float" office:value="-0.019871" calcext:value-type="float">
            <text:p>-0.019871</text:p>
          </table:table-cell>
          <table:table-cell table:number-columns-repeated="1019"/>
        </table:table-row>
        <table:table-row table:style-name="ro1">
          <table:table-cell office:value-type="float" office:value="32.94" calcext:value-type="float">
            <text:p>32.94</text:p>
          </table:table-cell>
          <table:table-cell office:value-type="float" office:value="5" calcext:value-type="float">
            <text:p>5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4.103523" calcext:value-type="float">
            <text:p>4.103523</text:p>
          </table:table-cell>
          <table:table-cell office:value-type="float" office:value="-0.020298" calcext:value-type="float">
            <text:p>-0.020298</text:p>
          </table:table-cell>
          <table:table-cell table:number-columns-repeated="1019"/>
        </table:table-row>
        <table:table-row table:style-name="ro1">
          <table:table-cell office:value-type="float" office:value="32.97" calcext:value-type="float">
            <text:p>32.97</text:p>
          </table:table-cell>
          <table:table-cell office:value-type="float" office:value="5" calcext:value-type="float">
            <text:p>5</text:p>
          </table:table-cell>
          <table:table-cell office:value-type="float" office:value="0.007626" calcext:value-type="float">
            <text:p>0.007626</text:p>
          </table:table-cell>
          <table:table-cell office:value-type="float" office:value="3.953526" calcext:value-type="float">
            <text:p>3.953526</text:p>
          </table:table-cell>
          <table:table-cell office:value-type="float" office:value="-0.020725" calcext:value-type="float">
            <text:p>-0.020725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.007337" calcext:value-type="float">
            <text:p>0.007337</text:p>
          </table:table-cell>
          <table:table-cell office:value-type="float" office:value="3.80353" calcext:value-type="float">
            <text:p>3.80353</text:p>
          </table:table-cell>
          <table:table-cell office:value-type="float" office:value="-0.021152" calcext:value-type="float">
            <text:p>-0.021152</text:p>
          </table:table-cell>
          <table:table-cell table:number-columns-repeated="1019"/>
        </table:table-row>
        <table:table-row table:style-name="ro1">
          <table:table-cell office:value-type="float" office:value="33.03" calcext:value-type="float">
            <text:p>33.03</text:p>
          </table:table-cell>
          <table:table-cell office:value-type="float" office:value="5" calcext:value-type="float">
            <text:p>5</text:p>
          </table:table-cell>
          <table:table-cell office:value-type="float" office:value="0.007072" calcext:value-type="float">
            <text:p>0.007072</text:p>
          </table:table-cell>
          <table:table-cell office:value-type="float" office:value="3.653534" calcext:value-type="float">
            <text:p>3.653534</text:p>
          </table:table-cell>
          <table:table-cell office:value-type="float" office:value="-0.02158" calcext:value-type="float">
            <text:p>-0.02158</text:p>
          </table:table-cell>
          <table:table-cell table:number-columns-repeated="1019"/>
        </table:table-row>
        <table:table-row table:style-name="ro1">
          <table:table-cell office:value-type="float" office:value="33.06" calcext:value-type="float">
            <text:p>33.06</text:p>
          </table:table-cell>
          <table:table-cell office:value-type="float" office:value="5" calcext:value-type="float">
            <text:p>5</text:p>
          </table:table-cell>
          <table:table-cell office:value-type="float" office:value="0.006828" calcext:value-type="float">
            <text:p>0.006828</text:p>
          </table:table-cell>
          <table:table-cell office:value-type="float" office:value="3.503542" calcext:value-type="float">
            <text:p>3.503542</text:p>
          </table:table-cell>
          <table:table-cell office:value-type="float" office:value="-0.022007" calcext:value-type="float">
            <text:p>-0.022007</text:p>
          </table:table-cell>
          <table:table-cell table:number-columns-repeated="1019"/>
        </table:table-row>
        <table:table-row table:style-name="ro1">
          <table:table-cell office:value-type="float" office:value="33.09" calcext:value-type="float">
            <text:p>33.09</text:p>
          </table:table-cell>
          <table:table-cell office:value-type="float" office:value="5" calcext:value-type="float">
            <text:p>5</text:p>
          </table:table-cell>
          <table:table-cell office:value-type="float" office:value="0.006603" calcext:value-type="float">
            <text:p>0.006603</text:p>
          </table:table-cell>
          <table:table-cell office:value-type="float" office:value="3.353552" calcext:value-type="float">
            <text:p>3.353552</text:p>
          </table:table-cell>
          <table:table-cell office:value-type="float" office:value="-0.022436" calcext:value-type="float">
            <text:p>-0.022436</text:p>
          </table:table-cell>
          <table:table-cell table:number-columns-repeated="1019"/>
        </table:table-row>
        <table:table-row table:style-name="ro1">
          <table:table-cell office:value-type="float" office:value="33.12" calcext:value-type="float">
            <text:p>33.12</text:p>
          </table:table-cell>
          <table:table-cell office:value-type="float" office:value="5" calcext:value-type="float">
            <text:p>5</text:p>
          </table:table-cell>
          <table:table-cell office:value-type="float" office:value="0.006396" calcext:value-type="float">
            <text:p>0.006396</text:p>
          </table:table-cell>
          <table:table-cell office:value-type="float" office:value="3.203552" calcext:value-type="float">
            <text:p>3.203552</text:p>
          </table:table-cell>
          <table:table-cell office:value-type="float" office:value="-0.022709" calcext:value-type="float">
            <text:p>-0.022709</text:p>
          </table:table-cell>
          <table:table-cell table:number-columns-repeated="1019"/>
        </table:table-row>
        <table:table-row table:style-name="ro1">
          <table:table-cell office:value-type="float" office:value="33.15" calcext:value-type="float">
            <text:p>33.15</text:p>
          </table:table-cell>
          <table:table-cell office:value-type="float" office:value="5" calcext:value-type="float">
            <text:p>5</text:p>
          </table:table-cell>
          <table:table-cell office:value-type="float" office:value="0.006165" calcext:value-type="float">
            <text:p>0.006165</text:p>
          </table:table-cell>
          <table:table-cell office:value-type="float" office:value="3.053555" calcext:value-type="float">
            <text:p>3.053555</text:p>
          </table:table-cell>
          <table:table-cell office:value-type="float" office:value="-0.02298" calcext:value-type="float">
            <text:p>-0.02298</text:p>
          </table:table-cell>
          <table:table-cell table:number-columns-repeated="1019"/>
        </table:table-row>
        <table:table-row table:style-name="ro1">
          <table:table-cell office:value-type="float" office:value="33.18" calcext:value-type="float">
            <text:p>33.18</text:p>
          </table:table-cell>
          <table:table-cell office:value-type="float" office:value="5" calcext:value-type="float">
            <text:p>5</text:p>
          </table:table-cell>
          <table:table-cell office:value-type="float" office:value="0.005953" calcext:value-type="float">
            <text:p>0.005953</text:p>
          </table:table-cell>
          <table:table-cell office:value-type="float" office:value="2.903559" calcext:value-type="float">
            <text:p>2.903559</text:p>
          </table:table-cell>
          <table:table-cell office:value-type="float" office:value="-0.023252" calcext:value-type="float">
            <text:p>-0.023252</text:p>
          </table:table-cell>
          <table:table-cell table:number-columns-repeated="1019"/>
        </table:table-row>
        <table:table-row table:style-name="ro1">
          <table:table-cell office:value-type="float" office:value="33.21" calcext:value-type="float">
            <text:p>33.21</text:p>
          </table:table-cell>
          <table:table-cell office:value-type="float" office:value="5" calcext:value-type="float">
            <text:p>5</text:p>
          </table:table-cell>
          <table:table-cell office:value-type="float" office:value="0.005757" calcext:value-type="float">
            <text:p>0.005757</text:p>
          </table:table-cell>
          <table:table-cell office:value-type="float" office:value="2.753565" calcext:value-type="float">
            <text:p>2.753565</text:p>
          </table:table-cell>
          <table:table-cell office:value-type="float" office:value="-0.023523" calcext:value-type="float">
            <text:p>-0.023523</text:p>
          </table:table-cell>
          <table:table-cell table:number-columns-repeated="1019"/>
        </table:table-row>
        <table:table-row table:style-name="ro1">
          <table:table-cell office:value-type="float" office:value="33.24" calcext:value-type="float">
            <text:p>33.24</text:p>
          </table:table-cell>
          <table:table-cell office:value-type="float" office:value="5" calcext:value-type="float">
            <text:p>5</text:p>
          </table:table-cell>
          <table:table-cell office:value-type="float" office:value="0.005577" calcext:value-type="float">
            <text:p>0.005577</text:p>
          </table:table-cell>
          <table:table-cell office:value-type="float" office:value="2.603575" calcext:value-type="float">
            <text:p>2.603575</text:p>
          </table:table-cell>
          <table:table-cell office:value-type="float" office:value="-0.023796" calcext:value-type="float">
            <text:p>-0.023796</text:p>
          </table:table-cell>
          <table:table-cell table:number-columns-repeated="1019"/>
        </table:table-row>
        <table:table-row table:style-name="ro1">
          <table:table-cell office:value-type="float" office:value="33.27" calcext:value-type="float">
            <text:p>33.27</text:p>
          </table:table-cell>
          <table:table-cell office:value-type="float" office:value="4.98304" calcext:value-type="float">
            <text:p>4.98304</text:p>
          </table:table-cell>
          <table:table-cell office:value-type="float" office:value="0.005416" calcext:value-type="float">
            <text:p>0.005416</text:p>
          </table:table-cell>
          <table:table-cell office:value-type="float" office:value="2.454863" calcext:value-type="float">
            <text:p>2.454863</text:p>
          </table:table-cell>
          <table:table-cell office:value-type="float" office:value="-0.023949" calcext:value-type="float">
            <text:p>-0.023949</text:p>
          </table:table-cell>
          <table:table-cell table:number-columns-repeated="1019"/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4.966081" calcext:value-type="float">
            <text:p>4.966081</text:p>
          </table:table-cell>
          <table:table-cell office:value-type="float" office:value="0.005184" calcext:value-type="float">
            <text:p>0.005184</text:p>
          </table:table-cell>
          <table:table-cell office:value-type="float" office:value="2.306152" calcext:value-type="float">
            <text:p>2.306152</text:p>
          </table:table-cell>
          <table:table-cell office:value-type="float" office:value="-0.024101" calcext:value-type="float">
            <text:p>-0.024101</text:p>
          </table:table-cell>
          <table:table-cell table:number-columns-repeated="1019"/>
        </table:table-row>
        <table:table-row table:style-name="ro1">
          <table:table-cell office:value-type="float" office:value="33.33" calcext:value-type="float">
            <text:p>33.33</text:p>
          </table:table-cell>
          <table:table-cell office:value-type="float" office:value="4.949121" calcext:value-type="float">
            <text:p>4.949121</text:p>
          </table:table-cell>
          <table:table-cell office:value-type="float" office:value="0.004973" calcext:value-type="float">
            <text:p>0.004973</text:p>
          </table:table-cell>
          <table:table-cell office:value-type="float" office:value="2.157442" calcext:value-type="float">
            <text:p>2.157442</text:p>
          </table:table-cell>
          <table:table-cell office:value-type="float" office:value="-0.024252" calcext:value-type="float">
            <text:p>-0.024252</text:p>
          </table:table-cell>
          <table:table-cell table:number-columns-repeated="1019"/>
        </table:table-row>
        <table:table-row table:style-name="ro1">
          <table:table-cell office:value-type="float" office:value="33.36" calcext:value-type="float">
            <text:p>33.36</text:p>
          </table:table-cell>
          <table:table-cell office:value-type="float" office:value="4.932162" calcext:value-type="float">
            <text:p>4.932162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2.008736" calcext:value-type="float">
            <text:p>2.008736</text:p>
          </table:table-cell>
          <table:table-cell office:value-type="float" office:value="-0.024405" calcext:value-type="float">
            <text:p>-0.024405</text:p>
          </table:table-cell>
          <table:table-cell table:number-columns-repeated="1019"/>
        </table:table-row>
        <table:table-row table:style-name="ro1">
          <table:table-cell office:value-type="float" office:value="33.39" calcext:value-type="float">
            <text:p>33.39</text:p>
          </table:table-cell>
          <table:table-cell office:value-type="float" office:value="4.915204" calcext:value-type="float">
            <text:p>4.915204</text:p>
          </table:table-cell>
          <table:table-cell office:value-type="float" office:value="0.004604" calcext:value-type="float">
            <text:p>0.004604</text:p>
          </table:table-cell>
          <table:table-cell office:value-type="float" office:value="1.860033" calcext:value-type="float">
            <text:p>1.860033</text:p>
          </table:table-cell>
          <table:table-cell office:value-type="float" office:value="-0.024555" calcext:value-type="float">
            <text:p>-0.024555</text:p>
          </table:table-cell>
          <table:table-cell table:number-columns-repeated="1019"/>
        </table:table-row>
        <table:table-row table:style-name="ro1">
          <table:table-cell office:value-type="float" office:value="33.42" calcext:value-type="float">
            <text:p>33.42</text:p>
          </table:table-cell>
          <table:table-cell office:value-type="float" office:value="4.730497" calcext:value-type="float">
            <text:p>4.730497</text:p>
          </table:table-cell>
          <table:table-cell office:value-type="float" office:value="0.00449" calcext:value-type="float">
            <text:p>0.00449</text:p>
          </table:table-cell>
          <table:table-cell office:value-type="float" office:value="1.728727" calcext:value-type="float">
            <text:p>1.728727</text:p>
          </table:table-cell>
          <table:table-cell office:value-type="float" office:value="-0.024616" calcext:value-type="float">
            <text:p>-0.024616</text:p>
          </table:table-cell>
          <table:table-cell table:number-columns-repeated="1019"/>
        </table:table-row>
        <table:table-row table:style-name="ro1">
          <table:table-cell office:value-type="float" office:value="33.45" calcext:value-type="float">
            <text:p>33.45</text:p>
          </table:table-cell>
          <table:table-cell office:value-type="float" office:value="4.545792" calcext:value-type="float">
            <text:p>4.545792</text:p>
          </table:table-cell>
          <table:table-cell office:value-type="float" office:value="0.004253" calcext:value-type="float">
            <text:p>0.004253</text:p>
          </table:table-cell>
          <table:table-cell office:value-type="float" office:value="1.597422" calcext:value-type="float">
            <text:p>1.597422</text:p>
          </table:table-cell>
          <table:table-cell office:value-type="float" office:value="-0.024677" calcext:value-type="float">
            <text:p>-0.024677</text:p>
          </table:table-cell>
          <table:table-cell table:number-columns-repeated="1019"/>
        </table:table-row>
        <table:table-row table:style-name="ro1">
          <table:table-cell office:value-type="float" office:value="33.48" calcext:value-type="float">
            <text:p>33.48</text:p>
          </table:table-cell>
          <table:table-cell office:value-type="float" office:value="4.361088" calcext:value-type="float">
            <text:p>4.361088</text:p>
          </table:table-cell>
          <table:table-cell office:value-type="float" office:value="0.004045" calcext:value-type="float">
            <text:p>0.004045</text:p>
          </table:table-cell>
          <table:table-cell office:value-type="float" office:value="1.466118" calcext:value-type="float">
            <text:p>1.466118</text:p>
          </table:table-cell>
          <table:table-cell office:value-type="float" office:value="-0.024738" calcext:value-type="float">
            <text:p>-0.024738</text:p>
          </table:table-cell>
          <table:table-cell table:number-columns-repeated="1019"/>
        </table:table-row>
        <table:table-row table:style-name="ro1">
          <table:table-cell office:value-type="float" office:value="33.51" calcext:value-type="float">
            <text:p>33.51</text:p>
          </table:table-cell>
          <table:table-cell office:value-type="float" office:value="4.176387" calcext:value-type="float">
            <text:p>4.176387</text:p>
          </table:table-cell>
          <table:table-cell office:value-type="float" office:value="0.003865" calcext:value-type="float">
            <text:p>0.003865</text:p>
          </table:table-cell>
          <table:table-cell office:value-type="float" office:value="1.334816" calcext:value-type="float">
            <text:p>1.334816</text:p>
          </table:table-cell>
          <table:table-cell office:value-type="float" office:value="-0.024799" calcext:value-type="float">
            <text:p>-0.024799</text:p>
          </table:table-cell>
          <table:table-cell table:number-columns-repeated="1019"/>
        </table:table-row>
        <table:table-row table:style-name="ro1">
          <table:table-cell office:value-type="float" office:value="33.54" calcext:value-type="float">
            <text:p>33.54</text:p>
          </table:table-cell>
          <table:table-cell office:value-type="float" office:value="3.991688" calcext:value-type="float">
            <text:p>3.991688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1.203516" calcext:value-type="float">
            <text:p>1.203516</text:p>
          </table:table-cell>
          <table:table-cell office:value-type="float" office:value="-0.02486" calcext:value-type="float">
            <text:p>-0.02486</text:p>
          </table:table-cell>
          <table:table-cell table:number-columns-repeated="1019"/>
        </table:table-row>
        <table:table-row table:style-name="ro1">
          <table:table-cell office:value-type="float" office:value="33.57" calcext:value-type="float">
            <text:p>33.57</text:p>
          </table:table-cell>
          <table:table-cell office:value-type="float" office:value="3.806995" calcext:value-type="float">
            <text:p>3.806995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1.07222" calcext:value-type="float">
            <text:p>1.07222</text:p>
          </table:table-cell>
          <table:table-cell office:value-type="float" office:value="-0.024923" calcext:value-type="float">
            <text:p>-0.024923</text:p>
          </table:table-cell>
          <table:table-cell table:number-columns-repeated="1019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.602229" calcext:value-type="float">
            <text:p>3.602229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0.986208" calcext:value-type="float">
            <text:p>0.986208</text:p>
          </table:table-cell>
          <table:table-cell office:value-type="float" office:value="-0.024935" calcext:value-type="float">
            <text:p>-0.024935</text:p>
          </table:table-cell>
          <table:table-cell table:number-columns-repeated="1019"/>
        </table:table-row>
        <table:table-row table:style-name="ro1">
          <table:table-cell office:value-type="float" office:value="33.63" calcext:value-type="float">
            <text:p>33.63</text:p>
          </table:table-cell>
          <table:table-cell office:value-type="float" office:value="3.397464" calcext:value-type="float">
            <text:p>3.397464</text:p>
          </table:table-cell>
          <table:table-cell office:value-type="float" office:value="0.003367" calcext:value-type="float">
            <text:p>0.003367</text:p>
          </table:table-cell>
          <table:table-cell office:value-type="float" office:value="0.900196" calcext:value-type="float">
            <text:p>0.900196</text:p>
          </table:table-cell>
          <table:table-cell office:value-type="float" office:value="-0.024944" calcext:value-type="float">
            <text:p>-0.024944</text:p>
          </table:table-cell>
          <table:table-cell table:number-columns-repeated="1019"/>
        </table:table-row>
        <table:table-row table:style-name="ro1">
          <table:table-cell office:value-type="float" office:value="33.66" calcext:value-type="float">
            <text:p>33.66</text:p>
          </table:table-cell>
          <table:table-cell office:value-type="float" office:value="3.1927" calcext:value-type="float">
            <text:p>3.1927</text:p>
          </table:table-cell>
          <table:table-cell office:value-type="float" office:value="0.003199" calcext:value-type="float">
            <text:p>0.003199</text:p>
          </table:table-cell>
          <table:table-cell office:value-type="float" office:value="0.814186" calcext:value-type="float">
            <text:p>0.814186</text:p>
          </table:table-cell>
          <table:table-cell office:value-type="float" office:value="-0.024956" calcext:value-type="float">
            <text:p>-0.024956</text:p>
          </table:table-cell>
          <table:table-cell table:number-columns-repeated="1019"/>
        </table:table-row>
        <table:table-row table:style-name="ro1">
          <table:table-cell office:value-type="float" office:value="33.69" calcext:value-type="float">
            <text:p>33.69</text:p>
          </table:table-cell>
          <table:table-cell office:value-type="float" office:value="2.987937" calcext:value-type="float">
            <text:p>2.987937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728176" calcext:value-type="float">
            <text:p>0.728176</text:p>
          </table:table-cell>
          <table:table-cell office:value-type="float" office:value="-0.024965" calcext:value-type="float">
            <text:p>-0.024965</text:p>
          </table:table-cell>
          <table:table-cell table:number-columns-repeated="1019"/>
        </table:table-row>
        <table:table-row table:style-name="ro1">
          <table:table-cell office:value-type="float" office:value="33.72" calcext:value-type="float">
            <text:p>33.72</text:p>
          </table:table-cell>
          <table:table-cell office:value-type="float" office:value="2.783176" calcext:value-type="float">
            <text:p>2.783176</text:p>
          </table:table-cell>
          <table:table-cell office:value-type="float" office:value="0.002921" calcext:value-type="float">
            <text:p>0.002921</text:p>
          </table:table-cell>
          <table:table-cell office:value-type="float" office:value="0.642166" calcext:value-type="float">
            <text:p>0.642166</text:p>
          </table:table-cell>
          <table:table-cell office:value-type="float" office:value="-0.024977" calcext:value-type="float">
            <text:p>-0.024977</text:p>
          </table:table-cell>
          <table:table-cell table:number-columns-repeated="1019"/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2.578416" calcext:value-type="float">
            <text:p>2.578416</text:p>
          </table:table-cell>
          <table:table-cell office:value-type="float" office:value="0.002808" calcext:value-type="float">
            <text:p>0.002808</text:p>
          </table:table-cell>
          <table:table-cell office:value-type="float" office:value="0.556156" calcext:value-type="float">
            <text:p>0.556156</text:p>
          </table:table-cell>
          <table:table-cell office:value-type="float" office:value="-0.024986" calcext:value-type="float">
            <text:p>-0.024986</text:p>
          </table:table-cell>
          <table:table-cell table:number-columns-repeated="1019"/>
        </table:table-row>
        <table:table-row table:style-name="ro1">
          <table:table-cell office:value-type="float" office:value="33.78" calcext:value-type="float">
            <text:p>33.78</text:p>
          </table:table-cell>
          <table:table-cell office:value-type="float" office:value="2.373659" calcext:value-type="float">
            <text:p>2.373659</text:p>
          </table:table-cell>
          <table:table-cell office:value-type="float" office:value="0.002709" calcext:value-type="float">
            <text:p>0.002709</text:p>
          </table:table-cell>
          <table:table-cell office:value-type="float" office:value="0.470148" calcext:value-type="float">
            <text:p>0.470148</text:p>
          </table:table-cell>
          <table:table-cell office:value-type="float" office:value="-0.024998" calcext:value-type="float">
            <text:p>-0.024998</text:p>
          </table:table-cell>
          <table:table-cell table:number-columns-repeated="1019"/>
        </table:table-row>
        <table:table-row table:style-name="ro1">
          <table:table-cell office:value-type="float" office:value="33.81" calcext:value-type="float">
            <text:p>33.81</text:p>
          </table:table-cell>
          <table:table-cell office:value-type="float" office:value="2.168905" calcext:value-type="float">
            <text:p>2.168905</text:p>
          </table:table-cell>
          <table:table-cell office:value-type="float" office:value="0.002624" calcext:value-type="float">
            <text:p>0.002624</text:p>
          </table:table-cell>
          <table:table-cell office:value-type="float" office:value="0.384142" calcext:value-type="float">
            <text:p>0.384142</text:p>
          </table:table-cell>
          <table:table-cell office:value-type="float" office:value="-0.025007" calcext:value-type="float">
            <text:p>-0.025007</text:p>
          </table:table-cell>
          <table:table-cell table:number-columns-repeated="1019"/>
        </table:table-row>
        <table:table-row table:style-name="ro1">
          <table:table-cell office:value-type="float" office:value="33.84" calcext:value-type="float">
            <text:p>33.84</text:p>
          </table:table-cell>
          <table:table-cell office:value-type="float" office:value="1.964157" calcext:value-type="float">
            <text:p>1.964157</text:p>
          </table:table-cell>
          <table:table-cell office:value-type="float" office:value="0.002552" calcext:value-type="float">
            <text:p>0.002552</text:p>
          </table:table-cell>
          <table:table-cell office:value-type="float" office:value="0.298138" calcext:value-type="float">
            <text:p>0.298138</text:p>
          </table:table-cell>
          <table:table-cell office:value-type="float" office:value="-0.025019" calcext:value-type="float">
            <text:p>-0.025019</text:p>
          </table:table-cell>
          <table:table-cell table:number-columns-repeated="1019"/>
        </table:table-row>
        <table:table-row table:style-name="ro1">
          <table:table-cell office:value-type="float" office:value="33.87" calcext:value-type="float">
            <text:p>33.87</text:p>
          </table:table-cell>
          <table:table-cell office:value-type="float" office:value="1.758228" calcext:value-type="float">
            <text:p>1.758228</text:p>
          </table:table-cell>
          <table:table-cell office:value-type="float" office:value="0.002571" calcext:value-type="float">
            <text:p>0.002571</text:p>
          </table:table-cell>
          <table:table-cell office:value-type="float" office:value="0.26688" calcext:value-type="float">
            <text:p>0.26688</text:p>
          </table:table-cell>
          <table:table-cell office:value-type="float" office:value="-0.025019" calcext:value-type="float">
            <text:p>-0.025019</text:p>
          </table:table-cell>
          <table:table-cell table:number-columns-repeated="1019"/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1.552299" calcext:value-type="float">
            <text:p>1.552299</text:p>
          </table:table-cell>
          <table:table-cell office:value-type="float" office:value="0.002493" calcext:value-type="float">
            <text:p>0.002493</text:p>
          </table:table-cell>
          <table:table-cell office:value-type="float" office:value="0.235622" calcext:value-type="float">
            <text:p>0.235622</text:p>
          </table:table-cell>
          <table:table-cell office:value-type="float" office:value="-0.025019" calcext:value-type="float">
            <text:p>-0.025019</text:p>
          </table:table-cell>
          <table:table-cell table:number-columns-repeated="1019"/>
        </table:table-row>
        <table:table-row table:style-name="ro1">
          <table:table-cell office:value-type="float" office:value="33.93" calcext:value-type="float">
            <text:p>33.93</text:p>
          </table:table-cell>
          <table:table-cell office:value-type="float" office:value="1.346372" calcext:value-type="float">
            <text:p>1.346372</text:p>
          </table:table-cell>
          <table:table-cell office:value-type="float" office:value="0.002427" calcext:value-type="float">
            <text:p>0.002427</text:p>
          </table:table-cell>
          <table:table-cell office:value-type="float" office:value="0.204365" calcext:value-type="float">
            <text:p>0.204365</text:p>
          </table:table-cell>
          <table:table-cell office:value-type="float" office:value="-0.025021" calcext:value-type="float">
            <text:p>-0.025021</text:p>
          </table:table-cell>
          <table:table-cell table:number-columns-repeated="1019"/>
        </table:table-row>
        <table:table-row table:style-name="ro1">
          <table:table-cell office:value-type="float" office:value="33.96" calcext:value-type="float">
            <text:p>33.96</text:p>
          </table:table-cell>
          <table:table-cell office:value-type="float" office:value="1.140446" calcext:value-type="float">
            <text:p>1.140446</text:p>
          </table:table-cell>
          <table:table-cell office:value-type="float" office:value="0.002373" calcext:value-type="float">
            <text:p>0.002373</text:p>
          </table:table-cell>
          <table:table-cell office:value-type="float" office:value="0.173107" calcext:value-type="float">
            <text:p>0.173107</text:p>
          </table:table-cell>
          <table:table-cell office:value-type="float" office:value="-0.025021" calcext:value-type="float">
            <text:p>-0.025021</text:p>
          </table:table-cell>
          <table:table-cell table:number-columns-repeated="1019"/>
        </table:table-row>
        <table:table-row table:style-name="ro1">
          <table:table-cell office:value-type="float" office:value="33.99" calcext:value-type="float">
            <text:p>33.99</text:p>
          </table:table-cell>
          <table:table-cell office:value-type="float" office:value="0.934522" calcext:value-type="float">
            <text:p>0.934522</text:p>
          </table:table-cell>
          <table:table-cell office:value-type="float" office:value="0.002327" calcext:value-type="float">
            <text:p>0.002327</text:p>
          </table:table-cell>
          <table:table-cell office:value-type="float" office:value="0.14185" calcext:value-type="float">
            <text:p>0.14185</text:p>
          </table:table-cell>
          <table:table-cell office:value-type="float" office:value="-0.025023" calcext:value-type="float">
            <text:p>-0.025023</text:p>
          </table:table-cell>
          <table:table-cell table:number-columns-repeated="1019"/>
        </table:table-row>
        <table:table-row table:style-name="ro1">
          <table:table-cell office:value-type="float" office:value="34.02" calcext:value-type="float">
            <text:p>34.02</text:p>
          </table:table-cell>
          <table:table-cell office:value-type="float" office:value="0.728599" calcext:value-type="float">
            <text:p>0.728599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110594" calcext:value-type="float">
            <text:p>0.110594</text:p>
          </table:table-cell>
          <table:table-cell office:value-type="float" office:value="-0.025023" calcext:value-type="float">
            <text:p>-0.025023</text:p>
          </table:table-cell>
          <table:table-cell table:number-columns-repeated="1019"/>
        </table:table-row>
        <table:table-row table:style-name="ro1">
          <table:table-cell office:value-type="float" office:value="34.05" calcext:value-type="float">
            <text:p>34.05</text:p>
          </table:table-cell>
          <table:table-cell office:value-type="float" office:value="0.522679" calcext:value-type="float">
            <text:p>0.522679</text:p>
          </table:table-cell>
          <table:table-cell office:value-type="float" office:value="0.002263" calcext:value-type="float">
            <text:p>0.002263</text:p>
          </table:table-cell>
          <table:table-cell office:value-type="float" office:value="0.079338" calcext:value-type="float">
            <text:p>0.079338</text:p>
          </table:table-cell>
          <table:table-cell office:value-type="float" office:value="-0.025024" calcext:value-type="float">
            <text:p>-0.025024</text:p>
          </table:table-cell>
          <table:table-cell table:number-columns-repeated="1019"/>
        </table:table-row>
        <table:table-row table:style-name="ro1">
          <table:table-cell office:value-type="float" office:value="34.08" calcext:value-type="float">
            <text:p>34.08</text:p>
          </table:table-cell>
          <table:table-cell office:value-type="float" office:value="0.316762" calcext:value-type="float">
            <text:p>0.316762</text:p>
          </table:table-cell>
          <table:table-cell office:value-type="float" office:value="0.002244" calcext:value-type="float">
            <text:p>0.002244</text:p>
          </table:table-cell>
          <table:table-cell office:value-type="float" office:value="0.048082" calcext:value-type="float">
            <text:p>0.048082</text:p>
          </table:table-cell>
          <table:table-cell office:value-type="float" office:value="-0.025024" calcext:value-type="float">
            <text:p>-0.025024</text:p>
          </table:table-cell>
          <table:table-cell table:number-columns-repeated="1019"/>
        </table:table-row>
        <table:table-row table:style-name="ro1">
          <table:table-cell office:value-type="float" office:value="34.11" calcext:value-type="float">
            <text:p>34.11</text:p>
          </table:table-cell>
          <table:table-cell office:value-type="float" office:value="0.11085" calcext:value-type="float">
            <text:p>0.11085</text:p>
          </table:table-cell>
          <table:table-cell office:value-type="float" office:value="0.002233" calcext:value-type="float">
            <text:p>0.002233</text:p>
          </table:table-cell>
          <table:table-cell office:value-type="float" office:value="0.016827" calcext:value-type="float">
            <text:p>0.016827</text:p>
          </table:table-cell>
          <table:table-cell office:value-type="float" office:value="-0.025026" calcext:value-type="float">
            <text:p>-0.025026</text:p>
          </table:table-cell>
          <table:table-cell table:number-columns-repeated="1019"/>
        </table:table-row>
        <table:table-row table:style-name="ro1" table:number-rows-repeated="1047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גיליון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גיליון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Droid Sans Fallback" style:font-family-asian="'Droid Sans Fallback'" style:font-family-generic-asian="system" style:font-pitch-asian="variable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גיליון1" style:display-name="PageStyle_גיליון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גיליון2" style:display-name="PageStyle_גיליון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גיליון3" style:display-name="PageStyle_גיליון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גבריאל</meta:initial-creator>
    <meta:creation-date>2017-03-07T12:10:40</meta:creation-date>
    <dc:date>2017-03-07T17:14:55.551044467</dc:date>
    <meta:generator>LibreOffice/4.2.8.2$Linux_X86_64 LibreOffice_project/420m0$Build-2</meta:generator>
    <meta:document-statistic meta:table-count="3" meta:cell-count="569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587cm" svg:height="16.71cm" xlink:href=".." xlink:type="simple" chart:class="chart:scatter" chart:style-name="ch1">
        <chart:legend chart:legend-position="end" svg:x="22.303cm" svg:y="8.043cm" style:legend-expansion="high" chart:style-name="ch2"/>
        <chart:plot-area chart:style-name="ch3" table:cell-range-address="גיליון1.D2:גיליון1.E1139" svg:x="2.178cm" svg:y="-0.212cm" svg:width="18.684cm" svg:height="15.676cm">
          <chartooo:coordinate-region svg:x="2.923cm" svg:y="0cm" svg:width="17.749cm" svg:height="15.2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גיליון1.E2:גיליון1.E1139" chart:class="chart:scatter">
            <chart:domain table:cell-range-address="גיליון1.D2:גיליון1.D1139"/>
            <chart:data-point chart:repeated="11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גיליון1.D2:גיליון1.D1139</svg:desc>
                </draw:g>
              </table:table-cell>
              <table:table-cell office:value-type="float" office:value="0">
                <text:p>0</text:p>
                <draw:g>
                  <svg:desc>גיליון1.E2:גיליון1.E1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25026">
                <text:p>0.025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50053">
                <text:p>0.050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75079">
                <text:p>0.075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100105">
                <text:p>0.100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125132">
                <text:p>0.125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150158">
                <text:p>0.150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175184">
                <text:p>0.175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0211">
                <text:p>0.200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25237">
                <text:p>0.225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250263">
                <text:p>0.250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27529">
                <text:p>0.27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300316">
                <text:p>0.300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325342">
                <text:p>0.325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350367">
                <text:p>0.350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375393">
                <text:p>0.3753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400417">
                <text:p>0.4004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425444">
                <text:p>0.425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450468">
                <text:p>0.4504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475494">
                <text:p>0.475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535831">
                <text:p>0.5358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596169">
                <text:p>0.596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656504">
                <text:p>0.656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716841">
                <text:p>0.7168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777176">
                <text:p>0.777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837513">
                <text:p>0.8375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897848">
                <text:p>0.8978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958185">
                <text:p>0.958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.036064">
                <text:p>1.0360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.113943">
                <text:p>1.1139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.191822">
                <text:p>1.191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.269703">
                <text:p>1.269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.347582">
                <text:p>1.347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.425463">
                <text:p>1.4254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.517128">
                <text:p>1.517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.608793">
                <text:p>1.6087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.700459">
                <text:p>1.7004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.792124">
                <text:p>1.7921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.883789">
                <text:p>1.883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.975454">
                <text:p>1.9754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.08135">
                <text:p>2.08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.187246">
                <text:p>2.1872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.293142">
                <text:p>2.2931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.399038">
                <text:p>2.3990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.514574">
                <text:p>2.5145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.63011">
                <text:p>2.630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.745646">
                <text:p>2.7456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.861183">
                <text:p>2.861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.976719">
                <text:p>2.9767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3.10412">
                <text:p>3.104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3.231524">
                <text:p>3.2315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3.358925">
                <text:p>3.3589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3.493917">
                <text:p>3.4939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3.62891">
                <text:p>3.628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3.763903">
                <text:p>3.7639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3.898895">
                <text:p>3.8988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4.043024">
                <text:p>4.0430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4.187151">
                <text:p>4.1871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4.331278">
                <text:p>4.3312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4.475407">
                <text:p>4.4754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4.625303">
                <text:p>4.6253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4.7752">
                <text:p>4.77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4.925097">
                <text:p>4.9250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5.075085">
                <text:p>5.0750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5.225075">
                <text:p>5.2250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5.375063">
                <text:p>5.3750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5.525061">
                <text:p>5.5250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5.675058">
                <text:p>5.675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5.825056">
                <text:p>5.8250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5.975056">
                <text:p>5.9750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6.125055">
                <text:p>6.1250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6.275055">
                <text:p>6.2750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6.425055">
                <text:p>6.4250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6.575054">
                <text:p>6.5750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6.725054">
                <text:p>6.7250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6.875053">
                <text:p>6.8750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7.025053">
                <text:p>7.0250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7.175055">
                <text:p>7.1750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.325056">
                <text:p>7.3250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7.475054">
                <text:p>7.4750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7.625055">
                <text:p>7.6250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7.775053">
                <text:p>7.7750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7.925055">
                <text:p>7.925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8.075052">
                <text:p>8.0750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8.225054">
                <text:p>8.2250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8.375051">
                <text:p>8.3750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8.525053">
                <text:p>8.5250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8.675055">
                <text:p>8.6750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8.825052">
                <text:p>8.8250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8.97505">
                <text:p>8.975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9.125051">
                <text:p>9.1250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9.275053">
                <text:p>9.2750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9.425051">
                <text:p>9.4250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9.575052">
                <text:p>9.5750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9.72505">
                <text:p>9.725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9.875051">
                <text:p>9.8750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0.025053">
                <text:p>10.0250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0.175051">
                <text:p>10.1750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.325048">
                <text:p>10.3250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0.47505">
                <text:p>10.475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10.625051">
                <text:p>10.6250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0.775049">
                <text:p>10.7750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0.925051">
                <text:p>10.9250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1.075048">
                <text:p>11.0750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1.22505">
                <text:p>11.225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11.375048">
                <text:p>11.3750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1.525049">
                <text:p>11.5250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1.675051">
                <text:p>11.6750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1.825048">
                <text:p>11.8250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1.975046">
                <text:p>11.9750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2.125048">
                <text:p>12.1250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2.275049">
                <text:p>12.2750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2.425047">
                <text:p>12.4250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2.575048">
                <text:p>12.5750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2.725046">
                <text:p>12.7250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2.875048">
                <text:p>12.8750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3.025049">
                <text:p>13.0250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3.175047">
                <text:p>13.1750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3.325048">
                <text:p>13.3250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3.475046">
                <text:p>13.4750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3.625048">
                <text:p>13.6250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3.775045">
                <text:p>13.7750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3.925047">
                <text:p>13.9250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4.075045">
                <text:p>14.0750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4.225046">
                <text:p>14.2250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14.375044">
                <text:p>14.3750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4.525045">
                <text:p>14.5250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14.675047">
                <text:p>14.6750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4.825045">
                <text:p>14.8250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14.975046">
                <text:p>14.9750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15.125048">
                <text:p>15.1250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5.275045">
                <text:p>15.2750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5.425047">
                <text:p>15.4250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5.575045">
                <text:p>15.5750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5.725046">
                <text:p>15.7250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15.875048">
                <text:p>15.8750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6.025049">
                <text:p>16.0250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16.175051">
                <text:p>16.1750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6.325048">
                <text:p>16.3250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6.47505">
                <text:p>16.475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16.625051">
                <text:p>16.6250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16.775053">
                <text:p>16.7750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6.925055">
                <text:p>16.9250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7.075056">
                <text:p>17.0750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7.225058">
                <text:p>17.2250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17.375059">
                <text:p>17.3750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7.525061">
                <text:p>17.5250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7.675062">
                <text:p>17.6750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7.82506">
                <text:p>17.825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7.975061">
                <text:p>17.9750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8.125063">
                <text:p>18.1250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18.275064">
                <text:p>18.2750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18.425066">
                <text:p>18.4250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18.575068">
                <text:p>18.5750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8.725069">
                <text:p>18.7250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8.875071">
                <text:p>18.8750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9.025072">
                <text:p>19.0250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9.175074">
                <text:p>19.1750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9.325075">
                <text:p>19.3250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9.475073">
                <text:p>19.4750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9.625074">
                <text:p>19.6250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19.775076">
                <text:p>19.7750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9.925077">
                <text:p>19.9250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0.075079">
                <text:p>20.0750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0.22508">
                <text:p>20.225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0.375082">
                <text:p>20.3750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0.525084">
                <text:p>20.5250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0.675085">
                <text:p>20.6750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0.825087">
                <text:p>20.8250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0.975084">
                <text:p>20.9750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1.125086">
                <text:p>21.1250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1.275087">
                <text:p>21.2750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21.425089">
                <text:p>21.4250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1.57509">
                <text:p>21.575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1.725092">
                <text:p>21.7250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1.875093">
                <text:p>21.8750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22.025095">
                <text:p>22.0250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22.175097">
                <text:p>22.1750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22.325098">
                <text:p>22.3250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22.475096">
                <text:p>22.4750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22.625097">
                <text:p>22.6250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22.775099">
                <text:p>22.7750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22.9251">
                <text:p>22.92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23.075102">
                <text:p>23.0751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23.225103">
                <text:p>23.2251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23.375105">
                <text:p>23.3751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23.525106">
                <text:p>23.5251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23.675108">
                <text:p>23.6751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23.825106">
                <text:p>23.8251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23.975107">
                <text:p>23.9751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24.125109">
                <text:p>24.1251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24.27511">
                <text:p>24.275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24.425112">
                <text:p>24.4251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24.575113">
                <text:p>24.5751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24.725115">
                <text:p>24.7251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24.875113">
                <text:p>24.8751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21">
                <text:p>0.000021</text:p>
              </table:table-cell>
              <table:table-cell office:value-type="float" office:value="25.025114">
                <text:p>25.0251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4">
                <text:p>0.00004</text:p>
              </table:table-cell>
              <table:table-cell office:value-type="float" office:value="25.175116">
                <text:p>25.1751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61">
                <text:p>0.000061</text:p>
              </table:table-cell>
              <table:table-cell office:value-type="float" office:value="25.325117">
                <text:p>25.3251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8">
                <text:p>0.00008</text:p>
              </table:table-cell>
              <table:table-cell office:value-type="float" office:value="25.475119">
                <text:p>25.4751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227">
                <text:p>0.000227</text:p>
              </table:table-cell>
              <table:table-cell office:value-type="float" office:value="25.62512">
                <text:p>25.625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374">
                <text:p>0.000374</text:p>
              </table:table-cell>
              <table:table-cell office:value-type="float" office:value="25.775122">
                <text:p>25.7751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521">
                <text:p>0.000521</text:p>
              </table:table-cell>
              <table:table-cell office:value-type="float" office:value="25.925123">
                <text:p>25.9251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889">
                <text:p>0.000889</text:p>
              </table:table-cell>
              <table:table-cell office:value-type="float" office:value="26.075121">
                <text:p>26.0751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257">
                <text:p>0.001257</text:p>
              </table:table-cell>
              <table:table-cell office:value-type="float" office:value="26.225122">
                <text:p>26.2251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625">
                <text:p>0.001625</text:p>
              </table:table-cell>
              <table:table-cell office:value-type="float" office:value="26.37512">
                <text:p>26.375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1995">
                <text:p>0.001995</text:p>
              </table:table-cell>
              <table:table-cell office:value-type="float" office:value="26.525122">
                <text:p>26.5251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284">
                <text:p>0.00284</text:p>
              </table:table-cell>
              <table:table-cell office:value-type="float" office:value="26.675119">
                <text:p>26.6751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3683">
                <text:p>0.003683</text:p>
              </table:table-cell>
              <table:table-cell office:value-type="float" office:value="26.825117">
                <text:p>26.8251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4528">
                <text:p>0.004528</text:p>
              </table:table-cell>
              <table:table-cell office:value-type="float" office:value="26.975115">
                <text:p>26.9751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5371">
                <text:p>0.005371</text:p>
              </table:table-cell>
              <table:table-cell office:value-type="float" office:value="27.125116">
                <text:p>27.1251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6851">
                <text:p>0.006851</text:p>
              </table:table-cell>
              <table:table-cell office:value-type="float" office:value="27.27511">
                <text:p>27.275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8331">
                <text:p>0.008331</text:p>
              </table:table-cell>
              <table:table-cell office:value-type="float" office:value="27.425104">
                <text:p>27.4251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9809">
                <text:p>0.009809</text:p>
              </table:table-cell>
              <table:table-cell office:value-type="float" office:value="27.575098">
                <text:p>27.5750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129">
                <text:p>0.01129</text:p>
              </table:table-cell>
              <table:table-cell office:value-type="float" office:value="27.725092">
                <text:p>27.7250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3584">
                <text:p>0.013584</text:p>
              </table:table-cell>
              <table:table-cell office:value-type="float" office:value="27.875074">
                <text:p>27.8750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5879">
                <text:p>0.015879</text:p>
              </table:table-cell>
              <table:table-cell office:value-type="float" office:value="28.025057">
                <text:p>28.0250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8173">
                <text:p>0.018173</text:p>
              </table:table-cell>
              <table:table-cell office:value-type="float" office:value="28.175039">
                <text:p>28.1750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0468">
                <text:p>0.020468</text:p>
              </table:table-cell>
              <table:table-cell office:value-type="float" office:value="28.325022">
                <text:p>28.3250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3764">
                <text:p>0.023764</text:p>
              </table:table-cell>
              <table:table-cell office:value-type="float" office:value="28.474985">
                <text:p>28.4749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7061">
                <text:p>0.027061</text:p>
              </table:table-cell>
              <table:table-cell office:value-type="float" office:value="28.624949">
                <text:p>28.6249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0357">
                <text:p>0.030357</text:p>
              </table:table-cell>
              <table:table-cell office:value-type="float" office:value="28.774916">
                <text:p>28.7749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3655">
                <text:p>0.033655</text:p>
              </table:table-cell>
              <table:table-cell office:value-type="float" office:value="28.924879">
                <text:p>28.9248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8143">
                <text:p>0.038143</text:p>
              </table:table-cell>
              <table:table-cell office:value-type="float" office:value="29.074812">
                <text:p>29.0748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42631">
                <text:p>0.042631</text:p>
              </table:table-cell>
              <table:table-cell office:value-type="float" office:value="29.224745">
                <text:p>29.2247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47119">
                <text:p>0.047119</text:p>
              </table:table-cell>
              <table:table-cell office:value-type="float" office:value="29.374678">
                <text:p>29.3746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51607">
                <text:p>0.051607</text:p>
              </table:table-cell>
              <table:table-cell office:value-type="float" office:value="29.524611">
                <text:p>29.5246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57484">
                <text:p>0.057484</text:p>
              </table:table-cell>
              <table:table-cell office:value-type="float" office:value="29.674494">
                <text:p>29.6744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6336">
                <text:p>0.06336</text:p>
              </table:table-cell>
              <table:table-cell office:value-type="float" office:value="29.824381">
                <text:p>29.8243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69237">
                <text:p>0.069237</text:p>
              </table:table-cell>
              <table:table-cell office:value-type="float" office:value="29.974268">
                <text:p>29.9742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75115">
                <text:p>0.075115</text:p>
              </table:table-cell>
              <table:table-cell office:value-type="float" office:value="30.124151">
                <text:p>30.1241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82584">
                <text:p>0.082584</text:p>
              </table:table-cell>
              <table:table-cell office:value-type="float" office:value="30.273962">
                <text:p>30.2739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90052">
                <text:p>0.090052</text:p>
              </table:table-cell>
              <table:table-cell office:value-type="float" office:value="30.423777">
                <text:p>30.4237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97521">
                <text:p>0.097521</text:p>
              </table:table-cell>
              <table:table-cell office:value-type="float" office:value="30.573591">
                <text:p>30.5735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04988">
                <text:p>0.104988</text:p>
              </table:table-cell>
              <table:table-cell office:value-type="float" office:value="30.723406">
                <text:p>30.7234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1426">
                <text:p>0.11426</text:p>
              </table:table-cell>
              <table:table-cell office:value-type="float" office:value="30.873117">
                <text:p>30.8731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23531">
                <text:p>0.123531</text:p>
              </table:table-cell>
              <table:table-cell office:value-type="float" office:value="31.022829">
                <text:p>31.0228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32803">
                <text:p>0.132803</text:p>
              </table:table-cell>
              <table:table-cell office:value-type="float" office:value="31.172541">
                <text:p>31.1725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42075">
                <text:p>0.142075</text:p>
              </table:table-cell>
              <table:table-cell office:value-type="float" office:value="31.322252">
                <text:p>31.3222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5337">
                <text:p>0.15337</text:p>
              </table:table-cell>
              <table:table-cell office:value-type="float" office:value="31.471823">
                <text:p>31.4718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64665">
                <text:p>0.164665</text:p>
              </table:table-cell>
              <table:table-cell office:value-type="float" office:value="31.621393">
                <text:p>31.6213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75961">
                <text:p>0.175961</text:p>
              </table:table-cell>
              <table:table-cell office:value-type="float" office:value="31.770964">
                <text:p>31.7709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87256">
                <text:p>0.187256</text:p>
              </table:table-cell>
              <table:table-cell office:value-type="float" office:value="31.920538">
                <text:p>31.9205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00804">
                <text:p>0.200804</text:p>
              </table:table-cell>
              <table:table-cell office:value-type="float" office:value="32.069923">
                <text:p>32.0699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14352">
                <text:p>0.214352</text:p>
              </table:table-cell>
              <table:table-cell office:value-type="float" office:value="32.219307">
                <text:p>32.2193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279">
                <text:p>0.2279</text:p>
              </table:table-cell>
              <table:table-cell office:value-type="float" office:value="32.36869">
                <text:p>32.368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1447">
                <text:p>0.241447</text:p>
              </table:table-cell>
              <table:table-cell office:value-type="float" office:value="32.518074">
                <text:p>32.5180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57488">
                <text:p>0.257488</text:p>
              </table:table-cell>
              <table:table-cell office:value-type="float" office:value="32.667206">
                <text:p>32.6672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73527">
                <text:p>0.273527</text:p>
              </table:table-cell>
              <table:table-cell office:value-type="float" office:value="32.816345">
                <text:p>32.8163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89568">
                <text:p>0.289568</text:p>
              </table:table-cell>
              <table:table-cell office:value-type="float" office:value="32.965477">
                <text:p>32.9654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05607">
                <text:p>0.305607</text:p>
              </table:table-cell>
              <table:table-cell office:value-type="float" office:value="33.114609">
                <text:p>33.1146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24389">
                <text:p>0.324389</text:p>
              </table:table-cell>
              <table:table-cell office:value-type="float" office:value="33.26342">
                <text:p>33.263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4317">
                <text:p>0.34317</text:p>
              </table:table-cell>
              <table:table-cell office:value-type="float" office:value="33.412231">
                <text:p>33.4122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61952">
                <text:p>0.361952</text:p>
              </table:table-cell>
              <table:table-cell office:value-type="float" office:value="33.56105">
                <text:p>33.561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80733">
                <text:p>0.380733</text:p>
              </table:table-cell>
              <table:table-cell office:value-type="float" office:value="33.709862">
                <text:p>33.7098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02517">
                <text:p>0.402517</text:p>
              </table:table-cell>
              <table:table-cell office:value-type="float" office:value="33.858269">
                <text:p>33.8582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24301">
                <text:p>0.424301</text:p>
              </table:table-cell>
              <table:table-cell office:value-type="float" office:value="34.006668">
                <text:p>34.0066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46085">
                <text:p>0.446085</text:p>
              </table:table-cell>
              <table:table-cell office:value-type="float" office:value="34.155067">
                <text:p>34.1550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67869">
                <text:p>0.467869</text:p>
              </table:table-cell>
              <table:table-cell office:value-type="float" office:value="34.303474">
                <text:p>34.3034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92924">
                <text:p>0.492924</text:p>
              </table:table-cell>
              <table:table-cell office:value-type="float" office:value="34.451355">
                <text:p>34.4513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17979">
                <text:p>0.517979</text:p>
              </table:table-cell>
              <table:table-cell office:value-type="float" office:value="34.599243">
                <text:p>34.5992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43036">
                <text:p>0.543036</text:p>
              </table:table-cell>
              <table:table-cell office:value-type="float" office:value="34.747124">
                <text:p>34.7471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68092">
                <text:p>0.568092</text:p>
              </table:table-cell>
              <table:table-cell office:value-type="float" office:value="34.895012">
                <text:p>34.8950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96699">
                <text:p>0.596699</text:p>
              </table:table-cell>
              <table:table-cell office:value-type="float" office:value="35.042244">
                <text:p>35.0422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25305">
                <text:p>0.625305</text:p>
              </table:table-cell>
              <table:table-cell office:value-type="float" office:value="35.189484">
                <text:p>35.1894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53912">
                <text:p>0.653912</text:p>
              </table:table-cell>
              <table:table-cell office:value-type="float" office:value="35.336723">
                <text:p>35.3367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68252">
                <text:p>0.68252</text:p>
              </table:table-cell>
              <table:table-cell office:value-type="float" office:value="35.483963">
                <text:p>35.4839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14964">
                <text:p>0.714964</text:p>
              </table:table-cell>
              <table:table-cell office:value-type="float" office:value="35.630402">
                <text:p>35.6304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47408">
                <text:p>0.747408</text:p>
              </table:table-cell>
              <table:table-cell office:value-type="float" office:value="35.77684">
                <text:p>35.776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79852">
                <text:p>0.779852</text:p>
              </table:table-cell>
              <table:table-cell office:value-type="float" office:value="35.923279">
                <text:p>35.9232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12296">
                <text:p>0.812296</text:p>
              </table:table-cell>
              <table:table-cell office:value-type="float" office:value="36.069717">
                <text:p>36.0697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48869">
                <text:p>0.848869</text:p>
              </table:table-cell>
              <table:table-cell office:value-type="float" office:value="36.215179">
                <text:p>36.2151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85445">
                <text:p>0.885445</text:p>
              </table:table-cell>
              <table:table-cell office:value-type="float" office:value="36.360641">
                <text:p>36.3606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22018">
                <text:p>0.922018</text:p>
              </table:table-cell>
              <table:table-cell office:value-type="float" office:value="36.506104">
                <text:p>36.5061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58591">
                <text:p>0.958591</text:p>
              </table:table-cell>
              <table:table-cell office:value-type="float" office:value="36.651573">
                <text:p>36.6515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99586">
                <text:p>0.999586</text:p>
              </table:table-cell>
              <table:table-cell office:value-type="float" office:value="36.795853">
                <text:p>36.7958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040581">
                <text:p>1.040581</text:p>
              </table:table-cell>
              <table:table-cell office:value-type="float" office:value="36.94014">
                <text:p>36.940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081575">
                <text:p>1.081575</text:p>
              </table:table-cell>
              <table:table-cell office:value-type="float" office:value="37.084419">
                <text:p>37.0844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122572">
                <text:p>1.122572</text:p>
              </table:table-cell>
              <table:table-cell office:value-type="float" office:value="37.228699">
                <text:p>37.2286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168276">
                <text:p>1.168276</text:p>
              </table:table-cell>
              <table:table-cell office:value-type="float" office:value="37.371567">
                <text:p>37.3715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21398">
                <text:p>1.21398</text:p>
              </table:table-cell>
              <table:table-cell office:value-type="float" office:value="37.514427">
                <text:p>37.5144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259684">
                <text:p>1.259684</text:p>
              </table:table-cell>
              <table:table-cell office:value-type="float" office:value="37.657295">
                <text:p>37.6572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30929">
                <text:p>1.30929</text:p>
              </table:table-cell>
              <table:table-cell office:value-type="float" office:value="37.798836">
                <text:p>37.7988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358896">
                <text:p>1.358896</text:p>
              </table:table-cell>
              <table:table-cell office:value-type="float" office:value="37.940384">
                <text:p>37.9403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408503">
                <text:p>1.408503</text:p>
              </table:table-cell>
              <table:table-cell office:value-type="float" office:value="38.081924">
                <text:p>38.0819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458111">
                <text:p>1.458111</text:p>
              </table:table-cell>
              <table:table-cell office:value-type="float" office:value="38.223473">
                <text:p>38.2234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512688">
                <text:p>1.512688</text:p>
              </table:table-cell>
              <table:table-cell office:value-type="float" office:value="38.363174">
                <text:p>38.3631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567263">
                <text:p>1.567263</text:p>
              </table:table-cell>
              <table:table-cell office:value-type="float" office:value="38.502869">
                <text:p>38.5028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621838">
                <text:p>1.621838</text:p>
              </table:table-cell>
              <table:table-cell office:value-type="float" office:value="38.64257">
                <text:p>38.642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676413">
                <text:p>1.676413</text:p>
              </table:table-cell>
              <table:table-cell office:value-type="float" office:value="38.782272">
                <text:p>38.7822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736357">
                <text:p>1.736357</text:p>
              </table:table-cell>
              <table:table-cell office:value-type="float" office:value="38.919754">
                <text:p>38.91975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96301">
                <text:p>1.796301</text:p>
              </table:table-cell>
              <table:table-cell office:value-type="float" office:value="39.057243">
                <text:p>39.0572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856247">
                <text:p>1.856247</text:p>
              </table:table-cell>
              <table:table-cell office:value-type="float" office:value="39.194725">
                <text:p>39.1947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916191">
                <text:p>1.916191</text:p>
              </table:table-cell>
              <table:table-cell office:value-type="float" office:value="39.332214">
                <text:p>39.3322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981728">
                <text:p>1.981728</text:p>
              </table:table-cell>
              <table:table-cell office:value-type="float" office:value="39.467133">
                <text:p>39.4671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047262">
                <text:p>2.047262</text:p>
              </table:table-cell>
              <table:table-cell office:value-type="float" office:value="39.602058">
                <text:p>39.6020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112797">
                <text:p>2.112797</text:p>
              </table:table-cell>
              <table:table-cell office:value-type="float" office:value="39.736977">
                <text:p>39.73697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182814">
                <text:p>2.182814</text:p>
              </table:table-cell>
              <table:table-cell office:value-type="float" office:value="39.869614">
                <text:p>39.8696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252831">
                <text:p>2.252831</text:p>
              </table:table-cell>
              <table:table-cell office:value-type="float" office:value="40.002243">
                <text:p>40.0022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322847">
                <text:p>2.322847</text:p>
              </table:table-cell>
              <table:table-cell office:value-type="float" office:value="40.13488">
                <text:p>40.134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392864">
                <text:p>2.392864</text:p>
              </table:table-cell>
              <table:table-cell office:value-type="float" office:value="40.267509">
                <text:p>40.2675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468449">
                <text:p>2.468449</text:p>
              </table:table-cell>
              <table:table-cell office:value-type="float" office:value="40.397049">
                <text:p>40.3970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544031">
                <text:p>2.544031</text:p>
              </table:table-cell>
              <table:table-cell office:value-type="float" office:value="40.526588">
                <text:p>40.5265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619614">
                <text:p>2.619614</text:p>
              </table:table-cell>
              <table:table-cell office:value-type="float" office:value="40.65612">
                <text:p>40.656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695196">
                <text:p>2.695196</text:p>
              </table:table-cell>
              <table:table-cell office:value-type="float" office:value="40.78566">
                <text:p>40.785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776588">
                <text:p>2.776588</text:p>
              </table:table-cell>
              <table:table-cell office:value-type="float" office:value="40.911636">
                <text:p>40.9116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857981">
                <text:p>2.857981</text:p>
              </table:table-cell>
              <table:table-cell office:value-type="float" office:value="41.037613">
                <text:p>41.0376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939373">
                <text:p>2.939373</text:p>
              </table:table-cell>
              <table:table-cell office:value-type="float" office:value="41.163589">
                <text:p>41.1635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20763">
                <text:p>3.020763</text:p>
              </table:table-cell>
              <table:table-cell office:value-type="float" office:value="41.289574">
                <text:p>41.2895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07962">
                <text:p>3.107962</text:p>
              </table:table-cell>
              <table:table-cell office:value-type="float" office:value="41.411621">
                <text:p>41.4116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95158">
                <text:p>3.195158</text:p>
              </table:table-cell>
              <table:table-cell office:value-type="float" office:value="41.533669">
                <text:p>41.5336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282354">
                <text:p>3.282354</text:p>
              </table:table-cell>
              <table:table-cell office:value-type="float" office:value="41.655716">
                <text:p>41.6557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374029">
                <text:p>3.374029</text:p>
              </table:table-cell>
              <table:table-cell office:value-type="float" office:value="41.774406">
                <text:p>41.7744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465704">
                <text:p>3.465704</text:p>
              </table:table-cell>
              <table:table-cell office:value-type="float" office:value="41.893105">
                <text:p>41.8931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557379">
                <text:p>3.557379</text:p>
              </table:table-cell>
              <table:table-cell office:value-type="float" office:value="42.011795">
                <text:p>42.0117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649052">
                <text:p>3.649052</text:p>
              </table:table-cell>
              <table:table-cell office:value-type="float" office:value="42.130493">
                <text:p>42.1304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746067">
                <text:p>3.746067</text:p>
              </table:table-cell>
              <table:table-cell office:value-type="float" office:value="42.244858">
                <text:p>42.2448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843082">
                <text:p>3.843082</text:p>
              </table:table-cell>
              <table:table-cell office:value-type="float" office:value="42.359215">
                <text:p>42.3592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940098">
                <text:p>3.940098</text:p>
              </table:table-cell>
              <table:table-cell office:value-type="float" office:value="42.473579">
                <text:p>42.4735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037113">
                <text:p>4.037113</text:p>
              </table:table-cell>
              <table:table-cell office:value-type="float" office:value="42.587936">
                <text:p>42.5879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13945">
                <text:p>4.13945</text:p>
              </table:table-cell>
              <table:table-cell office:value-type="float" office:value="42.697571">
                <text:p>42.6975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241787">
                <text:p>4.241787</text:p>
              </table:table-cell>
              <table:table-cell office:value-type="float" office:value="42.807205">
                <text:p>42.8072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344124">
                <text:p>4.344124</text:p>
              </table:table-cell>
              <table:table-cell office:value-type="float" office:value="42.91684">
                <text:p>42.916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446461">
                <text:p>4.446461</text:p>
              </table:table-cell>
              <table:table-cell office:value-type="float" office:value="43.026466">
                <text:p>43.0264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553871">
                <text:p>4.553871</text:p>
              </table:table-cell>
              <table:table-cell office:value-type="float" office:value="43.131142">
                <text:p>43.1311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661282">
                <text:p>4.661282</text:p>
              </table:table-cell>
              <table:table-cell office:value-type="float" office:value="43.235817">
                <text:p>43.2358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768692">
                <text:p>4.768692</text:p>
              </table:table-cell>
              <table:table-cell office:value-type="float" office:value="43.340492">
                <text:p>43.3404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876101">
                <text:p>4.876101</text:p>
              </table:table-cell>
              <table:table-cell office:value-type="float" office:value="43.445168">
                <text:p>43.4451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988266">
                <text:p>4.988266</text:p>
              </table:table-cell>
              <table:table-cell office:value-type="float" office:value="43.544731">
                <text:p>43.5447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100431">
                <text:p>5.100431</text:p>
              </table:table-cell>
              <table:table-cell office:value-type="float" office:value="43.644302">
                <text:p>43.6443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212595">
                <text:p>5.212595</text:p>
              </table:table-cell>
              <table:table-cell office:value-type="float" office:value="43.743866">
                <text:p>43.7438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324759">
                <text:p>5.324759</text:p>
              </table:table-cell>
              <table:table-cell office:value-type="float" office:value="43.84343">
                <text:p>43.843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441328">
                <text:p>5.441328</text:p>
              </table:table-cell>
              <table:table-cell office:value-type="float" office:value="43.937805">
                <text:p>43.9378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557896">
                <text:p>5.557896</text:p>
              </table:table-cell>
              <table:table-cell office:value-type="float" office:value="44.032181">
                <text:p>44.0321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674463">
                <text:p>5.674463</text:p>
              </table:table-cell>
              <table:table-cell office:value-type="float" office:value="44.126556">
                <text:p>44.1265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791031">
                <text:p>5.791031</text:p>
              </table:table-cell>
              <table:table-cell office:value-type="float" office:value="44.220924">
                <text:p>44.2209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911184">
                <text:p>5.911184</text:p>
              </table:table-cell>
              <table:table-cell office:value-type="float" office:value="44.310684">
                <text:p>44.3106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031338">
                <text:p>6.031338</text:p>
              </table:table-cell>
              <table:table-cell office:value-type="float" office:value="44.400444">
                <text:p>44.4004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151491">
                <text:p>6.151491</text:p>
              </table:table-cell>
              <table:table-cell office:value-type="float" office:value="44.490204">
                <text:p>44.4902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274542">
                <text:p>6.274542</text:p>
              </table:table-cell>
              <table:table-cell office:value-type="float" office:value="44.575943">
                <text:p>44.5759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397593">
                <text:p>6.397593</text:p>
              </table:table-cell>
              <table:table-cell office:value-type="float" office:value="44.661682">
                <text:p>44.66168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520643">
                <text:p>6.520643</text:p>
              </table:table-cell>
              <table:table-cell office:value-type="float" office:value="44.747414">
                <text:p>44.7474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643694">
                <text:p>6.643694</text:p>
              </table:table-cell>
              <table:table-cell office:value-type="float" office:value="44.833145">
                <text:p>44.8331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770086">
                <text:p>6.770086</text:p>
              </table:table-cell>
              <table:table-cell office:value-type="float" office:value="44.913902">
                <text:p>44.9139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896477">
                <text:p>6.896477</text:p>
              </table:table-cell>
              <table:table-cell office:value-type="float" office:value="44.994659">
                <text:p>44.9946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022869">
                <text:p>7.022869</text:p>
              </table:table-cell>
              <table:table-cell office:value-type="float" office:value="45.075417">
                <text:p>45.0754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15168">
                <text:p>7.15168</text:p>
              </table:table-cell>
              <table:table-cell office:value-type="float" office:value="45.152245">
                <text:p>45.1522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280491">
                <text:p>7.280491</text:p>
              </table:table-cell>
              <table:table-cell office:value-type="float" office:value="45.229073">
                <text:p>45.2290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409302">
                <text:p>7.409302</text:p>
              </table:table-cell>
              <table:table-cell office:value-type="float" office:value="45.305901">
                <text:p>45.3059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538109">
                <text:p>7.538109</text:p>
              </table:table-cell>
              <table:table-cell office:value-type="float" office:value="45.382721">
                <text:p>45.3827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669659">
                <text:p>7.669659</text:p>
              </table:table-cell>
              <table:table-cell office:value-type="float" office:value="45.454773">
                <text:p>45.4547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801205">
                <text:p>7.801205</text:p>
              </table:table-cell>
              <table:table-cell office:value-type="float" office:value="45.526825">
                <text:p>45.5268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932751">
                <text:p>7.932751</text:p>
              </table:table-cell>
              <table:table-cell office:value-type="float" office:value="45.598877">
                <text:p>45.5988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066288">
                <text:p>8.066288</text:p>
              </table:table-cell>
              <table:table-cell office:value-type="float" office:value="45.66716">
                <text:p>45.667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199825">
                <text:p>8.199825</text:p>
              </table:table-cell>
              <table:table-cell office:value-type="float" office:value="45.735443">
                <text:p>45.7354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.333363">
                <text:p>8.333363</text:p>
              </table:table-cell>
              <table:table-cell office:value-type="float" office:value="45.803719">
                <text:p>45.8037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4669">
                <text:p>8.4669</text:p>
              </table:table-cell>
              <table:table-cell office:value-type="float" office:value="45.872002">
                <text:p>45.8720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.602596">
                <text:p>8.602596</text:p>
              </table:table-cell>
              <table:table-cell office:value-type="float" office:value="45.935883">
                <text:p>45.93588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738293">
                <text:p>8.738293</text:p>
              </table:table-cell>
              <table:table-cell office:value-type="float" office:value="45.999771">
                <text:p>45.9997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.873985">
                <text:p>8.873985</text:p>
              </table:table-cell>
              <table:table-cell office:value-type="float" office:value="46.063652">
                <text:p>46.0636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.009678">
                <text:p>9.009678</text:p>
              </table:table-cell>
              <table:table-cell office:value-type="float" office:value="46.127541">
                <text:p>46.1275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.147316">
                <text:p>9.147316</text:p>
              </table:table-cell>
              <table:table-cell office:value-type="float" office:value="46.187141">
                <text:p>46.18714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.284954">
                <text:p>9.284954</text:p>
              </table:table-cell>
              <table:table-cell office:value-type="float" office:value="46.246735">
                <text:p>46.2467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.422592">
                <text:p>9.422592</text:p>
              </table:table-cell>
              <table:table-cell office:value-type="float" office:value="46.306335">
                <text:p>46.3063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.560226">
                <text:p>9.560226</text:p>
              </table:table-cell>
              <table:table-cell office:value-type="float" office:value="46.365929">
                <text:p>46.3659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.699547">
                <text:p>9.699547</text:p>
              </table:table-cell>
              <table:table-cell office:value-type="float" office:value="46.421486">
                <text:p>46.4214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.838867">
                <text:p>9.838867</text:p>
              </table:table-cell>
              <table:table-cell office:value-type="float" office:value="46.477051">
                <text:p>46.4770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.978188">
                <text:p>9.978188</text:p>
              </table:table-cell>
              <table:table-cell office:value-type="float" office:value="46.532608">
                <text:p>46.5326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.117508">
                <text:p>10.117508</text:p>
              </table:table-cell>
              <table:table-cell office:value-type="float" office:value="46.588173">
                <text:p>46.5881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.258286">
                <text:p>10.258286</text:p>
              </table:table-cell>
              <table:table-cell office:value-type="float" office:value="46.639938">
                <text:p>46.6399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.399063">
                <text:p>10.399063</text:p>
              </table:table-cell>
              <table:table-cell office:value-type="float" office:value="46.691704">
                <text:p>46.6917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.539841">
                <text:p>10.539841</text:p>
              </table:table-cell>
              <table:table-cell office:value-type="float" office:value="46.743469">
                <text:p>46.7434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.680614">
                <text:p>10.680614</text:p>
              </table:table-cell>
              <table:table-cell office:value-type="float" office:value="46.795235">
                <text:p>46.7952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.822659">
                <text:p>10.822659</text:p>
              </table:table-cell>
              <table:table-cell office:value-type="float" office:value="46.843414">
                <text:p>46.8434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.964703">
                <text:p>10.964703</text:p>
              </table:table-cell>
              <table:table-cell office:value-type="float" office:value="46.891602">
                <text:p>46.8916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.106747">
                <text:p>11.106747</text:p>
              </table:table-cell>
              <table:table-cell office:value-type="float" office:value="46.939781">
                <text:p>46.9397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.248791">
                <text:p>11.248791</text:p>
              </table:table-cell>
              <table:table-cell office:value-type="float" office:value="46.987968">
                <text:p>46.9879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.391945">
                <text:p>11.391945</text:p>
              </table:table-cell>
              <table:table-cell office:value-type="float" office:value="47.032745">
                <text:p>47.0327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.535099">
                <text:p>11.535099</text:p>
              </table:table-cell>
              <table:table-cell office:value-type="float" office:value="47.077522">
                <text:p>47.07752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.678249">
                <text:p>11.678249</text:p>
              </table:table-cell>
              <table:table-cell office:value-type="float" office:value="47.122299">
                <text:p>47.1222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.8214">
                <text:p>11.8214</text:p>
              </table:table-cell>
              <table:table-cell office:value-type="float" office:value="47.167068">
                <text:p>47.1670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.965527">
                <text:p>11.965527</text:p>
              </table:table-cell>
              <table:table-cell office:value-type="float" office:value="47.208595">
                <text:p>47.2085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.109653">
                <text:p>12.109653</text:p>
              </table:table-cell>
              <table:table-cell office:value-type="float" office:value="47.250122">
                <text:p>47.2501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.25378">
                <text:p>12.25378</text:p>
              </table:table-cell>
              <table:table-cell office:value-type="float" office:value="47.291641">
                <text:p>47.2916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.397907">
                <text:p>12.397907</text:p>
              </table:table-cell>
              <table:table-cell office:value-type="float" office:value="47.333168">
                <text:p>47.33316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542034">
                <text:p>12.542034</text:p>
              </table:table-cell>
              <table:table-cell office:value-type="float" office:value="47.374687">
                <text:p>47.3746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68721">
                <text:p>12.68721</text:p>
              </table:table-cell>
              <table:table-cell office:value-type="float" office:value="47.412407">
                <text:p>47.4124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.832386">
                <text:p>12.832386</text:p>
              </table:table-cell>
              <table:table-cell office:value-type="float" office:value="47.450127">
                <text:p>47.4501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.977562">
                <text:p>12.977562</text:p>
              </table:table-cell>
              <table:table-cell office:value-type="float" office:value="47.487846">
                <text:p>47.4878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.122734">
                <text:p>13.122734</text:p>
              </table:table-cell>
              <table:table-cell office:value-type="float" office:value="47.525574">
                <text:p>47.52557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.268654">
                <text:p>13.268654</text:p>
              </table:table-cell>
              <table:table-cell office:value-type="float" office:value="47.560303">
                <text:p>47.5603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.414574">
                <text:p>13.414574</text:p>
              </table:table-cell>
              <table:table-cell office:value-type="float" office:value="47.595032">
                <text:p>47.5950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.560493">
                <text:p>13.560493</text:p>
              </table:table-cell>
              <table:table-cell office:value-type="float" office:value="47.629761">
                <text:p>47.6297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.706413">
                <text:p>13.706413</text:p>
              </table:table-cell>
              <table:table-cell office:value-type="float" office:value="47.664482">
                <text:p>47.6644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.852985">
                <text:p>13.852985</text:p>
              </table:table-cell>
              <table:table-cell office:value-type="float" office:value="47.696335">
                <text:p>47.6963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.999557">
                <text:p>13.999557</text:p>
              </table:table-cell>
              <table:table-cell office:value-type="float" office:value="47.728188">
                <text:p>47.7281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.146126">
                <text:p>14.146126</text:p>
              </table:table-cell>
              <table:table-cell office:value-type="float" office:value="47.76004">
                <text:p>47.760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.292694">
                <text:p>14.292694</text:p>
              </table:table-cell>
              <table:table-cell office:value-type="float" office:value="47.791885">
                <text:p>47.7918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.439262">
                <text:p>14.439262</text:p>
              </table:table-cell>
              <table:table-cell office:value-type="float" office:value="47.823738">
                <text:p>47.8237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.586521">
                <text:p>14.586521</text:p>
              </table:table-cell>
              <table:table-cell office:value-type="float" office:value="47.852249">
                <text:p>47.8522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.73378">
                <text:p>14.73378</text:p>
              </table:table-cell>
              <table:table-cell office:value-type="float" office:value="47.88076">
                <text:p>47.880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.881039">
                <text:p>14.881039</text:p>
              </table:table-cell>
              <table:table-cell office:value-type="float" office:value="47.909271">
                <text:p>47.9092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.028297">
                <text:p>15.028297</text:p>
              </table:table-cell>
              <table:table-cell office:value-type="float" office:value="47.937782">
                <text:p>47.9377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.175556">
                <text:p>15.175556</text:p>
              </table:table-cell>
              <table:table-cell office:value-type="float" office:value="47.966286">
                <text:p>47.9662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.323429">
                <text:p>15.323429</text:p>
              </table:table-cell>
              <table:table-cell office:value-type="float" office:value="47.991463">
                <text:p>47.9914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.471298">
                <text:p>15.471298</text:p>
              </table:table-cell>
              <table:table-cell office:value-type="float" office:value="48.01664">
                <text:p>48.016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.619167">
                <text:p>15.619167</text:p>
              </table:table-cell>
              <table:table-cell office:value-type="float" office:value="48.041817">
                <text:p>48.0418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.76704">
                <text:p>15.76704</text:p>
              </table:table-cell>
              <table:table-cell office:value-type="float" office:value="48.066994">
                <text:p>48.06699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.915333">
                <text:p>15.915333</text:p>
              </table:table-cell>
              <table:table-cell office:value-type="float" office:value="48.089539">
                <text:p>48.0895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.063625">
                <text:p>16.063625</text:p>
              </table:table-cell>
              <table:table-cell office:value-type="float" office:value="48.112083">
                <text:p>48.11208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.211918">
                <text:p>16.211918</text:p>
              </table:table-cell>
              <table:table-cell office:value-type="float" office:value="48.134628">
                <text:p>48.1346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.360207">
                <text:p>16.360207</text:p>
              </table:table-cell>
              <table:table-cell office:value-type="float" office:value="48.157173">
                <text:p>48.1571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.508495">
                <text:p>16.508495</text:p>
              </table:table-cell>
              <table:table-cell office:value-type="float" office:value="48.179718">
                <text:p>48.1797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.657223">
                <text:p>16.657223</text:p>
              </table:table-cell>
              <table:table-cell office:value-type="float" office:value="48.199188">
                <text:p>48.1991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.80595">
                <text:p>16.80595</text:p>
              </table:table-cell>
              <table:table-cell office:value-type="float" office:value="48.218651">
                <text:p>48.2186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.954678">
                <text:p>16.954678</text:p>
              </table:table-cell>
              <table:table-cell office:value-type="float" office:value="48.238121">
                <text:p>48.2381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.103405">
                <text:p>17.103405</text:p>
              </table:table-cell>
              <table:table-cell office:value-type="float" office:value="48.257584">
                <text:p>48.2575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.252132">
                <text:p>17.252132</text:p>
              </table:table-cell>
              <table:table-cell office:value-type="float" office:value="48.277046">
                <text:p>48.27704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.401234">
                <text:p>17.401234</text:p>
              </table:table-cell>
              <table:table-cell office:value-type="float" office:value="48.293434">
                <text:p>48.2934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.550335">
                <text:p>17.550335</text:p>
              </table:table-cell>
              <table:table-cell office:value-type="float" office:value="48.309822">
                <text:p>48.3098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.699436">
                <text:p>17.699436</text:p>
              </table:table-cell>
              <table:table-cell office:value-type="float" office:value="48.32621">
                <text:p>48.326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.848537">
                <text:p>17.848537</text:p>
              </table:table-cell>
              <table:table-cell office:value-type="float" office:value="48.342598">
                <text:p>48.3425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.997887">
                <text:p>17.997887</text:p>
              </table:table-cell>
              <table:table-cell office:value-type="float" office:value="48.356499">
                <text:p>48.3564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8.147236">
                <text:p>18.147236</text:p>
              </table:table-cell>
              <table:table-cell office:value-type="float" office:value="48.370399">
                <text:p>48.37039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.296585">
                <text:p>18.296585</text:p>
              </table:table-cell>
              <table:table-cell office:value-type="float" office:value="48.384293">
                <text:p>48.3842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.445934">
                <text:p>18.445934</text:p>
              </table:table-cell>
              <table:table-cell office:value-type="float" office:value="48.398193">
                <text:p>48.3981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.595284">
                <text:p>18.595284</text:p>
              </table:table-cell>
              <table:table-cell office:value-type="float" office:value="48.412086">
                <text:p>48.4120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.744877">
                <text:p>18.744877</text:p>
              </table:table-cell>
              <table:table-cell office:value-type="float" office:value="48.423088">
                <text:p>48.4230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8.894466">
                <text:p>18.894466</text:p>
              </table:table-cell>
              <table:table-cell office:value-type="float" office:value="48.43409">
                <text:p>48.4340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.044056">
                <text:p>19.044056</text:p>
              </table:table-cell>
              <table:table-cell office:value-type="float" office:value="48.445084">
                <text:p>48.4450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.193645">
                <text:p>19.193645</text:p>
              </table:table-cell>
              <table:table-cell office:value-type="float" office:value="48.456078">
                <text:p>48.45607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.343235">
                <text:p>19.343235</text:p>
              </table:table-cell>
              <table:table-cell office:value-type="float" office:value="48.467079">
                <text:p>48.4670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.493015">
                <text:p>19.493015</text:p>
              </table:table-cell>
              <table:table-cell office:value-type="float" office:value="48.475136">
                <text:p>48.47513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.642796">
                <text:p>19.642796</text:p>
              </table:table-cell>
              <table:table-cell office:value-type="float" office:value="48.483192">
                <text:p>48.4831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.792576">
                <text:p>19.792576</text:p>
              </table:table-cell>
              <table:table-cell office:value-type="float" office:value="48.491249">
                <text:p>48.4912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.942356">
                <text:p>19.942356</text:p>
              </table:table-cell>
              <table:table-cell office:value-type="float" office:value="48.499313">
                <text:p>48.4993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.092133">
                <text:p>20.092133</text:p>
              </table:table-cell>
              <table:table-cell office:value-type="float" office:value="48.50737">
                <text:p>48.507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.242043">
                <text:p>20.242043</text:p>
              </table:table-cell>
              <table:table-cell office:value-type="float" office:value="48.512512">
                <text:p>48.5125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.391953">
                <text:p>20.391953</text:p>
              </table:table-cell>
              <table:table-cell office:value-type="float" office:value="48.517654">
                <text:p>48.51765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.541862">
                <text:p>20.541862</text:p>
              </table:table-cell>
              <table:table-cell office:value-type="float" office:value="48.522797">
                <text:p>48.5227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.691769">
                <text:p>20.691769</text:p>
              </table:table-cell>
              <table:table-cell office:value-type="float" office:value="48.527939">
                <text:p>48.5279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.841675">
                <text:p>20.841675</text:p>
              </table:table-cell>
              <table:table-cell office:value-type="float" office:value="48.533081">
                <text:p>48.5330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.991657">
                <text:p>20.991657</text:p>
              </table:table-cell>
              <table:table-cell office:value-type="float" office:value="48.535324">
                <text:p>48.5353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.14164">
                <text:p>21.14164</text:p>
              </table:table-cell>
              <table:table-cell office:value-type="float" office:value="48.53756">
                <text:p>48.537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.291618">
                <text:p>21.291618</text:p>
              </table:table-cell>
              <table:table-cell office:value-type="float" office:value="48.539803">
                <text:p>48.53980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1.441597">
                <text:p>21.441597</text:p>
              </table:table-cell>
              <table:table-cell office:value-type="float" office:value="48.542038">
                <text:p>48.5420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1.591576">
                <text:p>21.591576</text:p>
              </table:table-cell>
              <table:table-cell office:value-type="float" office:value="48.544281">
                <text:p>48.5442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1.741573">
                <text:p>21.741573</text:p>
              </table:table-cell>
              <table:table-cell office:value-type="float" office:value="48.543625">
                <text:p>48.5436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.891567">
                <text:p>21.891567</text:p>
              </table:table-cell>
              <table:table-cell office:value-type="float" office:value="48.542969">
                <text:p>48.5429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.041565">
                <text:p>22.041565</text:p>
              </table:table-cell>
              <table:table-cell office:value-type="float" office:value="48.542313">
                <text:p>48.5423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.191559">
                <text:p>22.191559</text:p>
              </table:table-cell>
              <table:table-cell office:value-type="float" office:value="48.541656">
                <text:p>48.5416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.341553">
                <text:p>22.341553</text:p>
              </table:table-cell>
              <table:table-cell office:value-type="float" office:value="48.541">
                <text:p>48.5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.491508">
                <text:p>22.491508</text:p>
              </table:table-cell>
              <table:table-cell office:value-type="float" office:value="48.537453">
                <text:p>48.5374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.641464">
                <text:p>22.641464</text:p>
              </table:table-cell>
              <table:table-cell office:value-type="float" office:value="48.533905">
                <text:p>48.5339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.79142">
                <text:p>22.79142</text:p>
              </table:table-cell>
              <table:table-cell office:value-type="float" office:value="48.530357">
                <text:p>48.53035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.941376">
                <text:p>22.941376</text:p>
              </table:table-cell>
              <table:table-cell office:value-type="float" office:value="48.52681">
                <text:p>48.526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3.091328">
                <text:p>23.091328</text:p>
              </table:table-cell>
              <table:table-cell office:value-type="float" office:value="48.523254">
                <text:p>48.52325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3.241188">
                <text:p>23.241188</text:p>
              </table:table-cell>
              <table:table-cell office:value-type="float" office:value="48.5168">
                <text:p>48.51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.391048">
                <text:p>23.391048</text:p>
              </table:table-cell>
              <table:table-cell office:value-type="float" office:value="48.510345">
                <text:p>48.51034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.540905">
                <text:p>23.540905</text:p>
              </table:table-cell>
              <table:table-cell office:value-type="float" office:value="48.503891">
                <text:p>48.50389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.690762">
                <text:p>23.690762</text:p>
              </table:table-cell>
              <table:table-cell office:value-type="float" office:value="48.497437">
                <text:p>48.4974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.840618">
                <text:p>23.840618</text:p>
              </table:table-cell>
              <table:table-cell office:value-type="float" office:value="48.490982">
                <text:p>48.49098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.990322">
                <text:p>23.990322</text:p>
              </table:table-cell>
              <table:table-cell office:value-type="float" office:value="48.481606">
                <text:p>48.4816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4.140026">
                <text:p>24.140026</text:p>
              </table:table-cell>
              <table:table-cell office:value-type="float" office:value="48.472229">
                <text:p>48.4722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4.28973">
                <text:p>24.28973</text:p>
              </table:table-cell>
              <table:table-cell office:value-type="float" office:value="48.462852">
                <text:p>48.4628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4.439434">
                <text:p>24.439434</text:p>
              </table:table-cell>
              <table:table-cell office:value-type="float" office:value="48.453484">
                <text:p>48.45348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4.589138">
                <text:p>24.589138</text:p>
              </table:table-cell>
              <table:table-cell office:value-type="float" office:value="48.444107">
                <text:p>48.4441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.738628">
                <text:p>24.738628</text:p>
              </table:table-cell>
              <table:table-cell office:value-type="float" office:value="48.431786">
                <text:p>48.4317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4.888119">
                <text:p>24.888119</text:p>
              </table:table-cell>
              <table:table-cell office:value-type="float" office:value="48.419464">
                <text:p>48.4194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.037609">
                <text:p>25.037609</text:p>
              </table:table-cell>
              <table:table-cell office:value-type="float" office:value="48.407143">
                <text:p>48.4071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.187099">
                <text:p>25.187099</text:p>
              </table:table-cell>
              <table:table-cell office:value-type="float" office:value="48.394821">
                <text:p>48.3948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.336586">
                <text:p>25.336586</text:p>
              </table:table-cell>
              <table:table-cell office:value-type="float" office:value="48.382507">
                <text:p>48.3825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5.485802">
                <text:p>25.485802</text:p>
              </table:table-cell>
              <table:table-cell office:value-type="float" office:value="48.36721">
                <text:p>48.3672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.635017">
                <text:p>25.635017</text:p>
              </table:table-cell>
              <table:table-cell office:value-type="float" office:value="48.351913">
                <text:p>48.3519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.784233">
                <text:p>25.784233</text:p>
              </table:table-cell>
              <table:table-cell office:value-type="float" office:value="48.336609">
                <text:p>48.3366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.933449">
                <text:p>25.933449</text:p>
              </table:table-cell>
              <table:table-cell office:value-type="float" office:value="48.321312">
                <text:p>48.3213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.082661">
                <text:p>26.082661</text:p>
              </table:table-cell>
              <table:table-cell office:value-type="float" office:value="48.306007">
                <text:p>48.3060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6.231537">
                <text:p>26.231537</text:p>
              </table:table-cell>
              <table:table-cell office:value-type="float" office:value="48.287689">
                <text:p>48.28768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6.380413">
                <text:p>26.380413</text:p>
              </table:table-cell>
              <table:table-cell office:value-type="float" office:value="48.269371">
                <text:p>48.26937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6.529285">
                <text:p>26.529285</text:p>
              </table:table-cell>
              <table:table-cell office:value-type="float" office:value="48.251053">
                <text:p>48.2510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.678158">
                <text:p>26.678158</text:p>
              </table:table-cell>
              <table:table-cell office:value-type="float" office:value="48.232742">
                <text:p>48.2327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.827034">
                <text:p>26.827034</text:p>
              </table:table-cell>
              <table:table-cell office:value-type="float" office:value="48.214424">
                <text:p>48.21442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.975502">
                <text:p>26.975502</text:p>
              </table:table-cell>
              <table:table-cell office:value-type="float" office:value="48.193047">
                <text:p>48.1930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.123966">
                <text:p>27.123966</text:p>
              </table:table-cell>
              <table:table-cell office:value-type="float" office:value="48.171669">
                <text:p>48.17166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.27243">
                <text:p>27.27243</text:p>
              </table:table-cell>
              <table:table-cell office:value-type="float" office:value="48.150291">
                <text:p>48.1502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.420898">
                <text:p>27.420898</text:p>
              </table:table-cell>
              <table:table-cell office:value-type="float" office:value="48.128922">
                <text:p>48.1289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.569363">
                <text:p>27.569363</text:p>
              </table:table-cell>
              <table:table-cell office:value-type="float" office:value="48.107544">
                <text:p>48.1075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.717346">
                <text:p>27.717346</text:p>
              </table:table-cell>
              <table:table-cell office:value-type="float" office:value="48.083054">
                <text:p>48.08305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.86533">
                <text:p>27.86533</text:p>
              </table:table-cell>
              <table:table-cell office:value-type="float" office:value="48.058563">
                <text:p>48.0585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8.013313">
                <text:p>28.013313</text:p>
              </table:table-cell>
              <table:table-cell office:value-type="float" office:value="48.034073">
                <text:p>48.03407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.161297">
                <text:p>28.161297</text:p>
              </table:table-cell>
              <table:table-cell office:value-type="float" office:value="48.009583">
                <text:p>48.00958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8.309277">
                <text:p>28.309277</text:p>
              </table:table-cell>
              <table:table-cell office:value-type="float" office:value="47.985085">
                <text:p>47.98508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.456699">
                <text:p>28.456699</text:p>
              </table:table-cell>
              <table:table-cell office:value-type="float" office:value="47.95742">
                <text:p>47.957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8.604122">
                <text:p>28.604122</text:p>
              </table:table-cell>
              <table:table-cell office:value-type="float" office:value="47.929756">
                <text:p>47.92975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8.751545">
                <text:p>28.751545</text:p>
              </table:table-cell>
              <table:table-cell office:value-type="float" office:value="47.9021">
                <text:p>47.902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.898968">
                <text:p>28.898968</text:p>
              </table:table-cell>
              <table:table-cell office:value-type="float" office:value="47.874435">
                <text:p>47.8744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9.046394">
                <text:p>29.046394</text:p>
              </table:table-cell>
              <table:table-cell office:value-type="float" office:value="47.846779">
                <text:p>47.84677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9.193172">
                <text:p>29.193172</text:p>
              </table:table-cell>
              <table:table-cell office:value-type="float" office:value="47.81588">
                <text:p>47.815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9.339951">
                <text:p>29.339951</text:p>
              </table:table-cell>
              <table:table-cell office:value-type="float" office:value="47.784981">
                <text:p>47.78498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9.486732">
                <text:p>29.486732</text:p>
              </table:table-cell>
              <table:table-cell office:value-type="float" office:value="47.754082">
                <text:p>47.75408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9.633511">
                <text:p>29.633511</text:p>
              </table:table-cell>
              <table:table-cell office:value-type="float" office:value="47.72319">
                <text:p>47.7231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9.780289">
                <text:p>29.780289</text:p>
              </table:table-cell>
              <table:table-cell office:value-type="float" office:value="47.692291">
                <text:p>47.6922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9.926331">
                <text:p>29.926331</text:p>
              </table:table-cell>
              <table:table-cell office:value-type="float" office:value="47.658089">
                <text:p>47.6580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0.072372">
                <text:p>30.072372</text:p>
              </table:table-cell>
              <table:table-cell office:value-type="float" office:value="47.623886">
                <text:p>47.62388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0.218414">
                <text:p>30.218414</text:p>
              </table:table-cell>
              <table:table-cell office:value-type="float" office:value="47.589684">
                <text:p>47.58968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0.36446">
                <text:p>30.36446</text:p>
              </table:table-cell>
              <table:table-cell office:value-type="float" office:value="47.555481">
                <text:p>47.55548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0.510502">
                <text:p>30.510502</text:p>
              </table:table-cell>
              <table:table-cell office:value-type="float" office:value="47.521271">
                <text:p>47.52127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0.655712">
                <text:p>30.655712</text:p>
              </table:table-cell>
              <table:table-cell office:value-type="float" office:value="47.483681">
                <text:p>47.48368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0.800922">
                <text:p>30.800922</text:p>
              </table:table-cell>
              <table:table-cell office:value-type="float" office:value="47.446091">
                <text:p>47.4460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0.946133">
                <text:p>30.946133</text:p>
              </table:table-cell>
              <table:table-cell office:value-type="float" office:value="47.408508">
                <text:p>47.4085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1.091339">
                <text:p>31.091339</text:p>
              </table:table-cell>
              <table:table-cell office:value-type="float" office:value="47.370918">
                <text:p>47.37091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1.236549">
                <text:p>31.236549</text:p>
              </table:table-cell>
              <table:table-cell office:value-type="float" office:value="47.333336">
                <text:p>47.3333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1.380817">
                <text:p>31.380817</text:p>
              </table:table-cell>
              <table:table-cell office:value-type="float" office:value="47.292282">
                <text:p>47.29228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1.525085">
                <text:p>31.525085</text:p>
              </table:table-cell>
              <table:table-cell office:value-type="float" office:value="47.251228">
                <text:p>47.25122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1.669353">
                <text:p>31.669353</text:p>
              </table:table-cell>
              <table:table-cell office:value-type="float" office:value="47.210182">
                <text:p>47.21018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1.813622">
                <text:p>31.813622</text:p>
              </table:table-cell>
              <table:table-cell office:value-type="float" office:value="47.169128">
                <text:p>47.16912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1.95789">
                <text:p>31.95789</text:p>
              </table:table-cell>
              <table:table-cell office:value-type="float" office:value="47.128082">
                <text:p>47.1280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2.101097">
                <text:p>32.101097</text:p>
              </table:table-cell>
              <table:table-cell office:value-type="float" office:value="47.083481">
                <text:p>47.08348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2.244305">
                <text:p>32.244305</text:p>
              </table:table-cell>
              <table:table-cell office:value-type="float" office:value="47.038879">
                <text:p>47.03887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2.387512">
                <text:p>32.387512</text:p>
              </table:table-cell>
              <table:table-cell office:value-type="float" office:value="46.994278">
                <text:p>46.99427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2.53072">
                <text:p>32.53072</text:p>
              </table:table-cell>
              <table:table-cell office:value-type="float" office:value="46.949677">
                <text:p>46.94967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2.673927">
                <text:p>32.673927</text:p>
              </table:table-cell>
              <table:table-cell office:value-type="float" office:value="46.905067">
                <text:p>46.90506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2.815952">
                <text:p>32.815952</text:p>
              </table:table-cell>
              <table:table-cell office:value-type="float" office:value="46.856819">
                <text:p>46.85681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2.957977">
                <text:p>32.957977</text:p>
              </table:table-cell>
              <table:table-cell office:value-type="float" office:value="46.808578">
                <text:p>46.8085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3.099998">
                <text:p>33.099998</text:p>
              </table:table-cell>
              <table:table-cell office:value-type="float" office:value="46.76033">
                <text:p>46.7603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3.24202">
                <text:p>33.24202</text:p>
              </table:table-cell>
              <table:table-cell office:value-type="float" office:value="46.71209">
                <text:p>46.712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3.384045">
                <text:p>33.384045</text:p>
              </table:table-cell>
              <table:table-cell office:value-type="float" office:value="46.663841">
                <text:p>46.66384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3.524742">
                <text:p>33.524742</text:p>
              </table:table-cell>
              <table:table-cell office:value-type="float" office:value="46.611862">
                <text:p>46.61186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3.66544">
                <text:p>33.66544</text:p>
              </table:table-cell>
              <table:table-cell office:value-type="float" office:value="46.559875">
                <text:p>46.5598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3.806137">
                <text:p>33.806137</text:p>
              </table:table-cell>
              <table:table-cell office:value-type="float" office:value="46.507896">
                <text:p>46.50789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3.946838">
                <text:p>33.946838</text:p>
              </table:table-cell>
              <table:table-cell office:value-type="float" office:value="46.455917">
                <text:p>46.4559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4.087536">
                <text:p>34.087536</text:p>
              </table:table-cell>
              <table:table-cell office:value-type="float" office:value="46.403931">
                <text:p>46.40393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4.226757">
                <text:p>34.226757</text:p>
              </table:table-cell>
              <table:table-cell office:value-type="float" office:value="46.348114">
                <text:p>46.3481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4.365978">
                <text:p>34.365978</text:p>
              </table:table-cell>
              <table:table-cell office:value-type="float" office:value="46.292297">
                <text:p>46.29229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4.505199">
                <text:p>34.505199</text:p>
              </table:table-cell>
              <table:table-cell office:value-type="float" office:value="46.236473">
                <text:p>46.23647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4.644424">
                <text:p>34.644424</text:p>
              </table:table-cell>
              <table:table-cell office:value-type="float" office:value="46.180656">
                <text:p>46.1806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4.783649">
                <text:p>34.783649</text:p>
              </table:table-cell>
              <table:table-cell office:value-type="float" office:value="46.124832">
                <text:p>46.1248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4.92123">
                <text:p>34.92123</text:p>
              </table:table-cell>
              <table:table-cell office:value-type="float" office:value="46.065079">
                <text:p>46.0650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5.058811">
                <text:p>35.058811</text:p>
              </table:table-cell>
              <table:table-cell office:value-type="float" office:value="46.005318">
                <text:p>46.00531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5.196392">
                <text:p>35.196392</text:p>
              </table:table-cell>
              <table:table-cell office:value-type="float" office:value="45.945557">
                <text:p>45.94555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5.333977">
                <text:p>35.333977</text:p>
              </table:table-cell>
              <table:table-cell office:value-type="float" office:value="45.885796">
                <text:p>45.88579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5.471561">
                <text:p>35.471561</text:p>
              </table:table-cell>
              <table:table-cell office:value-type="float" office:value="45.826042">
                <text:p>45.8260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5.607319">
                <text:p>35.607319</text:p>
              </table:table-cell>
              <table:table-cell office:value-type="float" office:value="45.762245">
                <text:p>45.76224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5.743076">
                <text:p>35.743076</text:p>
              </table:table-cell>
              <table:table-cell office:value-type="float" office:value="45.698448">
                <text:p>45.69844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5.878834">
                <text:p>35.878834</text:p>
              </table:table-cell>
              <table:table-cell office:value-type="float" office:value="45.634651">
                <text:p>45.6346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6.014591">
                <text:p>36.014591</text:p>
              </table:table-cell>
              <table:table-cell office:value-type="float" office:value="45.570854">
                <text:p>45.57085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6.148674">
                <text:p>36.148674</text:p>
              </table:table-cell>
              <table:table-cell office:value-type="float" office:value="45.503624">
                <text:p>45.5036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6.282757">
                <text:p>36.282757</text:p>
              </table:table-cell>
              <table:table-cell office:value-type="float" office:value="45.436394">
                <text:p>45.43639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6.41684">
                <text:p>36.41684</text:p>
              </table:table-cell>
              <table:table-cell office:value-type="float" office:value="45.369164">
                <text:p>45.3691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6.550922">
                <text:p>36.550922</text:p>
              </table:table-cell>
              <table:table-cell office:value-type="float" office:value="45.301933">
                <text:p>45.3019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6.685005">
                <text:p>36.685005</text:p>
              </table:table-cell>
              <table:table-cell office:value-type="float" office:value="45.234703">
                <text:p>45.2347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6.816952">
                <text:p>36.816952</text:p>
              </table:table-cell>
              <table:table-cell office:value-type="float" office:value="45.163383">
                <text:p>45.16338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6.948898">
                <text:p>36.948898</text:p>
              </table:table-cell>
              <table:table-cell office:value-type="float" office:value="45.092064">
                <text:p>45.09206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7.080845">
                <text:p>37.080845</text:p>
              </table:table-cell>
              <table:table-cell office:value-type="float" office:value="45.020744">
                <text:p>45.0207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7.212791">
                <text:p>37.212791</text:p>
              </table:table-cell>
              <table:table-cell office:value-type="float" office:value="44.949425">
                <text:p>44.9494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7.344742">
                <text:p>37.344742</text:p>
              </table:table-cell>
              <table:table-cell office:value-type="float" office:value="44.878098">
                <text:p>44.8780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7.474277">
                <text:p>37.474277</text:p>
              </table:table-cell>
              <table:table-cell office:value-type="float" office:value="44.80249">
                <text:p>44.802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7.603813">
                <text:p>37.603813</text:p>
              </table:table-cell>
              <table:table-cell office:value-type="float" office:value="44.726875">
                <text:p>44.7268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7.733349">
                <text:p>37.733349</text:p>
              </table:table-cell>
              <table:table-cell office:value-type="float" office:value="44.65126">
                <text:p>44.6512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7.862888">
                <text:p>37.862888</text:p>
              </table:table-cell>
              <table:table-cell office:value-type="float" office:value="44.575645">
                <text:p>44.5756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7.992428">
                <text:p>37.992428</text:p>
              </table:table-cell>
              <table:table-cell office:value-type="float" office:value="44.500038">
                <text:p>44.50003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8.119305">
                <text:p>38.119305</text:p>
              </table:table-cell>
              <table:table-cell office:value-type="float" office:value="44.420036">
                <text:p>44.42003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8.246181">
                <text:p>38.246181</text:p>
              </table:table-cell>
              <table:table-cell office:value-type="float" office:value="44.340034">
                <text:p>44.3400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8.373058">
                <text:p>38.373058</text:p>
              </table:table-cell>
              <table:table-cell office:value-type="float" office:value="44.260033">
                <text:p>44.26003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8.499935">
                <text:p>38.499935</text:p>
              </table:table-cell>
              <table:table-cell office:value-type="float" office:value="44.180031">
                <text:p>44.18003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8.626816">
                <text:p>38.626816</text:p>
              </table:table-cell>
              <table:table-cell office:value-type="float" office:value="44.100029">
                <text:p>44.10002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8.750767">
                <text:p>38.750767</text:p>
              </table:table-cell>
              <table:table-cell office:value-type="float" office:value="44.015564">
                <text:p>44.0155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8.874718">
                <text:p>38.874718</text:p>
              </table:table-cell>
              <table:table-cell office:value-type="float" office:value="43.931099">
                <text:p>43.93109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8.998672">
                <text:p>38.998672</text:p>
              </table:table-cell>
              <table:table-cell office:value-type="float" office:value="43.846626">
                <text:p>43.84662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9.122623">
                <text:p>39.122623</text:p>
              </table:table-cell>
              <table:table-cell office:value-type="float" office:value="43.762161">
                <text:p>43.7621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9.246586">
                <text:p>39.246586</text:p>
              </table:table-cell>
              <table:table-cell office:value-type="float" office:value="43.677689">
                <text:p>43.6776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9.367329">
                <text:p>39.367329</text:p>
              </table:table-cell>
              <table:table-cell office:value-type="float" office:value="43.588692">
                <text:p>43.5886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9.488079">
                <text:p>39.488079</text:p>
              </table:table-cell>
              <table:table-cell office:value-type="float" office:value="43.499695">
                <text:p>43.49969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9.608829">
                <text:p>39.608829</text:p>
              </table:table-cell>
              <table:table-cell office:value-type="float" office:value="43.410698">
                <text:p>43.41069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9.72958">
                <text:p>39.72958</text:p>
              </table:table-cell>
              <table:table-cell office:value-type="float" office:value="43.321701">
                <text:p>43.32170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9.847462">
                <text:p>39.847462</text:p>
              </table:table-cell>
              <table:table-cell office:value-type="float" office:value="43.228966">
                <text:p>43.22896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9.965343">
                <text:p>39.965343</text:p>
              </table:table-cell>
              <table:table-cell office:value-type="float" office:value="43.13623">
                <text:p>43.1362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0.083233">
                <text:p>40.083233</text:p>
              </table:table-cell>
              <table:table-cell office:value-type="float" office:value="43.043495">
                <text:p>43.04349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0.201115">
                <text:p>40.201115</text:p>
              </table:table-cell>
              <table:table-cell office:value-type="float" office:value="42.95076">
                <text:p>42.9507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0.319004">
                <text:p>40.319004</text:p>
              </table:table-cell>
              <table:table-cell office:value-type="float" office:value="42.858017">
                <text:p>42.8580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0.433239">
                <text:p>40.433239</text:p>
              </table:table-cell>
              <table:table-cell office:value-type="float" office:value="42.760818">
                <text:p>42.7608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0.547474">
                <text:p>40.547474</text:p>
              </table:table-cell>
              <table:table-cell office:value-type="float" office:value="42.66362">
                <text:p>42.663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0.661709">
                <text:p>40.661709</text:p>
              </table:table-cell>
              <table:table-cell office:value-type="float" office:value="42.566422">
                <text:p>42.56642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0.775944">
                <text:p>40.775944</text:p>
              </table:table-cell>
              <table:table-cell office:value-type="float" office:value="42.469223">
                <text:p>42.46922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0.890179">
                <text:p>40.890179</text:p>
              </table:table-cell>
              <table:table-cell office:value-type="float" office:value="42.372025">
                <text:p>42.3720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1.000378">
                <text:p>41.000378</text:p>
              </table:table-cell>
              <table:table-cell office:value-type="float" office:value="42.270264">
                <text:p>42.27026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1.110569">
                <text:p>41.110569</text:p>
              </table:table-cell>
              <table:table-cell office:value-type="float" office:value="42.168503">
                <text:p>42.16850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1.220768">
                <text:p>41.220768</text:p>
              </table:table-cell>
              <table:table-cell office:value-type="float" office:value="42.066742">
                <text:p>42.06674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1.330967">
                <text:p>41.330967</text:p>
              </table:table-cell>
              <table:table-cell office:value-type="float" office:value="41.964981">
                <text:p>41.96498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1.437565">
                <text:p>41.437565</text:p>
              </table:table-cell>
              <table:table-cell office:value-type="float" office:value="41.859482">
                <text:p>41.85948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1.544163">
                <text:p>41.544163</text:p>
              </table:table-cell>
              <table:table-cell office:value-type="float" office:value="41.753983">
                <text:p>41.75398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1.650768">
                <text:p>41.650768</text:p>
              </table:table-cell>
              <table:table-cell office:value-type="float" office:value="41.648483">
                <text:p>41.6484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1.757374">
                <text:p>41.757374</text:p>
              </table:table-cell>
              <table:table-cell office:value-type="float" office:value="41.542976">
                <text:p>41.54297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1.863979">
                <text:p>41.863979</text:p>
              </table:table-cell>
              <table:table-cell office:value-type="float" office:value="41.437469">
                <text:p>41.4374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1.966198">
                <text:p>41.966198</text:p>
              </table:table-cell>
              <table:table-cell office:value-type="float" office:value="41.327721">
                <text:p>41.3277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2.068417">
                <text:p>42.068417</text:p>
              </table:table-cell>
              <table:table-cell office:value-type="float" office:value="41.217972">
                <text:p>41.21797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2.170635">
                <text:p>42.170635</text:p>
              </table:table-cell>
              <table:table-cell office:value-type="float" office:value="41.108215">
                <text:p>41.10821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2.272854">
                <text:p>42.272854</text:p>
              </table:table-cell>
              <table:table-cell office:value-type="float" office:value="40.998459">
                <text:p>40.99845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2.37508">
                <text:p>42.37508</text:p>
              </table:table-cell>
              <table:table-cell office:value-type="float" office:value="40.888702">
                <text:p>40.8887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2.472706">
                <text:p>42.472706</text:p>
              </table:table-cell>
              <table:table-cell office:value-type="float" office:value="40.774834">
                <text:p>40.77483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2.570332">
                <text:p>42.570332</text:p>
              </table:table-cell>
              <table:table-cell office:value-type="float" office:value="40.660965">
                <text:p>40.6609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2.66795">
                <text:p>42.66795</text:p>
              </table:table-cell>
              <table:table-cell office:value-type="float" office:value="40.547096">
                <text:p>40.5470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2.765575">
                <text:p>42.765575</text:p>
              </table:table-cell>
              <table:table-cell office:value-type="float" office:value="40.43322">
                <text:p>40.4332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2.863201">
                <text:p>42.863201</text:p>
              </table:table-cell>
              <table:table-cell office:value-type="float" office:value="40.319344">
                <text:p>40.31934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2.956158">
                <text:p>42.956158</text:p>
              </table:table-cell>
              <table:table-cell office:value-type="float" office:value="40.201622">
                <text:p>40.20162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3.049114">
                <text:p>43.049114</text:p>
              </table:table-cell>
              <table:table-cell office:value-type="float" office:value="40.083908">
                <text:p>40.08390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3.142071">
                <text:p>43.142071</text:p>
              </table:table-cell>
              <table:table-cell office:value-type="float" office:value="39.966187">
                <text:p>39.96618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3.235035">
                <text:p>43.235035</text:p>
              </table:table-cell>
              <table:table-cell office:value-type="float" office:value="39.848465">
                <text:p>39.84846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3.324131">
                <text:p>43.324131</text:p>
              </table:table-cell>
              <table:table-cell office:value-type="float" office:value="39.727814">
                <text:p>39.72781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3.413227">
                <text:p>43.413227</text:p>
              </table:table-cell>
              <table:table-cell office:value-type="float" office:value="39.607155">
                <text:p>39.6071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3.502323">
                <text:p>43.502323</text:p>
              </table:table-cell>
              <table:table-cell office:value-type="float" office:value="39.486496">
                <text:p>39.48649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3.591419">
                <text:p>43.591419</text:p>
              </table:table-cell>
              <table:table-cell office:value-type="float" office:value="39.365837">
                <text:p>39.36583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3.680515">
                <text:p>43.680515</text:p>
              </table:table-cell>
              <table:table-cell office:value-type="float" office:value="39.245186">
                <text:p>39.24518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3.765049">
                <text:p>43.765049</text:p>
              </table:table-cell>
              <table:table-cell office:value-type="float" office:value="39.121292">
                <text:p>39.12129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3.849583">
                <text:p>43.849583</text:p>
              </table:table-cell>
              <table:table-cell office:value-type="float" office:value="38.997398">
                <text:p>38.99739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3.934116">
                <text:p>43.934116</text:p>
              </table:table-cell>
              <table:table-cell office:value-type="float" office:value="38.873505">
                <text:p>38.8735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4.01865">
                <text:p>44.01865</text:p>
              </table:table-cell>
              <table:table-cell office:value-type="float" office:value="38.749611">
                <text:p>38.74961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4.103176">
                <text:p>44.103176</text:p>
              </table:table-cell>
              <table:table-cell office:value-type="float" office:value="38.62571">
                <text:p>38.6257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4.183033">
                <text:p>44.183033</text:p>
              </table:table-cell>
              <table:table-cell office:value-type="float" office:value="38.498749">
                <text:p>38.49874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4.26289">
                <text:p>44.26289</text:p>
              </table:table-cell>
              <table:table-cell office:value-type="float" office:value="38.37178">
                <text:p>38.3717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4.342747">
                <text:p>44.342747</text:p>
              </table:table-cell>
              <table:table-cell office:value-type="float" office:value="38.244812">
                <text:p>38.2448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4.422604">
                <text:p>44.422604</text:p>
              </table:table-cell>
              <table:table-cell office:value-type="float" office:value="38.117844">
                <text:p>38.11784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4.502468">
                <text:p>44.502468</text:p>
              </table:table-cell>
              <table:table-cell office:value-type="float" office:value="37.990868">
                <text:p>37.9908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4.577656">
                <text:p>44.577656</text:p>
              </table:table-cell>
              <table:table-cell office:value-type="float" office:value="37.861076">
                <text:p>37.86107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4.652843">
                <text:p>44.652843</text:p>
              </table:table-cell>
              <table:table-cell office:value-type="float" office:value="37.731277">
                <text:p>37.73127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4.728031">
                <text:p>44.728031</text:p>
              </table:table-cell>
              <table:table-cell office:value-type="float" office:value="37.601486">
                <text:p>37.60148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4.803219">
                <text:p>44.803219</text:p>
              </table:table-cell>
              <table:table-cell office:value-type="float" office:value="37.471687">
                <text:p>37.47168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4.874569">
                <text:p>44.874569</text:p>
              </table:table-cell>
              <table:table-cell office:value-type="float" office:value="37.33976">
                <text:p>37.339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4.945919">
                <text:p>44.945919</text:p>
              </table:table-cell>
              <table:table-cell office:value-type="float" office:value="37.207832">
                <text:p>37.2078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5.017269">
                <text:p>45.017269</text:p>
              </table:table-cell>
              <table:table-cell office:value-type="float" office:value="37.075897">
                <text:p>37.07589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5.088619">
                <text:p>45.088619</text:p>
              </table:table-cell>
              <table:table-cell office:value-type="float" office:value="36.94397">
                <text:p>36.9439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5.159969">
                <text:p>45.159969</text:p>
              </table:table-cell>
              <table:table-cell office:value-type="float" office:value="36.812035">
                <text:p>36.81203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5.226849">
                <text:p>45.226849</text:p>
              </table:table-cell>
              <table:table-cell office:value-type="float" office:value="36.677788">
                <text:p>36.67778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5.293736">
                <text:p>45.293736</text:p>
              </table:table-cell>
              <table:table-cell office:value-type="float" office:value="36.543541">
                <text:p>36.54354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5.360622">
                <text:p>45.360622</text:p>
              </table:table-cell>
              <table:table-cell office:value-type="float" office:value="36.409294">
                <text:p>36.40929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5.427502">
                <text:p>45.427502</text:p>
              </table:table-cell>
              <table:table-cell office:value-type="float" office:value="36.275047">
                <text:p>36.27504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5.494389">
                <text:p>45.494389</text:p>
              </table:table-cell>
              <table:table-cell office:value-type="float" office:value="36.140793">
                <text:p>36.14079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5.556728">
                <text:p>45.556728</text:p>
              </table:table-cell>
              <table:table-cell office:value-type="float" office:value="36.004379">
                <text:p>36.00437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5.619076">
                <text:p>45.619076</text:p>
              </table:table-cell>
              <table:table-cell office:value-type="float" office:value="35.867958">
                <text:p>35.86795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5.681423">
                <text:p>45.681423</text:p>
              </table:table-cell>
              <table:table-cell office:value-type="float" office:value="35.731537">
                <text:p>35.73153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5.743763">
                <text:p>45.743763</text:p>
              </table:table-cell>
              <table:table-cell office:value-type="float" office:value="35.595116">
                <text:p>35.5951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5.80611">
                <text:p>45.80611</text:p>
              </table:table-cell>
              <table:table-cell office:value-type="float" office:value="35.458694">
                <text:p>35.45869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5.863949">
                <text:p>45.863949</text:p>
              </table:table-cell>
              <table:table-cell office:value-type="float" office:value="35.320305">
                <text:p>35.3203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5.921787">
                <text:p>45.921787</text:p>
              </table:table-cell>
              <table:table-cell office:value-type="float" office:value="35.181908">
                <text:p>35.18190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5.979626">
                <text:p>45.979626</text:p>
              </table:table-cell>
              <table:table-cell office:value-type="float" office:value="35.043518">
                <text:p>35.04351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6.037464">
                <text:p>46.037464</text:p>
              </table:table-cell>
              <table:table-cell office:value-type="float" office:value="34.905121">
                <text:p>34.90512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6.095303">
                <text:p>46.095303</text:p>
              </table:table-cell>
              <table:table-cell office:value-type="float" office:value="34.766724">
                <text:p>34.7667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6.148685">
                <text:p>46.148685</text:p>
              </table:table-cell>
              <table:table-cell office:value-type="float" office:value="34.626549">
                <text:p>34.62654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6.202068">
                <text:p>46.202068</text:p>
              </table:table-cell>
              <table:table-cell office:value-type="float" office:value="34.486374">
                <text:p>34.48637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6.255451">
                <text:p>46.255451</text:p>
              </table:table-cell>
              <table:table-cell office:value-type="float" office:value="34.346199">
                <text:p>34.34619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6.308834">
                <text:p>46.308834</text:p>
              </table:table-cell>
              <table:table-cell office:value-type="float" office:value="34.206017">
                <text:p>34.20601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6.362225">
                <text:p>46.362225</text:p>
              </table:table-cell>
              <table:table-cell office:value-type="float" office:value="34.065842">
                <text:p>34.06584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6.411205">
                <text:p>46.411205</text:p>
              </table:table-cell>
              <table:table-cell office:value-type="float" office:value="33.924065">
                <text:p>33.92406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6.460186">
                <text:p>46.460186</text:p>
              </table:table-cell>
              <table:table-cell office:value-type="float" office:value="33.782288">
                <text:p>33.78228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6.509174">
                <text:p>46.509174</text:p>
              </table:table-cell>
              <table:table-cell office:value-type="float" office:value="33.640511">
                <text:p>33.64051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6.558155">
                <text:p>46.558155</text:p>
              </table:table-cell>
              <table:table-cell office:value-type="float" office:value="33.498734">
                <text:p>33.49873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6.607143">
                <text:p>46.607143</text:p>
              </table:table-cell>
              <table:table-cell office:value-type="float" office:value="33.356956">
                <text:p>33.35695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6.651783">
                <text:p>46.651783</text:p>
              </table:table-cell>
              <table:table-cell office:value-type="float" office:value="33.213753">
                <text:p>33.21375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6.696415">
                <text:p>46.696415</text:p>
              </table:table-cell>
              <table:table-cell office:value-type="float" office:value="33.070549">
                <text:p>33.07054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6.741055">
                <text:p>46.741055</text:p>
              </table:table-cell>
              <table:table-cell office:value-type="float" office:value="32.927345">
                <text:p>32.92734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6.785694">
                <text:p>46.785694</text:p>
              </table:table-cell>
              <table:table-cell office:value-type="float" office:value="32.784142">
                <text:p>32.78414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6.830326">
                <text:p>46.830326</text:p>
              </table:table-cell>
              <table:table-cell office:value-type="float" office:value="32.64093">
                <text:p>32.6409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6.87067">
                <text:p>46.87067</text:p>
              </table:table-cell>
              <table:table-cell office:value-type="float" office:value="32.496452">
                <text:p>32.49645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6.911015">
                <text:p>46.911015</text:p>
              </table:table-cell>
              <table:table-cell office:value-type="float" office:value="32.351982">
                <text:p>32.35198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6.951359">
                <text:p>46.951359</text:p>
              </table:table-cell>
              <table:table-cell office:value-type="float" office:value="32.207504">
                <text:p>32.20750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6.991703">
                <text:p>46.991703</text:p>
              </table:table-cell>
              <table:table-cell office:value-type="float" office:value="32.063026">
                <text:p>32.06302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7.028522">
                <text:p>47.028522</text:p>
              </table:table-cell>
              <table:table-cell office:value-type="float" office:value="31.917627">
                <text:p>31.91762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7.06535">
                <text:p>47.06535</text:p>
              </table:table-cell>
              <table:table-cell office:value-type="float" office:value="31.772226">
                <text:p>31.77222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7.102169">
                <text:p>47.102169</text:p>
              </table:table-cell>
              <table:table-cell office:value-type="float" office:value="31.626822">
                <text:p>31.62682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7.138996">
                <text:p>47.138996</text:p>
              </table:table-cell>
              <table:table-cell office:value-type="float" office:value="31.481417">
                <text:p>31.48141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7.175816">
                <text:p>47.175816</text:p>
              </table:table-cell>
              <table:table-cell office:value-type="float" office:value="31.336012">
                <text:p>31.3360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7.208546">
                <text:p>47.208546</text:p>
              </table:table-cell>
              <table:table-cell office:value-type="float" office:value="31.189638">
                <text:p>31.18963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7.241276">
                <text:p>47.241276</text:p>
              </table:table-cell>
              <table:table-cell office:value-type="float" office:value="31.043264">
                <text:p>31.04326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7.274014">
                <text:p>47.274014</text:p>
              </table:table-cell>
              <table:table-cell office:value-type="float" office:value="30.896887">
                <text:p>30.89688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7.306744">
                <text:p>47.306744</text:p>
              </table:table-cell>
              <table:table-cell office:value-type="float" office:value="30.750509">
                <text:p>30.7505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7.339481">
                <text:p>47.339481</text:p>
              </table:table-cell>
              <table:table-cell office:value-type="float" office:value="30.604132">
                <text:p>30.60413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7.368069">
                <text:p>47.368069</text:p>
              </table:table-cell>
              <table:table-cell office:value-type="float" office:value="30.456892">
                <text:p>30.45689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7.396656">
                <text:p>47.396656</text:p>
              </table:table-cell>
              <table:table-cell office:value-type="float" office:value="30.309652">
                <text:p>30.30965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7.425243">
                <text:p>47.425243</text:p>
              </table:table-cell>
              <table:table-cell office:value-type="float" office:value="30.162413">
                <text:p>30.16241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7.453823">
                <text:p>47.453823</text:p>
              </table:table-cell>
              <table:table-cell office:value-type="float" office:value="30.015169">
                <text:p>30.01516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7.48241">
                <text:p>47.48241</text:p>
              </table:table-cell>
              <table:table-cell office:value-type="float" office:value="29.867926">
                <text:p>29.86792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7.50687">
                <text:p>47.50687</text:p>
              </table:table-cell>
              <table:table-cell office:value-type="float" office:value="29.719942">
                <text:p>29.71994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7.53133">
                <text:p>47.53133</text:p>
              </table:table-cell>
              <table:table-cell office:value-type="float" office:value="29.571959">
                <text:p>29.57195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7.55579">
                <text:p>47.55579</text:p>
              </table:table-cell>
              <table:table-cell office:value-type="float" office:value="29.423975">
                <text:p>29.4239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7.58025">
                <text:p>47.58025</text:p>
              </table:table-cell>
              <table:table-cell office:value-type="float" office:value="29.275988">
                <text:p>29.27598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7.60471">
                <text:p>47.60471</text:p>
              </table:table-cell>
              <table:table-cell office:value-type="float" office:value="29.128">
                <text:p>29.12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7.625072">
                <text:p>47.625072</text:p>
              </table:table-cell>
              <table:table-cell office:value-type="float" office:value="28.979399">
                <text:p>28.97939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7.645435">
                <text:p>47.645435</text:p>
              </table:table-cell>
              <table:table-cell office:value-type="float" office:value="28.830797">
                <text:p>28.8307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7.665806">
                <text:p>47.665806</text:p>
              </table:table-cell>
              <table:table-cell office:value-type="float" office:value="28.682196">
                <text:p>28.68219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7.686169">
                <text:p>47.686169</text:p>
              </table:table-cell>
              <table:table-cell office:value-type="float" office:value="28.53359">
                <text:p>28.5335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7.706539">
                <text:p>47.706539</text:p>
              </table:table-cell>
              <table:table-cell office:value-type="float" office:value="28.384985">
                <text:p>28.38498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7.722843">
                <text:p>47.722843</text:p>
              </table:table-cell>
              <table:table-cell office:value-type="float" office:value="28.235884">
                <text:p>28.23588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7.739147">
                <text:p>47.739147</text:p>
              </table:table-cell>
              <table:table-cell office:value-type="float" office:value="28.086779">
                <text:p>28.08677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7.755451">
                <text:p>47.755451</text:p>
              </table:table-cell>
              <table:table-cell office:value-type="float" office:value="27.937674">
                <text:p>27.93767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7.771755">
                <text:p>47.771755</text:p>
              </table:table-cell>
              <table:table-cell office:value-type="float" office:value="27.788568">
                <text:p>27.78856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7.788059">
                <text:p>47.788059</text:p>
              </table:table-cell>
              <table:table-cell office:value-type="float" office:value="27.63946">
                <text:p>27.6394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7.80032">
                <text:p>47.80032</text:p>
              </table:table-cell>
              <table:table-cell office:value-type="float" office:value="27.489969">
                <text:p>27.48996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7.81258">
                <text:p>47.81258</text:p>
              </table:table-cell>
              <table:table-cell office:value-type="float" office:value="27.340479">
                <text:p>27.34047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7.824841">
                <text:p>47.824841</text:p>
              </table:table-cell>
              <table:table-cell office:value-type="float" office:value="27.190989">
                <text:p>27.19098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7.837101">
                <text:p>47.837101</text:p>
              </table:table-cell>
              <table:table-cell office:value-type="float" office:value="27.041498">
                <text:p>27.04149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7.849361">
                <text:p>47.849361</text:p>
              </table:table-cell>
              <table:table-cell office:value-type="float" office:value="26.892004">
                <text:p>26.89200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7.857601">
                <text:p>47.857601</text:p>
              </table:table-cell>
              <table:table-cell office:value-type="float" office:value="26.742239">
                <text:p>26.74223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7.865841">
                <text:p>47.865841</text:p>
              </table:table-cell>
              <table:table-cell office:value-type="float" office:value="26.592474">
                <text:p>26.5924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7.874081">
                <text:p>47.874081</text:p>
              </table:table-cell>
              <table:table-cell office:value-type="float" office:value="26.442705">
                <text:p>26.44270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7.88232">
                <text:p>47.88232</text:p>
              </table:table-cell>
              <table:table-cell office:value-type="float" office:value="26.292936">
                <text:p>26.29293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7.89056">
                <text:p>47.89056</text:p>
              </table:table-cell>
              <table:table-cell office:value-type="float" office:value="26.143164">
                <text:p>26.1431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7.894794">
                <text:p>47.894794</text:p>
              </table:table-cell>
              <table:table-cell office:value-type="float" office:value="25.993231">
                <text:p>25.99323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7.899021">
                <text:p>47.899021</text:p>
              </table:table-cell>
              <table:table-cell office:value-type="float" office:value="25.843298">
                <text:p>25.84329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7.903255">
                <text:p>47.903255</text:p>
              </table:table-cell>
              <table:table-cell office:value-type="float" office:value="25.693365">
                <text:p>25.6933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7.907482">
                <text:p>47.907482</text:p>
              </table:table-cell>
              <table:table-cell office:value-type="float" office:value="25.543428">
                <text:p>25.54342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7.911716">
                <text:p>47.911716</text:p>
              </table:table-cell>
              <table:table-cell office:value-type="float" office:value="25.393492">
                <text:p>25.39349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7.911945">
                <text:p>47.911945</text:p>
              </table:table-cell>
              <table:table-cell office:value-type="float" office:value="25.243498">
                <text:p>25.24349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7.912174">
                <text:p>47.912174</text:p>
              </table:table-cell>
              <table:table-cell office:value-type="float" office:value="25.093504">
                <text:p>25.09350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7.912403">
                <text:p>47.912403</text:p>
              </table:table-cell>
              <table:table-cell office:value-type="float" office:value="24.94351">
                <text:p>24.9435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7.912632">
                <text:p>47.912632</text:p>
              </table:table-cell>
              <table:table-cell office:value-type="float" office:value="24.793512">
                <text:p>24.79351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7.912861">
                <text:p>47.912861</text:p>
              </table:table-cell>
              <table:table-cell office:value-type="float" office:value="24.643515">
                <text:p>24.64351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7.909084">
                <text:p>47.909084</text:p>
              </table:table-cell>
              <table:table-cell office:value-type="float" office:value="24.49357">
                <text:p>24.4935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7.905308">
                <text:p>47.905308</text:p>
              </table:table-cell>
              <table:table-cell office:value-type="float" office:value="24.343626">
                <text:p>24.34362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7.901531">
                <text:p>47.901531</text:p>
              </table:table-cell>
              <table:table-cell office:value-type="float" office:value="24.193682">
                <text:p>24.19368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7.897755">
                <text:p>47.897755</text:p>
              </table:table-cell>
              <table:table-cell office:value-type="float" office:value="24.043734">
                <text:p>24.04373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7.893986">
                <text:p>47.893986</text:p>
              </table:table-cell>
              <table:table-cell office:value-type="float" office:value="23.893785">
                <text:p>23.89378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7.886204">
                <text:p>47.886204</text:p>
              </table:table-cell>
              <table:table-cell office:value-type="float" office:value="23.743998">
                <text:p>23.74399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.878422">
                <text:p>47.878422</text:p>
              </table:table-cell>
              <table:table-cell office:value-type="float" office:value="23.59421">
                <text:p>23.5942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7.87064">
                <text:p>47.87064</text:p>
              </table:table-cell>
              <table:table-cell office:value-type="float" office:value="23.444422">
                <text:p>23.44442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7.862858">
                <text:p>47.862858</text:p>
              </table:table-cell>
              <table:table-cell office:value-type="float" office:value="23.29463">
                <text:p>23.2946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7.855083">
                <text:p>47.855083</text:p>
              </table:table-cell>
              <table:table-cell office:value-type="float" office:value="23.144838">
                <text:p>23.14483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7.843288">
                <text:p>47.843288</text:p>
              </table:table-cell>
              <table:table-cell office:value-type="float" office:value="22.99531">
                <text:p>22.9953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7.831493">
                <text:p>47.831493</text:p>
              </table:table-cell>
              <table:table-cell office:value-type="float" office:value="22.845781">
                <text:p>22.84578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7.819698">
                <text:p>47.819698</text:p>
              </table:table-cell>
              <table:table-cell office:value-type="float" office:value="22.696253">
                <text:p>22.69625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7.807903">
                <text:p>47.807903</text:p>
              </table:table-cell>
              <table:table-cell office:value-type="float" office:value="22.546724">
                <text:p>22.5467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7.796108">
                <text:p>47.796108</text:p>
              </table:table-cell>
              <table:table-cell office:value-type="float" office:value="22.397192">
                <text:p>22.39719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7.780277">
                <text:p>47.780277</text:p>
              </table:table-cell>
              <table:table-cell office:value-type="float" office:value="22.248041">
                <text:p>22.24804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7.764454">
                <text:p>47.764454</text:p>
              </table:table-cell>
              <table:table-cell office:value-type="float" office:value="22.098886">
                <text:p>22.09888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7.748623">
                <text:p>47.748623</text:p>
              </table:table-cell>
              <table:table-cell office:value-type="float" office:value="21.949732">
                <text:p>21.94973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7.732792">
                <text:p>47.732792</text:p>
              </table:table-cell>
              <table:table-cell office:value-type="float" office:value="21.800577">
                <text:p>21.80057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7.716969">
                <text:p>47.716969</text:p>
              </table:table-cell>
              <table:table-cell office:value-type="float" office:value="21.651419">
                <text:p>21.65141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7.697086">
                <text:p>47.697086</text:p>
              </table:table-cell>
              <table:table-cell office:value-type="float" office:value="21.502752">
                <text:p>21.50275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7.677204">
                <text:p>47.677204</text:p>
              </table:table-cell>
              <table:table-cell office:value-type="float" office:value="21.354082">
                <text:p>21.35408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7.657322">
                <text:p>47.657322</text:p>
              </table:table-cell>
              <table:table-cell office:value-type="float" office:value="21.205412">
                <text:p>21.2054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7.63744">
                <text:p>47.63744</text:p>
              </table:table-cell>
              <table:table-cell office:value-type="float" office:value="21.056742">
                <text:p>21.05674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7.617558">
                <text:p>47.617558</text:p>
              </table:table-cell>
              <table:table-cell office:value-type="float" office:value="20.908072">
                <text:p>20.90807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7.593601">
                <text:p>47.593601</text:p>
              </table:table-cell>
              <table:table-cell office:value-type="float" office:value="20.760008">
                <text:p>20.7600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7.569645">
                <text:p>47.569645</text:p>
              </table:table-cell>
              <table:table-cell office:value-type="float" office:value="20.611944">
                <text:p>20.61194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7.545681">
                <text:p>47.545681</text:p>
              </table:table-cell>
              <table:table-cell office:value-type="float" office:value="20.463877">
                <text:p>20.46387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7.521725">
                <text:p>47.521725</text:p>
              </table:table-cell>
              <table:table-cell office:value-type="float" office:value="20.315809">
                <text:p>20.31580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7.497761">
                <text:p>47.497761</text:p>
              </table:table-cell>
              <table:table-cell office:value-type="float" office:value="20.167742">
                <text:p>20.16774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7.469692">
                <text:p>47.469692</text:p>
              </table:table-cell>
              <table:table-cell office:value-type="float" office:value="20.020403">
                <text:p>20.02040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7.441624">
                <text:p>47.441624</text:p>
              </table:table-cell>
              <table:table-cell office:value-type="float" office:value="19.87306">
                <text:p>19.8730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7.413555">
                <text:p>47.413555</text:p>
              </table:table-cell>
              <table:table-cell office:value-type="float" office:value="19.725718">
                <text:p>19.72571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7.385487">
                <text:p>47.385487</text:p>
              </table:table-cell>
              <table:table-cell office:value-type="float" office:value="19.578375">
                <text:p>19.5783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7.357418">
                <text:p>47.357418</text:p>
              </table:table-cell>
              <table:table-cell office:value-type="float" office:value="19.431028">
                <text:p>19.43102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7.325199">
                <text:p>47.325199</text:p>
              </table:table-cell>
              <table:table-cell office:value-type="float" office:value="19.28454">
                <text:p>19.2845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7.29298">
                <text:p>47.29298</text:p>
              </table:table-cell>
              <table:table-cell office:value-type="float" office:value="19.138048">
                <text:p>19.1380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7.260761">
                <text:p>47.260761</text:p>
              </table:table-cell>
              <table:table-cell office:value-type="float" office:value="18.991556">
                <text:p>18.99155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7.228542">
                <text:p>47.228542</text:p>
              </table:table-cell>
              <table:table-cell office:value-type="float" office:value="18.845064">
                <text:p>18.84506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7.196323">
                <text:p>47.196323</text:p>
              </table:table-cell>
              <table:table-cell office:value-type="float" office:value="18.698568">
                <text:p>18.69856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7.159924">
                <text:p>47.159924</text:p>
              </table:table-cell>
              <table:table-cell office:value-type="float" office:value="18.553064">
                <text:p>18.55306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7.123524">
                <text:p>47.123524</text:p>
              </table:table-cell>
              <table:table-cell office:value-type="float" office:value="18.407557">
                <text:p>18.40755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7.087116">
                <text:p>47.087116</text:p>
              </table:table-cell>
              <table:table-cell office:value-type="float" office:value="18.262049">
                <text:p>18.26204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7.050716">
                <text:p>47.050716</text:p>
              </table:table-cell>
              <table:table-cell office:value-type="float" office:value="18.116541">
                <text:p>18.11654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7.014309">
                <text:p>47.014309</text:p>
              </table:table-cell>
              <table:table-cell office:value-type="float" office:value="17.971029">
                <text:p>17.9710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6.973675">
                <text:p>46.973675</text:p>
              </table:table-cell>
              <table:table-cell office:value-type="float" office:value="17.826647">
                <text:p>17.82664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6.933041">
                <text:p>46.933041</text:p>
              </table:table-cell>
              <table:table-cell office:value-type="float" office:value="17.682264">
                <text:p>17.6822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6.892406">
                <text:p>46.892406</text:p>
              </table:table-cell>
              <table:table-cell office:value-type="float" office:value="17.537878">
                <text:p>17.53787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6.851772">
                <text:p>46.851772</text:p>
              </table:table-cell>
              <table:table-cell office:value-type="float" office:value="17.393492">
                <text:p>17.39349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6.811138">
                <text:p>46.811138</text:p>
              </table:table-cell>
              <table:table-cell office:value-type="float" office:value="17.249105">
                <text:p>17.24910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6.766224">
                <text:p>46.766224</text:p>
              </table:table-cell>
              <table:table-cell office:value-type="float" office:value="17.105997">
                <text:p>17.1059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6.72131">
                <text:p>46.72131</text:p>
              </table:table-cell>
              <table:table-cell office:value-type="float" office:value="16.962885">
                <text:p>16.96288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6.676388">
                <text:p>46.676388</text:p>
              </table:table-cell>
              <table:table-cell office:value-type="float" office:value="16.819773">
                <text:p>16.81977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6.631474">
                <text:p>46.631474</text:p>
              </table:table-cell>
              <table:table-cell office:value-type="float" office:value="16.676661">
                <text:p>16.67666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6.586552">
                <text:p>46.586552</text:p>
              </table:table-cell>
              <table:table-cell office:value-type="float" office:value="16.533545">
                <text:p>16.53354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6.537304">
                <text:p>46.537304</text:p>
              </table:table-cell>
              <table:table-cell office:value-type="float" office:value="16.391867">
                <text:p>16.39186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6.488056">
                <text:p>46.488056</text:p>
              </table:table-cell>
              <table:table-cell office:value-type="float" office:value="16.250185">
                <text:p>16.25018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6.438816">
                <text:p>46.438816</text:p>
              </table:table-cell>
              <table:table-cell office:value-type="float" office:value="16.108503">
                <text:p>16.10850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6.389568">
                <text:p>46.389568</text:p>
              </table:table-cell>
              <table:table-cell office:value-type="float" office:value="15.966822">
                <text:p>15.96682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6.340321">
                <text:p>46.340321</text:p>
              </table:table-cell>
              <table:table-cell office:value-type="float" office:value="15.82514">
                <text:p>15.825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6.286694">
                <text:p>46.286694</text:p>
              </table:table-cell>
              <table:table-cell office:value-type="float" office:value="15.685061">
                <text:p>15.68506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6.233059">
                <text:p>46.233059</text:p>
              </table:table-cell>
              <table:table-cell office:value-type="float" office:value="15.544981">
                <text:p>15.54498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6.179432">
                <text:p>46.179432</text:p>
              </table:table-cell>
              <table:table-cell office:value-type="float" office:value="15.404902">
                <text:p>15.40490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6.125797">
                <text:p>46.125797</text:p>
              </table:table-cell>
              <table:table-cell office:value-type="float" office:value="15.264818">
                <text:p>15.26481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6.072163">
                <text:p>46.072163</text:p>
              </table:table-cell>
              <table:table-cell office:value-type="float" office:value="15.124735">
                <text:p>15.12473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6.014095">
                <text:p>46.014095</text:p>
              </table:table-cell>
              <table:table-cell office:value-type="float" office:value="14.986433">
                <text:p>14.98643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5.956028">
                <text:p>45.956028</text:p>
              </table:table-cell>
              <table:table-cell office:value-type="float" office:value="14.848131">
                <text:p>14.84813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5.897968">
                <text:p>45.897968</text:p>
              </table:table-cell>
              <table:table-cell office:value-type="float" office:value="14.709826">
                <text:p>14.70982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5.839901">
                <text:p>45.839901</text:p>
              </table:table-cell>
              <table:table-cell office:value-type="float" office:value="14.57152">
                <text:p>14.5715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5.781834">
                <text:p>45.781834</text:p>
              </table:table-cell>
              <table:table-cell office:value-type="float" office:value="14.43321">
                <text:p>14.4332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5.719273">
                <text:p>45.719273</text:p>
              </table:table-cell>
              <table:table-cell office:value-type="float" office:value="14.296877">
                <text:p>14.29687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5.656712">
                <text:p>45.656712</text:p>
              </table:table-cell>
              <table:table-cell office:value-type="float" office:value="14.160543">
                <text:p>14.16054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5.594158">
                <text:p>45.594158</text:p>
              </table:table-cell>
              <table:table-cell office:value-type="float" office:value="14.02421">
                <text:p>14.0242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5.531597">
                <text:p>45.531597</text:p>
              </table:table-cell>
              <table:table-cell office:value-type="float" office:value="13.887877">
                <text:p>13.88787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5.46529">
                <text:p>45.46529</text:p>
              </table:table-cell>
              <table:table-cell office:value-type="float" office:value="13.75334">
                <text:p>13.7533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5.398975">
                <text:p>45.398975</text:p>
              </table:table-cell>
              <table:table-cell office:value-type="float" office:value="13.618803">
                <text:p>13.61880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5.332668">
                <text:p>45.332668</text:p>
              </table:table-cell>
              <table:table-cell office:value-type="float" office:value="13.484266">
                <text:p>13.48426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5.266354">
                <text:p>45.266354</text:p>
              </table:table-cell>
              <table:table-cell office:value-type="float" office:value="13.34973">
                <text:p>13.3497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5.200039">
                <text:p>45.200039</text:p>
              </table:table-cell>
              <table:table-cell office:value-type="float" office:value="13.215189">
                <text:p>13.21518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5.129284">
                <text:p>45.129284</text:p>
              </table:table-cell>
              <table:table-cell office:value-type="float" office:value="13.082937">
                <text:p>13.08293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5.058529">
                <text:p>45.058529</text:p>
              </table:table-cell>
              <table:table-cell office:value-type="float" office:value="12.950686">
                <text:p>12.95068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4.987774">
                <text:p>44.987774</text:p>
              </table:table-cell>
              <table:table-cell office:value-type="float" office:value="12.818434">
                <text:p>12.81843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4.917019">
                <text:p>44.917019</text:p>
              </table:table-cell>
              <table:table-cell office:value-type="float" office:value="12.686182">
                <text:p>12.68618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4.846264">
                <text:p>44.846264</text:p>
              </table:table-cell>
              <table:table-cell office:value-type="float" office:value="12.55393">
                <text:p>12.5539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4.770908">
                <text:p>44.770908</text:p>
              </table:table-cell>
              <table:table-cell office:value-type="float" office:value="12.424246">
                <text:p>12.42424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4.695553">
                <text:p>44.695553</text:p>
              </table:table-cell>
              <table:table-cell office:value-type="float" office:value="12.294558">
                <text:p>12.29455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4.620197">
                <text:p>44.620197</text:p>
              </table:table-cell>
              <table:table-cell office:value-type="float" office:value="12.164869">
                <text:p>12.16486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4.544842">
                <text:p>44.544842</text:p>
              </table:table-cell>
              <table:table-cell office:value-type="float" office:value="12.035181">
                <text:p>12.03518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4.469486">
                <text:p>44.469486</text:p>
              </table:table-cell>
              <table:table-cell office:value-type="float" office:value="11.905489">
                <text:p>11.90548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4.389484">
                <text:p>44.389484</text:p>
              </table:table-cell>
              <table:table-cell office:value-type="float" office:value="11.778616">
                <text:p>11.7786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4.309475">
                <text:p>44.309475</text:p>
              </table:table-cell>
              <table:table-cell office:value-type="float" office:value="11.651739">
                <text:p>11.65173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4.229465">
                <text:p>44.229465</text:p>
              </table:table-cell>
              <table:table-cell office:value-type="float" office:value="11.524862">
                <text:p>11.52486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4.149464">
                <text:p>44.149464</text:p>
              </table:table-cell>
              <table:table-cell office:value-type="float" office:value="11.397985">
                <text:p>11.39798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4.069454">
                <text:p>44.069454</text:p>
              </table:table-cell>
              <table:table-cell office:value-type="float" office:value="11.271105">
                <text:p>11.27110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3.984776">
                <text:p>43.984776</text:p>
              </table:table-cell>
              <table:table-cell office:value-type="float" office:value="11.147295">
                <text:p>11.14729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3.900097">
                <text:p>43.900097</text:p>
              </table:table-cell>
              <table:table-cell office:value-type="float" office:value="11.023485">
                <text:p>11.02348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3.815418">
                <text:p>43.815418</text:p>
              </table:table-cell>
              <table:table-cell office:value-type="float" office:value="10.899675">
                <text:p>10.8996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3.730732">
                <text:p>43.730732</text:p>
              </table:table-cell>
              <table:table-cell office:value-type="float" office:value="10.775862">
                <text:p>10.77586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3.642193">
                <text:p>43.642193</text:p>
              </table:table-cell>
              <table:table-cell office:value-type="float" office:value="10.654795">
                <text:p>10.65479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3.553654">
                <text:p>43.553654</text:p>
              </table:table-cell>
              <table:table-cell office:value-type="float" office:value="10.533728">
                <text:p>10.53372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3.465115">
                <text:p>43.465115</text:p>
              </table:table-cell>
              <table:table-cell office:value-type="float" office:value="10.412657">
                <text:p>10.41265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3.376575">
                <text:p>43.376575</text:p>
              </table:table-cell>
              <table:table-cell office:value-type="float" office:value="10.291586">
                <text:p>10.29158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3.288044">
                <text:p>43.288044</text:p>
              </table:table-cell>
              <table:table-cell office:value-type="float" office:value="10.170515">
                <text:p>10.1705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3.194965">
                <text:p>43.194965</text:p>
              </table:table-cell>
              <table:table-cell office:value-type="float" office:value="10.052908">
                <text:p>10.05290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3.101887">
                <text:p>43.101887</text:p>
              </table:table-cell>
              <table:table-cell office:value-type="float" office:value="9.935301">
                <text:p>9.93530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3.008808">
                <text:p>43.008808</text:p>
              </table:table-cell>
              <table:table-cell office:value-type="float" office:value="9.81769">
                <text:p>9.8176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2.915722">
                <text:p>42.915722</text:p>
              </table:table-cell>
              <table:table-cell office:value-type="float" office:value="9.700079">
                <text:p>9.70007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2.822636">
                <text:p>42.822636</text:p>
              </table:table-cell>
              <table:table-cell office:value-type="float" office:value="9.582468">
                <text:p>9.58246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2.724918">
                <text:p>42.724918</text:p>
              </table:table-cell>
              <table:table-cell office:value-type="float" office:value="9.468676">
                <text:p>9.46867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2.627193">
                <text:p>42.627193</text:p>
              </table:table-cell>
              <table:table-cell office:value-type="float" office:value="9.354883">
                <text:p>9.35488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2.529476">
                <text:p>42.529476</text:p>
              </table:table-cell>
              <table:table-cell office:value-type="float" office:value="9.241091">
                <text:p>9.2410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2.431751">
                <text:p>42.431751</text:p>
              </table:table-cell>
              <table:table-cell office:value-type="float" office:value="9.127298">
                <text:p>9.12729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2.334026">
                <text:p>42.334026</text:p>
              </table:table-cell>
              <table:table-cell office:value-type="float" office:value="9.013506">
                <text:p>9.01350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2.231693">
                <text:p>42.231693</text:p>
              </table:table-cell>
              <table:table-cell office:value-type="float" office:value="8.903837">
                <text:p>8.90383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2.12936">
                <text:p>42.12936</text:p>
              </table:table-cell>
              <table:table-cell office:value-type="float" office:value="8.794168">
                <text:p>8.79416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2.02702">
                <text:p>42.02702</text:p>
              </table:table-cell>
              <table:table-cell office:value-type="float" office:value="8.6845">
                <text:p>8.684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1.924686">
                <text:p>41.924686</text:p>
              </table:table-cell>
              <table:table-cell office:value-type="float" office:value="8.574827">
                <text:p>8.57482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1.81863">
                <text:p>41.81863</text:p>
              </table:table-cell>
              <table:table-cell office:value-type="float" office:value="8.468771">
                <text:p>8.46877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1.712574">
                <text:p>41.712574</text:p>
              </table:table-cell>
              <table:table-cell office:value-type="float" office:value="8.362715">
                <text:p>8.36271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1.606518">
                <text:p>41.606518</text:p>
              </table:table-cell>
              <table:table-cell office:value-type="float" office:value="8.256655">
                <text:p>8.2566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.500462">
                <text:p>41.500462</text:p>
              </table:table-cell>
              <table:table-cell office:value-type="float" office:value="8.150595">
                <text:p>8.15059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1.394405">
                <text:p>41.394405</text:p>
              </table:table-cell>
              <table:table-cell office:value-type="float" office:value="8.044535">
                <text:p>8.04453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1.284107">
                <text:p>41.284107</text:p>
              </table:table-cell>
              <table:table-cell office:value-type="float" office:value="7.942896">
                <text:p>7.94289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1.173809">
                <text:p>41.173809</text:p>
              </table:table-cell>
              <table:table-cell office:value-type="float" office:value="7.841253">
                <text:p>7.84125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1.063519">
                <text:p>41.063519</text:p>
              </table:table-cell>
              <table:table-cell office:value-type="float" office:value="7.739611">
                <text:p>7.73961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0.95322">
                <text:p>40.95322</text:p>
              </table:table-cell>
              <table:table-cell office:value-type="float" office:value="7.637968">
                <text:p>7.63796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0.842922">
                <text:p>40.842922</text:p>
              </table:table-cell>
              <table:table-cell office:value-type="float" office:value="7.536325">
                <text:p>7.53632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0.728558">
                <text:p>40.728558</text:p>
              </table:table-cell>
              <table:table-cell office:value-type="float" office:value="7.439276">
                <text:p>7.43927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0.614193">
                <text:p>40.614193</text:p>
              </table:table-cell>
              <table:table-cell office:value-type="float" office:value="7.342226">
                <text:p>7.34222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0.499821">
                <text:p>40.499821</text:p>
              </table:table-cell>
              <table:table-cell office:value-type="float" office:value="7.245176">
                <text:p>7.24517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0.385456">
                <text:p>40.385456</text:p>
              </table:table-cell>
              <table:table-cell office:value-type="float" office:value="7.148127">
                <text:p>7.14812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0.271084">
                <text:p>40.271084</text:p>
              </table:table-cell>
              <table:table-cell office:value-type="float" office:value="7.051077">
                <text:p>7.05107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0.152943">
                <text:p>40.152943</text:p>
              </table:table-cell>
              <table:table-cell office:value-type="float" office:value="6.958652">
                <text:p>6.95865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0.034801">
                <text:p>40.034801</text:p>
              </table:table-cell>
              <table:table-cell office:value-type="float" office:value="6.866226">
                <text:p>6.86622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9.91666">
                <text:p>39.91666</text:p>
              </table:table-cell>
              <table:table-cell office:value-type="float" office:value="6.7738">
                <text:p>6.773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9.798512">
                <text:p>39.798512</text:p>
              </table:table-cell>
              <table:table-cell office:value-type="float" office:value="6.681372">
                <text:p>6.68137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9.677525">
                <text:p>39.677525</text:p>
              </table:table-cell>
              <table:table-cell office:value-type="float" office:value="6.592716">
                <text:p>6.5927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9.556545">
                <text:p>39.556545</text:p>
              </table:table-cell>
              <table:table-cell office:value-type="float" office:value="6.504061">
                <text:p>6.50406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9.435558">
                <text:p>39.435558</text:p>
              </table:table-cell>
              <table:table-cell office:value-type="float" office:value="6.415403">
                <text:p>6.41540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9.314571">
                <text:p>39.314571</text:p>
              </table:table-cell>
              <table:table-cell office:value-type="float" office:value="6.326746">
                <text:p>6.32674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9.193584">
                <text:p>39.193584</text:p>
              </table:table-cell>
              <table:table-cell office:value-type="float" office:value="6.238087">
                <text:p>6.23808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9.069477">
                <text:p>39.069477</text:p>
              </table:table-cell>
              <table:table-cell office:value-type="float" office:value="6.153858">
                <text:p>6.15385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8.94537">
                <text:p>38.94537</text:p>
              </table:table-cell>
              <table:table-cell office:value-type="float" office:value="6.06963">
                <text:p>6.0696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8.821262">
                <text:p>38.821262</text:p>
              </table:table-cell>
              <table:table-cell office:value-type="float" office:value="5.985401">
                <text:p>5.98540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8.697155">
                <text:p>38.697155</text:p>
              </table:table-cell>
              <table:table-cell office:value-type="float" office:value="5.901171">
                <text:p>5.90117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8.573044">
                <text:p>38.573044</text:p>
              </table:table-cell>
              <table:table-cell office:value-type="float" office:value="5.81694">
                <text:p>5.8169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8.446026">
                <text:p>38.446026</text:p>
              </table:table-cell>
              <table:table-cell office:value-type="float" office:value="5.737164">
                <text:p>5.73716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8.319008">
                <text:p>38.319008</text:p>
              </table:table-cell>
              <table:table-cell office:value-type="float" office:value="5.657387">
                <text:p>5.65738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8.19199">
                <text:p>38.19199</text:p>
              </table:table-cell>
              <table:table-cell office:value-type="float" office:value="5.577608">
                <text:p>5.57760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8.064968">
                <text:p>38.064968</text:p>
              </table:table-cell>
              <table:table-cell office:value-type="float" office:value="5.497829">
                <text:p>5.49782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7.937943">
                <text:p>37.937943</text:p>
              </table:table-cell>
              <table:table-cell office:value-type="float" office:value="5.418049">
                <text:p>5.41804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7.808289">
                <text:p>37.808289</text:p>
              </table:table-cell>
              <table:table-cell office:value-type="float" office:value="5.342621">
                <text:p>5.34262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7.678635">
                <text:p>37.678635</text:p>
              </table:table-cell>
              <table:table-cell office:value-type="float" office:value="5.267193">
                <text:p>5.26719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7.548981">
                <text:p>37.548981</text:p>
              </table:table-cell>
              <table:table-cell office:value-type="float" office:value="5.191765">
                <text:p>5.19176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7.419323">
                <text:p>37.419323</text:p>
              </table:table-cell>
              <table:table-cell office:value-type="float" office:value="5.116337">
                <text:p>5.11633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7.289665">
                <text:p>37.289665</text:p>
              </table:table-cell>
              <table:table-cell office:value-type="float" office:value="5.040907">
                <text:p>5.04090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7.157646">
                <text:p>37.157646</text:p>
              </table:table-cell>
              <table:table-cell office:value-type="float" office:value="4.969698">
                <text:p>4.96969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7.025627">
                <text:p>37.025627</text:p>
              </table:table-cell>
              <table:table-cell office:value-type="float" office:value="4.898487">
                <text:p>4.89848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6.893608">
                <text:p>36.893608</text:p>
              </table:table-cell>
              <table:table-cell office:value-type="float" office:value="4.827276">
                <text:p>4.82727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6.761585">
                <text:p>36.761585</text:p>
              </table:table-cell>
              <table:table-cell office:value-type="float" office:value="4.756065">
                <text:p>4.75606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6.629562">
                <text:p>36.629562</text:p>
              </table:table-cell>
              <table:table-cell office:value-type="float" office:value="4.684851">
                <text:p>4.68485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6.495426">
                <text:p>36.495426</text:p>
              </table:table-cell>
              <table:table-cell office:value-type="float" office:value="4.61771">
                <text:p>4.6177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6.36129">
                <text:p>36.36129</text:p>
              </table:table-cell>
              <table:table-cell office:value-type="float" office:value="4.55057">
                <text:p>4.5505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6.227154">
                <text:p>36.227154</text:p>
              </table:table-cell>
              <table:table-cell office:value-type="float" office:value="4.483427">
                <text:p>4.48342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6.093014">
                <text:p>36.093014</text:p>
              </table:table-cell>
              <table:table-cell office:value-type="float" office:value="4.416285">
                <text:p>4.41628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5.95887">
                <text:p>35.95887</text:p>
              </table:table-cell>
              <table:table-cell office:value-type="float" office:value="4.34914">
                <text:p>4.349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5.822845">
                <text:p>35.822845</text:p>
              </table:table-cell>
              <table:table-cell office:value-type="float" office:value="4.28591">
                <text:p>4.2859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5.686821">
                <text:p>35.686821</text:p>
              </table:table-cell>
              <table:table-cell office:value-type="float" office:value="4.222679">
                <text:p>4.22267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5.550797">
                <text:p>35.550797</text:p>
              </table:table-cell>
              <table:table-cell office:value-type="float" office:value="4.159449">
                <text:p>4.15944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.414772">
                <text:p>35.414772</text:p>
              </table:table-cell>
              <table:table-cell office:value-type="float" office:value="4.096216">
                <text:p>4.09621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5.27874">
                <text:p>35.27874</text:p>
              </table:table-cell>
              <table:table-cell office:value-type="float" office:value="4.032984">
                <text:p>4.03298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5.141041">
                <text:p>35.141041</text:p>
              </table:table-cell>
              <table:table-cell office:value-type="float" office:value="3.973501">
                <text:p>3.97350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5.003338">
                <text:p>35.003338</text:p>
              </table:table-cell>
              <table:table-cell office:value-type="float" office:value="3.914017">
                <text:p>3.91401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4.865635">
                <text:p>34.865635</text:p>
              </table:table-cell>
              <table:table-cell office:value-type="float" office:value="3.854532">
                <text:p>3.8545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4.727932">
                <text:p>34.727932</text:p>
              </table:table-cell>
              <table:table-cell office:value-type="float" office:value="3.795048">
                <text:p>3.79504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4.590225">
                <text:p>34.590225</text:p>
              </table:table-cell>
              <table:table-cell office:value-type="float" office:value="3.735563">
                <text:p>3.73556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4.451031">
                <text:p>34.451031</text:p>
              </table:table-cell>
              <table:table-cell office:value-type="float" office:value="3.679661">
                <text:p>3.67966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4.311836">
                <text:p>34.311836</text:p>
              </table:table-cell>
              <table:table-cell office:value-type="float" office:value="3.623758">
                <text:p>3.62375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4.172638">
                <text:p>34.172638</text:p>
              </table:table-cell>
              <table:table-cell office:value-type="float" office:value="3.567856">
                <text:p>3.56785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4.03344">
                <text:p>34.03344</text:p>
              </table:table-cell>
              <table:table-cell office:value-type="float" office:value="3.511951">
                <text:p>3.51195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3.894241">
                <text:p>33.894241</text:p>
              </table:table-cell>
              <table:table-cell office:value-type="float" office:value="3.456047">
                <text:p>3.45604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3.753727">
                <text:p>33.753727</text:p>
              </table:table-cell>
              <table:table-cell office:value-type="float" office:value="3.403561">
                <text:p>3.40356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3.613209">
                <text:p>33.613209</text:p>
              </table:table-cell>
              <table:table-cell office:value-type="float" office:value="3.351072">
                <text:p>3.35107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3.472691">
                <text:p>33.472691</text:p>
              </table:table-cell>
              <table:table-cell office:value-type="float" office:value="3.298584">
                <text:p>3.29858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3.332172">
                <text:p>33.332172</text:p>
              </table:table-cell>
              <table:table-cell office:value-type="float" office:value="3.246096">
                <text:p>3.24609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3.191654">
                <text:p>33.191654</text:p>
              </table:table-cell>
              <table:table-cell office:value-type="float" office:value="3.193607">
                <text:p>3.19360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3.049965">
                <text:p>33.049965</text:p>
              </table:table-cell>
              <table:table-cell office:value-type="float" office:value="3.144371">
                <text:p>3.14437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2.908276">
                <text:p>32.908276</text:p>
              </table:table-cell>
              <table:table-cell office:value-type="float" office:value="3.095135">
                <text:p>3.09513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2.766586">
                <text:p>32.766586</text:p>
              </table:table-cell>
              <table:table-cell office:value-type="float" office:value="3.045898">
                <text:p>3.04589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2.624897">
                <text:p>32.624897</text:p>
              </table:table-cell>
              <table:table-cell office:value-type="float" office:value="2.996662">
                <text:p>2.99666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2.483204">
                <text:p>32.483204</text:p>
              </table:table-cell>
              <table:table-cell office:value-type="float" office:value="2.947426">
                <text:p>2.94742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2.340481">
                <text:p>32.340481</text:p>
              </table:table-cell>
              <table:table-cell office:value-type="float" office:value="2.901281">
                <text:p>2.90128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2.197758">
                <text:p>32.197758</text:p>
              </table:table-cell>
              <table:table-cell office:value-type="float" office:value="2.855137">
                <text:p>2.85513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2.055035">
                <text:p>32.055035</text:p>
              </table:table-cell>
              <table:table-cell office:value-type="float" office:value="2.80899">
                <text:p>2.8089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1.912308">
                <text:p>31.912308</text:p>
              </table:table-cell>
              <table:table-cell office:value-type="float" office:value="2.762844">
                <text:p>2.76284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1.769581">
                <text:p>31.769581</text:p>
              </table:table-cell>
              <table:table-cell office:value-type="float" office:value="2.716698">
                <text:p>2.71669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1.626854">
                <text:p>31.626854</text:p>
              </table:table-cell>
              <table:table-cell office:value-type="float" office:value="2.670551">
                <text:p>2.67055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1.483047">
                <text:p>31.483047</text:p>
              </table:table-cell>
              <table:table-cell office:value-type="float" office:value="2.627884">
                <text:p>2.62788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1.339241">
                <text:p>31.339241</text:p>
              </table:table-cell>
              <table:table-cell office:value-type="float" office:value="2.585217">
                <text:p>2.58521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1.195435">
                <text:p>31.195435</text:p>
              </table:table-cell>
              <table:table-cell office:value-type="float" office:value="2.542549">
                <text:p>2.54254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1.051624">
                <text:p>31.051624</text:p>
              </table:table-cell>
              <table:table-cell office:value-type="float" office:value="2.499882">
                <text:p>2.49988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0.907814">
                <text:p>30.907814</text:p>
              </table:table-cell>
              <table:table-cell office:value-type="float" office:value="2.457214">
                <text:p>2.4572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0.763222">
                <text:p>30.763222</text:p>
              </table:table-cell>
              <table:table-cell office:value-type="float" office:value="2.417307">
                <text:p>2.41730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0.618629">
                <text:p>30.618629</text:p>
              </table:table-cell>
              <table:table-cell office:value-type="float" office:value="2.377398">
                <text:p>2.37739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0.474033">
                <text:p>30.474033</text:p>
              </table:table-cell>
              <table:table-cell office:value-type="float" office:value="2.337488">
                <text:p>2.33748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0.329437">
                <text:p>30.329437</text:p>
              </table:table-cell>
              <table:table-cell office:value-type="float" office:value="2.297579">
                <text:p>2.29757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0.184841">
                <text:p>30.184841</text:p>
              </table:table-cell>
              <table:table-cell office:value-type="float" office:value="2.257669">
                <text:p>2.25766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0.039555">
                <text:p>30.039555</text:p>
              </table:table-cell>
              <table:table-cell office:value-type="float" office:value="2.220373">
                <text:p>2.22037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9.894268">
                <text:p>29.894268</text:p>
              </table:table-cell>
              <table:table-cell office:value-type="float" office:value="2.183077">
                <text:p>2.18307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9.748978">
                <text:p>29.748978</text:p>
              </table:table-cell>
              <table:table-cell office:value-type="float" office:value="2.145781">
                <text:p>2.14578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9.603687">
                <text:p>29.603687</text:p>
              </table:table-cell>
              <table:table-cell office:value-type="float" office:value="2.108482">
                <text:p>2.10848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9.458397">
                <text:p>29.458397</text:p>
              </table:table-cell>
              <table:table-cell office:value-type="float" office:value="2.071184">
                <text:p>2.07118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9.313103">
                <text:p>29.313103</text:p>
              </table:table-cell>
              <table:table-cell office:value-type="float" office:value="2.033886">
                <text:p>2.03388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9.167103">
                <text:p>29.167103</text:p>
              </table:table-cell>
              <table:table-cell office:value-type="float" office:value="1.999485">
                <text:p>1.99948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9.021103">
                <text:p>29.021103</text:p>
              </table:table-cell>
              <table:table-cell office:value-type="float" office:value="1.965082">
                <text:p>1.96508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8.875103">
                <text:p>28.875103</text:p>
              </table:table-cell>
              <table:table-cell office:value-type="float" office:value="1.930679">
                <text:p>1.93067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8.729099">
                <text:p>28.729099</text:p>
              </table:table-cell>
              <table:table-cell office:value-type="float" office:value="1.896278">
                <text:p>1.89627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8.583096">
                <text:p>28.583096</text:p>
              </table:table-cell>
              <table:table-cell office:value-type="float" office:value="1.861876">
                <text:p>1.86187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8.436562">
                <text:p>28.436562</text:p>
              </table:table-cell>
              <table:table-cell office:value-type="float" office:value="1.829815">
                <text:p>1.8298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8.290028">
                <text:p>28.290028</text:p>
              </table:table-cell>
              <table:table-cell office:value-type="float" office:value="1.797754">
                <text:p>1.79775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8.143494">
                <text:p>28.143494</text:p>
              </table:table-cell>
              <table:table-cell office:value-type="float" office:value="1.765696">
                <text:p>1.76569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7.99696">
                <text:p>27.99696</text:p>
              </table:table-cell>
              <table:table-cell office:value-type="float" office:value="1.733635">
                <text:p>1.73363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7.850422">
                <text:p>27.850422</text:p>
              </table:table-cell>
              <table:table-cell office:value-type="float" office:value="1.701574">
                <text:p>1.70157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7.703884">
                <text:p>27.703884</text:p>
              </table:table-cell>
              <table:table-cell office:value-type="float" office:value="1.669514">
                <text:p>1.66951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7.556816">
                <text:p>27.556816</text:p>
              </table:table-cell>
              <table:table-cell office:value-type="float" office:value="1.640007">
                <text:p>1.64000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7.409748">
                <text:p>27.409748</text:p>
              </table:table-cell>
              <table:table-cell office:value-type="float" office:value="1.6105">
                <text:p>1.610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7.26268">
                <text:p>27.26268</text:p>
              </table:table-cell>
              <table:table-cell office:value-type="float" office:value="1.580994">
                <text:p>1.58099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7.115608">
                <text:p>27.115608</text:p>
              </table:table-cell>
              <table:table-cell office:value-type="float" office:value="1.551485">
                <text:p>1.55148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6.968536">
                <text:p>26.968536</text:p>
              </table:table-cell>
              <table:table-cell office:value-type="float" office:value="1.521976">
                <text:p>1.52197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6.821465">
                <text:p>26.821465</text:p>
              </table:table-cell>
              <table:table-cell office:value-type="float" office:value="1.49247">
                <text:p>1.4924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6.673927">
                <text:p>26.673927</text:p>
              </table:table-cell>
              <table:table-cell office:value-type="float" office:value="1.465399">
                <text:p>1.46539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6.52639">
                <text:p>26.52639</text:p>
              </table:table-cell>
              <table:table-cell office:value-type="float" office:value="1.438328">
                <text:p>1.43832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6.378853">
                <text:p>26.378853</text:p>
              </table:table-cell>
              <table:table-cell office:value-type="float" office:value="1.411257">
                <text:p>1.41125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6.231316">
                <text:p>26.231316</text:p>
              </table:table-cell>
              <table:table-cell office:value-type="float" office:value="1.384186">
                <text:p>1.3841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6.083775">
                <text:p>26.083775</text:p>
              </table:table-cell>
              <table:table-cell office:value-type="float" office:value="1.357115">
                <text:p>1.3571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5.935898">
                <text:p>25.935898</text:p>
              </table:table-cell>
              <table:table-cell office:value-type="float" office:value="1.331982">
                <text:p>1.3319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5.788021">
                <text:p>25.788021</text:p>
              </table:table-cell>
              <table:table-cell office:value-type="float" office:value="1.306847">
                <text:p>1.30684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5.640141">
                <text:p>25.640141</text:p>
              </table:table-cell>
              <table:table-cell office:value-type="float" office:value="1.281712">
                <text:p>1.28171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5.49226">
                <text:p>25.49226</text:p>
              </table:table-cell>
              <table:table-cell office:value-type="float" office:value="1.256577">
                <text:p>1.25657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5.344379">
                <text:p>25.344379</text:p>
              </table:table-cell>
              <table:table-cell office:value-type="float" office:value="1.231441">
                <text:p>1.23144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5.196495">
                <text:p>25.196495</text:p>
              </table:table-cell>
              <table:table-cell office:value-type="float" office:value="1.206308">
                <text:p>1.20630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5.048275">
                <text:p>25.048275</text:p>
              </table:table-cell>
              <table:table-cell office:value-type="float" office:value="1.183273">
                <text:p>1.18327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4.900055">
                <text:p>24.900055</text:p>
              </table:table-cell>
              <table:table-cell office:value-type="float" office:value="1.160238">
                <text:p>1.16023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4.751835">
                <text:p>24.751835</text:p>
              </table:table-cell>
              <table:table-cell office:value-type="float" office:value="1.137203">
                <text:p>1.13720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4.603611">
                <text:p>24.603611</text:p>
              </table:table-cell>
              <table:table-cell office:value-type="float" office:value="1.114166">
                <text:p>1.11416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4.455387">
                <text:p>24.455387</text:p>
              </table:table-cell>
              <table:table-cell office:value-type="float" office:value="1.091129">
                <text:p>1.09112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4.307159">
                <text:p>24.307159</text:p>
              </table:table-cell>
              <table:table-cell office:value-type="float" office:value="1.068092">
                <text:p>1.06809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4.158642">
                <text:p>24.158642</text:p>
              </table:table-cell>
              <table:table-cell office:value-type="float" office:value="1.047058">
                <text:p>1.04705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4.010124">
                <text:p>24.010124</text:p>
              </table:table-cell>
              <table:table-cell office:value-type="float" office:value="1.026024">
                <text:p>1.02602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3.861607">
                <text:p>23.861607</text:p>
              </table:table-cell>
              <table:table-cell office:value-type="float" office:value="1.00499">
                <text:p>1.0049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3.713089">
                <text:p>23.713089</text:p>
              </table:table-cell>
              <table:table-cell office:value-type="float" office:value="0.983955">
                <text:p>0.98395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3.564571">
                <text:p>23.564571</text:p>
              </table:table-cell>
              <table:table-cell office:value-type="float" office:value="0.962921">
                <text:p>0.96292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3.41605">
                <text:p>23.41605</text:p>
              </table:table-cell>
              <table:table-cell office:value-type="float" office:value="0.941885">
                <text:p>0.94188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3.267281">
                <text:p>23.267281</text:p>
              </table:table-cell>
              <table:table-cell office:value-type="float" office:value="0.92272">
                <text:p>0.9227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3.118511">
                <text:p>23.118511</text:p>
              </table:table-cell>
              <table:table-cell office:value-type="float" office:value="0.903555">
                <text:p>0.9035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2.969742">
                <text:p>22.969742</text:p>
              </table:table-cell>
              <table:table-cell office:value-type="float" office:value="0.88439">
                <text:p>0.8843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2.820969">
                <text:p>22.820969</text:p>
              </table:table-cell>
              <table:table-cell office:value-type="float" office:value="0.865225">
                <text:p>0.86522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2.672195">
                <text:p>22.672195</text:p>
              </table:table-cell>
              <table:table-cell office:value-type="float" office:value="0.846062">
                <text:p>0.84606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2.523418">
                <text:p>22.523418</text:p>
              </table:table-cell>
              <table:table-cell office:value-type="float" office:value="0.826897">
                <text:p>0.82689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2.374435">
                <text:p>22.374435</text:p>
              </table:table-cell>
              <table:table-cell office:value-type="float" office:value="0.809477">
                <text:p>0.80947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2.225449">
                <text:p>22.225449</text:p>
              </table:table-cell>
              <table:table-cell office:value-type="float" office:value="0.792057">
                <text:p>0.79205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2.076462">
                <text:p>22.076462</text:p>
              </table:table-cell>
              <table:table-cell office:value-type="float" office:value="0.774635">
                <text:p>0.77463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1.927475">
                <text:p>21.927475</text:p>
              </table:table-cell>
              <table:table-cell office:value-type="float" office:value="0.757215">
                <text:p>0.75721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1.778488">
                <text:p>21.778488</text:p>
              </table:table-cell>
              <table:table-cell office:value-type="float" office:value="0.739794">
                <text:p>0.73979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1.629498">
                <text:p>21.629498</text:p>
              </table:table-cell>
              <table:table-cell office:value-type="float" office:value="0.722372">
                <text:p>0.7223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1.480331">
                <text:p>21.480331</text:p>
              </table:table-cell>
              <table:table-cell office:value-type="float" office:value="0.706577">
                <text:p>0.70657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1.331161">
                <text:p>21.331161</text:p>
              </table:table-cell>
              <table:table-cell office:value-type="float" office:value="0.690783">
                <text:p>0.69078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1.181992">
                <text:p>21.181992</text:p>
              </table:table-cell>
              <table:table-cell office:value-type="float" office:value="0.674988">
                <text:p>0.67498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1.032822">
                <text:p>21.032822</text:p>
              </table:table-cell>
              <table:table-cell office:value-type="float" office:value="0.659193">
                <text:p>0.65919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.883652">
                <text:p>20.883652</text:p>
              </table:table-cell>
              <table:table-cell office:value-type="float" office:value="0.643398">
                <text:p>0.64339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.734478">
                <text:p>20.734478</text:p>
              </table:table-cell>
              <table:table-cell office:value-type="float" office:value="0.627605">
                <text:p>0.62760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.585159">
                <text:p>20.585159</text:p>
              </table:table-cell>
              <table:table-cell office:value-type="float" office:value="0.613327">
                <text:p>0.61332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.435841">
                <text:p>20.435841</text:p>
              </table:table-cell>
              <table:table-cell office:value-type="float" office:value="0.599049">
                <text:p>0.59904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.286522">
                <text:p>20.286522</text:p>
              </table:table-cell>
              <table:table-cell office:value-type="float" office:value="0.584772">
                <text:p>0.58477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.137199">
                <text:p>20.137199</text:p>
              </table:table-cell>
              <table:table-cell office:value-type="float" office:value="0.570494">
                <text:p>0.57049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.987877">
                <text:p>19.987877</text:p>
              </table:table-cell>
              <table:table-cell office:value-type="float" office:value="0.556215">
                <text:p>0.55621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.838554">
                <text:p>19.838554</text:p>
              </table:table-cell>
              <table:table-cell office:value-type="float" office:value="0.541939">
                <text:p>0.5419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.689106">
                <text:p>19.689106</text:p>
              </table:table-cell>
              <table:table-cell office:value-type="float" office:value="0.529074">
                <text:p>0.52907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.539658">
                <text:p>19.539658</text:p>
              </table:table-cell>
              <table:table-cell office:value-type="float" office:value="0.516209">
                <text:p>0.51620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.390209">
                <text:p>19.390209</text:p>
              </table:table-cell>
              <table:table-cell office:value-type="float" office:value="0.503344">
                <text:p>0.50334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.240761">
                <text:p>19.240761</text:p>
              </table:table-cell>
              <table:table-cell office:value-type="float" office:value="0.490479">
                <text:p>0.49047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.091309">
                <text:p>19.091309</text:p>
              </table:table-cell>
              <table:table-cell office:value-type="float" office:value="0.477613">
                <text:p>0.47761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8.941856">
                <text:p>18.941856</text:p>
              </table:table-cell>
              <table:table-cell office:value-type="float" office:value="0.464748">
                <text:p>0.46474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8.792301">
                <text:p>18.792301</text:p>
              </table:table-cell>
              <table:table-cell office:value-type="float" office:value="0.453197">
                <text:p>0.45319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8.642746">
                <text:p>18.642746</text:p>
              </table:table-cell>
              <table:table-cell office:value-type="float" office:value="0.441648">
                <text:p>0.44164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8.493191">
                <text:p>18.493191</text:p>
              </table:table-cell>
              <table:table-cell office:value-type="float" office:value="0.430098">
                <text:p>0.43009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8.343632">
                <text:p>18.343632</text:p>
              </table:table-cell>
              <table:table-cell office:value-type="float" office:value="0.418547">
                <text:p>0.41854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8.194073">
                <text:p>18.194073</text:p>
              </table:table-cell>
              <table:table-cell office:value-type="float" office:value="0.406998">
                <text:p>0.40699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8.044514">
                <text:p>18.044514</text:p>
              </table:table-cell>
              <table:table-cell office:value-type="float" office:value="0.395447">
                <text:p>0.39544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7.894951">
                <text:p>17.894951</text:p>
              </table:table-cell>
              <table:table-cell office:value-type="float" office:value="0.383896">
                <text:p>0.38389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7.745293">
                <text:p>17.745293</text:p>
              </table:table-cell>
              <table:table-cell office:value-type="float" office:value="0.37376">
                <text:p>0.3737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7.595634">
                <text:p>17.595634</text:p>
              </table:table-cell>
              <table:table-cell office:value-type="float" office:value="0.363625">
                <text:p>0.36362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7.445972">
                <text:p>17.445972</text:p>
              </table:table-cell>
              <table:table-cell office:value-type="float" office:value="0.353489">
                <text:p>0.35348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7.29631">
                <text:p>17.29631</text:p>
              </table:table-cell>
              <table:table-cell office:value-type="float" office:value="0.343353">
                <text:p>0.34335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7.146648">
                <text:p>17.146648</text:p>
              </table:table-cell>
              <table:table-cell office:value-type="float" office:value="0.333218">
                <text:p>0.33321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6.996983">
                <text:p>16.996983</text:p>
              </table:table-cell>
              <table:table-cell office:value-type="float" office:value="0.323082">
                <text:p>0.32308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6.847252">
                <text:p>16.847252</text:p>
              </table:table-cell>
              <table:table-cell office:value-type="float" office:value="0.314072">
                <text:p>0.31407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6.697521">
                <text:p>16.697521</text:p>
              </table:table-cell>
              <table:table-cell office:value-type="float" office:value="0.305061">
                <text:p>0.30506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6.547787">
                <text:p>16.547787</text:p>
              </table:table-cell>
              <table:table-cell office:value-type="float" office:value="0.296051">
                <text:p>0.29605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6.398052">
                <text:p>16.398052</text:p>
              </table:table-cell>
              <table:table-cell office:value-type="float" office:value="0.287041">
                <text:p>0.28704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6.248318">
                <text:p>16.248318</text:p>
              </table:table-cell>
              <table:table-cell office:value-type="float" office:value="0.27803">
                <text:p>0.2780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6.098583">
                <text:p>16.098583</text:p>
              </table:table-cell>
              <table:table-cell office:value-type="float" office:value="0.269022">
                <text:p>0.26902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5.948795">
                <text:p>15.948795</text:p>
              </table:table-cell>
              <table:table-cell office:value-type="float" office:value="0.261053">
                <text:p>0.26105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5.799007">
                <text:p>15.799007</text:p>
              </table:table-cell>
              <table:table-cell office:value-type="float" office:value="0.253084">
                <text:p>0.25308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5.649216">
                <text:p>15.649216</text:p>
              </table:table-cell>
              <table:table-cell office:value-type="float" office:value="0.245115">
                <text:p>0.24511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5.499424">
                <text:p>15.499424</text:p>
              </table:table-cell>
              <table:table-cell office:value-type="float" office:value="0.237146">
                <text:p>0.23714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.349632">
                <text:p>15.349632</text:p>
              </table:table-cell>
              <table:table-cell office:value-type="float" office:value="0.229177">
                <text:p>0.22917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5.199837">
                <text:p>15.199837</text:p>
              </table:table-cell>
              <table:table-cell office:value-type="float" office:value="0.221209">
                <text:p>0.22120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5.050041">
                <text:p>15.050041</text:p>
              </table:table-cell>
              <table:table-cell office:value-type="float" office:value="0.213242">
                <text:p>0.21324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4.900196">
                <text:p>14.900196</text:p>
              </table:table-cell>
              <table:table-cell office:value-type="float" office:value="0.206385">
                <text:p>0.20638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4.750351">
                <text:p>14.750351</text:p>
              </table:table-cell>
              <table:table-cell office:value-type="float" office:value="0.199528">
                <text:p>0.19952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4.600506">
                <text:p>14.600506</text:p>
              </table:table-cell>
              <table:table-cell office:value-type="float" office:value="0.192671">
                <text:p>0.19267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4.450657">
                <text:p>14.450657</text:p>
              </table:table-cell>
              <table:table-cell office:value-type="float" office:value="0.185814">
                <text:p>0.18581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4.300808">
                <text:p>14.300808</text:p>
              </table:table-cell>
              <table:table-cell office:value-type="float" office:value="0.178957">
                <text:p>0.17895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4.150955">
                <text:p>14.150955</text:p>
              </table:table-cell>
              <table:table-cell office:value-type="float" office:value="0.1721">
                <text:p>0.172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4.001076">
                <text:p>14.001076</text:p>
              </table:table-cell>
              <table:table-cell office:value-type="float" office:value="0.166121">
                <text:p>0.16612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3.851192">
                <text:p>13.851192</text:p>
              </table:table-cell>
              <table:table-cell office:value-type="float" office:value="0.160143">
                <text:p>0.16014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3.701309">
                <text:p>13.701309</text:p>
              </table:table-cell>
              <table:table-cell office:value-type="float" office:value="0.154163">
                <text:p>0.15416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3.551426">
                <text:p>13.551426</text:p>
              </table:table-cell>
              <table:table-cell office:value-type="float" office:value="0.148186">
                <text:p>0.14818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3.401543">
                <text:p>13.401543</text:p>
              </table:table-cell>
              <table:table-cell office:value-type="float" office:value="0.142206">
                <text:p>0.14220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3.251659">
                <text:p>13.251659</text:p>
              </table:table-cell>
              <table:table-cell office:value-type="float" office:value="0.136227">
                <text:p>0.13622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3.101746">
                <text:p>13.101746</text:p>
              </table:table-cell>
              <table:table-cell office:value-type="float" office:value="0.131056">
                <text:p>0.13105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2.951832">
                <text:p>12.951832</text:p>
              </table:table-cell>
              <table:table-cell office:value-type="float" office:value="0.125885">
                <text:p>0.12588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2.801918">
                <text:p>12.801918</text:p>
              </table:table-cell>
              <table:table-cell office:value-type="float" office:value="0.120716">
                <text:p>0.12071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2.652004">
                <text:p>12.652004</text:p>
              </table:table-cell>
              <table:table-cell office:value-type="float" office:value="0.115545">
                <text:p>0.11554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2.50209">
                <text:p>12.50209</text:p>
              </table:table-cell>
              <table:table-cell office:value-type="float" office:value="0.110376">
                <text:p>0.11037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2.352173">
                <text:p>12.352173</text:p>
              </table:table-cell>
              <table:table-cell office:value-type="float" office:value="0.105206">
                <text:p>0.10520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2.202255">
                <text:p>12.202255</text:p>
              </table:table-cell>
              <table:table-cell office:value-type="float" office:value="0.100037">
                <text:p>0.10003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2.052319">
                <text:p>12.052319</text:p>
              </table:table-cell>
              <table:table-cell office:value-type="float" office:value="0.095713">
                <text:p>0.09571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1.902378">
                <text:p>11.902378</text:p>
              </table:table-cell>
              <table:table-cell office:value-type="float" office:value="0.091389">
                <text:p>0.09138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1.752438">
                <text:p>11.752438</text:p>
              </table:table-cell>
              <table:table-cell office:value-type="float" office:value="0.087067">
                <text:p>0.08706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1.602497">
                <text:p>11.602497</text:p>
              </table:table-cell>
              <table:table-cell office:value-type="float" office:value="0.082743">
                <text:p>0.08274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1.452557">
                <text:p>11.452557</text:p>
              </table:table-cell>
              <table:table-cell office:value-type="float" office:value="0.078421">
                <text:p>0.07842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1.302612">
                <text:p>11.302612</text:p>
              </table:table-cell>
              <table:table-cell office:value-type="float" office:value="0.074097">
                <text:p>0.07409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1.152657">
                <text:p>11.152657</text:p>
              </table:table-cell>
              <table:table-cell office:value-type="float" office:value="0.070446">
                <text:p>0.07044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1.002701">
                <text:p>11.002701</text:p>
              </table:table-cell>
              <table:table-cell office:value-type="float" office:value="0.066795">
                <text:p>0.06679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.852745">
                <text:p>10.852745</text:p>
              </table:table-cell>
              <table:table-cell office:value-type="float" office:value="0.063143">
                <text:p>0.06314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.702789">
                <text:p>10.702789</text:p>
              </table:table-cell>
              <table:table-cell office:value-type="float" office:value="0.059492">
                <text:p>0.05949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.55283">
                <text:p>10.55283</text:p>
              </table:table-cell>
              <table:table-cell office:value-type="float" office:value="0.05584">
                <text:p>0.0558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.40287">
                <text:p>10.40287</text:p>
              </table:table-cell>
              <table:table-cell office:value-type="float" office:value="0.052189">
                <text:p>0.05218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.252907">
                <text:p>10.252907</text:p>
              </table:table-cell>
              <table:table-cell office:value-type="float" office:value="0.048536">
                <text:p>0.04853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.102936">
                <text:p>10.102936</text:p>
              </table:table-cell>
              <table:table-cell office:value-type="float" office:value="0.045576">
                <text:p>0.04557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9.952965">
                <text:p>9.952965</text:p>
              </table:table-cell>
              <table:table-cell office:value-type="float" office:value="0.042616">
                <text:p>0.04261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.802994">
                <text:p>9.802994</text:p>
              </table:table-cell>
              <table:table-cell office:value-type="float" office:value="0.039656">
                <text:p>0.03965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.653019">
                <text:p>9.653019</text:p>
              </table:table-cell>
              <table:table-cell office:value-type="float" office:value="0.036695">
                <text:p>0.03669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9.503044">
                <text:p>9.503044</text:p>
              </table:table-cell>
              <table:table-cell office:value-type="float" office:value="0.033737">
                <text:p>0.03373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9.353069">
                <text:p>9.353069</text:p>
              </table:table-cell>
              <table:table-cell office:value-type="float" office:value="0.030777">
                <text:p>0.03077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9.203087">
                <text:p>9.203087</text:p>
              </table:table-cell>
              <table:table-cell office:value-type="float" office:value="0.028357">
                <text:p>0.02835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9.053104">
                <text:p>9.053104</text:p>
              </table:table-cell>
              <table:table-cell office:value-type="float" office:value="0.025938">
                <text:p>0.02593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8.903122">
                <text:p>8.903122</text:p>
              </table:table-cell>
              <table:table-cell office:value-type="float" office:value="0.023518">
                <text:p>0.02351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8.753139">
                <text:p>8.753139</text:p>
              </table:table-cell>
              <table:table-cell office:value-type="float" office:value="0.021099">
                <text:p>0.02109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8.603157">
                <text:p>8.603157</text:p>
              </table:table-cell>
              <table:table-cell office:value-type="float" office:value="0.018679">
                <text:p>0.01867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8.453175">
                <text:p>8.453175</text:p>
              </table:table-cell>
              <table:table-cell office:value-type="float" office:value="0.01626">
                <text:p>0.0162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8.303196">
                <text:p>8.303196</text:p>
              </table:table-cell>
              <table:table-cell office:value-type="float" office:value="0.01384">
                <text:p>0.0138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8.15321">
                <text:p>8.15321</text:p>
              </table:table-cell>
              <table:table-cell office:value-type="float" office:value="0.011965">
                <text:p>0.01196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8.003223">
                <text:p>8.003223</text:p>
              </table:table-cell>
              <table:table-cell office:value-type="float" office:value="0.01009">
                <text:p>0.0100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7.853237">
                <text:p>7.853237</text:p>
              </table:table-cell>
              <table:table-cell office:value-type="float" office:value="0.008215">
                <text:p>0.00821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7.703255">
                <text:p>7.703255</text:p>
              </table:table-cell>
              <table:table-cell office:value-type="float" office:value="0.00634">
                <text:p>0.0063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7.553272">
                <text:p>7.553272</text:p>
              </table:table-cell>
              <table:table-cell office:value-type="float" office:value="0.004467">
                <text:p>0.00446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.403294">
                <text:p>7.403294</text:p>
              </table:table-cell>
              <table:table-cell office:value-type="float" office:value="0.002592">
                <text:p>0.00259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7.253323">
                <text:p>7.253323</text:p>
              </table:table-cell>
              <table:table-cell office:value-type="float" office:value="0.000719">
                <text:p>0.00071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7.103329">
                <text:p>7.103329</text:p>
              </table:table-cell>
              <table:table-cell office:value-type="float" office:value="-0.000675">
                <text:p>-0.00067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6.953337">
                <text:p>6.953337</text:p>
              </table:table-cell>
              <table:table-cell office:value-type="float" office:value="-0.002069">
                <text:p>-0.00206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6.803347">
                <text:p>6.803347</text:p>
              </table:table-cell>
              <table:table-cell office:value-type="float" office:value="-0.003464">
                <text:p>-0.00346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.653357">
                <text:p>6.653357</text:p>
              </table:table-cell>
              <table:table-cell office:value-type="float" office:value="-0.004858">
                <text:p>-0.00485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.50337">
                <text:p>6.50337</text:p>
              </table:table-cell>
              <table:table-cell office:value-type="float" office:value="-0.006252">
                <text:p>-0.00625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.353386">
                <text:p>6.353386</text:p>
              </table:table-cell>
              <table:table-cell office:value-type="float" office:value="-0.007648">
                <text:p>-0.00764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.203392">
                <text:p>6.203392</text:p>
              </table:table-cell>
              <table:table-cell office:value-type="float" office:value="-0.008692">
                <text:p>-0.00869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.053398">
                <text:p>6.053398</text:p>
              </table:table-cell>
              <table:table-cell office:value-type="float" office:value="-0.009735">
                <text:p>-0.00973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.903406">
                <text:p>5.903406</text:p>
              </table:table-cell>
              <table:table-cell office:value-type="float" office:value="-0.010778">
                <text:p>-0.01077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.753416">
                <text:p>5.753416</text:p>
              </table:table-cell>
              <table:table-cell office:value-type="float" office:value="-0.011822">
                <text:p>-0.01182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.603428">
                <text:p>5.603428</text:p>
              </table:table-cell>
              <table:table-cell office:value-type="float" office:value="-0.012865">
                <text:p>-0.01286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.453442">
                <text:p>5.453442</text:p>
              </table:table-cell>
              <table:table-cell office:value-type="float" office:value="-0.013906">
                <text:p>-0.01390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.303459">
                <text:p>5.303459</text:p>
              </table:table-cell>
              <table:table-cell office:value-type="float" office:value="-0.01495">
                <text:p>-0.0149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.153463">
                <text:p>5.153463</text:p>
              </table:table-cell>
              <table:table-cell office:value-type="float" office:value="-0.015654">
                <text:p>-0.01565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.003468">
                <text:p>5.003468</text:p>
              </table:table-cell>
              <table:table-cell office:value-type="float" office:value="-0.016357">
                <text:p>-0.01635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.853474">
                <text:p>4.853474</text:p>
              </table:table-cell>
              <table:table-cell office:value-type="float" office:value="-0.017059">
                <text:p>-0.01705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.703482">
                <text:p>4.703482</text:p>
              </table:table-cell>
              <table:table-cell office:value-type="float" office:value="-0.017763">
                <text:p>-0.01776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.553492">
                <text:p>4.553492</text:p>
              </table:table-cell>
              <table:table-cell office:value-type="float" office:value="-0.018465">
                <text:p>-0.01846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4.403503">
                <text:p>4.403503</text:p>
              </table:table-cell>
              <table:table-cell office:value-type="float" office:value="-0.019169">
                <text:p>-0.01916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4.253523">
                <text:p>4.253523</text:p>
              </table:table-cell>
              <table:table-cell office:value-type="float" office:value="-0.019871">
                <text:p>-0.01987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4.103523">
                <text:p>4.103523</text:p>
              </table:table-cell>
              <table:table-cell office:value-type="float" office:value="-0.020298">
                <text:p>-0.02029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.953526">
                <text:p>3.953526</text:p>
              </table:table-cell>
              <table:table-cell office:value-type="float" office:value="-0.020725">
                <text:p>-0.02072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.80353">
                <text:p>3.80353</text:p>
              </table:table-cell>
              <table:table-cell office:value-type="float" office:value="-0.021152">
                <text:p>-0.02115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.653534">
                <text:p>3.653534</text:p>
              </table:table-cell>
              <table:table-cell office:value-type="float" office:value="-0.02158">
                <text:p>-0.0215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.503542">
                <text:p>3.503542</text:p>
              </table:table-cell>
              <table:table-cell office:value-type="float" office:value="-0.022007">
                <text:p>-0.02200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.353552">
                <text:p>3.353552</text:p>
              </table:table-cell>
              <table:table-cell office:value-type="float" office:value="-0.022436">
                <text:p>-0.02243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.203552">
                <text:p>3.203552</text:p>
              </table:table-cell>
              <table:table-cell office:value-type="float" office:value="-0.022709">
                <text:p>-0.02270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.053555">
                <text:p>3.053555</text:p>
              </table:table-cell>
              <table:table-cell office:value-type="float" office:value="-0.02298">
                <text:p>-0.0229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.903559">
                <text:p>2.903559</text:p>
              </table:table-cell>
              <table:table-cell office:value-type="float" office:value="-0.023252">
                <text:p>-0.02325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.753565">
                <text:p>2.753565</text:p>
              </table:table-cell>
              <table:table-cell office:value-type="float" office:value="-0.023523">
                <text:p>-0.02352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.603575">
                <text:p>2.603575</text:p>
              </table:table-cell>
              <table:table-cell office:value-type="float" office:value="-0.023796">
                <text:p>-0.02379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.454863">
                <text:p>2.454863</text:p>
              </table:table-cell>
              <table:table-cell office:value-type="float" office:value="-0.023949">
                <text:p>-0.02394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.306152">
                <text:p>2.306152</text:p>
              </table:table-cell>
              <table:table-cell office:value-type="float" office:value="-0.024101">
                <text:p>-0.02410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.157442">
                <text:p>2.157442</text:p>
              </table:table-cell>
              <table:table-cell office:value-type="float" office:value="-0.024252">
                <text:p>-0.02425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.008736">
                <text:p>2.008736</text:p>
              </table:table-cell>
              <table:table-cell office:value-type="float" office:value="-0.024405">
                <text:p>-0.02440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860033">
                <text:p>1.860033</text:p>
              </table:table-cell>
              <table:table-cell office:value-type="float" office:value="-0.024555">
                <text:p>-0.02455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728727">
                <text:p>1.728727</text:p>
              </table:table-cell>
              <table:table-cell office:value-type="float" office:value="-0.024616">
                <text:p>-0.02461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597422">
                <text:p>1.597422</text:p>
              </table:table-cell>
              <table:table-cell office:value-type="float" office:value="-0.024677">
                <text:p>-0.02467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466118">
                <text:p>1.466118</text:p>
              </table:table-cell>
              <table:table-cell office:value-type="float" office:value="-0.024738">
                <text:p>-0.02473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334816">
                <text:p>1.334816</text:p>
              </table:table-cell>
              <table:table-cell office:value-type="float" office:value="-0.024799">
                <text:p>-0.02479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203516">
                <text:p>1.203516</text:p>
              </table:table-cell>
              <table:table-cell office:value-type="float" office:value="-0.02486">
                <text:p>-0.0248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07222">
                <text:p>1.07222</text:p>
              </table:table-cell>
              <table:table-cell office:value-type="float" office:value="-0.024923">
                <text:p>-0.02492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986208">
                <text:p>0.986208</text:p>
              </table:table-cell>
              <table:table-cell office:value-type="float" office:value="-0.024935">
                <text:p>-0.02493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900196">
                <text:p>0.900196</text:p>
              </table:table-cell>
              <table:table-cell office:value-type="float" office:value="-0.024944">
                <text:p>-0.02494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814186">
                <text:p>0.814186</text:p>
              </table:table-cell>
              <table:table-cell office:value-type="float" office:value="-0.024956">
                <text:p>-0.02495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728176">
                <text:p>0.728176</text:p>
              </table:table-cell>
              <table:table-cell office:value-type="float" office:value="-0.024965">
                <text:p>-0.02496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642166">
                <text:p>0.642166</text:p>
              </table:table-cell>
              <table:table-cell office:value-type="float" office:value="-0.024977">
                <text:p>-0.02497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556156">
                <text:p>0.556156</text:p>
              </table:table-cell>
              <table:table-cell office:value-type="float" office:value="-0.024986">
                <text:p>-0.02498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470148">
                <text:p>0.470148</text:p>
              </table:table-cell>
              <table:table-cell office:value-type="float" office:value="-0.024998">
                <text:p>-0.02499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384142">
                <text:p>0.384142</text:p>
              </table:table-cell>
              <table:table-cell office:value-type="float" office:value="-0.025007">
                <text:p>-0.02500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298138">
                <text:p>0.298138</text:p>
              </table:table-cell>
              <table:table-cell office:value-type="float" office:value="-0.025019">
                <text:p>-0.02501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26688">
                <text:p>0.26688</text:p>
              </table:table-cell>
              <table:table-cell office:value-type="float" office:value="-0.025019">
                <text:p>-0.02501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235622">
                <text:p>0.235622</text:p>
              </table:table-cell>
              <table:table-cell office:value-type="float" office:value="-0.025019">
                <text:p>-0.02501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204365">
                <text:p>0.204365</text:p>
              </table:table-cell>
              <table:table-cell office:value-type="float" office:value="-0.025021">
                <text:p>-0.02502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173107">
                <text:p>0.173107</text:p>
              </table:table-cell>
              <table:table-cell office:value-type="float" office:value="-0.025021">
                <text:p>-0.02502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14185">
                <text:p>0.14185</text:p>
              </table:table-cell>
              <table:table-cell office:value-type="float" office:value="-0.025023">
                <text:p>-0.02502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110594">
                <text:p>0.110594</text:p>
              </table:table-cell>
              <table:table-cell office:value-type="float" office:value="-0.025023">
                <text:p>-0.02502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79338">
                <text:p>0.079338</text:p>
              </table:table-cell>
              <table:table-cell office:value-type="float" office:value="-0.025024">
                <text:p>-0.02502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48082">
                <text:p>0.048082</text:p>
              </table:table-cell>
              <table:table-cell office:value-type="float" office:value="-0.025024">
                <text:p>-0.02502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16827">
                <text:p>0.016827</text:p>
              </table:table-cell>
              <table:table-cell office:value-type="float" office:value="-0.025026">
                <text:p>-0.0250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